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1.6354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3.2925in"/>
    </style:style>
    <style:style style:name="co9" style:family="table-column">
      <style:table-column-properties fo:break-before="auto" style:column-width="3.1665in"/>
    </style:style>
    <style:style style:name="co10" style:family="table-column">
      <style:table-column-properties fo:break-before="auto" style:column-width="0.907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2.1409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5083in"/>
    </style:style>
    <style:style style:name="co16" style:family="table-column">
      <style:table-column-properties fo:break-before="auto" style:column-width="1.1437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9929in"/>
    </style:style>
    <style:style style:name="co19" style:family="table-column">
      <style:table-column-properties fo:break-before="auto" style:column-width="0.766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)" table:allow-empty-cell="true" table:display-list="unsorted" table:base-cell-address="lk_product.C2">
          <table:error-message table:message-type="stop" table:display="true"/>
        </table:content-validation>
        <table:content-validation table:name="val2" table:condition="of:cell-content-is-in-list(brand)" table:allow-empty-cell="true" table:display-list="unsorted" table:base-cell-address="lk_product.D2"/>
        <table:content-validation table:name="val3" table:condition="of:cell-content-is-in-list(category)" table:allow-empty-cell="true" table:display-list="unsorted" table:base-cell-address="lk_product.C2"/>
      </table:content-validations>
      <table:table table:name="lk_produc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content-validation-name="val1" office:value-type="string">
            <text:p>product_id</text:p>
          </table:table-cell>
          <table:table-cell office:value-type="string">
            <text:p>product_name</text:p>
          </table:table-cell>
          <table:table-cell office:value-type="string">
            <text:p>brand_id</text:p>
          </table:table-cell>
          <table:table-cell office:value-type="string">
            <text:p>brand_name</text:p>
          </table:table-cell>
          <table:table-cell office:value-type="string">
            <text:p>category_id</text:p>
          </table:table-cell>
          <table:table-cell office:value-type="string">
            <text:p>category_level1_name</text:p>
          </table:table-cell>
          <table:table-cell office:value-type="string">
            <text:p>category_level2_name</text:p>
          </table:table-cell>
          <table:table-cell office:value-type="string">
            <text:p>category_level3_name</text:p>
          </table:table-cell>
          <table:table-cell office:value-type="string">
            <text:p>category_name</text:p>
          </table:table-cell>
          <table:table-cell office:value-type="string">
            <text:p>use</text:p>
          </table:table-cell>
          <table:table-cell office:value-type="string">
            <text:p>sale_ty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ka Ali</text:p>
          </table:table-cell>
          <table:table-cell table:formula="of:=VLOOKUP([.D2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2];categoryTable;2;0)" office:value-type="float" office:value="1">
            <text:p>1</text:p>
          </table:table-cell>
          <table:table-cell table:formula="of:=VLOOKUP([.I2];categoryTable;3;0)" office:value-type="string" office:string-value="Indumentaria">
            <text:p>Indumentaria</text:p>
          </table:table-cell>
          <table:table-cell table:formula="of:=VLOOKUP([.I2];categoryTable;4;0)" office:value-type="string" office:string-value="3ra Capa">
            <text:p>3ra Capa</text:p>
          </table:table-cell>
          <table:table-cell table:formula="of:=VLOOKUP([.I2];categoryTable;5;0)" office:value-type="string" office:string-value="Campera Rompeviento">
            <text:p>Campera Rompeviento</text:p>
          </table:table-cell>
          <table:table-cell table:content-validation-name="val3" office:value-type="string">
            <text:p>Indumentaria - 3ra Capa - Campera Rompeviento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oral Koala</text:p>
          </table:table-cell>
          <table:table-cell table:formula="of:=VLOOKUP([.D3];brandTable;2; 0)" office:value-type="float" office:value="4">
            <text:p>4</text:p>
          </table:table-cell>
          <table:table-cell table:content-validation-name="val2" office:value-type="string">
            <text:p>Libo</text:p>
          </table:table-cell>
          <table:table-cell table:formula="of:=VLOOKUP([.I3];categoryTable;2;0)" office:value-type="float" office:value="1">
            <text:p>1</text:p>
          </table:table-cell>
          <table:table-cell table:formula="of:=VLOOKUP([.I3];categoryTable;3;0)" office:value-type="string" office:string-value="Indumentaria">
            <text:p>Indumentaria</text:p>
          </table:table-cell>
          <table:table-cell table:formula="of:=VLOOKUP([.I3];categoryTable;4;0)" office:value-type="string" office:string-value="3ra Capa">
            <text:p>3ra Capa</text:p>
          </table:table-cell>
          <table:table-cell table:formula="of:=VLOOKUP([.I3];categoryTable;5;0)" office:value-type="string" office:string-value="Campera Rompeviento">
            <text:p>Campera Rompeviento</text:p>
          </table:table-cell>
          <table:table-cell table:content-validation-name="val3" office:value-type="string">
            <text:p>Indumentaria - 3ra Capa - Campera Rompeviento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mpeviento Outside</text:p>
          </table:table-cell>
          <table:table-cell table:formula="of:=VLOOKUP([.D4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4];categoryTable;2;0)" office:value-type="float" office:value="1">
            <text:p>1</text:p>
          </table:table-cell>
          <table:table-cell table:formula="of:=VLOOKUP([.I4];categoryTable;3;0)" office:value-type="string" office:string-value="Indumentaria">
            <text:p>Indumentaria</text:p>
          </table:table-cell>
          <table:table-cell table:formula="of:=VLOOKUP([.I4];categoryTable;4;0)" office:value-type="string" office:string-value="3ra Capa">
            <text:p>3ra Capa</text:p>
          </table:table-cell>
          <table:table-cell table:formula="of:=VLOOKUP([.I4];categoryTable;5;0)" office:value-type="string" office:string-value="Campera Rompeviento">
            <text:p>Campera Rompeviento</text:p>
          </table:table-cell>
          <table:table-cell table:content-validation-name="val3" office:value-type="string">
            <text:p>Indumentaria - 3ra Capa - Campera Rompeviento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pedition Jacket</text:p>
          </table:table-cell>
          <table:table-cell table:formula="of:=VLOOKUP([.D5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5];categoryTable;2;0)" office:value-type="float" office:value="2">
            <text:p>2</text:p>
          </table:table-cell>
          <table:table-cell table:formula="of:=VLOOKUP([.I5];categoryTable;3;0)" office:value-type="string" office:string-value="Indumentaria">
            <text:p>Indumentaria</text:p>
          </table:table-cell>
          <table:table-cell table:formula="of:=VLOOKUP([.I5];categoryTable;4;0)" office:value-type="string" office:string-value="3ra Capa">
            <text:p>3ra Capa</text:p>
          </table:table-cell>
          <table:table-cell table:formula="of:=VLOOKUP([.I5];categoryTable;5;0)" office:value-type="string" office:string-value="Campera Respirable">
            <text:p>Campera Respirable</text:p>
          </table:table-cell>
          <table:table-cell table:content-validation-name="val3" office:value-type="string">
            <text:p>Indumentaria - 3ra Capa - Campera Respirable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tro Jacket</text:p>
          </table:table-cell>
          <table:table-cell table:formula="of:=VLOOKUP([.D6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6];categoryTable;2;0)" office:value-type="float" office:value="2">
            <text:p>2</text:p>
          </table:table-cell>
          <table:table-cell table:formula="of:=VLOOKUP([.I6];categoryTable;3;0)" office:value-type="string" office:string-value="Indumentaria">
            <text:p>Indumentaria</text:p>
          </table:table-cell>
          <table:table-cell table:formula="of:=VLOOKUP([.I6];categoryTable;4;0)" office:value-type="string" office:string-value="3ra Capa">
            <text:p>3ra Capa</text:p>
          </table:table-cell>
          <table:table-cell table:formula="of:=VLOOKUP([.I6];categoryTable;5;0)" office:value-type="string" office:string-value="Campera Respirable">
            <text:p>Campera Respirable</text:p>
          </table:table-cell>
          <table:table-cell table:content-validation-name="val3" office:value-type="string">
            <text:p>Indumentaria - 3ra Capa - Campera Respirable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clte Jacket</text:p>
          </table:table-cell>
          <table:table-cell table:formula="of:=VLOOKUP([.D7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7];categoryTable;2;0)" office:value-type="float" office:value="2">
            <text:p>2</text:p>
          </table:table-cell>
          <table:table-cell table:formula="of:=VLOOKUP([.I7];categoryTable;3;0)" office:value-type="string" office:string-value="Indumentaria">
            <text:p>Indumentaria</text:p>
          </table:table-cell>
          <table:table-cell table:formula="of:=VLOOKUP([.I7];categoryTable;4;0)" office:value-type="string" office:string-value="3ra Capa">
            <text:p>3ra Capa</text:p>
          </table:table-cell>
          <table:table-cell table:formula="of:=VLOOKUP([.I7];categoryTable;5;0)" office:value-type="string" office:string-value="Campera Respirable">
            <text:p>Campera Respirable</text:p>
          </table:table-cell>
          <table:table-cell table:content-validation-name="val3" office:value-type="string">
            <text:p>Indumentaria - 3ra Capa - Campera Respirable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talon Force</text:p>
          </table:table-cell>
          <table:table-cell table:formula="of:=VLOOKUP([.D8];brandTable;2; 0)" office:value-type="float" office:value="4">
            <text:p>4</text:p>
          </table:table-cell>
          <table:table-cell table:content-validation-name="val2" office:value-type="string">
            <text:p>Libo</text:p>
          </table:table-cell>
          <table:table-cell table:formula="of:=VLOOKUP([.I8];categoryTable;2;0)" office:value-type="float" office:value="3">
            <text:p>3</text:p>
          </table:table-cell>
          <table:table-cell table:formula="of:=VLOOKUP([.I8];categoryTable;3;0)" office:value-type="string" office:string-value="Indumentaria">
            <text:p>Indumentaria</text:p>
          </table:table-cell>
          <table:table-cell table:formula="of:=VLOOKUP([.I8];categoryTable;4;0)" office:value-type="string" office:string-value="3ra Capa">
            <text:p>3ra Capa</text:p>
          </table:table-cell>
          <table:table-cell table:formula="of:=VLOOKUP([.I8];categoryTable;5;0)" office:value-type="string" office:string-value="Pantalon Rompeviento">
            <text:p>Pantalon Rompeviento</text:p>
          </table:table-cell>
          <table:table-cell table:content-validation-name="val3" office:value-type="string">
            <text:p>Indumentaria - 3ra Capa - Pantalon Rompeviento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ntalon Nieve Ali</text:p>
          </table:table-cell>
          <table:table-cell table:formula="of:=VLOOKUP([.D9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9];categoryTable;2;0)" office:value-type="float" office:value="4">
            <text:p>4</text:p>
          </table:table-cell>
          <table:table-cell table:formula="of:=VLOOKUP([.I9];categoryTable;3;0)" office:value-type="string" office:string-value="Indumentaria">
            <text:p>Indumentaria</text:p>
          </table:table-cell>
          <table:table-cell table:formula="of:=VLOOKUP([.I9];categoryTable;4;0)" office:value-type="string" office:string-value="3ra Capa">
            <text:p>3ra Capa</text:p>
          </table:table-cell>
          <table:table-cell table:formula="of:=VLOOKUP([.I9];categoryTable;5;0)" office:value-type="string" office:string-value="Pantalon Respirable">
            <text:p>Pantalon Respirable</text:p>
          </table:table-cell>
          <table:table-cell table:content-validation-name="val3" office:value-type="string">
            <text:p>Indumentaria - 3ra Capa - Pantalon Respirable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tro Pants</text:p>
          </table:table-cell>
          <table:table-cell table:formula="of:=VLOOKUP([.D10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10];categoryTable;2;0)" office:value-type="float" office:value="4">
            <text:p>4</text:p>
          </table:table-cell>
          <table:table-cell table:formula="of:=VLOOKUP([.I10];categoryTable;3;0)" office:value-type="string" office:string-value="Indumentaria">
            <text:p>Indumentaria</text:p>
          </table:table-cell>
          <table:table-cell table:formula="of:=VLOOKUP([.I10];categoryTable;4;0)" office:value-type="string" office:string-value="3ra Capa">
            <text:p>3ra Capa</text:p>
          </table:table-cell>
          <table:table-cell table:formula="of:=VLOOKUP([.I10];categoryTable;5;0)" office:value-type="string" office:string-value="Pantalon Respirable">
            <text:p>Pantalon Respirable</text:p>
          </table:table-cell>
          <table:table-cell table:content-validation-name="val3" office:value-type="string">
            <text:p>Indumentaria - 3ra Capa - Pantalon Respirable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ntalon Esqui</text:p>
          </table:table-cell>
          <table:table-cell table:formula="of:=VLOOKUP([.D11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11];categoryTable;2;0)" office:value-type="float" office:value="4">
            <text:p>4</text:p>
          </table:table-cell>
          <table:table-cell table:formula="of:=VLOOKUP([.I11];categoryTable;3;0)" office:value-type="string" office:string-value="Indumentaria">
            <text:p>Indumentaria</text:p>
          </table:table-cell>
          <table:table-cell table:formula="of:=VLOOKUP([.I11];categoryTable;4;0)" office:value-type="string" office:string-value="3ra Capa">
            <text:p>3ra Capa</text:p>
          </table:table-cell>
          <table:table-cell table:formula="of:=VLOOKUP([.I11];categoryTable;5;0)" office:value-type="string" office:string-value="Pantalon Respirable">
            <text:p>Pantalon Respirable</text:p>
          </table:table-cell>
          <table:table-cell table:content-validation-name="val3" office:value-type="string">
            <text:p>Indumentaria - 3ra Capa - Pantalon Respirable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mpera polar 200 Ali</text:p>
          </table:table-cell>
          <table:table-cell table:formula="of:=VLOOKUP([.D12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12];categoryTable;2;0)" office:value-type="float" office:value="5">
            <text:p>5</text:p>
          </table:table-cell>
          <table:table-cell table:formula="of:=VLOOKUP([.I12];categoryTable;3;0)" office:value-type="string" office:string-value="Indumentaria">
            <text:p>Indumentaria</text:p>
          </table:table-cell>
          <table:table-cell table:formula="of:=VLOOKUP([.I12];categoryTable;4;0)" office:value-type="string" office:string-value="2da Capa">
            <text:p>2da Capa</text:p>
          </table:table-cell>
          <table:table-cell table:formula="of:=VLOOKUP([.I12];categoryTable;5;0)" office:value-type="string" office:string-value="Campera Polar">
            <text:p>Campera Polar</text:p>
          </table:table-cell>
          <table:table-cell table:content-validation-name="val3" office:value-type="string">
            <text:p>Indumentaria - 2da Capa - Campera Polar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mpera polar 200</text:p>
          </table:table-cell>
          <table:table-cell table:formula="of:=VLOOKUP([.D13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13];categoryTable;2;0)" office:value-type="float" office:value="5">
            <text:p>5</text:p>
          </table:table-cell>
          <table:table-cell table:formula="of:=VLOOKUP([.I13];categoryTable;3;0)" office:value-type="string" office:string-value="Indumentaria">
            <text:p>Indumentaria</text:p>
          </table:table-cell>
          <table:table-cell table:formula="of:=VLOOKUP([.I13];categoryTable;4;0)" office:value-type="string" office:string-value="2da Capa">
            <text:p>2da Capa</text:p>
          </table:table-cell>
          <table:table-cell table:formula="of:=VLOOKUP([.I13];categoryTable;5;0)" office:value-type="string" office:string-value="Campera Polar">
            <text:p>Campera Polar</text:p>
          </table:table-cell>
          <table:table-cell table:content-validation-name="val3" office:value-type="string">
            <text:p>Indumentaria - 2da Capa - Campera Polar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mpera polar 200</text:p>
          </table:table-cell>
          <table:table-cell table:formula="of:=VLOOKUP([.D14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14];categoryTable;2;0)" office:value-type="float" office:value="5">
            <text:p>5</text:p>
          </table:table-cell>
          <table:table-cell table:formula="of:=VLOOKUP([.I14];categoryTable;3;0)" office:value-type="string" office:string-value="Indumentaria">
            <text:p>Indumentaria</text:p>
          </table:table-cell>
          <table:table-cell table:formula="of:=VLOOKUP([.I14];categoryTable;4;0)" office:value-type="string" office:string-value="2da Capa">
            <text:p>2da Capa</text:p>
          </table:table-cell>
          <table:table-cell table:formula="of:=VLOOKUP([.I14];categoryTable;5;0)" office:value-type="string" office:string-value="Campera Polar">
            <text:p>Campera Polar</text:p>
          </table:table-cell>
          <table:table-cell table:content-validation-name="val3" office:value-type="string">
            <text:p>Indumentaria - 2da Capa - Campera Polar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mpera polar 300</text:p>
          </table:table-cell>
          <table:table-cell table:formula="of:=VLOOKUP([.D15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15];categoryTable;2;0)" office:value-type="float" office:value="5">
            <text:p>5</text:p>
          </table:table-cell>
          <table:table-cell table:formula="of:=VLOOKUP([.I15];categoryTable;3;0)" office:value-type="string" office:string-value="Indumentaria">
            <text:p>Indumentaria</text:p>
          </table:table-cell>
          <table:table-cell table:formula="of:=VLOOKUP([.I15];categoryTable;4;0)" office:value-type="string" office:string-value="2da Capa">
            <text:p>2da Capa</text:p>
          </table:table-cell>
          <table:table-cell table:formula="of:=VLOOKUP([.I15];categoryTable;5;0)" office:value-type="string" office:string-value="Campera Polar">
            <text:p>Campera Polar</text:p>
          </table:table-cell>
          <table:table-cell table:content-validation-name="val3" office:value-type="string">
            <text:p>Indumentaria - 2da Capa - Campera Polar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talon polar 200</text:p>
          </table:table-cell>
          <table:table-cell table:formula="of:=VLOOKUP([.D16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16];categoryTable;2;0)" office:value-type="float" office:value="6">
            <text:p>6</text:p>
          </table:table-cell>
          <table:table-cell table:formula="of:=VLOOKUP([.I16];categoryTable;3;0)" office:value-type="string" office:string-value="Indumentaria">
            <text:p>Indumentaria</text:p>
          </table:table-cell>
          <table:table-cell table:formula="of:=VLOOKUP([.I16];categoryTable;4;0)" office:value-type="string" office:string-value="2da Capa">
            <text:p>2da Capa</text:p>
          </table:table-cell>
          <table:table-cell table:formula="of:=VLOOKUP([.I16];categoryTable;5;0)" office:value-type="string" office:string-value="Pantalon Polar">
            <text:p>Pantalon Polar</text:p>
          </table:table-cell>
          <table:table-cell table:content-validation-name="val3" office:value-type="string">
            <text:p>Indumentaria - 2da Capa - Pantalon Polar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ntalon polar 200</text:p>
          </table:table-cell>
          <table:table-cell table:formula="of:=VLOOKUP([.D17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17];categoryTable;2;0)" office:value-type="float" office:value="6">
            <text:p>6</text:p>
          </table:table-cell>
          <table:table-cell table:formula="of:=VLOOKUP([.I17];categoryTable;3;0)" office:value-type="string" office:string-value="Indumentaria">
            <text:p>Indumentaria</text:p>
          </table:table-cell>
          <table:table-cell table:formula="of:=VLOOKUP([.I17];categoryTable;4;0)" office:value-type="string" office:string-value="2da Capa">
            <text:p>2da Capa</text:p>
          </table:table-cell>
          <table:table-cell table:formula="of:=VLOOKUP([.I17];categoryTable;5;0)" office:value-type="string" office:string-value="Pantalon Polar">
            <text:p>Pantalon Polar</text:p>
          </table:table-cell>
          <table:table-cell table:content-validation-name="val3" office:value-type="string">
            <text:p>Indumentaria - 2da Capa - Pantalon Polar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zo polar 200</text:p>
          </table:table-cell>
          <table:table-cell table:formula="of:=VLOOKUP([.D18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18];categoryTable;2;0)" office:value-type="float" office:value="7">
            <text:p>7</text:p>
          </table:table-cell>
          <table:table-cell table:formula="of:=VLOOKUP([.I18];categoryTable;3;0)" office:value-type="string" office:string-value="Indumentaria">
            <text:p>Indumentaria</text:p>
          </table:table-cell>
          <table:table-cell table:formula="of:=VLOOKUP([.I18];categoryTable;4;0)" office:value-type="string" office:string-value="2da Capa">
            <text:p>2da Capa</text:p>
          </table:table-cell>
          <table:table-cell table:formula="of:=VLOOKUP([.I18];categoryTable;5;0)" office:value-type="string" office:string-value="Buzo Polar">
            <text:p>Buzo Polar</text:p>
          </table:table-cell>
          <table:table-cell table:content-validation-name="val3" office:value-type="string">
            <text:p>Indumentaria - 2da Capa - Buzo Polar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uzo polar 200</text:p>
          </table:table-cell>
          <table:table-cell table:formula="of:=VLOOKUP([.D19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19];categoryTable;2;0)" office:value-type="float" office:value="7">
            <text:p>7</text:p>
          </table:table-cell>
          <table:table-cell table:formula="of:=VLOOKUP([.I19];categoryTable;3;0)" office:value-type="string" office:string-value="Indumentaria">
            <text:p>Indumentaria</text:p>
          </table:table-cell>
          <table:table-cell table:formula="of:=VLOOKUP([.I19];categoryTable;4;0)" office:value-type="string" office:string-value="2da Capa">
            <text:p>2da Capa</text:p>
          </table:table-cell>
          <table:table-cell table:formula="of:=VLOOKUP([.I19];categoryTable;5;0)" office:value-type="string" office:string-value="Buzo Polar">
            <text:p>Buzo Polar</text:p>
          </table:table-cell>
          <table:table-cell table:content-validation-name="val3" office:value-type="string">
            <text:p>Indumentaria - 2da Capa - Buzo Polar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uzo polar 200</text:p>
          </table:table-cell>
          <table:table-cell table:formula="of:=VLOOKUP([.D20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20];categoryTable;2;0)" office:value-type="float" office:value="7">
            <text:p>7</text:p>
          </table:table-cell>
          <table:table-cell table:formula="of:=VLOOKUP([.I20];categoryTable;3;0)" office:value-type="string" office:string-value="Indumentaria">
            <text:p>Indumentaria</text:p>
          </table:table-cell>
          <table:table-cell table:formula="of:=VLOOKUP([.I20];categoryTable;4;0)" office:value-type="string" office:string-value="2da Capa">
            <text:p>2da Capa</text:p>
          </table:table-cell>
          <table:table-cell table:formula="of:=VLOOKUP([.I20];categoryTable;5;0)" office:value-type="string" office:string-value="Buzo Polar">
            <text:p>Buzo Polar</text:p>
          </table:table-cell>
          <table:table-cell table:content-validation-name="val3" office:value-type="string">
            <text:p>Indumentaria - 2da Capa - Buzo Polar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haleco polar 200</text:p>
          </table:table-cell>
          <table:table-cell table:formula="of:=VLOOKUP([.D21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21];categoryTable;2;0)" office:value-type="float" office:value="8">
            <text:p>8</text:p>
          </table:table-cell>
          <table:table-cell table:formula="of:=VLOOKUP([.I21];categoryTable;3;0)" office:value-type="string" office:string-value="Indumentaria">
            <text:p>Indumentaria</text:p>
          </table:table-cell>
          <table:table-cell table:formula="of:=VLOOKUP([.I21];categoryTable;4;0)" office:value-type="string" office:string-value="2da Capa">
            <text:p>2da Capa</text:p>
          </table:table-cell>
          <table:table-cell table:formula="of:=VLOOKUP([.I21];categoryTable;5;0)" office:value-type="string" office:string-value="Chaleco Polar">
            <text:p>Chaleco Polar</text:p>
          </table:table-cell>
          <table:table-cell table:content-validation-name="val3" office:value-type="string">
            <text:p>Indumentaria - 2da Capa - Chaleco Polar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haleco polar 200</text:p>
          </table:table-cell>
          <table:table-cell table:formula="of:=VLOOKUP([.D22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22];categoryTable;2;0)" office:value-type="float" office:value="8">
            <text:p>8</text:p>
          </table:table-cell>
          <table:table-cell table:formula="of:=VLOOKUP([.I22];categoryTable;3;0)" office:value-type="string" office:string-value="Indumentaria">
            <text:p>Indumentaria</text:p>
          </table:table-cell>
          <table:table-cell table:formula="of:=VLOOKUP([.I22];categoryTable;4;0)" office:value-type="string" office:string-value="2da Capa">
            <text:p>2da Capa</text:p>
          </table:table-cell>
          <table:table-cell table:formula="of:=VLOOKUP([.I22];categoryTable;5;0)" office:value-type="string" office:string-value="Chaleco Polar">
            <text:p>Chaleco Polar</text:p>
          </table:table-cell>
          <table:table-cell table:content-validation-name="val3" office:value-type="string">
            <text:p>Indumentaria - 2da Capa - Chaleco Polar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miseta interior</text:p>
          </table:table-cell>
          <table:table-cell table:formula="of:=VLOOKUP([.D23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23];categoryTable;2;0)" office:value-type="float" office:value="9">
            <text:p>9</text:p>
          </table:table-cell>
          <table:table-cell table:formula="of:=VLOOKUP([.I23];categoryTable;3;0)" office:value-type="string" office:string-value="Indumentaria">
            <text:p>Indumentaria</text:p>
          </table:table-cell>
          <table:table-cell table:formula="of:=VLOOKUP([.I23];categoryTable;4;0)" office:value-type="string" office:string-value="1ra Capa">
            <text:p>1ra Capa</text:p>
          </table:table-cell>
          <table:table-cell table:formula="of:=VLOOKUP([.I23];categoryTable;5;0)" office:value-type="string" office:string-value="Camiseta Interior">
            <text:p>Camiseta Interior</text:p>
          </table:table-cell>
          <table:table-cell table:content-validation-name="val3" office:value-type="string">
            <text:p>Indumentaria - 1ra Capa - Camiseta Interior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miseta interior</text:p>
          </table:table-cell>
          <table:table-cell table:formula="of:=VLOOKUP([.D24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24];categoryTable;2;0)" office:value-type="float" office:value="9">
            <text:p>9</text:p>
          </table:table-cell>
          <table:table-cell table:formula="of:=VLOOKUP([.I24];categoryTable;3;0)" office:value-type="string" office:string-value="Indumentaria">
            <text:p>Indumentaria</text:p>
          </table:table-cell>
          <table:table-cell table:formula="of:=VLOOKUP([.I24];categoryTable;4;0)" office:value-type="string" office:string-value="1ra Capa">
            <text:p>1ra Capa</text:p>
          </table:table-cell>
          <table:table-cell table:formula="of:=VLOOKUP([.I24];categoryTable;5;0)" office:value-type="string" office:string-value="Camiseta Interior">
            <text:p>Camiseta Interior</text:p>
          </table:table-cell>
          <table:table-cell table:content-validation-name="val3" office:value-type="string">
            <text:p>Indumentaria - 1ra Capa - Camiseta Interior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miseta interior</text:p>
          </table:table-cell>
          <table:table-cell table:formula="of:=VLOOKUP([.D25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25];categoryTable;2;0)" office:value-type="float" office:value="9">
            <text:p>9</text:p>
          </table:table-cell>
          <table:table-cell table:formula="of:=VLOOKUP([.I25];categoryTable;3;0)" office:value-type="string" office:string-value="Indumentaria">
            <text:p>Indumentaria</text:p>
          </table:table-cell>
          <table:table-cell table:formula="of:=VLOOKUP([.I25];categoryTable;4;0)" office:value-type="string" office:string-value="1ra Capa">
            <text:p>1ra Capa</text:p>
          </table:table-cell>
          <table:table-cell table:formula="of:=VLOOKUP([.I25];categoryTable;5;0)" office:value-type="string" office:string-value="Camiseta Interior">
            <text:p>Camiseta Interior</text:p>
          </table:table-cell>
          <table:table-cell table:content-validation-name="val3" office:value-type="string">
            <text:p>Indumentaria - 1ra Capa - Camiseta Interior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mera interior</text:p>
          </table:table-cell>
          <table:table-cell table:formula="of:=VLOOKUP([.D26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26];categoryTable;2;0)" office:value-type="float" office:value="10">
            <text:p>10</text:p>
          </table:table-cell>
          <table:table-cell table:formula="of:=VLOOKUP([.I26];categoryTable;3;0)" office:value-type="string" office:string-value="Indumentaria">
            <text:p>Indumentaria</text:p>
          </table:table-cell>
          <table:table-cell table:formula="of:=VLOOKUP([.I26];categoryTable;4;0)" office:value-type="string" office:string-value="1ra Capa">
            <text:p>1ra Capa</text:p>
          </table:table-cell>
          <table:table-cell table:formula="of:=VLOOKUP([.I26];categoryTable;5;0)" office:value-type="string" office:string-value="Remera Interior">
            <text:p>Remera Interior</text:p>
          </table:table-cell>
          <table:table-cell table:content-validation-name="val3" office:value-type="string">
            <text:p>Indumentaria - 1ra Capa - Remera Interior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mera interior</text:p>
          </table:table-cell>
          <table:table-cell table:formula="of:=VLOOKUP([.D27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27];categoryTable;2;0)" office:value-type="float" office:value="10">
            <text:p>10</text:p>
          </table:table-cell>
          <table:table-cell table:formula="of:=VLOOKUP([.I27];categoryTable;3;0)" office:value-type="string" office:string-value="Indumentaria">
            <text:p>Indumentaria</text:p>
          </table:table-cell>
          <table:table-cell table:formula="of:=VLOOKUP([.I27];categoryTable;4;0)" office:value-type="string" office:string-value="1ra Capa">
            <text:p>1ra Capa</text:p>
          </table:table-cell>
          <table:table-cell table:formula="of:=VLOOKUP([.I27];categoryTable;5;0)" office:value-type="string" office:string-value="Remera Interior">
            <text:p>Remera Interior</text:p>
          </table:table-cell>
          <table:table-cell table:content-validation-name="val3" office:value-type="string">
            <text:p>Indumentaria - 1ra Capa - Remera Interior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mera interior</text:p>
          </table:table-cell>
          <table:table-cell table:formula="of:=VLOOKUP([.D28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28];categoryTable;2;0)" office:value-type="float" office:value="10">
            <text:p>10</text:p>
          </table:table-cell>
          <table:table-cell table:formula="of:=VLOOKUP([.I28];categoryTable;3;0)" office:value-type="string" office:string-value="Indumentaria">
            <text:p>Indumentaria</text:p>
          </table:table-cell>
          <table:table-cell table:formula="of:=VLOOKUP([.I28];categoryTable;4;0)" office:value-type="string" office:string-value="1ra Capa">
            <text:p>1ra Capa</text:p>
          </table:table-cell>
          <table:table-cell table:formula="of:=VLOOKUP([.I28];categoryTable;5;0)" office:value-type="string" office:string-value="Remera Interior">
            <text:p>Remera Interior</text:p>
          </table:table-cell>
          <table:table-cell table:content-validation-name="val3" office:value-type="string">
            <text:p>Indumentaria - 1ra Capa - Remera Interior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ntalon Interior</text:p>
          </table:table-cell>
          <table:table-cell table:formula="of:=VLOOKUP([.D29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29];categoryTable;2;0)" office:value-type="float" office:value="11">
            <text:p>11</text:p>
          </table:table-cell>
          <table:table-cell table:formula="of:=VLOOKUP([.I29];categoryTable;3;0)" office:value-type="string" office:string-value="Indumentaria">
            <text:p>Indumentaria</text:p>
          </table:table-cell>
          <table:table-cell table:formula="of:=VLOOKUP([.I29];categoryTable;4;0)" office:value-type="string" office:string-value="1ra Capa">
            <text:p>1ra Capa</text:p>
          </table:table-cell>
          <table:table-cell table:formula="of:=VLOOKUP([.I29];categoryTable;5;0)" office:value-type="string" office:string-value="Pantalon Interior">
            <text:p>Pantalon Interior</text:p>
          </table:table-cell>
          <table:table-cell table:content-validation-name="val3" office:value-type="string">
            <text:p>Indumentaria - 1ra Capa - Pantalon Interior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ntalon Interior</text:p>
          </table:table-cell>
          <table:table-cell table:formula="of:=VLOOKUP([.D30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30];categoryTable;2;0)" office:value-type="float" office:value="11">
            <text:p>11</text:p>
          </table:table-cell>
          <table:table-cell table:formula="of:=VLOOKUP([.I30];categoryTable;3;0)" office:value-type="string" office:string-value="Indumentaria">
            <text:p>Indumentaria</text:p>
          </table:table-cell>
          <table:table-cell table:formula="of:=VLOOKUP([.I30];categoryTable;4;0)" office:value-type="string" office:string-value="1ra Capa">
            <text:p>1ra Capa</text:p>
          </table:table-cell>
          <table:table-cell table:formula="of:=VLOOKUP([.I30];categoryTable;5;0)" office:value-type="string" office:string-value="Pantalon Interior">
            <text:p>Pantalon Interior</text:p>
          </table:table-cell>
          <table:table-cell table:content-validation-name="val3" office:value-type="string">
            <text:p>Indumentaria - 1ra Capa - Pantalon Interior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ntalon Interior</text:p>
          </table:table-cell>
          <table:table-cell table:formula="of:=VLOOKUP([.D31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31];categoryTable;2;0)" office:value-type="float" office:value="11">
            <text:p>11</text:p>
          </table:table-cell>
          <table:table-cell table:formula="of:=VLOOKUP([.I31];categoryTable;3;0)" office:value-type="string" office:string-value="Indumentaria">
            <text:p>Indumentaria</text:p>
          </table:table-cell>
          <table:table-cell table:formula="of:=VLOOKUP([.I31];categoryTable;4;0)" office:value-type="string" office:string-value="1ra Capa">
            <text:p>1ra Capa</text:p>
          </table:table-cell>
          <table:table-cell table:formula="of:=VLOOKUP([.I31];categoryTable;5;0)" office:value-type="string" office:string-value="Pantalon Interior">
            <text:p>Pantalon Interior</text:p>
          </table:table-cell>
          <table:table-cell table:content-validation-name="val3" office:value-type="string">
            <text:p>Indumentaria - 1ra Capa - Pantalon Interior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ntalon Trek</text:p>
          </table:table-cell>
          <table:table-cell table:formula="of:=VLOOKUP([.D32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32];categoryTable;2;0)" office:value-type="float" office:value="12">
            <text:p>12</text:p>
          </table:table-cell>
          <table:table-cell table:formula="of:=VLOOKUP([.I32];categoryTable;3;0)" office:value-type="string" office:string-value="Indumentaria">
            <text:p>Indumentaria</text:p>
          </table:table-cell>
          <table:table-cell table:formula="of:=VLOOKUP([.I32];categoryTable;4;0)" office:value-type="string" office:string-value="1ra Capa">
            <text:p>1ra Capa</text:p>
          </table:table-cell>
          <table:table-cell table:formula="of:=VLOOKUP([.I32];categoryTable;5;0)" office:value-type="string" office:string-value="Pantalon Trekk">
            <text:p>Pantalon Trekk</text:p>
          </table:table-cell>
          <table:table-cell table:content-validation-name="val3" office:value-type="string">
            <text:p>Indumentaria - 1ra Capa - Pantalon Trekk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ntalon Trek</text:p>
          </table:table-cell>
          <table:table-cell table:formula="of:=VLOOKUP([.D33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33];categoryTable;2;0)" office:value-type="float" office:value="12">
            <text:p>12</text:p>
          </table:table-cell>
          <table:table-cell table:formula="of:=VLOOKUP([.I33];categoryTable;3;0)" office:value-type="string" office:string-value="Indumentaria">
            <text:p>Indumentaria</text:p>
          </table:table-cell>
          <table:table-cell table:formula="of:=VLOOKUP([.I33];categoryTable;4;0)" office:value-type="string" office:string-value="1ra Capa">
            <text:p>1ra Capa</text:p>
          </table:table-cell>
          <table:table-cell table:formula="of:=VLOOKUP([.I33];categoryTable;5;0)" office:value-type="string" office:string-value="Pantalon Trekk">
            <text:p>Pantalon Trekk</text:p>
          </table:table-cell>
          <table:table-cell table:content-validation-name="val3" office:value-type="string">
            <text:p>Indumentaria - 1ra Capa - Pantalon Trekk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ntalon Trek</text:p>
          </table:table-cell>
          <table:table-cell table:formula="of:=VLOOKUP([.D34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34];categoryTable;2;0)" office:value-type="float" office:value="12">
            <text:p>12</text:p>
          </table:table-cell>
          <table:table-cell table:formula="of:=VLOOKUP([.I34];categoryTable;3;0)" office:value-type="string" office:string-value="Indumentaria">
            <text:p>Indumentaria</text:p>
          </table:table-cell>
          <table:table-cell table:formula="of:=VLOOKUP([.I34];categoryTable;4;0)" office:value-type="string" office:string-value="1ra Capa">
            <text:p>1ra Capa</text:p>
          </table:table-cell>
          <table:table-cell table:formula="of:=VLOOKUP([.I34];categoryTable;5;0)" office:value-type="string" office:string-value="Pantalon Trekk">
            <text:p>Pantalon Trekk</text:p>
          </table:table-cell>
          <table:table-cell table:content-validation-name="val3" office:value-type="string">
            <text:p>Indumentaria - 1ra Capa - Pantalon Trekk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uantes 5 dedos polar</text:p>
          </table:table-cell>
          <table:table-cell table:formula="of:=VLOOKUP([.D35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35];categoryTable;2;0)" office:value-type="float" office:value="13">
            <text:p>13</text:p>
          </table:table-cell>
          <table:table-cell table:formula="of:=VLOOKUP([.I35];categoryTable;3;0)" office:value-type="string" office:string-value="Indumentaria">
            <text:p>Indumentaria</text:p>
          </table:table-cell>
          <table:table-cell table:formula="of:=VLOOKUP([.I35];categoryTable;4;0)" office:value-type="string" office:string-value="Accesorios">
            <text:p>Accesorios</text:p>
          </table:table-cell>
          <table:table-cell table:formula="of:=VLOOKUP([.I35];categoryTable;5;0)" office:value-type="string" office:string-value="Guantes">
            <text:p>Guantes</text:p>
          </table:table-cell>
          <table:table-cell table:content-validation-name="val3" office:value-type="string">
            <text:p>Indumentaria - Accesorios - Guante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tones polar</text:p>
          </table:table-cell>
          <table:table-cell table:formula="of:=VLOOKUP([.D36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36];categoryTable;2;0)" office:value-type="float" office:value="13">
            <text:p>13</text:p>
          </table:table-cell>
          <table:table-cell table:formula="of:=VLOOKUP([.I36];categoryTable;3;0)" office:value-type="string" office:string-value="Indumentaria">
            <text:p>Indumentaria</text:p>
          </table:table-cell>
          <table:table-cell table:formula="of:=VLOOKUP([.I36];categoryTable;4;0)" office:value-type="string" office:string-value="Accesorios">
            <text:p>Accesorios</text:p>
          </table:table-cell>
          <table:table-cell table:formula="of:=VLOOKUP([.I36];categoryTable;5;0)" office:value-type="string" office:string-value="Guantes">
            <text:p>Guantes</text:p>
          </table:table-cell>
          <table:table-cell table:content-validation-name="val3" office:value-type="string">
            <text:p>Indumentaria - Accesorios - Guante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itones duvet</text:p>
          </table:table-cell>
          <table:table-cell table:formula="of:=VLOOKUP([.D37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37];categoryTable;2;0)" office:value-type="float" office:value="13">
            <text:p>13</text:p>
          </table:table-cell>
          <table:table-cell table:formula="of:=VLOOKUP([.I37];categoryTable;3;0)" office:value-type="string" office:string-value="Indumentaria">
            <text:p>Indumentaria</text:p>
          </table:table-cell>
          <table:table-cell table:formula="of:=VLOOKUP([.I37];categoryTable;4;0)" office:value-type="string" office:string-value="Accesorios">
            <text:p>Accesorios</text:p>
          </table:table-cell>
          <table:table-cell table:formula="of:=VLOOKUP([.I37];categoryTable;5;0)" office:value-type="string" office:string-value="Guantes">
            <text:p>Guantes</text:p>
          </table:table-cell>
          <table:table-cell table:content-validation-name="val3" office:value-type="string">
            <text:p>Indumentaria - Accesorios - Guantes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antik</text:p>
          </table:table-cell>
          <table:table-cell table:formula="of:=VLOOKUP([.D38];brandTable;2; 0)" office:value-type="float" office:value="11">
            <text:p>11</text:p>
          </table:table-cell>
          <table:table-cell table:content-validation-name="val2" office:value-type="string">
            <text:p>La Sportiva</text:p>
          </table:table-cell>
          <table:table-cell table:formula="of:=VLOOKUP([.I38];categoryTable;2;0)" office:value-type="float" office:value="15">
            <text:p>15</text:p>
          </table:table-cell>
          <table:table-cell table:formula="of:=VLOOKUP([.I38];categoryTable;3;0)" office:value-type="string" office:string-value="Indumentaria">
            <text:p>Indumentaria</text:p>
          </table:table-cell>
          <table:table-cell table:formula="of:=VLOOKUP([.I38];categoryTable;4;0)" office:value-type="string" office:string-value="Calzado">
            <text:p>Calzado</text:p>
          </table:table-cell>
          <table:table-cell table:formula="of:=VLOOKUP([.I38];categoryTable;5;0)" office:value-type="string" office:string-value="Botas dobles">
            <text:p>Botas dobles</text:p>
          </table:table-cell>
          <table:table-cell table:content-validation-name="val3" office:value-type="string">
            <text:p>Indumentaria - Calzado - Botas dobles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xpedition</text:p>
          </table:table-cell>
          <table:table-cell table:formula="of:=VLOOKUP([.D39];brandTable;2; 0)" office:value-type="float" office:value="12">
            <text:p>12</text:p>
          </table:table-cell>
          <table:table-cell table:content-validation-name="val2" office:value-type="string">
            <text:p>Koflach</text:p>
          </table:table-cell>
          <table:table-cell table:formula="of:=VLOOKUP([.I39];categoryTable;2;0)" office:value-type="float" office:value="15">
            <text:p>15</text:p>
          </table:table-cell>
          <table:table-cell table:formula="of:=VLOOKUP([.I39];categoryTable;3;0)" office:value-type="string" office:string-value="Indumentaria">
            <text:p>Indumentaria</text:p>
          </table:table-cell>
          <table:table-cell table:formula="of:=VLOOKUP([.I39];categoryTable;4;0)" office:value-type="string" office:string-value="Calzado">
            <text:p>Calzado</text:p>
          </table:table-cell>
          <table:table-cell table:formula="of:=VLOOKUP([.I39];categoryTable;5;0)" office:value-type="string" office:string-value="Botas dobles">
            <text:p>Botas dobles</text:p>
          </table:table-cell>
          <table:table-cell table:content-validation-name="val3" office:value-type="string">
            <text:p>Indumentaria - Calzado - Botas doble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tas Trek</text:p>
          </table:table-cell>
          <table:table-cell table:formula="of:=VLOOKUP([.D40];brandTable;2; 0)" office:value-type="float" office:value="5">
            <text:p>5</text:p>
          </table:table-cell>
          <table:table-cell table:content-validation-name="val2" office:value-type="string">
            <text:p>Teknia</text:p>
          </table:table-cell>
          <table:table-cell table:formula="of:=VLOOKUP([.I40];categoryTable;2;0)" office:value-type="float" office:value="16">
            <text:p>16</text:p>
          </table:table-cell>
          <table:table-cell table:formula="of:=VLOOKUP([.I40];categoryTable;3;0)" office:value-type="string" office:string-value="Indumentaria">
            <text:p>Indumentaria</text:p>
          </table:table-cell>
          <table:table-cell table:formula="of:=VLOOKUP([.I40];categoryTable;4;0)" office:value-type="string" office:string-value="Calzado">
            <text:p>Calzado</text:p>
          </table:table-cell>
          <table:table-cell table:formula="of:=VLOOKUP([.I40];categoryTable;5;0)" office:value-type="string" office:string-value="Botas Trekking">
            <text:p>Botas Trekking</text:p>
          </table:table-cell>
          <table:table-cell table:content-validation-name="val3" office:value-type="string">
            <text:p>Indumentaria - Calzado - Botas Trekking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apatillas Trek</text:p>
          </table:table-cell>
          <table:table-cell table:formula="of:=VLOOKUP([.D41];brandTable;2; 0)" office:value-type="float" office:value="5">
            <text:p>5</text:p>
          </table:table-cell>
          <table:table-cell table:content-validation-name="val2" office:value-type="string">
            <text:p>Teknia</text:p>
          </table:table-cell>
          <table:table-cell table:formula="of:=VLOOKUP([.I41];categoryTable;2;0)" office:value-type="float" office:value="17">
            <text:p>17</text:p>
          </table:table-cell>
          <table:table-cell table:formula="of:=VLOOKUP([.I41];categoryTable;3;0)" office:value-type="string" office:string-value="Indumentaria">
            <text:p>Indumentaria</text:p>
          </table:table-cell>
          <table:table-cell table:formula="of:=VLOOKUP([.I41];categoryTable;4;0)" office:value-type="string" office:string-value="Calzado">
            <text:p>Calzado</text:p>
          </table:table-cell>
          <table:table-cell table:formula="of:=VLOOKUP([.I41];categoryTable;5;0)" office:value-type="string" office:string-value="Zapatillas Trekking">
            <text:p>Zapatillas Trekking</text:p>
          </table:table-cell>
          <table:table-cell table:content-validation-name="val3" office:value-type="string">
            <text:p>Indumentaria - Calzado - Zapatillas Trekking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Zapatillas Escalada</text:p>
          </table:table-cell>
          <table:table-cell table:formula="of:=VLOOKUP([.D42];brandTable;2; 0)" office:value-type="float" office:value="5">
            <text:p>5</text:p>
          </table:table-cell>
          <table:table-cell table:content-validation-name="val2" office:value-type="string">
            <text:p>Teknia</text:p>
          </table:table-cell>
          <table:table-cell table:formula="of:=VLOOKUP([.I42];categoryTable;2;0)" office:value-type="float" office:value="18">
            <text:p>18</text:p>
          </table:table-cell>
          <table:table-cell table:formula="of:=VLOOKUP([.I42];categoryTable;3;0)" office:value-type="string" office:string-value="Indumentaria">
            <text:p>Indumentaria</text:p>
          </table:table-cell>
          <table:table-cell table:formula="of:=VLOOKUP([.I42];categoryTable;4;0)" office:value-type="string" office:string-value="Calzado">
            <text:p>Calzado</text:p>
          </table:table-cell>
          <table:table-cell table:formula="of:=VLOOKUP([.I42];categoryTable;5;0)" office:value-type="string" office:string-value="Zapatillas Escalada">
            <text:p>Zapatillas Escalada</text:p>
          </table:table-cell>
          <table:table-cell table:content-validation-name="val3" office:value-type="string">
            <text:p>Indumentaria - Calzado - Zapatillas Escalada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andalias</text:p>
          </table:table-cell>
          <table:table-cell table:formula="of:=VLOOKUP([.D43];brandTable;2; 0)" office:value-type="float" office:value="5">
            <text:p>5</text:p>
          </table:table-cell>
          <table:table-cell table:content-validation-name="val2" office:value-type="string">
            <text:p>Teknia</text:p>
          </table:table-cell>
          <table:table-cell table:formula="of:=VLOOKUP([.I43];categoryTable;2;0)" office:value-type="float" office:value="19">
            <text:p>19</text:p>
          </table:table-cell>
          <table:table-cell table:formula="of:=VLOOKUP([.I43];categoryTable;3;0)" office:value-type="string" office:string-value="Indumentaria">
            <text:p>Indumentaria</text:p>
          </table:table-cell>
          <table:table-cell table:formula="of:=VLOOKUP([.I43];categoryTable;4;0)" office:value-type="string" office:string-value="Calzado">
            <text:p>Calzado</text:p>
          </table:table-cell>
          <table:table-cell table:formula="of:=VLOOKUP([.I43];categoryTable;5;0)" office:value-type="string" office:string-value="Sandalias">
            <text:p>Sandalias</text:p>
          </table:table-cell>
          <table:table-cell table:content-validation-name="val3" office:value-type="string">
            <text:p>Indumentaria - Calzado - Sandalia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chila ataque Ali</text:p>
          </table:table-cell>
          <table:table-cell table:formula="of:=VLOOKUP([.D44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44];categoryTable;2;0)" office:value-type="float" office:value="20">
            <text:p>20</text:p>
          </table:table-cell>
          <table:table-cell table:formula="of:=VLOOKUP([.I44];categoryTable;3;0)" office:value-type="string" office:string-value="Trekking">
            <text:p>Trekking</text:p>
          </table:table-cell>
          <table:table-cell table:formula="of:=VLOOKUP([.I44];categoryTable;4;0)" office:value-type="string" office:string-value="Mochilas">
            <text:p>Mochilas</text:p>
          </table:table-cell>
          <table:table-cell table:formula="of:=VLOOKUP([.I44];categoryTable;5;0)" office:value-type="string" office:string-value="Ataque">
            <text:p>Ataque</text:p>
          </table:table-cell>
          <table:table-cell table:content-validation-name="val3" office:value-type="string">
            <text:p>Trekking - Mochilas - Ataque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ochila ataque Makalu</text:p>
          </table:table-cell>
          <table:table-cell table:formula="of:=VLOOKUP([.D45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45];categoryTable;2;0)" office:value-type="float" office:value="20">
            <text:p>20</text:p>
          </table:table-cell>
          <table:table-cell table:formula="of:=VLOOKUP([.I45];categoryTable;3;0)" office:value-type="string" office:string-value="Trekking">
            <text:p>Trekking</text:p>
          </table:table-cell>
          <table:table-cell table:formula="of:=VLOOKUP([.I45];categoryTable;4;0)" office:value-type="string" office:string-value="Mochilas">
            <text:p>Mochilas</text:p>
          </table:table-cell>
          <table:table-cell table:formula="of:=VLOOKUP([.I45];categoryTable;5;0)" office:value-type="string" office:string-value="Ataque">
            <text:p>Ataque</text:p>
          </table:table-cell>
          <table:table-cell table:content-validation-name="val3" office:value-type="string">
            <text:p>Trekking - Mochilas - Ataque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ochila ataque roctat</text:p>
          </table:table-cell>
          <table:table-cell table:formula="of:=VLOOKUP([.D46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46];categoryTable;2;0)" office:value-type="float" office:value="20">
            <text:p>20</text:p>
          </table:table-cell>
          <table:table-cell table:formula="of:=VLOOKUP([.I46];categoryTable;3;0)" office:value-type="string" office:string-value="Trekking">
            <text:p>Trekking</text:p>
          </table:table-cell>
          <table:table-cell table:formula="of:=VLOOKUP([.I46];categoryTable;4;0)" office:value-type="string" office:string-value="Mochilas">
            <text:p>Mochilas</text:p>
          </table:table-cell>
          <table:table-cell table:formula="of:=VLOOKUP([.I46];categoryTable;5;0)" office:value-type="string" office:string-value="Ataque">
            <text:p>Ataque</text:p>
          </table:table-cell>
          <table:table-cell table:content-validation-name="val3" office:value-type="string">
            <text:p>Trekking - Mochilas - Ataque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ochila 60L</text:p>
          </table:table-cell>
          <table:table-cell table:formula="of:=VLOOKUP([.D47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47];categoryTable;2;0)" office:value-type="float" office:value="21">
            <text:p>21</text:p>
          </table:table-cell>
          <table:table-cell table:formula="of:=VLOOKUP([.I47];categoryTable;3;0)" office:value-type="string" office:string-value="Trekking">
            <text:p>Trekking</text:p>
          </table:table-cell>
          <table:table-cell table:formula="of:=VLOOKUP([.I47];categoryTable;4;0)" office:value-type="string" office:string-value="Mochilas">
            <text:p>Mochilas</text:p>
          </table:table-cell>
          <table:table-cell table:formula="of:=VLOOKUP([.I47];categoryTable;5;0)" office:value-type="string" office:string-value="Medianas &gt;= 40l">
            <text:p>Medianas &gt;= 40l</text:p>
          </table:table-cell>
          <table:table-cell table:content-validation-name="val3" office:value-type="string">
            <text:p>Trekking - Mochilas - Medianas &gt;= 40l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ochila 50L</text:p>
          </table:table-cell>
          <table:table-cell table:formula="of:=VLOOKUP([.D48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48];categoryTable;2;0)" office:value-type="float" office:value="21">
            <text:p>21</text:p>
          </table:table-cell>
          <table:table-cell table:formula="of:=VLOOKUP([.I48];categoryTable;3;0)" office:value-type="string" office:string-value="Trekking">
            <text:p>Trekking</text:p>
          </table:table-cell>
          <table:table-cell table:formula="of:=VLOOKUP([.I48];categoryTable;4;0)" office:value-type="string" office:string-value="Mochilas">
            <text:p>Mochilas</text:p>
          </table:table-cell>
          <table:table-cell table:formula="of:=VLOOKUP([.I48];categoryTable;5;0)" office:value-type="string" office:string-value="Medianas &gt;= 40l">
            <text:p>Medianas &gt;= 40l</text:p>
          </table:table-cell>
          <table:table-cell table:content-validation-name="val3" office:value-type="string">
            <text:p>Trekking - Mochilas - Medianas &gt;= 40l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ochila 90L</text:p>
          </table:table-cell>
          <table:table-cell table:formula="of:=VLOOKUP([.D49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49];categoryTable;2;0)" office:value-type="float" office:value="22">
            <text:p>22</text:p>
          </table:table-cell>
          <table:table-cell table:formula="of:=VLOOKUP([.I49];categoryTable;3;0)" office:value-type="string" office:string-value="Trekking">
            <text:p>Trekking</text:p>
          </table:table-cell>
          <table:table-cell table:formula="of:=VLOOKUP([.I49];categoryTable;4;0)" office:value-type="string" office:string-value="Mochilas">
            <text:p>Mochilas</text:p>
          </table:table-cell>
          <table:table-cell table:formula="of:=VLOOKUP([.I49];categoryTable;5;0)" office:value-type="string" office:string-value="Grandes &gt;= 70l">
            <text:p>Grandes &gt;= 70l</text:p>
          </table:table-cell>
          <table:table-cell table:content-validation-name="val3" office:value-type="string">
            <text:p>Trekking - Mochilas - Grandes &gt;= 70l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ochila 80L</text:p>
          </table:table-cell>
          <table:table-cell table:formula="of:=VLOOKUP([.D50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50];categoryTable;2;0)" office:value-type="float" office:value="22">
            <text:p>22</text:p>
          </table:table-cell>
          <table:table-cell table:formula="of:=VLOOKUP([.I50];categoryTable;3;0)" office:value-type="string" office:string-value="Trekking">
            <text:p>Trekking</text:p>
          </table:table-cell>
          <table:table-cell table:formula="of:=VLOOKUP([.I50];categoryTable;4;0)" office:value-type="string" office:string-value="Mochilas">
            <text:p>Mochilas</text:p>
          </table:table-cell>
          <table:table-cell table:formula="of:=VLOOKUP([.I50];categoryTable;5;0)" office:value-type="string" office:string-value="Grandes &gt;= 70l">
            <text:p>Grandes &gt;= 70l</text:p>
          </table:table-cell>
          <table:table-cell table:content-validation-name="val3" office:value-type="string">
            <text:p>Trekking - Mochilas - Grandes &gt;= 70l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olsa duvet 1kg</text:p>
          </table:table-cell>
          <table:table-cell table:formula="of:=VLOOKUP([.D51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51];categoryTable;2;0)" office:value-type="float" office:value="23">
            <text:p>23</text:p>
          </table:table-cell>
          <table:table-cell table:formula="of:=VLOOKUP([.I51];categoryTable;3;0)" office:value-type="string" office:string-value="Trekking">
            <text:p>Trekking</text:p>
          </table:table-cell>
          <table:table-cell table:formula="of:=VLOOKUP([.I51];categoryTable;4;0)" office:value-type="string" office:string-value="Bolsas dormir">
            <text:p>Bolsas dormir</text:p>
          </table:table-cell>
          <table:table-cell table:formula="of:=VLOOKUP([.I51];categoryTable;5;0)" office:value-type="string" office:string-value="Pluma">
            <text:p>Pluma</text:p>
          </table:table-cell>
          <table:table-cell table:content-validation-name="val3" office:value-type="string">
            <text:p>Trekking - Bolsas dormir - Pluma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olsa duvet 900gr</text:p>
          </table:table-cell>
          <table:table-cell table:formula="of:=VLOOKUP([.D52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52];categoryTable;2;0)" office:value-type="float" office:value="23">
            <text:p>23</text:p>
          </table:table-cell>
          <table:table-cell table:formula="of:=VLOOKUP([.I52];categoryTable;3;0)" office:value-type="string" office:string-value="Trekking">
            <text:p>Trekking</text:p>
          </table:table-cell>
          <table:table-cell table:formula="of:=VLOOKUP([.I52];categoryTable;4;0)" office:value-type="string" office:string-value="Bolsas dormir">
            <text:p>Bolsas dormir</text:p>
          </table:table-cell>
          <table:table-cell table:formula="of:=VLOOKUP([.I52];categoryTable;5;0)" office:value-type="string" office:string-value="Pluma">
            <text:p>Pluma</text:p>
          </table:table-cell>
          <table:table-cell table:content-validation-name="val3" office:value-type="string">
            <text:p>Trekking - Bolsas dormir - Pluma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olsa dormir sintetic Makalu</text:p>
          </table:table-cell>
          <table:table-cell table:formula="of:=VLOOKUP([.D53];brandTable;2; 0)" office:value-type="float" office:value="2">
            <text:p>2</text:p>
          </table:table-cell>
          <table:table-cell table:content-validation-name="val2" office:value-type="string">
            <text:p>Makalu</text:p>
          </table:table-cell>
          <table:table-cell table:formula="of:=VLOOKUP([.I53];categoryTable;2;0)" office:value-type="float" office:value="24">
            <text:p>24</text:p>
          </table:table-cell>
          <table:table-cell table:formula="of:=VLOOKUP([.I53];categoryTable;3;0)" office:value-type="string" office:string-value="Trekking">
            <text:p>Trekking</text:p>
          </table:table-cell>
          <table:table-cell table:formula="of:=VLOOKUP([.I53];categoryTable;4;0)" office:value-type="string" office:string-value="Bolsas dormir">
            <text:p>Bolsas dormir</text:p>
          </table:table-cell>
          <table:table-cell table:formula="of:=VLOOKUP([.I53];categoryTable;5;0)" office:value-type="string" office:string-value="Sintetico">
            <text:p>Sintetico</text:p>
          </table:table-cell>
          <table:table-cell table:content-validation-name="val3" office:value-type="string">
            <text:p>Trekking - Bolsas dormir - Sintetico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olsa dormir sintetic Outside</text:p>
          </table:table-cell>
          <table:table-cell table:formula="of:=VLOOKUP([.D54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54];categoryTable;2;0)" office:value-type="float" office:value="24">
            <text:p>24</text:p>
          </table:table-cell>
          <table:table-cell table:formula="of:=VLOOKUP([.I54];categoryTable;3;0)" office:value-type="string" office:string-value="Trekking">
            <text:p>Trekking</text:p>
          </table:table-cell>
          <table:table-cell table:formula="of:=VLOOKUP([.I54];categoryTable;4;0)" office:value-type="string" office:string-value="Bolsas dormir">
            <text:p>Bolsas dormir</text:p>
          </table:table-cell>
          <table:table-cell table:formula="of:=VLOOKUP([.I54];categoryTable;5;0)" office:value-type="string" office:string-value="Sintetico">
            <text:p>Sintetico</text:p>
          </table:table-cell>
          <table:table-cell table:content-validation-name="val3" office:value-type="string">
            <text:p>Trekking - Bolsas dormir - Sintetico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islante</text:p>
          </table:table-cell>
          <table:table-cell table:formula="of:=VLOOKUP([.D55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55];categoryTable;2;0)" office:value-type="float" office:value="25">
            <text:p>25</text:p>
          </table:table-cell>
          <table:table-cell table:formula="of:=VLOOKUP([.I55];categoryTable;3;0)" office:value-type="string" office:string-value="Trekking">
            <text:p>Trekking</text:p>
          </table:table-cell>
          <table:table-cell table:formula="of:=VLOOKUP([.I55];categoryTable;4;0)" office:value-type="string" office:string-value="Aislantes">
            <text:p>Aislantes</text:p>
          </table:table-cell>
          <table:table-cell table:formula="of:=VLOOKUP([.I55];categoryTable;5;0)" office:value-type="float" office:value="0">
            <text:p/>
          </table:table-cell>
          <table:table-cell table:content-validation-name="val3" office:value-type="string">
            <text:p>Trekking - Aislantes - 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rnes Cassin</text:p>
          </table:table-cell>
          <table:table-cell table:formula="of:=VLOOKUP([.D56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56];categoryTable;2;0)" office:value-type="float" office:value="27">
            <text:p>27</text:p>
          </table:table-cell>
          <table:table-cell table:formula="of:=VLOOKUP([.I56];categoryTable;3;0)" office:value-type="string" office:string-value="Escalada">
            <text:p>Escalada</text:p>
          </table:table-cell>
          <table:table-cell table:formula="of:=VLOOKUP([.I56];categoryTable;4;0)" office:value-type="string" office:string-value="Seguridad">
            <text:p>Seguridad</text:p>
          </table:table-cell>
          <table:table-cell table:formula="of:=VLOOKUP([.I56];categoryTable;5;0)" office:value-type="string" office:string-value="Arnes">
            <text:p>Arnes</text:p>
          </table:table-cell>
          <table:table-cell table:content-validation-name="val3" office:value-type="string">
            <text:p>Escalada - Seguridad - Arne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rnes Petzl</text:p>
          </table:table-cell>
          <table:table-cell table:formula="of:=VLOOKUP([.D57];brandTable;2; 0)" office:value-type="float" office:value="6">
            <text:p>6</text:p>
          </table:table-cell>
          <table:table-cell table:content-validation-name="val2" office:value-type="string">
            <text:p>Petzl</text:p>
          </table:table-cell>
          <table:table-cell table:formula="of:=VLOOKUP([.I57];categoryTable;2;0)" office:value-type="float" office:value="27">
            <text:p>27</text:p>
          </table:table-cell>
          <table:table-cell table:formula="of:=VLOOKUP([.I57];categoryTable;3;0)" office:value-type="string" office:string-value="Escalada">
            <text:p>Escalada</text:p>
          </table:table-cell>
          <table:table-cell table:formula="of:=VLOOKUP([.I57];categoryTable;4;0)" office:value-type="string" office:string-value="Seguridad">
            <text:p>Seguridad</text:p>
          </table:table-cell>
          <table:table-cell table:formula="of:=VLOOKUP([.I57];categoryTable;5;0)" office:value-type="string" office:string-value="Arnes">
            <text:p>Arnes</text:p>
          </table:table-cell>
          <table:table-cell table:content-validation-name="val3" office:value-type="string">
            <text:p>Escalada - Seguridad - Arnes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osqueton D con seguro</text:p>
          </table:table-cell>
          <table:table-cell table:formula="of:=VLOOKUP([.D58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58];categoryTable;2;0)" office:value-type="float" office:value="28">
            <text:p>28</text:p>
          </table:table-cell>
          <table:table-cell table:formula="of:=VLOOKUP([.I58];categoryTable;3;0)" office:value-type="string" office:string-value="Escalada">
            <text:p>Escalada</text:p>
          </table:table-cell>
          <table:table-cell table:formula="of:=VLOOKUP([.I58];categoryTable;4;0)" office:value-type="string" office:string-value="Seguridad">
            <text:p>Seguridad</text:p>
          </table:table-cell>
          <table:table-cell table:formula="of:=VLOOKUP([.I58];categoryTable;5;0)" office:value-type="string" office:string-value="Mosquetones">
            <text:p>Mosquetones</text:p>
          </table:table-cell>
          <table:table-cell table:content-validation-name="val3" office:value-type="string">
            <text:p>Escalada - Seguridad - Mosquetones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osqueton D con seguro</text:p>
          </table:table-cell>
          <table:table-cell table:formula="of:=VLOOKUP([.D59];brandTable;2; 0)" office:value-type="float" office:value="6">
            <text:p>6</text:p>
          </table:table-cell>
          <table:table-cell table:content-validation-name="val2" office:value-type="string">
            <text:p>Petzl</text:p>
          </table:table-cell>
          <table:table-cell table:formula="of:=VLOOKUP([.I59];categoryTable;2;0)" office:value-type="float" office:value="28">
            <text:p>28</text:p>
          </table:table-cell>
          <table:table-cell table:formula="of:=VLOOKUP([.I59];categoryTable;3;0)" office:value-type="string" office:string-value="Escalada">
            <text:p>Escalada</text:p>
          </table:table-cell>
          <table:table-cell table:formula="of:=VLOOKUP([.I59];categoryTable;4;0)" office:value-type="string" office:string-value="Seguridad">
            <text:p>Seguridad</text:p>
          </table:table-cell>
          <table:table-cell table:formula="of:=VLOOKUP([.I59];categoryTable;5;0)" office:value-type="string" office:string-value="Mosquetones">
            <text:p>Mosquetones</text:p>
          </table:table-cell>
          <table:table-cell table:content-validation-name="val3" office:value-type="string">
            <text:p>Escalada - Seguridad - Mosquetone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osqueton D sin seguro</text:p>
          </table:table-cell>
          <table:table-cell table:formula="of:=VLOOKUP([.D60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60];categoryTable;2;0)" office:value-type="float" office:value="28">
            <text:p>28</text:p>
          </table:table-cell>
          <table:table-cell table:formula="of:=VLOOKUP([.I60];categoryTable;3;0)" office:value-type="string" office:string-value="Escalada">
            <text:p>Escalada</text:p>
          </table:table-cell>
          <table:table-cell table:formula="of:=VLOOKUP([.I60];categoryTable;4;0)" office:value-type="string" office:string-value="Seguridad">
            <text:p>Seguridad</text:p>
          </table:table-cell>
          <table:table-cell table:formula="of:=VLOOKUP([.I60];categoryTable;5;0)" office:value-type="string" office:string-value="Mosquetones">
            <text:p>Mosquetones</text:p>
          </table:table-cell>
          <table:table-cell table:content-validation-name="val3" office:value-type="string">
            <text:p>Escalada - Seguridad - Mosquetone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osqueton D sin seguro</text:p>
          </table:table-cell>
          <table:table-cell table:formula="of:=VLOOKUP([.D61];brandTable;2; 0)" office:value-type="float" office:value="6">
            <text:p>6</text:p>
          </table:table-cell>
          <table:table-cell table:content-validation-name="val2" office:value-type="string">
            <text:p>Petzl</text:p>
          </table:table-cell>
          <table:table-cell table:formula="of:=VLOOKUP([.I61];categoryTable;2;0)" office:value-type="float" office:value="28">
            <text:p>28</text:p>
          </table:table-cell>
          <table:table-cell table:formula="of:=VLOOKUP([.I61];categoryTable;3;0)" office:value-type="string" office:string-value="Escalada">
            <text:p>Escalada</text:p>
          </table:table-cell>
          <table:table-cell table:formula="of:=VLOOKUP([.I61];categoryTable;4;0)" office:value-type="string" office:string-value="Seguridad">
            <text:p>Seguridad</text:p>
          </table:table-cell>
          <table:table-cell table:formula="of:=VLOOKUP([.I61];categoryTable;5;0)" office:value-type="string" office:string-value="Mosquetones">
            <text:p>Mosquetones</text:p>
          </table:table-cell>
          <table:table-cell table:content-validation-name="val3" office:value-type="string">
            <text:p>Escalada - Seguridad - Mosquetones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iu</text:p>
          </table:table-cell>
          <table:table-cell table:formula="of:=VLOOKUP([.D62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62];categoryTable;2;0)" office:value-type="float" office:value="29">
            <text:p>29</text:p>
          </table:table-cell>
          <table:table-cell table:formula="of:=VLOOKUP([.I62];categoryTable;3;0)" office:value-type="string" office:string-value="Escalada">
            <text:p>Escalada</text:p>
          </table:table-cell>
          <table:table-cell table:formula="of:=VLOOKUP([.I62];categoryTable;4;0)" office:value-type="string" office:string-value="Seguridad">
            <text:p>Seguridad</text:p>
          </table:table-cell>
          <table:table-cell table:formula="of:=VLOOKUP([.I62];categoryTable;5;0)" office:value-type="string" office:string-value="Descensores">
            <text:p>Descensores</text:p>
          </table:table-cell>
          <table:table-cell table:content-validation-name="val3" office:value-type="string">
            <text:p>Escalada - Seguridad - Descensores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everso</text:p>
          </table:table-cell>
          <table:table-cell table:formula="of:=VLOOKUP([.D63];brandTable;2; 0)" office:value-type="float" office:value="6">
            <text:p>6</text:p>
          </table:table-cell>
          <table:table-cell table:content-validation-name="val2" office:value-type="string">
            <text:p>Petzl</text:p>
          </table:table-cell>
          <table:table-cell table:formula="of:=VLOOKUP([.I63];categoryTable;2;0)" office:value-type="float" office:value="29">
            <text:p>29</text:p>
          </table:table-cell>
          <table:table-cell table:formula="of:=VLOOKUP([.I63];categoryTable;3;0)" office:value-type="string" office:string-value="Escalada">
            <text:p>Escalada</text:p>
          </table:table-cell>
          <table:table-cell table:formula="of:=VLOOKUP([.I63];categoryTable;4;0)" office:value-type="string" office:string-value="Seguridad">
            <text:p>Seguridad</text:p>
          </table:table-cell>
          <table:table-cell table:formula="of:=VLOOKUP([.I63];categoryTable;5;0)" office:value-type="string" office:string-value="Descensores">
            <text:p>Descensores</text:p>
          </table:table-cell>
          <table:table-cell table:content-validation-name="val3" office:value-type="string">
            <text:p>Escalada - Seguridad - Descensore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asco Cassin</text:p>
          </table:table-cell>
          <table:table-cell table:formula="of:=VLOOKUP([.D64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64];categoryTable;2;0)" office:value-type="float" office:value="30">
            <text:p>30</text:p>
          </table:table-cell>
          <table:table-cell table:formula="of:=VLOOKUP([.I64];categoryTable;3;0)" office:value-type="string" office:string-value="Escalada">
            <text:p>Escalada</text:p>
          </table:table-cell>
          <table:table-cell table:formula="of:=VLOOKUP([.I64];categoryTable;4;0)" office:value-type="string" office:string-value="Seguridad">
            <text:p>Seguridad</text:p>
          </table:table-cell>
          <table:table-cell table:formula="of:=VLOOKUP([.I64];categoryTable;5;0)" office:value-type="string" office:string-value="Cascos">
            <text:p>Cascos</text:p>
          </table:table-cell>
          <table:table-cell table:content-validation-name="val3" office:value-type="string">
            <text:p>Escalada - Seguridad - Casco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lios</text:p>
          </table:table-cell>
          <table:table-cell table:formula="of:=VLOOKUP([.D65];brandTable;2; 0)" office:value-type="float" office:value="6">
            <text:p>6</text:p>
          </table:table-cell>
          <table:table-cell table:content-validation-name="val2" office:value-type="string">
            <text:p>Petzl</text:p>
          </table:table-cell>
          <table:table-cell table:formula="of:=VLOOKUP([.I65];categoryTable;2;0)" office:value-type="float" office:value="30">
            <text:p>30</text:p>
          </table:table-cell>
          <table:table-cell table:formula="of:=VLOOKUP([.I65];categoryTable;3;0)" office:value-type="string" office:string-value="Escalada">
            <text:p>Escalada</text:p>
          </table:table-cell>
          <table:table-cell table:formula="of:=VLOOKUP([.I65];categoryTable;4;0)" office:value-type="string" office:string-value="Seguridad">
            <text:p>Seguridad</text:p>
          </table:table-cell>
          <table:table-cell table:formula="of:=VLOOKUP([.I65];categoryTable;5;0)" office:value-type="string" office:string-value="Cascos">
            <text:p>Cascos</text:p>
          </table:table-cell>
          <table:table-cell table:content-validation-name="val3" office:value-type="string">
            <text:p>Escalada - Seguridad - Cascos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iqueta Travesia</text:p>
          </table:table-cell>
          <table:table-cell table:formula="of:=VLOOKUP([.D66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66];categoryTable;2;0)" office:value-type="float" office:value="31">
            <text:p>31</text:p>
          </table:table-cell>
          <table:table-cell table:formula="of:=VLOOKUP([.I66];categoryTable;3;0)" office:value-type="string" office:string-value="Escalada">
            <text:p>Escalada</text:p>
          </table:table-cell>
          <table:table-cell table:formula="of:=VLOOKUP([.I66];categoryTable;4;0)" office:value-type="string" office:string-value="Hielo">
            <text:p>Hielo</text:p>
          </table:table-cell>
          <table:table-cell table:formula="of:=VLOOKUP([.I66];categoryTable;5;0)" office:value-type="string" office:string-value="Piquetas">
            <text:p>Piquetas</text:p>
          </table:table-cell>
          <table:table-cell table:content-validation-name="val3" office:value-type="string">
            <text:p>Escalada - Hielo - Piquetas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iqueta Tecnica</text:p>
          </table:table-cell>
          <table:table-cell table:formula="of:=VLOOKUP([.D67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67];categoryTable;2;0)" office:value-type="float" office:value="31">
            <text:p>31</text:p>
          </table:table-cell>
          <table:table-cell table:formula="of:=VLOOKUP([.I67];categoryTable;3;0)" office:value-type="string" office:string-value="Escalada">
            <text:p>Escalada</text:p>
          </table:table-cell>
          <table:table-cell table:formula="of:=VLOOKUP([.I67];categoryTable;4;0)" office:value-type="string" office:string-value="Hielo">
            <text:p>Hielo</text:p>
          </table:table-cell>
          <table:table-cell table:formula="of:=VLOOKUP([.I67];categoryTable;5;0)" office:value-type="string" office:string-value="Piquetas">
            <text:p>Piquetas</text:p>
          </table:table-cell>
          <table:table-cell table:content-validation-name="val3" office:value-type="string">
            <text:p>Escalada - Hielo - Piqueta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rampones 12 puntas</text:p>
          </table:table-cell>
          <table:table-cell table:formula="of:=VLOOKUP([.D68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68];categoryTable;2;0)" office:value-type="float" office:value="32">
            <text:p>32</text:p>
          </table:table-cell>
          <table:table-cell table:formula="of:=VLOOKUP([.I68];categoryTable;3;0)" office:value-type="string" office:string-value="Escalada">
            <text:p>Escalada</text:p>
          </table:table-cell>
          <table:table-cell table:formula="of:=VLOOKUP([.I68];categoryTable;4;0)" office:value-type="string" office:string-value="Hielo">
            <text:p>Hielo</text:p>
          </table:table-cell>
          <table:table-cell table:formula="of:=VLOOKUP([.I68];categoryTable;5;0)" office:value-type="string" office:string-value="Grampones">
            <text:p>Grampones</text:p>
          </table:table-cell>
          <table:table-cell table:content-validation-name="val3" office:value-type="string">
            <text:p>Escalada - Hielo - Grampone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orta grampones</text:p>
          </table:table-cell>
          <table:table-cell table:formula="of:=VLOOKUP([.D69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69];categoryTable;2;0)" office:value-type="float" office:value="36">
            <text:p>36</text:p>
          </table:table-cell>
          <table:table-cell table:formula="of:=VLOOKUP([.I69];categoryTable;3;0)" office:value-type="string" office:string-value="Escalada">
            <text:p>Escalada</text:p>
          </table:table-cell>
          <table:table-cell table:formula="of:=VLOOKUP([.I69];categoryTable;4;0)" office:value-type="string" office:string-value="Accesorios">
            <text:p>Accesorios</text:p>
          </table:table-cell>
          <table:table-cell table:formula="of:=VLOOKUP([.I69];categoryTable;5;0)" office:value-type="float" office:value="0">
            <text:p/>
          </table:table-cell>
          <table:table-cell table:content-validation-name="val3" office:value-type="string">
            <text:p>Escalada - Accesorios - 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orta cuerda</text:p>
          </table:table-cell>
          <table:table-cell table:formula="of:=VLOOKUP([.D70];brandTable;2; 0)" office:value-type="float" office:value="1">
            <text:p>1</text:p>
          </table:table-cell>
          <table:table-cell table:content-validation-name="val2" office:value-type="string">
            <text:p>Aliverti</text:p>
          </table:table-cell>
          <table:table-cell table:formula="of:=VLOOKUP([.I70];categoryTable;2;0)" office:value-type="float" office:value="36">
            <text:p>36</text:p>
          </table:table-cell>
          <table:table-cell table:formula="of:=VLOOKUP([.I70];categoryTable;3;0)" office:value-type="string" office:string-value="Escalada">
            <text:p>Escalada</text:p>
          </table:table-cell>
          <table:table-cell table:formula="of:=VLOOKUP([.I70];categoryTable;4;0)" office:value-type="string" office:string-value="Accesorios">
            <text:p>Accesorios</text:p>
          </table:table-cell>
          <table:table-cell table:formula="of:=VLOOKUP([.I70];categoryTable;5;0)" office:value-type="float" office:value="0">
            <text:p/>
          </table:table-cell>
          <table:table-cell table:content-validation-name="val3" office:value-type="string">
            <text:p>Escalada - Accesorios - 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XKG2</text:p>
          </table:table-cell>
          <table:table-cell table:formula="of:=VLOOKUP([.D71];brandTable;2; 0)" office:value-type="float" office:value="8">
            <text:p>8</text:p>
          </table:table-cell>
          <table:table-cell table:content-validation-name="val2" office:value-type="string">
            <text:p>MSR</text:p>
          </table:table-cell>
          <table:table-cell table:formula="of:=VLOOKUP([.I71];categoryTable;2;0)" office:value-type="float" office:value="37">
            <text:p>37</text:p>
          </table:table-cell>
          <table:table-cell table:formula="of:=VLOOKUP([.I71];categoryTable;3;0)" office:value-type="string" office:string-value="Camping">
            <text:p>Camping</text:p>
          </table:table-cell>
          <table:table-cell table:formula="of:=VLOOKUP([.I71];categoryTable;4;0)" office:value-type="string" office:string-value="Cocina">
            <text:p>Cocina</text:p>
          </table:table-cell>
          <table:table-cell table:formula="of:=VLOOKUP([.I71];categoryTable;5;0)" office:value-type="string" office:string-value="Calentadores">
            <text:p>Calentadores</text:p>
          </table:table-cell>
          <table:table-cell table:content-validation-name="val3" office:value-type="string">
            <text:p>Camping - Cocina - Calentadore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rmita 2 personas</text:p>
          </table:table-cell>
          <table:table-cell table:formula="of:=VLOOKUP([.D72];brandTable;2; 0)" office:value-type="float" office:value="10">
            <text:p>10</text:p>
          </table:table-cell>
          <table:table-cell table:content-validation-name="val2" office:value-type="string">
            <text:p>Doite</text:p>
          </table:table-cell>
          <table:table-cell table:formula="of:=VLOOKUP([.I72];categoryTable;2;0)" office:value-type="float" office:value="38">
            <text:p>38</text:p>
          </table:table-cell>
          <table:table-cell table:formula="of:=VLOOKUP([.I72];categoryTable;3;0)" office:value-type="string" office:string-value="Camping">
            <text:p>Camping</text:p>
          </table:table-cell>
          <table:table-cell table:formula="of:=VLOOKUP([.I72];categoryTable;4;0)" office:value-type="string" office:string-value="Cocina">
            <text:p>Cocina</text:p>
          </table:table-cell>
          <table:table-cell table:formula="of:=VLOOKUP([.I72];categoryTable;5;0)" office:value-type="string" office:string-value="Marmitas">
            <text:p>Marmitas</text:p>
          </table:table-cell>
          <table:table-cell table:content-validation-name="val3" office:value-type="string">
            <text:p>Camping - Cocina - Marmita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armita 4 personas</text:p>
          </table:table-cell>
          <table:table-cell table:formula="of:=VLOOKUP([.D73];brandTable;2; 0)" office:value-type="float" office:value="10">
            <text:p>10</text:p>
          </table:table-cell>
          <table:table-cell table:content-validation-name="val2" office:value-type="string">
            <text:p>Doite</text:p>
          </table:table-cell>
          <table:table-cell table:formula="of:=VLOOKUP([.I73];categoryTable;2;0)" office:value-type="float" office:value="38">
            <text:p>38</text:p>
          </table:table-cell>
          <table:table-cell table:formula="of:=VLOOKUP([.I73];categoryTable;3;0)" office:value-type="string" office:string-value="Camping">
            <text:p>Camping</text:p>
          </table:table-cell>
          <table:table-cell table:formula="of:=VLOOKUP([.I73];categoryTable;4;0)" office:value-type="string" office:string-value="Cocina">
            <text:p>Cocina</text:p>
          </table:table-cell>
          <table:table-cell table:formula="of:=VLOOKUP([.I73];categoryTable;5;0)" office:value-type="string" office:string-value="Marmitas">
            <text:p>Marmitas</text:p>
          </table:table-cell>
          <table:table-cell table:content-validation-name="val3" office:value-type="string">
            <text:p>Camping - Cocina - Marmitas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va</text:p>
          </table:table-cell>
          <table:table-cell table:formula="of:=VLOOKUP([.D74];brandTable;2; 0)" office:value-type="float" office:value="3">
            <text:p>3</text:p>
          </table:table-cell>
          <table:table-cell table:content-validation-name="val2" office:value-type="string">
            <text:p>Outside</text:p>
          </table:table-cell>
          <table:table-cell table:formula="of:=VLOOKUP([.I74];categoryTable;2;0)" office:value-type="float" office:value="40">
            <text:p>40</text:p>
          </table:table-cell>
          <table:table-cell table:formula="of:=VLOOKUP([.I74];categoryTable;3;0)" office:value-type="string" office:string-value="Camping">
            <text:p>Camping</text:p>
          </table:table-cell>
          <table:table-cell table:formula="of:=VLOOKUP([.I74];categoryTable;4;0)" office:value-type="string" office:string-value="Carpas">
            <text:p>Carpas</text:p>
          </table:table-cell>
          <table:table-cell table:formula="of:=VLOOKUP([.I74];categoryTable;5;0)" office:value-type="string" office:string-value="Alta Montana">
            <text:p>Alta Montana</text:p>
          </table:table-cell>
          <table:table-cell table:content-validation-name="val3" office:value-type="string">
            <text:p>Camping - Carpas - Alta Montana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arpa Alta Montana MSR</text:p>
          </table:table-cell>
          <table:table-cell table:formula="of:=VLOOKUP([.D75];brandTable;2; 0)" office:value-type="float" office:value="8">
            <text:p>8</text:p>
          </table:table-cell>
          <table:table-cell table:content-validation-name="val2" office:value-type="string">
            <text:p>MSR</text:p>
          </table:table-cell>
          <table:table-cell table:formula="of:=VLOOKUP([.I75];categoryTable;2;0)" office:value-type="float" office:value="40">
            <text:p>40</text:p>
          </table:table-cell>
          <table:table-cell table:formula="of:=VLOOKUP([.I75];categoryTable;3;0)" office:value-type="string" office:string-value="Camping">
            <text:p>Camping</text:p>
          </table:table-cell>
          <table:table-cell table:formula="of:=VLOOKUP([.I75];categoryTable;4;0)" office:value-type="string" office:string-value="Carpas">
            <text:p>Carpas</text:p>
          </table:table-cell>
          <table:table-cell table:formula="of:=VLOOKUP([.I75];categoryTable;5;0)" office:value-type="string" office:string-value="Alta Montana">
            <text:p>Alta Montana</text:p>
          </table:table-cell>
          <table:table-cell table:content-validation-name="val3" office:value-type="string">
            <text:p>Camping - Carpas - Alta Montana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ermo 1L</text:p>
          </table:table-cell>
          <table:table-cell table:formula="of:=VLOOKUP([.D76];brandTable;2; 0)" office:value-type="float" office:value="10">
            <text:p>10</text:p>
          </table:table-cell>
          <table:table-cell table:content-validation-name="val2" office:value-type="string">
            <text:p>Doite</text:p>
          </table:table-cell>
          <table:table-cell table:formula="of:=VLOOKUP([.I76];categoryTable;2;0)" office:value-type="float" office:value="39">
            <text:p>39</text:p>
          </table:table-cell>
          <table:table-cell table:formula="of:=VLOOKUP([.I76];categoryTable;3;0)" office:value-type="string" office:string-value="Camping">
            <text:p>Camping</text:p>
          </table:table-cell>
          <table:table-cell table:formula="of:=VLOOKUP([.I76];categoryTable;4;0)" office:value-type="string" office:string-value="Cocina">
            <text:p>Cocina</text:p>
          </table:table-cell>
          <table:table-cell table:formula="of:=VLOOKUP([.I76];categoryTable;5;0)" office:value-type="string" office:string-value="Termos">
            <text:p>Termos</text:p>
          </table:table-cell>
          <table:table-cell table:content-validation-name="val3" office:value-type="string">
            <text:p>Camping - Cocina - Termo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ermo 2L</text:p>
          </table:table-cell>
          <table:table-cell table:formula="of:=VLOOKUP([.D77];brandTable;2; 0)" office:value-type="float" office:value="10">
            <text:p>10</text:p>
          </table:table-cell>
          <table:table-cell table:content-validation-name="val2" office:value-type="string">
            <text:p>Doite</text:p>
          </table:table-cell>
          <table:table-cell table:formula="of:=VLOOKUP([.I77];categoryTable;2;0)" office:value-type="float" office:value="39">
            <text:p>39</text:p>
          </table:table-cell>
          <table:table-cell table:formula="of:=VLOOKUP([.I77];categoryTable;3;0)" office:value-type="string" office:string-value="Camping">
            <text:p>Camping</text:p>
          </table:table-cell>
          <table:table-cell table:formula="of:=VLOOKUP([.I77];categoryTable;4;0)" office:value-type="string" office:string-value="Cocina">
            <text:p>Cocina</text:p>
          </table:table-cell>
          <table:table-cell table:formula="of:=VLOOKUP([.I77];categoryTable;5;0)" office:value-type="string" office:string-value="Termos">
            <text:p>Termos</text:p>
          </table:table-cell>
          <table:table-cell table:content-validation-name="val3" office:value-type="string">
            <text:p>Camping - Cocina - Termos</text:p>
          </table:table-cell>
          <table:table-cell office:value-type="string">
            <text:p>Venta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Juego Friends</text:p>
          </table:table-cell>
          <table:table-cell table:formula="of:=VLOOKUP([.D78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78];categoryTable;2;0)" office:value-type="float" office:value="33">
            <text:p>33</text:p>
          </table:table-cell>
          <table:table-cell table:formula="of:=VLOOKUP([.I78];categoryTable;3;0)" office:value-type="string" office:string-value="Escalada">
            <text:p>Escalada</text:p>
          </table:table-cell>
          <table:table-cell table:formula="of:=VLOOKUP([.I78];categoryTable;4;0)" office:value-type="string" office:string-value="Roca">
            <text:p>Roca</text:p>
          </table:table-cell>
          <table:table-cell table:formula="of:=VLOOKUP([.I78];categoryTable;5;0)" office:value-type="string" office:string-value="Friends">
            <text:p>Friends</text:p>
          </table:table-cell>
          <table:table-cell table:content-validation-name="val3" office:value-type="string">
            <text:p>Escalada - Roca - Friends</text:p>
          </table:table-cell>
          <table:table-cell office:value-type="string">
            <text:p>Alquil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Juego Stoppers</text:p>
          </table:table-cell>
          <table:table-cell table:formula="of:=VLOOKUP([.D79];brandTable;2; 0)" office:value-type="float" office:value="7">
            <text:p>7</text:p>
          </table:table-cell>
          <table:table-cell table:content-validation-name="val2" office:value-type="string">
            <text:p>Cassin</text:p>
          </table:table-cell>
          <table:table-cell table:formula="of:=VLOOKUP([.I79];categoryTable;2;0)" office:value-type="float" office:value="34">
            <text:p>34</text:p>
          </table:table-cell>
          <table:table-cell table:formula="of:=VLOOKUP([.I79];categoryTable;3;0)" office:value-type="string" office:string-value="Escalada">
            <text:p>Escalada</text:p>
          </table:table-cell>
          <table:table-cell table:formula="of:=VLOOKUP([.I79];categoryTable;4;0)" office:value-type="string" office:string-value="Roca">
            <text:p>Roca</text:p>
          </table:table-cell>
          <table:table-cell table:formula="of:=VLOOKUP([.I79];categoryTable;5;0)" office:value-type="string" office:string-value="Stoppers">
            <text:p>Stoppers</text:p>
          </table:table-cell>
          <table:table-cell table:content-validation-name="val3" office:value-type="string">
            <text:p>Escalada - Roca - Stoppers</text:p>
          </table:table-cell>
          <table:table-cell office:value-type="string">
            <text:p>Vent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iqueta Tecnica</text:p>
          </table:table-cell>
          <table:table-cell table:formula="of:=VLOOKUP([.D80];brandTable;2; 0)" office:value-type="float" office:value="6">
            <text:p>6</text:p>
          </table:table-cell>
          <table:table-cell table:content-validation-name="val2" office:value-type="string">
            <text:p>Petzl</text:p>
          </table:table-cell>
          <table:table-cell table:formula="of:=VLOOKUP([.I80];categoryTable;2;0)" office:value-type="float" office:value="31">
            <text:p>31</text:p>
          </table:table-cell>
          <table:table-cell table:formula="of:=VLOOKUP([.I80];categoryTable;3;0)" office:value-type="string" office:string-value="Escalada">
            <text:p>Escalada</text:p>
          </table:table-cell>
          <table:table-cell table:formula="of:=VLOOKUP([.I80];categoryTable;4;0)" office:value-type="string" office:string-value="Hielo">
            <text:p>Hielo</text:p>
          </table:table-cell>
          <table:table-cell table:formula="of:=VLOOKUP([.I80];categoryTable;5;0)" office:value-type="string" office:string-value="Piquetas">
            <text:p>Piquetas</text:p>
          </table:table-cell>
          <table:table-cell table:content-validation-name="val3" office:value-type="string">
            <text:p>Escalada - Hielo - Piquetas</text:p>
          </table:table-cell>
          <table:table-cell office:value-type="string">
            <text:p>Alquiler</text:p>
          </table:table-cell>
          <table:table-cell office:value-type="string">
            <text:p>N</text:p>
          </table:table-cell>
        </table:table-row>
        <table:table-row table:style-name="ro1" table:number-rows-repeated="18">
          <table:table-cell table:number-columns-repeated="3"/>
          <table:table-cell table:content-validation-name="val2"/>
          <table:table-cell table:number-columns-repeated="4"/>
          <table:table-cell table:content-validation-name="val3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4"/>
          <table:table-cell table:content-validation-name="val3"/>
          <table:table-cell table:number-columns-repeated="2"/>
        </table:table-row>
      </table:table>
      <table:table table:name="lk_category" table:style-name="ta1" table:print="false"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ull_name</text:p>
          </table:table-cell>
          <table:table-cell office:value-type="string">
            <text:p>category_id</text:p>
          </table:table-cell>
          <table:table-cell office:value-type="string">
            <text:p>level1_name</text:p>
          </table:table-cell>
          <table:table-cell office:value-type="string">
            <text:p>level2_name</text:p>
          </table:table-cell>
          <table:table-cell office:value-type="string">
            <text:p>level3_name</text:p>
          </table:table-cell>
        </table:table-row>
        <table:table-row table:style-name="ro1">
          <table:table-cell table:formula="of:=[.C2] &amp; &quot; - &quot; &amp; [.D2]  &amp; &quot; - &quot; &amp; [.E2]" office:value-type="string" office:string-value="Indumentaria - 3ra Capa - Campera Rompeviento">
            <text:p>Indumentaria - 3ra Capa - Campera Rompeviento</text:p>
          </table:table-cell>
          <table:table-cell office:value-type="float" office:value="1">
            <text:p>1</text:p>
          </table:table-cell>
          <table:table-cell office:value-type="string">
            <text:p>Indumentaria</text:p>
          </table:table-cell>
          <table:table-cell office:value-type="string">
            <text:p>3ra Capa</text:p>
          </table:table-cell>
          <table:table-cell office:value-type="string">
            <text:p>Campera Rompeviento</text:p>
          </table:table-cell>
        </table:table-row>
        <table:table-row table:style-name="ro1">
          <table:table-cell table:formula="of:=[.C3] &amp; &quot; - &quot; &amp; [.D3]  &amp; &quot; - &quot; &amp; [.E3]" office:value-type="string" office:string-value="Indumentaria - 3ra Capa - Campera Respirable">
            <text:p>Indumentaria - 3ra Capa - Campera Respirable</text:p>
          </table:table-cell>
          <table:table-cell office:value-type="float" office:value="2">
            <text:p>2</text:p>
          </table:table-cell>
          <table:table-cell office:value-type="string">
            <text:p>Indumentaria</text:p>
          </table:table-cell>
          <table:table-cell office:value-type="string">
            <text:p>3ra Capa</text:p>
          </table:table-cell>
          <table:table-cell office:value-type="string">
            <text:p>Campera Respirable</text:p>
          </table:table-cell>
        </table:table-row>
        <table:table-row table:style-name="ro1">
          <table:table-cell table:formula="of:=[.C4] &amp; &quot; - &quot; &amp; [.D4]  &amp; &quot; - &quot; &amp; [.E4]" office:value-type="string" office:string-value="Indumentaria - 3ra Capa - Pantalon Rompeviento">
            <text:p>Indumentaria - 3ra Capa - Pantalon Rompeviento</text:p>
          </table:table-cell>
          <table:table-cell office:value-type="float" office:value="3">
            <text:p>3</text:p>
          </table:table-cell>
          <table:table-cell office:value-type="string">
            <text:p>Indumentaria</text:p>
          </table:table-cell>
          <table:table-cell office:value-type="string">
            <text:p>3ra Capa</text:p>
          </table:table-cell>
          <table:table-cell office:value-type="string">
            <text:p>Pantalon Rompeviento</text:p>
          </table:table-cell>
        </table:table-row>
        <table:table-row table:style-name="ro1">
          <table:table-cell table:formula="of:=[.C5] &amp; &quot; - &quot; &amp; [.D5]  &amp; &quot; - &quot; &amp; [.E5]" office:value-type="string" office:string-value="Indumentaria - 3ra Capa - Pantalon Respirable">
            <text:p>Indumentaria - 3ra Capa - Pantalon Respirable</text:p>
          </table:table-cell>
          <table:table-cell office:value-type="float" office:value="4">
            <text:p>4</text:p>
          </table:table-cell>
          <table:table-cell office:value-type="string">
            <text:p>Indumentaria</text:p>
          </table:table-cell>
          <table:table-cell office:value-type="string">
            <text:p>3ra Capa</text:p>
          </table:table-cell>
          <table:table-cell office:value-type="string">
            <text:p>Pantalon Respirable</text:p>
          </table:table-cell>
        </table:table-row>
        <table:table-row table:style-name="ro1">
          <table:table-cell table:formula="of:=[.C6] &amp; &quot; - &quot; &amp; [.D6]  &amp; &quot; - &quot; &amp; [.E6]" office:value-type="string" office:string-value="Indumentaria - 2da Capa - Campera Polar">
            <text:p>Indumentaria - 2da Capa - Campera Polar</text:p>
          </table:table-cell>
          <table:table-cell office:value-type="float" office:value="5">
            <text:p>5</text:p>
          </table:table-cell>
          <table:table-cell office:value-type="string">
            <text:p>Indumentaria</text:p>
          </table:table-cell>
          <table:table-cell office:value-type="string">
            <text:p>2da Capa</text:p>
          </table:table-cell>
          <table:table-cell office:value-type="string">
            <text:p>Campera Polar</text:p>
          </table:table-cell>
        </table:table-row>
        <table:table-row table:style-name="ro1">
          <table:table-cell table:formula="of:=[.C7] &amp; &quot; - &quot; &amp; [.D7]  &amp; &quot; - &quot; &amp; [.E7]" office:value-type="string" office:string-value="Indumentaria - 2da Capa - Pantalon Polar">
            <text:p>Indumentaria - 2da Capa - Pantalon Polar</text:p>
          </table:table-cell>
          <table:table-cell office:value-type="float" office:value="6">
            <text:p>6</text:p>
          </table:table-cell>
          <table:table-cell office:value-type="string">
            <text:p>Indumentaria</text:p>
          </table:table-cell>
          <table:table-cell office:value-type="string">
            <text:p>2da Capa</text:p>
          </table:table-cell>
          <table:table-cell office:value-type="string">
            <text:p>Pantalon Polar</text:p>
          </table:table-cell>
        </table:table-row>
        <table:table-row table:style-name="ro1">
          <table:table-cell table:formula="of:=[.C8] &amp; &quot; - &quot; &amp; [.D8]  &amp; &quot; - &quot; &amp; [.E8]" office:value-type="string" office:string-value="Indumentaria - 2da Capa - Buzo Polar">
            <text:p>Indumentaria - 2da Capa - Buzo Polar</text:p>
          </table:table-cell>
          <table:table-cell office:value-type="float" office:value="7">
            <text:p>7</text:p>
          </table:table-cell>
          <table:table-cell office:value-type="string">
            <text:p>Indumentaria</text:p>
          </table:table-cell>
          <table:table-cell office:value-type="string">
            <text:p>2da Capa</text:p>
          </table:table-cell>
          <table:table-cell office:value-type="string">
            <text:p>Buzo Polar</text:p>
          </table:table-cell>
        </table:table-row>
        <table:table-row table:style-name="ro1">
          <table:table-cell table:formula="of:=[.C9] &amp; &quot; - &quot; &amp; [.D9]  &amp; &quot; - &quot; &amp; [.E9]" office:value-type="string" office:string-value="Indumentaria - 2da Capa - Chaleco Polar">
            <text:p>Indumentaria - 2da Capa - Chaleco Polar</text:p>
          </table:table-cell>
          <table:table-cell office:value-type="float" office:value="8">
            <text:p>8</text:p>
          </table:table-cell>
          <table:table-cell office:value-type="string">
            <text:p>Indumentaria</text:p>
          </table:table-cell>
          <table:table-cell office:value-type="string">
            <text:p>2da Capa</text:p>
          </table:table-cell>
          <table:table-cell office:value-type="string">
            <text:p>Chaleco Polar</text:p>
          </table:table-cell>
        </table:table-row>
        <table:table-row table:style-name="ro1">
          <table:table-cell table:formula="of:=[.C10] &amp; &quot; - &quot; &amp; [.D10]  &amp; &quot; - &quot; &amp; [.E10]" office:value-type="string" office:string-value="Indumentaria - 1ra Capa - Camiseta Interior">
            <text:p>Indumentaria - 1ra Capa - Camiseta Interior</text:p>
          </table:table-cell>
          <table:table-cell office:value-type="float" office:value="9">
            <text:p>9</text:p>
          </table:table-cell>
          <table:table-cell office:value-type="string">
            <text:p>Indumentaria</text:p>
          </table:table-cell>
          <table:table-cell office:value-type="string">
            <text:p>1ra Capa</text:p>
          </table:table-cell>
          <table:table-cell office:value-type="string">
            <text:p>Camiseta Interior</text:p>
          </table:table-cell>
        </table:table-row>
        <table:table-row table:style-name="ro1">
          <table:table-cell table:formula="of:=[.C11] &amp; &quot; - &quot; &amp; [.D11]  &amp; &quot; - &quot; &amp; [.E11]" office:value-type="string" office:string-value="Indumentaria - 1ra Capa - Remera Interior">
            <text:p>Indumentaria - 1ra Capa - Remera Interior</text:p>
          </table:table-cell>
          <table:table-cell office:value-type="float" office:value="10">
            <text:p>10</text:p>
          </table:table-cell>
          <table:table-cell office:value-type="string">
            <text:p>Indumentaria</text:p>
          </table:table-cell>
          <table:table-cell office:value-type="string">
            <text:p>1ra Capa</text:p>
          </table:table-cell>
          <table:table-cell office:value-type="string">
            <text:p>Remera Interior</text:p>
          </table:table-cell>
        </table:table-row>
        <table:table-row table:style-name="ro1">
          <table:table-cell table:formula="of:=[.C12] &amp; &quot; - &quot; &amp; [.D12]  &amp; &quot; - &quot; &amp; [.E12]" office:value-type="string" office:string-value="Indumentaria - 1ra Capa - Pantalon Interior">
            <text:p>Indumentaria - 1ra Capa - Pantalon Interior</text:p>
          </table:table-cell>
          <table:table-cell office:value-type="float" office:value="11">
            <text:p>11</text:p>
          </table:table-cell>
          <table:table-cell office:value-type="string">
            <text:p>Indumentaria</text:p>
          </table:table-cell>
          <table:table-cell office:value-type="string">
            <text:p>1ra Capa</text:p>
          </table:table-cell>
          <table:table-cell office:value-type="string">
            <text:p>Pantalon Interior</text:p>
          </table:table-cell>
        </table:table-row>
        <table:table-row table:style-name="ro1">
          <table:table-cell table:formula="of:=[.C13] &amp; &quot; - &quot; &amp; [.D13]  &amp; &quot; - &quot; &amp; [.E13]" office:value-type="string" office:string-value="Indumentaria - 1ra Capa - Pantalon Trekk">
            <text:p>Indumentaria - 1ra Capa - Pantalon Trekk</text:p>
          </table:table-cell>
          <table:table-cell office:value-type="float" office:value="12">
            <text:p>12</text:p>
          </table:table-cell>
          <table:table-cell office:value-type="string">
            <text:p>Indumentaria</text:p>
          </table:table-cell>
          <table:table-cell office:value-type="string">
            <text:p>1ra Capa</text:p>
          </table:table-cell>
          <table:table-cell office:value-type="string">
            <text:p>Pantalon Trekk</text:p>
          </table:table-cell>
        </table:table-row>
        <table:table-row table:style-name="ro1">
          <table:table-cell table:formula="of:=[.C14] &amp; &quot; - &quot; &amp; [.D14]  &amp; &quot; - &quot; &amp; [.E14]" office:value-type="string" office:string-value="Indumentaria - Accesorios - Guantes">
            <text:p>Indumentaria - Accesorios - Guantes</text:p>
          </table:table-cell>
          <table:table-cell office:value-type="float" office:value="13">
            <text:p>13</text:p>
          </table:table-cell>
          <table:table-cell office:value-type="string">
            <text:p>Indumentaria</text:p>
          </table:table-cell>
          <table:table-cell office:value-type="string">
            <text:p>Accesorios</text:p>
          </table:table-cell>
          <table:table-cell office:value-type="string">
            <text:p>Guantes</text:p>
          </table:table-cell>
        </table:table-row>
        <table:table-row table:style-name="ro1">
          <table:table-cell table:formula="of:=[.C15] &amp; &quot; - &quot; &amp; [.D15]  &amp; &quot; - &quot; &amp; [.E15]" office:value-type="string" office:string-value="Indumentaria - Accesorios - Gorros y cuellos">
            <text:p>Indumentaria - Accesorios - Gorros y cuellos</text:p>
          </table:table-cell>
          <table:table-cell office:value-type="float" office:value="14">
            <text:p>14</text:p>
          </table:table-cell>
          <table:table-cell office:value-type="string">
            <text:p>Indumentaria</text:p>
          </table:table-cell>
          <table:table-cell office:value-type="string">
            <text:p>Accesorios</text:p>
          </table:table-cell>
          <table:table-cell office:value-type="string">
            <text:p>Gorros y cuellos</text:p>
          </table:table-cell>
        </table:table-row>
        <table:table-row table:style-name="ro1">
          <table:table-cell table:formula="of:=[.C16] &amp; &quot; - &quot; &amp; [.D16]  &amp; &quot; - &quot; &amp; [.E16]" office:value-type="string" office:string-value="Indumentaria - Calzado - Botas dobles">
            <text:p>Indumentaria - Calzado - Botas dobles</text:p>
          </table:table-cell>
          <table:table-cell office:value-type="float" office:value="15">
            <text:p>15</text:p>
          </table:table-cell>
          <table:table-cell office:value-type="string">
            <text:p>Indumentaria</text:p>
          </table:table-cell>
          <table:table-cell office:value-type="string">
            <text:p>Calzado</text:p>
          </table:table-cell>
          <table:table-cell office:value-type="string">
            <text:p>Botas dobles</text:p>
          </table:table-cell>
        </table:table-row>
        <table:table-row table:style-name="ro1">
          <table:table-cell table:formula="of:=[.C17] &amp; &quot; - &quot; &amp; [.D17]  &amp; &quot; - &quot; &amp; [.E17]" office:value-type="string" office:string-value="Indumentaria - Calzado - Botas Trekking">
            <text:p>Indumentaria - Calzado - Botas Trekking</text:p>
          </table:table-cell>
          <table:table-cell office:value-type="float" office:value="16">
            <text:p>16</text:p>
          </table:table-cell>
          <table:table-cell office:value-type="string">
            <text:p>Indumentaria</text:p>
          </table:table-cell>
          <table:table-cell office:value-type="string">
            <text:p>Calzado</text:p>
          </table:table-cell>
          <table:table-cell office:value-type="string">
            <text:p>Botas Trekking</text:p>
          </table:table-cell>
        </table:table-row>
        <table:table-row table:style-name="ro1">
          <table:table-cell table:formula="of:=[.C18] &amp; &quot; - &quot; &amp; [.D18]  &amp; &quot; - &quot; &amp; [.E18]" office:value-type="string" office:string-value="Indumentaria - Calzado - Zapatillas Trekking">
            <text:p>Indumentaria - Calzado - Zapatillas Trekking</text:p>
          </table:table-cell>
          <table:table-cell office:value-type="float" office:value="17">
            <text:p>17</text:p>
          </table:table-cell>
          <table:table-cell office:value-type="string">
            <text:p>Indumentaria</text:p>
          </table:table-cell>
          <table:table-cell office:value-type="string">
            <text:p>Calzado</text:p>
          </table:table-cell>
          <table:table-cell office:value-type="string">
            <text:p>Zapatillas Trekking</text:p>
          </table:table-cell>
        </table:table-row>
        <table:table-row table:style-name="ro1">
          <table:table-cell table:formula="of:=[.C19] &amp; &quot; - &quot; &amp; [.D19]  &amp; &quot; - &quot; &amp; [.E19]" office:value-type="string" office:string-value="Indumentaria - Calzado - Zapatillas Escalada">
            <text:p>Indumentaria - Calzado - Zapatillas Escalada</text:p>
          </table:table-cell>
          <table:table-cell office:value-type="float" office:value="18">
            <text:p>18</text:p>
          </table:table-cell>
          <table:table-cell office:value-type="string">
            <text:p>Indumentaria</text:p>
          </table:table-cell>
          <table:table-cell office:value-type="string">
            <text:p>Calzado</text:p>
          </table:table-cell>
          <table:table-cell office:value-type="string">
            <text:p>Zapatillas Escalada</text:p>
          </table:table-cell>
        </table:table-row>
        <table:table-row table:style-name="ro1">
          <table:table-cell table:formula="of:=[.C20] &amp; &quot; - &quot; &amp; [.D20]  &amp; &quot; - &quot; &amp; [.E20]" office:value-type="string" office:string-value="Indumentaria - Calzado - Sandalias">
            <text:p>Indumentaria - Calzado - Sandalias</text:p>
          </table:table-cell>
          <table:table-cell office:value-type="float" office:value="19">
            <text:p>19</text:p>
          </table:table-cell>
          <table:table-cell office:value-type="string">
            <text:p>Indumentaria</text:p>
          </table:table-cell>
          <table:table-cell office:value-type="string">
            <text:p>Calzado</text:p>
          </table:table-cell>
          <table:table-cell office:value-type="string">
            <text:p>Sandalias</text:p>
          </table:table-cell>
        </table:table-row>
        <table:table-row table:style-name="ro1">
          <table:table-cell table:formula="of:=[.C21] &amp; &quot; - &quot; &amp; [.D21]  &amp; &quot; - &quot; &amp; [.E21]" office:value-type="string" office:string-value="Trekking - Mochilas - Ataque">
            <text:p>Trekking - Mochilas - Ataque</text:p>
          </table:table-cell>
          <table:table-cell office:value-type="float" office:value="20">
            <text:p>20</text:p>
          </table:table-cell>
          <table:table-cell office:value-type="string">
            <text:p>Trekking</text:p>
          </table:table-cell>
          <table:table-cell office:value-type="string">
            <text:p>Mochilas</text:p>
          </table:table-cell>
          <table:table-cell office:value-type="string">
            <text:p>Ataque</text:p>
          </table:table-cell>
        </table:table-row>
        <table:table-row table:style-name="ro1">
          <table:table-cell table:formula="of:=[.C22] &amp; &quot; - &quot; &amp; [.D22]  &amp; &quot; - &quot; &amp; [.E22]" office:value-type="string" office:string-value="Trekking - Mochilas - Medianas &gt;= 40l">
            <text:p>Trekking - Mochilas - Medianas &gt;= 40l</text:p>
          </table:table-cell>
          <table:table-cell office:value-type="float" office:value="21">
            <text:p>21</text:p>
          </table:table-cell>
          <table:table-cell office:value-type="string">
            <text:p>Trekking</text:p>
          </table:table-cell>
          <table:table-cell office:value-type="string">
            <text:p>Mochilas</text:p>
          </table:table-cell>
          <table:table-cell office:value-type="string">
            <text:p>Medianas &gt;= 40l</text:p>
          </table:table-cell>
        </table:table-row>
        <table:table-row table:style-name="ro1">
          <table:table-cell table:formula="of:=[.C23] &amp; &quot; - &quot; &amp; [.D23]  &amp; &quot; - &quot; &amp; [.E23]" office:value-type="string" office:string-value="Trekking - Mochilas - Grandes &gt;= 70l">
            <text:p>Trekking - Mochilas - Grandes &gt;= 70l</text:p>
          </table:table-cell>
          <table:table-cell office:value-type="float" office:value="22">
            <text:p>22</text:p>
          </table:table-cell>
          <table:table-cell office:value-type="string">
            <text:p>Trekking</text:p>
          </table:table-cell>
          <table:table-cell office:value-type="string">
            <text:p>Mochilas</text:p>
          </table:table-cell>
          <table:table-cell office:value-type="string">
            <text:p>Grandes &gt;= 70l</text:p>
          </table:table-cell>
        </table:table-row>
        <table:table-row table:style-name="ro1">
          <table:table-cell table:formula="of:=[.C24] &amp; &quot; - &quot; &amp; [.D24]  &amp; &quot; - &quot; &amp; [.E24]" office:value-type="string" office:string-value="Trekking - Bolsas dormir - Pluma">
            <text:p>Trekking - Bolsas dormir - Pluma</text:p>
          </table:table-cell>
          <table:table-cell office:value-type="float" office:value="23">
            <text:p>23</text:p>
          </table:table-cell>
          <table:table-cell office:value-type="string">
            <text:p>Trekking</text:p>
          </table:table-cell>
          <table:table-cell office:value-type="string">
            <text:p>Bolsas dormir</text:p>
          </table:table-cell>
          <table:table-cell office:value-type="string">
            <text:p>Pluma</text:p>
          </table:table-cell>
        </table:table-row>
        <table:table-row table:style-name="ro1">
          <table:table-cell table:formula="of:=[.C25] &amp; &quot; - &quot; &amp; [.D25]  &amp; &quot; - &quot; &amp; [.E25]" office:value-type="string" office:string-value="Trekking - Bolsas dormir - Sintetico">
            <text:p>Trekking - Bolsas dormir - Sintetico</text:p>
          </table:table-cell>
          <table:table-cell office:value-type="float" office:value="24">
            <text:p>24</text:p>
          </table:table-cell>
          <table:table-cell office:value-type="string">
            <text:p>Trekking</text:p>
          </table:table-cell>
          <table:table-cell office:value-type="string">
            <text:p>Bolsas dormir</text:p>
          </table:table-cell>
          <table:table-cell office:value-type="string">
            <text:p>Sintetico</text:p>
          </table:table-cell>
        </table:table-row>
        <table:table-row table:style-name="ro1">
          <table:table-cell table:formula="of:=[.C26] &amp; &quot; - &quot; &amp; [.D26]  &amp; &quot; - &quot; &amp; [.E26]" office:value-type="string" office:string-value="Trekking - Aislantes - ">
            <text:p>Trekking - Aislantes - </text:p>
          </table:table-cell>
          <table:table-cell office:value-type="float" office:value="25">
            <text:p>25</text:p>
          </table:table-cell>
          <table:table-cell office:value-type="string">
            <text:p>Trekking</text:p>
          </table:table-cell>
          <table:table-cell office:value-type="string">
            <text:p>Aislantes</text:p>
          </table:table-cell>
          <table:table-cell/>
        </table:table-row>
        <table:table-row table:style-name="ro1">
          <table:table-cell table:formula="of:=[.C27] &amp; &quot; - &quot; &amp; [.D27]  &amp; &quot; - &quot; &amp; [.E27]" office:value-type="string" office:string-value="Trekking - Accesorios - ">
            <text:p>Trekking - Accesorios - </text:p>
          </table:table-cell>
          <table:table-cell office:value-type="float" office:value="26">
            <text:p>26</text:p>
          </table:table-cell>
          <table:table-cell office:value-type="string">
            <text:p>Trekking</text:p>
          </table:table-cell>
          <table:table-cell office:value-type="string">
            <text:p>Accesorios</text:p>
          </table:table-cell>
          <table:table-cell/>
        </table:table-row>
        <table:table-row table:style-name="ro1">
          <table:table-cell table:formula="of:=[.C28] &amp; &quot; - &quot; &amp; [.D28]  &amp; &quot; - &quot; &amp; [.E28]" office:value-type="string" office:string-value="Escalada - Seguridad - Arnes">
            <text:p>Escalada - Seguridad - Arnes</text:p>
          </table:table-cell>
          <table:table-cell office:value-type="float" office:value="27">
            <text:p>27</text:p>
          </table:table-cell>
          <table:table-cell office:value-type="string">
            <text:p>Escalada</text:p>
          </table:table-cell>
          <table:table-cell office:value-type="string">
            <text:p>Seguridad</text:p>
          </table:table-cell>
          <table:table-cell office:value-type="string">
            <text:p>Arnes</text:p>
          </table:table-cell>
        </table:table-row>
        <table:table-row table:style-name="ro1">
          <table:table-cell table:formula="of:=[.C29] &amp; &quot; - &quot; &amp; [.D29]  &amp; &quot; - &quot; &amp; [.E29]" office:value-type="string" office:string-value="Escalada - Seguridad - Mosquetones">
            <text:p>Escalada - Seguridad - Mosquetones</text:p>
          </table:table-cell>
          <table:table-cell office:value-type="float" office:value="28">
            <text:p>28</text:p>
          </table:table-cell>
          <table:table-cell office:value-type="string">
            <text:p>Escalada</text:p>
          </table:table-cell>
          <table:table-cell office:value-type="string">
            <text:p>Seguridad</text:p>
          </table:table-cell>
          <table:table-cell office:value-type="string">
            <text:p>Mosquetones</text:p>
          </table:table-cell>
        </table:table-row>
        <table:table-row table:style-name="ro1">
          <table:table-cell table:formula="of:=[.C30] &amp; &quot; - &quot; &amp; [.D30]  &amp; &quot; - &quot; &amp; [.E30]" office:value-type="string" office:string-value="Escalada - Seguridad - Descensores">
            <text:p>Escalada - Seguridad - Descensores</text:p>
          </table:table-cell>
          <table:table-cell office:value-type="float" office:value="29">
            <text:p>29</text:p>
          </table:table-cell>
          <table:table-cell office:value-type="string">
            <text:p>Escalada</text:p>
          </table:table-cell>
          <table:table-cell office:value-type="string">
            <text:p>Seguridad</text:p>
          </table:table-cell>
          <table:table-cell office:value-type="string">
            <text:p>Descensores</text:p>
          </table:table-cell>
        </table:table-row>
        <table:table-row table:style-name="ro1">
          <table:table-cell table:formula="of:=[.C31] &amp; &quot; - &quot; &amp; [.D31]  &amp; &quot; - &quot; &amp; [.E31]" office:value-type="string" office:string-value="Escalada - Seguridad - Cascos">
            <text:p>Escalada - Seguridad - Cascos</text:p>
          </table:table-cell>
          <table:table-cell office:value-type="float" office:value="30">
            <text:p>30</text:p>
          </table:table-cell>
          <table:table-cell office:value-type="string">
            <text:p>Escalada</text:p>
          </table:table-cell>
          <table:table-cell office:value-type="string">
            <text:p>Seguridad</text:p>
          </table:table-cell>
          <table:table-cell office:value-type="string">
            <text:p>Cascos</text:p>
          </table:table-cell>
        </table:table-row>
        <table:table-row table:style-name="ro1">
          <table:table-cell table:formula="of:=[.C32] &amp; &quot; - &quot; &amp; [.D32]  &amp; &quot; - &quot; &amp; [.E32]" office:value-type="string" office:string-value="Escalada - Hielo - Piquetas">
            <text:p>Escalada - Hielo - Piquetas</text:p>
          </table:table-cell>
          <table:table-cell office:value-type="float" office:value="31">
            <text:p>31</text:p>
          </table:table-cell>
          <table:table-cell office:value-type="string">
            <text:p>Escalada</text:p>
          </table:table-cell>
          <table:table-cell office:value-type="string">
            <text:p>Hielo</text:p>
          </table:table-cell>
          <table:table-cell office:value-type="string">
            <text:p>Piquetas</text:p>
          </table:table-cell>
        </table:table-row>
        <table:table-row table:style-name="ro1">
          <table:table-cell table:formula="of:=[.C33] &amp; &quot; - &quot; &amp; [.D33]  &amp; &quot; - &quot; &amp; [.E33]" office:value-type="string" office:string-value="Escalada - Hielo - Grampones">
            <text:p>Escalada - Hielo - Grampones</text:p>
          </table:table-cell>
          <table:table-cell office:value-type="float" office:value="32">
            <text:p>32</text:p>
          </table:table-cell>
          <table:table-cell office:value-type="string">
            <text:p>Escalada</text:p>
          </table:table-cell>
          <table:table-cell office:value-type="string">
            <text:p>Hielo</text:p>
          </table:table-cell>
          <table:table-cell office:value-type="string">
            <text:p>Grampones</text:p>
          </table:table-cell>
        </table:table-row>
        <table:table-row table:style-name="ro1">
          <table:table-cell table:formula="of:=[.C34] &amp; &quot; - &quot; &amp; [.D34]  &amp; &quot; - &quot; &amp; [.E34]" office:value-type="string" office:string-value="Escalada - Roca - Friends">
            <text:p>Escalada - Roca - Friends</text:p>
          </table:table-cell>
          <table:table-cell office:value-type="float" office:value="33">
            <text:p>33</text:p>
          </table:table-cell>
          <table:table-cell office:value-type="string">
            <text:p>Escalada</text:p>
          </table:table-cell>
          <table:table-cell office:value-type="string">
            <text:p>Roca</text:p>
          </table:table-cell>
          <table:table-cell office:value-type="string">
            <text:p>Friends</text:p>
          </table:table-cell>
        </table:table-row>
        <table:table-row table:style-name="ro1">
          <table:table-cell table:formula="of:=[.C35] &amp; &quot; - &quot; &amp; [.D35]  &amp; &quot; - &quot; &amp; [.E35]" office:value-type="string" office:string-value="Escalada - Roca - Stoppers">
            <text:p>Escalada - Roca - Stoppers</text:p>
          </table:table-cell>
          <table:table-cell office:value-type="float" office:value="34">
            <text:p>34</text:p>
          </table:table-cell>
          <table:table-cell office:value-type="string">
            <text:p>Escalada</text:p>
          </table:table-cell>
          <table:table-cell office:value-type="string">
            <text:p>Roca</text:p>
          </table:table-cell>
          <table:table-cell office:value-type="string">
            <text:p>Stoppers</text:p>
          </table:table-cell>
        </table:table-row>
        <table:table-row table:style-name="ro1">
          <table:table-cell table:formula="of:=[.C36] &amp; &quot; - &quot; &amp; [.D36]  &amp; &quot; - &quot; &amp; [.E36]" office:value-type="string" office:string-value="Escalada - Roca - Escalada Artificial">
            <text:p>Escalada - Roca - Escalada Artificial</text:p>
          </table:table-cell>
          <table:table-cell office:value-type="float" office:value="35">
            <text:p>35</text:p>
          </table:table-cell>
          <table:table-cell office:value-type="string">
            <text:p>Escalada</text:p>
          </table:table-cell>
          <table:table-cell office:value-type="string">
            <text:p>Roca</text:p>
          </table:table-cell>
          <table:table-cell office:value-type="string">
            <text:p>Escalada Artificial</text:p>
          </table:table-cell>
        </table:table-row>
        <table:table-row table:style-name="ro1">
          <table:table-cell table:formula="of:=[.C37] &amp; &quot; - &quot; &amp; [.D37]  &amp; &quot; - &quot; &amp; [.E37]" office:value-type="string" office:string-value="Escalada - Accesorios - ">
            <text:p>Escalada - Accesorios - </text:p>
          </table:table-cell>
          <table:table-cell office:value-type="float" office:value="36">
            <text:p>36</text:p>
          </table:table-cell>
          <table:table-cell office:value-type="string">
            <text:p>Escalada</text:p>
          </table:table-cell>
          <table:table-cell office:value-type="string">
            <text:p>Accesorios</text:p>
          </table:table-cell>
          <table:table-cell/>
        </table:table-row>
        <table:table-row table:style-name="ro1">
          <table:table-cell table:formula="of:=[.C38] &amp; &quot; - &quot; &amp; [.D38]  &amp; &quot; - &quot; &amp; [.E38]" office:value-type="string" office:string-value="Camping - Cocina - Calentadores">
            <text:p>Camping - Cocina - Calentadores</text:p>
          </table:table-cell>
          <table:table-cell office:value-type="float" office:value="37">
            <text:p>37</text:p>
          </table:table-cell>
          <table:table-cell office:value-type="string">
            <text:p>Camping</text:p>
          </table:table-cell>
          <table:table-cell office:value-type="string">
            <text:p>Cocina</text:p>
          </table:table-cell>
          <table:table-cell office:value-type="string">
            <text:p>Calentadores</text:p>
          </table:table-cell>
        </table:table-row>
        <table:table-row table:style-name="ro1">
          <table:table-cell table:formula="of:=[.C39] &amp; &quot; - &quot; &amp; [.D39]  &amp; &quot; - &quot; &amp; [.E39]" office:value-type="string" office:string-value="Camping - Cocina - Marmitas">
            <text:p>Camping - Cocina - Marmitas</text:p>
          </table:table-cell>
          <table:table-cell office:value-type="float" office:value="38">
            <text:p>38</text:p>
          </table:table-cell>
          <table:table-cell office:value-type="string">
            <text:p>Camping</text:p>
          </table:table-cell>
          <table:table-cell office:value-type="string">
            <text:p>Cocina</text:p>
          </table:table-cell>
          <table:table-cell office:value-type="string">
            <text:p>Marmitas</text:p>
          </table:table-cell>
        </table:table-row>
        <table:table-row table:style-name="ro1">
          <table:table-cell table:formula="of:=[.C40] &amp; &quot; - &quot; &amp; [.D40]  &amp; &quot; - &quot; &amp; [.E40]" office:value-type="string" office:string-value="Camping - Cocina - Termos">
            <text:p>Camping - Cocina - Termos</text:p>
          </table:table-cell>
          <table:table-cell office:value-type="float" office:value="39">
            <text:p>39</text:p>
          </table:table-cell>
          <table:table-cell office:value-type="string">
            <text:p>Camping</text:p>
          </table:table-cell>
          <table:table-cell office:value-type="string">
            <text:p>Cocina</text:p>
          </table:table-cell>
          <table:table-cell office:value-type="string">
            <text:p>Termos</text:p>
          </table:table-cell>
        </table:table-row>
        <table:table-row table:style-name="ro1">
          <table:table-cell table:formula="of:=[.C41] &amp; &quot; - &quot; &amp; [.D41]  &amp; &quot; - &quot; &amp; [.E41]" office:value-type="string" office:string-value="Camping - Carpas - Alta Montana">
            <text:p>Camping - Carpas - Alta Montana</text:p>
          </table:table-cell>
          <table:table-cell office:value-type="float" office:value="40">
            <text:p>40</text:p>
          </table:table-cell>
          <table:table-cell office:value-type="string">
            <text:p>Camping</text:p>
          </table:table-cell>
          <table:table-cell office:value-type="string">
            <text:p>Carpas</text:p>
          </table:table-cell>
          <table:table-cell office:value-type="string">
            <text:p>Alta Montana</text:p>
          </table:table-cell>
        </table:table-row>
        <table:table-row table:style-name="ro1">
          <table:table-cell table:formula="of:=[.C42] &amp; &quot; - &quot; &amp; [.D42]  &amp; &quot; - &quot; &amp; [.E42]" office:value-type="string" office:string-value="Camping - Carpas - 3 y 2 Estaciones">
            <text:p>Camping - Carpas - 3 y 2 Estaciones</text:p>
          </table:table-cell>
          <table:table-cell office:value-type="float" office:value="41">
            <text:p>41</text:p>
          </table:table-cell>
          <table:table-cell office:value-type="string">
            <text:p>Camping</text:p>
          </table:table-cell>
          <table:table-cell office:value-type="string">
            <text:p>Carpas</text:p>
          </table:table-cell>
          <table:table-cell office:value-type="string">
            <text:p>3 y 2 Estaciones</text:p>
          </table:table-cell>
        </table:table-row>
      </table:table>
      <table:table table:name="lk_brand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rand_name</text:p>
          </table:table-cell>
          <table:table-cell office:value-type="string">
            <text:p>brand_id</text:p>
          </table:table-cell>
        </table:table-row>
        <table:table-row table:style-name="ro1">
          <table:table-cell office:value-type="string">
            <text:p>Alivert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kal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si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ib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kni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etz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ssi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S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oi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a Sportiv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Koflach</text:p>
          </table:table-cell>
          <table:table-cell office:value-type="float" office:value="12">
            <text:p>12</text:p>
          </table:table-cell>
        </table:table-row>
      </table:table>
      <table:table table:name="lk_time" table:style-name="ta1" table:print="false"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week_in_month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  <table:table-cell office:value-type="string">
            <text:p>date_ref</text:p>
          </table:table-cell>
        </table:table-row>
        <table:table-row table:style-name="ro1">
          <table:table-cell table:formula="of:=YEAR([.I2])&amp;RIGHT(&quot;0&quot;&amp;MONTH([.I2]);2)&amp;RIGHT(&quot;0&quot;&amp;DAY([.I2]);2)" office:value-type="string" office:string-value="20080101">
            <text:p>20080101</text:p>
          </table:table-cell>
          <table:table-cell table:formula="of:=YEAR([.I2])" office:value-type="float" office:value="2008">
            <text:p>2008</text:p>
          </table:table-cell>
          <table:table-cell table:formula="of:=ROUNDUP(MONTH([.I2])/3)" office:value-type="float" office:value="1">
            <text:p>1</text:p>
          </table:table-cell>
          <table:table-cell table:formula="of:=MONTH([.I2])" office:value-type="float" office:value="1">
            <text:p>1</text:p>
          </table:table-cell>
          <table:table-cell table:formula="of:=&quot;Enero &quot; &amp; [.B2]" office:value-type="string" office:string-value="Enero 2008">
            <text:p>Enero 2008</text:p>
          </table:table-cell>
          <table:table-cell table:formula="of:=&quot;W&quot; &amp; ISOWEEKNUM([.I2];1)" office:value-type="string" office:string-value="W1">
            <text:p>W1</text:p>
          </table:table-cell>
          <table:table-cell table:formula="of:=DAY([.I2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8-01-01">
            <text:p>01/01/08</text:p>
          </table:table-cell>
        </table:table-row>
        <table:table-row table:style-name="ro1">
          <table:table-cell table:formula="of:=YEAR([.I3])&amp;RIGHT(&quot;0&quot;&amp;MONTH([.I3]);2)&amp;RIGHT(&quot;0&quot;&amp;DAY([.I3]);2)" office:value-type="string" office:string-value="20080102">
            <text:p>20080102</text:p>
          </table:table-cell>
          <table:table-cell table:formula="of:=YEAR([.I3])" office:value-type="float" office:value="2008">
            <text:p>2008</text:p>
          </table:table-cell>
          <table:table-cell table:formula="of:=ROUNDUP(MONTH([.I3])/3)" office:value-type="float" office:value="1">
            <text:p>1</text:p>
          </table:table-cell>
          <table:table-cell table:formula="of:=MONTH([.I3])" office:value-type="float" office:value="1">
            <text:p>1</text:p>
          </table:table-cell>
          <table:table-cell table:formula="of:=&quot;Enero &quot; &amp; [.B3]" office:value-type="string" office:string-value="Enero 2008">
            <text:p>Enero 2008</text:p>
          </table:table-cell>
          <table:table-cell table:formula="of:=&quot;W&quot; &amp; ISOWEEKNUM([.I3];1)" office:value-type="string" office:string-value="W1">
            <text:p>W1</text:p>
          </table:table-cell>
          <table:table-cell table:formula="of:=DAY([.I3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8-01-02">
            <text:p>01/02/08</text:p>
          </table:table-cell>
        </table:table-row>
        <table:table-row table:style-name="ro1">
          <table:table-cell table:formula="of:=YEAR([.I4])&amp;RIGHT(&quot;0&quot;&amp;MONTH([.I4]);2)&amp;RIGHT(&quot;0&quot;&amp;DAY([.I4]);2)" office:value-type="string" office:string-value="20080103">
            <text:p>20080103</text:p>
          </table:table-cell>
          <table:table-cell table:formula="of:=YEAR([.I4])" office:value-type="float" office:value="2008">
            <text:p>2008</text:p>
          </table:table-cell>
          <table:table-cell table:formula="of:=ROUNDUP(MONTH([.I4])/3)" office:value-type="float" office:value="1">
            <text:p>1</text:p>
          </table:table-cell>
          <table:table-cell table:formula="of:=MONTH([.I4])" office:value-type="float" office:value="1">
            <text:p>1</text:p>
          </table:table-cell>
          <table:table-cell table:formula="of:=&quot;Enero &quot; &amp; [.B4]" office:value-type="string" office:string-value="Enero 2008">
            <text:p>Enero 2008</text:p>
          </table:table-cell>
          <table:table-cell table:formula="of:=&quot;W&quot; &amp; ISOWEEKNUM([.I4];1)" office:value-type="string" office:string-value="W1">
            <text:p>W1</text:p>
          </table:table-cell>
          <table:table-cell table:formula="of:=DAY([.I4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8-01-03">
            <text:p>01/03/08</text:p>
          </table:table-cell>
        </table:table-row>
        <table:table-row table:style-name="ro1">
          <table:table-cell table:formula="of:=YEAR([.I5])&amp;RIGHT(&quot;0&quot;&amp;MONTH([.I5]);2)&amp;RIGHT(&quot;0&quot;&amp;DAY([.I5]);2)" office:value-type="string" office:string-value="20080104">
            <text:p>20080104</text:p>
          </table:table-cell>
          <table:table-cell table:formula="of:=YEAR([.I5])" office:value-type="float" office:value="2008">
            <text:p>2008</text:p>
          </table:table-cell>
          <table:table-cell table:formula="of:=ROUNDUP(MONTH([.I5])/3)" office:value-type="float" office:value="1">
            <text:p>1</text:p>
          </table:table-cell>
          <table:table-cell table:formula="of:=MONTH([.I5])" office:value-type="float" office:value="1">
            <text:p>1</text:p>
          </table:table-cell>
          <table:table-cell table:formula="of:=&quot;Enero &quot; &amp; [.B5]" office:value-type="string" office:string-value="Enero 2008">
            <text:p>Enero 2008</text:p>
          </table:table-cell>
          <table:table-cell table:formula="of:=&quot;W&quot; &amp; ISOWEEKNUM([.I5];1)" office:value-type="string" office:string-value="W1">
            <text:p>W1</text:p>
          </table:table-cell>
          <table:table-cell table:formula="of:=DAY([.I5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8-01-04">
            <text:p>01/04/08</text:p>
          </table:table-cell>
        </table:table-row>
        <table:table-row table:style-name="ro1">
          <table:table-cell table:formula="of:=YEAR([.I6])&amp;RIGHT(&quot;0&quot;&amp;MONTH([.I6]);2)&amp;RIGHT(&quot;0&quot;&amp;DAY([.I6]);2)" office:value-type="string" office:string-value="20080105">
            <text:p>20080105</text:p>
          </table:table-cell>
          <table:table-cell table:formula="of:=YEAR([.I6])" office:value-type="float" office:value="2008">
            <text:p>2008</text:p>
          </table:table-cell>
          <table:table-cell table:formula="of:=ROUNDUP(MONTH([.I6])/3)" office:value-type="float" office:value="1">
            <text:p>1</text:p>
          </table:table-cell>
          <table:table-cell table:formula="of:=MONTH([.I6])" office:value-type="float" office:value="1">
            <text:p>1</text:p>
          </table:table-cell>
          <table:table-cell table:formula="of:=&quot;Enero &quot; &amp; [.B6]" office:value-type="string" office:string-value="Enero 2008">
            <text:p>Enero 2008</text:p>
          </table:table-cell>
          <table:table-cell table:formula="of:=&quot;W&quot; &amp; ISOWEEKNUM([.I6];1)" office:value-type="string" office:string-value="W1">
            <text:p>W1</text:p>
          </table:table-cell>
          <table:table-cell table:formula="of:=DAY([.I6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8-01-05">
            <text:p>01/05/08</text:p>
          </table:table-cell>
        </table:table-row>
        <table:table-row table:style-name="ro1">
          <table:table-cell table:formula="of:=YEAR([.I7])&amp;RIGHT(&quot;0&quot;&amp;MONTH([.I7]);2)&amp;RIGHT(&quot;0&quot;&amp;DAY([.I7]);2)" office:value-type="string" office:string-value="20080106">
            <text:p>20080106</text:p>
          </table:table-cell>
          <table:table-cell table:formula="of:=YEAR([.I7])" office:value-type="float" office:value="2008">
            <text:p>2008</text:p>
          </table:table-cell>
          <table:table-cell table:formula="of:=ROUNDUP(MONTH([.I7])/3)" office:value-type="float" office:value="1">
            <text:p>1</text:p>
          </table:table-cell>
          <table:table-cell table:formula="of:=MONTH([.I7])" office:value-type="float" office:value="1">
            <text:p>1</text:p>
          </table:table-cell>
          <table:table-cell table:formula="of:=&quot;Enero &quot; &amp; [.B7]" office:value-type="string" office:string-value="Enero 2008">
            <text:p>Enero 2008</text:p>
          </table:table-cell>
          <table:table-cell table:formula="of:=&quot;W&quot; &amp; ISOWEEKNUM([.I7];1)" office:value-type="string" office:string-value="W2">
            <text:p>W2</text:p>
          </table:table-cell>
          <table:table-cell table:formula="of:=DAY([.I7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8-01-06">
            <text:p>01/06/08</text:p>
          </table:table-cell>
        </table:table-row>
        <table:table-row table:style-name="ro1">
          <table:table-cell table:formula="of:=YEAR([.I8])&amp;RIGHT(&quot;0&quot;&amp;MONTH([.I8]);2)&amp;RIGHT(&quot;0&quot;&amp;DAY([.I8]);2)" office:value-type="string" office:string-value="20080107">
            <text:p>20080107</text:p>
          </table:table-cell>
          <table:table-cell table:formula="of:=YEAR([.I8])" office:value-type="float" office:value="2008">
            <text:p>2008</text:p>
          </table:table-cell>
          <table:table-cell table:formula="of:=ROUNDUP(MONTH([.I8])/3)" office:value-type="float" office:value="1">
            <text:p>1</text:p>
          </table:table-cell>
          <table:table-cell table:formula="of:=MONTH([.I8])" office:value-type="float" office:value="1">
            <text:p>1</text:p>
          </table:table-cell>
          <table:table-cell table:formula="of:=&quot;Enero &quot; &amp; [.B8]" office:value-type="string" office:string-value="Enero 2008">
            <text:p>Enero 2008</text:p>
          </table:table-cell>
          <table:table-cell table:formula="of:=&quot;W&quot; &amp; ISOWEEKNUM([.I8];1)" office:value-type="string" office:string-value="W2">
            <text:p>W2</text:p>
          </table:table-cell>
          <table:table-cell table:formula="of:=DAY([.I8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8-01-07">
            <text:p>01/07/08</text:p>
          </table:table-cell>
        </table:table-row>
        <table:table-row table:style-name="ro1">
          <table:table-cell table:formula="of:=YEAR([.I9])&amp;RIGHT(&quot;0&quot;&amp;MONTH([.I9]);2)&amp;RIGHT(&quot;0&quot;&amp;DAY([.I9]);2)" office:value-type="string" office:string-value="20080108">
            <text:p>20080108</text:p>
          </table:table-cell>
          <table:table-cell table:formula="of:=YEAR([.I9])" office:value-type="float" office:value="2008">
            <text:p>2008</text:p>
          </table:table-cell>
          <table:table-cell table:formula="of:=ROUNDUP(MONTH([.I9])/3)" office:value-type="float" office:value="1">
            <text:p>1</text:p>
          </table:table-cell>
          <table:table-cell table:formula="of:=MONTH([.I9])" office:value-type="float" office:value="1">
            <text:p>1</text:p>
          </table:table-cell>
          <table:table-cell table:formula="of:=&quot;Enero &quot; &amp; [.B9]" office:value-type="string" office:string-value="Enero 2008">
            <text:p>Enero 2008</text:p>
          </table:table-cell>
          <table:table-cell table:formula="of:=&quot;W&quot; &amp; ISOWEEKNUM([.I9];1)" office:value-type="string" office:string-value="W2">
            <text:p>W2</text:p>
          </table:table-cell>
          <table:table-cell table:formula="of:=DAY([.I9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8-01-08">
            <text:p>01/08/08</text:p>
          </table:table-cell>
        </table:table-row>
        <table:table-row table:style-name="ro1">
          <table:table-cell table:formula="of:=YEAR([.I10])&amp;RIGHT(&quot;0&quot;&amp;MONTH([.I10]);2)&amp;RIGHT(&quot;0&quot;&amp;DAY([.I10]);2)" office:value-type="string" office:string-value="20080109">
            <text:p>20080109</text:p>
          </table:table-cell>
          <table:table-cell table:formula="of:=YEAR([.I10])" office:value-type="float" office:value="2008">
            <text:p>2008</text:p>
          </table:table-cell>
          <table:table-cell table:formula="of:=ROUNDUP(MONTH([.I10])/3)" office:value-type="float" office:value="1">
            <text:p>1</text:p>
          </table:table-cell>
          <table:table-cell table:formula="of:=MONTH([.I10])" office:value-type="float" office:value="1">
            <text:p>1</text:p>
          </table:table-cell>
          <table:table-cell table:formula="of:=&quot;Enero &quot; &amp; [.B10]" office:value-type="string" office:string-value="Enero 2008">
            <text:p>Enero 2008</text:p>
          </table:table-cell>
          <table:table-cell table:formula="of:=&quot;W&quot; &amp; ISOWEEKNUM([.I10];1)" office:value-type="string" office:string-value="W2">
            <text:p>W2</text:p>
          </table:table-cell>
          <table:table-cell table:formula="of:=DAY([.I10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8-01-09">
            <text:p>01/09/08</text:p>
          </table:table-cell>
        </table:table-row>
        <table:table-row table:style-name="ro1">
          <table:table-cell table:formula="of:=YEAR([.I11])&amp;RIGHT(&quot;0&quot;&amp;MONTH([.I11]);2)&amp;RIGHT(&quot;0&quot;&amp;DAY([.I11]);2)" office:value-type="string" office:string-value="20080110">
            <text:p>20080110</text:p>
          </table:table-cell>
          <table:table-cell table:formula="of:=YEAR([.I11])" office:value-type="float" office:value="2008">
            <text:p>2008</text:p>
          </table:table-cell>
          <table:table-cell table:formula="of:=ROUNDUP(MONTH([.I11])/3)" office:value-type="float" office:value="1">
            <text:p>1</text:p>
          </table:table-cell>
          <table:table-cell table:formula="of:=MONTH([.I11])" office:value-type="float" office:value="1">
            <text:p>1</text:p>
          </table:table-cell>
          <table:table-cell table:formula="of:=&quot;Enero &quot; &amp; [.B11]" office:value-type="string" office:string-value="Enero 2008">
            <text:p>Enero 2008</text:p>
          </table:table-cell>
          <table:table-cell table:formula="of:=&quot;W&quot; &amp; ISOWEEKNUM([.I11];1)" office:value-type="string" office:string-value="W2">
            <text:p>W2</text:p>
          </table:table-cell>
          <table:table-cell table:formula="of:=DAY([.I11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8-01-10">
            <text:p>01/10/08</text:p>
          </table:table-cell>
        </table:table-row>
        <table:table-row table:style-name="ro1">
          <table:table-cell table:formula="of:=YEAR([.I12])&amp;RIGHT(&quot;0&quot;&amp;MONTH([.I12]);2)&amp;RIGHT(&quot;0&quot;&amp;DAY([.I12]);2)" office:value-type="string" office:string-value="20080111">
            <text:p>20080111</text:p>
          </table:table-cell>
          <table:table-cell table:formula="of:=YEAR([.I12])" office:value-type="float" office:value="2008">
            <text:p>2008</text:p>
          </table:table-cell>
          <table:table-cell table:formula="of:=ROUNDUP(MONTH([.I12])/3)" office:value-type="float" office:value="1">
            <text:p>1</text:p>
          </table:table-cell>
          <table:table-cell table:formula="of:=MONTH([.I12])" office:value-type="float" office:value="1">
            <text:p>1</text:p>
          </table:table-cell>
          <table:table-cell table:formula="of:=&quot;Enero &quot; &amp; [.B12]" office:value-type="string" office:string-value="Enero 2008">
            <text:p>Enero 2008</text:p>
          </table:table-cell>
          <table:table-cell table:formula="of:=&quot;W&quot; &amp; ISOWEEKNUM([.I12];1)" office:value-type="string" office:string-value="W2">
            <text:p>W2</text:p>
          </table:table-cell>
          <table:table-cell table:formula="of:=DAY([.I12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8-01-11">
            <text:p>01/11/08</text:p>
          </table:table-cell>
        </table:table-row>
        <table:table-row table:style-name="ro1">
          <table:table-cell table:formula="of:=YEAR([.I13])&amp;RIGHT(&quot;0&quot;&amp;MONTH([.I13]);2)&amp;RIGHT(&quot;0&quot;&amp;DAY([.I13]);2)" office:value-type="string" office:string-value="20080112">
            <text:p>20080112</text:p>
          </table:table-cell>
          <table:table-cell table:formula="of:=YEAR([.I13])" office:value-type="float" office:value="2008">
            <text:p>2008</text:p>
          </table:table-cell>
          <table:table-cell table:formula="of:=ROUNDUP(MONTH([.I13])/3)" office:value-type="float" office:value="1">
            <text:p>1</text:p>
          </table:table-cell>
          <table:table-cell table:formula="of:=MONTH([.I13])" office:value-type="float" office:value="1">
            <text:p>1</text:p>
          </table:table-cell>
          <table:table-cell table:formula="of:=&quot;Enero &quot; &amp; [.B13]" office:value-type="string" office:string-value="Enero 2008">
            <text:p>Enero 2008</text:p>
          </table:table-cell>
          <table:table-cell table:formula="of:=&quot;W&quot; &amp; ISOWEEKNUM([.I13];1)" office:value-type="string" office:string-value="W2">
            <text:p>W2</text:p>
          </table:table-cell>
          <table:table-cell table:formula="of:=DAY([.I13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8-01-12">
            <text:p>01/12/08</text:p>
          </table:table-cell>
        </table:table-row>
        <table:table-row table:style-name="ro1">
          <table:table-cell table:formula="of:=YEAR([.I14])&amp;RIGHT(&quot;0&quot;&amp;MONTH([.I14]);2)&amp;RIGHT(&quot;0&quot;&amp;DAY([.I14]);2)" office:value-type="string" office:string-value="20080113">
            <text:p>20080113</text:p>
          </table:table-cell>
          <table:table-cell table:formula="of:=YEAR([.I14])" office:value-type="float" office:value="2008">
            <text:p>2008</text:p>
          </table:table-cell>
          <table:table-cell table:formula="of:=ROUNDUP(MONTH([.I14])/3)" office:value-type="float" office:value="1">
            <text:p>1</text:p>
          </table:table-cell>
          <table:table-cell table:formula="of:=MONTH([.I14])" office:value-type="float" office:value="1">
            <text:p>1</text:p>
          </table:table-cell>
          <table:table-cell table:formula="of:=&quot;Enero &quot; &amp; [.B14]" office:value-type="string" office:string-value="Enero 2008">
            <text:p>Enero 2008</text:p>
          </table:table-cell>
          <table:table-cell table:formula="of:=&quot;W&quot; &amp; ISOWEEKNUM([.I14];1)" office:value-type="string" office:string-value="W3">
            <text:p>W3</text:p>
          </table:table-cell>
          <table:table-cell table:formula="of:=DAY([.I14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8-01-13">
            <text:p>01/13/08</text:p>
          </table:table-cell>
        </table:table-row>
        <table:table-row table:style-name="ro1">
          <table:table-cell table:formula="of:=YEAR([.I15])&amp;RIGHT(&quot;0&quot;&amp;MONTH([.I15]);2)&amp;RIGHT(&quot;0&quot;&amp;DAY([.I15]);2)" office:value-type="string" office:string-value="20080114">
            <text:p>20080114</text:p>
          </table:table-cell>
          <table:table-cell table:formula="of:=YEAR([.I15])" office:value-type="float" office:value="2008">
            <text:p>2008</text:p>
          </table:table-cell>
          <table:table-cell table:formula="of:=ROUNDUP(MONTH([.I15])/3)" office:value-type="float" office:value="1">
            <text:p>1</text:p>
          </table:table-cell>
          <table:table-cell table:formula="of:=MONTH([.I15])" office:value-type="float" office:value="1">
            <text:p>1</text:p>
          </table:table-cell>
          <table:table-cell table:formula="of:=&quot;Enero &quot; &amp; [.B15]" office:value-type="string" office:string-value="Enero 2008">
            <text:p>Enero 2008</text:p>
          </table:table-cell>
          <table:table-cell table:formula="of:=&quot;W&quot; &amp; ISOWEEKNUM([.I15];1)" office:value-type="string" office:string-value="W3">
            <text:p>W3</text:p>
          </table:table-cell>
          <table:table-cell table:formula="of:=DAY([.I15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8-01-14">
            <text:p>01/14/08</text:p>
          </table:table-cell>
        </table:table-row>
        <table:table-row table:style-name="ro1">
          <table:table-cell table:formula="of:=YEAR([.I16])&amp;RIGHT(&quot;0&quot;&amp;MONTH([.I16]);2)&amp;RIGHT(&quot;0&quot;&amp;DAY([.I16]);2)" office:value-type="string" office:string-value="20080115">
            <text:p>20080115</text:p>
          </table:table-cell>
          <table:table-cell table:formula="of:=YEAR([.I16])" office:value-type="float" office:value="2008">
            <text:p>2008</text:p>
          </table:table-cell>
          <table:table-cell table:formula="of:=ROUNDUP(MONTH([.I16])/3)" office:value-type="float" office:value="1">
            <text:p>1</text:p>
          </table:table-cell>
          <table:table-cell table:formula="of:=MONTH([.I16])" office:value-type="float" office:value="1">
            <text:p>1</text:p>
          </table:table-cell>
          <table:table-cell table:formula="of:=&quot;Enero &quot; &amp; [.B16]" office:value-type="string" office:string-value="Enero 2008">
            <text:p>Enero 2008</text:p>
          </table:table-cell>
          <table:table-cell table:formula="of:=&quot;W&quot; &amp; ISOWEEKNUM([.I16];1)" office:value-type="string" office:string-value="W3">
            <text:p>W3</text:p>
          </table:table-cell>
          <table:table-cell table:formula="of:=DAY([.I16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8-01-15">
            <text:p>01/15/08</text:p>
          </table:table-cell>
        </table:table-row>
        <table:table-row table:style-name="ro1">
          <table:table-cell table:formula="of:=YEAR([.I17])&amp;RIGHT(&quot;0&quot;&amp;MONTH([.I17]);2)&amp;RIGHT(&quot;0&quot;&amp;DAY([.I17]);2)" office:value-type="string" office:string-value="20080116">
            <text:p>20080116</text:p>
          </table:table-cell>
          <table:table-cell table:formula="of:=YEAR([.I17])" office:value-type="float" office:value="2008">
            <text:p>2008</text:p>
          </table:table-cell>
          <table:table-cell table:formula="of:=ROUNDUP(MONTH([.I17])/3)" office:value-type="float" office:value="1">
            <text:p>1</text:p>
          </table:table-cell>
          <table:table-cell table:formula="of:=MONTH([.I17])" office:value-type="float" office:value="1">
            <text:p>1</text:p>
          </table:table-cell>
          <table:table-cell table:formula="of:=&quot;Enero &quot; &amp; [.B17]" office:value-type="string" office:string-value="Enero 2008">
            <text:p>Enero 2008</text:p>
          </table:table-cell>
          <table:table-cell table:formula="of:=&quot;W&quot; &amp; ISOWEEKNUM([.I17];1)" office:value-type="string" office:string-value="W3">
            <text:p>W3</text:p>
          </table:table-cell>
          <table:table-cell table:formula="of:=DAY([.I17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8-01-16">
            <text:p>01/16/08</text:p>
          </table:table-cell>
        </table:table-row>
        <table:table-row table:style-name="ro1">
          <table:table-cell table:formula="of:=YEAR([.I18])&amp;RIGHT(&quot;0&quot;&amp;MONTH([.I18]);2)&amp;RIGHT(&quot;0&quot;&amp;DAY([.I18]);2)" office:value-type="string" office:string-value="20080117">
            <text:p>20080117</text:p>
          </table:table-cell>
          <table:table-cell table:formula="of:=YEAR([.I18])" office:value-type="float" office:value="2008">
            <text:p>2008</text:p>
          </table:table-cell>
          <table:table-cell table:formula="of:=ROUNDUP(MONTH([.I18])/3)" office:value-type="float" office:value="1">
            <text:p>1</text:p>
          </table:table-cell>
          <table:table-cell table:formula="of:=MONTH([.I18])" office:value-type="float" office:value="1">
            <text:p>1</text:p>
          </table:table-cell>
          <table:table-cell table:formula="of:=&quot;Enero &quot; &amp; [.B18]" office:value-type="string" office:string-value="Enero 2008">
            <text:p>Enero 2008</text:p>
          </table:table-cell>
          <table:table-cell table:formula="of:=&quot;W&quot; &amp; ISOWEEKNUM([.I18];1)" office:value-type="string" office:string-value="W3">
            <text:p>W3</text:p>
          </table:table-cell>
          <table:table-cell table:formula="of:=DAY([.I18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8-01-17">
            <text:p>01/17/08</text:p>
          </table:table-cell>
        </table:table-row>
        <table:table-row table:style-name="ro1">
          <table:table-cell table:formula="of:=YEAR([.I19])&amp;RIGHT(&quot;0&quot;&amp;MONTH([.I19]);2)&amp;RIGHT(&quot;0&quot;&amp;DAY([.I19]);2)" office:value-type="string" office:string-value="20080118">
            <text:p>20080118</text:p>
          </table:table-cell>
          <table:table-cell table:formula="of:=YEAR([.I19])" office:value-type="float" office:value="2008">
            <text:p>2008</text:p>
          </table:table-cell>
          <table:table-cell table:formula="of:=ROUNDUP(MONTH([.I19])/3)" office:value-type="float" office:value="1">
            <text:p>1</text:p>
          </table:table-cell>
          <table:table-cell table:formula="of:=MONTH([.I19])" office:value-type="float" office:value="1">
            <text:p>1</text:p>
          </table:table-cell>
          <table:table-cell table:formula="of:=&quot;Enero &quot; &amp; [.B19]" office:value-type="string" office:string-value="Enero 2008">
            <text:p>Enero 2008</text:p>
          </table:table-cell>
          <table:table-cell table:formula="of:=&quot;W&quot; &amp; ISOWEEKNUM([.I19];1)" office:value-type="string" office:string-value="W3">
            <text:p>W3</text:p>
          </table:table-cell>
          <table:table-cell table:formula="of:=DAY([.I19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8-01-18">
            <text:p>01/18/08</text:p>
          </table:table-cell>
        </table:table-row>
        <table:table-row table:style-name="ro1">
          <table:table-cell table:formula="of:=YEAR([.I20])&amp;RIGHT(&quot;0&quot;&amp;MONTH([.I20]);2)&amp;RIGHT(&quot;0&quot;&amp;DAY([.I20]);2)" office:value-type="string" office:string-value="20080119">
            <text:p>20080119</text:p>
          </table:table-cell>
          <table:table-cell table:formula="of:=YEAR([.I20])" office:value-type="float" office:value="2008">
            <text:p>2008</text:p>
          </table:table-cell>
          <table:table-cell table:formula="of:=ROUNDUP(MONTH([.I20])/3)" office:value-type="float" office:value="1">
            <text:p>1</text:p>
          </table:table-cell>
          <table:table-cell table:formula="of:=MONTH([.I20])" office:value-type="float" office:value="1">
            <text:p>1</text:p>
          </table:table-cell>
          <table:table-cell table:formula="of:=&quot;Enero &quot; &amp; [.B20]" office:value-type="string" office:string-value="Enero 2008">
            <text:p>Enero 2008</text:p>
          </table:table-cell>
          <table:table-cell table:formula="of:=&quot;W&quot; &amp; ISOWEEKNUM([.I20];1)" office:value-type="string" office:string-value="W3">
            <text:p>W3</text:p>
          </table:table-cell>
          <table:table-cell table:formula="of:=DAY([.I20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8-01-19">
            <text:p>01/19/08</text:p>
          </table:table-cell>
        </table:table-row>
        <table:table-row table:style-name="ro1">
          <table:table-cell table:formula="of:=YEAR([.I21])&amp;RIGHT(&quot;0&quot;&amp;MONTH([.I21]);2)&amp;RIGHT(&quot;0&quot;&amp;DAY([.I21]);2)" office:value-type="string" office:string-value="20080120">
            <text:p>20080120</text:p>
          </table:table-cell>
          <table:table-cell table:formula="of:=YEAR([.I21])" office:value-type="float" office:value="2008">
            <text:p>2008</text:p>
          </table:table-cell>
          <table:table-cell table:formula="of:=ROUNDUP(MONTH([.I21])/3)" office:value-type="float" office:value="1">
            <text:p>1</text:p>
          </table:table-cell>
          <table:table-cell table:formula="of:=MONTH([.I21])" office:value-type="float" office:value="1">
            <text:p>1</text:p>
          </table:table-cell>
          <table:table-cell table:formula="of:=&quot;Enero &quot; &amp; [.B21]" office:value-type="string" office:string-value="Enero 2008">
            <text:p>Enero 2008</text:p>
          </table:table-cell>
          <table:table-cell table:formula="of:=&quot;W&quot; &amp; ISOWEEKNUM([.I21];1)" office:value-type="string" office:string-value="W4">
            <text:p>W4</text:p>
          </table:table-cell>
          <table:table-cell table:formula="of:=DAY([.I21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8-01-20">
            <text:p>01/20/08</text:p>
          </table:table-cell>
        </table:table-row>
        <table:table-row table:style-name="ro1">
          <table:table-cell table:formula="of:=YEAR([.I22])&amp;RIGHT(&quot;0&quot;&amp;MONTH([.I22]);2)&amp;RIGHT(&quot;0&quot;&amp;DAY([.I22]);2)" office:value-type="string" office:string-value="20080121">
            <text:p>20080121</text:p>
          </table:table-cell>
          <table:table-cell table:formula="of:=YEAR([.I22])" office:value-type="float" office:value="2008">
            <text:p>2008</text:p>
          </table:table-cell>
          <table:table-cell table:formula="of:=ROUNDUP(MONTH([.I22])/3)" office:value-type="float" office:value="1">
            <text:p>1</text:p>
          </table:table-cell>
          <table:table-cell table:formula="of:=MONTH([.I22])" office:value-type="float" office:value="1">
            <text:p>1</text:p>
          </table:table-cell>
          <table:table-cell table:formula="of:=&quot;Enero &quot; &amp; [.B22]" office:value-type="string" office:string-value="Enero 2008">
            <text:p>Enero 2008</text:p>
          </table:table-cell>
          <table:table-cell table:formula="of:=&quot;W&quot; &amp; ISOWEEKNUM([.I22];1)" office:value-type="string" office:string-value="W4">
            <text:p>W4</text:p>
          </table:table-cell>
          <table:table-cell table:formula="of:=DAY([.I22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8-01-21">
            <text:p>01/21/08</text:p>
          </table:table-cell>
        </table:table-row>
        <table:table-row table:style-name="ro1">
          <table:table-cell table:formula="of:=YEAR([.I23])&amp;RIGHT(&quot;0&quot;&amp;MONTH([.I23]);2)&amp;RIGHT(&quot;0&quot;&amp;DAY([.I23]);2)" office:value-type="string" office:string-value="20080122">
            <text:p>20080122</text:p>
          </table:table-cell>
          <table:table-cell table:formula="of:=YEAR([.I23])" office:value-type="float" office:value="2008">
            <text:p>2008</text:p>
          </table:table-cell>
          <table:table-cell table:formula="of:=ROUNDUP(MONTH([.I23])/3)" office:value-type="float" office:value="1">
            <text:p>1</text:p>
          </table:table-cell>
          <table:table-cell table:formula="of:=MONTH([.I23])" office:value-type="float" office:value="1">
            <text:p>1</text:p>
          </table:table-cell>
          <table:table-cell table:formula="of:=&quot;Enero &quot; &amp; [.B23]" office:value-type="string" office:string-value="Enero 2008">
            <text:p>Enero 2008</text:p>
          </table:table-cell>
          <table:table-cell table:formula="of:=&quot;W&quot; &amp; ISOWEEKNUM([.I23];1)" office:value-type="string" office:string-value="W4">
            <text:p>W4</text:p>
          </table:table-cell>
          <table:table-cell table:formula="of:=DAY([.I23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8-01-22">
            <text:p>01/22/08</text:p>
          </table:table-cell>
        </table:table-row>
        <table:table-row table:style-name="ro1">
          <table:table-cell table:formula="of:=YEAR([.I24])&amp;RIGHT(&quot;0&quot;&amp;MONTH([.I24]);2)&amp;RIGHT(&quot;0&quot;&amp;DAY([.I24]);2)" office:value-type="string" office:string-value="20080123">
            <text:p>20080123</text:p>
          </table:table-cell>
          <table:table-cell table:formula="of:=YEAR([.I24])" office:value-type="float" office:value="2008">
            <text:p>2008</text:p>
          </table:table-cell>
          <table:table-cell table:formula="of:=ROUNDUP(MONTH([.I24])/3)" office:value-type="float" office:value="1">
            <text:p>1</text:p>
          </table:table-cell>
          <table:table-cell table:formula="of:=MONTH([.I24])" office:value-type="float" office:value="1">
            <text:p>1</text:p>
          </table:table-cell>
          <table:table-cell table:formula="of:=&quot;Enero &quot; &amp; [.B24]" office:value-type="string" office:string-value="Enero 2008">
            <text:p>Enero 2008</text:p>
          </table:table-cell>
          <table:table-cell table:formula="of:=&quot;W&quot; &amp; ISOWEEKNUM([.I24];1)" office:value-type="string" office:string-value="W4">
            <text:p>W4</text:p>
          </table:table-cell>
          <table:table-cell table:formula="of:=DAY([.I24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8-01-23">
            <text:p>01/23/08</text:p>
          </table:table-cell>
        </table:table-row>
        <table:table-row table:style-name="ro1">
          <table:table-cell table:formula="of:=YEAR([.I25])&amp;RIGHT(&quot;0&quot;&amp;MONTH([.I25]);2)&amp;RIGHT(&quot;0&quot;&amp;DAY([.I25]);2)" office:value-type="string" office:string-value="20080124">
            <text:p>20080124</text:p>
          </table:table-cell>
          <table:table-cell table:formula="of:=YEAR([.I25])" office:value-type="float" office:value="2008">
            <text:p>2008</text:p>
          </table:table-cell>
          <table:table-cell table:formula="of:=ROUNDUP(MONTH([.I25])/3)" office:value-type="float" office:value="1">
            <text:p>1</text:p>
          </table:table-cell>
          <table:table-cell table:formula="of:=MONTH([.I25])" office:value-type="float" office:value="1">
            <text:p>1</text:p>
          </table:table-cell>
          <table:table-cell table:formula="of:=&quot;Enero &quot; &amp; [.B25]" office:value-type="string" office:string-value="Enero 2008">
            <text:p>Enero 2008</text:p>
          </table:table-cell>
          <table:table-cell table:formula="of:=&quot;W&quot; &amp; ISOWEEKNUM([.I25];1)" office:value-type="string" office:string-value="W4">
            <text:p>W4</text:p>
          </table:table-cell>
          <table:table-cell table:formula="of:=DAY([.I25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8-01-24">
            <text:p>01/24/08</text:p>
          </table:table-cell>
        </table:table-row>
        <table:table-row table:style-name="ro1">
          <table:table-cell table:formula="of:=YEAR([.I26])&amp;RIGHT(&quot;0&quot;&amp;MONTH([.I26]);2)&amp;RIGHT(&quot;0&quot;&amp;DAY([.I26]);2)" office:value-type="string" office:string-value="20080125">
            <text:p>20080125</text:p>
          </table:table-cell>
          <table:table-cell table:formula="of:=YEAR([.I26])" office:value-type="float" office:value="2008">
            <text:p>2008</text:p>
          </table:table-cell>
          <table:table-cell table:formula="of:=ROUNDUP(MONTH([.I26])/3)" office:value-type="float" office:value="1">
            <text:p>1</text:p>
          </table:table-cell>
          <table:table-cell table:formula="of:=MONTH([.I26])" office:value-type="float" office:value="1">
            <text:p>1</text:p>
          </table:table-cell>
          <table:table-cell table:formula="of:=&quot;Enero &quot; &amp; [.B26]" office:value-type="string" office:string-value="Enero 2008">
            <text:p>Enero 2008</text:p>
          </table:table-cell>
          <table:table-cell table:formula="of:=&quot;W&quot; &amp; ISOWEEKNUM([.I26];1)" office:value-type="string" office:string-value="W4">
            <text:p>W4</text:p>
          </table:table-cell>
          <table:table-cell table:formula="of:=DAY([.I26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8-01-25">
            <text:p>01/25/08</text:p>
          </table:table-cell>
        </table:table-row>
        <table:table-row table:style-name="ro1">
          <table:table-cell table:formula="of:=YEAR([.I27])&amp;RIGHT(&quot;0&quot;&amp;MONTH([.I27]);2)&amp;RIGHT(&quot;0&quot;&amp;DAY([.I27]);2)" office:value-type="string" office:string-value="20080126">
            <text:p>20080126</text:p>
          </table:table-cell>
          <table:table-cell table:formula="of:=YEAR([.I27])" office:value-type="float" office:value="2008">
            <text:p>2008</text:p>
          </table:table-cell>
          <table:table-cell table:formula="of:=ROUNDUP(MONTH([.I27])/3)" office:value-type="float" office:value="1">
            <text:p>1</text:p>
          </table:table-cell>
          <table:table-cell table:formula="of:=MONTH([.I27])" office:value-type="float" office:value="1">
            <text:p>1</text:p>
          </table:table-cell>
          <table:table-cell table:formula="of:=&quot;Enero &quot; &amp; [.B27]" office:value-type="string" office:string-value="Enero 2008">
            <text:p>Enero 2008</text:p>
          </table:table-cell>
          <table:table-cell table:formula="of:=&quot;W&quot; &amp; ISOWEEKNUM([.I27];1)" office:value-type="string" office:string-value="W4">
            <text:p>W4</text:p>
          </table:table-cell>
          <table:table-cell table:formula="of:=DAY([.I27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8-01-26">
            <text:p>01/26/08</text:p>
          </table:table-cell>
        </table:table-row>
        <table:table-row table:style-name="ro1">
          <table:table-cell table:formula="of:=YEAR([.I28])&amp;RIGHT(&quot;0&quot;&amp;MONTH([.I28]);2)&amp;RIGHT(&quot;0&quot;&amp;DAY([.I28]);2)" office:value-type="string" office:string-value="20080127">
            <text:p>20080127</text:p>
          </table:table-cell>
          <table:table-cell table:formula="of:=YEAR([.I28])" office:value-type="float" office:value="2008">
            <text:p>2008</text:p>
          </table:table-cell>
          <table:table-cell table:formula="of:=ROUNDUP(MONTH([.I28])/3)" office:value-type="float" office:value="1">
            <text:p>1</text:p>
          </table:table-cell>
          <table:table-cell table:formula="of:=MONTH([.I28])" office:value-type="float" office:value="1">
            <text:p>1</text:p>
          </table:table-cell>
          <table:table-cell table:formula="of:=&quot;Enero &quot; &amp; [.B28]" office:value-type="string" office:string-value="Enero 2008">
            <text:p>Enero 2008</text:p>
          </table:table-cell>
          <table:table-cell table:formula="of:=&quot;W&quot; &amp; ISOWEEKNUM([.I28];1)" office:value-type="string" office:string-value="W5">
            <text:p>W5</text:p>
          </table:table-cell>
          <table:table-cell table:formula="of:=DAY([.I28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8-01-27">
            <text:p>01/27/08</text:p>
          </table:table-cell>
        </table:table-row>
        <table:table-row table:style-name="ro1">
          <table:table-cell table:formula="of:=YEAR([.I29])&amp;RIGHT(&quot;0&quot;&amp;MONTH([.I29]);2)&amp;RIGHT(&quot;0&quot;&amp;DAY([.I29]);2)" office:value-type="string" office:string-value="20080128">
            <text:p>20080128</text:p>
          </table:table-cell>
          <table:table-cell table:formula="of:=YEAR([.I29])" office:value-type="float" office:value="2008">
            <text:p>2008</text:p>
          </table:table-cell>
          <table:table-cell table:formula="of:=ROUNDUP(MONTH([.I29])/3)" office:value-type="float" office:value="1">
            <text:p>1</text:p>
          </table:table-cell>
          <table:table-cell table:formula="of:=MONTH([.I29])" office:value-type="float" office:value="1">
            <text:p>1</text:p>
          </table:table-cell>
          <table:table-cell table:formula="of:=&quot;Enero &quot; &amp; [.B29]" office:value-type="string" office:string-value="Enero 2008">
            <text:p>Enero 2008</text:p>
          </table:table-cell>
          <table:table-cell table:formula="of:=&quot;W&quot; &amp; ISOWEEKNUM([.I29];1)" office:value-type="string" office:string-value="W5">
            <text:p>W5</text:p>
          </table:table-cell>
          <table:table-cell table:formula="of:=DAY([.I29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8-01-28">
            <text:p>01/28/08</text:p>
          </table:table-cell>
        </table:table-row>
        <table:table-row table:style-name="ro1">
          <table:table-cell table:formula="of:=YEAR([.I30])&amp;RIGHT(&quot;0&quot;&amp;MONTH([.I30]);2)&amp;RIGHT(&quot;0&quot;&amp;DAY([.I30]);2)" office:value-type="string" office:string-value="20080129">
            <text:p>20080129</text:p>
          </table:table-cell>
          <table:table-cell table:formula="of:=YEAR([.I30])" office:value-type="float" office:value="2008">
            <text:p>2008</text:p>
          </table:table-cell>
          <table:table-cell table:formula="of:=ROUNDUP(MONTH([.I30])/3)" office:value-type="float" office:value="1">
            <text:p>1</text:p>
          </table:table-cell>
          <table:table-cell table:formula="of:=MONTH([.I30])" office:value-type="float" office:value="1">
            <text:p>1</text:p>
          </table:table-cell>
          <table:table-cell table:formula="of:=&quot;Enero &quot; &amp; [.B30]" office:value-type="string" office:string-value="Enero 2008">
            <text:p>Enero 2008</text:p>
          </table:table-cell>
          <table:table-cell table:formula="of:=&quot;W&quot; &amp; ISOWEEKNUM([.I30];1)" office:value-type="string" office:string-value="W5">
            <text:p>W5</text:p>
          </table:table-cell>
          <table:table-cell table:formula="of:=DAY([.I30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8-01-29">
            <text:p>01/29/08</text:p>
          </table:table-cell>
        </table:table-row>
        <table:table-row table:style-name="ro1">
          <table:table-cell table:formula="of:=YEAR([.I31])&amp;RIGHT(&quot;0&quot;&amp;MONTH([.I31]);2)&amp;RIGHT(&quot;0&quot;&amp;DAY([.I31]);2)" office:value-type="string" office:string-value="20080130">
            <text:p>20080130</text:p>
          </table:table-cell>
          <table:table-cell table:formula="of:=YEAR([.I31])" office:value-type="float" office:value="2008">
            <text:p>2008</text:p>
          </table:table-cell>
          <table:table-cell table:formula="of:=ROUNDUP(MONTH([.I31])/3)" office:value-type="float" office:value="1">
            <text:p>1</text:p>
          </table:table-cell>
          <table:table-cell table:formula="of:=MONTH([.I31])" office:value-type="float" office:value="1">
            <text:p>1</text:p>
          </table:table-cell>
          <table:table-cell table:formula="of:=&quot;Enero &quot; &amp; [.B31]" office:value-type="string" office:string-value="Enero 2008">
            <text:p>Enero 2008</text:p>
          </table:table-cell>
          <table:table-cell table:formula="of:=&quot;W&quot; &amp; ISOWEEKNUM([.I31];1)" office:value-type="string" office:string-value="W5">
            <text:p>W5</text:p>
          </table:table-cell>
          <table:table-cell table:formula="of:=DAY([.I31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8-01-30">
            <text:p>01/30/08</text:p>
          </table:table-cell>
        </table:table-row>
        <table:table-row table:style-name="ro1">
          <table:table-cell table:formula="of:=YEAR([.I32])&amp;RIGHT(&quot;0&quot;&amp;MONTH([.I32]);2)&amp;RIGHT(&quot;0&quot;&amp;DAY([.I32]);2)" office:value-type="string" office:string-value="20080131">
            <text:p>20080131</text:p>
          </table:table-cell>
          <table:table-cell table:formula="of:=YEAR([.I32])" office:value-type="float" office:value="2008">
            <text:p>2008</text:p>
          </table:table-cell>
          <table:table-cell table:formula="of:=ROUNDUP(MONTH([.I32])/3)" office:value-type="float" office:value="1">
            <text:p>1</text:p>
          </table:table-cell>
          <table:table-cell table:formula="of:=MONTH([.I32])" office:value-type="float" office:value="1">
            <text:p>1</text:p>
          </table:table-cell>
          <table:table-cell table:formula="of:=&quot;Enero &quot; &amp; [.B32]" office:value-type="string" office:string-value="Enero 2008">
            <text:p>Enero 2008</text:p>
          </table:table-cell>
          <table:table-cell table:formula="of:=&quot;W&quot; &amp; ISOWEEKNUM([.I32];1)" office:value-type="string" office:string-value="W5">
            <text:p>W5</text:p>
          </table:table-cell>
          <table:table-cell table:formula="of:=DAY([.I32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08-01-31">
            <text:p>01/31/08</text:p>
          </table:table-cell>
        </table:table-row>
        <table:table-row table:style-name="ro1">
          <table:table-cell table:formula="of:=YEAR([.I33])&amp;RIGHT(&quot;0&quot;&amp;MONTH([.I33]);2)&amp;RIGHT(&quot;0&quot;&amp;DAY([.I33]);2)" office:value-type="string" office:string-value="20080201">
            <text:p>20080201</text:p>
          </table:table-cell>
          <table:table-cell table:formula="of:=YEAR([.I33])" office:value-type="float" office:value="2008">
            <text:p>2008</text:p>
          </table:table-cell>
          <table:table-cell table:formula="of:=ROUNDUP(MONTH([.I33])/3)" office:value-type="float" office:value="1">
            <text:p>1</text:p>
          </table:table-cell>
          <table:table-cell table:formula="of:=MONTH([.I33])" office:value-type="float" office:value="2">
            <text:p>2</text:p>
          </table:table-cell>
          <table:table-cell table:formula="of:=&quot;Febrero &quot; &amp; [.B33]" office:value-type="string" office:string-value="Febrero 2008">
            <text:p>Febrero 2008</text:p>
          </table:table-cell>
          <table:table-cell table:formula="of:=&quot;W&quot; &amp; ISOWEEKNUM([.I33];1)" office:value-type="string" office:string-value="W5">
            <text:p>W5</text:p>
          </table:table-cell>
          <table:table-cell table:formula="of:=DAY([.I33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08-02-01">
            <text:p>02/01/08</text:p>
          </table:table-cell>
        </table:table-row>
        <table:table-row table:style-name="ro1">
          <table:table-cell table:formula="of:=YEAR([.I34])&amp;RIGHT(&quot;0&quot;&amp;MONTH([.I34]);2)&amp;RIGHT(&quot;0&quot;&amp;DAY([.I34]);2)" office:value-type="string" office:string-value="20080202">
            <text:p>20080202</text:p>
          </table:table-cell>
          <table:table-cell table:formula="of:=YEAR([.I34])" office:value-type="float" office:value="2008">
            <text:p>2008</text:p>
          </table:table-cell>
          <table:table-cell table:formula="of:=ROUNDUP(MONTH([.I34])/3)" office:value-type="float" office:value="1">
            <text:p>1</text:p>
          </table:table-cell>
          <table:table-cell table:formula="of:=MONTH([.I34])" office:value-type="float" office:value="2">
            <text:p>2</text:p>
          </table:table-cell>
          <table:table-cell table:formula="of:=&quot;Febrero &quot; &amp; [.B34]" office:value-type="string" office:string-value="Febrero 2008">
            <text:p>Febrero 2008</text:p>
          </table:table-cell>
          <table:table-cell table:formula="of:=&quot;W&quot; &amp; ISOWEEKNUM([.I34];1)" office:value-type="string" office:string-value="W5">
            <text:p>W5</text:p>
          </table:table-cell>
          <table:table-cell table:formula="of:=DAY([.I34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08-02-02">
            <text:p>02/02/08</text:p>
          </table:table-cell>
        </table:table-row>
        <table:table-row table:style-name="ro1">
          <table:table-cell table:formula="of:=YEAR([.I35])&amp;RIGHT(&quot;0&quot;&amp;MONTH([.I35]);2)&amp;RIGHT(&quot;0&quot;&amp;DAY([.I35]);2)" office:value-type="string" office:string-value="20080203">
            <text:p>20080203</text:p>
          </table:table-cell>
          <table:table-cell table:formula="of:=YEAR([.I35])" office:value-type="float" office:value="2008">
            <text:p>2008</text:p>
          </table:table-cell>
          <table:table-cell table:formula="of:=ROUNDUP(MONTH([.I35])/3)" office:value-type="float" office:value="1">
            <text:p>1</text:p>
          </table:table-cell>
          <table:table-cell table:formula="of:=MONTH([.I35])" office:value-type="float" office:value="2">
            <text:p>2</text:p>
          </table:table-cell>
          <table:table-cell table:formula="of:=&quot;Febrero &quot; &amp; [.B35]" office:value-type="string" office:string-value="Febrero 2008">
            <text:p>Febrero 2008</text:p>
          </table:table-cell>
          <table:table-cell table:formula="of:=&quot;W&quot; &amp; ISOWEEKNUM([.I35];1)" office:value-type="string" office:string-value="W6">
            <text:p>W6</text:p>
          </table:table-cell>
          <table:table-cell table:formula="of:=DAY([.I35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08-02-03">
            <text:p>02/03/08</text:p>
          </table:table-cell>
        </table:table-row>
        <table:table-row table:style-name="ro1">
          <table:table-cell table:formula="of:=YEAR([.I36])&amp;RIGHT(&quot;0&quot;&amp;MONTH([.I36]);2)&amp;RIGHT(&quot;0&quot;&amp;DAY([.I36]);2)" office:value-type="string" office:string-value="20080204">
            <text:p>20080204</text:p>
          </table:table-cell>
          <table:table-cell table:formula="of:=YEAR([.I36])" office:value-type="float" office:value="2008">
            <text:p>2008</text:p>
          </table:table-cell>
          <table:table-cell table:formula="of:=ROUNDUP(MONTH([.I36])/3)" office:value-type="float" office:value="1">
            <text:p>1</text:p>
          </table:table-cell>
          <table:table-cell table:formula="of:=MONTH([.I36])" office:value-type="float" office:value="2">
            <text:p>2</text:p>
          </table:table-cell>
          <table:table-cell table:formula="of:=&quot;Febrero &quot; &amp; [.B36]" office:value-type="string" office:string-value="Febrero 2008">
            <text:p>Febrero 2008</text:p>
          </table:table-cell>
          <table:table-cell table:formula="of:=&quot;W&quot; &amp; ISOWEEKNUM([.I36];1)" office:value-type="string" office:string-value="W6">
            <text:p>W6</text:p>
          </table:table-cell>
          <table:table-cell table:formula="of:=DAY([.I36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08-02-04">
            <text:p>02/04/08</text:p>
          </table:table-cell>
        </table:table-row>
        <table:table-row table:style-name="ro1">
          <table:table-cell table:formula="of:=YEAR([.I37])&amp;RIGHT(&quot;0&quot;&amp;MONTH([.I37]);2)&amp;RIGHT(&quot;0&quot;&amp;DAY([.I37]);2)" office:value-type="string" office:string-value="20080205">
            <text:p>20080205</text:p>
          </table:table-cell>
          <table:table-cell table:formula="of:=YEAR([.I37])" office:value-type="float" office:value="2008">
            <text:p>2008</text:p>
          </table:table-cell>
          <table:table-cell table:formula="of:=ROUNDUP(MONTH([.I37])/3)" office:value-type="float" office:value="1">
            <text:p>1</text:p>
          </table:table-cell>
          <table:table-cell table:formula="of:=MONTH([.I37])" office:value-type="float" office:value="2">
            <text:p>2</text:p>
          </table:table-cell>
          <table:table-cell table:formula="of:=&quot;Febrero &quot; &amp; [.B37]" office:value-type="string" office:string-value="Febrero 2008">
            <text:p>Febrero 2008</text:p>
          </table:table-cell>
          <table:table-cell table:formula="of:=&quot;W&quot; &amp; ISOWEEKNUM([.I37];1)" office:value-type="string" office:string-value="W6">
            <text:p>W6</text:p>
          </table:table-cell>
          <table:table-cell table:formula="of:=DAY([.I37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08-02-05">
            <text:p>02/05/08</text:p>
          </table:table-cell>
        </table:table-row>
        <table:table-row table:style-name="ro1">
          <table:table-cell table:formula="of:=YEAR([.I38])&amp;RIGHT(&quot;0&quot;&amp;MONTH([.I38]);2)&amp;RIGHT(&quot;0&quot;&amp;DAY([.I38]);2)" office:value-type="string" office:string-value="20080206">
            <text:p>20080206</text:p>
          </table:table-cell>
          <table:table-cell table:formula="of:=YEAR([.I38])" office:value-type="float" office:value="2008">
            <text:p>2008</text:p>
          </table:table-cell>
          <table:table-cell table:formula="of:=ROUNDUP(MONTH([.I38])/3)" office:value-type="float" office:value="1">
            <text:p>1</text:p>
          </table:table-cell>
          <table:table-cell table:formula="of:=MONTH([.I38])" office:value-type="float" office:value="2">
            <text:p>2</text:p>
          </table:table-cell>
          <table:table-cell table:formula="of:=&quot;Febrero &quot; &amp; [.B38]" office:value-type="string" office:string-value="Febrero 2008">
            <text:p>Febrero 2008</text:p>
          </table:table-cell>
          <table:table-cell table:formula="of:=&quot;W&quot; &amp; ISOWEEKNUM([.I38];1)" office:value-type="string" office:string-value="W6">
            <text:p>W6</text:p>
          </table:table-cell>
          <table:table-cell table:formula="of:=DAY([.I38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08-02-06">
            <text:p>02/06/08</text:p>
          </table:table-cell>
        </table:table-row>
        <table:table-row table:style-name="ro1">
          <table:table-cell table:formula="of:=YEAR([.I39])&amp;RIGHT(&quot;0&quot;&amp;MONTH([.I39]);2)&amp;RIGHT(&quot;0&quot;&amp;DAY([.I39]);2)" office:value-type="string" office:string-value="20080207">
            <text:p>20080207</text:p>
          </table:table-cell>
          <table:table-cell table:formula="of:=YEAR([.I39])" office:value-type="float" office:value="2008">
            <text:p>2008</text:p>
          </table:table-cell>
          <table:table-cell table:formula="of:=ROUNDUP(MONTH([.I39])/3)" office:value-type="float" office:value="1">
            <text:p>1</text:p>
          </table:table-cell>
          <table:table-cell table:formula="of:=MONTH([.I39])" office:value-type="float" office:value="2">
            <text:p>2</text:p>
          </table:table-cell>
          <table:table-cell table:formula="of:=&quot;Febrero &quot; &amp; [.B39]" office:value-type="string" office:string-value="Febrero 2008">
            <text:p>Febrero 2008</text:p>
          </table:table-cell>
          <table:table-cell table:formula="of:=&quot;W&quot; &amp; ISOWEEKNUM([.I39];1)" office:value-type="string" office:string-value="W6">
            <text:p>W6</text:p>
          </table:table-cell>
          <table:table-cell table:formula="of:=DAY([.I39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08-02-07">
            <text:p>02/07/08</text:p>
          </table:table-cell>
        </table:table-row>
        <table:table-row table:style-name="ro1">
          <table:table-cell table:formula="of:=YEAR([.I40])&amp;RIGHT(&quot;0&quot;&amp;MONTH([.I40]);2)&amp;RIGHT(&quot;0&quot;&amp;DAY([.I40]);2)" office:value-type="string" office:string-value="20080208">
            <text:p>20080208</text:p>
          </table:table-cell>
          <table:table-cell table:formula="of:=YEAR([.I40])" office:value-type="float" office:value="2008">
            <text:p>2008</text:p>
          </table:table-cell>
          <table:table-cell table:formula="of:=ROUNDUP(MONTH([.I40])/3)" office:value-type="float" office:value="1">
            <text:p>1</text:p>
          </table:table-cell>
          <table:table-cell table:formula="of:=MONTH([.I40])" office:value-type="float" office:value="2">
            <text:p>2</text:p>
          </table:table-cell>
          <table:table-cell table:formula="of:=&quot;Febrero &quot; &amp; [.B40]" office:value-type="string" office:string-value="Febrero 2008">
            <text:p>Febrero 2008</text:p>
          </table:table-cell>
          <table:table-cell table:formula="of:=&quot;W&quot; &amp; ISOWEEKNUM([.I40];1)" office:value-type="string" office:string-value="W6">
            <text:p>W6</text:p>
          </table:table-cell>
          <table:table-cell table:formula="of:=DAY([.I40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08-02-08">
            <text:p>02/08/08</text:p>
          </table:table-cell>
        </table:table-row>
        <table:table-row table:style-name="ro1">
          <table:table-cell table:formula="of:=YEAR([.I41])&amp;RIGHT(&quot;0&quot;&amp;MONTH([.I41]);2)&amp;RIGHT(&quot;0&quot;&amp;DAY([.I41]);2)" office:value-type="string" office:string-value="20080209">
            <text:p>20080209</text:p>
          </table:table-cell>
          <table:table-cell table:formula="of:=YEAR([.I41])" office:value-type="float" office:value="2008">
            <text:p>2008</text:p>
          </table:table-cell>
          <table:table-cell table:formula="of:=ROUNDUP(MONTH([.I41])/3)" office:value-type="float" office:value="1">
            <text:p>1</text:p>
          </table:table-cell>
          <table:table-cell table:formula="of:=MONTH([.I41])" office:value-type="float" office:value="2">
            <text:p>2</text:p>
          </table:table-cell>
          <table:table-cell table:formula="of:=&quot;Febrero &quot; &amp; [.B41]" office:value-type="string" office:string-value="Febrero 2008">
            <text:p>Febrero 2008</text:p>
          </table:table-cell>
          <table:table-cell table:formula="of:=&quot;W&quot; &amp; ISOWEEKNUM([.I41];1)" office:value-type="string" office:string-value="W6">
            <text:p>W6</text:p>
          </table:table-cell>
          <table:table-cell table:formula="of:=DAY([.I41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08-02-09">
            <text:p>02/09/08</text:p>
          </table:table-cell>
        </table:table-row>
        <table:table-row table:style-name="ro1">
          <table:table-cell table:formula="of:=YEAR([.I42])&amp;RIGHT(&quot;0&quot;&amp;MONTH([.I42]);2)&amp;RIGHT(&quot;0&quot;&amp;DAY([.I42]);2)" office:value-type="string" office:string-value="20080210">
            <text:p>20080210</text:p>
          </table:table-cell>
          <table:table-cell table:formula="of:=YEAR([.I42])" office:value-type="float" office:value="2008">
            <text:p>2008</text:p>
          </table:table-cell>
          <table:table-cell table:formula="of:=ROUNDUP(MONTH([.I42])/3)" office:value-type="float" office:value="1">
            <text:p>1</text:p>
          </table:table-cell>
          <table:table-cell table:formula="of:=MONTH([.I42])" office:value-type="float" office:value="2">
            <text:p>2</text:p>
          </table:table-cell>
          <table:table-cell table:formula="of:=&quot;Febrero &quot; &amp; [.B42]" office:value-type="string" office:string-value="Febrero 2008">
            <text:p>Febrero 2008</text:p>
          </table:table-cell>
          <table:table-cell table:formula="of:=&quot;W&quot; &amp; ISOWEEKNUM([.I42];1)" office:value-type="string" office:string-value="W7">
            <text:p>W7</text:p>
          </table:table-cell>
          <table:table-cell table:formula="of:=DAY([.I42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08-02-10">
            <text:p>02/10/08</text:p>
          </table:table-cell>
        </table:table-row>
        <table:table-row table:style-name="ro1">
          <table:table-cell table:formula="of:=YEAR([.I43])&amp;RIGHT(&quot;0&quot;&amp;MONTH([.I43]);2)&amp;RIGHT(&quot;0&quot;&amp;DAY([.I43]);2)" office:value-type="string" office:string-value="20080211">
            <text:p>20080211</text:p>
          </table:table-cell>
          <table:table-cell table:formula="of:=YEAR([.I43])" office:value-type="float" office:value="2008">
            <text:p>2008</text:p>
          </table:table-cell>
          <table:table-cell table:formula="of:=ROUNDUP(MONTH([.I43])/3)" office:value-type="float" office:value="1">
            <text:p>1</text:p>
          </table:table-cell>
          <table:table-cell table:formula="of:=MONTH([.I43])" office:value-type="float" office:value="2">
            <text:p>2</text:p>
          </table:table-cell>
          <table:table-cell table:formula="of:=&quot;Febrero &quot; &amp; [.B43]" office:value-type="string" office:string-value="Febrero 2008">
            <text:p>Febrero 2008</text:p>
          </table:table-cell>
          <table:table-cell table:formula="of:=&quot;W&quot; &amp; ISOWEEKNUM([.I43];1)" office:value-type="string" office:string-value="W7">
            <text:p>W7</text:p>
          </table:table-cell>
          <table:table-cell table:formula="of:=DAY([.I43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08-02-11">
            <text:p>02/11/08</text:p>
          </table:table-cell>
        </table:table-row>
        <table:table-row table:style-name="ro1">
          <table:table-cell table:formula="of:=YEAR([.I44])&amp;RIGHT(&quot;0&quot;&amp;MONTH([.I44]);2)&amp;RIGHT(&quot;0&quot;&amp;DAY([.I44]);2)" office:value-type="string" office:string-value="20080212">
            <text:p>20080212</text:p>
          </table:table-cell>
          <table:table-cell table:formula="of:=YEAR([.I44])" office:value-type="float" office:value="2008">
            <text:p>2008</text:p>
          </table:table-cell>
          <table:table-cell table:formula="of:=ROUNDUP(MONTH([.I44])/3)" office:value-type="float" office:value="1">
            <text:p>1</text:p>
          </table:table-cell>
          <table:table-cell table:formula="of:=MONTH([.I44])" office:value-type="float" office:value="2">
            <text:p>2</text:p>
          </table:table-cell>
          <table:table-cell table:formula="of:=&quot;Febrero &quot; &amp; [.B44]" office:value-type="string" office:string-value="Febrero 2008">
            <text:p>Febrero 2008</text:p>
          </table:table-cell>
          <table:table-cell table:formula="of:=&quot;W&quot; &amp; ISOWEEKNUM([.I44];1)" office:value-type="string" office:string-value="W7">
            <text:p>W7</text:p>
          </table:table-cell>
          <table:table-cell table:formula="of:=DAY([.I44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08-02-12">
            <text:p>02/12/08</text:p>
          </table:table-cell>
        </table:table-row>
        <table:table-row table:style-name="ro1">
          <table:table-cell table:formula="of:=YEAR([.I45])&amp;RIGHT(&quot;0&quot;&amp;MONTH([.I45]);2)&amp;RIGHT(&quot;0&quot;&amp;DAY([.I45]);2)" office:value-type="string" office:string-value="20080213">
            <text:p>20080213</text:p>
          </table:table-cell>
          <table:table-cell table:formula="of:=YEAR([.I45])" office:value-type="float" office:value="2008">
            <text:p>2008</text:p>
          </table:table-cell>
          <table:table-cell table:formula="of:=ROUNDUP(MONTH([.I45])/3)" office:value-type="float" office:value="1">
            <text:p>1</text:p>
          </table:table-cell>
          <table:table-cell table:formula="of:=MONTH([.I45])" office:value-type="float" office:value="2">
            <text:p>2</text:p>
          </table:table-cell>
          <table:table-cell table:formula="of:=&quot;Febrero &quot; &amp; [.B45]" office:value-type="string" office:string-value="Febrero 2008">
            <text:p>Febrero 2008</text:p>
          </table:table-cell>
          <table:table-cell table:formula="of:=&quot;W&quot; &amp; ISOWEEKNUM([.I45];1)" office:value-type="string" office:string-value="W7">
            <text:p>W7</text:p>
          </table:table-cell>
          <table:table-cell table:formula="of:=DAY([.I45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08-02-13">
            <text:p>02/13/08</text:p>
          </table:table-cell>
        </table:table-row>
        <table:table-row table:style-name="ro1">
          <table:table-cell table:formula="of:=YEAR([.I46])&amp;RIGHT(&quot;0&quot;&amp;MONTH([.I46]);2)&amp;RIGHT(&quot;0&quot;&amp;DAY([.I46]);2)" office:value-type="string" office:string-value="20080214">
            <text:p>20080214</text:p>
          </table:table-cell>
          <table:table-cell table:formula="of:=YEAR([.I46])" office:value-type="float" office:value="2008">
            <text:p>2008</text:p>
          </table:table-cell>
          <table:table-cell table:formula="of:=ROUNDUP(MONTH([.I46])/3)" office:value-type="float" office:value="1">
            <text:p>1</text:p>
          </table:table-cell>
          <table:table-cell table:formula="of:=MONTH([.I46])" office:value-type="float" office:value="2">
            <text:p>2</text:p>
          </table:table-cell>
          <table:table-cell table:formula="of:=&quot;Febrero &quot; &amp; [.B46]" office:value-type="string" office:string-value="Febrero 2008">
            <text:p>Febrero 2008</text:p>
          </table:table-cell>
          <table:table-cell table:formula="of:=&quot;W&quot; &amp; ISOWEEKNUM([.I46];1)" office:value-type="string" office:string-value="W7">
            <text:p>W7</text:p>
          </table:table-cell>
          <table:table-cell table:formula="of:=DAY([.I46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08-02-14">
            <text:p>02/14/08</text:p>
          </table:table-cell>
        </table:table-row>
        <table:table-row table:style-name="ro1">
          <table:table-cell table:formula="of:=YEAR([.I47])&amp;RIGHT(&quot;0&quot;&amp;MONTH([.I47]);2)&amp;RIGHT(&quot;0&quot;&amp;DAY([.I47]);2)" office:value-type="string" office:string-value="20080215">
            <text:p>20080215</text:p>
          </table:table-cell>
          <table:table-cell table:formula="of:=YEAR([.I47])" office:value-type="float" office:value="2008">
            <text:p>2008</text:p>
          </table:table-cell>
          <table:table-cell table:formula="of:=ROUNDUP(MONTH([.I47])/3)" office:value-type="float" office:value="1">
            <text:p>1</text:p>
          </table:table-cell>
          <table:table-cell table:formula="of:=MONTH([.I47])" office:value-type="float" office:value="2">
            <text:p>2</text:p>
          </table:table-cell>
          <table:table-cell table:formula="of:=&quot;Febrero &quot; &amp; [.B47]" office:value-type="string" office:string-value="Febrero 2008">
            <text:p>Febrero 2008</text:p>
          </table:table-cell>
          <table:table-cell table:formula="of:=&quot;W&quot; &amp; ISOWEEKNUM([.I47];1)" office:value-type="string" office:string-value="W7">
            <text:p>W7</text:p>
          </table:table-cell>
          <table:table-cell table:formula="of:=DAY([.I47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08-02-15">
            <text:p>02/15/08</text:p>
          </table:table-cell>
        </table:table-row>
        <table:table-row table:style-name="ro1">
          <table:table-cell table:formula="of:=YEAR([.I48])&amp;RIGHT(&quot;0&quot;&amp;MONTH([.I48]);2)&amp;RIGHT(&quot;0&quot;&amp;DAY([.I48]);2)" office:value-type="string" office:string-value="20080216">
            <text:p>20080216</text:p>
          </table:table-cell>
          <table:table-cell table:formula="of:=YEAR([.I48])" office:value-type="float" office:value="2008">
            <text:p>2008</text:p>
          </table:table-cell>
          <table:table-cell table:formula="of:=ROUNDUP(MONTH([.I48])/3)" office:value-type="float" office:value="1">
            <text:p>1</text:p>
          </table:table-cell>
          <table:table-cell table:formula="of:=MONTH([.I48])" office:value-type="float" office:value="2">
            <text:p>2</text:p>
          </table:table-cell>
          <table:table-cell table:formula="of:=&quot;Febrero &quot; &amp; [.B48]" office:value-type="string" office:string-value="Febrero 2008">
            <text:p>Febrero 2008</text:p>
          </table:table-cell>
          <table:table-cell table:formula="of:=&quot;W&quot; &amp; ISOWEEKNUM([.I48];1)" office:value-type="string" office:string-value="W7">
            <text:p>W7</text:p>
          </table:table-cell>
          <table:table-cell table:formula="of:=DAY([.I48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08-02-16">
            <text:p>02/16/08</text:p>
          </table:table-cell>
        </table:table-row>
        <table:table-row table:style-name="ro1">
          <table:table-cell table:formula="of:=YEAR([.I49])&amp;RIGHT(&quot;0&quot;&amp;MONTH([.I49]);2)&amp;RIGHT(&quot;0&quot;&amp;DAY([.I49]);2)" office:value-type="string" office:string-value="20080217">
            <text:p>20080217</text:p>
          </table:table-cell>
          <table:table-cell table:formula="of:=YEAR([.I49])" office:value-type="float" office:value="2008">
            <text:p>2008</text:p>
          </table:table-cell>
          <table:table-cell table:formula="of:=ROUNDUP(MONTH([.I49])/3)" office:value-type="float" office:value="1">
            <text:p>1</text:p>
          </table:table-cell>
          <table:table-cell table:formula="of:=MONTH([.I49])" office:value-type="float" office:value="2">
            <text:p>2</text:p>
          </table:table-cell>
          <table:table-cell table:formula="of:=&quot;Febrero &quot; &amp; [.B49]" office:value-type="string" office:string-value="Febrero 2008">
            <text:p>Febrero 2008</text:p>
          </table:table-cell>
          <table:table-cell table:formula="of:=&quot;W&quot; &amp; ISOWEEKNUM([.I49];1)" office:value-type="string" office:string-value="W8">
            <text:p>W8</text:p>
          </table:table-cell>
          <table:table-cell table:formula="of:=DAY([.I49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08-02-17">
            <text:p>02/17/08</text:p>
          </table:table-cell>
        </table:table-row>
        <table:table-row table:style-name="ro1">
          <table:table-cell table:formula="of:=YEAR([.I50])&amp;RIGHT(&quot;0&quot;&amp;MONTH([.I50]);2)&amp;RIGHT(&quot;0&quot;&amp;DAY([.I50]);2)" office:value-type="string" office:string-value="20080218">
            <text:p>20080218</text:p>
          </table:table-cell>
          <table:table-cell table:formula="of:=YEAR([.I50])" office:value-type="float" office:value="2008">
            <text:p>2008</text:p>
          </table:table-cell>
          <table:table-cell table:formula="of:=ROUNDUP(MONTH([.I50])/3)" office:value-type="float" office:value="1">
            <text:p>1</text:p>
          </table:table-cell>
          <table:table-cell table:formula="of:=MONTH([.I50])" office:value-type="float" office:value="2">
            <text:p>2</text:p>
          </table:table-cell>
          <table:table-cell table:formula="of:=&quot;Febrero &quot; &amp; [.B50]" office:value-type="string" office:string-value="Febrero 2008">
            <text:p>Febrero 2008</text:p>
          </table:table-cell>
          <table:table-cell table:formula="of:=&quot;W&quot; &amp; ISOWEEKNUM([.I50];1)" office:value-type="string" office:string-value="W8">
            <text:p>W8</text:p>
          </table:table-cell>
          <table:table-cell table:formula="of:=DAY([.I50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08-02-18">
            <text:p>02/18/08</text:p>
          </table:table-cell>
        </table:table-row>
        <table:table-row table:style-name="ro1">
          <table:table-cell table:formula="of:=YEAR([.I51])&amp;RIGHT(&quot;0&quot;&amp;MONTH([.I51]);2)&amp;RIGHT(&quot;0&quot;&amp;DAY([.I51]);2)" office:value-type="string" office:string-value="20080219">
            <text:p>20080219</text:p>
          </table:table-cell>
          <table:table-cell table:formula="of:=YEAR([.I51])" office:value-type="float" office:value="2008">
            <text:p>2008</text:p>
          </table:table-cell>
          <table:table-cell table:formula="of:=ROUNDUP(MONTH([.I51])/3)" office:value-type="float" office:value="1">
            <text:p>1</text:p>
          </table:table-cell>
          <table:table-cell table:formula="of:=MONTH([.I51])" office:value-type="float" office:value="2">
            <text:p>2</text:p>
          </table:table-cell>
          <table:table-cell table:formula="of:=&quot;Febrero &quot; &amp; [.B51]" office:value-type="string" office:string-value="Febrero 2008">
            <text:p>Febrero 2008</text:p>
          </table:table-cell>
          <table:table-cell table:formula="of:=&quot;W&quot; &amp; ISOWEEKNUM([.I51];1)" office:value-type="string" office:string-value="W8">
            <text:p>W8</text:p>
          </table:table-cell>
          <table:table-cell table:formula="of:=DAY([.I51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08-02-19">
            <text:p>02/19/08</text:p>
          </table:table-cell>
        </table:table-row>
        <table:table-row table:style-name="ro1">
          <table:table-cell table:formula="of:=YEAR([.I52])&amp;RIGHT(&quot;0&quot;&amp;MONTH([.I52]);2)&amp;RIGHT(&quot;0&quot;&amp;DAY([.I52]);2)" office:value-type="string" office:string-value="20080220">
            <text:p>20080220</text:p>
          </table:table-cell>
          <table:table-cell table:formula="of:=YEAR([.I52])" office:value-type="float" office:value="2008">
            <text:p>2008</text:p>
          </table:table-cell>
          <table:table-cell table:formula="of:=ROUNDUP(MONTH([.I52])/3)" office:value-type="float" office:value="1">
            <text:p>1</text:p>
          </table:table-cell>
          <table:table-cell table:formula="of:=MONTH([.I52])" office:value-type="float" office:value="2">
            <text:p>2</text:p>
          </table:table-cell>
          <table:table-cell table:formula="of:=&quot;Febrero &quot; &amp; [.B52]" office:value-type="string" office:string-value="Febrero 2008">
            <text:p>Febrero 2008</text:p>
          </table:table-cell>
          <table:table-cell table:formula="of:=&quot;W&quot; &amp; ISOWEEKNUM([.I52];1)" office:value-type="string" office:string-value="W8">
            <text:p>W8</text:p>
          </table:table-cell>
          <table:table-cell table:formula="of:=DAY([.I52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08-02-20">
            <text:p>02/20/08</text:p>
          </table:table-cell>
        </table:table-row>
        <table:table-row table:style-name="ro1">
          <table:table-cell table:formula="of:=YEAR([.I53])&amp;RIGHT(&quot;0&quot;&amp;MONTH([.I53]);2)&amp;RIGHT(&quot;0&quot;&amp;DAY([.I53]);2)" office:value-type="string" office:string-value="20080221">
            <text:p>20080221</text:p>
          </table:table-cell>
          <table:table-cell table:formula="of:=YEAR([.I53])" office:value-type="float" office:value="2008">
            <text:p>2008</text:p>
          </table:table-cell>
          <table:table-cell table:formula="of:=ROUNDUP(MONTH([.I53])/3)" office:value-type="float" office:value="1">
            <text:p>1</text:p>
          </table:table-cell>
          <table:table-cell table:formula="of:=MONTH([.I53])" office:value-type="float" office:value="2">
            <text:p>2</text:p>
          </table:table-cell>
          <table:table-cell table:formula="of:=&quot;Febrero &quot; &amp; [.B53]" office:value-type="string" office:string-value="Febrero 2008">
            <text:p>Febrero 2008</text:p>
          </table:table-cell>
          <table:table-cell table:formula="of:=&quot;W&quot; &amp; ISOWEEKNUM([.I53];1)" office:value-type="string" office:string-value="W8">
            <text:p>W8</text:p>
          </table:table-cell>
          <table:table-cell table:formula="of:=DAY([.I53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08-02-21">
            <text:p>02/21/08</text:p>
          </table:table-cell>
        </table:table-row>
        <table:table-row table:style-name="ro1">
          <table:table-cell table:formula="of:=YEAR([.I54])&amp;RIGHT(&quot;0&quot;&amp;MONTH([.I54]);2)&amp;RIGHT(&quot;0&quot;&amp;DAY([.I54]);2)" office:value-type="string" office:string-value="20080222">
            <text:p>20080222</text:p>
          </table:table-cell>
          <table:table-cell table:formula="of:=YEAR([.I54])" office:value-type="float" office:value="2008">
            <text:p>2008</text:p>
          </table:table-cell>
          <table:table-cell table:formula="of:=ROUNDUP(MONTH([.I54])/3)" office:value-type="float" office:value="1">
            <text:p>1</text:p>
          </table:table-cell>
          <table:table-cell table:formula="of:=MONTH([.I54])" office:value-type="float" office:value="2">
            <text:p>2</text:p>
          </table:table-cell>
          <table:table-cell table:formula="of:=&quot;Febrero &quot; &amp; [.B54]" office:value-type="string" office:string-value="Febrero 2008">
            <text:p>Febrero 2008</text:p>
          </table:table-cell>
          <table:table-cell table:formula="of:=&quot;W&quot; &amp; ISOWEEKNUM([.I54];1)" office:value-type="string" office:string-value="W8">
            <text:p>W8</text:p>
          </table:table-cell>
          <table:table-cell table:formula="of:=DAY([.I54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08-02-22">
            <text:p>02/22/08</text:p>
          </table:table-cell>
        </table:table-row>
        <table:table-row table:style-name="ro1">
          <table:table-cell table:formula="of:=YEAR([.I55])&amp;RIGHT(&quot;0&quot;&amp;MONTH([.I55]);2)&amp;RIGHT(&quot;0&quot;&amp;DAY([.I55]);2)" office:value-type="string" office:string-value="20080223">
            <text:p>20080223</text:p>
          </table:table-cell>
          <table:table-cell table:formula="of:=YEAR([.I55])" office:value-type="float" office:value="2008">
            <text:p>2008</text:p>
          </table:table-cell>
          <table:table-cell table:formula="of:=ROUNDUP(MONTH([.I55])/3)" office:value-type="float" office:value="1">
            <text:p>1</text:p>
          </table:table-cell>
          <table:table-cell table:formula="of:=MONTH([.I55])" office:value-type="float" office:value="2">
            <text:p>2</text:p>
          </table:table-cell>
          <table:table-cell table:formula="of:=&quot;Febrero &quot; &amp; [.B55]" office:value-type="string" office:string-value="Febrero 2008">
            <text:p>Febrero 2008</text:p>
          </table:table-cell>
          <table:table-cell table:formula="of:=&quot;W&quot; &amp; ISOWEEKNUM([.I55];1)" office:value-type="string" office:string-value="W8">
            <text:p>W8</text:p>
          </table:table-cell>
          <table:table-cell table:formula="of:=DAY([.I55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08-02-23">
            <text:p>02/23/08</text:p>
          </table:table-cell>
        </table:table-row>
        <table:table-row table:style-name="ro1">
          <table:table-cell table:formula="of:=YEAR([.I56])&amp;RIGHT(&quot;0&quot;&amp;MONTH([.I56]);2)&amp;RIGHT(&quot;0&quot;&amp;DAY([.I56]);2)" office:value-type="string" office:string-value="20080224">
            <text:p>20080224</text:p>
          </table:table-cell>
          <table:table-cell table:formula="of:=YEAR([.I56])" office:value-type="float" office:value="2008">
            <text:p>2008</text:p>
          </table:table-cell>
          <table:table-cell table:formula="of:=ROUNDUP(MONTH([.I56])/3)" office:value-type="float" office:value="1">
            <text:p>1</text:p>
          </table:table-cell>
          <table:table-cell table:formula="of:=MONTH([.I56])" office:value-type="float" office:value="2">
            <text:p>2</text:p>
          </table:table-cell>
          <table:table-cell table:formula="of:=&quot;Febrero &quot; &amp; [.B56]" office:value-type="string" office:string-value="Febrero 2008">
            <text:p>Febrero 2008</text:p>
          </table:table-cell>
          <table:table-cell table:formula="of:=&quot;W&quot; &amp; ISOWEEKNUM([.I56];1)" office:value-type="string" office:string-value="W9">
            <text:p>W9</text:p>
          </table:table-cell>
          <table:table-cell table:formula="of:=DAY([.I56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08-02-24">
            <text:p>02/24/08</text:p>
          </table:table-cell>
        </table:table-row>
        <table:table-row table:style-name="ro1">
          <table:table-cell table:formula="of:=YEAR([.I57])&amp;RIGHT(&quot;0&quot;&amp;MONTH([.I57]);2)&amp;RIGHT(&quot;0&quot;&amp;DAY([.I57]);2)" office:value-type="string" office:string-value="20080225">
            <text:p>20080225</text:p>
          </table:table-cell>
          <table:table-cell table:formula="of:=YEAR([.I57])" office:value-type="float" office:value="2008">
            <text:p>2008</text:p>
          </table:table-cell>
          <table:table-cell table:formula="of:=ROUNDUP(MONTH([.I57])/3)" office:value-type="float" office:value="1">
            <text:p>1</text:p>
          </table:table-cell>
          <table:table-cell table:formula="of:=MONTH([.I57])" office:value-type="float" office:value="2">
            <text:p>2</text:p>
          </table:table-cell>
          <table:table-cell table:formula="of:=&quot;Febrero &quot; &amp; [.B57]" office:value-type="string" office:string-value="Febrero 2008">
            <text:p>Febrero 2008</text:p>
          </table:table-cell>
          <table:table-cell table:formula="of:=&quot;W&quot; &amp; ISOWEEKNUM([.I57];1)" office:value-type="string" office:string-value="W9">
            <text:p>W9</text:p>
          </table:table-cell>
          <table:table-cell table:formula="of:=DAY([.I57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08-02-25">
            <text:p>02/25/08</text:p>
          </table:table-cell>
        </table:table-row>
        <table:table-row table:style-name="ro1">
          <table:table-cell table:formula="of:=YEAR([.I58])&amp;RIGHT(&quot;0&quot;&amp;MONTH([.I58]);2)&amp;RIGHT(&quot;0&quot;&amp;DAY([.I58]);2)" office:value-type="string" office:string-value="20080226">
            <text:p>20080226</text:p>
          </table:table-cell>
          <table:table-cell table:formula="of:=YEAR([.I58])" office:value-type="float" office:value="2008">
            <text:p>2008</text:p>
          </table:table-cell>
          <table:table-cell table:formula="of:=ROUNDUP(MONTH([.I58])/3)" office:value-type="float" office:value="1">
            <text:p>1</text:p>
          </table:table-cell>
          <table:table-cell table:formula="of:=MONTH([.I58])" office:value-type="float" office:value="2">
            <text:p>2</text:p>
          </table:table-cell>
          <table:table-cell table:formula="of:=&quot;Febrero &quot; &amp; [.B58]" office:value-type="string" office:string-value="Febrero 2008">
            <text:p>Febrero 2008</text:p>
          </table:table-cell>
          <table:table-cell table:formula="of:=&quot;W&quot; &amp; ISOWEEKNUM([.I58];1)" office:value-type="string" office:string-value="W9">
            <text:p>W9</text:p>
          </table:table-cell>
          <table:table-cell table:formula="of:=DAY([.I58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08-02-26">
            <text:p>02/26/08</text:p>
          </table:table-cell>
        </table:table-row>
        <table:table-row table:style-name="ro1">
          <table:table-cell table:formula="of:=YEAR([.I59])&amp;RIGHT(&quot;0&quot;&amp;MONTH([.I59]);2)&amp;RIGHT(&quot;0&quot;&amp;DAY([.I59]);2)" office:value-type="string" office:string-value="20080227">
            <text:p>20080227</text:p>
          </table:table-cell>
          <table:table-cell table:formula="of:=YEAR([.I59])" office:value-type="float" office:value="2008">
            <text:p>2008</text:p>
          </table:table-cell>
          <table:table-cell table:formula="of:=ROUNDUP(MONTH([.I59])/3)" office:value-type="float" office:value="1">
            <text:p>1</text:p>
          </table:table-cell>
          <table:table-cell table:formula="of:=MONTH([.I59])" office:value-type="float" office:value="2">
            <text:p>2</text:p>
          </table:table-cell>
          <table:table-cell table:formula="of:=&quot;Febrero &quot; &amp; [.B59]" office:value-type="string" office:string-value="Febrero 2008">
            <text:p>Febrero 2008</text:p>
          </table:table-cell>
          <table:table-cell table:formula="of:=&quot;W&quot; &amp; ISOWEEKNUM([.I59];1)" office:value-type="string" office:string-value="W9">
            <text:p>W9</text:p>
          </table:table-cell>
          <table:table-cell table:formula="of:=DAY([.I59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08-02-27">
            <text:p>02/27/08</text:p>
          </table:table-cell>
        </table:table-row>
        <table:table-row table:style-name="ro1">
          <table:table-cell table:formula="of:=YEAR([.I60])&amp;RIGHT(&quot;0&quot;&amp;MONTH([.I60]);2)&amp;RIGHT(&quot;0&quot;&amp;DAY([.I60]);2)" office:value-type="string" office:string-value="20080228">
            <text:p>20080228</text:p>
          </table:table-cell>
          <table:table-cell table:formula="of:=YEAR([.I60])" office:value-type="float" office:value="2008">
            <text:p>2008</text:p>
          </table:table-cell>
          <table:table-cell table:formula="of:=ROUNDUP(MONTH([.I60])/3)" office:value-type="float" office:value="1">
            <text:p>1</text:p>
          </table:table-cell>
          <table:table-cell table:formula="of:=MONTH([.I60])" office:value-type="float" office:value="2">
            <text:p>2</text:p>
          </table:table-cell>
          <table:table-cell table:formula="of:=&quot;Febrero &quot; &amp; [.B60]" office:value-type="string" office:string-value="Febrero 2008">
            <text:p>Febrero 2008</text:p>
          </table:table-cell>
          <table:table-cell table:formula="of:=&quot;W&quot; &amp; ISOWEEKNUM([.I60];1)" office:value-type="string" office:string-value="W9">
            <text:p>W9</text:p>
          </table:table-cell>
          <table:table-cell table:formula="of:=DAY([.I60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08-02-28">
            <text:p>02/28/08</text:p>
          </table:table-cell>
        </table:table-row>
        <table:table-row table:style-name="ro1">
          <table:table-cell table:formula="of:=YEAR([.I61])&amp;RIGHT(&quot;0&quot;&amp;MONTH([.I61]);2)&amp;RIGHT(&quot;0&quot;&amp;DAY([.I61]);2)" office:value-type="string" office:string-value="20080229">
            <text:p>20080229</text:p>
          </table:table-cell>
          <table:table-cell table:formula="of:=YEAR([.I61])" office:value-type="float" office:value="2008">
            <text:p>2008</text:p>
          </table:table-cell>
          <table:table-cell table:formula="of:=ROUNDUP(MONTH([.I61])/3)" office:value-type="float" office:value="1">
            <text:p>1</text:p>
          </table:table-cell>
          <table:table-cell table:formula="of:=MONTH([.I61])" office:value-type="float" office:value="2">
            <text:p>2</text:p>
          </table:table-cell>
          <table:table-cell table:formula="of:=&quot;Febrero &quot; &amp; [.B61]" office:value-type="string" office:string-value="Febrero 2008">
            <text:p>Febrero 2008</text:p>
          </table:table-cell>
          <table:table-cell table:formula="of:=&quot;W&quot; &amp; ISOWEEKNUM([.I61];1)" office:value-type="string" office:string-value="W9">
            <text:p>W9</text:p>
          </table:table-cell>
          <table:table-cell table:formula="of:=DAY([.I61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08-02-29">
            <text:p>02/29/08</text:p>
          </table:table-cell>
        </table:table-row>
        <table:table-row table:style-name="ro1">
          <table:table-cell table:formula="of:=YEAR([.I62])&amp;RIGHT(&quot;0&quot;&amp;MONTH([.I62]);2)&amp;RIGHT(&quot;0&quot;&amp;DAY([.I62]);2)" office:value-type="string" office:string-value="20080301">
            <text:p>20080301</text:p>
          </table:table-cell>
          <table:table-cell table:formula="of:=YEAR([.I62])" office:value-type="float" office:value="2008">
            <text:p>2008</text:p>
          </table:table-cell>
          <table:table-cell table:formula="of:=ROUNDUP(MONTH([.I62])/3)" office:value-type="float" office:value="1">
            <text:p>1</text:p>
          </table:table-cell>
          <table:table-cell table:formula="of:=MONTH([.I62])" office:value-type="float" office:value="3">
            <text:p>3</text:p>
          </table:table-cell>
          <table:table-cell table:formula="of:=&quot;Marzo &quot; &amp; [.B62]" office:value-type="string" office:string-value="Marzo 2008">
            <text:p>Marzo 2008</text:p>
          </table:table-cell>
          <table:table-cell table:formula="of:=&quot;W&quot; &amp; ISOWEEKNUM([.I62];1)" office:value-type="string" office:string-value="W9">
            <text:p>W9</text:p>
          </table:table-cell>
          <table:table-cell table:formula="of:=DAY([.I62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08-03-01">
            <text:p>03/01/08</text:p>
          </table:table-cell>
        </table:table-row>
        <table:table-row table:style-name="ro1">
          <table:table-cell table:formula="of:=YEAR([.I63])&amp;RIGHT(&quot;0&quot;&amp;MONTH([.I63]);2)&amp;RIGHT(&quot;0&quot;&amp;DAY([.I63]);2)" office:value-type="string" office:string-value="20080302">
            <text:p>20080302</text:p>
          </table:table-cell>
          <table:table-cell table:formula="of:=YEAR([.I63])" office:value-type="float" office:value="2008">
            <text:p>2008</text:p>
          </table:table-cell>
          <table:table-cell table:formula="of:=ROUNDUP(MONTH([.I63])/3)" office:value-type="float" office:value="1">
            <text:p>1</text:p>
          </table:table-cell>
          <table:table-cell table:formula="of:=MONTH([.I63])" office:value-type="float" office:value="3">
            <text:p>3</text:p>
          </table:table-cell>
          <table:table-cell table:formula="of:=&quot;Marzo &quot; &amp; [.B63]" office:value-type="string" office:string-value="Marzo 2008">
            <text:p>Marzo 2008</text:p>
          </table:table-cell>
          <table:table-cell table:formula="of:=&quot;W&quot; &amp; ISOWEEKNUM([.I63];1)" office:value-type="string" office:string-value="W10">
            <text:p>W10</text:p>
          </table:table-cell>
          <table:table-cell table:formula="of:=DAY([.I63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08-03-02">
            <text:p>03/02/08</text:p>
          </table:table-cell>
        </table:table-row>
        <table:table-row table:style-name="ro1">
          <table:table-cell table:formula="of:=YEAR([.I64])&amp;RIGHT(&quot;0&quot;&amp;MONTH([.I64]);2)&amp;RIGHT(&quot;0&quot;&amp;DAY([.I64]);2)" office:value-type="string" office:string-value="20080303">
            <text:p>20080303</text:p>
          </table:table-cell>
          <table:table-cell table:formula="of:=YEAR([.I64])" office:value-type="float" office:value="2008">
            <text:p>2008</text:p>
          </table:table-cell>
          <table:table-cell table:formula="of:=ROUNDUP(MONTH([.I64])/3)" office:value-type="float" office:value="1">
            <text:p>1</text:p>
          </table:table-cell>
          <table:table-cell table:formula="of:=MONTH([.I64])" office:value-type="float" office:value="3">
            <text:p>3</text:p>
          </table:table-cell>
          <table:table-cell table:formula="of:=&quot;Marzo &quot; &amp; [.B64]" office:value-type="string" office:string-value="Marzo 2008">
            <text:p>Marzo 2008</text:p>
          </table:table-cell>
          <table:table-cell table:formula="of:=&quot;W&quot; &amp; ISOWEEKNUM([.I64];1)" office:value-type="string" office:string-value="W10">
            <text:p>W10</text:p>
          </table:table-cell>
          <table:table-cell table:formula="of:=DAY([.I64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08-03-03">
            <text:p>03/03/08</text:p>
          </table:table-cell>
        </table:table-row>
        <table:table-row table:style-name="ro1">
          <table:table-cell table:formula="of:=YEAR([.I65])&amp;RIGHT(&quot;0&quot;&amp;MONTH([.I65]);2)&amp;RIGHT(&quot;0&quot;&amp;DAY([.I65]);2)" office:value-type="string" office:string-value="20080304">
            <text:p>20080304</text:p>
          </table:table-cell>
          <table:table-cell table:formula="of:=YEAR([.I65])" office:value-type="float" office:value="2008">
            <text:p>2008</text:p>
          </table:table-cell>
          <table:table-cell table:formula="of:=ROUNDUP(MONTH([.I65])/3)" office:value-type="float" office:value="1">
            <text:p>1</text:p>
          </table:table-cell>
          <table:table-cell table:formula="of:=MONTH([.I65])" office:value-type="float" office:value="3">
            <text:p>3</text:p>
          </table:table-cell>
          <table:table-cell table:formula="of:=&quot;Marzo &quot; &amp; [.B65]" office:value-type="string" office:string-value="Marzo 2008">
            <text:p>Marzo 2008</text:p>
          </table:table-cell>
          <table:table-cell table:formula="of:=&quot;W&quot; &amp; ISOWEEKNUM([.I65];1)" office:value-type="string" office:string-value="W10">
            <text:p>W10</text:p>
          </table:table-cell>
          <table:table-cell table:formula="of:=DAY([.I65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08-03-04">
            <text:p>03/04/08</text:p>
          </table:table-cell>
        </table:table-row>
        <table:table-row table:style-name="ro1">
          <table:table-cell table:formula="of:=YEAR([.I66])&amp;RIGHT(&quot;0&quot;&amp;MONTH([.I66]);2)&amp;RIGHT(&quot;0&quot;&amp;DAY([.I66]);2)" office:value-type="string" office:string-value="20080305">
            <text:p>20080305</text:p>
          </table:table-cell>
          <table:table-cell table:formula="of:=YEAR([.I66])" office:value-type="float" office:value="2008">
            <text:p>2008</text:p>
          </table:table-cell>
          <table:table-cell table:formula="of:=ROUNDUP(MONTH([.I66])/3)" office:value-type="float" office:value="1">
            <text:p>1</text:p>
          </table:table-cell>
          <table:table-cell table:formula="of:=MONTH([.I66])" office:value-type="float" office:value="3">
            <text:p>3</text:p>
          </table:table-cell>
          <table:table-cell table:formula="of:=&quot;Marzo &quot; &amp; [.B66]" office:value-type="string" office:string-value="Marzo 2008">
            <text:p>Marzo 2008</text:p>
          </table:table-cell>
          <table:table-cell table:formula="of:=&quot;W&quot; &amp; ISOWEEKNUM([.I66];1)" office:value-type="string" office:string-value="W10">
            <text:p>W10</text:p>
          </table:table-cell>
          <table:table-cell table:formula="of:=DAY([.I66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08-03-05">
            <text:p>03/05/08</text:p>
          </table:table-cell>
        </table:table-row>
        <table:table-row table:style-name="ro1">
          <table:table-cell table:formula="of:=YEAR([.I67])&amp;RIGHT(&quot;0&quot;&amp;MONTH([.I67]);2)&amp;RIGHT(&quot;0&quot;&amp;DAY([.I67]);2)" office:value-type="string" office:string-value="20080306">
            <text:p>20080306</text:p>
          </table:table-cell>
          <table:table-cell table:formula="of:=YEAR([.I67])" office:value-type="float" office:value="2008">
            <text:p>2008</text:p>
          </table:table-cell>
          <table:table-cell table:formula="of:=ROUNDUP(MONTH([.I67])/3)" office:value-type="float" office:value="1">
            <text:p>1</text:p>
          </table:table-cell>
          <table:table-cell table:formula="of:=MONTH([.I67])" office:value-type="float" office:value="3">
            <text:p>3</text:p>
          </table:table-cell>
          <table:table-cell table:formula="of:=&quot;Marzo &quot; &amp; [.B67]" office:value-type="string" office:string-value="Marzo 2008">
            <text:p>Marzo 2008</text:p>
          </table:table-cell>
          <table:table-cell table:formula="of:=&quot;W&quot; &amp; ISOWEEKNUM([.I67];1)" office:value-type="string" office:string-value="W10">
            <text:p>W10</text:p>
          </table:table-cell>
          <table:table-cell table:formula="of:=DAY([.I67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08-03-06">
            <text:p>03/06/08</text:p>
          </table:table-cell>
        </table:table-row>
        <table:table-row table:style-name="ro1">
          <table:table-cell table:formula="of:=YEAR([.I68])&amp;RIGHT(&quot;0&quot;&amp;MONTH([.I68]);2)&amp;RIGHT(&quot;0&quot;&amp;DAY([.I68]);2)" office:value-type="string" office:string-value="20080307">
            <text:p>20080307</text:p>
          </table:table-cell>
          <table:table-cell table:formula="of:=YEAR([.I68])" office:value-type="float" office:value="2008">
            <text:p>2008</text:p>
          </table:table-cell>
          <table:table-cell table:formula="of:=ROUNDUP(MONTH([.I68])/3)" office:value-type="float" office:value="1">
            <text:p>1</text:p>
          </table:table-cell>
          <table:table-cell table:formula="of:=MONTH([.I68])" office:value-type="float" office:value="3">
            <text:p>3</text:p>
          </table:table-cell>
          <table:table-cell table:formula="of:=&quot;Marzo &quot; &amp; [.B68]" office:value-type="string" office:string-value="Marzo 2008">
            <text:p>Marzo 2008</text:p>
          </table:table-cell>
          <table:table-cell table:formula="of:=&quot;W&quot; &amp; ISOWEEKNUM([.I68];1)" office:value-type="string" office:string-value="W10">
            <text:p>W10</text:p>
          </table:table-cell>
          <table:table-cell table:formula="of:=DAY([.I68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08-03-07">
            <text:p>03/07/08</text:p>
          </table:table-cell>
        </table:table-row>
        <table:table-row table:style-name="ro1">
          <table:table-cell table:formula="of:=YEAR([.I69])&amp;RIGHT(&quot;0&quot;&amp;MONTH([.I69]);2)&amp;RIGHT(&quot;0&quot;&amp;DAY([.I69]);2)" office:value-type="string" office:string-value="20080308">
            <text:p>20080308</text:p>
          </table:table-cell>
          <table:table-cell table:formula="of:=YEAR([.I69])" office:value-type="float" office:value="2008">
            <text:p>2008</text:p>
          </table:table-cell>
          <table:table-cell table:formula="of:=ROUNDUP(MONTH([.I69])/3)" office:value-type="float" office:value="1">
            <text:p>1</text:p>
          </table:table-cell>
          <table:table-cell table:formula="of:=MONTH([.I69])" office:value-type="float" office:value="3">
            <text:p>3</text:p>
          </table:table-cell>
          <table:table-cell table:formula="of:=&quot;Marzo &quot; &amp; [.B69]" office:value-type="string" office:string-value="Marzo 2008">
            <text:p>Marzo 2008</text:p>
          </table:table-cell>
          <table:table-cell table:formula="of:=&quot;W&quot; &amp; ISOWEEKNUM([.I69];1)" office:value-type="string" office:string-value="W10">
            <text:p>W10</text:p>
          </table:table-cell>
          <table:table-cell table:formula="of:=DAY([.I69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08-03-08">
            <text:p>03/08/08</text:p>
          </table:table-cell>
        </table:table-row>
        <table:table-row table:style-name="ro1">
          <table:table-cell table:formula="of:=YEAR([.I70])&amp;RIGHT(&quot;0&quot;&amp;MONTH([.I70]);2)&amp;RIGHT(&quot;0&quot;&amp;DAY([.I70]);2)" office:value-type="string" office:string-value="20080309">
            <text:p>20080309</text:p>
          </table:table-cell>
          <table:table-cell table:formula="of:=YEAR([.I70])" office:value-type="float" office:value="2008">
            <text:p>2008</text:p>
          </table:table-cell>
          <table:table-cell table:formula="of:=ROUNDUP(MONTH([.I70])/3)" office:value-type="float" office:value="1">
            <text:p>1</text:p>
          </table:table-cell>
          <table:table-cell table:formula="of:=MONTH([.I70])" office:value-type="float" office:value="3">
            <text:p>3</text:p>
          </table:table-cell>
          <table:table-cell table:formula="of:=&quot;Marzo &quot; &amp; [.B70]" office:value-type="string" office:string-value="Marzo 2008">
            <text:p>Marzo 2008</text:p>
          </table:table-cell>
          <table:table-cell table:formula="of:=&quot;W&quot; &amp; ISOWEEKNUM([.I70];1)" office:value-type="string" office:string-value="W11">
            <text:p>W11</text:p>
          </table:table-cell>
          <table:table-cell table:formula="of:=DAY([.I70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08-03-09">
            <text:p>03/09/08</text:p>
          </table:table-cell>
        </table:table-row>
        <table:table-row table:style-name="ro1">
          <table:table-cell table:formula="of:=YEAR([.I71])&amp;RIGHT(&quot;0&quot;&amp;MONTH([.I71]);2)&amp;RIGHT(&quot;0&quot;&amp;DAY([.I71]);2)" office:value-type="string" office:string-value="20080310">
            <text:p>20080310</text:p>
          </table:table-cell>
          <table:table-cell table:formula="of:=YEAR([.I71])" office:value-type="float" office:value="2008">
            <text:p>2008</text:p>
          </table:table-cell>
          <table:table-cell table:formula="of:=ROUNDUP(MONTH([.I71])/3)" office:value-type="float" office:value="1">
            <text:p>1</text:p>
          </table:table-cell>
          <table:table-cell table:formula="of:=MONTH([.I71])" office:value-type="float" office:value="3">
            <text:p>3</text:p>
          </table:table-cell>
          <table:table-cell table:formula="of:=&quot;Marzo &quot; &amp; [.B71]" office:value-type="string" office:string-value="Marzo 2008">
            <text:p>Marzo 2008</text:p>
          </table:table-cell>
          <table:table-cell table:formula="of:=&quot;W&quot; &amp; ISOWEEKNUM([.I71];1)" office:value-type="string" office:string-value="W11">
            <text:p>W11</text:p>
          </table:table-cell>
          <table:table-cell table:formula="of:=DAY([.I71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08-03-10">
            <text:p>03/10/08</text:p>
          </table:table-cell>
        </table:table-row>
        <table:table-row table:style-name="ro1">
          <table:table-cell table:formula="of:=YEAR([.I72])&amp;RIGHT(&quot;0&quot;&amp;MONTH([.I72]);2)&amp;RIGHT(&quot;0&quot;&amp;DAY([.I72]);2)" office:value-type="string" office:string-value="20080311">
            <text:p>20080311</text:p>
          </table:table-cell>
          <table:table-cell table:formula="of:=YEAR([.I72])" office:value-type="float" office:value="2008">
            <text:p>2008</text:p>
          </table:table-cell>
          <table:table-cell table:formula="of:=ROUNDUP(MONTH([.I72])/3)" office:value-type="float" office:value="1">
            <text:p>1</text:p>
          </table:table-cell>
          <table:table-cell table:formula="of:=MONTH([.I72])" office:value-type="float" office:value="3">
            <text:p>3</text:p>
          </table:table-cell>
          <table:table-cell table:formula="of:=&quot;Marzo &quot; &amp; [.B72]" office:value-type="string" office:string-value="Marzo 2008">
            <text:p>Marzo 2008</text:p>
          </table:table-cell>
          <table:table-cell table:formula="of:=&quot;W&quot; &amp; ISOWEEKNUM([.I72];1)" office:value-type="string" office:string-value="W11">
            <text:p>W11</text:p>
          </table:table-cell>
          <table:table-cell table:formula="of:=DAY([.I72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08-03-11">
            <text:p>03/11/08</text:p>
          </table:table-cell>
        </table:table-row>
        <table:table-row table:style-name="ro1">
          <table:table-cell table:formula="of:=YEAR([.I73])&amp;RIGHT(&quot;0&quot;&amp;MONTH([.I73]);2)&amp;RIGHT(&quot;0&quot;&amp;DAY([.I73]);2)" office:value-type="string" office:string-value="20080312">
            <text:p>20080312</text:p>
          </table:table-cell>
          <table:table-cell table:formula="of:=YEAR([.I73])" office:value-type="float" office:value="2008">
            <text:p>2008</text:p>
          </table:table-cell>
          <table:table-cell table:formula="of:=ROUNDUP(MONTH([.I73])/3)" office:value-type="float" office:value="1">
            <text:p>1</text:p>
          </table:table-cell>
          <table:table-cell table:formula="of:=MONTH([.I73])" office:value-type="float" office:value="3">
            <text:p>3</text:p>
          </table:table-cell>
          <table:table-cell table:formula="of:=&quot;Marzo &quot; &amp; [.B73]" office:value-type="string" office:string-value="Marzo 2008">
            <text:p>Marzo 2008</text:p>
          </table:table-cell>
          <table:table-cell table:formula="of:=&quot;W&quot; &amp; ISOWEEKNUM([.I73];1)" office:value-type="string" office:string-value="W11">
            <text:p>W11</text:p>
          </table:table-cell>
          <table:table-cell table:formula="of:=DAY([.I73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08-03-12">
            <text:p>03/12/08</text:p>
          </table:table-cell>
        </table:table-row>
        <table:table-row table:style-name="ro1">
          <table:table-cell table:formula="of:=YEAR([.I74])&amp;RIGHT(&quot;0&quot;&amp;MONTH([.I74]);2)&amp;RIGHT(&quot;0&quot;&amp;DAY([.I74]);2)" office:value-type="string" office:string-value="20080313">
            <text:p>20080313</text:p>
          </table:table-cell>
          <table:table-cell table:formula="of:=YEAR([.I74])" office:value-type="float" office:value="2008">
            <text:p>2008</text:p>
          </table:table-cell>
          <table:table-cell table:formula="of:=ROUNDUP(MONTH([.I74])/3)" office:value-type="float" office:value="1">
            <text:p>1</text:p>
          </table:table-cell>
          <table:table-cell table:formula="of:=MONTH([.I74])" office:value-type="float" office:value="3">
            <text:p>3</text:p>
          </table:table-cell>
          <table:table-cell table:formula="of:=&quot;Marzo &quot; &amp; [.B74]" office:value-type="string" office:string-value="Marzo 2008">
            <text:p>Marzo 2008</text:p>
          </table:table-cell>
          <table:table-cell table:formula="of:=&quot;W&quot; &amp; ISOWEEKNUM([.I74];1)" office:value-type="string" office:string-value="W11">
            <text:p>W11</text:p>
          </table:table-cell>
          <table:table-cell table:formula="of:=DAY([.I74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08-03-13">
            <text:p>03/13/08</text:p>
          </table:table-cell>
        </table:table-row>
        <table:table-row table:style-name="ro1">
          <table:table-cell table:formula="of:=YEAR([.I75])&amp;RIGHT(&quot;0&quot;&amp;MONTH([.I75]);2)&amp;RIGHT(&quot;0&quot;&amp;DAY([.I75]);2)" office:value-type="string" office:string-value="20080314">
            <text:p>20080314</text:p>
          </table:table-cell>
          <table:table-cell table:formula="of:=YEAR([.I75])" office:value-type="float" office:value="2008">
            <text:p>2008</text:p>
          </table:table-cell>
          <table:table-cell table:formula="of:=ROUNDUP(MONTH([.I75])/3)" office:value-type="float" office:value="1">
            <text:p>1</text:p>
          </table:table-cell>
          <table:table-cell table:formula="of:=MONTH([.I75])" office:value-type="float" office:value="3">
            <text:p>3</text:p>
          </table:table-cell>
          <table:table-cell table:formula="of:=&quot;Marzo &quot; &amp; [.B75]" office:value-type="string" office:string-value="Marzo 2008">
            <text:p>Marzo 2008</text:p>
          </table:table-cell>
          <table:table-cell table:formula="of:=&quot;W&quot; &amp; ISOWEEKNUM([.I75];1)" office:value-type="string" office:string-value="W11">
            <text:p>W11</text:p>
          </table:table-cell>
          <table:table-cell table:formula="of:=DAY([.I75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08-03-14">
            <text:p>03/14/08</text:p>
          </table:table-cell>
        </table:table-row>
        <table:table-row table:style-name="ro1">
          <table:table-cell table:formula="of:=YEAR([.I76])&amp;RIGHT(&quot;0&quot;&amp;MONTH([.I76]);2)&amp;RIGHT(&quot;0&quot;&amp;DAY([.I76]);2)" office:value-type="string" office:string-value="20080315">
            <text:p>20080315</text:p>
          </table:table-cell>
          <table:table-cell table:formula="of:=YEAR([.I76])" office:value-type="float" office:value="2008">
            <text:p>2008</text:p>
          </table:table-cell>
          <table:table-cell table:formula="of:=ROUNDUP(MONTH([.I76])/3)" office:value-type="float" office:value="1">
            <text:p>1</text:p>
          </table:table-cell>
          <table:table-cell table:formula="of:=MONTH([.I76])" office:value-type="float" office:value="3">
            <text:p>3</text:p>
          </table:table-cell>
          <table:table-cell table:formula="of:=&quot;Marzo &quot; &amp; [.B76]" office:value-type="string" office:string-value="Marzo 2008">
            <text:p>Marzo 2008</text:p>
          </table:table-cell>
          <table:table-cell table:formula="of:=&quot;W&quot; &amp; ISOWEEKNUM([.I76];1)" office:value-type="string" office:string-value="W11">
            <text:p>W11</text:p>
          </table:table-cell>
          <table:table-cell table:formula="of:=DAY([.I76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08-03-15">
            <text:p>03/15/08</text:p>
          </table:table-cell>
        </table:table-row>
        <table:table-row table:style-name="ro1">
          <table:table-cell table:formula="of:=YEAR([.I77])&amp;RIGHT(&quot;0&quot;&amp;MONTH([.I77]);2)&amp;RIGHT(&quot;0&quot;&amp;DAY([.I77]);2)" office:value-type="string" office:string-value="20080316">
            <text:p>20080316</text:p>
          </table:table-cell>
          <table:table-cell table:formula="of:=YEAR([.I77])" office:value-type="float" office:value="2008">
            <text:p>2008</text:p>
          </table:table-cell>
          <table:table-cell table:formula="of:=ROUNDUP(MONTH([.I77])/3)" office:value-type="float" office:value="1">
            <text:p>1</text:p>
          </table:table-cell>
          <table:table-cell table:formula="of:=MONTH([.I77])" office:value-type="float" office:value="3">
            <text:p>3</text:p>
          </table:table-cell>
          <table:table-cell table:formula="of:=&quot;Marzo &quot; &amp; [.B77]" office:value-type="string" office:string-value="Marzo 2008">
            <text:p>Marzo 2008</text:p>
          </table:table-cell>
          <table:table-cell table:formula="of:=&quot;W&quot; &amp; ISOWEEKNUM([.I77];1)" office:value-type="string" office:string-value="W12">
            <text:p>W12</text:p>
          </table:table-cell>
          <table:table-cell table:formula="of:=DAY([.I77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08-03-16">
            <text:p>03/16/08</text:p>
          </table:table-cell>
        </table:table-row>
        <table:table-row table:style-name="ro1">
          <table:table-cell table:formula="of:=YEAR([.I78])&amp;RIGHT(&quot;0&quot;&amp;MONTH([.I78]);2)&amp;RIGHT(&quot;0&quot;&amp;DAY([.I78]);2)" office:value-type="string" office:string-value="20080317">
            <text:p>20080317</text:p>
          </table:table-cell>
          <table:table-cell table:formula="of:=YEAR([.I78])" office:value-type="float" office:value="2008">
            <text:p>2008</text:p>
          </table:table-cell>
          <table:table-cell table:formula="of:=ROUNDUP(MONTH([.I78])/3)" office:value-type="float" office:value="1">
            <text:p>1</text:p>
          </table:table-cell>
          <table:table-cell table:formula="of:=MONTH([.I78])" office:value-type="float" office:value="3">
            <text:p>3</text:p>
          </table:table-cell>
          <table:table-cell table:formula="of:=&quot;Marzo &quot; &amp; [.B78]" office:value-type="string" office:string-value="Marzo 2008">
            <text:p>Marzo 2008</text:p>
          </table:table-cell>
          <table:table-cell table:formula="of:=&quot;W&quot; &amp; ISOWEEKNUM([.I78];1)" office:value-type="string" office:string-value="W12">
            <text:p>W12</text:p>
          </table:table-cell>
          <table:table-cell table:formula="of:=DAY([.I78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08-03-17">
            <text:p>03/17/08</text:p>
          </table:table-cell>
        </table:table-row>
        <table:table-row table:style-name="ro1">
          <table:table-cell table:formula="of:=YEAR([.I79])&amp;RIGHT(&quot;0&quot;&amp;MONTH([.I79]);2)&amp;RIGHT(&quot;0&quot;&amp;DAY([.I79]);2)" office:value-type="string" office:string-value="20080318">
            <text:p>20080318</text:p>
          </table:table-cell>
          <table:table-cell table:formula="of:=YEAR([.I79])" office:value-type="float" office:value="2008">
            <text:p>2008</text:p>
          </table:table-cell>
          <table:table-cell table:formula="of:=ROUNDUP(MONTH([.I79])/3)" office:value-type="float" office:value="1">
            <text:p>1</text:p>
          </table:table-cell>
          <table:table-cell table:formula="of:=MONTH([.I79])" office:value-type="float" office:value="3">
            <text:p>3</text:p>
          </table:table-cell>
          <table:table-cell table:formula="of:=&quot;Marzo &quot; &amp; [.B79]" office:value-type="string" office:string-value="Marzo 2008">
            <text:p>Marzo 2008</text:p>
          </table:table-cell>
          <table:table-cell table:formula="of:=&quot;W&quot; &amp; ISOWEEKNUM([.I79];1)" office:value-type="string" office:string-value="W12">
            <text:p>W12</text:p>
          </table:table-cell>
          <table:table-cell table:formula="of:=DAY([.I79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08-03-18">
            <text:p>03/18/08</text:p>
          </table:table-cell>
        </table:table-row>
        <table:table-row table:style-name="ro1">
          <table:table-cell table:formula="of:=YEAR([.I80])&amp;RIGHT(&quot;0&quot;&amp;MONTH([.I80]);2)&amp;RIGHT(&quot;0&quot;&amp;DAY([.I80]);2)" office:value-type="string" office:string-value="20080319">
            <text:p>20080319</text:p>
          </table:table-cell>
          <table:table-cell table:formula="of:=YEAR([.I80])" office:value-type="float" office:value="2008">
            <text:p>2008</text:p>
          </table:table-cell>
          <table:table-cell table:formula="of:=ROUNDUP(MONTH([.I80])/3)" office:value-type="float" office:value="1">
            <text:p>1</text:p>
          </table:table-cell>
          <table:table-cell table:formula="of:=MONTH([.I80])" office:value-type="float" office:value="3">
            <text:p>3</text:p>
          </table:table-cell>
          <table:table-cell table:formula="of:=&quot;Marzo &quot; &amp; [.B80]" office:value-type="string" office:string-value="Marzo 2008">
            <text:p>Marzo 2008</text:p>
          </table:table-cell>
          <table:table-cell table:formula="of:=&quot;W&quot; &amp; ISOWEEKNUM([.I80];1)" office:value-type="string" office:string-value="W12">
            <text:p>W12</text:p>
          </table:table-cell>
          <table:table-cell table:formula="of:=DAY([.I80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08-03-19">
            <text:p>03/19/08</text:p>
          </table:table-cell>
        </table:table-row>
        <table:table-row table:style-name="ro1">
          <table:table-cell table:formula="of:=YEAR([.I81])&amp;RIGHT(&quot;0&quot;&amp;MONTH([.I81]);2)&amp;RIGHT(&quot;0&quot;&amp;DAY([.I81]);2)" office:value-type="string" office:string-value="20080320">
            <text:p>20080320</text:p>
          </table:table-cell>
          <table:table-cell table:formula="of:=YEAR([.I81])" office:value-type="float" office:value="2008">
            <text:p>2008</text:p>
          </table:table-cell>
          <table:table-cell table:formula="of:=ROUNDUP(MONTH([.I81])/3)" office:value-type="float" office:value="1">
            <text:p>1</text:p>
          </table:table-cell>
          <table:table-cell table:formula="of:=MONTH([.I81])" office:value-type="float" office:value="3">
            <text:p>3</text:p>
          </table:table-cell>
          <table:table-cell table:formula="of:=&quot;Marzo &quot; &amp; [.B81]" office:value-type="string" office:string-value="Marzo 2008">
            <text:p>Marzo 2008</text:p>
          </table:table-cell>
          <table:table-cell table:formula="of:=&quot;W&quot; &amp; ISOWEEKNUM([.I81];1)" office:value-type="string" office:string-value="W12">
            <text:p>W12</text:p>
          </table:table-cell>
          <table:table-cell table:formula="of:=DAY([.I81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08-03-20">
            <text:p>03/20/08</text:p>
          </table:table-cell>
        </table:table-row>
        <table:table-row table:style-name="ro1">
          <table:table-cell table:formula="of:=YEAR([.I82])&amp;RIGHT(&quot;0&quot;&amp;MONTH([.I82]);2)&amp;RIGHT(&quot;0&quot;&amp;DAY([.I82]);2)" office:value-type="string" office:string-value="20080321">
            <text:p>20080321</text:p>
          </table:table-cell>
          <table:table-cell table:formula="of:=YEAR([.I82])" office:value-type="float" office:value="2008">
            <text:p>2008</text:p>
          </table:table-cell>
          <table:table-cell table:formula="of:=ROUNDUP(MONTH([.I82])/3)" office:value-type="float" office:value="1">
            <text:p>1</text:p>
          </table:table-cell>
          <table:table-cell table:formula="of:=MONTH([.I82])" office:value-type="float" office:value="3">
            <text:p>3</text:p>
          </table:table-cell>
          <table:table-cell table:formula="of:=&quot;Marzo &quot; &amp; [.B82]" office:value-type="string" office:string-value="Marzo 2008">
            <text:p>Marzo 2008</text:p>
          </table:table-cell>
          <table:table-cell table:formula="of:=&quot;W&quot; &amp; ISOWEEKNUM([.I82];1)" office:value-type="string" office:string-value="W12">
            <text:p>W12</text:p>
          </table:table-cell>
          <table:table-cell table:formula="of:=DAY([.I82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08-03-21">
            <text:p>03/21/08</text:p>
          </table:table-cell>
        </table:table-row>
        <table:table-row table:style-name="ro1">
          <table:table-cell table:formula="of:=YEAR([.I83])&amp;RIGHT(&quot;0&quot;&amp;MONTH([.I83]);2)&amp;RIGHT(&quot;0&quot;&amp;DAY([.I83]);2)" office:value-type="string" office:string-value="20080322">
            <text:p>20080322</text:p>
          </table:table-cell>
          <table:table-cell table:formula="of:=YEAR([.I83])" office:value-type="float" office:value="2008">
            <text:p>2008</text:p>
          </table:table-cell>
          <table:table-cell table:formula="of:=ROUNDUP(MONTH([.I83])/3)" office:value-type="float" office:value="1">
            <text:p>1</text:p>
          </table:table-cell>
          <table:table-cell table:formula="of:=MONTH([.I83])" office:value-type="float" office:value="3">
            <text:p>3</text:p>
          </table:table-cell>
          <table:table-cell table:formula="of:=&quot;Marzo &quot; &amp; [.B83]" office:value-type="string" office:string-value="Marzo 2008">
            <text:p>Marzo 2008</text:p>
          </table:table-cell>
          <table:table-cell table:formula="of:=&quot;W&quot; &amp; ISOWEEKNUM([.I83];1)" office:value-type="string" office:string-value="W12">
            <text:p>W12</text:p>
          </table:table-cell>
          <table:table-cell table:formula="of:=DAY([.I83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08-03-22">
            <text:p>03/22/08</text:p>
          </table:table-cell>
        </table:table-row>
        <table:table-row table:style-name="ro1">
          <table:table-cell table:formula="of:=YEAR([.I84])&amp;RIGHT(&quot;0&quot;&amp;MONTH([.I84]);2)&amp;RIGHT(&quot;0&quot;&amp;DAY([.I84]);2)" office:value-type="string" office:string-value="20080323">
            <text:p>20080323</text:p>
          </table:table-cell>
          <table:table-cell table:formula="of:=YEAR([.I84])" office:value-type="float" office:value="2008">
            <text:p>2008</text:p>
          </table:table-cell>
          <table:table-cell table:formula="of:=ROUNDUP(MONTH([.I84])/3)" office:value-type="float" office:value="1">
            <text:p>1</text:p>
          </table:table-cell>
          <table:table-cell table:formula="of:=MONTH([.I84])" office:value-type="float" office:value="3">
            <text:p>3</text:p>
          </table:table-cell>
          <table:table-cell table:formula="of:=&quot;Marzo &quot; &amp; [.B84]" office:value-type="string" office:string-value="Marzo 2008">
            <text:p>Marzo 2008</text:p>
          </table:table-cell>
          <table:table-cell table:formula="of:=&quot;W&quot; &amp; ISOWEEKNUM([.I84];1)" office:value-type="string" office:string-value="W13">
            <text:p>W13</text:p>
          </table:table-cell>
          <table:table-cell table:formula="of:=DAY([.I84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08-03-23">
            <text:p>03/23/08</text:p>
          </table:table-cell>
        </table:table-row>
        <table:table-row table:style-name="ro1">
          <table:table-cell table:formula="of:=YEAR([.I85])&amp;RIGHT(&quot;0&quot;&amp;MONTH([.I85]);2)&amp;RIGHT(&quot;0&quot;&amp;DAY([.I85]);2)" office:value-type="string" office:string-value="20080324">
            <text:p>20080324</text:p>
          </table:table-cell>
          <table:table-cell table:formula="of:=YEAR([.I85])" office:value-type="float" office:value="2008">
            <text:p>2008</text:p>
          </table:table-cell>
          <table:table-cell table:formula="of:=ROUNDUP(MONTH([.I85])/3)" office:value-type="float" office:value="1">
            <text:p>1</text:p>
          </table:table-cell>
          <table:table-cell table:formula="of:=MONTH([.I85])" office:value-type="float" office:value="3">
            <text:p>3</text:p>
          </table:table-cell>
          <table:table-cell table:formula="of:=&quot;Marzo &quot; &amp; [.B85]" office:value-type="string" office:string-value="Marzo 2008">
            <text:p>Marzo 2008</text:p>
          </table:table-cell>
          <table:table-cell table:formula="of:=&quot;W&quot; &amp; ISOWEEKNUM([.I85];1)" office:value-type="string" office:string-value="W13">
            <text:p>W13</text:p>
          </table:table-cell>
          <table:table-cell table:formula="of:=DAY([.I85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08-03-24">
            <text:p>03/24/08</text:p>
          </table:table-cell>
        </table:table-row>
        <table:table-row table:style-name="ro1">
          <table:table-cell table:formula="of:=YEAR([.I86])&amp;RIGHT(&quot;0&quot;&amp;MONTH([.I86]);2)&amp;RIGHT(&quot;0&quot;&amp;DAY([.I86]);2)" office:value-type="string" office:string-value="20080325">
            <text:p>20080325</text:p>
          </table:table-cell>
          <table:table-cell table:formula="of:=YEAR([.I86])" office:value-type="float" office:value="2008">
            <text:p>2008</text:p>
          </table:table-cell>
          <table:table-cell table:formula="of:=ROUNDUP(MONTH([.I86])/3)" office:value-type="float" office:value="1">
            <text:p>1</text:p>
          </table:table-cell>
          <table:table-cell table:formula="of:=MONTH([.I86])" office:value-type="float" office:value="3">
            <text:p>3</text:p>
          </table:table-cell>
          <table:table-cell table:formula="of:=&quot;Marzo &quot; &amp; [.B86]" office:value-type="string" office:string-value="Marzo 2008">
            <text:p>Marzo 2008</text:p>
          </table:table-cell>
          <table:table-cell table:formula="of:=&quot;W&quot; &amp; ISOWEEKNUM([.I86];1)" office:value-type="string" office:string-value="W13">
            <text:p>W13</text:p>
          </table:table-cell>
          <table:table-cell table:formula="of:=DAY([.I86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08-03-25">
            <text:p>03/25/08</text:p>
          </table:table-cell>
        </table:table-row>
        <table:table-row table:style-name="ro1">
          <table:table-cell table:formula="of:=YEAR([.I87])&amp;RIGHT(&quot;0&quot;&amp;MONTH([.I87]);2)&amp;RIGHT(&quot;0&quot;&amp;DAY([.I87]);2)" office:value-type="string" office:string-value="20080326">
            <text:p>20080326</text:p>
          </table:table-cell>
          <table:table-cell table:formula="of:=YEAR([.I87])" office:value-type="float" office:value="2008">
            <text:p>2008</text:p>
          </table:table-cell>
          <table:table-cell table:formula="of:=ROUNDUP(MONTH([.I87])/3)" office:value-type="float" office:value="1">
            <text:p>1</text:p>
          </table:table-cell>
          <table:table-cell table:formula="of:=MONTH([.I87])" office:value-type="float" office:value="3">
            <text:p>3</text:p>
          </table:table-cell>
          <table:table-cell table:formula="of:=&quot;Marzo &quot; &amp; [.B87]" office:value-type="string" office:string-value="Marzo 2008">
            <text:p>Marzo 2008</text:p>
          </table:table-cell>
          <table:table-cell table:formula="of:=&quot;W&quot; &amp; ISOWEEKNUM([.I87];1)" office:value-type="string" office:string-value="W13">
            <text:p>W13</text:p>
          </table:table-cell>
          <table:table-cell table:formula="of:=DAY([.I87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08-03-26">
            <text:p>03/26/08</text:p>
          </table:table-cell>
        </table:table-row>
        <table:table-row table:style-name="ro1">
          <table:table-cell table:formula="of:=YEAR([.I88])&amp;RIGHT(&quot;0&quot;&amp;MONTH([.I88]);2)&amp;RIGHT(&quot;0&quot;&amp;DAY([.I88]);2)" office:value-type="string" office:string-value="20080327">
            <text:p>20080327</text:p>
          </table:table-cell>
          <table:table-cell table:formula="of:=YEAR([.I88])" office:value-type="float" office:value="2008">
            <text:p>2008</text:p>
          </table:table-cell>
          <table:table-cell table:formula="of:=ROUNDUP(MONTH([.I88])/3)" office:value-type="float" office:value="1">
            <text:p>1</text:p>
          </table:table-cell>
          <table:table-cell table:formula="of:=MONTH([.I88])" office:value-type="float" office:value="3">
            <text:p>3</text:p>
          </table:table-cell>
          <table:table-cell table:formula="of:=&quot;Marzo &quot; &amp; [.B88]" office:value-type="string" office:string-value="Marzo 2008">
            <text:p>Marzo 2008</text:p>
          </table:table-cell>
          <table:table-cell table:formula="of:=&quot;W&quot; &amp; ISOWEEKNUM([.I88];1)" office:value-type="string" office:string-value="W13">
            <text:p>W13</text:p>
          </table:table-cell>
          <table:table-cell table:formula="of:=DAY([.I88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08-03-27">
            <text:p>03/27/08</text:p>
          </table:table-cell>
        </table:table-row>
        <table:table-row table:style-name="ro1">
          <table:table-cell table:formula="of:=YEAR([.I89])&amp;RIGHT(&quot;0&quot;&amp;MONTH([.I89]);2)&amp;RIGHT(&quot;0&quot;&amp;DAY([.I89]);2)" office:value-type="string" office:string-value="20080328">
            <text:p>20080328</text:p>
          </table:table-cell>
          <table:table-cell table:formula="of:=YEAR([.I89])" office:value-type="float" office:value="2008">
            <text:p>2008</text:p>
          </table:table-cell>
          <table:table-cell table:formula="of:=ROUNDUP(MONTH([.I89])/3)" office:value-type="float" office:value="1">
            <text:p>1</text:p>
          </table:table-cell>
          <table:table-cell table:formula="of:=MONTH([.I89])" office:value-type="float" office:value="3">
            <text:p>3</text:p>
          </table:table-cell>
          <table:table-cell table:formula="of:=&quot;Marzo &quot; &amp; [.B89]" office:value-type="string" office:string-value="Marzo 2008">
            <text:p>Marzo 2008</text:p>
          </table:table-cell>
          <table:table-cell table:formula="of:=&quot;W&quot; &amp; ISOWEEKNUM([.I89];1)" office:value-type="string" office:string-value="W13">
            <text:p>W13</text:p>
          </table:table-cell>
          <table:table-cell table:formula="of:=DAY([.I89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08-03-28">
            <text:p>03/28/08</text:p>
          </table:table-cell>
        </table:table-row>
        <table:table-row table:style-name="ro1">
          <table:table-cell table:formula="of:=YEAR([.I90])&amp;RIGHT(&quot;0&quot;&amp;MONTH([.I90]);2)&amp;RIGHT(&quot;0&quot;&amp;DAY([.I90]);2)" office:value-type="string" office:string-value="20080329">
            <text:p>20080329</text:p>
          </table:table-cell>
          <table:table-cell table:formula="of:=YEAR([.I90])" office:value-type="float" office:value="2008">
            <text:p>2008</text:p>
          </table:table-cell>
          <table:table-cell table:formula="of:=ROUNDUP(MONTH([.I90])/3)" office:value-type="float" office:value="1">
            <text:p>1</text:p>
          </table:table-cell>
          <table:table-cell table:formula="of:=MONTH([.I90])" office:value-type="float" office:value="3">
            <text:p>3</text:p>
          </table:table-cell>
          <table:table-cell table:formula="of:=&quot;Marzo &quot; &amp; [.B90]" office:value-type="string" office:string-value="Marzo 2008">
            <text:p>Marzo 2008</text:p>
          </table:table-cell>
          <table:table-cell table:formula="of:=&quot;W&quot; &amp; ISOWEEKNUM([.I90];1)" office:value-type="string" office:string-value="W13">
            <text:p>W13</text:p>
          </table:table-cell>
          <table:table-cell table:formula="of:=DAY([.I90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08-03-29">
            <text:p>03/29/08</text:p>
          </table:table-cell>
        </table:table-row>
        <table:table-row table:style-name="ro1">
          <table:table-cell table:formula="of:=YEAR([.I91])&amp;RIGHT(&quot;0&quot;&amp;MONTH([.I91]);2)&amp;RIGHT(&quot;0&quot;&amp;DAY([.I91]);2)" office:value-type="string" office:string-value="20080330">
            <text:p>20080330</text:p>
          </table:table-cell>
          <table:table-cell table:formula="of:=YEAR([.I91])" office:value-type="float" office:value="2008">
            <text:p>2008</text:p>
          </table:table-cell>
          <table:table-cell table:formula="of:=ROUNDUP(MONTH([.I91])/3)" office:value-type="float" office:value="1">
            <text:p>1</text:p>
          </table:table-cell>
          <table:table-cell table:formula="of:=MONTH([.I91])" office:value-type="float" office:value="3">
            <text:p>3</text:p>
          </table:table-cell>
          <table:table-cell table:formula="of:=&quot;Marzo &quot; &amp; [.B91]" office:value-type="string" office:string-value="Marzo 2008">
            <text:p>Marzo 2008</text:p>
          </table:table-cell>
          <table:table-cell table:formula="of:=&quot;W&quot; &amp; ISOWEEKNUM([.I91];1)" office:value-type="string" office:string-value="W14">
            <text:p>W14</text:p>
          </table:table-cell>
          <table:table-cell table:formula="of:=DAY([.I91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08-03-30">
            <text:p>03/30/08</text:p>
          </table:table-cell>
        </table:table-row>
        <table:table-row table:style-name="ro1">
          <table:table-cell table:formula="of:=YEAR([.I92])&amp;RIGHT(&quot;0&quot;&amp;MONTH([.I92]);2)&amp;RIGHT(&quot;0&quot;&amp;DAY([.I92]);2)" office:value-type="string" office:string-value="20080331">
            <text:p>20080331</text:p>
          </table:table-cell>
          <table:table-cell table:formula="of:=YEAR([.I92])" office:value-type="float" office:value="2008">
            <text:p>2008</text:p>
          </table:table-cell>
          <table:table-cell table:formula="of:=ROUNDUP(MONTH([.I92])/3)" office:value-type="float" office:value="1">
            <text:p>1</text:p>
          </table:table-cell>
          <table:table-cell table:formula="of:=MONTH([.I92])" office:value-type="float" office:value="3">
            <text:p>3</text:p>
          </table:table-cell>
          <table:table-cell table:formula="of:=&quot;Marzo &quot; &amp; [.B92]" office:value-type="string" office:string-value="Marzo 2008">
            <text:p>Marzo 2008</text:p>
          </table:table-cell>
          <table:table-cell table:formula="of:=&quot;W&quot; &amp; ISOWEEKNUM([.I92];1)" office:value-type="string" office:string-value="W14">
            <text:p>W14</text:p>
          </table:table-cell>
          <table:table-cell table:formula="of:=DAY([.I92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08-03-31">
            <text:p>03/31/08</text:p>
          </table:table-cell>
        </table:table-row>
        <table:table-row table:style-name="ro1">
          <table:table-cell table:formula="of:=YEAR([.I93])&amp;RIGHT(&quot;0&quot;&amp;MONTH([.I93]);2)&amp;RIGHT(&quot;0&quot;&amp;DAY([.I93]);2)" office:value-type="string" office:string-value="20080401">
            <text:p>20080401</text:p>
          </table:table-cell>
          <table:table-cell table:formula="of:=YEAR([.I93])" office:value-type="float" office:value="2008">
            <text:p>2008</text:p>
          </table:table-cell>
          <table:table-cell table:formula="of:=ROUNDUP(MONTH([.I93])/3)" office:value-type="float" office:value="2">
            <text:p>2</text:p>
          </table:table-cell>
          <table:table-cell table:formula="of:=MONTH([.I93])" office:value-type="float" office:value="4">
            <text:p>4</text:p>
          </table:table-cell>
          <table:table-cell table:formula="of:=&quot;Abril &quot; &amp; [.B93]" office:value-type="string" office:string-value="Abril 2008">
            <text:p>Abril 2008</text:p>
          </table:table-cell>
          <table:table-cell table:formula="of:=&quot;W&quot; &amp; ISOWEEKNUM([.I93];1)" office:value-type="string" office:string-value="W14">
            <text:p>W14</text:p>
          </table:table-cell>
          <table:table-cell table:formula="of:=DAY([.I93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8-04-01">
            <text:p>04/01/08</text:p>
          </table:table-cell>
        </table:table-row>
        <table:table-row table:style-name="ro1">
          <table:table-cell table:formula="of:=YEAR([.I94])&amp;RIGHT(&quot;0&quot;&amp;MONTH([.I94]);2)&amp;RIGHT(&quot;0&quot;&amp;DAY([.I94]);2)" office:value-type="string" office:string-value="20080402">
            <text:p>20080402</text:p>
          </table:table-cell>
          <table:table-cell table:formula="of:=YEAR([.I94])" office:value-type="float" office:value="2008">
            <text:p>2008</text:p>
          </table:table-cell>
          <table:table-cell table:formula="of:=ROUNDUP(MONTH([.I94])/3)" office:value-type="float" office:value="2">
            <text:p>2</text:p>
          </table:table-cell>
          <table:table-cell table:formula="of:=MONTH([.I94])" office:value-type="float" office:value="4">
            <text:p>4</text:p>
          </table:table-cell>
          <table:table-cell table:formula="of:=&quot;Abril &quot; &amp; [.B94]" office:value-type="string" office:string-value="Abril 2008">
            <text:p>Abril 2008</text:p>
          </table:table-cell>
          <table:table-cell table:formula="of:=&quot;W&quot; &amp; ISOWEEKNUM([.I94];1)" office:value-type="string" office:string-value="W14">
            <text:p>W14</text:p>
          </table:table-cell>
          <table:table-cell table:formula="of:=DAY([.I94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8-04-02">
            <text:p>04/02/08</text:p>
          </table:table-cell>
        </table:table-row>
        <table:table-row table:style-name="ro1">
          <table:table-cell table:formula="of:=YEAR([.I95])&amp;RIGHT(&quot;0&quot;&amp;MONTH([.I95]);2)&amp;RIGHT(&quot;0&quot;&amp;DAY([.I95]);2)" office:value-type="string" office:string-value="20080403">
            <text:p>20080403</text:p>
          </table:table-cell>
          <table:table-cell table:formula="of:=YEAR([.I95])" office:value-type="float" office:value="2008">
            <text:p>2008</text:p>
          </table:table-cell>
          <table:table-cell table:formula="of:=ROUNDUP(MONTH([.I95])/3)" office:value-type="float" office:value="2">
            <text:p>2</text:p>
          </table:table-cell>
          <table:table-cell table:formula="of:=MONTH([.I95])" office:value-type="float" office:value="4">
            <text:p>4</text:p>
          </table:table-cell>
          <table:table-cell table:formula="of:=&quot;Abril &quot; &amp; [.B95]" office:value-type="string" office:string-value="Abril 2008">
            <text:p>Abril 2008</text:p>
          </table:table-cell>
          <table:table-cell table:formula="of:=&quot;W&quot; &amp; ISOWEEKNUM([.I95];1)" office:value-type="string" office:string-value="W14">
            <text:p>W14</text:p>
          </table:table-cell>
          <table:table-cell table:formula="of:=DAY([.I95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8-04-03">
            <text:p>04/03/08</text:p>
          </table:table-cell>
        </table:table-row>
        <table:table-row table:style-name="ro1">
          <table:table-cell table:formula="of:=YEAR([.I96])&amp;RIGHT(&quot;0&quot;&amp;MONTH([.I96]);2)&amp;RIGHT(&quot;0&quot;&amp;DAY([.I96]);2)" office:value-type="string" office:string-value="20080404">
            <text:p>20080404</text:p>
          </table:table-cell>
          <table:table-cell table:formula="of:=YEAR([.I96])" office:value-type="float" office:value="2008">
            <text:p>2008</text:p>
          </table:table-cell>
          <table:table-cell table:formula="of:=ROUNDUP(MONTH([.I96])/3)" office:value-type="float" office:value="2">
            <text:p>2</text:p>
          </table:table-cell>
          <table:table-cell table:formula="of:=MONTH([.I96])" office:value-type="float" office:value="4">
            <text:p>4</text:p>
          </table:table-cell>
          <table:table-cell table:formula="of:=&quot;Abril &quot; &amp; [.B96]" office:value-type="string" office:string-value="Abril 2008">
            <text:p>Abril 2008</text:p>
          </table:table-cell>
          <table:table-cell table:formula="of:=&quot;W&quot; &amp; ISOWEEKNUM([.I96];1)" office:value-type="string" office:string-value="W14">
            <text:p>W14</text:p>
          </table:table-cell>
          <table:table-cell table:formula="of:=DAY([.I96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8-04-04">
            <text:p>04/04/08</text:p>
          </table:table-cell>
        </table:table-row>
        <table:table-row table:style-name="ro1">
          <table:table-cell table:formula="of:=YEAR([.I97])&amp;RIGHT(&quot;0&quot;&amp;MONTH([.I97]);2)&amp;RIGHT(&quot;0&quot;&amp;DAY([.I97]);2)" office:value-type="string" office:string-value="20080405">
            <text:p>20080405</text:p>
          </table:table-cell>
          <table:table-cell table:formula="of:=YEAR([.I97])" office:value-type="float" office:value="2008">
            <text:p>2008</text:p>
          </table:table-cell>
          <table:table-cell table:formula="of:=ROUNDUP(MONTH([.I97])/3)" office:value-type="float" office:value="2">
            <text:p>2</text:p>
          </table:table-cell>
          <table:table-cell table:formula="of:=MONTH([.I97])" office:value-type="float" office:value="4">
            <text:p>4</text:p>
          </table:table-cell>
          <table:table-cell table:formula="of:=&quot;Abril &quot; &amp; [.B97]" office:value-type="string" office:string-value="Abril 2008">
            <text:p>Abril 2008</text:p>
          </table:table-cell>
          <table:table-cell table:formula="of:=&quot;W&quot; &amp; ISOWEEKNUM([.I97];1)" office:value-type="string" office:string-value="W14">
            <text:p>W14</text:p>
          </table:table-cell>
          <table:table-cell table:formula="of:=DAY([.I97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8-04-05">
            <text:p>04/05/08</text:p>
          </table:table-cell>
        </table:table-row>
        <table:table-row table:style-name="ro1">
          <table:table-cell table:formula="of:=YEAR([.I98])&amp;RIGHT(&quot;0&quot;&amp;MONTH([.I98]);2)&amp;RIGHT(&quot;0&quot;&amp;DAY([.I98]);2)" office:value-type="string" office:string-value="20080406">
            <text:p>20080406</text:p>
          </table:table-cell>
          <table:table-cell table:formula="of:=YEAR([.I98])" office:value-type="float" office:value="2008">
            <text:p>2008</text:p>
          </table:table-cell>
          <table:table-cell table:formula="of:=ROUNDUP(MONTH([.I98])/3)" office:value-type="float" office:value="2">
            <text:p>2</text:p>
          </table:table-cell>
          <table:table-cell table:formula="of:=MONTH([.I98])" office:value-type="float" office:value="4">
            <text:p>4</text:p>
          </table:table-cell>
          <table:table-cell table:formula="of:=&quot;Abril &quot; &amp; [.B98]" office:value-type="string" office:string-value="Abril 2008">
            <text:p>Abril 2008</text:p>
          </table:table-cell>
          <table:table-cell table:formula="of:=&quot;W&quot; &amp; ISOWEEKNUM([.I98];1)" office:value-type="string" office:string-value="W15">
            <text:p>W15</text:p>
          </table:table-cell>
          <table:table-cell table:formula="of:=DAY([.I98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8-04-06">
            <text:p>04/06/08</text:p>
          </table:table-cell>
        </table:table-row>
        <table:table-row table:style-name="ro1">
          <table:table-cell table:formula="of:=YEAR([.I99])&amp;RIGHT(&quot;0&quot;&amp;MONTH([.I99]);2)&amp;RIGHT(&quot;0&quot;&amp;DAY([.I99]);2)" office:value-type="string" office:string-value="20080407">
            <text:p>20080407</text:p>
          </table:table-cell>
          <table:table-cell table:formula="of:=YEAR([.I99])" office:value-type="float" office:value="2008">
            <text:p>2008</text:p>
          </table:table-cell>
          <table:table-cell table:formula="of:=ROUNDUP(MONTH([.I99])/3)" office:value-type="float" office:value="2">
            <text:p>2</text:p>
          </table:table-cell>
          <table:table-cell table:formula="of:=MONTH([.I99])" office:value-type="float" office:value="4">
            <text:p>4</text:p>
          </table:table-cell>
          <table:table-cell table:formula="of:=&quot;Abril &quot; &amp; [.B99]" office:value-type="string" office:string-value="Abril 2008">
            <text:p>Abril 2008</text:p>
          </table:table-cell>
          <table:table-cell table:formula="of:=&quot;W&quot; &amp; ISOWEEKNUM([.I99];1)" office:value-type="string" office:string-value="W15">
            <text:p>W15</text:p>
          </table:table-cell>
          <table:table-cell table:formula="of:=DAY([.I99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8-04-07">
            <text:p>04/07/08</text:p>
          </table:table-cell>
        </table:table-row>
        <table:table-row table:style-name="ro1">
          <table:table-cell table:formula="of:=YEAR([.I100])&amp;RIGHT(&quot;0&quot;&amp;MONTH([.I100]);2)&amp;RIGHT(&quot;0&quot;&amp;DAY([.I100]);2)" office:value-type="string" office:string-value="20080408">
            <text:p>20080408</text:p>
          </table:table-cell>
          <table:table-cell table:formula="of:=YEAR([.I100])" office:value-type="float" office:value="2008">
            <text:p>2008</text:p>
          </table:table-cell>
          <table:table-cell table:formula="of:=ROUNDUP(MONTH([.I100])/3)" office:value-type="float" office:value="2">
            <text:p>2</text:p>
          </table:table-cell>
          <table:table-cell table:formula="of:=MONTH([.I100])" office:value-type="float" office:value="4">
            <text:p>4</text:p>
          </table:table-cell>
          <table:table-cell table:formula="of:=&quot;Abril &quot; &amp; [.B100]" office:value-type="string" office:string-value="Abril 2008">
            <text:p>Abril 2008</text:p>
          </table:table-cell>
          <table:table-cell table:formula="of:=&quot;W&quot; &amp; ISOWEEKNUM([.I100];1)" office:value-type="string" office:string-value="W15">
            <text:p>W15</text:p>
          </table:table-cell>
          <table:table-cell table:formula="of:=DAY([.I100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8-04-08">
            <text:p>04/08/08</text:p>
          </table:table-cell>
        </table:table-row>
        <table:table-row table:style-name="ro1">
          <table:table-cell table:formula="of:=YEAR([.I101])&amp;RIGHT(&quot;0&quot;&amp;MONTH([.I101]);2)&amp;RIGHT(&quot;0&quot;&amp;DAY([.I101]);2)" office:value-type="string" office:string-value="20080409">
            <text:p>20080409</text:p>
          </table:table-cell>
          <table:table-cell table:formula="of:=YEAR([.I101])" office:value-type="float" office:value="2008">
            <text:p>2008</text:p>
          </table:table-cell>
          <table:table-cell table:formula="of:=ROUNDUP(MONTH([.I101])/3)" office:value-type="float" office:value="2">
            <text:p>2</text:p>
          </table:table-cell>
          <table:table-cell table:formula="of:=MONTH([.I101])" office:value-type="float" office:value="4">
            <text:p>4</text:p>
          </table:table-cell>
          <table:table-cell table:formula="of:=&quot;Abril &quot; &amp; [.B101]" office:value-type="string" office:string-value="Abril 2008">
            <text:p>Abril 2008</text:p>
          </table:table-cell>
          <table:table-cell table:formula="of:=&quot;W&quot; &amp; ISOWEEKNUM([.I101];1)" office:value-type="string" office:string-value="W15">
            <text:p>W15</text:p>
          </table:table-cell>
          <table:table-cell table:formula="of:=DAY([.I101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8-04-09">
            <text:p>04/09/08</text:p>
          </table:table-cell>
        </table:table-row>
        <table:table-row table:style-name="ro1">
          <table:table-cell table:formula="of:=YEAR([.I102])&amp;RIGHT(&quot;0&quot;&amp;MONTH([.I102]);2)&amp;RIGHT(&quot;0&quot;&amp;DAY([.I102]);2)" office:value-type="string" office:string-value="20080410">
            <text:p>20080410</text:p>
          </table:table-cell>
          <table:table-cell table:formula="of:=YEAR([.I102])" office:value-type="float" office:value="2008">
            <text:p>2008</text:p>
          </table:table-cell>
          <table:table-cell table:formula="of:=ROUNDUP(MONTH([.I102])/3)" office:value-type="float" office:value="2">
            <text:p>2</text:p>
          </table:table-cell>
          <table:table-cell table:formula="of:=MONTH([.I102])" office:value-type="float" office:value="4">
            <text:p>4</text:p>
          </table:table-cell>
          <table:table-cell table:formula="of:=&quot;Abril &quot; &amp; [.B102]" office:value-type="string" office:string-value="Abril 2008">
            <text:p>Abril 2008</text:p>
          </table:table-cell>
          <table:table-cell table:formula="of:=&quot;W&quot; &amp; ISOWEEKNUM([.I102];1)" office:value-type="string" office:string-value="W15">
            <text:p>W15</text:p>
          </table:table-cell>
          <table:table-cell table:formula="of:=DAY([.I102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8-04-10">
            <text:p>04/10/08</text:p>
          </table:table-cell>
        </table:table-row>
        <table:table-row table:style-name="ro1">
          <table:table-cell table:formula="of:=YEAR([.I103])&amp;RIGHT(&quot;0&quot;&amp;MONTH([.I103]);2)&amp;RIGHT(&quot;0&quot;&amp;DAY([.I103]);2)" office:value-type="string" office:string-value="20080411">
            <text:p>20080411</text:p>
          </table:table-cell>
          <table:table-cell table:formula="of:=YEAR([.I103])" office:value-type="float" office:value="2008">
            <text:p>2008</text:p>
          </table:table-cell>
          <table:table-cell table:formula="of:=ROUNDUP(MONTH([.I103])/3)" office:value-type="float" office:value="2">
            <text:p>2</text:p>
          </table:table-cell>
          <table:table-cell table:formula="of:=MONTH([.I103])" office:value-type="float" office:value="4">
            <text:p>4</text:p>
          </table:table-cell>
          <table:table-cell table:formula="of:=&quot;Abril &quot; &amp; [.B103]" office:value-type="string" office:string-value="Abril 2008">
            <text:p>Abril 2008</text:p>
          </table:table-cell>
          <table:table-cell table:formula="of:=&quot;W&quot; &amp; ISOWEEKNUM([.I103];1)" office:value-type="string" office:string-value="W15">
            <text:p>W15</text:p>
          </table:table-cell>
          <table:table-cell table:formula="of:=DAY([.I103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8-04-11">
            <text:p>04/11/08</text:p>
          </table:table-cell>
        </table:table-row>
        <table:table-row table:style-name="ro1">
          <table:table-cell table:formula="of:=YEAR([.I104])&amp;RIGHT(&quot;0&quot;&amp;MONTH([.I104]);2)&amp;RIGHT(&quot;0&quot;&amp;DAY([.I104]);2)" office:value-type="string" office:string-value="20080412">
            <text:p>20080412</text:p>
          </table:table-cell>
          <table:table-cell table:formula="of:=YEAR([.I104])" office:value-type="float" office:value="2008">
            <text:p>2008</text:p>
          </table:table-cell>
          <table:table-cell table:formula="of:=ROUNDUP(MONTH([.I104])/3)" office:value-type="float" office:value="2">
            <text:p>2</text:p>
          </table:table-cell>
          <table:table-cell table:formula="of:=MONTH([.I104])" office:value-type="float" office:value="4">
            <text:p>4</text:p>
          </table:table-cell>
          <table:table-cell table:formula="of:=&quot;Abril &quot; &amp; [.B104]" office:value-type="string" office:string-value="Abril 2008">
            <text:p>Abril 2008</text:p>
          </table:table-cell>
          <table:table-cell table:formula="of:=&quot;W&quot; &amp; ISOWEEKNUM([.I104];1)" office:value-type="string" office:string-value="W15">
            <text:p>W15</text:p>
          </table:table-cell>
          <table:table-cell table:formula="of:=DAY([.I104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8-04-12">
            <text:p>04/12/08</text:p>
          </table:table-cell>
        </table:table-row>
        <table:table-row table:style-name="ro1">
          <table:table-cell table:formula="of:=YEAR([.I105])&amp;RIGHT(&quot;0&quot;&amp;MONTH([.I105]);2)&amp;RIGHT(&quot;0&quot;&amp;DAY([.I105]);2)" office:value-type="string" office:string-value="20080413">
            <text:p>20080413</text:p>
          </table:table-cell>
          <table:table-cell table:formula="of:=YEAR([.I105])" office:value-type="float" office:value="2008">
            <text:p>2008</text:p>
          </table:table-cell>
          <table:table-cell table:formula="of:=ROUNDUP(MONTH([.I105])/3)" office:value-type="float" office:value="2">
            <text:p>2</text:p>
          </table:table-cell>
          <table:table-cell table:formula="of:=MONTH([.I105])" office:value-type="float" office:value="4">
            <text:p>4</text:p>
          </table:table-cell>
          <table:table-cell table:formula="of:=&quot;Abril &quot; &amp; [.B105]" office:value-type="string" office:string-value="Abril 2008">
            <text:p>Abril 2008</text:p>
          </table:table-cell>
          <table:table-cell table:formula="of:=&quot;W&quot; &amp; ISOWEEKNUM([.I105];1)" office:value-type="string" office:string-value="W16">
            <text:p>W16</text:p>
          </table:table-cell>
          <table:table-cell table:formula="of:=DAY([.I105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8-04-13">
            <text:p>04/13/08</text:p>
          </table:table-cell>
        </table:table-row>
        <table:table-row table:style-name="ro1">
          <table:table-cell table:formula="of:=YEAR([.I106])&amp;RIGHT(&quot;0&quot;&amp;MONTH([.I106]);2)&amp;RIGHT(&quot;0&quot;&amp;DAY([.I106]);2)" office:value-type="string" office:string-value="20080414">
            <text:p>20080414</text:p>
          </table:table-cell>
          <table:table-cell table:formula="of:=YEAR([.I106])" office:value-type="float" office:value="2008">
            <text:p>2008</text:p>
          </table:table-cell>
          <table:table-cell table:formula="of:=ROUNDUP(MONTH([.I106])/3)" office:value-type="float" office:value="2">
            <text:p>2</text:p>
          </table:table-cell>
          <table:table-cell table:formula="of:=MONTH([.I106])" office:value-type="float" office:value="4">
            <text:p>4</text:p>
          </table:table-cell>
          <table:table-cell table:formula="of:=&quot;Abril &quot; &amp; [.B106]" office:value-type="string" office:string-value="Abril 2008">
            <text:p>Abril 2008</text:p>
          </table:table-cell>
          <table:table-cell table:formula="of:=&quot;W&quot; &amp; ISOWEEKNUM([.I106];1)" office:value-type="string" office:string-value="W16">
            <text:p>W16</text:p>
          </table:table-cell>
          <table:table-cell table:formula="of:=DAY([.I106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8-04-14">
            <text:p>04/14/08</text:p>
          </table:table-cell>
        </table:table-row>
        <table:table-row table:style-name="ro1">
          <table:table-cell table:formula="of:=YEAR([.I107])&amp;RIGHT(&quot;0&quot;&amp;MONTH([.I107]);2)&amp;RIGHT(&quot;0&quot;&amp;DAY([.I107]);2)" office:value-type="string" office:string-value="20080415">
            <text:p>20080415</text:p>
          </table:table-cell>
          <table:table-cell table:formula="of:=YEAR([.I107])" office:value-type="float" office:value="2008">
            <text:p>2008</text:p>
          </table:table-cell>
          <table:table-cell table:formula="of:=ROUNDUP(MONTH([.I107])/3)" office:value-type="float" office:value="2">
            <text:p>2</text:p>
          </table:table-cell>
          <table:table-cell table:formula="of:=MONTH([.I107])" office:value-type="float" office:value="4">
            <text:p>4</text:p>
          </table:table-cell>
          <table:table-cell table:formula="of:=&quot;Abril &quot; &amp; [.B107]" office:value-type="string" office:string-value="Abril 2008">
            <text:p>Abril 2008</text:p>
          </table:table-cell>
          <table:table-cell table:formula="of:=&quot;W&quot; &amp; ISOWEEKNUM([.I107];1)" office:value-type="string" office:string-value="W16">
            <text:p>W16</text:p>
          </table:table-cell>
          <table:table-cell table:formula="of:=DAY([.I107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8-04-15">
            <text:p>04/15/08</text:p>
          </table:table-cell>
        </table:table-row>
        <table:table-row table:style-name="ro1">
          <table:table-cell table:formula="of:=YEAR([.I108])&amp;RIGHT(&quot;0&quot;&amp;MONTH([.I108]);2)&amp;RIGHT(&quot;0&quot;&amp;DAY([.I108]);2)" office:value-type="string" office:string-value="20080416">
            <text:p>20080416</text:p>
          </table:table-cell>
          <table:table-cell table:formula="of:=YEAR([.I108])" office:value-type="float" office:value="2008">
            <text:p>2008</text:p>
          </table:table-cell>
          <table:table-cell table:formula="of:=ROUNDUP(MONTH([.I108])/3)" office:value-type="float" office:value="2">
            <text:p>2</text:p>
          </table:table-cell>
          <table:table-cell table:formula="of:=MONTH([.I108])" office:value-type="float" office:value="4">
            <text:p>4</text:p>
          </table:table-cell>
          <table:table-cell table:formula="of:=&quot;Abril &quot; &amp; [.B108]" office:value-type="string" office:string-value="Abril 2008">
            <text:p>Abril 2008</text:p>
          </table:table-cell>
          <table:table-cell table:formula="of:=&quot;W&quot; &amp; ISOWEEKNUM([.I108];1)" office:value-type="string" office:string-value="W16">
            <text:p>W16</text:p>
          </table:table-cell>
          <table:table-cell table:formula="of:=DAY([.I108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8-04-16">
            <text:p>04/16/08</text:p>
          </table:table-cell>
        </table:table-row>
        <table:table-row table:style-name="ro1">
          <table:table-cell table:formula="of:=YEAR([.I109])&amp;RIGHT(&quot;0&quot;&amp;MONTH([.I109]);2)&amp;RIGHT(&quot;0&quot;&amp;DAY([.I109]);2)" office:value-type="string" office:string-value="20080417">
            <text:p>20080417</text:p>
          </table:table-cell>
          <table:table-cell table:formula="of:=YEAR([.I109])" office:value-type="float" office:value="2008">
            <text:p>2008</text:p>
          </table:table-cell>
          <table:table-cell table:formula="of:=ROUNDUP(MONTH([.I109])/3)" office:value-type="float" office:value="2">
            <text:p>2</text:p>
          </table:table-cell>
          <table:table-cell table:formula="of:=MONTH([.I109])" office:value-type="float" office:value="4">
            <text:p>4</text:p>
          </table:table-cell>
          <table:table-cell table:formula="of:=&quot;Abril &quot; &amp; [.B109]" office:value-type="string" office:string-value="Abril 2008">
            <text:p>Abril 2008</text:p>
          </table:table-cell>
          <table:table-cell table:formula="of:=&quot;W&quot; &amp; ISOWEEKNUM([.I109];1)" office:value-type="string" office:string-value="W16">
            <text:p>W16</text:p>
          </table:table-cell>
          <table:table-cell table:formula="of:=DAY([.I109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8-04-17">
            <text:p>04/17/08</text:p>
          </table:table-cell>
        </table:table-row>
        <table:table-row table:style-name="ro1">
          <table:table-cell table:formula="of:=YEAR([.I110])&amp;RIGHT(&quot;0&quot;&amp;MONTH([.I110]);2)&amp;RIGHT(&quot;0&quot;&amp;DAY([.I110]);2)" office:value-type="string" office:string-value="20080418">
            <text:p>20080418</text:p>
          </table:table-cell>
          <table:table-cell table:formula="of:=YEAR([.I110])" office:value-type="float" office:value="2008">
            <text:p>2008</text:p>
          </table:table-cell>
          <table:table-cell table:formula="of:=ROUNDUP(MONTH([.I110])/3)" office:value-type="float" office:value="2">
            <text:p>2</text:p>
          </table:table-cell>
          <table:table-cell table:formula="of:=MONTH([.I110])" office:value-type="float" office:value="4">
            <text:p>4</text:p>
          </table:table-cell>
          <table:table-cell table:formula="of:=&quot;Abril &quot; &amp; [.B110]" office:value-type="string" office:string-value="Abril 2008">
            <text:p>Abril 2008</text:p>
          </table:table-cell>
          <table:table-cell table:formula="of:=&quot;W&quot; &amp; ISOWEEKNUM([.I110];1)" office:value-type="string" office:string-value="W16">
            <text:p>W16</text:p>
          </table:table-cell>
          <table:table-cell table:formula="of:=DAY([.I110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8-04-18">
            <text:p>04/18/08</text:p>
          </table:table-cell>
        </table:table-row>
        <table:table-row table:style-name="ro1">
          <table:table-cell table:formula="of:=YEAR([.I111])&amp;RIGHT(&quot;0&quot;&amp;MONTH([.I111]);2)&amp;RIGHT(&quot;0&quot;&amp;DAY([.I111]);2)" office:value-type="string" office:string-value="20080419">
            <text:p>20080419</text:p>
          </table:table-cell>
          <table:table-cell table:formula="of:=YEAR([.I111])" office:value-type="float" office:value="2008">
            <text:p>2008</text:p>
          </table:table-cell>
          <table:table-cell table:formula="of:=ROUNDUP(MONTH([.I111])/3)" office:value-type="float" office:value="2">
            <text:p>2</text:p>
          </table:table-cell>
          <table:table-cell table:formula="of:=MONTH([.I111])" office:value-type="float" office:value="4">
            <text:p>4</text:p>
          </table:table-cell>
          <table:table-cell table:formula="of:=&quot;Abril &quot; &amp; [.B111]" office:value-type="string" office:string-value="Abril 2008">
            <text:p>Abril 2008</text:p>
          </table:table-cell>
          <table:table-cell table:formula="of:=&quot;W&quot; &amp; ISOWEEKNUM([.I111];1)" office:value-type="string" office:string-value="W16">
            <text:p>W16</text:p>
          </table:table-cell>
          <table:table-cell table:formula="of:=DAY([.I111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8-04-19">
            <text:p>04/19/08</text:p>
          </table:table-cell>
        </table:table-row>
        <table:table-row table:style-name="ro1">
          <table:table-cell table:formula="of:=YEAR([.I112])&amp;RIGHT(&quot;0&quot;&amp;MONTH([.I112]);2)&amp;RIGHT(&quot;0&quot;&amp;DAY([.I112]);2)" office:value-type="string" office:string-value="20080420">
            <text:p>20080420</text:p>
          </table:table-cell>
          <table:table-cell table:formula="of:=YEAR([.I112])" office:value-type="float" office:value="2008">
            <text:p>2008</text:p>
          </table:table-cell>
          <table:table-cell table:formula="of:=ROUNDUP(MONTH([.I112])/3)" office:value-type="float" office:value="2">
            <text:p>2</text:p>
          </table:table-cell>
          <table:table-cell table:formula="of:=MONTH([.I112])" office:value-type="float" office:value="4">
            <text:p>4</text:p>
          </table:table-cell>
          <table:table-cell table:formula="of:=&quot;Abril &quot; &amp; [.B112]" office:value-type="string" office:string-value="Abril 2008">
            <text:p>Abril 2008</text:p>
          </table:table-cell>
          <table:table-cell table:formula="of:=&quot;W&quot; &amp; ISOWEEKNUM([.I112];1)" office:value-type="string" office:string-value="W17">
            <text:p>W17</text:p>
          </table:table-cell>
          <table:table-cell table:formula="of:=DAY([.I112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8-04-20">
            <text:p>04/20/08</text:p>
          </table:table-cell>
        </table:table-row>
        <table:table-row table:style-name="ro1">
          <table:table-cell table:formula="of:=YEAR([.I113])&amp;RIGHT(&quot;0&quot;&amp;MONTH([.I113]);2)&amp;RIGHT(&quot;0&quot;&amp;DAY([.I113]);2)" office:value-type="string" office:string-value="20080421">
            <text:p>20080421</text:p>
          </table:table-cell>
          <table:table-cell table:formula="of:=YEAR([.I113])" office:value-type="float" office:value="2008">
            <text:p>2008</text:p>
          </table:table-cell>
          <table:table-cell table:formula="of:=ROUNDUP(MONTH([.I113])/3)" office:value-type="float" office:value="2">
            <text:p>2</text:p>
          </table:table-cell>
          <table:table-cell table:formula="of:=MONTH([.I113])" office:value-type="float" office:value="4">
            <text:p>4</text:p>
          </table:table-cell>
          <table:table-cell table:formula="of:=&quot;Abril &quot; &amp; [.B113]" office:value-type="string" office:string-value="Abril 2008">
            <text:p>Abril 2008</text:p>
          </table:table-cell>
          <table:table-cell table:formula="of:=&quot;W&quot; &amp; ISOWEEKNUM([.I113];1)" office:value-type="string" office:string-value="W17">
            <text:p>W17</text:p>
          </table:table-cell>
          <table:table-cell table:formula="of:=DAY([.I113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8-04-21">
            <text:p>04/21/08</text:p>
          </table:table-cell>
        </table:table-row>
        <table:table-row table:style-name="ro1">
          <table:table-cell table:formula="of:=YEAR([.I114])&amp;RIGHT(&quot;0&quot;&amp;MONTH([.I114]);2)&amp;RIGHT(&quot;0&quot;&amp;DAY([.I114]);2)" office:value-type="string" office:string-value="20080422">
            <text:p>20080422</text:p>
          </table:table-cell>
          <table:table-cell table:formula="of:=YEAR([.I114])" office:value-type="float" office:value="2008">
            <text:p>2008</text:p>
          </table:table-cell>
          <table:table-cell table:formula="of:=ROUNDUP(MONTH([.I114])/3)" office:value-type="float" office:value="2">
            <text:p>2</text:p>
          </table:table-cell>
          <table:table-cell table:formula="of:=MONTH([.I114])" office:value-type="float" office:value="4">
            <text:p>4</text:p>
          </table:table-cell>
          <table:table-cell table:formula="of:=&quot;Abril &quot; &amp; [.B114]" office:value-type="string" office:string-value="Abril 2008">
            <text:p>Abril 2008</text:p>
          </table:table-cell>
          <table:table-cell table:formula="of:=&quot;W&quot; &amp; ISOWEEKNUM([.I114];1)" office:value-type="string" office:string-value="W17">
            <text:p>W17</text:p>
          </table:table-cell>
          <table:table-cell table:formula="of:=DAY([.I114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8-04-22">
            <text:p>04/22/08</text:p>
          </table:table-cell>
        </table:table-row>
        <table:table-row table:style-name="ro1">
          <table:table-cell table:formula="of:=YEAR([.I115])&amp;RIGHT(&quot;0&quot;&amp;MONTH([.I115]);2)&amp;RIGHT(&quot;0&quot;&amp;DAY([.I115]);2)" office:value-type="string" office:string-value="20080423">
            <text:p>20080423</text:p>
          </table:table-cell>
          <table:table-cell table:formula="of:=YEAR([.I115])" office:value-type="float" office:value="2008">
            <text:p>2008</text:p>
          </table:table-cell>
          <table:table-cell table:formula="of:=ROUNDUP(MONTH([.I115])/3)" office:value-type="float" office:value="2">
            <text:p>2</text:p>
          </table:table-cell>
          <table:table-cell table:formula="of:=MONTH([.I115])" office:value-type="float" office:value="4">
            <text:p>4</text:p>
          </table:table-cell>
          <table:table-cell table:formula="of:=&quot;Abril &quot; &amp; [.B115]" office:value-type="string" office:string-value="Abril 2008">
            <text:p>Abril 2008</text:p>
          </table:table-cell>
          <table:table-cell table:formula="of:=&quot;W&quot; &amp; ISOWEEKNUM([.I115];1)" office:value-type="string" office:string-value="W17">
            <text:p>W17</text:p>
          </table:table-cell>
          <table:table-cell table:formula="of:=DAY([.I115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8-04-23">
            <text:p>04/23/08</text:p>
          </table:table-cell>
        </table:table-row>
        <table:table-row table:style-name="ro1">
          <table:table-cell table:formula="of:=YEAR([.I116])&amp;RIGHT(&quot;0&quot;&amp;MONTH([.I116]);2)&amp;RIGHT(&quot;0&quot;&amp;DAY([.I116]);2)" office:value-type="string" office:string-value="20080424">
            <text:p>20080424</text:p>
          </table:table-cell>
          <table:table-cell table:formula="of:=YEAR([.I116])" office:value-type="float" office:value="2008">
            <text:p>2008</text:p>
          </table:table-cell>
          <table:table-cell table:formula="of:=ROUNDUP(MONTH([.I116])/3)" office:value-type="float" office:value="2">
            <text:p>2</text:p>
          </table:table-cell>
          <table:table-cell table:formula="of:=MONTH([.I116])" office:value-type="float" office:value="4">
            <text:p>4</text:p>
          </table:table-cell>
          <table:table-cell table:formula="of:=&quot;Abril &quot; &amp; [.B116]" office:value-type="string" office:string-value="Abril 2008">
            <text:p>Abril 2008</text:p>
          </table:table-cell>
          <table:table-cell table:formula="of:=&quot;W&quot; &amp; ISOWEEKNUM([.I116];1)" office:value-type="string" office:string-value="W17">
            <text:p>W17</text:p>
          </table:table-cell>
          <table:table-cell table:formula="of:=DAY([.I116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8-04-24">
            <text:p>04/24/08</text:p>
          </table:table-cell>
        </table:table-row>
        <table:table-row table:style-name="ro1">
          <table:table-cell table:formula="of:=YEAR([.I117])&amp;RIGHT(&quot;0&quot;&amp;MONTH([.I117]);2)&amp;RIGHT(&quot;0&quot;&amp;DAY([.I117]);2)" office:value-type="string" office:string-value="20080425">
            <text:p>20080425</text:p>
          </table:table-cell>
          <table:table-cell table:formula="of:=YEAR([.I117])" office:value-type="float" office:value="2008">
            <text:p>2008</text:p>
          </table:table-cell>
          <table:table-cell table:formula="of:=ROUNDUP(MONTH([.I117])/3)" office:value-type="float" office:value="2">
            <text:p>2</text:p>
          </table:table-cell>
          <table:table-cell table:formula="of:=MONTH([.I117])" office:value-type="float" office:value="4">
            <text:p>4</text:p>
          </table:table-cell>
          <table:table-cell table:formula="of:=&quot;Abril &quot; &amp; [.B117]" office:value-type="string" office:string-value="Abril 2008">
            <text:p>Abril 2008</text:p>
          </table:table-cell>
          <table:table-cell table:formula="of:=&quot;W&quot; &amp; ISOWEEKNUM([.I117];1)" office:value-type="string" office:string-value="W17">
            <text:p>W17</text:p>
          </table:table-cell>
          <table:table-cell table:formula="of:=DAY([.I117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8-04-25">
            <text:p>04/25/08</text:p>
          </table:table-cell>
        </table:table-row>
        <table:table-row table:style-name="ro1">
          <table:table-cell table:formula="of:=YEAR([.I118])&amp;RIGHT(&quot;0&quot;&amp;MONTH([.I118]);2)&amp;RIGHT(&quot;0&quot;&amp;DAY([.I118]);2)" office:value-type="string" office:string-value="20080426">
            <text:p>20080426</text:p>
          </table:table-cell>
          <table:table-cell table:formula="of:=YEAR([.I118])" office:value-type="float" office:value="2008">
            <text:p>2008</text:p>
          </table:table-cell>
          <table:table-cell table:formula="of:=ROUNDUP(MONTH([.I118])/3)" office:value-type="float" office:value="2">
            <text:p>2</text:p>
          </table:table-cell>
          <table:table-cell table:formula="of:=MONTH([.I118])" office:value-type="float" office:value="4">
            <text:p>4</text:p>
          </table:table-cell>
          <table:table-cell table:formula="of:=&quot;Abril &quot; &amp; [.B118]" office:value-type="string" office:string-value="Abril 2008">
            <text:p>Abril 2008</text:p>
          </table:table-cell>
          <table:table-cell table:formula="of:=&quot;W&quot; &amp; ISOWEEKNUM([.I118];1)" office:value-type="string" office:string-value="W17">
            <text:p>W17</text:p>
          </table:table-cell>
          <table:table-cell table:formula="of:=DAY([.I118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8-04-26">
            <text:p>04/26/08</text:p>
          </table:table-cell>
        </table:table-row>
        <table:table-row table:style-name="ro1">
          <table:table-cell table:formula="of:=YEAR([.I119])&amp;RIGHT(&quot;0&quot;&amp;MONTH([.I119]);2)&amp;RIGHT(&quot;0&quot;&amp;DAY([.I119]);2)" office:value-type="string" office:string-value="20080427">
            <text:p>20080427</text:p>
          </table:table-cell>
          <table:table-cell table:formula="of:=YEAR([.I119])" office:value-type="float" office:value="2008">
            <text:p>2008</text:p>
          </table:table-cell>
          <table:table-cell table:formula="of:=ROUNDUP(MONTH([.I119])/3)" office:value-type="float" office:value="2">
            <text:p>2</text:p>
          </table:table-cell>
          <table:table-cell table:formula="of:=MONTH([.I119])" office:value-type="float" office:value="4">
            <text:p>4</text:p>
          </table:table-cell>
          <table:table-cell table:formula="of:=&quot;Abril &quot; &amp; [.B119]" office:value-type="string" office:string-value="Abril 2008">
            <text:p>Abril 2008</text:p>
          </table:table-cell>
          <table:table-cell table:formula="of:=&quot;W&quot; &amp; ISOWEEKNUM([.I119];1)" office:value-type="string" office:string-value="W18">
            <text:p>W18</text:p>
          </table:table-cell>
          <table:table-cell table:formula="of:=DAY([.I119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8-04-27">
            <text:p>04/27/08</text:p>
          </table:table-cell>
        </table:table-row>
        <table:table-row table:style-name="ro1">
          <table:table-cell table:formula="of:=YEAR([.I120])&amp;RIGHT(&quot;0&quot;&amp;MONTH([.I120]);2)&amp;RIGHT(&quot;0&quot;&amp;DAY([.I120]);2)" office:value-type="string" office:string-value="20080428">
            <text:p>20080428</text:p>
          </table:table-cell>
          <table:table-cell table:formula="of:=YEAR([.I120])" office:value-type="float" office:value="2008">
            <text:p>2008</text:p>
          </table:table-cell>
          <table:table-cell table:formula="of:=ROUNDUP(MONTH([.I120])/3)" office:value-type="float" office:value="2">
            <text:p>2</text:p>
          </table:table-cell>
          <table:table-cell table:formula="of:=MONTH([.I120])" office:value-type="float" office:value="4">
            <text:p>4</text:p>
          </table:table-cell>
          <table:table-cell table:formula="of:=&quot;Abril &quot; &amp; [.B120]" office:value-type="string" office:string-value="Abril 2008">
            <text:p>Abril 2008</text:p>
          </table:table-cell>
          <table:table-cell table:formula="of:=&quot;W&quot; &amp; ISOWEEKNUM([.I120];1)" office:value-type="string" office:string-value="W18">
            <text:p>W18</text:p>
          </table:table-cell>
          <table:table-cell table:formula="of:=DAY([.I120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8-04-28">
            <text:p>04/28/08</text:p>
          </table:table-cell>
        </table:table-row>
        <table:table-row table:style-name="ro1">
          <table:table-cell table:formula="of:=YEAR([.I121])&amp;RIGHT(&quot;0&quot;&amp;MONTH([.I121]);2)&amp;RIGHT(&quot;0&quot;&amp;DAY([.I121]);2)" office:value-type="string" office:string-value="20080429">
            <text:p>20080429</text:p>
          </table:table-cell>
          <table:table-cell table:formula="of:=YEAR([.I121])" office:value-type="float" office:value="2008">
            <text:p>2008</text:p>
          </table:table-cell>
          <table:table-cell table:formula="of:=ROUNDUP(MONTH([.I121])/3)" office:value-type="float" office:value="2">
            <text:p>2</text:p>
          </table:table-cell>
          <table:table-cell table:formula="of:=MONTH([.I121])" office:value-type="float" office:value="4">
            <text:p>4</text:p>
          </table:table-cell>
          <table:table-cell table:formula="of:=&quot;Abril &quot; &amp; [.B121]" office:value-type="string" office:string-value="Abril 2008">
            <text:p>Abril 2008</text:p>
          </table:table-cell>
          <table:table-cell table:formula="of:=&quot;W&quot; &amp; ISOWEEKNUM([.I121];1)" office:value-type="string" office:string-value="W18">
            <text:p>W18</text:p>
          </table:table-cell>
          <table:table-cell table:formula="of:=DAY([.I121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8-04-29">
            <text:p>04/29/08</text:p>
          </table:table-cell>
        </table:table-row>
        <table:table-row table:style-name="ro1">
          <table:table-cell table:formula="of:=YEAR([.I122])&amp;RIGHT(&quot;0&quot;&amp;MONTH([.I122]);2)&amp;RIGHT(&quot;0&quot;&amp;DAY([.I122]);2)" office:value-type="string" office:string-value="20080430">
            <text:p>20080430</text:p>
          </table:table-cell>
          <table:table-cell table:formula="of:=YEAR([.I122])" office:value-type="float" office:value="2008">
            <text:p>2008</text:p>
          </table:table-cell>
          <table:table-cell table:formula="of:=ROUNDUP(MONTH([.I122])/3)" office:value-type="float" office:value="2">
            <text:p>2</text:p>
          </table:table-cell>
          <table:table-cell table:formula="of:=MONTH([.I122])" office:value-type="float" office:value="4">
            <text:p>4</text:p>
          </table:table-cell>
          <table:table-cell table:formula="of:=&quot;Abril &quot; &amp; [.B122]" office:value-type="string" office:string-value="Abril 2008">
            <text:p>Abril 2008</text:p>
          </table:table-cell>
          <table:table-cell table:formula="of:=&quot;W&quot; &amp; ISOWEEKNUM([.I122];1)" office:value-type="string" office:string-value="W18">
            <text:p>W18</text:p>
          </table:table-cell>
          <table:table-cell table:formula="of:=DAY([.I122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8-04-30">
            <text:p>04/30/08</text:p>
          </table:table-cell>
        </table:table-row>
        <table:table-row table:style-name="ro1">
          <table:table-cell table:formula="of:=YEAR([.I123])&amp;RIGHT(&quot;0&quot;&amp;MONTH([.I123]);2)&amp;RIGHT(&quot;0&quot;&amp;DAY([.I123]);2)" office:value-type="string" office:string-value="20080501">
            <text:p>20080501</text:p>
          </table:table-cell>
          <table:table-cell table:formula="of:=YEAR([.I123])" office:value-type="float" office:value="2008">
            <text:p>2008</text:p>
          </table:table-cell>
          <table:table-cell table:formula="of:=ROUNDUP(MONTH([.I123])/3)" office:value-type="float" office:value="2">
            <text:p>2</text:p>
          </table:table-cell>
          <table:table-cell table:formula="of:=MONTH([.I123])" office:value-type="float" office:value="5">
            <text:p>5</text:p>
          </table:table-cell>
          <table:table-cell table:formula="of:=&quot;Mayo &quot; &amp; [.B123]" office:value-type="string" office:string-value="Mayo 2008">
            <text:p>Mayo 2008</text:p>
          </table:table-cell>
          <table:table-cell table:formula="of:=&quot;W&quot; &amp; ISOWEEKNUM([.I123];1)" office:value-type="string" office:string-value="W18">
            <text:p>W18</text:p>
          </table:table-cell>
          <table:table-cell table:formula="of:=DAY([.I12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08-05-01">
            <text:p>05/01/08</text:p>
          </table:table-cell>
        </table:table-row>
        <table:table-row table:style-name="ro1">
          <table:table-cell table:formula="of:=YEAR([.I124])&amp;RIGHT(&quot;0&quot;&amp;MONTH([.I124]);2)&amp;RIGHT(&quot;0&quot;&amp;DAY([.I124]);2)" office:value-type="string" office:string-value="20080502">
            <text:p>20080502</text:p>
          </table:table-cell>
          <table:table-cell table:formula="of:=YEAR([.I124])" office:value-type="float" office:value="2008">
            <text:p>2008</text:p>
          </table:table-cell>
          <table:table-cell table:formula="of:=ROUNDUP(MONTH([.I124])/3)" office:value-type="float" office:value="2">
            <text:p>2</text:p>
          </table:table-cell>
          <table:table-cell table:formula="of:=MONTH([.I124])" office:value-type="float" office:value="5">
            <text:p>5</text:p>
          </table:table-cell>
          <table:table-cell table:formula="of:=&quot;Mayo &quot; &amp; [.B124]" office:value-type="string" office:string-value="Mayo 2008">
            <text:p>Mayo 2008</text:p>
          </table:table-cell>
          <table:table-cell table:formula="of:=&quot;W&quot; &amp; ISOWEEKNUM([.I124];1)" office:value-type="string" office:string-value="W18">
            <text:p>W18</text:p>
          </table:table-cell>
          <table:table-cell table:formula="of:=DAY([.I12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08-05-02">
            <text:p>05/02/08</text:p>
          </table:table-cell>
        </table:table-row>
        <table:table-row table:style-name="ro1">
          <table:table-cell table:formula="of:=YEAR([.I125])&amp;RIGHT(&quot;0&quot;&amp;MONTH([.I125]);2)&amp;RIGHT(&quot;0&quot;&amp;DAY([.I125]);2)" office:value-type="string" office:string-value="20080503">
            <text:p>20080503</text:p>
          </table:table-cell>
          <table:table-cell table:formula="of:=YEAR([.I125])" office:value-type="float" office:value="2008">
            <text:p>2008</text:p>
          </table:table-cell>
          <table:table-cell table:formula="of:=ROUNDUP(MONTH([.I125])/3)" office:value-type="float" office:value="2">
            <text:p>2</text:p>
          </table:table-cell>
          <table:table-cell table:formula="of:=MONTH([.I125])" office:value-type="float" office:value="5">
            <text:p>5</text:p>
          </table:table-cell>
          <table:table-cell table:formula="of:=&quot;Mayo &quot; &amp; [.B125]" office:value-type="string" office:string-value="Mayo 2008">
            <text:p>Mayo 2008</text:p>
          </table:table-cell>
          <table:table-cell table:formula="of:=&quot;W&quot; &amp; ISOWEEKNUM([.I125];1)" office:value-type="string" office:string-value="W18">
            <text:p>W18</text:p>
          </table:table-cell>
          <table:table-cell table:formula="of:=DAY([.I12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08-05-03">
            <text:p>05/03/08</text:p>
          </table:table-cell>
        </table:table-row>
        <table:table-row table:style-name="ro1">
          <table:table-cell table:formula="of:=YEAR([.I126])&amp;RIGHT(&quot;0&quot;&amp;MONTH([.I126]);2)&amp;RIGHT(&quot;0&quot;&amp;DAY([.I126]);2)" office:value-type="string" office:string-value="20080504">
            <text:p>20080504</text:p>
          </table:table-cell>
          <table:table-cell table:formula="of:=YEAR([.I126])" office:value-type="float" office:value="2008">
            <text:p>2008</text:p>
          </table:table-cell>
          <table:table-cell table:formula="of:=ROUNDUP(MONTH([.I126])/3)" office:value-type="float" office:value="2">
            <text:p>2</text:p>
          </table:table-cell>
          <table:table-cell table:formula="of:=MONTH([.I126])" office:value-type="float" office:value="5">
            <text:p>5</text:p>
          </table:table-cell>
          <table:table-cell table:formula="of:=&quot;Mayo &quot; &amp; [.B126]" office:value-type="string" office:string-value="Mayo 2008">
            <text:p>Mayo 2008</text:p>
          </table:table-cell>
          <table:table-cell table:formula="of:=&quot;W&quot; &amp; ISOWEEKNUM([.I126];1)" office:value-type="string" office:string-value="W19">
            <text:p>W19</text:p>
          </table:table-cell>
          <table:table-cell table:formula="of:=DAY([.I12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08-05-04">
            <text:p>05/04/08</text:p>
          </table:table-cell>
        </table:table-row>
        <table:table-row table:style-name="ro1">
          <table:table-cell table:formula="of:=YEAR([.I127])&amp;RIGHT(&quot;0&quot;&amp;MONTH([.I127]);2)&amp;RIGHT(&quot;0&quot;&amp;DAY([.I127]);2)" office:value-type="string" office:string-value="20080505">
            <text:p>20080505</text:p>
          </table:table-cell>
          <table:table-cell table:formula="of:=YEAR([.I127])" office:value-type="float" office:value="2008">
            <text:p>2008</text:p>
          </table:table-cell>
          <table:table-cell table:formula="of:=ROUNDUP(MONTH([.I127])/3)" office:value-type="float" office:value="2">
            <text:p>2</text:p>
          </table:table-cell>
          <table:table-cell table:formula="of:=MONTH([.I127])" office:value-type="float" office:value="5">
            <text:p>5</text:p>
          </table:table-cell>
          <table:table-cell table:formula="of:=&quot;Mayo &quot; &amp; [.B127]" office:value-type="string" office:string-value="Mayo 2008">
            <text:p>Mayo 2008</text:p>
          </table:table-cell>
          <table:table-cell table:formula="of:=&quot;W&quot; &amp; ISOWEEKNUM([.I127];1)" office:value-type="string" office:string-value="W19">
            <text:p>W19</text:p>
          </table:table-cell>
          <table:table-cell table:formula="of:=DAY([.I12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08-05-05">
            <text:p>05/05/08</text:p>
          </table:table-cell>
        </table:table-row>
        <table:table-row table:style-name="ro1">
          <table:table-cell table:formula="of:=YEAR([.I128])&amp;RIGHT(&quot;0&quot;&amp;MONTH([.I128]);2)&amp;RIGHT(&quot;0&quot;&amp;DAY([.I128]);2)" office:value-type="string" office:string-value="20080506">
            <text:p>20080506</text:p>
          </table:table-cell>
          <table:table-cell table:formula="of:=YEAR([.I128])" office:value-type="float" office:value="2008">
            <text:p>2008</text:p>
          </table:table-cell>
          <table:table-cell table:formula="of:=ROUNDUP(MONTH([.I128])/3)" office:value-type="float" office:value="2">
            <text:p>2</text:p>
          </table:table-cell>
          <table:table-cell table:formula="of:=MONTH([.I128])" office:value-type="float" office:value="5">
            <text:p>5</text:p>
          </table:table-cell>
          <table:table-cell table:formula="of:=&quot;Mayo &quot; &amp; [.B128]" office:value-type="string" office:string-value="Mayo 2008">
            <text:p>Mayo 2008</text:p>
          </table:table-cell>
          <table:table-cell table:formula="of:=&quot;W&quot; &amp; ISOWEEKNUM([.I128];1)" office:value-type="string" office:string-value="W19">
            <text:p>W19</text:p>
          </table:table-cell>
          <table:table-cell table:formula="of:=DAY([.I12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08-05-06">
            <text:p>05/06/08</text:p>
          </table:table-cell>
        </table:table-row>
        <table:table-row table:style-name="ro1">
          <table:table-cell table:formula="of:=YEAR([.I129])&amp;RIGHT(&quot;0&quot;&amp;MONTH([.I129]);2)&amp;RIGHT(&quot;0&quot;&amp;DAY([.I129]);2)" office:value-type="string" office:string-value="20080507">
            <text:p>20080507</text:p>
          </table:table-cell>
          <table:table-cell table:formula="of:=YEAR([.I129])" office:value-type="float" office:value="2008">
            <text:p>2008</text:p>
          </table:table-cell>
          <table:table-cell table:formula="of:=ROUNDUP(MONTH([.I129])/3)" office:value-type="float" office:value="2">
            <text:p>2</text:p>
          </table:table-cell>
          <table:table-cell table:formula="of:=MONTH([.I129])" office:value-type="float" office:value="5">
            <text:p>5</text:p>
          </table:table-cell>
          <table:table-cell table:formula="of:=&quot;Mayo &quot; &amp; [.B129]" office:value-type="string" office:string-value="Mayo 2008">
            <text:p>Mayo 2008</text:p>
          </table:table-cell>
          <table:table-cell table:formula="of:=&quot;W&quot; &amp; ISOWEEKNUM([.I129];1)" office:value-type="string" office:string-value="W19">
            <text:p>W19</text:p>
          </table:table-cell>
          <table:table-cell table:formula="of:=DAY([.I12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08-05-07">
            <text:p>05/07/08</text:p>
          </table:table-cell>
        </table:table-row>
        <table:table-row table:style-name="ro1">
          <table:table-cell table:formula="of:=YEAR([.I130])&amp;RIGHT(&quot;0&quot;&amp;MONTH([.I130]);2)&amp;RIGHT(&quot;0&quot;&amp;DAY([.I130]);2)" office:value-type="string" office:string-value="20080508">
            <text:p>20080508</text:p>
          </table:table-cell>
          <table:table-cell table:formula="of:=YEAR([.I130])" office:value-type="float" office:value="2008">
            <text:p>2008</text:p>
          </table:table-cell>
          <table:table-cell table:formula="of:=ROUNDUP(MONTH([.I130])/3)" office:value-type="float" office:value="2">
            <text:p>2</text:p>
          </table:table-cell>
          <table:table-cell table:formula="of:=MONTH([.I130])" office:value-type="float" office:value="5">
            <text:p>5</text:p>
          </table:table-cell>
          <table:table-cell table:formula="of:=&quot;Mayo &quot; &amp; [.B130]" office:value-type="string" office:string-value="Mayo 2008">
            <text:p>Mayo 2008</text:p>
          </table:table-cell>
          <table:table-cell table:formula="of:=&quot;W&quot; &amp; ISOWEEKNUM([.I130];1)" office:value-type="string" office:string-value="W19">
            <text:p>W19</text:p>
          </table:table-cell>
          <table:table-cell table:formula="of:=DAY([.I13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08-05-08">
            <text:p>05/08/08</text:p>
          </table:table-cell>
        </table:table-row>
        <table:table-row table:style-name="ro1">
          <table:table-cell table:formula="of:=YEAR([.I131])&amp;RIGHT(&quot;0&quot;&amp;MONTH([.I131]);2)&amp;RIGHT(&quot;0&quot;&amp;DAY([.I131]);2)" office:value-type="string" office:string-value="20080509">
            <text:p>20080509</text:p>
          </table:table-cell>
          <table:table-cell table:formula="of:=YEAR([.I131])" office:value-type="float" office:value="2008">
            <text:p>2008</text:p>
          </table:table-cell>
          <table:table-cell table:formula="of:=ROUNDUP(MONTH([.I131])/3)" office:value-type="float" office:value="2">
            <text:p>2</text:p>
          </table:table-cell>
          <table:table-cell table:formula="of:=MONTH([.I131])" office:value-type="float" office:value="5">
            <text:p>5</text:p>
          </table:table-cell>
          <table:table-cell table:formula="of:=&quot;Mayo &quot; &amp; [.B131]" office:value-type="string" office:string-value="Mayo 2008">
            <text:p>Mayo 2008</text:p>
          </table:table-cell>
          <table:table-cell table:formula="of:=&quot;W&quot; &amp; ISOWEEKNUM([.I131];1)" office:value-type="string" office:string-value="W19">
            <text:p>W19</text:p>
          </table:table-cell>
          <table:table-cell table:formula="of:=DAY([.I13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08-05-09">
            <text:p>05/09/08</text:p>
          </table:table-cell>
        </table:table-row>
        <table:table-row table:style-name="ro1">
          <table:table-cell table:formula="of:=YEAR([.I132])&amp;RIGHT(&quot;0&quot;&amp;MONTH([.I132]);2)&amp;RIGHT(&quot;0&quot;&amp;DAY([.I132]);2)" office:value-type="string" office:string-value="20080510">
            <text:p>20080510</text:p>
          </table:table-cell>
          <table:table-cell table:formula="of:=YEAR([.I132])" office:value-type="float" office:value="2008">
            <text:p>2008</text:p>
          </table:table-cell>
          <table:table-cell table:formula="of:=ROUNDUP(MONTH([.I132])/3)" office:value-type="float" office:value="2">
            <text:p>2</text:p>
          </table:table-cell>
          <table:table-cell table:formula="of:=MONTH([.I132])" office:value-type="float" office:value="5">
            <text:p>5</text:p>
          </table:table-cell>
          <table:table-cell table:formula="of:=&quot;Mayo &quot; &amp; [.B132]" office:value-type="string" office:string-value="Mayo 2008">
            <text:p>Mayo 2008</text:p>
          </table:table-cell>
          <table:table-cell table:formula="of:=&quot;W&quot; &amp; ISOWEEKNUM([.I132];1)" office:value-type="string" office:string-value="W19">
            <text:p>W19</text:p>
          </table:table-cell>
          <table:table-cell table:formula="of:=DAY([.I13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08-05-10">
            <text:p>05/10/08</text:p>
          </table:table-cell>
        </table:table-row>
        <table:table-row table:style-name="ro1">
          <table:table-cell table:formula="of:=YEAR([.I133])&amp;RIGHT(&quot;0&quot;&amp;MONTH([.I133]);2)&amp;RIGHT(&quot;0&quot;&amp;DAY([.I133]);2)" office:value-type="string" office:string-value="20080511">
            <text:p>20080511</text:p>
          </table:table-cell>
          <table:table-cell table:formula="of:=YEAR([.I133])" office:value-type="float" office:value="2008">
            <text:p>2008</text:p>
          </table:table-cell>
          <table:table-cell table:formula="of:=ROUNDUP(MONTH([.I133])/3)" office:value-type="float" office:value="2">
            <text:p>2</text:p>
          </table:table-cell>
          <table:table-cell table:formula="of:=MONTH([.I133])" office:value-type="float" office:value="5">
            <text:p>5</text:p>
          </table:table-cell>
          <table:table-cell table:formula="of:=&quot;Mayo &quot; &amp; [.B133]" office:value-type="string" office:string-value="Mayo 2008">
            <text:p>Mayo 2008</text:p>
          </table:table-cell>
          <table:table-cell table:formula="of:=&quot;W&quot; &amp; ISOWEEKNUM([.I133];1)" office:value-type="string" office:string-value="W20">
            <text:p>W20</text:p>
          </table:table-cell>
          <table:table-cell table:formula="of:=DAY([.I13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08-05-11">
            <text:p>05/11/08</text:p>
          </table:table-cell>
        </table:table-row>
        <table:table-row table:style-name="ro1">
          <table:table-cell table:formula="of:=YEAR([.I134])&amp;RIGHT(&quot;0&quot;&amp;MONTH([.I134]);2)&amp;RIGHT(&quot;0&quot;&amp;DAY([.I134]);2)" office:value-type="string" office:string-value="20080512">
            <text:p>20080512</text:p>
          </table:table-cell>
          <table:table-cell table:formula="of:=YEAR([.I134])" office:value-type="float" office:value="2008">
            <text:p>2008</text:p>
          </table:table-cell>
          <table:table-cell table:formula="of:=ROUNDUP(MONTH([.I134])/3)" office:value-type="float" office:value="2">
            <text:p>2</text:p>
          </table:table-cell>
          <table:table-cell table:formula="of:=MONTH([.I134])" office:value-type="float" office:value="5">
            <text:p>5</text:p>
          </table:table-cell>
          <table:table-cell table:formula="of:=&quot;Mayo &quot; &amp; [.B134]" office:value-type="string" office:string-value="Mayo 2008">
            <text:p>Mayo 2008</text:p>
          </table:table-cell>
          <table:table-cell table:formula="of:=&quot;W&quot; &amp; ISOWEEKNUM([.I134];1)" office:value-type="string" office:string-value="W20">
            <text:p>W20</text:p>
          </table:table-cell>
          <table:table-cell table:formula="of:=DAY([.I13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08-05-12">
            <text:p>05/12/08</text:p>
          </table:table-cell>
        </table:table-row>
        <table:table-row table:style-name="ro1">
          <table:table-cell table:formula="of:=YEAR([.I135])&amp;RIGHT(&quot;0&quot;&amp;MONTH([.I135]);2)&amp;RIGHT(&quot;0&quot;&amp;DAY([.I135]);2)" office:value-type="string" office:string-value="20080513">
            <text:p>20080513</text:p>
          </table:table-cell>
          <table:table-cell table:formula="of:=YEAR([.I135])" office:value-type="float" office:value="2008">
            <text:p>2008</text:p>
          </table:table-cell>
          <table:table-cell table:formula="of:=ROUNDUP(MONTH([.I135])/3)" office:value-type="float" office:value="2">
            <text:p>2</text:p>
          </table:table-cell>
          <table:table-cell table:formula="of:=MONTH([.I135])" office:value-type="float" office:value="5">
            <text:p>5</text:p>
          </table:table-cell>
          <table:table-cell table:formula="of:=&quot;Mayo &quot; &amp; [.B135]" office:value-type="string" office:string-value="Mayo 2008">
            <text:p>Mayo 2008</text:p>
          </table:table-cell>
          <table:table-cell table:formula="of:=&quot;W&quot; &amp; ISOWEEKNUM([.I135];1)" office:value-type="string" office:string-value="W20">
            <text:p>W20</text:p>
          </table:table-cell>
          <table:table-cell table:formula="of:=DAY([.I13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08-05-13">
            <text:p>05/13/08</text:p>
          </table:table-cell>
        </table:table-row>
        <table:table-row table:style-name="ro1">
          <table:table-cell table:formula="of:=YEAR([.I136])&amp;RIGHT(&quot;0&quot;&amp;MONTH([.I136]);2)&amp;RIGHT(&quot;0&quot;&amp;DAY([.I136]);2)" office:value-type="string" office:string-value="20080514">
            <text:p>20080514</text:p>
          </table:table-cell>
          <table:table-cell table:formula="of:=YEAR([.I136])" office:value-type="float" office:value="2008">
            <text:p>2008</text:p>
          </table:table-cell>
          <table:table-cell table:formula="of:=ROUNDUP(MONTH([.I136])/3)" office:value-type="float" office:value="2">
            <text:p>2</text:p>
          </table:table-cell>
          <table:table-cell table:formula="of:=MONTH([.I136])" office:value-type="float" office:value="5">
            <text:p>5</text:p>
          </table:table-cell>
          <table:table-cell table:formula="of:=&quot;Mayo &quot; &amp; [.B136]" office:value-type="string" office:string-value="Mayo 2008">
            <text:p>Mayo 2008</text:p>
          </table:table-cell>
          <table:table-cell table:formula="of:=&quot;W&quot; &amp; ISOWEEKNUM([.I136];1)" office:value-type="string" office:string-value="W20">
            <text:p>W20</text:p>
          </table:table-cell>
          <table:table-cell table:formula="of:=DAY([.I13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08-05-14">
            <text:p>05/14/08</text:p>
          </table:table-cell>
        </table:table-row>
        <table:table-row table:style-name="ro1">
          <table:table-cell table:formula="of:=YEAR([.I137])&amp;RIGHT(&quot;0&quot;&amp;MONTH([.I137]);2)&amp;RIGHT(&quot;0&quot;&amp;DAY([.I137]);2)" office:value-type="string" office:string-value="20080515">
            <text:p>20080515</text:p>
          </table:table-cell>
          <table:table-cell table:formula="of:=YEAR([.I137])" office:value-type="float" office:value="2008">
            <text:p>2008</text:p>
          </table:table-cell>
          <table:table-cell table:formula="of:=ROUNDUP(MONTH([.I137])/3)" office:value-type="float" office:value="2">
            <text:p>2</text:p>
          </table:table-cell>
          <table:table-cell table:formula="of:=MONTH([.I137])" office:value-type="float" office:value="5">
            <text:p>5</text:p>
          </table:table-cell>
          <table:table-cell table:formula="of:=&quot;Mayo &quot; &amp; [.B137]" office:value-type="string" office:string-value="Mayo 2008">
            <text:p>Mayo 2008</text:p>
          </table:table-cell>
          <table:table-cell table:formula="of:=&quot;W&quot; &amp; ISOWEEKNUM([.I137];1)" office:value-type="string" office:string-value="W20">
            <text:p>W20</text:p>
          </table:table-cell>
          <table:table-cell table:formula="of:=DAY([.I13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08-05-15">
            <text:p>05/15/08</text:p>
          </table:table-cell>
        </table:table-row>
        <table:table-row table:style-name="ro1">
          <table:table-cell table:formula="of:=YEAR([.I138])&amp;RIGHT(&quot;0&quot;&amp;MONTH([.I138]);2)&amp;RIGHT(&quot;0&quot;&amp;DAY([.I138]);2)" office:value-type="string" office:string-value="20080516">
            <text:p>20080516</text:p>
          </table:table-cell>
          <table:table-cell table:formula="of:=YEAR([.I138])" office:value-type="float" office:value="2008">
            <text:p>2008</text:p>
          </table:table-cell>
          <table:table-cell table:formula="of:=ROUNDUP(MONTH([.I138])/3)" office:value-type="float" office:value="2">
            <text:p>2</text:p>
          </table:table-cell>
          <table:table-cell table:formula="of:=MONTH([.I138])" office:value-type="float" office:value="5">
            <text:p>5</text:p>
          </table:table-cell>
          <table:table-cell table:formula="of:=&quot;Mayo &quot; &amp; [.B138]" office:value-type="string" office:string-value="Mayo 2008">
            <text:p>Mayo 2008</text:p>
          </table:table-cell>
          <table:table-cell table:formula="of:=&quot;W&quot; &amp; ISOWEEKNUM([.I138];1)" office:value-type="string" office:string-value="W20">
            <text:p>W20</text:p>
          </table:table-cell>
          <table:table-cell table:formula="of:=DAY([.I13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08-05-16">
            <text:p>05/16/08</text:p>
          </table:table-cell>
        </table:table-row>
        <table:table-row table:style-name="ro1">
          <table:table-cell table:formula="of:=YEAR([.I139])&amp;RIGHT(&quot;0&quot;&amp;MONTH([.I139]);2)&amp;RIGHT(&quot;0&quot;&amp;DAY([.I139]);2)" office:value-type="string" office:string-value="20080517">
            <text:p>20080517</text:p>
          </table:table-cell>
          <table:table-cell table:formula="of:=YEAR([.I139])" office:value-type="float" office:value="2008">
            <text:p>2008</text:p>
          </table:table-cell>
          <table:table-cell table:formula="of:=ROUNDUP(MONTH([.I139])/3)" office:value-type="float" office:value="2">
            <text:p>2</text:p>
          </table:table-cell>
          <table:table-cell table:formula="of:=MONTH([.I139])" office:value-type="float" office:value="5">
            <text:p>5</text:p>
          </table:table-cell>
          <table:table-cell table:formula="of:=&quot;Mayo &quot; &amp; [.B139]" office:value-type="string" office:string-value="Mayo 2008">
            <text:p>Mayo 2008</text:p>
          </table:table-cell>
          <table:table-cell table:formula="of:=&quot;W&quot; &amp; ISOWEEKNUM([.I139];1)" office:value-type="string" office:string-value="W20">
            <text:p>W20</text:p>
          </table:table-cell>
          <table:table-cell table:formula="of:=DAY([.I13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08-05-17">
            <text:p>05/17/08</text:p>
          </table:table-cell>
        </table:table-row>
        <table:table-row table:style-name="ro1">
          <table:table-cell table:formula="of:=YEAR([.I140])&amp;RIGHT(&quot;0&quot;&amp;MONTH([.I140]);2)&amp;RIGHT(&quot;0&quot;&amp;DAY([.I140]);2)" office:value-type="string" office:string-value="20080518">
            <text:p>20080518</text:p>
          </table:table-cell>
          <table:table-cell table:formula="of:=YEAR([.I140])" office:value-type="float" office:value="2008">
            <text:p>2008</text:p>
          </table:table-cell>
          <table:table-cell table:formula="of:=ROUNDUP(MONTH([.I140])/3)" office:value-type="float" office:value="2">
            <text:p>2</text:p>
          </table:table-cell>
          <table:table-cell table:formula="of:=MONTH([.I140])" office:value-type="float" office:value="5">
            <text:p>5</text:p>
          </table:table-cell>
          <table:table-cell table:formula="of:=&quot;Mayo &quot; &amp; [.B140]" office:value-type="string" office:string-value="Mayo 2008">
            <text:p>Mayo 2008</text:p>
          </table:table-cell>
          <table:table-cell table:formula="of:=&quot;W&quot; &amp; ISOWEEKNUM([.I140];1)" office:value-type="string" office:string-value="W21">
            <text:p>W21</text:p>
          </table:table-cell>
          <table:table-cell table:formula="of:=DAY([.I14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08-05-18">
            <text:p>05/18/08</text:p>
          </table:table-cell>
        </table:table-row>
        <table:table-row table:style-name="ro1">
          <table:table-cell table:formula="of:=YEAR([.I141])&amp;RIGHT(&quot;0&quot;&amp;MONTH([.I141]);2)&amp;RIGHT(&quot;0&quot;&amp;DAY([.I141]);2)" office:value-type="string" office:string-value="20080519">
            <text:p>20080519</text:p>
          </table:table-cell>
          <table:table-cell table:formula="of:=YEAR([.I141])" office:value-type="float" office:value="2008">
            <text:p>2008</text:p>
          </table:table-cell>
          <table:table-cell table:formula="of:=ROUNDUP(MONTH([.I141])/3)" office:value-type="float" office:value="2">
            <text:p>2</text:p>
          </table:table-cell>
          <table:table-cell table:formula="of:=MONTH([.I141])" office:value-type="float" office:value="5">
            <text:p>5</text:p>
          </table:table-cell>
          <table:table-cell table:formula="of:=&quot;Mayo &quot; &amp; [.B141]" office:value-type="string" office:string-value="Mayo 2008">
            <text:p>Mayo 2008</text:p>
          </table:table-cell>
          <table:table-cell table:formula="of:=&quot;W&quot; &amp; ISOWEEKNUM([.I141];1)" office:value-type="string" office:string-value="W21">
            <text:p>W21</text:p>
          </table:table-cell>
          <table:table-cell table:formula="of:=DAY([.I14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08-05-19">
            <text:p>05/19/08</text:p>
          </table:table-cell>
        </table:table-row>
        <table:table-row table:style-name="ro1">
          <table:table-cell table:formula="of:=YEAR([.I142])&amp;RIGHT(&quot;0&quot;&amp;MONTH([.I142]);2)&amp;RIGHT(&quot;0&quot;&amp;DAY([.I142]);2)" office:value-type="string" office:string-value="20080520">
            <text:p>20080520</text:p>
          </table:table-cell>
          <table:table-cell table:formula="of:=YEAR([.I142])" office:value-type="float" office:value="2008">
            <text:p>2008</text:p>
          </table:table-cell>
          <table:table-cell table:formula="of:=ROUNDUP(MONTH([.I142])/3)" office:value-type="float" office:value="2">
            <text:p>2</text:p>
          </table:table-cell>
          <table:table-cell table:formula="of:=MONTH([.I142])" office:value-type="float" office:value="5">
            <text:p>5</text:p>
          </table:table-cell>
          <table:table-cell table:formula="of:=&quot;Mayo &quot; &amp; [.B142]" office:value-type="string" office:string-value="Mayo 2008">
            <text:p>Mayo 2008</text:p>
          </table:table-cell>
          <table:table-cell table:formula="of:=&quot;W&quot; &amp; ISOWEEKNUM([.I142];1)" office:value-type="string" office:string-value="W21">
            <text:p>W21</text:p>
          </table:table-cell>
          <table:table-cell table:formula="of:=DAY([.I14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08-05-20">
            <text:p>05/20/08</text:p>
          </table:table-cell>
        </table:table-row>
        <table:table-row table:style-name="ro1">
          <table:table-cell table:formula="of:=YEAR([.I143])&amp;RIGHT(&quot;0&quot;&amp;MONTH([.I143]);2)&amp;RIGHT(&quot;0&quot;&amp;DAY([.I143]);2)" office:value-type="string" office:string-value="20080521">
            <text:p>20080521</text:p>
          </table:table-cell>
          <table:table-cell table:formula="of:=YEAR([.I143])" office:value-type="float" office:value="2008">
            <text:p>2008</text:p>
          </table:table-cell>
          <table:table-cell table:formula="of:=ROUNDUP(MONTH([.I143])/3)" office:value-type="float" office:value="2">
            <text:p>2</text:p>
          </table:table-cell>
          <table:table-cell table:formula="of:=MONTH([.I143])" office:value-type="float" office:value="5">
            <text:p>5</text:p>
          </table:table-cell>
          <table:table-cell table:formula="of:=&quot;Mayo &quot; &amp; [.B143]" office:value-type="string" office:string-value="Mayo 2008">
            <text:p>Mayo 2008</text:p>
          </table:table-cell>
          <table:table-cell table:formula="of:=&quot;W&quot; &amp; ISOWEEKNUM([.I143];1)" office:value-type="string" office:string-value="W21">
            <text:p>W21</text:p>
          </table:table-cell>
          <table:table-cell table:formula="of:=DAY([.I14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08-05-21">
            <text:p>05/21/08</text:p>
          </table:table-cell>
        </table:table-row>
        <table:table-row table:style-name="ro1">
          <table:table-cell table:formula="of:=YEAR([.I144])&amp;RIGHT(&quot;0&quot;&amp;MONTH([.I144]);2)&amp;RIGHT(&quot;0&quot;&amp;DAY([.I144]);2)" office:value-type="string" office:string-value="20080522">
            <text:p>20080522</text:p>
          </table:table-cell>
          <table:table-cell table:formula="of:=YEAR([.I144])" office:value-type="float" office:value="2008">
            <text:p>2008</text:p>
          </table:table-cell>
          <table:table-cell table:formula="of:=ROUNDUP(MONTH([.I144])/3)" office:value-type="float" office:value="2">
            <text:p>2</text:p>
          </table:table-cell>
          <table:table-cell table:formula="of:=MONTH([.I144])" office:value-type="float" office:value="5">
            <text:p>5</text:p>
          </table:table-cell>
          <table:table-cell table:formula="of:=&quot;Mayo &quot; &amp; [.B144]" office:value-type="string" office:string-value="Mayo 2008">
            <text:p>Mayo 2008</text:p>
          </table:table-cell>
          <table:table-cell table:formula="of:=&quot;W&quot; &amp; ISOWEEKNUM([.I144];1)" office:value-type="string" office:string-value="W21">
            <text:p>W21</text:p>
          </table:table-cell>
          <table:table-cell table:formula="of:=DAY([.I14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08-05-22">
            <text:p>05/22/08</text:p>
          </table:table-cell>
        </table:table-row>
        <table:table-row table:style-name="ro1">
          <table:table-cell table:formula="of:=YEAR([.I145])&amp;RIGHT(&quot;0&quot;&amp;MONTH([.I145]);2)&amp;RIGHT(&quot;0&quot;&amp;DAY([.I145]);2)" office:value-type="string" office:string-value="20080523">
            <text:p>20080523</text:p>
          </table:table-cell>
          <table:table-cell table:formula="of:=YEAR([.I145])" office:value-type="float" office:value="2008">
            <text:p>2008</text:p>
          </table:table-cell>
          <table:table-cell table:formula="of:=ROUNDUP(MONTH([.I145])/3)" office:value-type="float" office:value="2">
            <text:p>2</text:p>
          </table:table-cell>
          <table:table-cell table:formula="of:=MONTH([.I145])" office:value-type="float" office:value="5">
            <text:p>5</text:p>
          </table:table-cell>
          <table:table-cell table:formula="of:=&quot;Mayo &quot; &amp; [.B145]" office:value-type="string" office:string-value="Mayo 2008">
            <text:p>Mayo 2008</text:p>
          </table:table-cell>
          <table:table-cell table:formula="of:=&quot;W&quot; &amp; ISOWEEKNUM([.I145];1)" office:value-type="string" office:string-value="W21">
            <text:p>W21</text:p>
          </table:table-cell>
          <table:table-cell table:formula="of:=DAY([.I14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08-05-23">
            <text:p>05/23/08</text:p>
          </table:table-cell>
        </table:table-row>
        <table:table-row table:style-name="ro1">
          <table:table-cell table:formula="of:=YEAR([.I146])&amp;RIGHT(&quot;0&quot;&amp;MONTH([.I146]);2)&amp;RIGHT(&quot;0&quot;&amp;DAY([.I146]);2)" office:value-type="string" office:string-value="20080524">
            <text:p>20080524</text:p>
          </table:table-cell>
          <table:table-cell table:formula="of:=YEAR([.I146])" office:value-type="float" office:value="2008">
            <text:p>2008</text:p>
          </table:table-cell>
          <table:table-cell table:formula="of:=ROUNDUP(MONTH([.I146])/3)" office:value-type="float" office:value="2">
            <text:p>2</text:p>
          </table:table-cell>
          <table:table-cell table:formula="of:=MONTH([.I146])" office:value-type="float" office:value="5">
            <text:p>5</text:p>
          </table:table-cell>
          <table:table-cell table:formula="of:=&quot;Mayo &quot; &amp; [.B146]" office:value-type="string" office:string-value="Mayo 2008">
            <text:p>Mayo 2008</text:p>
          </table:table-cell>
          <table:table-cell table:formula="of:=&quot;W&quot; &amp; ISOWEEKNUM([.I146];1)" office:value-type="string" office:string-value="W21">
            <text:p>W21</text:p>
          </table:table-cell>
          <table:table-cell table:formula="of:=DAY([.I14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08-05-24">
            <text:p>05/24/08</text:p>
          </table:table-cell>
        </table:table-row>
        <table:table-row table:style-name="ro1">
          <table:table-cell table:formula="of:=YEAR([.I147])&amp;RIGHT(&quot;0&quot;&amp;MONTH([.I147]);2)&amp;RIGHT(&quot;0&quot;&amp;DAY([.I147]);2)" office:value-type="string" office:string-value="20080525">
            <text:p>20080525</text:p>
          </table:table-cell>
          <table:table-cell table:formula="of:=YEAR([.I147])" office:value-type="float" office:value="2008">
            <text:p>2008</text:p>
          </table:table-cell>
          <table:table-cell table:formula="of:=ROUNDUP(MONTH([.I147])/3)" office:value-type="float" office:value="2">
            <text:p>2</text:p>
          </table:table-cell>
          <table:table-cell table:formula="of:=MONTH([.I147])" office:value-type="float" office:value="5">
            <text:p>5</text:p>
          </table:table-cell>
          <table:table-cell table:formula="of:=&quot;Mayo &quot; &amp; [.B147]" office:value-type="string" office:string-value="Mayo 2008">
            <text:p>Mayo 2008</text:p>
          </table:table-cell>
          <table:table-cell table:formula="of:=&quot;W&quot; &amp; ISOWEEKNUM([.I147];1)" office:value-type="string" office:string-value="W22">
            <text:p>W22</text:p>
          </table:table-cell>
          <table:table-cell table:formula="of:=DAY([.I14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08-05-25">
            <text:p>05/25/08</text:p>
          </table:table-cell>
        </table:table-row>
        <table:table-row table:style-name="ro1">
          <table:table-cell table:formula="of:=YEAR([.I148])&amp;RIGHT(&quot;0&quot;&amp;MONTH([.I148]);2)&amp;RIGHT(&quot;0&quot;&amp;DAY([.I148]);2)" office:value-type="string" office:string-value="20080526">
            <text:p>20080526</text:p>
          </table:table-cell>
          <table:table-cell table:formula="of:=YEAR([.I148])" office:value-type="float" office:value="2008">
            <text:p>2008</text:p>
          </table:table-cell>
          <table:table-cell table:formula="of:=ROUNDUP(MONTH([.I148])/3)" office:value-type="float" office:value="2">
            <text:p>2</text:p>
          </table:table-cell>
          <table:table-cell table:formula="of:=MONTH([.I148])" office:value-type="float" office:value="5">
            <text:p>5</text:p>
          </table:table-cell>
          <table:table-cell table:formula="of:=&quot;Mayo &quot; &amp; [.B148]" office:value-type="string" office:string-value="Mayo 2008">
            <text:p>Mayo 2008</text:p>
          </table:table-cell>
          <table:table-cell table:formula="of:=&quot;W&quot; &amp; ISOWEEKNUM([.I148];1)" office:value-type="string" office:string-value="W22">
            <text:p>W22</text:p>
          </table:table-cell>
          <table:table-cell table:formula="of:=DAY([.I14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08-05-26">
            <text:p>05/26/08</text:p>
          </table:table-cell>
        </table:table-row>
        <table:table-row table:style-name="ro1">
          <table:table-cell table:formula="of:=YEAR([.I149])&amp;RIGHT(&quot;0&quot;&amp;MONTH([.I149]);2)&amp;RIGHT(&quot;0&quot;&amp;DAY([.I149]);2)" office:value-type="string" office:string-value="20080527">
            <text:p>20080527</text:p>
          </table:table-cell>
          <table:table-cell table:formula="of:=YEAR([.I149])" office:value-type="float" office:value="2008">
            <text:p>2008</text:p>
          </table:table-cell>
          <table:table-cell table:formula="of:=ROUNDUP(MONTH([.I149])/3)" office:value-type="float" office:value="2">
            <text:p>2</text:p>
          </table:table-cell>
          <table:table-cell table:formula="of:=MONTH([.I149])" office:value-type="float" office:value="5">
            <text:p>5</text:p>
          </table:table-cell>
          <table:table-cell table:formula="of:=&quot;Mayo &quot; &amp; [.B149]" office:value-type="string" office:string-value="Mayo 2008">
            <text:p>Mayo 2008</text:p>
          </table:table-cell>
          <table:table-cell table:formula="of:=&quot;W&quot; &amp; ISOWEEKNUM([.I149];1)" office:value-type="string" office:string-value="W22">
            <text:p>W22</text:p>
          </table:table-cell>
          <table:table-cell table:formula="of:=DAY([.I14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08-05-27">
            <text:p>05/27/08</text:p>
          </table:table-cell>
        </table:table-row>
        <table:table-row table:style-name="ro1">
          <table:table-cell table:formula="of:=YEAR([.I150])&amp;RIGHT(&quot;0&quot;&amp;MONTH([.I150]);2)&amp;RIGHT(&quot;0&quot;&amp;DAY([.I150]);2)" office:value-type="string" office:string-value="20080528">
            <text:p>20080528</text:p>
          </table:table-cell>
          <table:table-cell table:formula="of:=YEAR([.I150])" office:value-type="float" office:value="2008">
            <text:p>2008</text:p>
          </table:table-cell>
          <table:table-cell table:formula="of:=ROUNDUP(MONTH([.I150])/3)" office:value-type="float" office:value="2">
            <text:p>2</text:p>
          </table:table-cell>
          <table:table-cell table:formula="of:=MONTH([.I150])" office:value-type="float" office:value="5">
            <text:p>5</text:p>
          </table:table-cell>
          <table:table-cell table:formula="of:=&quot;Mayo &quot; &amp; [.B150]" office:value-type="string" office:string-value="Mayo 2008">
            <text:p>Mayo 2008</text:p>
          </table:table-cell>
          <table:table-cell table:formula="of:=&quot;W&quot; &amp; ISOWEEKNUM([.I150];1)" office:value-type="string" office:string-value="W22">
            <text:p>W22</text:p>
          </table:table-cell>
          <table:table-cell table:formula="of:=DAY([.I15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08-05-28">
            <text:p>05/28/08</text:p>
          </table:table-cell>
        </table:table-row>
        <table:table-row table:style-name="ro1">
          <table:table-cell table:formula="of:=YEAR([.I151])&amp;RIGHT(&quot;0&quot;&amp;MONTH([.I151]);2)&amp;RIGHT(&quot;0&quot;&amp;DAY([.I151]);2)" office:value-type="string" office:string-value="20080529">
            <text:p>20080529</text:p>
          </table:table-cell>
          <table:table-cell table:formula="of:=YEAR([.I151])" office:value-type="float" office:value="2008">
            <text:p>2008</text:p>
          </table:table-cell>
          <table:table-cell table:formula="of:=ROUNDUP(MONTH([.I151])/3)" office:value-type="float" office:value="2">
            <text:p>2</text:p>
          </table:table-cell>
          <table:table-cell table:formula="of:=MONTH([.I151])" office:value-type="float" office:value="5">
            <text:p>5</text:p>
          </table:table-cell>
          <table:table-cell table:formula="of:=&quot;Mayo &quot; &amp; [.B151]" office:value-type="string" office:string-value="Mayo 2008">
            <text:p>Mayo 2008</text:p>
          </table:table-cell>
          <table:table-cell table:formula="of:=&quot;W&quot; &amp; ISOWEEKNUM([.I151];1)" office:value-type="string" office:string-value="W22">
            <text:p>W22</text:p>
          </table:table-cell>
          <table:table-cell table:formula="of:=DAY([.I15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08-05-29">
            <text:p>05/29/08</text:p>
          </table:table-cell>
        </table:table-row>
        <table:table-row table:style-name="ro1">
          <table:table-cell table:formula="of:=YEAR([.I152])&amp;RIGHT(&quot;0&quot;&amp;MONTH([.I152]);2)&amp;RIGHT(&quot;0&quot;&amp;DAY([.I152]);2)" office:value-type="string" office:string-value="20080530">
            <text:p>20080530</text:p>
          </table:table-cell>
          <table:table-cell table:formula="of:=YEAR([.I152])" office:value-type="float" office:value="2008">
            <text:p>2008</text:p>
          </table:table-cell>
          <table:table-cell table:formula="of:=ROUNDUP(MONTH([.I152])/3)" office:value-type="float" office:value="2">
            <text:p>2</text:p>
          </table:table-cell>
          <table:table-cell table:formula="of:=MONTH([.I152])" office:value-type="float" office:value="5">
            <text:p>5</text:p>
          </table:table-cell>
          <table:table-cell table:formula="of:=&quot;Mayo &quot; &amp; [.B152]" office:value-type="string" office:string-value="Mayo 2008">
            <text:p>Mayo 2008</text:p>
          </table:table-cell>
          <table:table-cell table:formula="of:=&quot;W&quot; &amp; ISOWEEKNUM([.I152];1)" office:value-type="string" office:string-value="W22">
            <text:p>W22</text:p>
          </table:table-cell>
          <table:table-cell table:formula="of:=DAY([.I15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08-05-30">
            <text:p>05/30/08</text:p>
          </table:table-cell>
        </table:table-row>
        <table:table-row table:style-name="ro1">
          <table:table-cell table:formula="of:=YEAR([.I153])&amp;RIGHT(&quot;0&quot;&amp;MONTH([.I153]);2)&amp;RIGHT(&quot;0&quot;&amp;DAY([.I153]);2)" office:value-type="string" office:string-value="20080531">
            <text:p>20080531</text:p>
          </table:table-cell>
          <table:table-cell table:formula="of:=YEAR([.I153])" office:value-type="float" office:value="2008">
            <text:p>2008</text:p>
          </table:table-cell>
          <table:table-cell table:formula="of:=ROUNDUP(MONTH([.I153])/3)" office:value-type="float" office:value="2">
            <text:p>2</text:p>
          </table:table-cell>
          <table:table-cell table:formula="of:=MONTH([.I153])" office:value-type="float" office:value="5">
            <text:p>5</text:p>
          </table:table-cell>
          <table:table-cell table:formula="of:=&quot;Mayo &quot; &amp; [.B153]" office:value-type="string" office:string-value="Mayo 2008">
            <text:p>Mayo 2008</text:p>
          </table:table-cell>
          <table:table-cell table:formula="of:=&quot;W&quot; &amp; ISOWEEKNUM([.I153];1)" office:value-type="string" office:string-value="W22">
            <text:p>W22</text:p>
          </table:table-cell>
          <table:table-cell table:formula="of:=DAY([.I153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08-05-31">
            <text:p>05/31/08</text:p>
          </table:table-cell>
        </table:table-row>
        <table:table-row table:style-name="ro1">
          <table:table-cell table:formula="of:=YEAR([.I154])&amp;RIGHT(&quot;0&quot;&amp;MONTH([.I154]);2)&amp;RIGHT(&quot;0&quot;&amp;DAY([.I154]);2)" office:value-type="string" office:string-value="20080601">
            <text:p>20080601</text:p>
          </table:table-cell>
          <table:table-cell table:formula="of:=YEAR([.I154])" office:value-type="float" office:value="2008">
            <text:p>2008</text:p>
          </table:table-cell>
          <table:table-cell table:formula="of:=ROUNDUP(MONTH([.I154])/3)" office:value-type="float" office:value="2">
            <text:p>2</text:p>
          </table:table-cell>
          <table:table-cell table:formula="of:=MONTH([.I154])" office:value-type="float" office:value="6">
            <text:p>6</text:p>
          </table:table-cell>
          <table:table-cell table:formula="of:=&quot;Junio &quot; &amp; [.B154]" office:value-type="string" office:string-value="Junio 2008">
            <text:p>Junio 2008</text:p>
          </table:table-cell>
          <table:table-cell table:formula="of:=&quot;W&quot; &amp; ISOWEEKNUM([.I154];1)" office:value-type="string" office:string-value="W23">
            <text:p>W23</text:p>
          </table:table-cell>
          <table:table-cell table:formula="of:=DAY([.I154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8-06-01">
            <text:p>06/01/08</text:p>
          </table:table-cell>
        </table:table-row>
        <table:table-row table:style-name="ro1">
          <table:table-cell table:formula="of:=YEAR([.I155])&amp;RIGHT(&quot;0&quot;&amp;MONTH([.I155]);2)&amp;RIGHT(&quot;0&quot;&amp;DAY([.I155]);2)" office:value-type="string" office:string-value="20080602">
            <text:p>20080602</text:p>
          </table:table-cell>
          <table:table-cell table:formula="of:=YEAR([.I155])" office:value-type="float" office:value="2008">
            <text:p>2008</text:p>
          </table:table-cell>
          <table:table-cell table:formula="of:=ROUNDUP(MONTH([.I155])/3)" office:value-type="float" office:value="2">
            <text:p>2</text:p>
          </table:table-cell>
          <table:table-cell table:formula="of:=MONTH([.I155])" office:value-type="float" office:value="6">
            <text:p>6</text:p>
          </table:table-cell>
          <table:table-cell table:formula="of:=&quot;Junio &quot; &amp; [.B155]" office:value-type="string" office:string-value="Junio 2008">
            <text:p>Junio 2008</text:p>
          </table:table-cell>
          <table:table-cell table:formula="of:=&quot;W&quot; &amp; ISOWEEKNUM([.I155];1)" office:value-type="string" office:string-value="W23">
            <text:p>W23</text:p>
          </table:table-cell>
          <table:table-cell table:formula="of:=DAY([.I155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8-06-02">
            <text:p>06/02/08</text:p>
          </table:table-cell>
        </table:table-row>
        <table:table-row table:style-name="ro1">
          <table:table-cell table:formula="of:=YEAR([.I156])&amp;RIGHT(&quot;0&quot;&amp;MONTH([.I156]);2)&amp;RIGHT(&quot;0&quot;&amp;DAY([.I156]);2)" office:value-type="string" office:string-value="20080603">
            <text:p>20080603</text:p>
          </table:table-cell>
          <table:table-cell table:formula="of:=YEAR([.I156])" office:value-type="float" office:value="2008">
            <text:p>2008</text:p>
          </table:table-cell>
          <table:table-cell table:formula="of:=ROUNDUP(MONTH([.I156])/3)" office:value-type="float" office:value="2">
            <text:p>2</text:p>
          </table:table-cell>
          <table:table-cell table:formula="of:=MONTH([.I156])" office:value-type="float" office:value="6">
            <text:p>6</text:p>
          </table:table-cell>
          <table:table-cell table:formula="of:=&quot;Junio &quot; &amp; [.B156]" office:value-type="string" office:string-value="Junio 2008">
            <text:p>Junio 2008</text:p>
          </table:table-cell>
          <table:table-cell table:formula="of:=&quot;W&quot; &amp; ISOWEEKNUM([.I156];1)" office:value-type="string" office:string-value="W23">
            <text:p>W23</text:p>
          </table:table-cell>
          <table:table-cell table:formula="of:=DAY([.I156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8-06-03">
            <text:p>06/03/08</text:p>
          </table:table-cell>
        </table:table-row>
        <table:table-row table:style-name="ro1">
          <table:table-cell table:formula="of:=YEAR([.I157])&amp;RIGHT(&quot;0&quot;&amp;MONTH([.I157]);2)&amp;RIGHT(&quot;0&quot;&amp;DAY([.I157]);2)" office:value-type="string" office:string-value="20080604">
            <text:p>20080604</text:p>
          </table:table-cell>
          <table:table-cell table:formula="of:=YEAR([.I157])" office:value-type="float" office:value="2008">
            <text:p>2008</text:p>
          </table:table-cell>
          <table:table-cell table:formula="of:=ROUNDUP(MONTH([.I157])/3)" office:value-type="float" office:value="2">
            <text:p>2</text:p>
          </table:table-cell>
          <table:table-cell table:formula="of:=MONTH([.I157])" office:value-type="float" office:value="6">
            <text:p>6</text:p>
          </table:table-cell>
          <table:table-cell table:formula="of:=&quot;Junio &quot; &amp; [.B157]" office:value-type="string" office:string-value="Junio 2008">
            <text:p>Junio 2008</text:p>
          </table:table-cell>
          <table:table-cell table:formula="of:=&quot;W&quot; &amp; ISOWEEKNUM([.I157];1)" office:value-type="string" office:string-value="W23">
            <text:p>W23</text:p>
          </table:table-cell>
          <table:table-cell table:formula="of:=DAY([.I157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8-06-04">
            <text:p>06/04/08</text:p>
          </table:table-cell>
        </table:table-row>
        <table:table-row table:style-name="ro1">
          <table:table-cell table:formula="of:=YEAR([.I158])&amp;RIGHT(&quot;0&quot;&amp;MONTH([.I158]);2)&amp;RIGHT(&quot;0&quot;&amp;DAY([.I158]);2)" office:value-type="string" office:string-value="20080605">
            <text:p>20080605</text:p>
          </table:table-cell>
          <table:table-cell table:formula="of:=YEAR([.I158])" office:value-type="float" office:value="2008">
            <text:p>2008</text:p>
          </table:table-cell>
          <table:table-cell table:formula="of:=ROUNDUP(MONTH([.I158])/3)" office:value-type="float" office:value="2">
            <text:p>2</text:p>
          </table:table-cell>
          <table:table-cell table:formula="of:=MONTH([.I158])" office:value-type="float" office:value="6">
            <text:p>6</text:p>
          </table:table-cell>
          <table:table-cell table:formula="of:=&quot;Junio &quot; &amp; [.B158]" office:value-type="string" office:string-value="Junio 2008">
            <text:p>Junio 2008</text:p>
          </table:table-cell>
          <table:table-cell table:formula="of:=&quot;W&quot; &amp; ISOWEEKNUM([.I158];1)" office:value-type="string" office:string-value="W23">
            <text:p>W23</text:p>
          </table:table-cell>
          <table:table-cell table:formula="of:=DAY([.I158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8-06-05">
            <text:p>06/05/08</text:p>
          </table:table-cell>
        </table:table-row>
        <table:table-row table:style-name="ro1">
          <table:table-cell table:formula="of:=YEAR([.I159])&amp;RIGHT(&quot;0&quot;&amp;MONTH([.I159]);2)&amp;RIGHT(&quot;0&quot;&amp;DAY([.I159]);2)" office:value-type="string" office:string-value="20080606">
            <text:p>20080606</text:p>
          </table:table-cell>
          <table:table-cell table:formula="of:=YEAR([.I159])" office:value-type="float" office:value="2008">
            <text:p>2008</text:p>
          </table:table-cell>
          <table:table-cell table:formula="of:=ROUNDUP(MONTH([.I159])/3)" office:value-type="float" office:value="2">
            <text:p>2</text:p>
          </table:table-cell>
          <table:table-cell table:formula="of:=MONTH([.I159])" office:value-type="float" office:value="6">
            <text:p>6</text:p>
          </table:table-cell>
          <table:table-cell table:formula="of:=&quot;Junio &quot; &amp; [.B159]" office:value-type="string" office:string-value="Junio 2008">
            <text:p>Junio 2008</text:p>
          </table:table-cell>
          <table:table-cell table:formula="of:=&quot;W&quot; &amp; ISOWEEKNUM([.I159];1)" office:value-type="string" office:string-value="W23">
            <text:p>W23</text:p>
          </table:table-cell>
          <table:table-cell table:formula="of:=DAY([.I159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8-06-06">
            <text:p>06/06/08</text:p>
          </table:table-cell>
        </table:table-row>
        <table:table-row table:style-name="ro1">
          <table:table-cell table:formula="of:=YEAR([.I160])&amp;RIGHT(&quot;0&quot;&amp;MONTH([.I160]);2)&amp;RIGHT(&quot;0&quot;&amp;DAY([.I160]);2)" office:value-type="string" office:string-value="20080607">
            <text:p>20080607</text:p>
          </table:table-cell>
          <table:table-cell table:formula="of:=YEAR([.I160])" office:value-type="float" office:value="2008">
            <text:p>2008</text:p>
          </table:table-cell>
          <table:table-cell table:formula="of:=ROUNDUP(MONTH([.I160])/3)" office:value-type="float" office:value="2">
            <text:p>2</text:p>
          </table:table-cell>
          <table:table-cell table:formula="of:=MONTH([.I160])" office:value-type="float" office:value="6">
            <text:p>6</text:p>
          </table:table-cell>
          <table:table-cell table:formula="of:=&quot;Junio &quot; &amp; [.B160]" office:value-type="string" office:string-value="Junio 2008">
            <text:p>Junio 2008</text:p>
          </table:table-cell>
          <table:table-cell table:formula="of:=&quot;W&quot; &amp; ISOWEEKNUM([.I160];1)" office:value-type="string" office:string-value="W23">
            <text:p>W23</text:p>
          </table:table-cell>
          <table:table-cell table:formula="of:=DAY([.I160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8-06-07">
            <text:p>06/07/08</text:p>
          </table:table-cell>
        </table:table-row>
        <table:table-row table:style-name="ro1">
          <table:table-cell table:formula="of:=YEAR([.I161])&amp;RIGHT(&quot;0&quot;&amp;MONTH([.I161]);2)&amp;RIGHT(&quot;0&quot;&amp;DAY([.I161]);2)" office:value-type="string" office:string-value="20080608">
            <text:p>20080608</text:p>
          </table:table-cell>
          <table:table-cell table:formula="of:=YEAR([.I161])" office:value-type="float" office:value="2008">
            <text:p>2008</text:p>
          </table:table-cell>
          <table:table-cell table:formula="of:=ROUNDUP(MONTH([.I161])/3)" office:value-type="float" office:value="2">
            <text:p>2</text:p>
          </table:table-cell>
          <table:table-cell table:formula="of:=MONTH([.I161])" office:value-type="float" office:value="6">
            <text:p>6</text:p>
          </table:table-cell>
          <table:table-cell table:formula="of:=&quot;Junio &quot; &amp; [.B161]" office:value-type="string" office:string-value="Junio 2008">
            <text:p>Junio 2008</text:p>
          </table:table-cell>
          <table:table-cell table:formula="of:=&quot;W&quot; &amp; ISOWEEKNUM([.I161];1)" office:value-type="string" office:string-value="W24">
            <text:p>W24</text:p>
          </table:table-cell>
          <table:table-cell table:formula="of:=DAY([.I161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8-06-08">
            <text:p>06/08/08</text:p>
          </table:table-cell>
        </table:table-row>
        <table:table-row table:style-name="ro1">
          <table:table-cell table:formula="of:=YEAR([.I162])&amp;RIGHT(&quot;0&quot;&amp;MONTH([.I162]);2)&amp;RIGHT(&quot;0&quot;&amp;DAY([.I162]);2)" office:value-type="string" office:string-value="20080609">
            <text:p>20080609</text:p>
          </table:table-cell>
          <table:table-cell table:formula="of:=YEAR([.I162])" office:value-type="float" office:value="2008">
            <text:p>2008</text:p>
          </table:table-cell>
          <table:table-cell table:formula="of:=ROUNDUP(MONTH([.I162])/3)" office:value-type="float" office:value="2">
            <text:p>2</text:p>
          </table:table-cell>
          <table:table-cell table:formula="of:=MONTH([.I162])" office:value-type="float" office:value="6">
            <text:p>6</text:p>
          </table:table-cell>
          <table:table-cell table:formula="of:=&quot;Junio &quot; &amp; [.B162]" office:value-type="string" office:string-value="Junio 2008">
            <text:p>Junio 2008</text:p>
          </table:table-cell>
          <table:table-cell table:formula="of:=&quot;W&quot; &amp; ISOWEEKNUM([.I162];1)" office:value-type="string" office:string-value="W24">
            <text:p>W24</text:p>
          </table:table-cell>
          <table:table-cell table:formula="of:=DAY([.I162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8-06-09">
            <text:p>06/09/08</text:p>
          </table:table-cell>
        </table:table-row>
        <table:table-row table:style-name="ro1">
          <table:table-cell table:formula="of:=YEAR([.I163])&amp;RIGHT(&quot;0&quot;&amp;MONTH([.I163]);2)&amp;RIGHT(&quot;0&quot;&amp;DAY([.I163]);2)" office:value-type="string" office:string-value="20080610">
            <text:p>20080610</text:p>
          </table:table-cell>
          <table:table-cell table:formula="of:=YEAR([.I163])" office:value-type="float" office:value="2008">
            <text:p>2008</text:p>
          </table:table-cell>
          <table:table-cell table:formula="of:=ROUNDUP(MONTH([.I163])/3)" office:value-type="float" office:value="2">
            <text:p>2</text:p>
          </table:table-cell>
          <table:table-cell table:formula="of:=MONTH([.I163])" office:value-type="float" office:value="6">
            <text:p>6</text:p>
          </table:table-cell>
          <table:table-cell table:formula="of:=&quot;Junio &quot; &amp; [.B163]" office:value-type="string" office:string-value="Junio 2008">
            <text:p>Junio 2008</text:p>
          </table:table-cell>
          <table:table-cell table:formula="of:=&quot;W&quot; &amp; ISOWEEKNUM([.I163];1)" office:value-type="string" office:string-value="W24">
            <text:p>W24</text:p>
          </table:table-cell>
          <table:table-cell table:formula="of:=DAY([.I163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8-06-10">
            <text:p>06/10/08</text:p>
          </table:table-cell>
        </table:table-row>
        <table:table-row table:style-name="ro1">
          <table:table-cell table:formula="of:=YEAR([.I164])&amp;RIGHT(&quot;0&quot;&amp;MONTH([.I164]);2)&amp;RIGHT(&quot;0&quot;&amp;DAY([.I164]);2)" office:value-type="string" office:string-value="20080611">
            <text:p>20080611</text:p>
          </table:table-cell>
          <table:table-cell table:formula="of:=YEAR([.I164])" office:value-type="float" office:value="2008">
            <text:p>2008</text:p>
          </table:table-cell>
          <table:table-cell table:formula="of:=ROUNDUP(MONTH([.I164])/3)" office:value-type="float" office:value="2">
            <text:p>2</text:p>
          </table:table-cell>
          <table:table-cell table:formula="of:=MONTH([.I164])" office:value-type="float" office:value="6">
            <text:p>6</text:p>
          </table:table-cell>
          <table:table-cell table:formula="of:=&quot;Junio &quot; &amp; [.B164]" office:value-type="string" office:string-value="Junio 2008">
            <text:p>Junio 2008</text:p>
          </table:table-cell>
          <table:table-cell table:formula="of:=&quot;W&quot; &amp; ISOWEEKNUM([.I164];1)" office:value-type="string" office:string-value="W24">
            <text:p>W24</text:p>
          </table:table-cell>
          <table:table-cell table:formula="of:=DAY([.I164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8-06-11">
            <text:p>06/11/08</text:p>
          </table:table-cell>
        </table:table-row>
        <table:table-row table:style-name="ro1">
          <table:table-cell table:formula="of:=YEAR([.I165])&amp;RIGHT(&quot;0&quot;&amp;MONTH([.I165]);2)&amp;RIGHT(&quot;0&quot;&amp;DAY([.I165]);2)" office:value-type="string" office:string-value="20080612">
            <text:p>20080612</text:p>
          </table:table-cell>
          <table:table-cell table:formula="of:=YEAR([.I165])" office:value-type="float" office:value="2008">
            <text:p>2008</text:p>
          </table:table-cell>
          <table:table-cell table:formula="of:=ROUNDUP(MONTH([.I165])/3)" office:value-type="float" office:value="2">
            <text:p>2</text:p>
          </table:table-cell>
          <table:table-cell table:formula="of:=MONTH([.I165])" office:value-type="float" office:value="6">
            <text:p>6</text:p>
          </table:table-cell>
          <table:table-cell table:formula="of:=&quot;Junio &quot; &amp; [.B165]" office:value-type="string" office:string-value="Junio 2008">
            <text:p>Junio 2008</text:p>
          </table:table-cell>
          <table:table-cell table:formula="of:=&quot;W&quot; &amp; ISOWEEKNUM([.I165];1)" office:value-type="string" office:string-value="W24">
            <text:p>W24</text:p>
          </table:table-cell>
          <table:table-cell table:formula="of:=DAY([.I165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8-06-12">
            <text:p>06/12/08</text:p>
          </table:table-cell>
        </table:table-row>
        <table:table-row table:style-name="ro1">
          <table:table-cell table:formula="of:=YEAR([.I166])&amp;RIGHT(&quot;0&quot;&amp;MONTH([.I166]);2)&amp;RIGHT(&quot;0&quot;&amp;DAY([.I166]);2)" office:value-type="string" office:string-value="20080613">
            <text:p>20080613</text:p>
          </table:table-cell>
          <table:table-cell table:formula="of:=YEAR([.I166])" office:value-type="float" office:value="2008">
            <text:p>2008</text:p>
          </table:table-cell>
          <table:table-cell table:formula="of:=ROUNDUP(MONTH([.I166])/3)" office:value-type="float" office:value="2">
            <text:p>2</text:p>
          </table:table-cell>
          <table:table-cell table:formula="of:=MONTH([.I166])" office:value-type="float" office:value="6">
            <text:p>6</text:p>
          </table:table-cell>
          <table:table-cell table:formula="of:=&quot;Junio &quot; &amp; [.B166]" office:value-type="string" office:string-value="Junio 2008">
            <text:p>Junio 2008</text:p>
          </table:table-cell>
          <table:table-cell table:formula="of:=&quot;W&quot; &amp; ISOWEEKNUM([.I166];1)" office:value-type="string" office:string-value="W24">
            <text:p>W24</text:p>
          </table:table-cell>
          <table:table-cell table:formula="of:=DAY([.I166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8-06-13">
            <text:p>06/13/08</text:p>
          </table:table-cell>
        </table:table-row>
        <table:table-row table:style-name="ro1">
          <table:table-cell table:formula="of:=YEAR([.I167])&amp;RIGHT(&quot;0&quot;&amp;MONTH([.I167]);2)&amp;RIGHT(&quot;0&quot;&amp;DAY([.I167]);2)" office:value-type="string" office:string-value="20080614">
            <text:p>20080614</text:p>
          </table:table-cell>
          <table:table-cell table:formula="of:=YEAR([.I167])" office:value-type="float" office:value="2008">
            <text:p>2008</text:p>
          </table:table-cell>
          <table:table-cell table:formula="of:=ROUNDUP(MONTH([.I167])/3)" office:value-type="float" office:value="2">
            <text:p>2</text:p>
          </table:table-cell>
          <table:table-cell table:formula="of:=MONTH([.I167])" office:value-type="float" office:value="6">
            <text:p>6</text:p>
          </table:table-cell>
          <table:table-cell table:formula="of:=&quot;Junio &quot; &amp; [.B167]" office:value-type="string" office:string-value="Junio 2008">
            <text:p>Junio 2008</text:p>
          </table:table-cell>
          <table:table-cell table:formula="of:=&quot;W&quot; &amp; ISOWEEKNUM([.I167];1)" office:value-type="string" office:string-value="W24">
            <text:p>W24</text:p>
          </table:table-cell>
          <table:table-cell table:formula="of:=DAY([.I167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8-06-14">
            <text:p>06/14/08</text:p>
          </table:table-cell>
        </table:table-row>
        <table:table-row table:style-name="ro1">
          <table:table-cell table:formula="of:=YEAR([.I168])&amp;RIGHT(&quot;0&quot;&amp;MONTH([.I168]);2)&amp;RIGHT(&quot;0&quot;&amp;DAY([.I168]);2)" office:value-type="string" office:string-value="20080615">
            <text:p>20080615</text:p>
          </table:table-cell>
          <table:table-cell table:formula="of:=YEAR([.I168])" office:value-type="float" office:value="2008">
            <text:p>2008</text:p>
          </table:table-cell>
          <table:table-cell table:formula="of:=ROUNDUP(MONTH([.I168])/3)" office:value-type="float" office:value="2">
            <text:p>2</text:p>
          </table:table-cell>
          <table:table-cell table:formula="of:=MONTH([.I168])" office:value-type="float" office:value="6">
            <text:p>6</text:p>
          </table:table-cell>
          <table:table-cell table:formula="of:=&quot;Junio &quot; &amp; [.B168]" office:value-type="string" office:string-value="Junio 2008">
            <text:p>Junio 2008</text:p>
          </table:table-cell>
          <table:table-cell table:formula="of:=&quot;W&quot; &amp; ISOWEEKNUM([.I168];1)" office:value-type="string" office:string-value="W25">
            <text:p>W25</text:p>
          </table:table-cell>
          <table:table-cell table:formula="of:=DAY([.I168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8-06-15">
            <text:p>06/15/08</text:p>
          </table:table-cell>
        </table:table-row>
        <table:table-row table:style-name="ro1">
          <table:table-cell table:formula="of:=YEAR([.I169])&amp;RIGHT(&quot;0&quot;&amp;MONTH([.I169]);2)&amp;RIGHT(&quot;0&quot;&amp;DAY([.I169]);2)" office:value-type="string" office:string-value="20080616">
            <text:p>20080616</text:p>
          </table:table-cell>
          <table:table-cell table:formula="of:=YEAR([.I169])" office:value-type="float" office:value="2008">
            <text:p>2008</text:p>
          </table:table-cell>
          <table:table-cell table:formula="of:=ROUNDUP(MONTH([.I169])/3)" office:value-type="float" office:value="2">
            <text:p>2</text:p>
          </table:table-cell>
          <table:table-cell table:formula="of:=MONTH([.I169])" office:value-type="float" office:value="6">
            <text:p>6</text:p>
          </table:table-cell>
          <table:table-cell table:formula="of:=&quot;Junio &quot; &amp; [.B169]" office:value-type="string" office:string-value="Junio 2008">
            <text:p>Junio 2008</text:p>
          </table:table-cell>
          <table:table-cell table:formula="of:=&quot;W&quot; &amp; ISOWEEKNUM([.I169];1)" office:value-type="string" office:string-value="W25">
            <text:p>W25</text:p>
          </table:table-cell>
          <table:table-cell table:formula="of:=DAY([.I169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8-06-16">
            <text:p>06/16/08</text:p>
          </table:table-cell>
        </table:table-row>
        <table:table-row table:style-name="ro1">
          <table:table-cell table:formula="of:=YEAR([.I170])&amp;RIGHT(&quot;0&quot;&amp;MONTH([.I170]);2)&amp;RIGHT(&quot;0&quot;&amp;DAY([.I170]);2)" office:value-type="string" office:string-value="20080617">
            <text:p>20080617</text:p>
          </table:table-cell>
          <table:table-cell table:formula="of:=YEAR([.I170])" office:value-type="float" office:value="2008">
            <text:p>2008</text:p>
          </table:table-cell>
          <table:table-cell table:formula="of:=ROUNDUP(MONTH([.I170])/3)" office:value-type="float" office:value="2">
            <text:p>2</text:p>
          </table:table-cell>
          <table:table-cell table:formula="of:=MONTH([.I170])" office:value-type="float" office:value="6">
            <text:p>6</text:p>
          </table:table-cell>
          <table:table-cell table:formula="of:=&quot;Junio &quot; &amp; [.B170]" office:value-type="string" office:string-value="Junio 2008">
            <text:p>Junio 2008</text:p>
          </table:table-cell>
          <table:table-cell table:formula="of:=&quot;W&quot; &amp; ISOWEEKNUM([.I170];1)" office:value-type="string" office:string-value="W25">
            <text:p>W25</text:p>
          </table:table-cell>
          <table:table-cell table:formula="of:=DAY([.I170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8-06-17">
            <text:p>06/17/08</text:p>
          </table:table-cell>
        </table:table-row>
        <table:table-row table:style-name="ro1">
          <table:table-cell table:formula="of:=YEAR([.I171])&amp;RIGHT(&quot;0&quot;&amp;MONTH([.I171]);2)&amp;RIGHT(&quot;0&quot;&amp;DAY([.I171]);2)" office:value-type="string" office:string-value="20080618">
            <text:p>20080618</text:p>
          </table:table-cell>
          <table:table-cell table:formula="of:=YEAR([.I171])" office:value-type="float" office:value="2008">
            <text:p>2008</text:p>
          </table:table-cell>
          <table:table-cell table:formula="of:=ROUNDUP(MONTH([.I171])/3)" office:value-type="float" office:value="2">
            <text:p>2</text:p>
          </table:table-cell>
          <table:table-cell table:formula="of:=MONTH([.I171])" office:value-type="float" office:value="6">
            <text:p>6</text:p>
          </table:table-cell>
          <table:table-cell table:formula="of:=&quot;Junio &quot; &amp; [.B171]" office:value-type="string" office:string-value="Junio 2008">
            <text:p>Junio 2008</text:p>
          </table:table-cell>
          <table:table-cell table:formula="of:=&quot;W&quot; &amp; ISOWEEKNUM([.I171];1)" office:value-type="string" office:string-value="W25">
            <text:p>W25</text:p>
          </table:table-cell>
          <table:table-cell table:formula="of:=DAY([.I171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8-06-18">
            <text:p>06/18/08</text:p>
          </table:table-cell>
        </table:table-row>
        <table:table-row table:style-name="ro1">
          <table:table-cell table:formula="of:=YEAR([.I172])&amp;RIGHT(&quot;0&quot;&amp;MONTH([.I172]);2)&amp;RIGHT(&quot;0&quot;&amp;DAY([.I172]);2)" office:value-type="string" office:string-value="20080619">
            <text:p>20080619</text:p>
          </table:table-cell>
          <table:table-cell table:formula="of:=YEAR([.I172])" office:value-type="float" office:value="2008">
            <text:p>2008</text:p>
          </table:table-cell>
          <table:table-cell table:formula="of:=ROUNDUP(MONTH([.I172])/3)" office:value-type="float" office:value="2">
            <text:p>2</text:p>
          </table:table-cell>
          <table:table-cell table:formula="of:=MONTH([.I172])" office:value-type="float" office:value="6">
            <text:p>6</text:p>
          </table:table-cell>
          <table:table-cell table:formula="of:=&quot;Junio &quot; &amp; [.B172]" office:value-type="string" office:string-value="Junio 2008">
            <text:p>Junio 2008</text:p>
          </table:table-cell>
          <table:table-cell table:formula="of:=&quot;W&quot; &amp; ISOWEEKNUM([.I172];1)" office:value-type="string" office:string-value="W25">
            <text:p>W25</text:p>
          </table:table-cell>
          <table:table-cell table:formula="of:=DAY([.I172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8-06-19">
            <text:p>06/19/08</text:p>
          </table:table-cell>
        </table:table-row>
        <table:table-row table:style-name="ro1">
          <table:table-cell table:formula="of:=YEAR([.I173])&amp;RIGHT(&quot;0&quot;&amp;MONTH([.I173]);2)&amp;RIGHT(&quot;0&quot;&amp;DAY([.I173]);2)" office:value-type="string" office:string-value="20080620">
            <text:p>20080620</text:p>
          </table:table-cell>
          <table:table-cell table:formula="of:=YEAR([.I173])" office:value-type="float" office:value="2008">
            <text:p>2008</text:p>
          </table:table-cell>
          <table:table-cell table:formula="of:=ROUNDUP(MONTH([.I173])/3)" office:value-type="float" office:value="2">
            <text:p>2</text:p>
          </table:table-cell>
          <table:table-cell table:formula="of:=MONTH([.I173])" office:value-type="float" office:value="6">
            <text:p>6</text:p>
          </table:table-cell>
          <table:table-cell table:formula="of:=&quot;Junio &quot; &amp; [.B173]" office:value-type="string" office:string-value="Junio 2008">
            <text:p>Junio 2008</text:p>
          </table:table-cell>
          <table:table-cell table:formula="of:=&quot;W&quot; &amp; ISOWEEKNUM([.I173];1)" office:value-type="string" office:string-value="W25">
            <text:p>W25</text:p>
          </table:table-cell>
          <table:table-cell table:formula="of:=DAY([.I173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8-06-20">
            <text:p>06/20/08</text:p>
          </table:table-cell>
        </table:table-row>
        <table:table-row table:style-name="ro1">
          <table:table-cell table:formula="of:=YEAR([.I174])&amp;RIGHT(&quot;0&quot;&amp;MONTH([.I174]);2)&amp;RIGHT(&quot;0&quot;&amp;DAY([.I174]);2)" office:value-type="string" office:string-value="20080621">
            <text:p>20080621</text:p>
          </table:table-cell>
          <table:table-cell table:formula="of:=YEAR([.I174])" office:value-type="float" office:value="2008">
            <text:p>2008</text:p>
          </table:table-cell>
          <table:table-cell table:formula="of:=ROUNDUP(MONTH([.I174])/3)" office:value-type="float" office:value="2">
            <text:p>2</text:p>
          </table:table-cell>
          <table:table-cell table:formula="of:=MONTH([.I174])" office:value-type="float" office:value="6">
            <text:p>6</text:p>
          </table:table-cell>
          <table:table-cell table:formula="of:=&quot;Junio &quot; &amp; [.B174]" office:value-type="string" office:string-value="Junio 2008">
            <text:p>Junio 2008</text:p>
          </table:table-cell>
          <table:table-cell table:formula="of:=&quot;W&quot; &amp; ISOWEEKNUM([.I174];1)" office:value-type="string" office:string-value="W25">
            <text:p>W25</text:p>
          </table:table-cell>
          <table:table-cell table:formula="of:=DAY([.I174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8-06-21">
            <text:p>06/21/08</text:p>
          </table:table-cell>
        </table:table-row>
        <table:table-row table:style-name="ro1">
          <table:table-cell table:formula="of:=YEAR([.I175])&amp;RIGHT(&quot;0&quot;&amp;MONTH([.I175]);2)&amp;RIGHT(&quot;0&quot;&amp;DAY([.I175]);2)" office:value-type="string" office:string-value="20080622">
            <text:p>20080622</text:p>
          </table:table-cell>
          <table:table-cell table:formula="of:=YEAR([.I175])" office:value-type="float" office:value="2008">
            <text:p>2008</text:p>
          </table:table-cell>
          <table:table-cell table:formula="of:=ROUNDUP(MONTH([.I175])/3)" office:value-type="float" office:value="2">
            <text:p>2</text:p>
          </table:table-cell>
          <table:table-cell table:formula="of:=MONTH([.I175])" office:value-type="float" office:value="6">
            <text:p>6</text:p>
          </table:table-cell>
          <table:table-cell table:formula="of:=&quot;Junio &quot; &amp; [.B175]" office:value-type="string" office:string-value="Junio 2008">
            <text:p>Junio 2008</text:p>
          </table:table-cell>
          <table:table-cell table:formula="of:=&quot;W&quot; &amp; ISOWEEKNUM([.I175];1)" office:value-type="string" office:string-value="W26">
            <text:p>W26</text:p>
          </table:table-cell>
          <table:table-cell table:formula="of:=DAY([.I175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8-06-22">
            <text:p>06/22/08</text:p>
          </table:table-cell>
        </table:table-row>
        <table:table-row table:style-name="ro1">
          <table:table-cell table:formula="of:=YEAR([.I176])&amp;RIGHT(&quot;0&quot;&amp;MONTH([.I176]);2)&amp;RIGHT(&quot;0&quot;&amp;DAY([.I176]);2)" office:value-type="string" office:string-value="20080623">
            <text:p>20080623</text:p>
          </table:table-cell>
          <table:table-cell table:formula="of:=YEAR([.I176])" office:value-type="float" office:value="2008">
            <text:p>2008</text:p>
          </table:table-cell>
          <table:table-cell table:formula="of:=ROUNDUP(MONTH([.I176])/3)" office:value-type="float" office:value="2">
            <text:p>2</text:p>
          </table:table-cell>
          <table:table-cell table:formula="of:=MONTH([.I176])" office:value-type="float" office:value="6">
            <text:p>6</text:p>
          </table:table-cell>
          <table:table-cell table:formula="of:=&quot;Junio &quot; &amp; [.B176]" office:value-type="string" office:string-value="Junio 2008">
            <text:p>Junio 2008</text:p>
          </table:table-cell>
          <table:table-cell table:formula="of:=&quot;W&quot; &amp; ISOWEEKNUM([.I176];1)" office:value-type="string" office:string-value="W26">
            <text:p>W26</text:p>
          </table:table-cell>
          <table:table-cell table:formula="of:=DAY([.I176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8-06-23">
            <text:p>06/23/08</text:p>
          </table:table-cell>
        </table:table-row>
        <table:table-row table:style-name="ro1">
          <table:table-cell table:formula="of:=YEAR([.I177])&amp;RIGHT(&quot;0&quot;&amp;MONTH([.I177]);2)&amp;RIGHT(&quot;0&quot;&amp;DAY([.I177]);2)" office:value-type="string" office:string-value="20080624">
            <text:p>20080624</text:p>
          </table:table-cell>
          <table:table-cell table:formula="of:=YEAR([.I177])" office:value-type="float" office:value="2008">
            <text:p>2008</text:p>
          </table:table-cell>
          <table:table-cell table:formula="of:=ROUNDUP(MONTH([.I177])/3)" office:value-type="float" office:value="2">
            <text:p>2</text:p>
          </table:table-cell>
          <table:table-cell table:formula="of:=MONTH([.I177])" office:value-type="float" office:value="6">
            <text:p>6</text:p>
          </table:table-cell>
          <table:table-cell table:formula="of:=&quot;Junio &quot; &amp; [.B177]" office:value-type="string" office:string-value="Junio 2008">
            <text:p>Junio 2008</text:p>
          </table:table-cell>
          <table:table-cell table:formula="of:=&quot;W&quot; &amp; ISOWEEKNUM([.I177];1)" office:value-type="string" office:string-value="W26">
            <text:p>W26</text:p>
          </table:table-cell>
          <table:table-cell table:formula="of:=DAY([.I177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8-06-24">
            <text:p>06/24/08</text:p>
          </table:table-cell>
        </table:table-row>
        <table:table-row table:style-name="ro1">
          <table:table-cell table:formula="of:=YEAR([.I178])&amp;RIGHT(&quot;0&quot;&amp;MONTH([.I178]);2)&amp;RIGHT(&quot;0&quot;&amp;DAY([.I178]);2)" office:value-type="string" office:string-value="20080625">
            <text:p>20080625</text:p>
          </table:table-cell>
          <table:table-cell table:formula="of:=YEAR([.I178])" office:value-type="float" office:value="2008">
            <text:p>2008</text:p>
          </table:table-cell>
          <table:table-cell table:formula="of:=ROUNDUP(MONTH([.I178])/3)" office:value-type="float" office:value="2">
            <text:p>2</text:p>
          </table:table-cell>
          <table:table-cell table:formula="of:=MONTH([.I178])" office:value-type="float" office:value="6">
            <text:p>6</text:p>
          </table:table-cell>
          <table:table-cell table:formula="of:=&quot;Junio &quot; &amp; [.B178]" office:value-type="string" office:string-value="Junio 2008">
            <text:p>Junio 2008</text:p>
          </table:table-cell>
          <table:table-cell table:formula="of:=&quot;W&quot; &amp; ISOWEEKNUM([.I178];1)" office:value-type="string" office:string-value="W26">
            <text:p>W26</text:p>
          </table:table-cell>
          <table:table-cell table:formula="of:=DAY([.I178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8-06-25">
            <text:p>06/25/08</text:p>
          </table:table-cell>
        </table:table-row>
        <table:table-row table:style-name="ro1">
          <table:table-cell table:formula="of:=YEAR([.I179])&amp;RIGHT(&quot;0&quot;&amp;MONTH([.I179]);2)&amp;RIGHT(&quot;0&quot;&amp;DAY([.I179]);2)" office:value-type="string" office:string-value="20080626">
            <text:p>20080626</text:p>
          </table:table-cell>
          <table:table-cell table:formula="of:=YEAR([.I179])" office:value-type="float" office:value="2008">
            <text:p>2008</text:p>
          </table:table-cell>
          <table:table-cell table:formula="of:=ROUNDUP(MONTH([.I179])/3)" office:value-type="float" office:value="2">
            <text:p>2</text:p>
          </table:table-cell>
          <table:table-cell table:formula="of:=MONTH([.I179])" office:value-type="float" office:value="6">
            <text:p>6</text:p>
          </table:table-cell>
          <table:table-cell table:formula="of:=&quot;Junio &quot; &amp; [.B179]" office:value-type="string" office:string-value="Junio 2008">
            <text:p>Junio 2008</text:p>
          </table:table-cell>
          <table:table-cell table:formula="of:=&quot;W&quot; &amp; ISOWEEKNUM([.I179];1)" office:value-type="string" office:string-value="W26">
            <text:p>W26</text:p>
          </table:table-cell>
          <table:table-cell table:formula="of:=DAY([.I179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8-06-26">
            <text:p>06/26/08</text:p>
          </table:table-cell>
        </table:table-row>
        <table:table-row table:style-name="ro1">
          <table:table-cell table:formula="of:=YEAR([.I180])&amp;RIGHT(&quot;0&quot;&amp;MONTH([.I180]);2)&amp;RIGHT(&quot;0&quot;&amp;DAY([.I180]);2)" office:value-type="string" office:string-value="20080627">
            <text:p>20080627</text:p>
          </table:table-cell>
          <table:table-cell table:formula="of:=YEAR([.I180])" office:value-type="float" office:value="2008">
            <text:p>2008</text:p>
          </table:table-cell>
          <table:table-cell table:formula="of:=ROUNDUP(MONTH([.I180])/3)" office:value-type="float" office:value="2">
            <text:p>2</text:p>
          </table:table-cell>
          <table:table-cell table:formula="of:=MONTH([.I180])" office:value-type="float" office:value="6">
            <text:p>6</text:p>
          </table:table-cell>
          <table:table-cell table:formula="of:=&quot;Junio &quot; &amp; [.B180]" office:value-type="string" office:string-value="Junio 2008">
            <text:p>Junio 2008</text:p>
          </table:table-cell>
          <table:table-cell table:formula="of:=&quot;W&quot; &amp; ISOWEEKNUM([.I180];1)" office:value-type="string" office:string-value="W26">
            <text:p>W26</text:p>
          </table:table-cell>
          <table:table-cell table:formula="of:=DAY([.I180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8-06-27">
            <text:p>06/27/08</text:p>
          </table:table-cell>
        </table:table-row>
        <table:table-row table:style-name="ro1">
          <table:table-cell table:formula="of:=YEAR([.I181])&amp;RIGHT(&quot;0&quot;&amp;MONTH([.I181]);2)&amp;RIGHT(&quot;0&quot;&amp;DAY([.I181]);2)" office:value-type="string" office:string-value="20080628">
            <text:p>20080628</text:p>
          </table:table-cell>
          <table:table-cell table:formula="of:=YEAR([.I181])" office:value-type="float" office:value="2008">
            <text:p>2008</text:p>
          </table:table-cell>
          <table:table-cell table:formula="of:=ROUNDUP(MONTH([.I181])/3)" office:value-type="float" office:value="2">
            <text:p>2</text:p>
          </table:table-cell>
          <table:table-cell table:formula="of:=MONTH([.I181])" office:value-type="float" office:value="6">
            <text:p>6</text:p>
          </table:table-cell>
          <table:table-cell table:formula="of:=&quot;Junio &quot; &amp; [.B181]" office:value-type="string" office:string-value="Junio 2008">
            <text:p>Junio 2008</text:p>
          </table:table-cell>
          <table:table-cell table:formula="of:=&quot;W&quot; &amp; ISOWEEKNUM([.I181];1)" office:value-type="string" office:string-value="W26">
            <text:p>W26</text:p>
          </table:table-cell>
          <table:table-cell table:formula="of:=DAY([.I181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8-06-28">
            <text:p>06/28/08</text:p>
          </table:table-cell>
        </table:table-row>
        <table:table-row table:style-name="ro1">
          <table:table-cell table:formula="of:=YEAR([.I182])&amp;RIGHT(&quot;0&quot;&amp;MONTH([.I182]);2)&amp;RIGHT(&quot;0&quot;&amp;DAY([.I182]);2)" office:value-type="string" office:string-value="20080629">
            <text:p>20080629</text:p>
          </table:table-cell>
          <table:table-cell table:formula="of:=YEAR([.I182])" office:value-type="float" office:value="2008">
            <text:p>2008</text:p>
          </table:table-cell>
          <table:table-cell table:formula="of:=ROUNDUP(MONTH([.I182])/3)" office:value-type="float" office:value="2">
            <text:p>2</text:p>
          </table:table-cell>
          <table:table-cell table:formula="of:=MONTH([.I182])" office:value-type="float" office:value="6">
            <text:p>6</text:p>
          </table:table-cell>
          <table:table-cell table:formula="of:=&quot;Junio &quot; &amp; [.B182]" office:value-type="string" office:string-value="Junio 2008">
            <text:p>Junio 2008</text:p>
          </table:table-cell>
          <table:table-cell table:formula="of:=&quot;W&quot; &amp; ISOWEEKNUM([.I182];1)" office:value-type="string" office:string-value="W27">
            <text:p>W27</text:p>
          </table:table-cell>
          <table:table-cell table:formula="of:=DAY([.I182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08-06-29">
            <text:p>06/29/08</text:p>
          </table:table-cell>
        </table:table-row>
        <table:table-row table:style-name="ro1">
          <table:table-cell table:formula="of:=YEAR([.I183])&amp;RIGHT(&quot;0&quot;&amp;MONTH([.I183]);2)&amp;RIGHT(&quot;0&quot;&amp;DAY([.I183]);2)" office:value-type="string" office:string-value="20080630">
            <text:p>20080630</text:p>
          </table:table-cell>
          <table:table-cell table:formula="of:=YEAR([.I183])" office:value-type="float" office:value="2008">
            <text:p>2008</text:p>
          </table:table-cell>
          <table:table-cell table:formula="of:=ROUNDUP(MONTH([.I183])/3)" office:value-type="float" office:value="2">
            <text:p>2</text:p>
          </table:table-cell>
          <table:table-cell table:formula="of:=MONTH([.I183])" office:value-type="float" office:value="6">
            <text:p>6</text:p>
          </table:table-cell>
          <table:table-cell table:formula="of:=&quot;Junio &quot; &amp; [.B183]" office:value-type="string" office:string-value="Junio 2008">
            <text:p>Junio 2008</text:p>
          </table:table-cell>
          <table:table-cell table:formula="of:=&quot;W&quot; &amp; ISOWEEKNUM([.I183];1)" office:value-type="string" office:string-value="W27">
            <text:p>W27</text:p>
          </table:table-cell>
          <table:table-cell table:formula="of:=DAY([.I183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08-06-30">
            <text:p>06/30/08</text:p>
          </table:table-cell>
        </table:table-row>
        <table:table-row table:style-name="ro1">
          <table:table-cell table:formula="of:=YEAR([.I184])&amp;RIGHT(&quot;0&quot;&amp;MONTH([.I184]);2)&amp;RIGHT(&quot;0&quot;&amp;DAY([.I184]);2)" office:value-type="string" office:string-value="20080701">
            <text:p>20080701</text:p>
          </table:table-cell>
          <table:table-cell table:formula="of:=YEAR([.I184])" office:value-type="float" office:value="2008">
            <text:p>2008</text:p>
          </table:table-cell>
          <table:table-cell table:formula="of:=ROUNDUP(MONTH([.I184])/3)" office:value-type="float" office:value="3">
            <text:p>3</text:p>
          </table:table-cell>
          <table:table-cell table:formula="of:=MONTH([.I184])" office:value-type="float" office:value="7">
            <text:p>7</text:p>
          </table:table-cell>
          <table:table-cell table:formula="of:=&quot;Julio &quot; &amp; [.B184]" office:value-type="string" office:string-value="Julio 2008">
            <text:p>Julio 2008</text:p>
          </table:table-cell>
          <table:table-cell table:formula="of:=&quot;W&quot; &amp; ISOWEEKNUM([.I184];1)" office:value-type="string" office:string-value="W27">
            <text:p>W27</text:p>
          </table:table-cell>
          <table:table-cell table:formula="of:=DAY([.I184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8-07-01">
            <text:p>07/01/08</text:p>
          </table:table-cell>
        </table:table-row>
        <table:table-row table:style-name="ro1">
          <table:table-cell table:formula="of:=YEAR([.I185])&amp;RIGHT(&quot;0&quot;&amp;MONTH([.I185]);2)&amp;RIGHT(&quot;0&quot;&amp;DAY([.I185]);2)" office:value-type="string" office:string-value="20080702">
            <text:p>20080702</text:p>
          </table:table-cell>
          <table:table-cell table:formula="of:=YEAR([.I185])" office:value-type="float" office:value="2008">
            <text:p>2008</text:p>
          </table:table-cell>
          <table:table-cell table:formula="of:=ROUNDUP(MONTH([.I185])/3)" office:value-type="float" office:value="3">
            <text:p>3</text:p>
          </table:table-cell>
          <table:table-cell table:formula="of:=MONTH([.I185])" office:value-type="float" office:value="7">
            <text:p>7</text:p>
          </table:table-cell>
          <table:table-cell table:formula="of:=&quot;Julio &quot; &amp; [.B185]" office:value-type="string" office:string-value="Julio 2008">
            <text:p>Julio 2008</text:p>
          </table:table-cell>
          <table:table-cell table:formula="of:=&quot;W&quot; &amp; ISOWEEKNUM([.I185];1)" office:value-type="string" office:string-value="W27">
            <text:p>W27</text:p>
          </table:table-cell>
          <table:table-cell table:formula="of:=DAY([.I185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8-07-02">
            <text:p>07/02/08</text:p>
          </table:table-cell>
        </table:table-row>
        <table:table-row table:style-name="ro1">
          <table:table-cell table:formula="of:=YEAR([.I186])&amp;RIGHT(&quot;0&quot;&amp;MONTH([.I186]);2)&amp;RIGHT(&quot;0&quot;&amp;DAY([.I186]);2)" office:value-type="string" office:string-value="20080703">
            <text:p>20080703</text:p>
          </table:table-cell>
          <table:table-cell table:formula="of:=YEAR([.I186])" office:value-type="float" office:value="2008">
            <text:p>2008</text:p>
          </table:table-cell>
          <table:table-cell table:formula="of:=ROUNDUP(MONTH([.I186])/3)" office:value-type="float" office:value="3">
            <text:p>3</text:p>
          </table:table-cell>
          <table:table-cell table:formula="of:=MONTH([.I186])" office:value-type="float" office:value="7">
            <text:p>7</text:p>
          </table:table-cell>
          <table:table-cell table:formula="of:=&quot;Julio &quot; &amp; [.B186]" office:value-type="string" office:string-value="Julio 2008">
            <text:p>Julio 2008</text:p>
          </table:table-cell>
          <table:table-cell table:formula="of:=&quot;W&quot; &amp; ISOWEEKNUM([.I186];1)" office:value-type="string" office:string-value="W27">
            <text:p>W27</text:p>
          </table:table-cell>
          <table:table-cell table:formula="of:=DAY([.I186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8-07-03">
            <text:p>07/03/08</text:p>
          </table:table-cell>
        </table:table-row>
        <table:table-row table:style-name="ro1">
          <table:table-cell table:formula="of:=YEAR([.I187])&amp;RIGHT(&quot;0&quot;&amp;MONTH([.I187]);2)&amp;RIGHT(&quot;0&quot;&amp;DAY([.I187]);2)" office:value-type="string" office:string-value="20080704">
            <text:p>20080704</text:p>
          </table:table-cell>
          <table:table-cell table:formula="of:=YEAR([.I187])" office:value-type="float" office:value="2008">
            <text:p>2008</text:p>
          </table:table-cell>
          <table:table-cell table:formula="of:=ROUNDUP(MONTH([.I187])/3)" office:value-type="float" office:value="3">
            <text:p>3</text:p>
          </table:table-cell>
          <table:table-cell table:formula="of:=MONTH([.I187])" office:value-type="float" office:value="7">
            <text:p>7</text:p>
          </table:table-cell>
          <table:table-cell table:formula="of:=&quot;Julio &quot; &amp; [.B187]" office:value-type="string" office:string-value="Julio 2008">
            <text:p>Julio 2008</text:p>
          </table:table-cell>
          <table:table-cell table:formula="of:=&quot;W&quot; &amp; ISOWEEKNUM([.I187];1)" office:value-type="string" office:string-value="W27">
            <text:p>W27</text:p>
          </table:table-cell>
          <table:table-cell table:formula="of:=DAY([.I187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8-07-04">
            <text:p>07/04/08</text:p>
          </table:table-cell>
        </table:table-row>
        <table:table-row table:style-name="ro1">
          <table:table-cell table:formula="of:=YEAR([.I188])&amp;RIGHT(&quot;0&quot;&amp;MONTH([.I188]);2)&amp;RIGHT(&quot;0&quot;&amp;DAY([.I188]);2)" office:value-type="string" office:string-value="20080705">
            <text:p>20080705</text:p>
          </table:table-cell>
          <table:table-cell table:formula="of:=YEAR([.I188])" office:value-type="float" office:value="2008">
            <text:p>2008</text:p>
          </table:table-cell>
          <table:table-cell table:formula="of:=ROUNDUP(MONTH([.I188])/3)" office:value-type="float" office:value="3">
            <text:p>3</text:p>
          </table:table-cell>
          <table:table-cell table:formula="of:=MONTH([.I188])" office:value-type="float" office:value="7">
            <text:p>7</text:p>
          </table:table-cell>
          <table:table-cell table:formula="of:=&quot;Julio &quot; &amp; [.B188]" office:value-type="string" office:string-value="Julio 2008">
            <text:p>Julio 2008</text:p>
          </table:table-cell>
          <table:table-cell table:formula="of:=&quot;W&quot; &amp; ISOWEEKNUM([.I188];1)" office:value-type="string" office:string-value="W27">
            <text:p>W27</text:p>
          </table:table-cell>
          <table:table-cell table:formula="of:=DAY([.I188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8-07-05">
            <text:p>07/05/08</text:p>
          </table:table-cell>
        </table:table-row>
        <table:table-row table:style-name="ro1">
          <table:table-cell table:formula="of:=YEAR([.I189])&amp;RIGHT(&quot;0&quot;&amp;MONTH([.I189]);2)&amp;RIGHT(&quot;0&quot;&amp;DAY([.I189]);2)" office:value-type="string" office:string-value="20080706">
            <text:p>20080706</text:p>
          </table:table-cell>
          <table:table-cell table:formula="of:=YEAR([.I189])" office:value-type="float" office:value="2008">
            <text:p>2008</text:p>
          </table:table-cell>
          <table:table-cell table:formula="of:=ROUNDUP(MONTH([.I189])/3)" office:value-type="float" office:value="3">
            <text:p>3</text:p>
          </table:table-cell>
          <table:table-cell table:formula="of:=MONTH([.I189])" office:value-type="float" office:value="7">
            <text:p>7</text:p>
          </table:table-cell>
          <table:table-cell table:formula="of:=&quot;Julio &quot; &amp; [.B189]" office:value-type="string" office:string-value="Julio 2008">
            <text:p>Julio 2008</text:p>
          </table:table-cell>
          <table:table-cell table:formula="of:=&quot;W&quot; &amp; ISOWEEKNUM([.I189];1)" office:value-type="string" office:string-value="W28">
            <text:p>W28</text:p>
          </table:table-cell>
          <table:table-cell table:formula="of:=DAY([.I189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8-07-06">
            <text:p>07/06/08</text:p>
          </table:table-cell>
        </table:table-row>
        <table:table-row table:style-name="ro1">
          <table:table-cell table:formula="of:=YEAR([.I190])&amp;RIGHT(&quot;0&quot;&amp;MONTH([.I190]);2)&amp;RIGHT(&quot;0&quot;&amp;DAY([.I190]);2)" office:value-type="string" office:string-value="20080707">
            <text:p>20080707</text:p>
          </table:table-cell>
          <table:table-cell table:formula="of:=YEAR([.I190])" office:value-type="float" office:value="2008">
            <text:p>2008</text:p>
          </table:table-cell>
          <table:table-cell table:formula="of:=ROUNDUP(MONTH([.I190])/3)" office:value-type="float" office:value="3">
            <text:p>3</text:p>
          </table:table-cell>
          <table:table-cell table:formula="of:=MONTH([.I190])" office:value-type="float" office:value="7">
            <text:p>7</text:p>
          </table:table-cell>
          <table:table-cell table:formula="of:=&quot;Julio &quot; &amp; [.B190]" office:value-type="string" office:string-value="Julio 2008">
            <text:p>Julio 2008</text:p>
          </table:table-cell>
          <table:table-cell table:formula="of:=&quot;W&quot; &amp; ISOWEEKNUM([.I190];1)" office:value-type="string" office:string-value="W28">
            <text:p>W28</text:p>
          </table:table-cell>
          <table:table-cell table:formula="of:=DAY([.I190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8-07-07">
            <text:p>07/07/08</text:p>
          </table:table-cell>
        </table:table-row>
        <table:table-row table:style-name="ro1">
          <table:table-cell table:formula="of:=YEAR([.I191])&amp;RIGHT(&quot;0&quot;&amp;MONTH([.I191]);2)&amp;RIGHT(&quot;0&quot;&amp;DAY([.I191]);2)" office:value-type="string" office:string-value="20080708">
            <text:p>20080708</text:p>
          </table:table-cell>
          <table:table-cell table:formula="of:=YEAR([.I191])" office:value-type="float" office:value="2008">
            <text:p>2008</text:p>
          </table:table-cell>
          <table:table-cell table:formula="of:=ROUNDUP(MONTH([.I191])/3)" office:value-type="float" office:value="3">
            <text:p>3</text:p>
          </table:table-cell>
          <table:table-cell table:formula="of:=MONTH([.I191])" office:value-type="float" office:value="7">
            <text:p>7</text:p>
          </table:table-cell>
          <table:table-cell table:formula="of:=&quot;Julio &quot; &amp; [.B191]" office:value-type="string" office:string-value="Julio 2008">
            <text:p>Julio 2008</text:p>
          </table:table-cell>
          <table:table-cell table:formula="of:=&quot;W&quot; &amp; ISOWEEKNUM([.I191];1)" office:value-type="string" office:string-value="W28">
            <text:p>W28</text:p>
          </table:table-cell>
          <table:table-cell table:formula="of:=DAY([.I191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8-07-08">
            <text:p>07/08/08</text:p>
          </table:table-cell>
        </table:table-row>
        <table:table-row table:style-name="ro1">
          <table:table-cell table:formula="of:=YEAR([.I192])&amp;RIGHT(&quot;0&quot;&amp;MONTH([.I192]);2)&amp;RIGHT(&quot;0&quot;&amp;DAY([.I192]);2)" office:value-type="string" office:string-value="20080709">
            <text:p>20080709</text:p>
          </table:table-cell>
          <table:table-cell table:formula="of:=YEAR([.I192])" office:value-type="float" office:value="2008">
            <text:p>2008</text:p>
          </table:table-cell>
          <table:table-cell table:formula="of:=ROUNDUP(MONTH([.I192])/3)" office:value-type="float" office:value="3">
            <text:p>3</text:p>
          </table:table-cell>
          <table:table-cell table:formula="of:=MONTH([.I192])" office:value-type="float" office:value="7">
            <text:p>7</text:p>
          </table:table-cell>
          <table:table-cell table:formula="of:=&quot;Julio &quot; &amp; [.B192]" office:value-type="string" office:string-value="Julio 2008">
            <text:p>Julio 2008</text:p>
          </table:table-cell>
          <table:table-cell table:formula="of:=&quot;W&quot; &amp; ISOWEEKNUM([.I192];1)" office:value-type="string" office:string-value="W28">
            <text:p>W28</text:p>
          </table:table-cell>
          <table:table-cell table:formula="of:=DAY([.I192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8-07-09">
            <text:p>07/09/08</text:p>
          </table:table-cell>
        </table:table-row>
        <table:table-row table:style-name="ro1">
          <table:table-cell table:formula="of:=YEAR([.I193])&amp;RIGHT(&quot;0&quot;&amp;MONTH([.I193]);2)&amp;RIGHT(&quot;0&quot;&amp;DAY([.I193]);2)" office:value-type="string" office:string-value="20080710">
            <text:p>20080710</text:p>
          </table:table-cell>
          <table:table-cell table:formula="of:=YEAR([.I193])" office:value-type="float" office:value="2008">
            <text:p>2008</text:p>
          </table:table-cell>
          <table:table-cell table:formula="of:=ROUNDUP(MONTH([.I193])/3)" office:value-type="float" office:value="3">
            <text:p>3</text:p>
          </table:table-cell>
          <table:table-cell table:formula="of:=MONTH([.I193])" office:value-type="float" office:value="7">
            <text:p>7</text:p>
          </table:table-cell>
          <table:table-cell table:formula="of:=&quot;Julio &quot; &amp; [.B193]" office:value-type="string" office:string-value="Julio 2008">
            <text:p>Julio 2008</text:p>
          </table:table-cell>
          <table:table-cell table:formula="of:=&quot;W&quot; &amp; ISOWEEKNUM([.I193];1)" office:value-type="string" office:string-value="W28">
            <text:p>W28</text:p>
          </table:table-cell>
          <table:table-cell table:formula="of:=DAY([.I193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8-07-10">
            <text:p>07/10/08</text:p>
          </table:table-cell>
        </table:table-row>
        <table:table-row table:style-name="ro1">
          <table:table-cell table:formula="of:=YEAR([.I194])&amp;RIGHT(&quot;0&quot;&amp;MONTH([.I194]);2)&amp;RIGHT(&quot;0&quot;&amp;DAY([.I194]);2)" office:value-type="string" office:string-value="20080711">
            <text:p>20080711</text:p>
          </table:table-cell>
          <table:table-cell table:formula="of:=YEAR([.I194])" office:value-type="float" office:value="2008">
            <text:p>2008</text:p>
          </table:table-cell>
          <table:table-cell table:formula="of:=ROUNDUP(MONTH([.I194])/3)" office:value-type="float" office:value="3">
            <text:p>3</text:p>
          </table:table-cell>
          <table:table-cell table:formula="of:=MONTH([.I194])" office:value-type="float" office:value="7">
            <text:p>7</text:p>
          </table:table-cell>
          <table:table-cell table:formula="of:=&quot;Julio &quot; &amp; [.B194]" office:value-type="string" office:string-value="Julio 2008">
            <text:p>Julio 2008</text:p>
          </table:table-cell>
          <table:table-cell table:formula="of:=&quot;W&quot; &amp; ISOWEEKNUM([.I194];1)" office:value-type="string" office:string-value="W28">
            <text:p>W28</text:p>
          </table:table-cell>
          <table:table-cell table:formula="of:=DAY([.I194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8-07-11">
            <text:p>07/11/08</text:p>
          </table:table-cell>
        </table:table-row>
        <table:table-row table:style-name="ro1">
          <table:table-cell table:formula="of:=YEAR([.I195])&amp;RIGHT(&quot;0&quot;&amp;MONTH([.I195]);2)&amp;RIGHT(&quot;0&quot;&amp;DAY([.I195]);2)" office:value-type="string" office:string-value="20080712">
            <text:p>20080712</text:p>
          </table:table-cell>
          <table:table-cell table:formula="of:=YEAR([.I195])" office:value-type="float" office:value="2008">
            <text:p>2008</text:p>
          </table:table-cell>
          <table:table-cell table:formula="of:=ROUNDUP(MONTH([.I195])/3)" office:value-type="float" office:value="3">
            <text:p>3</text:p>
          </table:table-cell>
          <table:table-cell table:formula="of:=MONTH([.I195])" office:value-type="float" office:value="7">
            <text:p>7</text:p>
          </table:table-cell>
          <table:table-cell table:formula="of:=&quot;Julio &quot; &amp; [.B195]" office:value-type="string" office:string-value="Julio 2008">
            <text:p>Julio 2008</text:p>
          </table:table-cell>
          <table:table-cell table:formula="of:=&quot;W&quot; &amp; ISOWEEKNUM([.I195];1)" office:value-type="string" office:string-value="W28">
            <text:p>W28</text:p>
          </table:table-cell>
          <table:table-cell table:formula="of:=DAY([.I195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8-07-12">
            <text:p>07/12/08</text:p>
          </table:table-cell>
        </table:table-row>
        <table:table-row table:style-name="ro1">
          <table:table-cell table:formula="of:=YEAR([.I196])&amp;RIGHT(&quot;0&quot;&amp;MONTH([.I196]);2)&amp;RIGHT(&quot;0&quot;&amp;DAY([.I196]);2)" office:value-type="string" office:string-value="20080713">
            <text:p>20080713</text:p>
          </table:table-cell>
          <table:table-cell table:formula="of:=YEAR([.I196])" office:value-type="float" office:value="2008">
            <text:p>2008</text:p>
          </table:table-cell>
          <table:table-cell table:formula="of:=ROUNDUP(MONTH([.I196])/3)" office:value-type="float" office:value="3">
            <text:p>3</text:p>
          </table:table-cell>
          <table:table-cell table:formula="of:=MONTH([.I196])" office:value-type="float" office:value="7">
            <text:p>7</text:p>
          </table:table-cell>
          <table:table-cell table:formula="of:=&quot;Julio &quot; &amp; [.B196]" office:value-type="string" office:string-value="Julio 2008">
            <text:p>Julio 2008</text:p>
          </table:table-cell>
          <table:table-cell table:formula="of:=&quot;W&quot; &amp; ISOWEEKNUM([.I196];1)" office:value-type="string" office:string-value="W29">
            <text:p>W29</text:p>
          </table:table-cell>
          <table:table-cell table:formula="of:=DAY([.I196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8-07-13">
            <text:p>07/13/08</text:p>
          </table:table-cell>
        </table:table-row>
        <table:table-row table:style-name="ro1">
          <table:table-cell table:formula="of:=YEAR([.I197])&amp;RIGHT(&quot;0&quot;&amp;MONTH([.I197]);2)&amp;RIGHT(&quot;0&quot;&amp;DAY([.I197]);2)" office:value-type="string" office:string-value="20080714">
            <text:p>20080714</text:p>
          </table:table-cell>
          <table:table-cell table:formula="of:=YEAR([.I197])" office:value-type="float" office:value="2008">
            <text:p>2008</text:p>
          </table:table-cell>
          <table:table-cell table:formula="of:=ROUNDUP(MONTH([.I197])/3)" office:value-type="float" office:value="3">
            <text:p>3</text:p>
          </table:table-cell>
          <table:table-cell table:formula="of:=MONTH([.I197])" office:value-type="float" office:value="7">
            <text:p>7</text:p>
          </table:table-cell>
          <table:table-cell table:formula="of:=&quot;Julio &quot; &amp; [.B197]" office:value-type="string" office:string-value="Julio 2008">
            <text:p>Julio 2008</text:p>
          </table:table-cell>
          <table:table-cell table:formula="of:=&quot;W&quot; &amp; ISOWEEKNUM([.I197];1)" office:value-type="string" office:string-value="W29">
            <text:p>W29</text:p>
          </table:table-cell>
          <table:table-cell table:formula="of:=DAY([.I197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8-07-14">
            <text:p>07/14/08</text:p>
          </table:table-cell>
        </table:table-row>
        <table:table-row table:style-name="ro1">
          <table:table-cell table:formula="of:=YEAR([.I198])&amp;RIGHT(&quot;0&quot;&amp;MONTH([.I198]);2)&amp;RIGHT(&quot;0&quot;&amp;DAY([.I198]);2)" office:value-type="string" office:string-value="20080715">
            <text:p>20080715</text:p>
          </table:table-cell>
          <table:table-cell table:formula="of:=YEAR([.I198])" office:value-type="float" office:value="2008">
            <text:p>2008</text:p>
          </table:table-cell>
          <table:table-cell table:formula="of:=ROUNDUP(MONTH([.I198])/3)" office:value-type="float" office:value="3">
            <text:p>3</text:p>
          </table:table-cell>
          <table:table-cell table:formula="of:=MONTH([.I198])" office:value-type="float" office:value="7">
            <text:p>7</text:p>
          </table:table-cell>
          <table:table-cell table:formula="of:=&quot;Julio &quot; &amp; [.B198]" office:value-type="string" office:string-value="Julio 2008">
            <text:p>Julio 2008</text:p>
          </table:table-cell>
          <table:table-cell table:formula="of:=&quot;W&quot; &amp; ISOWEEKNUM([.I198];1)" office:value-type="string" office:string-value="W29">
            <text:p>W29</text:p>
          </table:table-cell>
          <table:table-cell table:formula="of:=DAY([.I198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8-07-15">
            <text:p>07/15/08</text:p>
          </table:table-cell>
        </table:table-row>
        <table:table-row table:style-name="ro1">
          <table:table-cell table:formula="of:=YEAR([.I199])&amp;RIGHT(&quot;0&quot;&amp;MONTH([.I199]);2)&amp;RIGHT(&quot;0&quot;&amp;DAY([.I199]);2)" office:value-type="string" office:string-value="20080716">
            <text:p>20080716</text:p>
          </table:table-cell>
          <table:table-cell table:formula="of:=YEAR([.I199])" office:value-type="float" office:value="2008">
            <text:p>2008</text:p>
          </table:table-cell>
          <table:table-cell table:formula="of:=ROUNDUP(MONTH([.I199])/3)" office:value-type="float" office:value="3">
            <text:p>3</text:p>
          </table:table-cell>
          <table:table-cell table:formula="of:=MONTH([.I199])" office:value-type="float" office:value="7">
            <text:p>7</text:p>
          </table:table-cell>
          <table:table-cell table:formula="of:=&quot;Julio &quot; &amp; [.B199]" office:value-type="string" office:string-value="Julio 2008">
            <text:p>Julio 2008</text:p>
          </table:table-cell>
          <table:table-cell table:formula="of:=&quot;W&quot; &amp; ISOWEEKNUM([.I199];1)" office:value-type="string" office:string-value="W29">
            <text:p>W29</text:p>
          </table:table-cell>
          <table:table-cell table:formula="of:=DAY([.I199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8-07-16">
            <text:p>07/16/08</text:p>
          </table:table-cell>
        </table:table-row>
        <table:table-row table:style-name="ro1">
          <table:table-cell table:formula="of:=YEAR([.I200])&amp;RIGHT(&quot;0&quot;&amp;MONTH([.I200]);2)&amp;RIGHT(&quot;0&quot;&amp;DAY([.I200]);2)" office:value-type="string" office:string-value="20080717">
            <text:p>20080717</text:p>
          </table:table-cell>
          <table:table-cell table:formula="of:=YEAR([.I200])" office:value-type="float" office:value="2008">
            <text:p>2008</text:p>
          </table:table-cell>
          <table:table-cell table:formula="of:=ROUNDUP(MONTH([.I200])/3)" office:value-type="float" office:value="3">
            <text:p>3</text:p>
          </table:table-cell>
          <table:table-cell table:formula="of:=MONTH([.I200])" office:value-type="float" office:value="7">
            <text:p>7</text:p>
          </table:table-cell>
          <table:table-cell table:formula="of:=&quot;Julio &quot; &amp; [.B200]" office:value-type="string" office:string-value="Julio 2008">
            <text:p>Julio 2008</text:p>
          </table:table-cell>
          <table:table-cell table:formula="of:=&quot;W&quot; &amp; ISOWEEKNUM([.I200];1)" office:value-type="string" office:string-value="W29">
            <text:p>W29</text:p>
          </table:table-cell>
          <table:table-cell table:formula="of:=DAY([.I200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8-07-17">
            <text:p>07/17/08</text:p>
          </table:table-cell>
        </table:table-row>
        <table:table-row table:style-name="ro1">
          <table:table-cell table:formula="of:=YEAR([.I201])&amp;RIGHT(&quot;0&quot;&amp;MONTH([.I201]);2)&amp;RIGHT(&quot;0&quot;&amp;DAY([.I201]);2)" office:value-type="string" office:string-value="20080718">
            <text:p>20080718</text:p>
          </table:table-cell>
          <table:table-cell table:formula="of:=YEAR([.I201])" office:value-type="float" office:value="2008">
            <text:p>2008</text:p>
          </table:table-cell>
          <table:table-cell table:formula="of:=ROUNDUP(MONTH([.I201])/3)" office:value-type="float" office:value="3">
            <text:p>3</text:p>
          </table:table-cell>
          <table:table-cell table:formula="of:=MONTH([.I201])" office:value-type="float" office:value="7">
            <text:p>7</text:p>
          </table:table-cell>
          <table:table-cell table:formula="of:=&quot;Julio &quot; &amp; [.B201]" office:value-type="string" office:string-value="Julio 2008">
            <text:p>Julio 2008</text:p>
          </table:table-cell>
          <table:table-cell table:formula="of:=&quot;W&quot; &amp; ISOWEEKNUM([.I201];1)" office:value-type="string" office:string-value="W29">
            <text:p>W29</text:p>
          </table:table-cell>
          <table:table-cell table:formula="of:=DAY([.I201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8-07-18">
            <text:p>07/18/08</text:p>
          </table:table-cell>
        </table:table-row>
        <table:table-row table:style-name="ro1">
          <table:table-cell table:formula="of:=YEAR([.I202])&amp;RIGHT(&quot;0&quot;&amp;MONTH([.I202]);2)&amp;RIGHT(&quot;0&quot;&amp;DAY([.I202]);2)" office:value-type="string" office:string-value="20080719">
            <text:p>20080719</text:p>
          </table:table-cell>
          <table:table-cell table:formula="of:=YEAR([.I202])" office:value-type="float" office:value="2008">
            <text:p>2008</text:p>
          </table:table-cell>
          <table:table-cell table:formula="of:=ROUNDUP(MONTH([.I202])/3)" office:value-type="float" office:value="3">
            <text:p>3</text:p>
          </table:table-cell>
          <table:table-cell table:formula="of:=MONTH([.I202])" office:value-type="float" office:value="7">
            <text:p>7</text:p>
          </table:table-cell>
          <table:table-cell table:formula="of:=&quot;Julio &quot; &amp; [.B202]" office:value-type="string" office:string-value="Julio 2008">
            <text:p>Julio 2008</text:p>
          </table:table-cell>
          <table:table-cell table:formula="of:=&quot;W&quot; &amp; ISOWEEKNUM([.I202];1)" office:value-type="string" office:string-value="W29">
            <text:p>W29</text:p>
          </table:table-cell>
          <table:table-cell table:formula="of:=DAY([.I202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8-07-19">
            <text:p>07/19/08</text:p>
          </table:table-cell>
        </table:table-row>
        <table:table-row table:style-name="ro1">
          <table:table-cell table:formula="of:=YEAR([.I203])&amp;RIGHT(&quot;0&quot;&amp;MONTH([.I203]);2)&amp;RIGHT(&quot;0&quot;&amp;DAY([.I203]);2)" office:value-type="string" office:string-value="20080720">
            <text:p>20080720</text:p>
          </table:table-cell>
          <table:table-cell table:formula="of:=YEAR([.I203])" office:value-type="float" office:value="2008">
            <text:p>2008</text:p>
          </table:table-cell>
          <table:table-cell table:formula="of:=ROUNDUP(MONTH([.I203])/3)" office:value-type="float" office:value="3">
            <text:p>3</text:p>
          </table:table-cell>
          <table:table-cell table:formula="of:=MONTH([.I203])" office:value-type="float" office:value="7">
            <text:p>7</text:p>
          </table:table-cell>
          <table:table-cell table:formula="of:=&quot;Julio &quot; &amp; [.B203]" office:value-type="string" office:string-value="Julio 2008">
            <text:p>Julio 2008</text:p>
          </table:table-cell>
          <table:table-cell table:formula="of:=&quot;W&quot; &amp; ISOWEEKNUM([.I203];1)" office:value-type="string" office:string-value="W30">
            <text:p>W30</text:p>
          </table:table-cell>
          <table:table-cell table:formula="of:=DAY([.I203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8-07-20">
            <text:p>07/20/08</text:p>
          </table:table-cell>
        </table:table-row>
        <table:table-row table:style-name="ro1">
          <table:table-cell table:formula="of:=YEAR([.I204])&amp;RIGHT(&quot;0&quot;&amp;MONTH([.I204]);2)&amp;RIGHT(&quot;0&quot;&amp;DAY([.I204]);2)" office:value-type="string" office:string-value="20080721">
            <text:p>20080721</text:p>
          </table:table-cell>
          <table:table-cell table:formula="of:=YEAR([.I204])" office:value-type="float" office:value="2008">
            <text:p>2008</text:p>
          </table:table-cell>
          <table:table-cell table:formula="of:=ROUNDUP(MONTH([.I204])/3)" office:value-type="float" office:value="3">
            <text:p>3</text:p>
          </table:table-cell>
          <table:table-cell table:formula="of:=MONTH([.I204])" office:value-type="float" office:value="7">
            <text:p>7</text:p>
          </table:table-cell>
          <table:table-cell table:formula="of:=&quot;Julio &quot; &amp; [.B204]" office:value-type="string" office:string-value="Julio 2008">
            <text:p>Julio 2008</text:p>
          </table:table-cell>
          <table:table-cell table:formula="of:=&quot;W&quot; &amp; ISOWEEKNUM([.I204];1)" office:value-type="string" office:string-value="W30">
            <text:p>W30</text:p>
          </table:table-cell>
          <table:table-cell table:formula="of:=DAY([.I204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8-07-21">
            <text:p>07/21/08</text:p>
          </table:table-cell>
        </table:table-row>
        <table:table-row table:style-name="ro1">
          <table:table-cell table:formula="of:=YEAR([.I205])&amp;RIGHT(&quot;0&quot;&amp;MONTH([.I205]);2)&amp;RIGHT(&quot;0&quot;&amp;DAY([.I205]);2)" office:value-type="string" office:string-value="20080722">
            <text:p>20080722</text:p>
          </table:table-cell>
          <table:table-cell table:formula="of:=YEAR([.I205])" office:value-type="float" office:value="2008">
            <text:p>2008</text:p>
          </table:table-cell>
          <table:table-cell table:formula="of:=ROUNDUP(MONTH([.I205])/3)" office:value-type="float" office:value="3">
            <text:p>3</text:p>
          </table:table-cell>
          <table:table-cell table:formula="of:=MONTH([.I205])" office:value-type="float" office:value="7">
            <text:p>7</text:p>
          </table:table-cell>
          <table:table-cell table:formula="of:=&quot;Julio &quot; &amp; [.B205]" office:value-type="string" office:string-value="Julio 2008">
            <text:p>Julio 2008</text:p>
          </table:table-cell>
          <table:table-cell table:formula="of:=&quot;W&quot; &amp; ISOWEEKNUM([.I205];1)" office:value-type="string" office:string-value="W30">
            <text:p>W30</text:p>
          </table:table-cell>
          <table:table-cell table:formula="of:=DAY([.I205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8-07-22">
            <text:p>07/22/08</text:p>
          </table:table-cell>
        </table:table-row>
        <table:table-row table:style-name="ro1">
          <table:table-cell table:formula="of:=YEAR([.I206])&amp;RIGHT(&quot;0&quot;&amp;MONTH([.I206]);2)&amp;RIGHT(&quot;0&quot;&amp;DAY([.I206]);2)" office:value-type="string" office:string-value="20080723">
            <text:p>20080723</text:p>
          </table:table-cell>
          <table:table-cell table:formula="of:=YEAR([.I206])" office:value-type="float" office:value="2008">
            <text:p>2008</text:p>
          </table:table-cell>
          <table:table-cell table:formula="of:=ROUNDUP(MONTH([.I206])/3)" office:value-type="float" office:value="3">
            <text:p>3</text:p>
          </table:table-cell>
          <table:table-cell table:formula="of:=MONTH([.I206])" office:value-type="float" office:value="7">
            <text:p>7</text:p>
          </table:table-cell>
          <table:table-cell table:formula="of:=&quot;Julio &quot; &amp; [.B206]" office:value-type="string" office:string-value="Julio 2008">
            <text:p>Julio 2008</text:p>
          </table:table-cell>
          <table:table-cell table:formula="of:=&quot;W&quot; &amp; ISOWEEKNUM([.I206];1)" office:value-type="string" office:string-value="W30">
            <text:p>W30</text:p>
          </table:table-cell>
          <table:table-cell table:formula="of:=DAY([.I206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8-07-23">
            <text:p>07/23/08</text:p>
          </table:table-cell>
        </table:table-row>
        <table:table-row table:style-name="ro1">
          <table:table-cell table:formula="of:=YEAR([.I207])&amp;RIGHT(&quot;0&quot;&amp;MONTH([.I207]);2)&amp;RIGHT(&quot;0&quot;&amp;DAY([.I207]);2)" office:value-type="string" office:string-value="20080724">
            <text:p>20080724</text:p>
          </table:table-cell>
          <table:table-cell table:formula="of:=YEAR([.I207])" office:value-type="float" office:value="2008">
            <text:p>2008</text:p>
          </table:table-cell>
          <table:table-cell table:formula="of:=ROUNDUP(MONTH([.I207])/3)" office:value-type="float" office:value="3">
            <text:p>3</text:p>
          </table:table-cell>
          <table:table-cell table:formula="of:=MONTH([.I207])" office:value-type="float" office:value="7">
            <text:p>7</text:p>
          </table:table-cell>
          <table:table-cell table:formula="of:=&quot;Julio &quot; &amp; [.B207]" office:value-type="string" office:string-value="Julio 2008">
            <text:p>Julio 2008</text:p>
          </table:table-cell>
          <table:table-cell table:formula="of:=&quot;W&quot; &amp; ISOWEEKNUM([.I207];1)" office:value-type="string" office:string-value="W30">
            <text:p>W30</text:p>
          </table:table-cell>
          <table:table-cell table:formula="of:=DAY([.I207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8-07-24">
            <text:p>07/24/08</text:p>
          </table:table-cell>
        </table:table-row>
        <table:table-row table:style-name="ro1">
          <table:table-cell table:formula="of:=YEAR([.I208])&amp;RIGHT(&quot;0&quot;&amp;MONTH([.I208]);2)&amp;RIGHT(&quot;0&quot;&amp;DAY([.I208]);2)" office:value-type="string" office:string-value="20080725">
            <text:p>20080725</text:p>
          </table:table-cell>
          <table:table-cell table:formula="of:=YEAR([.I208])" office:value-type="float" office:value="2008">
            <text:p>2008</text:p>
          </table:table-cell>
          <table:table-cell table:formula="of:=ROUNDUP(MONTH([.I208])/3)" office:value-type="float" office:value="3">
            <text:p>3</text:p>
          </table:table-cell>
          <table:table-cell table:formula="of:=MONTH([.I208])" office:value-type="float" office:value="7">
            <text:p>7</text:p>
          </table:table-cell>
          <table:table-cell table:formula="of:=&quot;Julio &quot; &amp; [.B208]" office:value-type="string" office:string-value="Julio 2008">
            <text:p>Julio 2008</text:p>
          </table:table-cell>
          <table:table-cell table:formula="of:=&quot;W&quot; &amp; ISOWEEKNUM([.I208];1)" office:value-type="string" office:string-value="W30">
            <text:p>W30</text:p>
          </table:table-cell>
          <table:table-cell table:formula="of:=DAY([.I208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8-07-25">
            <text:p>07/25/08</text:p>
          </table:table-cell>
        </table:table-row>
        <table:table-row table:style-name="ro1">
          <table:table-cell table:formula="of:=YEAR([.I209])&amp;RIGHT(&quot;0&quot;&amp;MONTH([.I209]);2)&amp;RIGHT(&quot;0&quot;&amp;DAY([.I209]);2)" office:value-type="string" office:string-value="20080726">
            <text:p>20080726</text:p>
          </table:table-cell>
          <table:table-cell table:formula="of:=YEAR([.I209])" office:value-type="float" office:value="2008">
            <text:p>2008</text:p>
          </table:table-cell>
          <table:table-cell table:formula="of:=ROUNDUP(MONTH([.I209])/3)" office:value-type="float" office:value="3">
            <text:p>3</text:p>
          </table:table-cell>
          <table:table-cell table:formula="of:=MONTH([.I209])" office:value-type="float" office:value="7">
            <text:p>7</text:p>
          </table:table-cell>
          <table:table-cell table:formula="of:=&quot;Julio &quot; &amp; [.B209]" office:value-type="string" office:string-value="Julio 2008">
            <text:p>Julio 2008</text:p>
          </table:table-cell>
          <table:table-cell table:formula="of:=&quot;W&quot; &amp; ISOWEEKNUM([.I209];1)" office:value-type="string" office:string-value="W30">
            <text:p>W30</text:p>
          </table:table-cell>
          <table:table-cell table:formula="of:=DAY([.I209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8-07-26">
            <text:p>07/26/08</text:p>
          </table:table-cell>
        </table:table-row>
        <table:table-row table:style-name="ro1">
          <table:table-cell table:formula="of:=YEAR([.I210])&amp;RIGHT(&quot;0&quot;&amp;MONTH([.I210]);2)&amp;RIGHT(&quot;0&quot;&amp;DAY([.I210]);2)" office:value-type="string" office:string-value="20080727">
            <text:p>20080727</text:p>
          </table:table-cell>
          <table:table-cell table:formula="of:=YEAR([.I210])" office:value-type="float" office:value="2008">
            <text:p>2008</text:p>
          </table:table-cell>
          <table:table-cell table:formula="of:=ROUNDUP(MONTH([.I210])/3)" office:value-type="float" office:value="3">
            <text:p>3</text:p>
          </table:table-cell>
          <table:table-cell table:formula="of:=MONTH([.I210])" office:value-type="float" office:value="7">
            <text:p>7</text:p>
          </table:table-cell>
          <table:table-cell table:formula="of:=&quot;Julio &quot; &amp; [.B210]" office:value-type="string" office:string-value="Julio 2008">
            <text:p>Julio 2008</text:p>
          </table:table-cell>
          <table:table-cell table:formula="of:=&quot;W&quot; &amp; ISOWEEKNUM([.I210];1)" office:value-type="string" office:string-value="W31">
            <text:p>W31</text:p>
          </table:table-cell>
          <table:table-cell table:formula="of:=DAY([.I210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8-07-27">
            <text:p>07/27/08</text:p>
          </table:table-cell>
        </table:table-row>
        <table:table-row table:style-name="ro1">
          <table:table-cell table:formula="of:=YEAR([.I211])&amp;RIGHT(&quot;0&quot;&amp;MONTH([.I211]);2)&amp;RIGHT(&quot;0&quot;&amp;DAY([.I211]);2)" office:value-type="string" office:string-value="20080728">
            <text:p>20080728</text:p>
          </table:table-cell>
          <table:table-cell table:formula="of:=YEAR([.I211])" office:value-type="float" office:value="2008">
            <text:p>2008</text:p>
          </table:table-cell>
          <table:table-cell table:formula="of:=ROUNDUP(MONTH([.I211])/3)" office:value-type="float" office:value="3">
            <text:p>3</text:p>
          </table:table-cell>
          <table:table-cell table:formula="of:=MONTH([.I211])" office:value-type="float" office:value="7">
            <text:p>7</text:p>
          </table:table-cell>
          <table:table-cell table:formula="of:=&quot;Julio &quot; &amp; [.B211]" office:value-type="string" office:string-value="Julio 2008">
            <text:p>Julio 2008</text:p>
          </table:table-cell>
          <table:table-cell table:formula="of:=&quot;W&quot; &amp; ISOWEEKNUM([.I211];1)" office:value-type="string" office:string-value="W31">
            <text:p>W31</text:p>
          </table:table-cell>
          <table:table-cell table:formula="of:=DAY([.I211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8-07-28">
            <text:p>07/28/08</text:p>
          </table:table-cell>
        </table:table-row>
        <table:table-row table:style-name="ro1">
          <table:table-cell table:formula="of:=YEAR([.I212])&amp;RIGHT(&quot;0&quot;&amp;MONTH([.I212]);2)&amp;RIGHT(&quot;0&quot;&amp;DAY([.I212]);2)" office:value-type="string" office:string-value="20080729">
            <text:p>20080729</text:p>
          </table:table-cell>
          <table:table-cell table:formula="of:=YEAR([.I212])" office:value-type="float" office:value="2008">
            <text:p>2008</text:p>
          </table:table-cell>
          <table:table-cell table:formula="of:=ROUNDUP(MONTH([.I212])/3)" office:value-type="float" office:value="3">
            <text:p>3</text:p>
          </table:table-cell>
          <table:table-cell table:formula="of:=MONTH([.I212])" office:value-type="float" office:value="7">
            <text:p>7</text:p>
          </table:table-cell>
          <table:table-cell table:formula="of:=&quot;Julio &quot; &amp; [.B212]" office:value-type="string" office:string-value="Julio 2008">
            <text:p>Julio 2008</text:p>
          </table:table-cell>
          <table:table-cell table:formula="of:=&quot;W&quot; &amp; ISOWEEKNUM([.I212];1)" office:value-type="string" office:string-value="W31">
            <text:p>W31</text:p>
          </table:table-cell>
          <table:table-cell table:formula="of:=DAY([.I212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8-07-29">
            <text:p>07/29/08</text:p>
          </table:table-cell>
        </table:table-row>
        <table:table-row table:style-name="ro1">
          <table:table-cell table:formula="of:=YEAR([.I213])&amp;RIGHT(&quot;0&quot;&amp;MONTH([.I213]);2)&amp;RIGHT(&quot;0&quot;&amp;DAY([.I213]);2)" office:value-type="string" office:string-value="20080730">
            <text:p>20080730</text:p>
          </table:table-cell>
          <table:table-cell table:formula="of:=YEAR([.I213])" office:value-type="float" office:value="2008">
            <text:p>2008</text:p>
          </table:table-cell>
          <table:table-cell table:formula="of:=ROUNDUP(MONTH([.I213])/3)" office:value-type="float" office:value="3">
            <text:p>3</text:p>
          </table:table-cell>
          <table:table-cell table:formula="of:=MONTH([.I213])" office:value-type="float" office:value="7">
            <text:p>7</text:p>
          </table:table-cell>
          <table:table-cell table:formula="of:=&quot;Julio &quot; &amp; [.B213]" office:value-type="string" office:string-value="Julio 2008">
            <text:p>Julio 2008</text:p>
          </table:table-cell>
          <table:table-cell table:formula="of:=&quot;W&quot; &amp; ISOWEEKNUM([.I213];1)" office:value-type="string" office:string-value="W31">
            <text:p>W31</text:p>
          </table:table-cell>
          <table:table-cell table:formula="of:=DAY([.I213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8-07-30">
            <text:p>07/30/08</text:p>
          </table:table-cell>
        </table:table-row>
        <table:table-row table:style-name="ro1">
          <table:table-cell table:formula="of:=YEAR([.I214])&amp;RIGHT(&quot;0&quot;&amp;MONTH([.I214]);2)&amp;RIGHT(&quot;0&quot;&amp;DAY([.I214]);2)" office:value-type="string" office:string-value="20080731">
            <text:p>20080731</text:p>
          </table:table-cell>
          <table:table-cell table:formula="of:=YEAR([.I214])" office:value-type="float" office:value="2008">
            <text:p>2008</text:p>
          </table:table-cell>
          <table:table-cell table:formula="of:=ROUNDUP(MONTH([.I214])/3)" office:value-type="float" office:value="3">
            <text:p>3</text:p>
          </table:table-cell>
          <table:table-cell table:formula="of:=MONTH([.I214])" office:value-type="float" office:value="7">
            <text:p>7</text:p>
          </table:table-cell>
          <table:table-cell table:formula="of:=&quot;Julio &quot; &amp; [.B214]" office:value-type="string" office:string-value="Julio 2008">
            <text:p>Julio 2008</text:p>
          </table:table-cell>
          <table:table-cell table:formula="of:=&quot;W&quot; &amp; ISOWEEKNUM([.I214];1)" office:value-type="string" office:string-value="W31">
            <text:p>W31</text:p>
          </table:table-cell>
          <table:table-cell table:formula="of:=DAY([.I214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08-07-31">
            <text:p>07/31/08</text:p>
          </table:table-cell>
        </table:table-row>
        <table:table-row table:style-name="ro1">
          <table:table-cell table:formula="of:=YEAR([.I215])&amp;RIGHT(&quot;0&quot;&amp;MONTH([.I215]);2)&amp;RIGHT(&quot;0&quot;&amp;DAY([.I215]);2)" office:value-type="string" office:string-value="20080801">
            <text:p>20080801</text:p>
          </table:table-cell>
          <table:table-cell table:formula="of:=YEAR([.I215])" office:value-type="float" office:value="2008">
            <text:p>2008</text:p>
          </table:table-cell>
          <table:table-cell table:formula="of:=ROUNDUP(MONTH([.I215])/3)" office:value-type="float" office:value="3">
            <text:p>3</text:p>
          </table:table-cell>
          <table:table-cell table:formula="of:=MONTH([.I215])" office:value-type="float" office:value="8">
            <text:p>8</text:p>
          </table:table-cell>
          <table:table-cell table:formula="of:=&quot;Agosto &quot; &amp; [.B215]" office:value-type="string" office:string-value="Agosto 2008">
            <text:p>Agosto 2008</text:p>
          </table:table-cell>
          <table:table-cell table:formula="of:=&quot;W&quot; &amp; ISOWEEKNUM([.I215];1)" office:value-type="string" office:string-value="W31">
            <text:p>W31</text:p>
          </table:table-cell>
          <table:table-cell table:formula="of:=DAY([.I215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08-08-01">
            <text:p>08/01/08</text:p>
          </table:table-cell>
        </table:table-row>
        <table:table-row table:style-name="ro1">
          <table:table-cell table:formula="of:=YEAR([.I216])&amp;RIGHT(&quot;0&quot;&amp;MONTH([.I216]);2)&amp;RIGHT(&quot;0&quot;&amp;DAY([.I216]);2)" office:value-type="string" office:string-value="20080802">
            <text:p>20080802</text:p>
          </table:table-cell>
          <table:table-cell table:formula="of:=YEAR([.I216])" office:value-type="float" office:value="2008">
            <text:p>2008</text:p>
          </table:table-cell>
          <table:table-cell table:formula="of:=ROUNDUP(MONTH([.I216])/3)" office:value-type="float" office:value="3">
            <text:p>3</text:p>
          </table:table-cell>
          <table:table-cell table:formula="of:=MONTH([.I216])" office:value-type="float" office:value="8">
            <text:p>8</text:p>
          </table:table-cell>
          <table:table-cell table:formula="of:=&quot;Agosto &quot; &amp; [.B216]" office:value-type="string" office:string-value="Agosto 2008">
            <text:p>Agosto 2008</text:p>
          </table:table-cell>
          <table:table-cell table:formula="of:=&quot;W&quot; &amp; ISOWEEKNUM([.I216];1)" office:value-type="string" office:string-value="W31">
            <text:p>W31</text:p>
          </table:table-cell>
          <table:table-cell table:formula="of:=DAY([.I216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08-08-02">
            <text:p>08/02/08</text:p>
          </table:table-cell>
        </table:table-row>
        <table:table-row table:style-name="ro1">
          <table:table-cell table:formula="of:=YEAR([.I217])&amp;RIGHT(&quot;0&quot;&amp;MONTH([.I217]);2)&amp;RIGHT(&quot;0&quot;&amp;DAY([.I217]);2)" office:value-type="string" office:string-value="20080803">
            <text:p>20080803</text:p>
          </table:table-cell>
          <table:table-cell table:formula="of:=YEAR([.I217])" office:value-type="float" office:value="2008">
            <text:p>2008</text:p>
          </table:table-cell>
          <table:table-cell table:formula="of:=ROUNDUP(MONTH([.I217])/3)" office:value-type="float" office:value="3">
            <text:p>3</text:p>
          </table:table-cell>
          <table:table-cell table:formula="of:=MONTH([.I217])" office:value-type="float" office:value="8">
            <text:p>8</text:p>
          </table:table-cell>
          <table:table-cell table:formula="of:=&quot;Agosto &quot; &amp; [.B217]" office:value-type="string" office:string-value="Agosto 2008">
            <text:p>Agosto 2008</text:p>
          </table:table-cell>
          <table:table-cell table:formula="of:=&quot;W&quot; &amp; ISOWEEKNUM([.I217];1)" office:value-type="string" office:string-value="W32">
            <text:p>W32</text:p>
          </table:table-cell>
          <table:table-cell table:formula="of:=DAY([.I217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08-08-03">
            <text:p>08/03/08</text:p>
          </table:table-cell>
        </table:table-row>
        <table:table-row table:style-name="ro1">
          <table:table-cell table:formula="of:=YEAR([.I218])&amp;RIGHT(&quot;0&quot;&amp;MONTH([.I218]);2)&amp;RIGHT(&quot;0&quot;&amp;DAY([.I218]);2)" office:value-type="string" office:string-value="20080804">
            <text:p>20080804</text:p>
          </table:table-cell>
          <table:table-cell table:formula="of:=YEAR([.I218])" office:value-type="float" office:value="2008">
            <text:p>2008</text:p>
          </table:table-cell>
          <table:table-cell table:formula="of:=ROUNDUP(MONTH([.I218])/3)" office:value-type="float" office:value="3">
            <text:p>3</text:p>
          </table:table-cell>
          <table:table-cell table:formula="of:=MONTH([.I218])" office:value-type="float" office:value="8">
            <text:p>8</text:p>
          </table:table-cell>
          <table:table-cell table:formula="of:=&quot;Agosto &quot; &amp; [.B218]" office:value-type="string" office:string-value="Agosto 2008">
            <text:p>Agosto 2008</text:p>
          </table:table-cell>
          <table:table-cell table:formula="of:=&quot;W&quot; &amp; ISOWEEKNUM([.I218];1)" office:value-type="string" office:string-value="W32">
            <text:p>W32</text:p>
          </table:table-cell>
          <table:table-cell table:formula="of:=DAY([.I218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08-08-04">
            <text:p>08/04/08</text:p>
          </table:table-cell>
        </table:table-row>
        <table:table-row table:style-name="ro1">
          <table:table-cell table:formula="of:=YEAR([.I219])&amp;RIGHT(&quot;0&quot;&amp;MONTH([.I219]);2)&amp;RIGHT(&quot;0&quot;&amp;DAY([.I219]);2)" office:value-type="string" office:string-value="20080805">
            <text:p>20080805</text:p>
          </table:table-cell>
          <table:table-cell table:formula="of:=YEAR([.I219])" office:value-type="float" office:value="2008">
            <text:p>2008</text:p>
          </table:table-cell>
          <table:table-cell table:formula="of:=ROUNDUP(MONTH([.I219])/3)" office:value-type="float" office:value="3">
            <text:p>3</text:p>
          </table:table-cell>
          <table:table-cell table:formula="of:=MONTH([.I219])" office:value-type="float" office:value="8">
            <text:p>8</text:p>
          </table:table-cell>
          <table:table-cell table:formula="of:=&quot;Agosto &quot; &amp; [.B219]" office:value-type="string" office:string-value="Agosto 2008">
            <text:p>Agosto 2008</text:p>
          </table:table-cell>
          <table:table-cell table:formula="of:=&quot;W&quot; &amp; ISOWEEKNUM([.I219];1)" office:value-type="string" office:string-value="W32">
            <text:p>W32</text:p>
          </table:table-cell>
          <table:table-cell table:formula="of:=DAY([.I219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08-08-05">
            <text:p>08/05/08</text:p>
          </table:table-cell>
        </table:table-row>
        <table:table-row table:style-name="ro1">
          <table:table-cell table:formula="of:=YEAR([.I220])&amp;RIGHT(&quot;0&quot;&amp;MONTH([.I220]);2)&amp;RIGHT(&quot;0&quot;&amp;DAY([.I220]);2)" office:value-type="string" office:string-value="20080806">
            <text:p>20080806</text:p>
          </table:table-cell>
          <table:table-cell table:formula="of:=YEAR([.I220])" office:value-type="float" office:value="2008">
            <text:p>2008</text:p>
          </table:table-cell>
          <table:table-cell table:formula="of:=ROUNDUP(MONTH([.I220])/3)" office:value-type="float" office:value="3">
            <text:p>3</text:p>
          </table:table-cell>
          <table:table-cell table:formula="of:=MONTH([.I220])" office:value-type="float" office:value="8">
            <text:p>8</text:p>
          </table:table-cell>
          <table:table-cell table:formula="of:=&quot;Agosto &quot; &amp; [.B220]" office:value-type="string" office:string-value="Agosto 2008">
            <text:p>Agosto 2008</text:p>
          </table:table-cell>
          <table:table-cell table:formula="of:=&quot;W&quot; &amp; ISOWEEKNUM([.I220];1)" office:value-type="string" office:string-value="W32">
            <text:p>W32</text:p>
          </table:table-cell>
          <table:table-cell table:formula="of:=DAY([.I220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08-08-06">
            <text:p>08/06/08</text:p>
          </table:table-cell>
        </table:table-row>
        <table:table-row table:style-name="ro1">
          <table:table-cell table:formula="of:=YEAR([.I221])&amp;RIGHT(&quot;0&quot;&amp;MONTH([.I221]);2)&amp;RIGHT(&quot;0&quot;&amp;DAY([.I221]);2)" office:value-type="string" office:string-value="20080807">
            <text:p>20080807</text:p>
          </table:table-cell>
          <table:table-cell table:formula="of:=YEAR([.I221])" office:value-type="float" office:value="2008">
            <text:p>2008</text:p>
          </table:table-cell>
          <table:table-cell table:formula="of:=ROUNDUP(MONTH([.I221])/3)" office:value-type="float" office:value="3">
            <text:p>3</text:p>
          </table:table-cell>
          <table:table-cell table:formula="of:=MONTH([.I221])" office:value-type="float" office:value="8">
            <text:p>8</text:p>
          </table:table-cell>
          <table:table-cell table:formula="of:=&quot;Agosto &quot; &amp; [.B221]" office:value-type="string" office:string-value="Agosto 2008">
            <text:p>Agosto 2008</text:p>
          </table:table-cell>
          <table:table-cell table:formula="of:=&quot;W&quot; &amp; ISOWEEKNUM([.I221];1)" office:value-type="string" office:string-value="W32">
            <text:p>W32</text:p>
          </table:table-cell>
          <table:table-cell table:formula="of:=DAY([.I221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08-08-07">
            <text:p>08/07/08</text:p>
          </table:table-cell>
        </table:table-row>
        <table:table-row table:style-name="ro1">
          <table:table-cell table:formula="of:=YEAR([.I222])&amp;RIGHT(&quot;0&quot;&amp;MONTH([.I222]);2)&amp;RIGHT(&quot;0&quot;&amp;DAY([.I222]);2)" office:value-type="string" office:string-value="20080808">
            <text:p>20080808</text:p>
          </table:table-cell>
          <table:table-cell table:formula="of:=YEAR([.I222])" office:value-type="float" office:value="2008">
            <text:p>2008</text:p>
          </table:table-cell>
          <table:table-cell table:formula="of:=ROUNDUP(MONTH([.I222])/3)" office:value-type="float" office:value="3">
            <text:p>3</text:p>
          </table:table-cell>
          <table:table-cell table:formula="of:=MONTH([.I222])" office:value-type="float" office:value="8">
            <text:p>8</text:p>
          </table:table-cell>
          <table:table-cell table:formula="of:=&quot;Agosto &quot; &amp; [.B222]" office:value-type="string" office:string-value="Agosto 2008">
            <text:p>Agosto 2008</text:p>
          </table:table-cell>
          <table:table-cell table:formula="of:=&quot;W&quot; &amp; ISOWEEKNUM([.I222];1)" office:value-type="string" office:string-value="W32">
            <text:p>W32</text:p>
          </table:table-cell>
          <table:table-cell table:formula="of:=DAY([.I222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08-08-08">
            <text:p>08/08/08</text:p>
          </table:table-cell>
        </table:table-row>
        <table:table-row table:style-name="ro1">
          <table:table-cell table:formula="of:=YEAR([.I223])&amp;RIGHT(&quot;0&quot;&amp;MONTH([.I223]);2)&amp;RIGHT(&quot;0&quot;&amp;DAY([.I223]);2)" office:value-type="string" office:string-value="20080809">
            <text:p>20080809</text:p>
          </table:table-cell>
          <table:table-cell table:formula="of:=YEAR([.I223])" office:value-type="float" office:value="2008">
            <text:p>2008</text:p>
          </table:table-cell>
          <table:table-cell table:formula="of:=ROUNDUP(MONTH([.I223])/3)" office:value-type="float" office:value="3">
            <text:p>3</text:p>
          </table:table-cell>
          <table:table-cell table:formula="of:=MONTH([.I223])" office:value-type="float" office:value="8">
            <text:p>8</text:p>
          </table:table-cell>
          <table:table-cell table:formula="of:=&quot;Agosto &quot; &amp; [.B223]" office:value-type="string" office:string-value="Agosto 2008">
            <text:p>Agosto 2008</text:p>
          </table:table-cell>
          <table:table-cell table:formula="of:=&quot;W&quot; &amp; ISOWEEKNUM([.I223];1)" office:value-type="string" office:string-value="W32">
            <text:p>W32</text:p>
          </table:table-cell>
          <table:table-cell table:formula="of:=DAY([.I223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08-08-09">
            <text:p>08/09/08</text:p>
          </table:table-cell>
        </table:table-row>
        <table:table-row table:style-name="ro1">
          <table:table-cell table:formula="of:=YEAR([.I224])&amp;RIGHT(&quot;0&quot;&amp;MONTH([.I224]);2)&amp;RIGHT(&quot;0&quot;&amp;DAY([.I224]);2)" office:value-type="string" office:string-value="20080810">
            <text:p>20080810</text:p>
          </table:table-cell>
          <table:table-cell table:formula="of:=YEAR([.I224])" office:value-type="float" office:value="2008">
            <text:p>2008</text:p>
          </table:table-cell>
          <table:table-cell table:formula="of:=ROUNDUP(MONTH([.I224])/3)" office:value-type="float" office:value="3">
            <text:p>3</text:p>
          </table:table-cell>
          <table:table-cell table:formula="of:=MONTH([.I224])" office:value-type="float" office:value="8">
            <text:p>8</text:p>
          </table:table-cell>
          <table:table-cell table:formula="of:=&quot;Agosto &quot; &amp; [.B224]" office:value-type="string" office:string-value="Agosto 2008">
            <text:p>Agosto 2008</text:p>
          </table:table-cell>
          <table:table-cell table:formula="of:=&quot;W&quot; &amp; ISOWEEKNUM([.I224];1)" office:value-type="string" office:string-value="W33">
            <text:p>W33</text:p>
          </table:table-cell>
          <table:table-cell table:formula="of:=DAY([.I224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08-08-10">
            <text:p>08/10/08</text:p>
          </table:table-cell>
        </table:table-row>
        <table:table-row table:style-name="ro1">
          <table:table-cell table:formula="of:=YEAR([.I225])&amp;RIGHT(&quot;0&quot;&amp;MONTH([.I225]);2)&amp;RIGHT(&quot;0&quot;&amp;DAY([.I225]);2)" office:value-type="string" office:string-value="20080811">
            <text:p>20080811</text:p>
          </table:table-cell>
          <table:table-cell table:formula="of:=YEAR([.I225])" office:value-type="float" office:value="2008">
            <text:p>2008</text:p>
          </table:table-cell>
          <table:table-cell table:formula="of:=ROUNDUP(MONTH([.I225])/3)" office:value-type="float" office:value="3">
            <text:p>3</text:p>
          </table:table-cell>
          <table:table-cell table:formula="of:=MONTH([.I225])" office:value-type="float" office:value="8">
            <text:p>8</text:p>
          </table:table-cell>
          <table:table-cell table:formula="of:=&quot;Agosto &quot; &amp; [.B225]" office:value-type="string" office:string-value="Agosto 2008">
            <text:p>Agosto 2008</text:p>
          </table:table-cell>
          <table:table-cell table:formula="of:=&quot;W&quot; &amp; ISOWEEKNUM([.I225];1)" office:value-type="string" office:string-value="W33">
            <text:p>W33</text:p>
          </table:table-cell>
          <table:table-cell table:formula="of:=DAY([.I225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08-08-11">
            <text:p>08/11/08</text:p>
          </table:table-cell>
        </table:table-row>
        <table:table-row table:style-name="ro1">
          <table:table-cell table:formula="of:=YEAR([.I226])&amp;RIGHT(&quot;0&quot;&amp;MONTH([.I226]);2)&amp;RIGHT(&quot;0&quot;&amp;DAY([.I226]);2)" office:value-type="string" office:string-value="20080812">
            <text:p>20080812</text:p>
          </table:table-cell>
          <table:table-cell table:formula="of:=YEAR([.I226])" office:value-type="float" office:value="2008">
            <text:p>2008</text:p>
          </table:table-cell>
          <table:table-cell table:formula="of:=ROUNDUP(MONTH([.I226])/3)" office:value-type="float" office:value="3">
            <text:p>3</text:p>
          </table:table-cell>
          <table:table-cell table:formula="of:=MONTH([.I226])" office:value-type="float" office:value="8">
            <text:p>8</text:p>
          </table:table-cell>
          <table:table-cell table:formula="of:=&quot;Agosto &quot; &amp; [.B226]" office:value-type="string" office:string-value="Agosto 2008">
            <text:p>Agosto 2008</text:p>
          </table:table-cell>
          <table:table-cell table:formula="of:=&quot;W&quot; &amp; ISOWEEKNUM([.I226];1)" office:value-type="string" office:string-value="W33">
            <text:p>W33</text:p>
          </table:table-cell>
          <table:table-cell table:formula="of:=DAY([.I226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08-08-12">
            <text:p>08/12/08</text:p>
          </table:table-cell>
        </table:table-row>
        <table:table-row table:style-name="ro1">
          <table:table-cell table:formula="of:=YEAR([.I227])&amp;RIGHT(&quot;0&quot;&amp;MONTH([.I227]);2)&amp;RIGHT(&quot;0&quot;&amp;DAY([.I227]);2)" office:value-type="string" office:string-value="20080813">
            <text:p>20080813</text:p>
          </table:table-cell>
          <table:table-cell table:formula="of:=YEAR([.I227])" office:value-type="float" office:value="2008">
            <text:p>2008</text:p>
          </table:table-cell>
          <table:table-cell table:formula="of:=ROUNDUP(MONTH([.I227])/3)" office:value-type="float" office:value="3">
            <text:p>3</text:p>
          </table:table-cell>
          <table:table-cell table:formula="of:=MONTH([.I227])" office:value-type="float" office:value="8">
            <text:p>8</text:p>
          </table:table-cell>
          <table:table-cell table:formula="of:=&quot;Agosto &quot; &amp; [.B227]" office:value-type="string" office:string-value="Agosto 2008">
            <text:p>Agosto 2008</text:p>
          </table:table-cell>
          <table:table-cell table:formula="of:=&quot;W&quot; &amp; ISOWEEKNUM([.I227];1)" office:value-type="string" office:string-value="W33">
            <text:p>W33</text:p>
          </table:table-cell>
          <table:table-cell table:formula="of:=DAY([.I227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08-08-13">
            <text:p>08/13/08</text:p>
          </table:table-cell>
        </table:table-row>
        <table:table-row table:style-name="ro1">
          <table:table-cell table:formula="of:=YEAR([.I228])&amp;RIGHT(&quot;0&quot;&amp;MONTH([.I228]);2)&amp;RIGHT(&quot;0&quot;&amp;DAY([.I228]);2)" office:value-type="string" office:string-value="20080814">
            <text:p>20080814</text:p>
          </table:table-cell>
          <table:table-cell table:formula="of:=YEAR([.I228])" office:value-type="float" office:value="2008">
            <text:p>2008</text:p>
          </table:table-cell>
          <table:table-cell table:formula="of:=ROUNDUP(MONTH([.I228])/3)" office:value-type="float" office:value="3">
            <text:p>3</text:p>
          </table:table-cell>
          <table:table-cell table:formula="of:=MONTH([.I228])" office:value-type="float" office:value="8">
            <text:p>8</text:p>
          </table:table-cell>
          <table:table-cell table:formula="of:=&quot;Agosto &quot; &amp; [.B228]" office:value-type="string" office:string-value="Agosto 2008">
            <text:p>Agosto 2008</text:p>
          </table:table-cell>
          <table:table-cell table:formula="of:=&quot;W&quot; &amp; ISOWEEKNUM([.I228];1)" office:value-type="string" office:string-value="W33">
            <text:p>W33</text:p>
          </table:table-cell>
          <table:table-cell table:formula="of:=DAY([.I228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08-08-14">
            <text:p>08/14/08</text:p>
          </table:table-cell>
        </table:table-row>
        <table:table-row table:style-name="ro1">
          <table:table-cell table:formula="of:=YEAR([.I229])&amp;RIGHT(&quot;0&quot;&amp;MONTH([.I229]);2)&amp;RIGHT(&quot;0&quot;&amp;DAY([.I229]);2)" office:value-type="string" office:string-value="20080815">
            <text:p>20080815</text:p>
          </table:table-cell>
          <table:table-cell table:formula="of:=YEAR([.I229])" office:value-type="float" office:value="2008">
            <text:p>2008</text:p>
          </table:table-cell>
          <table:table-cell table:formula="of:=ROUNDUP(MONTH([.I229])/3)" office:value-type="float" office:value="3">
            <text:p>3</text:p>
          </table:table-cell>
          <table:table-cell table:formula="of:=MONTH([.I229])" office:value-type="float" office:value="8">
            <text:p>8</text:p>
          </table:table-cell>
          <table:table-cell table:formula="of:=&quot;Agosto &quot; &amp; [.B229]" office:value-type="string" office:string-value="Agosto 2008">
            <text:p>Agosto 2008</text:p>
          </table:table-cell>
          <table:table-cell table:formula="of:=&quot;W&quot; &amp; ISOWEEKNUM([.I229];1)" office:value-type="string" office:string-value="W33">
            <text:p>W33</text:p>
          </table:table-cell>
          <table:table-cell table:formula="of:=DAY([.I229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08-08-15">
            <text:p>08/15/08</text:p>
          </table:table-cell>
        </table:table-row>
        <table:table-row table:style-name="ro1">
          <table:table-cell table:formula="of:=YEAR([.I230])&amp;RIGHT(&quot;0&quot;&amp;MONTH([.I230]);2)&amp;RIGHT(&quot;0&quot;&amp;DAY([.I230]);2)" office:value-type="string" office:string-value="20080816">
            <text:p>20080816</text:p>
          </table:table-cell>
          <table:table-cell table:formula="of:=YEAR([.I230])" office:value-type="float" office:value="2008">
            <text:p>2008</text:p>
          </table:table-cell>
          <table:table-cell table:formula="of:=ROUNDUP(MONTH([.I230])/3)" office:value-type="float" office:value="3">
            <text:p>3</text:p>
          </table:table-cell>
          <table:table-cell table:formula="of:=MONTH([.I230])" office:value-type="float" office:value="8">
            <text:p>8</text:p>
          </table:table-cell>
          <table:table-cell table:formula="of:=&quot;Agosto &quot; &amp; [.B230]" office:value-type="string" office:string-value="Agosto 2008">
            <text:p>Agosto 2008</text:p>
          </table:table-cell>
          <table:table-cell table:formula="of:=&quot;W&quot; &amp; ISOWEEKNUM([.I230];1)" office:value-type="string" office:string-value="W33">
            <text:p>W33</text:p>
          </table:table-cell>
          <table:table-cell table:formula="of:=DAY([.I230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08-08-16">
            <text:p>08/16/08</text:p>
          </table:table-cell>
        </table:table-row>
        <table:table-row table:style-name="ro1">
          <table:table-cell table:formula="of:=YEAR([.I231])&amp;RIGHT(&quot;0&quot;&amp;MONTH([.I231]);2)&amp;RIGHT(&quot;0&quot;&amp;DAY([.I231]);2)" office:value-type="string" office:string-value="20080817">
            <text:p>20080817</text:p>
          </table:table-cell>
          <table:table-cell table:formula="of:=YEAR([.I231])" office:value-type="float" office:value="2008">
            <text:p>2008</text:p>
          </table:table-cell>
          <table:table-cell table:formula="of:=ROUNDUP(MONTH([.I231])/3)" office:value-type="float" office:value="3">
            <text:p>3</text:p>
          </table:table-cell>
          <table:table-cell table:formula="of:=MONTH([.I231])" office:value-type="float" office:value="8">
            <text:p>8</text:p>
          </table:table-cell>
          <table:table-cell table:formula="of:=&quot;Agosto &quot; &amp; [.B231]" office:value-type="string" office:string-value="Agosto 2008">
            <text:p>Agosto 2008</text:p>
          </table:table-cell>
          <table:table-cell table:formula="of:=&quot;W&quot; &amp; ISOWEEKNUM([.I231];1)" office:value-type="string" office:string-value="W34">
            <text:p>W34</text:p>
          </table:table-cell>
          <table:table-cell table:formula="of:=DAY([.I231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08-08-17">
            <text:p>08/17/08</text:p>
          </table:table-cell>
        </table:table-row>
        <table:table-row table:style-name="ro1">
          <table:table-cell table:formula="of:=YEAR([.I232])&amp;RIGHT(&quot;0&quot;&amp;MONTH([.I232]);2)&amp;RIGHT(&quot;0&quot;&amp;DAY([.I232]);2)" office:value-type="string" office:string-value="20080818">
            <text:p>20080818</text:p>
          </table:table-cell>
          <table:table-cell table:formula="of:=YEAR([.I232])" office:value-type="float" office:value="2008">
            <text:p>2008</text:p>
          </table:table-cell>
          <table:table-cell table:formula="of:=ROUNDUP(MONTH([.I232])/3)" office:value-type="float" office:value="3">
            <text:p>3</text:p>
          </table:table-cell>
          <table:table-cell table:formula="of:=MONTH([.I232])" office:value-type="float" office:value="8">
            <text:p>8</text:p>
          </table:table-cell>
          <table:table-cell table:formula="of:=&quot;Agosto &quot; &amp; [.B232]" office:value-type="string" office:string-value="Agosto 2008">
            <text:p>Agosto 2008</text:p>
          </table:table-cell>
          <table:table-cell table:formula="of:=&quot;W&quot; &amp; ISOWEEKNUM([.I232];1)" office:value-type="string" office:string-value="W34">
            <text:p>W34</text:p>
          </table:table-cell>
          <table:table-cell table:formula="of:=DAY([.I232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08-08-18">
            <text:p>08/18/08</text:p>
          </table:table-cell>
        </table:table-row>
        <table:table-row table:style-name="ro1">
          <table:table-cell table:formula="of:=YEAR([.I233])&amp;RIGHT(&quot;0&quot;&amp;MONTH([.I233]);2)&amp;RIGHT(&quot;0&quot;&amp;DAY([.I233]);2)" office:value-type="string" office:string-value="20080819">
            <text:p>20080819</text:p>
          </table:table-cell>
          <table:table-cell table:formula="of:=YEAR([.I233])" office:value-type="float" office:value="2008">
            <text:p>2008</text:p>
          </table:table-cell>
          <table:table-cell table:formula="of:=ROUNDUP(MONTH([.I233])/3)" office:value-type="float" office:value="3">
            <text:p>3</text:p>
          </table:table-cell>
          <table:table-cell table:formula="of:=MONTH([.I233])" office:value-type="float" office:value="8">
            <text:p>8</text:p>
          </table:table-cell>
          <table:table-cell table:formula="of:=&quot;Agosto &quot; &amp; [.B233]" office:value-type="string" office:string-value="Agosto 2008">
            <text:p>Agosto 2008</text:p>
          </table:table-cell>
          <table:table-cell table:formula="of:=&quot;W&quot; &amp; ISOWEEKNUM([.I233];1)" office:value-type="string" office:string-value="W34">
            <text:p>W34</text:p>
          </table:table-cell>
          <table:table-cell table:formula="of:=DAY([.I233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08-08-19">
            <text:p>08/19/08</text:p>
          </table:table-cell>
        </table:table-row>
        <table:table-row table:style-name="ro1">
          <table:table-cell table:formula="of:=YEAR([.I234])&amp;RIGHT(&quot;0&quot;&amp;MONTH([.I234]);2)&amp;RIGHT(&quot;0&quot;&amp;DAY([.I234]);2)" office:value-type="string" office:string-value="20080820">
            <text:p>20080820</text:p>
          </table:table-cell>
          <table:table-cell table:formula="of:=YEAR([.I234])" office:value-type="float" office:value="2008">
            <text:p>2008</text:p>
          </table:table-cell>
          <table:table-cell table:formula="of:=ROUNDUP(MONTH([.I234])/3)" office:value-type="float" office:value="3">
            <text:p>3</text:p>
          </table:table-cell>
          <table:table-cell table:formula="of:=MONTH([.I234])" office:value-type="float" office:value="8">
            <text:p>8</text:p>
          </table:table-cell>
          <table:table-cell table:formula="of:=&quot;Agosto &quot; &amp; [.B234]" office:value-type="string" office:string-value="Agosto 2008">
            <text:p>Agosto 2008</text:p>
          </table:table-cell>
          <table:table-cell table:formula="of:=&quot;W&quot; &amp; ISOWEEKNUM([.I234];1)" office:value-type="string" office:string-value="W34">
            <text:p>W34</text:p>
          </table:table-cell>
          <table:table-cell table:formula="of:=DAY([.I234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08-08-20">
            <text:p>08/20/08</text:p>
          </table:table-cell>
        </table:table-row>
        <table:table-row table:style-name="ro1">
          <table:table-cell table:formula="of:=YEAR([.I235])&amp;RIGHT(&quot;0&quot;&amp;MONTH([.I235]);2)&amp;RIGHT(&quot;0&quot;&amp;DAY([.I235]);2)" office:value-type="string" office:string-value="20080821">
            <text:p>20080821</text:p>
          </table:table-cell>
          <table:table-cell table:formula="of:=YEAR([.I235])" office:value-type="float" office:value="2008">
            <text:p>2008</text:p>
          </table:table-cell>
          <table:table-cell table:formula="of:=ROUNDUP(MONTH([.I235])/3)" office:value-type="float" office:value="3">
            <text:p>3</text:p>
          </table:table-cell>
          <table:table-cell table:formula="of:=MONTH([.I235])" office:value-type="float" office:value="8">
            <text:p>8</text:p>
          </table:table-cell>
          <table:table-cell table:formula="of:=&quot;Agosto &quot; &amp; [.B235]" office:value-type="string" office:string-value="Agosto 2008">
            <text:p>Agosto 2008</text:p>
          </table:table-cell>
          <table:table-cell table:formula="of:=&quot;W&quot; &amp; ISOWEEKNUM([.I235];1)" office:value-type="string" office:string-value="W34">
            <text:p>W34</text:p>
          </table:table-cell>
          <table:table-cell table:formula="of:=DAY([.I235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08-08-21">
            <text:p>08/21/08</text:p>
          </table:table-cell>
        </table:table-row>
        <table:table-row table:style-name="ro1">
          <table:table-cell table:formula="of:=YEAR([.I236])&amp;RIGHT(&quot;0&quot;&amp;MONTH([.I236]);2)&amp;RIGHT(&quot;0&quot;&amp;DAY([.I236]);2)" office:value-type="string" office:string-value="20080822">
            <text:p>20080822</text:p>
          </table:table-cell>
          <table:table-cell table:formula="of:=YEAR([.I236])" office:value-type="float" office:value="2008">
            <text:p>2008</text:p>
          </table:table-cell>
          <table:table-cell table:formula="of:=ROUNDUP(MONTH([.I236])/3)" office:value-type="float" office:value="3">
            <text:p>3</text:p>
          </table:table-cell>
          <table:table-cell table:formula="of:=MONTH([.I236])" office:value-type="float" office:value="8">
            <text:p>8</text:p>
          </table:table-cell>
          <table:table-cell table:formula="of:=&quot;Agosto &quot; &amp; [.B236]" office:value-type="string" office:string-value="Agosto 2008">
            <text:p>Agosto 2008</text:p>
          </table:table-cell>
          <table:table-cell table:formula="of:=&quot;W&quot; &amp; ISOWEEKNUM([.I236];1)" office:value-type="string" office:string-value="W34">
            <text:p>W34</text:p>
          </table:table-cell>
          <table:table-cell table:formula="of:=DAY([.I236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08-08-22">
            <text:p>08/22/08</text:p>
          </table:table-cell>
        </table:table-row>
        <table:table-row table:style-name="ro1">
          <table:table-cell table:formula="of:=YEAR([.I237])&amp;RIGHT(&quot;0&quot;&amp;MONTH([.I237]);2)&amp;RIGHT(&quot;0&quot;&amp;DAY([.I237]);2)" office:value-type="string" office:string-value="20080823">
            <text:p>20080823</text:p>
          </table:table-cell>
          <table:table-cell table:formula="of:=YEAR([.I237])" office:value-type="float" office:value="2008">
            <text:p>2008</text:p>
          </table:table-cell>
          <table:table-cell table:formula="of:=ROUNDUP(MONTH([.I237])/3)" office:value-type="float" office:value="3">
            <text:p>3</text:p>
          </table:table-cell>
          <table:table-cell table:formula="of:=MONTH([.I237])" office:value-type="float" office:value="8">
            <text:p>8</text:p>
          </table:table-cell>
          <table:table-cell table:formula="of:=&quot;Agosto &quot; &amp; [.B237]" office:value-type="string" office:string-value="Agosto 2008">
            <text:p>Agosto 2008</text:p>
          </table:table-cell>
          <table:table-cell table:formula="of:=&quot;W&quot; &amp; ISOWEEKNUM([.I237];1)" office:value-type="string" office:string-value="W34">
            <text:p>W34</text:p>
          </table:table-cell>
          <table:table-cell table:formula="of:=DAY([.I237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08-08-23">
            <text:p>08/23/08</text:p>
          </table:table-cell>
        </table:table-row>
        <table:table-row table:style-name="ro1">
          <table:table-cell table:formula="of:=YEAR([.I238])&amp;RIGHT(&quot;0&quot;&amp;MONTH([.I238]);2)&amp;RIGHT(&quot;0&quot;&amp;DAY([.I238]);2)" office:value-type="string" office:string-value="20080824">
            <text:p>20080824</text:p>
          </table:table-cell>
          <table:table-cell table:formula="of:=YEAR([.I238])" office:value-type="float" office:value="2008">
            <text:p>2008</text:p>
          </table:table-cell>
          <table:table-cell table:formula="of:=ROUNDUP(MONTH([.I238])/3)" office:value-type="float" office:value="3">
            <text:p>3</text:p>
          </table:table-cell>
          <table:table-cell table:formula="of:=MONTH([.I238])" office:value-type="float" office:value="8">
            <text:p>8</text:p>
          </table:table-cell>
          <table:table-cell table:formula="of:=&quot;Agosto &quot; &amp; [.B238]" office:value-type="string" office:string-value="Agosto 2008">
            <text:p>Agosto 2008</text:p>
          </table:table-cell>
          <table:table-cell table:formula="of:=&quot;W&quot; &amp; ISOWEEKNUM([.I238];1)" office:value-type="string" office:string-value="W35">
            <text:p>W35</text:p>
          </table:table-cell>
          <table:table-cell table:formula="of:=DAY([.I238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08-08-24">
            <text:p>08/24/08</text:p>
          </table:table-cell>
        </table:table-row>
        <table:table-row table:style-name="ro1">
          <table:table-cell table:formula="of:=YEAR([.I239])&amp;RIGHT(&quot;0&quot;&amp;MONTH([.I239]);2)&amp;RIGHT(&quot;0&quot;&amp;DAY([.I239]);2)" office:value-type="string" office:string-value="20080825">
            <text:p>20080825</text:p>
          </table:table-cell>
          <table:table-cell table:formula="of:=YEAR([.I239])" office:value-type="float" office:value="2008">
            <text:p>2008</text:p>
          </table:table-cell>
          <table:table-cell table:formula="of:=ROUNDUP(MONTH([.I239])/3)" office:value-type="float" office:value="3">
            <text:p>3</text:p>
          </table:table-cell>
          <table:table-cell table:formula="of:=MONTH([.I239])" office:value-type="float" office:value="8">
            <text:p>8</text:p>
          </table:table-cell>
          <table:table-cell table:formula="of:=&quot;Agosto &quot; &amp; [.B239]" office:value-type="string" office:string-value="Agosto 2008">
            <text:p>Agosto 2008</text:p>
          </table:table-cell>
          <table:table-cell table:formula="of:=&quot;W&quot; &amp; ISOWEEKNUM([.I239];1)" office:value-type="string" office:string-value="W35">
            <text:p>W35</text:p>
          </table:table-cell>
          <table:table-cell table:formula="of:=DAY([.I239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08-08-25">
            <text:p>08/25/08</text:p>
          </table:table-cell>
        </table:table-row>
        <table:table-row table:style-name="ro1">
          <table:table-cell table:formula="of:=YEAR([.I240])&amp;RIGHT(&quot;0&quot;&amp;MONTH([.I240]);2)&amp;RIGHT(&quot;0&quot;&amp;DAY([.I240]);2)" office:value-type="string" office:string-value="20080826">
            <text:p>20080826</text:p>
          </table:table-cell>
          <table:table-cell table:formula="of:=YEAR([.I240])" office:value-type="float" office:value="2008">
            <text:p>2008</text:p>
          </table:table-cell>
          <table:table-cell table:formula="of:=ROUNDUP(MONTH([.I240])/3)" office:value-type="float" office:value="3">
            <text:p>3</text:p>
          </table:table-cell>
          <table:table-cell table:formula="of:=MONTH([.I240])" office:value-type="float" office:value="8">
            <text:p>8</text:p>
          </table:table-cell>
          <table:table-cell table:formula="of:=&quot;Agosto &quot; &amp; [.B240]" office:value-type="string" office:string-value="Agosto 2008">
            <text:p>Agosto 2008</text:p>
          </table:table-cell>
          <table:table-cell table:formula="of:=&quot;W&quot; &amp; ISOWEEKNUM([.I240];1)" office:value-type="string" office:string-value="W35">
            <text:p>W35</text:p>
          </table:table-cell>
          <table:table-cell table:formula="of:=DAY([.I240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08-08-26">
            <text:p>08/26/08</text:p>
          </table:table-cell>
        </table:table-row>
        <table:table-row table:style-name="ro1">
          <table:table-cell table:formula="of:=YEAR([.I241])&amp;RIGHT(&quot;0&quot;&amp;MONTH([.I241]);2)&amp;RIGHT(&quot;0&quot;&amp;DAY([.I241]);2)" office:value-type="string" office:string-value="20080827">
            <text:p>20080827</text:p>
          </table:table-cell>
          <table:table-cell table:formula="of:=YEAR([.I241])" office:value-type="float" office:value="2008">
            <text:p>2008</text:p>
          </table:table-cell>
          <table:table-cell table:formula="of:=ROUNDUP(MONTH([.I241])/3)" office:value-type="float" office:value="3">
            <text:p>3</text:p>
          </table:table-cell>
          <table:table-cell table:formula="of:=MONTH([.I241])" office:value-type="float" office:value="8">
            <text:p>8</text:p>
          </table:table-cell>
          <table:table-cell table:formula="of:=&quot;Agosto &quot; &amp; [.B241]" office:value-type="string" office:string-value="Agosto 2008">
            <text:p>Agosto 2008</text:p>
          </table:table-cell>
          <table:table-cell table:formula="of:=&quot;W&quot; &amp; ISOWEEKNUM([.I241];1)" office:value-type="string" office:string-value="W35">
            <text:p>W35</text:p>
          </table:table-cell>
          <table:table-cell table:formula="of:=DAY([.I241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08-08-27">
            <text:p>08/27/08</text:p>
          </table:table-cell>
        </table:table-row>
        <table:table-row table:style-name="ro1">
          <table:table-cell table:formula="of:=YEAR([.I242])&amp;RIGHT(&quot;0&quot;&amp;MONTH([.I242]);2)&amp;RIGHT(&quot;0&quot;&amp;DAY([.I242]);2)" office:value-type="string" office:string-value="20080828">
            <text:p>20080828</text:p>
          </table:table-cell>
          <table:table-cell table:formula="of:=YEAR([.I242])" office:value-type="float" office:value="2008">
            <text:p>2008</text:p>
          </table:table-cell>
          <table:table-cell table:formula="of:=ROUNDUP(MONTH([.I242])/3)" office:value-type="float" office:value="3">
            <text:p>3</text:p>
          </table:table-cell>
          <table:table-cell table:formula="of:=MONTH([.I242])" office:value-type="float" office:value="8">
            <text:p>8</text:p>
          </table:table-cell>
          <table:table-cell table:formula="of:=&quot;Agosto &quot; &amp; [.B242]" office:value-type="string" office:string-value="Agosto 2008">
            <text:p>Agosto 2008</text:p>
          </table:table-cell>
          <table:table-cell table:formula="of:=&quot;W&quot; &amp; ISOWEEKNUM([.I242];1)" office:value-type="string" office:string-value="W35">
            <text:p>W35</text:p>
          </table:table-cell>
          <table:table-cell table:formula="of:=DAY([.I242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08-08-28">
            <text:p>08/28/08</text:p>
          </table:table-cell>
        </table:table-row>
        <table:table-row table:style-name="ro1">
          <table:table-cell table:formula="of:=YEAR([.I243])&amp;RIGHT(&quot;0&quot;&amp;MONTH([.I243]);2)&amp;RIGHT(&quot;0&quot;&amp;DAY([.I243]);2)" office:value-type="string" office:string-value="20080829">
            <text:p>20080829</text:p>
          </table:table-cell>
          <table:table-cell table:formula="of:=YEAR([.I243])" office:value-type="float" office:value="2008">
            <text:p>2008</text:p>
          </table:table-cell>
          <table:table-cell table:formula="of:=ROUNDUP(MONTH([.I243])/3)" office:value-type="float" office:value="3">
            <text:p>3</text:p>
          </table:table-cell>
          <table:table-cell table:formula="of:=MONTH([.I243])" office:value-type="float" office:value="8">
            <text:p>8</text:p>
          </table:table-cell>
          <table:table-cell table:formula="of:=&quot;Agosto &quot; &amp; [.B243]" office:value-type="string" office:string-value="Agosto 2008">
            <text:p>Agosto 2008</text:p>
          </table:table-cell>
          <table:table-cell table:formula="of:=&quot;W&quot; &amp; ISOWEEKNUM([.I243];1)" office:value-type="string" office:string-value="W35">
            <text:p>W35</text:p>
          </table:table-cell>
          <table:table-cell table:formula="of:=DAY([.I243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08-08-29">
            <text:p>08/29/08</text:p>
          </table:table-cell>
        </table:table-row>
        <table:table-row table:style-name="ro1">
          <table:table-cell table:formula="of:=YEAR([.I244])&amp;RIGHT(&quot;0&quot;&amp;MONTH([.I244]);2)&amp;RIGHT(&quot;0&quot;&amp;DAY([.I244]);2)" office:value-type="string" office:string-value="20080830">
            <text:p>20080830</text:p>
          </table:table-cell>
          <table:table-cell table:formula="of:=YEAR([.I244])" office:value-type="float" office:value="2008">
            <text:p>2008</text:p>
          </table:table-cell>
          <table:table-cell table:formula="of:=ROUNDUP(MONTH([.I244])/3)" office:value-type="float" office:value="3">
            <text:p>3</text:p>
          </table:table-cell>
          <table:table-cell table:formula="of:=MONTH([.I244])" office:value-type="float" office:value="8">
            <text:p>8</text:p>
          </table:table-cell>
          <table:table-cell table:formula="of:=&quot;Agosto &quot; &amp; [.B244]" office:value-type="string" office:string-value="Agosto 2008">
            <text:p>Agosto 2008</text:p>
          </table:table-cell>
          <table:table-cell table:formula="of:=&quot;W&quot; &amp; ISOWEEKNUM([.I244];1)" office:value-type="string" office:string-value="W35">
            <text:p>W35</text:p>
          </table:table-cell>
          <table:table-cell table:formula="of:=DAY([.I244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08-08-30">
            <text:p>08/30/08</text:p>
          </table:table-cell>
        </table:table-row>
        <table:table-row table:style-name="ro1">
          <table:table-cell table:formula="of:=YEAR([.I245])&amp;RIGHT(&quot;0&quot;&amp;MONTH([.I245]);2)&amp;RIGHT(&quot;0&quot;&amp;DAY([.I245]);2)" office:value-type="string" office:string-value="20080831">
            <text:p>20080831</text:p>
          </table:table-cell>
          <table:table-cell table:formula="of:=YEAR([.I245])" office:value-type="float" office:value="2008">
            <text:p>2008</text:p>
          </table:table-cell>
          <table:table-cell table:formula="of:=ROUNDUP(MONTH([.I245])/3)" office:value-type="float" office:value="3">
            <text:p>3</text:p>
          </table:table-cell>
          <table:table-cell table:formula="of:=MONTH([.I245])" office:value-type="float" office:value="8">
            <text:p>8</text:p>
          </table:table-cell>
          <table:table-cell table:formula="of:=&quot;Agosto &quot; &amp; [.B245]" office:value-type="string" office:string-value="Agosto 2008">
            <text:p>Agosto 2008</text:p>
          </table:table-cell>
          <table:table-cell table:formula="of:=&quot;W&quot; &amp; ISOWEEKNUM([.I245];1)" office:value-type="string" office:string-value="W36">
            <text:p>W36</text:p>
          </table:table-cell>
          <table:table-cell table:formula="of:=DAY([.I245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08-08-31">
            <text:p>08/31/08</text:p>
          </table:table-cell>
        </table:table-row>
        <table:table-row table:style-name="ro1">
          <table:table-cell table:formula="of:=YEAR([.I246])&amp;RIGHT(&quot;0&quot;&amp;MONTH([.I246]);2)&amp;RIGHT(&quot;0&quot;&amp;DAY([.I246]);2)" office:value-type="string" office:string-value="20080901">
            <text:p>20080901</text:p>
          </table:table-cell>
          <table:table-cell table:formula="of:=YEAR([.I246])" office:value-type="float" office:value="2008">
            <text:p>2008</text:p>
          </table:table-cell>
          <table:table-cell table:formula="of:=ROUNDUP(MONTH([.I246])/3)" office:value-type="float" office:value="3">
            <text:p>3</text:p>
          </table:table-cell>
          <table:table-cell table:formula="of:=MONTH([.I246])" office:value-type="float" office:value="9">
            <text:p>9</text:p>
          </table:table-cell>
          <table:table-cell table:formula="of:=&quot;Septembre &quot; &amp; [.B246]" office:value-type="string" office:string-value="Septembre 2008">
            <text:p>Septembre 2008</text:p>
          </table:table-cell>
          <table:table-cell table:formula="of:=&quot;W&quot; &amp; ISOWEEKNUM([.I246];1)" office:value-type="string" office:string-value="W36">
            <text:p>W36</text:p>
          </table:table-cell>
          <table:table-cell table:formula="of:=DAY([.I246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08-09-01">
            <text:p>09/01/08</text:p>
          </table:table-cell>
        </table:table-row>
        <table:table-row table:style-name="ro1">
          <table:table-cell table:formula="of:=YEAR([.I247])&amp;RIGHT(&quot;0&quot;&amp;MONTH([.I247]);2)&amp;RIGHT(&quot;0&quot;&amp;DAY([.I247]);2)" office:value-type="string" office:string-value="20080902">
            <text:p>20080902</text:p>
          </table:table-cell>
          <table:table-cell table:formula="of:=YEAR([.I247])" office:value-type="float" office:value="2008">
            <text:p>2008</text:p>
          </table:table-cell>
          <table:table-cell table:formula="of:=ROUNDUP(MONTH([.I247])/3)" office:value-type="float" office:value="3">
            <text:p>3</text:p>
          </table:table-cell>
          <table:table-cell table:formula="of:=MONTH([.I247])" office:value-type="float" office:value="9">
            <text:p>9</text:p>
          </table:table-cell>
          <table:table-cell table:formula="of:=&quot;Septembre &quot; &amp; [.B247]" office:value-type="string" office:string-value="Septembre 2008">
            <text:p>Septembre 2008</text:p>
          </table:table-cell>
          <table:table-cell table:formula="of:=&quot;W&quot; &amp; ISOWEEKNUM([.I247];1)" office:value-type="string" office:string-value="W36">
            <text:p>W36</text:p>
          </table:table-cell>
          <table:table-cell table:formula="of:=DAY([.I247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08-09-02">
            <text:p>09/02/08</text:p>
          </table:table-cell>
        </table:table-row>
        <table:table-row table:style-name="ro1">
          <table:table-cell table:formula="of:=YEAR([.I248])&amp;RIGHT(&quot;0&quot;&amp;MONTH([.I248]);2)&amp;RIGHT(&quot;0&quot;&amp;DAY([.I248]);2)" office:value-type="string" office:string-value="20080903">
            <text:p>20080903</text:p>
          </table:table-cell>
          <table:table-cell table:formula="of:=YEAR([.I248])" office:value-type="float" office:value="2008">
            <text:p>2008</text:p>
          </table:table-cell>
          <table:table-cell table:formula="of:=ROUNDUP(MONTH([.I248])/3)" office:value-type="float" office:value="3">
            <text:p>3</text:p>
          </table:table-cell>
          <table:table-cell table:formula="of:=MONTH([.I248])" office:value-type="float" office:value="9">
            <text:p>9</text:p>
          </table:table-cell>
          <table:table-cell table:formula="of:=&quot;Septembre &quot; &amp; [.B248]" office:value-type="string" office:string-value="Septembre 2008">
            <text:p>Septembre 2008</text:p>
          </table:table-cell>
          <table:table-cell table:formula="of:=&quot;W&quot; &amp; ISOWEEKNUM([.I248];1)" office:value-type="string" office:string-value="W36">
            <text:p>W36</text:p>
          </table:table-cell>
          <table:table-cell table:formula="of:=DAY([.I248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08-09-03">
            <text:p>09/03/08</text:p>
          </table:table-cell>
        </table:table-row>
        <table:table-row table:style-name="ro1">
          <table:table-cell table:formula="of:=YEAR([.I249])&amp;RIGHT(&quot;0&quot;&amp;MONTH([.I249]);2)&amp;RIGHT(&quot;0&quot;&amp;DAY([.I249]);2)" office:value-type="string" office:string-value="20080904">
            <text:p>20080904</text:p>
          </table:table-cell>
          <table:table-cell table:formula="of:=YEAR([.I249])" office:value-type="float" office:value="2008">
            <text:p>2008</text:p>
          </table:table-cell>
          <table:table-cell table:formula="of:=ROUNDUP(MONTH([.I249])/3)" office:value-type="float" office:value="3">
            <text:p>3</text:p>
          </table:table-cell>
          <table:table-cell table:formula="of:=MONTH([.I249])" office:value-type="float" office:value="9">
            <text:p>9</text:p>
          </table:table-cell>
          <table:table-cell table:formula="of:=&quot;Septembre &quot; &amp; [.B249]" office:value-type="string" office:string-value="Septembre 2008">
            <text:p>Septembre 2008</text:p>
          </table:table-cell>
          <table:table-cell table:formula="of:=&quot;W&quot; &amp; ISOWEEKNUM([.I249];1)" office:value-type="string" office:string-value="W36">
            <text:p>W36</text:p>
          </table:table-cell>
          <table:table-cell table:formula="of:=DAY([.I249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08-09-04">
            <text:p>09/04/08</text:p>
          </table:table-cell>
        </table:table-row>
        <table:table-row table:style-name="ro1">
          <table:table-cell table:formula="of:=YEAR([.I250])&amp;RIGHT(&quot;0&quot;&amp;MONTH([.I250]);2)&amp;RIGHT(&quot;0&quot;&amp;DAY([.I250]);2)" office:value-type="string" office:string-value="20080905">
            <text:p>20080905</text:p>
          </table:table-cell>
          <table:table-cell table:formula="of:=YEAR([.I250])" office:value-type="float" office:value="2008">
            <text:p>2008</text:p>
          </table:table-cell>
          <table:table-cell table:formula="of:=ROUNDUP(MONTH([.I250])/3)" office:value-type="float" office:value="3">
            <text:p>3</text:p>
          </table:table-cell>
          <table:table-cell table:formula="of:=MONTH([.I250])" office:value-type="float" office:value="9">
            <text:p>9</text:p>
          </table:table-cell>
          <table:table-cell table:formula="of:=&quot;Septembre &quot; &amp; [.B250]" office:value-type="string" office:string-value="Septembre 2008">
            <text:p>Septembre 2008</text:p>
          </table:table-cell>
          <table:table-cell table:formula="of:=&quot;W&quot; &amp; ISOWEEKNUM([.I250];1)" office:value-type="string" office:string-value="W36">
            <text:p>W36</text:p>
          </table:table-cell>
          <table:table-cell table:formula="of:=DAY([.I250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08-09-05">
            <text:p>09/05/08</text:p>
          </table:table-cell>
        </table:table-row>
        <table:table-row table:style-name="ro1">
          <table:table-cell table:formula="of:=YEAR([.I251])&amp;RIGHT(&quot;0&quot;&amp;MONTH([.I251]);2)&amp;RIGHT(&quot;0&quot;&amp;DAY([.I251]);2)" office:value-type="string" office:string-value="20080906">
            <text:p>20080906</text:p>
          </table:table-cell>
          <table:table-cell table:formula="of:=YEAR([.I251])" office:value-type="float" office:value="2008">
            <text:p>2008</text:p>
          </table:table-cell>
          <table:table-cell table:formula="of:=ROUNDUP(MONTH([.I251])/3)" office:value-type="float" office:value="3">
            <text:p>3</text:p>
          </table:table-cell>
          <table:table-cell table:formula="of:=MONTH([.I251])" office:value-type="float" office:value="9">
            <text:p>9</text:p>
          </table:table-cell>
          <table:table-cell table:formula="of:=&quot;Septembre &quot; &amp; [.B251]" office:value-type="string" office:string-value="Septembre 2008">
            <text:p>Septembre 2008</text:p>
          </table:table-cell>
          <table:table-cell table:formula="of:=&quot;W&quot; &amp; ISOWEEKNUM([.I251];1)" office:value-type="string" office:string-value="W36">
            <text:p>W36</text:p>
          </table:table-cell>
          <table:table-cell table:formula="of:=DAY([.I251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08-09-06">
            <text:p>09/06/08</text:p>
          </table:table-cell>
        </table:table-row>
        <table:table-row table:style-name="ro1">
          <table:table-cell table:formula="of:=YEAR([.I252])&amp;RIGHT(&quot;0&quot;&amp;MONTH([.I252]);2)&amp;RIGHT(&quot;0&quot;&amp;DAY([.I252]);2)" office:value-type="string" office:string-value="20080907">
            <text:p>20080907</text:p>
          </table:table-cell>
          <table:table-cell table:formula="of:=YEAR([.I252])" office:value-type="float" office:value="2008">
            <text:p>2008</text:p>
          </table:table-cell>
          <table:table-cell table:formula="of:=ROUNDUP(MONTH([.I252])/3)" office:value-type="float" office:value="3">
            <text:p>3</text:p>
          </table:table-cell>
          <table:table-cell table:formula="of:=MONTH([.I252])" office:value-type="float" office:value="9">
            <text:p>9</text:p>
          </table:table-cell>
          <table:table-cell table:formula="of:=&quot;Septembre &quot; &amp; [.B252]" office:value-type="string" office:string-value="Septembre 2008">
            <text:p>Septembre 2008</text:p>
          </table:table-cell>
          <table:table-cell table:formula="of:=&quot;W&quot; &amp; ISOWEEKNUM([.I252];1)" office:value-type="string" office:string-value="W37">
            <text:p>W37</text:p>
          </table:table-cell>
          <table:table-cell table:formula="of:=DAY([.I252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08-09-07">
            <text:p>09/07/08</text:p>
          </table:table-cell>
        </table:table-row>
        <table:table-row table:style-name="ro1">
          <table:table-cell table:formula="of:=YEAR([.I253])&amp;RIGHT(&quot;0&quot;&amp;MONTH([.I253]);2)&amp;RIGHT(&quot;0&quot;&amp;DAY([.I253]);2)" office:value-type="string" office:string-value="20080908">
            <text:p>20080908</text:p>
          </table:table-cell>
          <table:table-cell table:formula="of:=YEAR([.I253])" office:value-type="float" office:value="2008">
            <text:p>2008</text:p>
          </table:table-cell>
          <table:table-cell table:formula="of:=ROUNDUP(MONTH([.I253])/3)" office:value-type="float" office:value="3">
            <text:p>3</text:p>
          </table:table-cell>
          <table:table-cell table:formula="of:=MONTH([.I253])" office:value-type="float" office:value="9">
            <text:p>9</text:p>
          </table:table-cell>
          <table:table-cell table:formula="of:=&quot;Septembre &quot; &amp; [.B253]" office:value-type="string" office:string-value="Septembre 2008">
            <text:p>Septembre 2008</text:p>
          </table:table-cell>
          <table:table-cell table:formula="of:=&quot;W&quot; &amp; ISOWEEKNUM([.I253];1)" office:value-type="string" office:string-value="W37">
            <text:p>W37</text:p>
          </table:table-cell>
          <table:table-cell table:formula="of:=DAY([.I253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08-09-08">
            <text:p>09/08/08</text:p>
          </table:table-cell>
        </table:table-row>
        <table:table-row table:style-name="ro1">
          <table:table-cell table:formula="of:=YEAR([.I254])&amp;RIGHT(&quot;0&quot;&amp;MONTH([.I254]);2)&amp;RIGHT(&quot;0&quot;&amp;DAY([.I254]);2)" office:value-type="string" office:string-value="20080909">
            <text:p>20080909</text:p>
          </table:table-cell>
          <table:table-cell table:formula="of:=YEAR([.I254])" office:value-type="float" office:value="2008">
            <text:p>2008</text:p>
          </table:table-cell>
          <table:table-cell table:formula="of:=ROUNDUP(MONTH([.I254])/3)" office:value-type="float" office:value="3">
            <text:p>3</text:p>
          </table:table-cell>
          <table:table-cell table:formula="of:=MONTH([.I254])" office:value-type="float" office:value="9">
            <text:p>9</text:p>
          </table:table-cell>
          <table:table-cell table:formula="of:=&quot;Septembre &quot; &amp; [.B254]" office:value-type="string" office:string-value="Septembre 2008">
            <text:p>Septembre 2008</text:p>
          </table:table-cell>
          <table:table-cell table:formula="of:=&quot;W&quot; &amp; ISOWEEKNUM([.I254];1)" office:value-type="string" office:string-value="W37">
            <text:p>W37</text:p>
          </table:table-cell>
          <table:table-cell table:formula="of:=DAY([.I254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08-09-09">
            <text:p>09/09/08</text:p>
          </table:table-cell>
        </table:table-row>
        <table:table-row table:style-name="ro1">
          <table:table-cell table:formula="of:=YEAR([.I255])&amp;RIGHT(&quot;0&quot;&amp;MONTH([.I255]);2)&amp;RIGHT(&quot;0&quot;&amp;DAY([.I255]);2)" office:value-type="string" office:string-value="20080910">
            <text:p>20080910</text:p>
          </table:table-cell>
          <table:table-cell table:formula="of:=YEAR([.I255])" office:value-type="float" office:value="2008">
            <text:p>2008</text:p>
          </table:table-cell>
          <table:table-cell table:formula="of:=ROUNDUP(MONTH([.I255])/3)" office:value-type="float" office:value="3">
            <text:p>3</text:p>
          </table:table-cell>
          <table:table-cell table:formula="of:=MONTH([.I255])" office:value-type="float" office:value="9">
            <text:p>9</text:p>
          </table:table-cell>
          <table:table-cell table:formula="of:=&quot;Septembre &quot; &amp; [.B255]" office:value-type="string" office:string-value="Septembre 2008">
            <text:p>Septembre 2008</text:p>
          </table:table-cell>
          <table:table-cell table:formula="of:=&quot;W&quot; &amp; ISOWEEKNUM([.I255];1)" office:value-type="string" office:string-value="W37">
            <text:p>W37</text:p>
          </table:table-cell>
          <table:table-cell table:formula="of:=DAY([.I255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08-09-10">
            <text:p>09/10/08</text:p>
          </table:table-cell>
        </table:table-row>
        <table:table-row table:style-name="ro1">
          <table:table-cell table:formula="of:=YEAR([.I256])&amp;RIGHT(&quot;0&quot;&amp;MONTH([.I256]);2)&amp;RIGHT(&quot;0&quot;&amp;DAY([.I256]);2)" office:value-type="string" office:string-value="20080911">
            <text:p>20080911</text:p>
          </table:table-cell>
          <table:table-cell table:formula="of:=YEAR([.I256])" office:value-type="float" office:value="2008">
            <text:p>2008</text:p>
          </table:table-cell>
          <table:table-cell table:formula="of:=ROUNDUP(MONTH([.I256])/3)" office:value-type="float" office:value="3">
            <text:p>3</text:p>
          </table:table-cell>
          <table:table-cell table:formula="of:=MONTH([.I256])" office:value-type="float" office:value="9">
            <text:p>9</text:p>
          </table:table-cell>
          <table:table-cell table:formula="of:=&quot;Septembre &quot; &amp; [.B256]" office:value-type="string" office:string-value="Septembre 2008">
            <text:p>Septembre 2008</text:p>
          </table:table-cell>
          <table:table-cell table:formula="of:=&quot;W&quot; &amp; ISOWEEKNUM([.I256];1)" office:value-type="string" office:string-value="W37">
            <text:p>W37</text:p>
          </table:table-cell>
          <table:table-cell table:formula="of:=DAY([.I256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08-09-11">
            <text:p>09/11/08</text:p>
          </table:table-cell>
        </table:table-row>
        <table:table-row table:style-name="ro1">
          <table:table-cell table:formula="of:=YEAR([.I257])&amp;RIGHT(&quot;0&quot;&amp;MONTH([.I257]);2)&amp;RIGHT(&quot;0&quot;&amp;DAY([.I257]);2)" office:value-type="string" office:string-value="20080912">
            <text:p>20080912</text:p>
          </table:table-cell>
          <table:table-cell table:formula="of:=YEAR([.I257])" office:value-type="float" office:value="2008">
            <text:p>2008</text:p>
          </table:table-cell>
          <table:table-cell table:formula="of:=ROUNDUP(MONTH([.I257])/3)" office:value-type="float" office:value="3">
            <text:p>3</text:p>
          </table:table-cell>
          <table:table-cell table:formula="of:=MONTH([.I257])" office:value-type="float" office:value="9">
            <text:p>9</text:p>
          </table:table-cell>
          <table:table-cell table:formula="of:=&quot;Septembre &quot; &amp; [.B257]" office:value-type="string" office:string-value="Septembre 2008">
            <text:p>Septembre 2008</text:p>
          </table:table-cell>
          <table:table-cell table:formula="of:=&quot;W&quot; &amp; ISOWEEKNUM([.I257];1)" office:value-type="string" office:string-value="W37">
            <text:p>W37</text:p>
          </table:table-cell>
          <table:table-cell table:formula="of:=DAY([.I257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08-09-12">
            <text:p>09/12/08</text:p>
          </table:table-cell>
        </table:table-row>
        <table:table-row table:style-name="ro1">
          <table:table-cell table:formula="of:=YEAR([.I258])&amp;RIGHT(&quot;0&quot;&amp;MONTH([.I258]);2)&amp;RIGHT(&quot;0&quot;&amp;DAY([.I258]);2)" office:value-type="string" office:string-value="20080913">
            <text:p>20080913</text:p>
          </table:table-cell>
          <table:table-cell table:formula="of:=YEAR([.I258])" office:value-type="float" office:value="2008">
            <text:p>2008</text:p>
          </table:table-cell>
          <table:table-cell table:formula="of:=ROUNDUP(MONTH([.I258])/3)" office:value-type="float" office:value="3">
            <text:p>3</text:p>
          </table:table-cell>
          <table:table-cell table:formula="of:=MONTH([.I258])" office:value-type="float" office:value="9">
            <text:p>9</text:p>
          </table:table-cell>
          <table:table-cell table:formula="of:=&quot;Septembre &quot; &amp; [.B258]" office:value-type="string" office:string-value="Septembre 2008">
            <text:p>Septembre 2008</text:p>
          </table:table-cell>
          <table:table-cell table:formula="of:=&quot;W&quot; &amp; ISOWEEKNUM([.I258];1)" office:value-type="string" office:string-value="W37">
            <text:p>W37</text:p>
          </table:table-cell>
          <table:table-cell table:formula="of:=DAY([.I258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08-09-13">
            <text:p>09/13/08</text:p>
          </table:table-cell>
        </table:table-row>
        <table:table-row table:style-name="ro1">
          <table:table-cell table:formula="of:=YEAR([.I259])&amp;RIGHT(&quot;0&quot;&amp;MONTH([.I259]);2)&amp;RIGHT(&quot;0&quot;&amp;DAY([.I259]);2)" office:value-type="string" office:string-value="20080914">
            <text:p>20080914</text:p>
          </table:table-cell>
          <table:table-cell table:formula="of:=YEAR([.I259])" office:value-type="float" office:value="2008">
            <text:p>2008</text:p>
          </table:table-cell>
          <table:table-cell table:formula="of:=ROUNDUP(MONTH([.I259])/3)" office:value-type="float" office:value="3">
            <text:p>3</text:p>
          </table:table-cell>
          <table:table-cell table:formula="of:=MONTH([.I259])" office:value-type="float" office:value="9">
            <text:p>9</text:p>
          </table:table-cell>
          <table:table-cell table:formula="of:=&quot;Septembre &quot; &amp; [.B259]" office:value-type="string" office:string-value="Septembre 2008">
            <text:p>Septembre 2008</text:p>
          </table:table-cell>
          <table:table-cell table:formula="of:=&quot;W&quot; &amp; ISOWEEKNUM([.I259];1)" office:value-type="string" office:string-value="W38">
            <text:p>W38</text:p>
          </table:table-cell>
          <table:table-cell table:formula="of:=DAY([.I259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08-09-14">
            <text:p>09/14/08</text:p>
          </table:table-cell>
        </table:table-row>
        <table:table-row table:style-name="ro1">
          <table:table-cell table:formula="of:=YEAR([.I260])&amp;RIGHT(&quot;0&quot;&amp;MONTH([.I260]);2)&amp;RIGHT(&quot;0&quot;&amp;DAY([.I260]);2)" office:value-type="string" office:string-value="20080915">
            <text:p>20080915</text:p>
          </table:table-cell>
          <table:table-cell table:formula="of:=YEAR([.I260])" office:value-type="float" office:value="2008">
            <text:p>2008</text:p>
          </table:table-cell>
          <table:table-cell table:formula="of:=ROUNDUP(MONTH([.I260])/3)" office:value-type="float" office:value="3">
            <text:p>3</text:p>
          </table:table-cell>
          <table:table-cell table:formula="of:=MONTH([.I260])" office:value-type="float" office:value="9">
            <text:p>9</text:p>
          </table:table-cell>
          <table:table-cell table:formula="of:=&quot;Septembre &quot; &amp; [.B260]" office:value-type="string" office:string-value="Septembre 2008">
            <text:p>Septembre 2008</text:p>
          </table:table-cell>
          <table:table-cell table:formula="of:=&quot;W&quot; &amp; ISOWEEKNUM([.I260];1)" office:value-type="string" office:string-value="W38">
            <text:p>W38</text:p>
          </table:table-cell>
          <table:table-cell table:formula="of:=DAY([.I260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08-09-15">
            <text:p>09/15/08</text:p>
          </table:table-cell>
        </table:table-row>
        <table:table-row table:style-name="ro1">
          <table:table-cell table:formula="of:=YEAR([.I261])&amp;RIGHT(&quot;0&quot;&amp;MONTH([.I261]);2)&amp;RIGHT(&quot;0&quot;&amp;DAY([.I261]);2)" office:value-type="string" office:string-value="20080916">
            <text:p>20080916</text:p>
          </table:table-cell>
          <table:table-cell table:formula="of:=YEAR([.I261])" office:value-type="float" office:value="2008">
            <text:p>2008</text:p>
          </table:table-cell>
          <table:table-cell table:formula="of:=ROUNDUP(MONTH([.I261])/3)" office:value-type="float" office:value="3">
            <text:p>3</text:p>
          </table:table-cell>
          <table:table-cell table:formula="of:=MONTH([.I261])" office:value-type="float" office:value="9">
            <text:p>9</text:p>
          </table:table-cell>
          <table:table-cell table:formula="of:=&quot;Septembre &quot; &amp; [.B261]" office:value-type="string" office:string-value="Septembre 2008">
            <text:p>Septembre 2008</text:p>
          </table:table-cell>
          <table:table-cell table:formula="of:=&quot;W&quot; &amp; ISOWEEKNUM([.I261];1)" office:value-type="string" office:string-value="W38">
            <text:p>W38</text:p>
          </table:table-cell>
          <table:table-cell table:formula="of:=DAY([.I261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08-09-16">
            <text:p>09/16/08</text:p>
          </table:table-cell>
        </table:table-row>
        <table:table-row table:style-name="ro1">
          <table:table-cell table:formula="of:=YEAR([.I262])&amp;RIGHT(&quot;0&quot;&amp;MONTH([.I262]);2)&amp;RIGHT(&quot;0&quot;&amp;DAY([.I262]);2)" office:value-type="string" office:string-value="20080917">
            <text:p>20080917</text:p>
          </table:table-cell>
          <table:table-cell table:formula="of:=YEAR([.I262])" office:value-type="float" office:value="2008">
            <text:p>2008</text:p>
          </table:table-cell>
          <table:table-cell table:formula="of:=ROUNDUP(MONTH([.I262])/3)" office:value-type="float" office:value="3">
            <text:p>3</text:p>
          </table:table-cell>
          <table:table-cell table:formula="of:=MONTH([.I262])" office:value-type="float" office:value="9">
            <text:p>9</text:p>
          </table:table-cell>
          <table:table-cell table:formula="of:=&quot;Septembre &quot; &amp; [.B262]" office:value-type="string" office:string-value="Septembre 2008">
            <text:p>Septembre 2008</text:p>
          </table:table-cell>
          <table:table-cell table:formula="of:=&quot;W&quot; &amp; ISOWEEKNUM([.I262];1)" office:value-type="string" office:string-value="W38">
            <text:p>W38</text:p>
          </table:table-cell>
          <table:table-cell table:formula="of:=DAY([.I262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08-09-17">
            <text:p>09/17/08</text:p>
          </table:table-cell>
        </table:table-row>
        <table:table-row table:style-name="ro1">
          <table:table-cell table:formula="of:=YEAR([.I263])&amp;RIGHT(&quot;0&quot;&amp;MONTH([.I263]);2)&amp;RIGHT(&quot;0&quot;&amp;DAY([.I263]);2)" office:value-type="string" office:string-value="20080918">
            <text:p>20080918</text:p>
          </table:table-cell>
          <table:table-cell table:formula="of:=YEAR([.I263])" office:value-type="float" office:value="2008">
            <text:p>2008</text:p>
          </table:table-cell>
          <table:table-cell table:formula="of:=ROUNDUP(MONTH([.I263])/3)" office:value-type="float" office:value="3">
            <text:p>3</text:p>
          </table:table-cell>
          <table:table-cell table:formula="of:=MONTH([.I263])" office:value-type="float" office:value="9">
            <text:p>9</text:p>
          </table:table-cell>
          <table:table-cell table:formula="of:=&quot;Septembre &quot; &amp; [.B263]" office:value-type="string" office:string-value="Septembre 2008">
            <text:p>Septembre 2008</text:p>
          </table:table-cell>
          <table:table-cell table:formula="of:=&quot;W&quot; &amp; ISOWEEKNUM([.I263];1)" office:value-type="string" office:string-value="W38">
            <text:p>W38</text:p>
          </table:table-cell>
          <table:table-cell table:formula="of:=DAY([.I263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08-09-18">
            <text:p>09/18/08</text:p>
          </table:table-cell>
        </table:table-row>
        <table:table-row table:style-name="ro1">
          <table:table-cell table:formula="of:=YEAR([.I264])&amp;RIGHT(&quot;0&quot;&amp;MONTH([.I264]);2)&amp;RIGHT(&quot;0&quot;&amp;DAY([.I264]);2)" office:value-type="string" office:string-value="20080919">
            <text:p>20080919</text:p>
          </table:table-cell>
          <table:table-cell table:formula="of:=YEAR([.I264])" office:value-type="float" office:value="2008">
            <text:p>2008</text:p>
          </table:table-cell>
          <table:table-cell table:formula="of:=ROUNDUP(MONTH([.I264])/3)" office:value-type="float" office:value="3">
            <text:p>3</text:p>
          </table:table-cell>
          <table:table-cell table:formula="of:=MONTH([.I264])" office:value-type="float" office:value="9">
            <text:p>9</text:p>
          </table:table-cell>
          <table:table-cell table:formula="of:=&quot;Septembre &quot; &amp; [.B264]" office:value-type="string" office:string-value="Septembre 2008">
            <text:p>Septembre 2008</text:p>
          </table:table-cell>
          <table:table-cell table:formula="of:=&quot;W&quot; &amp; ISOWEEKNUM([.I264];1)" office:value-type="string" office:string-value="W38">
            <text:p>W38</text:p>
          </table:table-cell>
          <table:table-cell table:formula="of:=DAY([.I264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08-09-19">
            <text:p>09/19/08</text:p>
          </table:table-cell>
        </table:table-row>
        <table:table-row table:style-name="ro1">
          <table:table-cell table:formula="of:=YEAR([.I265])&amp;RIGHT(&quot;0&quot;&amp;MONTH([.I265]);2)&amp;RIGHT(&quot;0&quot;&amp;DAY([.I265]);2)" office:value-type="string" office:string-value="20080920">
            <text:p>20080920</text:p>
          </table:table-cell>
          <table:table-cell table:formula="of:=YEAR([.I265])" office:value-type="float" office:value="2008">
            <text:p>2008</text:p>
          </table:table-cell>
          <table:table-cell table:formula="of:=ROUNDUP(MONTH([.I265])/3)" office:value-type="float" office:value="3">
            <text:p>3</text:p>
          </table:table-cell>
          <table:table-cell table:formula="of:=MONTH([.I265])" office:value-type="float" office:value="9">
            <text:p>9</text:p>
          </table:table-cell>
          <table:table-cell table:formula="of:=&quot;Septembre &quot; &amp; [.B265]" office:value-type="string" office:string-value="Septembre 2008">
            <text:p>Septembre 2008</text:p>
          </table:table-cell>
          <table:table-cell table:formula="of:=&quot;W&quot; &amp; ISOWEEKNUM([.I265];1)" office:value-type="string" office:string-value="W38">
            <text:p>W38</text:p>
          </table:table-cell>
          <table:table-cell table:formula="of:=DAY([.I265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08-09-20">
            <text:p>09/20/08</text:p>
          </table:table-cell>
        </table:table-row>
        <table:table-row table:style-name="ro1">
          <table:table-cell table:formula="of:=YEAR([.I266])&amp;RIGHT(&quot;0&quot;&amp;MONTH([.I266]);2)&amp;RIGHT(&quot;0&quot;&amp;DAY([.I266]);2)" office:value-type="string" office:string-value="20080921">
            <text:p>20080921</text:p>
          </table:table-cell>
          <table:table-cell table:formula="of:=YEAR([.I266])" office:value-type="float" office:value="2008">
            <text:p>2008</text:p>
          </table:table-cell>
          <table:table-cell table:formula="of:=ROUNDUP(MONTH([.I266])/3)" office:value-type="float" office:value="3">
            <text:p>3</text:p>
          </table:table-cell>
          <table:table-cell table:formula="of:=MONTH([.I266])" office:value-type="float" office:value="9">
            <text:p>9</text:p>
          </table:table-cell>
          <table:table-cell table:formula="of:=&quot;Septembre &quot; &amp; [.B266]" office:value-type="string" office:string-value="Septembre 2008">
            <text:p>Septembre 2008</text:p>
          </table:table-cell>
          <table:table-cell table:formula="of:=&quot;W&quot; &amp; ISOWEEKNUM([.I266];1)" office:value-type="string" office:string-value="W39">
            <text:p>W39</text:p>
          </table:table-cell>
          <table:table-cell table:formula="of:=DAY([.I266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08-09-21">
            <text:p>09/21/08</text:p>
          </table:table-cell>
        </table:table-row>
        <table:table-row table:style-name="ro1">
          <table:table-cell table:formula="of:=YEAR([.I267])&amp;RIGHT(&quot;0&quot;&amp;MONTH([.I267]);2)&amp;RIGHT(&quot;0&quot;&amp;DAY([.I267]);2)" office:value-type="string" office:string-value="20080922">
            <text:p>20080922</text:p>
          </table:table-cell>
          <table:table-cell table:formula="of:=YEAR([.I267])" office:value-type="float" office:value="2008">
            <text:p>2008</text:p>
          </table:table-cell>
          <table:table-cell table:formula="of:=ROUNDUP(MONTH([.I267])/3)" office:value-type="float" office:value="3">
            <text:p>3</text:p>
          </table:table-cell>
          <table:table-cell table:formula="of:=MONTH([.I267])" office:value-type="float" office:value="9">
            <text:p>9</text:p>
          </table:table-cell>
          <table:table-cell table:formula="of:=&quot;Septembre &quot; &amp; [.B267]" office:value-type="string" office:string-value="Septembre 2008">
            <text:p>Septembre 2008</text:p>
          </table:table-cell>
          <table:table-cell table:formula="of:=&quot;W&quot; &amp; ISOWEEKNUM([.I267];1)" office:value-type="string" office:string-value="W39">
            <text:p>W39</text:p>
          </table:table-cell>
          <table:table-cell table:formula="of:=DAY([.I267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08-09-22">
            <text:p>09/22/08</text:p>
          </table:table-cell>
        </table:table-row>
        <table:table-row table:style-name="ro1">
          <table:table-cell table:formula="of:=YEAR([.I268])&amp;RIGHT(&quot;0&quot;&amp;MONTH([.I268]);2)&amp;RIGHT(&quot;0&quot;&amp;DAY([.I268]);2)" office:value-type="string" office:string-value="20080923">
            <text:p>20080923</text:p>
          </table:table-cell>
          <table:table-cell table:formula="of:=YEAR([.I268])" office:value-type="float" office:value="2008">
            <text:p>2008</text:p>
          </table:table-cell>
          <table:table-cell table:formula="of:=ROUNDUP(MONTH([.I268])/3)" office:value-type="float" office:value="3">
            <text:p>3</text:p>
          </table:table-cell>
          <table:table-cell table:formula="of:=MONTH([.I268])" office:value-type="float" office:value="9">
            <text:p>9</text:p>
          </table:table-cell>
          <table:table-cell table:formula="of:=&quot;Septembre &quot; &amp; [.B268]" office:value-type="string" office:string-value="Septembre 2008">
            <text:p>Septembre 2008</text:p>
          </table:table-cell>
          <table:table-cell table:formula="of:=&quot;W&quot; &amp; ISOWEEKNUM([.I268];1)" office:value-type="string" office:string-value="W39">
            <text:p>W39</text:p>
          </table:table-cell>
          <table:table-cell table:formula="of:=DAY([.I268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08-09-23">
            <text:p>09/23/08</text:p>
          </table:table-cell>
        </table:table-row>
        <table:table-row table:style-name="ro1">
          <table:table-cell table:formula="of:=YEAR([.I269])&amp;RIGHT(&quot;0&quot;&amp;MONTH([.I269]);2)&amp;RIGHT(&quot;0&quot;&amp;DAY([.I269]);2)" office:value-type="string" office:string-value="20080924">
            <text:p>20080924</text:p>
          </table:table-cell>
          <table:table-cell table:formula="of:=YEAR([.I269])" office:value-type="float" office:value="2008">
            <text:p>2008</text:p>
          </table:table-cell>
          <table:table-cell table:formula="of:=ROUNDUP(MONTH([.I269])/3)" office:value-type="float" office:value="3">
            <text:p>3</text:p>
          </table:table-cell>
          <table:table-cell table:formula="of:=MONTH([.I269])" office:value-type="float" office:value="9">
            <text:p>9</text:p>
          </table:table-cell>
          <table:table-cell table:formula="of:=&quot;Septembre &quot; &amp; [.B269]" office:value-type="string" office:string-value="Septembre 2008">
            <text:p>Septembre 2008</text:p>
          </table:table-cell>
          <table:table-cell table:formula="of:=&quot;W&quot; &amp; ISOWEEKNUM([.I269];1)" office:value-type="string" office:string-value="W39">
            <text:p>W39</text:p>
          </table:table-cell>
          <table:table-cell table:formula="of:=DAY([.I269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08-09-24">
            <text:p>09/24/08</text:p>
          </table:table-cell>
        </table:table-row>
        <table:table-row table:style-name="ro1">
          <table:table-cell table:formula="of:=YEAR([.I270])&amp;RIGHT(&quot;0&quot;&amp;MONTH([.I270]);2)&amp;RIGHT(&quot;0&quot;&amp;DAY([.I270]);2)" office:value-type="string" office:string-value="20080925">
            <text:p>20080925</text:p>
          </table:table-cell>
          <table:table-cell table:formula="of:=YEAR([.I270])" office:value-type="float" office:value="2008">
            <text:p>2008</text:p>
          </table:table-cell>
          <table:table-cell table:formula="of:=ROUNDUP(MONTH([.I270])/3)" office:value-type="float" office:value="3">
            <text:p>3</text:p>
          </table:table-cell>
          <table:table-cell table:formula="of:=MONTH([.I270])" office:value-type="float" office:value="9">
            <text:p>9</text:p>
          </table:table-cell>
          <table:table-cell table:formula="of:=&quot;Septembre &quot; &amp; [.B270]" office:value-type="string" office:string-value="Septembre 2008">
            <text:p>Septembre 2008</text:p>
          </table:table-cell>
          <table:table-cell table:formula="of:=&quot;W&quot; &amp; ISOWEEKNUM([.I270];1)" office:value-type="string" office:string-value="W39">
            <text:p>W39</text:p>
          </table:table-cell>
          <table:table-cell table:formula="of:=DAY([.I270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08-09-25">
            <text:p>09/25/08</text:p>
          </table:table-cell>
        </table:table-row>
        <table:table-row table:style-name="ro1">
          <table:table-cell table:formula="of:=YEAR([.I271])&amp;RIGHT(&quot;0&quot;&amp;MONTH([.I271]);2)&amp;RIGHT(&quot;0&quot;&amp;DAY([.I271]);2)" office:value-type="string" office:string-value="20080926">
            <text:p>20080926</text:p>
          </table:table-cell>
          <table:table-cell table:formula="of:=YEAR([.I271])" office:value-type="float" office:value="2008">
            <text:p>2008</text:p>
          </table:table-cell>
          <table:table-cell table:formula="of:=ROUNDUP(MONTH([.I271])/3)" office:value-type="float" office:value="3">
            <text:p>3</text:p>
          </table:table-cell>
          <table:table-cell table:formula="of:=MONTH([.I271])" office:value-type="float" office:value="9">
            <text:p>9</text:p>
          </table:table-cell>
          <table:table-cell table:formula="of:=&quot;Septembre &quot; &amp; [.B271]" office:value-type="string" office:string-value="Septembre 2008">
            <text:p>Septembre 2008</text:p>
          </table:table-cell>
          <table:table-cell table:formula="of:=&quot;W&quot; &amp; ISOWEEKNUM([.I271];1)" office:value-type="string" office:string-value="W39">
            <text:p>W39</text:p>
          </table:table-cell>
          <table:table-cell table:formula="of:=DAY([.I271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08-09-26">
            <text:p>09/26/08</text:p>
          </table:table-cell>
        </table:table-row>
        <table:table-row table:style-name="ro1">
          <table:table-cell table:formula="of:=YEAR([.I272])&amp;RIGHT(&quot;0&quot;&amp;MONTH([.I272]);2)&amp;RIGHT(&quot;0&quot;&amp;DAY([.I272]);2)" office:value-type="string" office:string-value="20080927">
            <text:p>20080927</text:p>
          </table:table-cell>
          <table:table-cell table:formula="of:=YEAR([.I272])" office:value-type="float" office:value="2008">
            <text:p>2008</text:p>
          </table:table-cell>
          <table:table-cell table:formula="of:=ROUNDUP(MONTH([.I272])/3)" office:value-type="float" office:value="3">
            <text:p>3</text:p>
          </table:table-cell>
          <table:table-cell table:formula="of:=MONTH([.I272])" office:value-type="float" office:value="9">
            <text:p>9</text:p>
          </table:table-cell>
          <table:table-cell table:formula="of:=&quot;Septembre &quot; &amp; [.B272]" office:value-type="string" office:string-value="Septembre 2008">
            <text:p>Septembre 2008</text:p>
          </table:table-cell>
          <table:table-cell table:formula="of:=&quot;W&quot; &amp; ISOWEEKNUM([.I272];1)" office:value-type="string" office:string-value="W39">
            <text:p>W39</text:p>
          </table:table-cell>
          <table:table-cell table:formula="of:=DAY([.I272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08-09-27">
            <text:p>09/27/08</text:p>
          </table:table-cell>
        </table:table-row>
        <table:table-row table:style-name="ro1">
          <table:table-cell table:formula="of:=YEAR([.I273])&amp;RIGHT(&quot;0&quot;&amp;MONTH([.I273]);2)&amp;RIGHT(&quot;0&quot;&amp;DAY([.I273]);2)" office:value-type="string" office:string-value="20080928">
            <text:p>20080928</text:p>
          </table:table-cell>
          <table:table-cell table:formula="of:=YEAR([.I273])" office:value-type="float" office:value="2008">
            <text:p>2008</text:p>
          </table:table-cell>
          <table:table-cell table:formula="of:=ROUNDUP(MONTH([.I273])/3)" office:value-type="float" office:value="3">
            <text:p>3</text:p>
          </table:table-cell>
          <table:table-cell table:formula="of:=MONTH([.I273])" office:value-type="float" office:value="9">
            <text:p>9</text:p>
          </table:table-cell>
          <table:table-cell table:formula="of:=&quot;Septembre &quot; &amp; [.B273]" office:value-type="string" office:string-value="Septembre 2008">
            <text:p>Septembre 2008</text:p>
          </table:table-cell>
          <table:table-cell table:formula="of:=&quot;W&quot; &amp; ISOWEEKNUM([.I273];1)" office:value-type="string" office:string-value="W40">
            <text:p>W40</text:p>
          </table:table-cell>
          <table:table-cell table:formula="of:=DAY([.I273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08-09-28">
            <text:p>09/28/08</text:p>
          </table:table-cell>
        </table:table-row>
        <table:table-row table:style-name="ro1">
          <table:table-cell table:formula="of:=YEAR([.I274])&amp;RIGHT(&quot;0&quot;&amp;MONTH([.I274]);2)&amp;RIGHT(&quot;0&quot;&amp;DAY([.I274]);2)" office:value-type="string" office:string-value="20080929">
            <text:p>20080929</text:p>
          </table:table-cell>
          <table:table-cell table:formula="of:=YEAR([.I274])" office:value-type="float" office:value="2008">
            <text:p>2008</text:p>
          </table:table-cell>
          <table:table-cell table:formula="of:=ROUNDUP(MONTH([.I274])/3)" office:value-type="float" office:value="3">
            <text:p>3</text:p>
          </table:table-cell>
          <table:table-cell table:formula="of:=MONTH([.I274])" office:value-type="float" office:value="9">
            <text:p>9</text:p>
          </table:table-cell>
          <table:table-cell table:formula="of:=&quot;Septembre &quot; &amp; [.B274]" office:value-type="string" office:string-value="Septembre 2008">
            <text:p>Septembre 2008</text:p>
          </table:table-cell>
          <table:table-cell table:formula="of:=&quot;W&quot; &amp; ISOWEEKNUM([.I274];1)" office:value-type="string" office:string-value="W40">
            <text:p>W40</text:p>
          </table:table-cell>
          <table:table-cell table:formula="of:=DAY([.I274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08-09-29">
            <text:p>09/29/08</text:p>
          </table:table-cell>
        </table:table-row>
        <table:table-row table:style-name="ro1">
          <table:table-cell table:formula="of:=YEAR([.I275])&amp;RIGHT(&quot;0&quot;&amp;MONTH([.I275]);2)&amp;RIGHT(&quot;0&quot;&amp;DAY([.I275]);2)" office:value-type="string" office:string-value="20080930">
            <text:p>20080930</text:p>
          </table:table-cell>
          <table:table-cell table:formula="of:=YEAR([.I275])" office:value-type="float" office:value="2008">
            <text:p>2008</text:p>
          </table:table-cell>
          <table:table-cell table:formula="of:=ROUNDUP(MONTH([.I275])/3)" office:value-type="float" office:value="3">
            <text:p>3</text:p>
          </table:table-cell>
          <table:table-cell table:formula="of:=MONTH([.I275])" office:value-type="float" office:value="9">
            <text:p>9</text:p>
          </table:table-cell>
          <table:table-cell table:formula="of:=&quot;Septembre &quot; &amp; [.B275]" office:value-type="string" office:string-value="Septembre 2008">
            <text:p>Septembre 2008</text:p>
          </table:table-cell>
          <table:table-cell table:formula="of:=&quot;W&quot; &amp; ISOWEEKNUM([.I275];1)" office:value-type="string" office:string-value="W40">
            <text:p>W40</text:p>
          </table:table-cell>
          <table:table-cell table:formula="of:=DAY([.I275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08-09-30">
            <text:p>09/30/08</text:p>
          </table:table-cell>
        </table:table-row>
        <table:table-row table:style-name="ro1">
          <table:table-cell table:formula="of:=YEAR([.I276])&amp;RIGHT(&quot;0&quot;&amp;MONTH([.I276]);2)&amp;RIGHT(&quot;0&quot;&amp;DAY([.I276]);2)" office:value-type="string" office:string-value="20081001">
            <text:p>20081001</text:p>
          </table:table-cell>
          <table:table-cell table:formula="of:=YEAR([.I276])" office:value-type="float" office:value="2008">
            <text:p>2008</text:p>
          </table:table-cell>
          <table:table-cell table:formula="of:=ROUNDUP(MONTH([.I276])/3)" office:value-type="float" office:value="4">
            <text:p>4</text:p>
          </table:table-cell>
          <table:table-cell table:formula="of:=MONTH([.I276])" office:value-type="float" office:value="10">
            <text:p>10</text:p>
          </table:table-cell>
          <table:table-cell table:formula="of:=&quot;Octubre &quot; &amp; [.B276]" office:value-type="string" office:string-value="Octubre 2008">
            <text:p>Octubre 2008</text:p>
          </table:table-cell>
          <table:table-cell table:formula="of:=&quot;W&quot; &amp; ISOWEEKNUM([.I276];1)" office:value-type="string" office:string-value="W40">
            <text:p>W40</text:p>
          </table:table-cell>
          <table:table-cell table:formula="of:=DAY([.I27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08-10-01">
            <text:p>10/01/08</text:p>
          </table:table-cell>
        </table:table-row>
        <table:table-row table:style-name="ro1">
          <table:table-cell table:formula="of:=YEAR([.I277])&amp;RIGHT(&quot;0&quot;&amp;MONTH([.I277]);2)&amp;RIGHT(&quot;0&quot;&amp;DAY([.I277]);2)" office:value-type="string" office:string-value="20081002">
            <text:p>20081002</text:p>
          </table:table-cell>
          <table:table-cell table:formula="of:=YEAR([.I277])" office:value-type="float" office:value="2008">
            <text:p>2008</text:p>
          </table:table-cell>
          <table:table-cell table:formula="of:=ROUNDUP(MONTH([.I277])/3)" office:value-type="float" office:value="4">
            <text:p>4</text:p>
          </table:table-cell>
          <table:table-cell table:formula="of:=MONTH([.I277])" office:value-type="float" office:value="10">
            <text:p>10</text:p>
          </table:table-cell>
          <table:table-cell table:formula="of:=&quot;Octubre &quot; &amp; [.B277]" office:value-type="string" office:string-value="Octubre 2008">
            <text:p>Octubre 2008</text:p>
          </table:table-cell>
          <table:table-cell table:formula="of:=&quot;W&quot; &amp; ISOWEEKNUM([.I277];1)" office:value-type="string" office:string-value="W40">
            <text:p>W40</text:p>
          </table:table-cell>
          <table:table-cell table:formula="of:=DAY([.I27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08-10-02">
            <text:p>10/02/08</text:p>
          </table:table-cell>
        </table:table-row>
        <table:table-row table:style-name="ro1">
          <table:table-cell table:formula="of:=YEAR([.I278])&amp;RIGHT(&quot;0&quot;&amp;MONTH([.I278]);2)&amp;RIGHT(&quot;0&quot;&amp;DAY([.I278]);2)" office:value-type="string" office:string-value="20081003">
            <text:p>20081003</text:p>
          </table:table-cell>
          <table:table-cell table:formula="of:=YEAR([.I278])" office:value-type="float" office:value="2008">
            <text:p>2008</text:p>
          </table:table-cell>
          <table:table-cell table:formula="of:=ROUNDUP(MONTH([.I278])/3)" office:value-type="float" office:value="4">
            <text:p>4</text:p>
          </table:table-cell>
          <table:table-cell table:formula="of:=MONTH([.I278])" office:value-type="float" office:value="10">
            <text:p>10</text:p>
          </table:table-cell>
          <table:table-cell table:formula="of:=&quot;Octubre &quot; &amp; [.B278]" office:value-type="string" office:string-value="Octubre 2008">
            <text:p>Octubre 2008</text:p>
          </table:table-cell>
          <table:table-cell table:formula="of:=&quot;W&quot; &amp; ISOWEEKNUM([.I278];1)" office:value-type="string" office:string-value="W40">
            <text:p>W40</text:p>
          </table:table-cell>
          <table:table-cell table:formula="of:=DAY([.I27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08-10-03">
            <text:p>10/03/08</text:p>
          </table:table-cell>
        </table:table-row>
        <table:table-row table:style-name="ro1">
          <table:table-cell table:formula="of:=YEAR([.I279])&amp;RIGHT(&quot;0&quot;&amp;MONTH([.I279]);2)&amp;RIGHT(&quot;0&quot;&amp;DAY([.I279]);2)" office:value-type="string" office:string-value="20081004">
            <text:p>20081004</text:p>
          </table:table-cell>
          <table:table-cell table:formula="of:=YEAR([.I279])" office:value-type="float" office:value="2008">
            <text:p>2008</text:p>
          </table:table-cell>
          <table:table-cell table:formula="of:=ROUNDUP(MONTH([.I279])/3)" office:value-type="float" office:value="4">
            <text:p>4</text:p>
          </table:table-cell>
          <table:table-cell table:formula="of:=MONTH([.I279])" office:value-type="float" office:value="10">
            <text:p>10</text:p>
          </table:table-cell>
          <table:table-cell table:formula="of:=&quot;Octubre &quot; &amp; [.B279]" office:value-type="string" office:string-value="Octubre 2008">
            <text:p>Octubre 2008</text:p>
          </table:table-cell>
          <table:table-cell table:formula="of:=&quot;W&quot; &amp; ISOWEEKNUM([.I279];1)" office:value-type="string" office:string-value="W40">
            <text:p>W40</text:p>
          </table:table-cell>
          <table:table-cell table:formula="of:=DAY([.I27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08-10-04">
            <text:p>10/04/08</text:p>
          </table:table-cell>
        </table:table-row>
        <table:table-row table:style-name="ro1">
          <table:table-cell table:formula="of:=YEAR([.I280])&amp;RIGHT(&quot;0&quot;&amp;MONTH([.I280]);2)&amp;RIGHT(&quot;0&quot;&amp;DAY([.I280]);2)" office:value-type="string" office:string-value="20081005">
            <text:p>20081005</text:p>
          </table:table-cell>
          <table:table-cell table:formula="of:=YEAR([.I280])" office:value-type="float" office:value="2008">
            <text:p>2008</text:p>
          </table:table-cell>
          <table:table-cell table:formula="of:=ROUNDUP(MONTH([.I280])/3)" office:value-type="float" office:value="4">
            <text:p>4</text:p>
          </table:table-cell>
          <table:table-cell table:formula="of:=MONTH([.I280])" office:value-type="float" office:value="10">
            <text:p>10</text:p>
          </table:table-cell>
          <table:table-cell table:formula="of:=&quot;Octubre &quot; &amp; [.B280]" office:value-type="string" office:string-value="Octubre 2008">
            <text:p>Octubre 2008</text:p>
          </table:table-cell>
          <table:table-cell table:formula="of:=&quot;W&quot; &amp; ISOWEEKNUM([.I280];1)" office:value-type="string" office:string-value="W41">
            <text:p>W41</text:p>
          </table:table-cell>
          <table:table-cell table:formula="of:=DAY([.I28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08-10-05">
            <text:p>10/05/08</text:p>
          </table:table-cell>
        </table:table-row>
        <table:table-row table:style-name="ro1">
          <table:table-cell table:formula="of:=YEAR([.I281])&amp;RIGHT(&quot;0&quot;&amp;MONTH([.I281]);2)&amp;RIGHT(&quot;0&quot;&amp;DAY([.I281]);2)" office:value-type="string" office:string-value="20081006">
            <text:p>20081006</text:p>
          </table:table-cell>
          <table:table-cell table:formula="of:=YEAR([.I281])" office:value-type="float" office:value="2008">
            <text:p>2008</text:p>
          </table:table-cell>
          <table:table-cell table:formula="of:=ROUNDUP(MONTH([.I281])/3)" office:value-type="float" office:value="4">
            <text:p>4</text:p>
          </table:table-cell>
          <table:table-cell table:formula="of:=MONTH([.I281])" office:value-type="float" office:value="10">
            <text:p>10</text:p>
          </table:table-cell>
          <table:table-cell table:formula="of:=&quot;Octubre &quot; &amp; [.B281]" office:value-type="string" office:string-value="Octubre 2008">
            <text:p>Octubre 2008</text:p>
          </table:table-cell>
          <table:table-cell table:formula="of:=&quot;W&quot; &amp; ISOWEEKNUM([.I281];1)" office:value-type="string" office:string-value="W41">
            <text:p>W41</text:p>
          </table:table-cell>
          <table:table-cell table:formula="of:=DAY([.I28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08-10-06">
            <text:p>10/06/08</text:p>
          </table:table-cell>
        </table:table-row>
        <table:table-row table:style-name="ro1">
          <table:table-cell table:formula="of:=YEAR([.I282])&amp;RIGHT(&quot;0&quot;&amp;MONTH([.I282]);2)&amp;RIGHT(&quot;0&quot;&amp;DAY([.I282]);2)" office:value-type="string" office:string-value="20081007">
            <text:p>20081007</text:p>
          </table:table-cell>
          <table:table-cell table:formula="of:=YEAR([.I282])" office:value-type="float" office:value="2008">
            <text:p>2008</text:p>
          </table:table-cell>
          <table:table-cell table:formula="of:=ROUNDUP(MONTH([.I282])/3)" office:value-type="float" office:value="4">
            <text:p>4</text:p>
          </table:table-cell>
          <table:table-cell table:formula="of:=MONTH([.I282])" office:value-type="float" office:value="10">
            <text:p>10</text:p>
          </table:table-cell>
          <table:table-cell table:formula="of:=&quot;Octubre &quot; &amp; [.B282]" office:value-type="string" office:string-value="Octubre 2008">
            <text:p>Octubre 2008</text:p>
          </table:table-cell>
          <table:table-cell table:formula="of:=&quot;W&quot; &amp; ISOWEEKNUM([.I282];1)" office:value-type="string" office:string-value="W41">
            <text:p>W41</text:p>
          </table:table-cell>
          <table:table-cell table:formula="of:=DAY([.I28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08-10-07">
            <text:p>10/07/08</text:p>
          </table:table-cell>
        </table:table-row>
        <table:table-row table:style-name="ro1">
          <table:table-cell table:formula="of:=YEAR([.I283])&amp;RIGHT(&quot;0&quot;&amp;MONTH([.I283]);2)&amp;RIGHT(&quot;0&quot;&amp;DAY([.I283]);2)" office:value-type="string" office:string-value="20081008">
            <text:p>20081008</text:p>
          </table:table-cell>
          <table:table-cell table:formula="of:=YEAR([.I283])" office:value-type="float" office:value="2008">
            <text:p>2008</text:p>
          </table:table-cell>
          <table:table-cell table:formula="of:=ROUNDUP(MONTH([.I283])/3)" office:value-type="float" office:value="4">
            <text:p>4</text:p>
          </table:table-cell>
          <table:table-cell table:formula="of:=MONTH([.I283])" office:value-type="float" office:value="10">
            <text:p>10</text:p>
          </table:table-cell>
          <table:table-cell table:formula="of:=&quot;Octubre &quot; &amp; [.B283]" office:value-type="string" office:string-value="Octubre 2008">
            <text:p>Octubre 2008</text:p>
          </table:table-cell>
          <table:table-cell table:formula="of:=&quot;W&quot; &amp; ISOWEEKNUM([.I283];1)" office:value-type="string" office:string-value="W41">
            <text:p>W41</text:p>
          </table:table-cell>
          <table:table-cell table:formula="of:=DAY([.I28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08-10-08">
            <text:p>10/08/08</text:p>
          </table:table-cell>
        </table:table-row>
        <table:table-row table:style-name="ro1">
          <table:table-cell table:formula="of:=YEAR([.I284])&amp;RIGHT(&quot;0&quot;&amp;MONTH([.I284]);2)&amp;RIGHT(&quot;0&quot;&amp;DAY([.I284]);2)" office:value-type="string" office:string-value="20081009">
            <text:p>20081009</text:p>
          </table:table-cell>
          <table:table-cell table:formula="of:=YEAR([.I284])" office:value-type="float" office:value="2008">
            <text:p>2008</text:p>
          </table:table-cell>
          <table:table-cell table:formula="of:=ROUNDUP(MONTH([.I284])/3)" office:value-type="float" office:value="4">
            <text:p>4</text:p>
          </table:table-cell>
          <table:table-cell table:formula="of:=MONTH([.I284])" office:value-type="float" office:value="10">
            <text:p>10</text:p>
          </table:table-cell>
          <table:table-cell table:formula="of:=&quot;Octubre &quot; &amp; [.B284]" office:value-type="string" office:string-value="Octubre 2008">
            <text:p>Octubre 2008</text:p>
          </table:table-cell>
          <table:table-cell table:formula="of:=&quot;W&quot; &amp; ISOWEEKNUM([.I284];1)" office:value-type="string" office:string-value="W41">
            <text:p>W41</text:p>
          </table:table-cell>
          <table:table-cell table:formula="of:=DAY([.I28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08-10-09">
            <text:p>10/09/08</text:p>
          </table:table-cell>
        </table:table-row>
        <table:table-row table:style-name="ro1">
          <table:table-cell table:formula="of:=YEAR([.I285])&amp;RIGHT(&quot;0&quot;&amp;MONTH([.I285]);2)&amp;RIGHT(&quot;0&quot;&amp;DAY([.I285]);2)" office:value-type="string" office:string-value="20081010">
            <text:p>20081010</text:p>
          </table:table-cell>
          <table:table-cell table:formula="of:=YEAR([.I285])" office:value-type="float" office:value="2008">
            <text:p>2008</text:p>
          </table:table-cell>
          <table:table-cell table:formula="of:=ROUNDUP(MONTH([.I285])/3)" office:value-type="float" office:value="4">
            <text:p>4</text:p>
          </table:table-cell>
          <table:table-cell table:formula="of:=MONTH([.I285])" office:value-type="float" office:value="10">
            <text:p>10</text:p>
          </table:table-cell>
          <table:table-cell table:formula="of:=&quot;Octubre &quot; &amp; [.B285]" office:value-type="string" office:string-value="Octubre 2008">
            <text:p>Octubre 2008</text:p>
          </table:table-cell>
          <table:table-cell table:formula="of:=&quot;W&quot; &amp; ISOWEEKNUM([.I285];1)" office:value-type="string" office:string-value="W41">
            <text:p>W41</text:p>
          </table:table-cell>
          <table:table-cell table:formula="of:=DAY([.I28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08-10-10">
            <text:p>10/10/08</text:p>
          </table:table-cell>
        </table:table-row>
        <table:table-row table:style-name="ro1">
          <table:table-cell table:formula="of:=YEAR([.I286])&amp;RIGHT(&quot;0&quot;&amp;MONTH([.I286]);2)&amp;RIGHT(&quot;0&quot;&amp;DAY([.I286]);2)" office:value-type="string" office:string-value="20081011">
            <text:p>20081011</text:p>
          </table:table-cell>
          <table:table-cell table:formula="of:=YEAR([.I286])" office:value-type="float" office:value="2008">
            <text:p>2008</text:p>
          </table:table-cell>
          <table:table-cell table:formula="of:=ROUNDUP(MONTH([.I286])/3)" office:value-type="float" office:value="4">
            <text:p>4</text:p>
          </table:table-cell>
          <table:table-cell table:formula="of:=MONTH([.I286])" office:value-type="float" office:value="10">
            <text:p>10</text:p>
          </table:table-cell>
          <table:table-cell table:formula="of:=&quot;Octubre &quot; &amp; [.B286]" office:value-type="string" office:string-value="Octubre 2008">
            <text:p>Octubre 2008</text:p>
          </table:table-cell>
          <table:table-cell table:formula="of:=&quot;W&quot; &amp; ISOWEEKNUM([.I286];1)" office:value-type="string" office:string-value="W41">
            <text:p>W41</text:p>
          </table:table-cell>
          <table:table-cell table:formula="of:=DAY([.I28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08-10-11">
            <text:p>10/11/08</text:p>
          </table:table-cell>
        </table:table-row>
        <table:table-row table:style-name="ro1">
          <table:table-cell table:formula="of:=YEAR([.I287])&amp;RIGHT(&quot;0&quot;&amp;MONTH([.I287]);2)&amp;RIGHT(&quot;0&quot;&amp;DAY([.I287]);2)" office:value-type="string" office:string-value="20081012">
            <text:p>20081012</text:p>
          </table:table-cell>
          <table:table-cell table:formula="of:=YEAR([.I287])" office:value-type="float" office:value="2008">
            <text:p>2008</text:p>
          </table:table-cell>
          <table:table-cell table:formula="of:=ROUNDUP(MONTH([.I287])/3)" office:value-type="float" office:value="4">
            <text:p>4</text:p>
          </table:table-cell>
          <table:table-cell table:formula="of:=MONTH([.I287])" office:value-type="float" office:value="10">
            <text:p>10</text:p>
          </table:table-cell>
          <table:table-cell table:formula="of:=&quot;Octubre &quot; &amp; [.B287]" office:value-type="string" office:string-value="Octubre 2008">
            <text:p>Octubre 2008</text:p>
          </table:table-cell>
          <table:table-cell table:formula="of:=&quot;W&quot; &amp; ISOWEEKNUM([.I287];1)" office:value-type="string" office:string-value="W42">
            <text:p>W42</text:p>
          </table:table-cell>
          <table:table-cell table:formula="of:=DAY([.I28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08-10-12">
            <text:p>10/12/08</text:p>
          </table:table-cell>
        </table:table-row>
        <table:table-row table:style-name="ro1">
          <table:table-cell table:formula="of:=YEAR([.I288])&amp;RIGHT(&quot;0&quot;&amp;MONTH([.I288]);2)&amp;RIGHT(&quot;0&quot;&amp;DAY([.I288]);2)" office:value-type="string" office:string-value="20081013">
            <text:p>20081013</text:p>
          </table:table-cell>
          <table:table-cell table:formula="of:=YEAR([.I288])" office:value-type="float" office:value="2008">
            <text:p>2008</text:p>
          </table:table-cell>
          <table:table-cell table:formula="of:=ROUNDUP(MONTH([.I288])/3)" office:value-type="float" office:value="4">
            <text:p>4</text:p>
          </table:table-cell>
          <table:table-cell table:formula="of:=MONTH([.I288])" office:value-type="float" office:value="10">
            <text:p>10</text:p>
          </table:table-cell>
          <table:table-cell table:formula="of:=&quot;Octubre &quot; &amp; [.B288]" office:value-type="string" office:string-value="Octubre 2008">
            <text:p>Octubre 2008</text:p>
          </table:table-cell>
          <table:table-cell table:formula="of:=&quot;W&quot; &amp; ISOWEEKNUM([.I288];1)" office:value-type="string" office:string-value="W42">
            <text:p>W42</text:p>
          </table:table-cell>
          <table:table-cell table:formula="of:=DAY([.I28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08-10-13">
            <text:p>10/13/08</text:p>
          </table:table-cell>
        </table:table-row>
        <table:table-row table:style-name="ro1">
          <table:table-cell table:formula="of:=YEAR([.I289])&amp;RIGHT(&quot;0&quot;&amp;MONTH([.I289]);2)&amp;RIGHT(&quot;0&quot;&amp;DAY([.I289]);2)" office:value-type="string" office:string-value="20081014">
            <text:p>20081014</text:p>
          </table:table-cell>
          <table:table-cell table:formula="of:=YEAR([.I289])" office:value-type="float" office:value="2008">
            <text:p>2008</text:p>
          </table:table-cell>
          <table:table-cell table:formula="of:=ROUNDUP(MONTH([.I289])/3)" office:value-type="float" office:value="4">
            <text:p>4</text:p>
          </table:table-cell>
          <table:table-cell table:formula="of:=MONTH([.I289])" office:value-type="float" office:value="10">
            <text:p>10</text:p>
          </table:table-cell>
          <table:table-cell table:formula="of:=&quot;Octubre &quot; &amp; [.B289]" office:value-type="string" office:string-value="Octubre 2008">
            <text:p>Octubre 2008</text:p>
          </table:table-cell>
          <table:table-cell table:formula="of:=&quot;W&quot; &amp; ISOWEEKNUM([.I289];1)" office:value-type="string" office:string-value="W42">
            <text:p>W42</text:p>
          </table:table-cell>
          <table:table-cell table:formula="of:=DAY([.I28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08-10-14">
            <text:p>10/14/08</text:p>
          </table:table-cell>
        </table:table-row>
        <table:table-row table:style-name="ro1">
          <table:table-cell table:formula="of:=YEAR([.I290])&amp;RIGHT(&quot;0&quot;&amp;MONTH([.I290]);2)&amp;RIGHT(&quot;0&quot;&amp;DAY([.I290]);2)" office:value-type="string" office:string-value="20081015">
            <text:p>20081015</text:p>
          </table:table-cell>
          <table:table-cell table:formula="of:=YEAR([.I290])" office:value-type="float" office:value="2008">
            <text:p>2008</text:p>
          </table:table-cell>
          <table:table-cell table:formula="of:=ROUNDUP(MONTH([.I290])/3)" office:value-type="float" office:value="4">
            <text:p>4</text:p>
          </table:table-cell>
          <table:table-cell table:formula="of:=MONTH([.I290])" office:value-type="float" office:value="10">
            <text:p>10</text:p>
          </table:table-cell>
          <table:table-cell table:formula="of:=&quot;Octubre &quot; &amp; [.B290]" office:value-type="string" office:string-value="Octubre 2008">
            <text:p>Octubre 2008</text:p>
          </table:table-cell>
          <table:table-cell table:formula="of:=&quot;W&quot; &amp; ISOWEEKNUM([.I290];1)" office:value-type="string" office:string-value="W42">
            <text:p>W42</text:p>
          </table:table-cell>
          <table:table-cell table:formula="of:=DAY([.I29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08-10-15">
            <text:p>10/15/08</text:p>
          </table:table-cell>
        </table:table-row>
        <table:table-row table:style-name="ro1">
          <table:table-cell table:formula="of:=YEAR([.I291])&amp;RIGHT(&quot;0&quot;&amp;MONTH([.I291]);2)&amp;RIGHT(&quot;0&quot;&amp;DAY([.I291]);2)" office:value-type="string" office:string-value="20081016">
            <text:p>20081016</text:p>
          </table:table-cell>
          <table:table-cell table:formula="of:=YEAR([.I291])" office:value-type="float" office:value="2008">
            <text:p>2008</text:p>
          </table:table-cell>
          <table:table-cell table:formula="of:=ROUNDUP(MONTH([.I291])/3)" office:value-type="float" office:value="4">
            <text:p>4</text:p>
          </table:table-cell>
          <table:table-cell table:formula="of:=MONTH([.I291])" office:value-type="float" office:value="10">
            <text:p>10</text:p>
          </table:table-cell>
          <table:table-cell table:formula="of:=&quot;Octubre &quot; &amp; [.B291]" office:value-type="string" office:string-value="Octubre 2008">
            <text:p>Octubre 2008</text:p>
          </table:table-cell>
          <table:table-cell table:formula="of:=&quot;W&quot; &amp; ISOWEEKNUM([.I291];1)" office:value-type="string" office:string-value="W42">
            <text:p>W42</text:p>
          </table:table-cell>
          <table:table-cell table:formula="of:=DAY([.I29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08-10-16">
            <text:p>10/16/08</text:p>
          </table:table-cell>
        </table:table-row>
        <table:table-row table:style-name="ro1">
          <table:table-cell table:formula="of:=YEAR([.I292])&amp;RIGHT(&quot;0&quot;&amp;MONTH([.I292]);2)&amp;RIGHT(&quot;0&quot;&amp;DAY([.I292]);2)" office:value-type="string" office:string-value="20081017">
            <text:p>20081017</text:p>
          </table:table-cell>
          <table:table-cell table:formula="of:=YEAR([.I292])" office:value-type="float" office:value="2008">
            <text:p>2008</text:p>
          </table:table-cell>
          <table:table-cell table:formula="of:=ROUNDUP(MONTH([.I292])/3)" office:value-type="float" office:value="4">
            <text:p>4</text:p>
          </table:table-cell>
          <table:table-cell table:formula="of:=MONTH([.I292])" office:value-type="float" office:value="10">
            <text:p>10</text:p>
          </table:table-cell>
          <table:table-cell table:formula="of:=&quot;Octubre &quot; &amp; [.B292]" office:value-type="string" office:string-value="Octubre 2008">
            <text:p>Octubre 2008</text:p>
          </table:table-cell>
          <table:table-cell table:formula="of:=&quot;W&quot; &amp; ISOWEEKNUM([.I292];1)" office:value-type="string" office:string-value="W42">
            <text:p>W42</text:p>
          </table:table-cell>
          <table:table-cell table:formula="of:=DAY([.I29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08-10-17">
            <text:p>10/17/08</text:p>
          </table:table-cell>
        </table:table-row>
        <table:table-row table:style-name="ro1">
          <table:table-cell table:formula="of:=YEAR([.I293])&amp;RIGHT(&quot;0&quot;&amp;MONTH([.I293]);2)&amp;RIGHT(&quot;0&quot;&amp;DAY([.I293]);2)" office:value-type="string" office:string-value="20081018">
            <text:p>20081018</text:p>
          </table:table-cell>
          <table:table-cell table:formula="of:=YEAR([.I293])" office:value-type="float" office:value="2008">
            <text:p>2008</text:p>
          </table:table-cell>
          <table:table-cell table:formula="of:=ROUNDUP(MONTH([.I293])/3)" office:value-type="float" office:value="4">
            <text:p>4</text:p>
          </table:table-cell>
          <table:table-cell table:formula="of:=MONTH([.I293])" office:value-type="float" office:value="10">
            <text:p>10</text:p>
          </table:table-cell>
          <table:table-cell table:formula="of:=&quot;Octubre &quot; &amp; [.B293]" office:value-type="string" office:string-value="Octubre 2008">
            <text:p>Octubre 2008</text:p>
          </table:table-cell>
          <table:table-cell table:formula="of:=&quot;W&quot; &amp; ISOWEEKNUM([.I293];1)" office:value-type="string" office:string-value="W42">
            <text:p>W42</text:p>
          </table:table-cell>
          <table:table-cell table:formula="of:=DAY([.I29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08-10-18">
            <text:p>10/18/08</text:p>
          </table:table-cell>
        </table:table-row>
        <table:table-row table:style-name="ro1">
          <table:table-cell table:formula="of:=YEAR([.I294])&amp;RIGHT(&quot;0&quot;&amp;MONTH([.I294]);2)&amp;RIGHT(&quot;0&quot;&amp;DAY([.I294]);2)" office:value-type="string" office:string-value="20081019">
            <text:p>20081019</text:p>
          </table:table-cell>
          <table:table-cell table:formula="of:=YEAR([.I294])" office:value-type="float" office:value="2008">
            <text:p>2008</text:p>
          </table:table-cell>
          <table:table-cell table:formula="of:=ROUNDUP(MONTH([.I294])/3)" office:value-type="float" office:value="4">
            <text:p>4</text:p>
          </table:table-cell>
          <table:table-cell table:formula="of:=MONTH([.I294])" office:value-type="float" office:value="10">
            <text:p>10</text:p>
          </table:table-cell>
          <table:table-cell table:formula="of:=&quot;Octubre &quot; &amp; [.B294]" office:value-type="string" office:string-value="Octubre 2008">
            <text:p>Octubre 2008</text:p>
          </table:table-cell>
          <table:table-cell table:formula="of:=&quot;W&quot; &amp; ISOWEEKNUM([.I294];1)" office:value-type="string" office:string-value="W43">
            <text:p>W43</text:p>
          </table:table-cell>
          <table:table-cell table:formula="of:=DAY([.I29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08-10-19">
            <text:p>10/19/08</text:p>
          </table:table-cell>
        </table:table-row>
        <table:table-row table:style-name="ro1">
          <table:table-cell table:formula="of:=YEAR([.I295])&amp;RIGHT(&quot;0&quot;&amp;MONTH([.I295]);2)&amp;RIGHT(&quot;0&quot;&amp;DAY([.I295]);2)" office:value-type="string" office:string-value="20081020">
            <text:p>20081020</text:p>
          </table:table-cell>
          <table:table-cell table:formula="of:=YEAR([.I295])" office:value-type="float" office:value="2008">
            <text:p>2008</text:p>
          </table:table-cell>
          <table:table-cell table:formula="of:=ROUNDUP(MONTH([.I295])/3)" office:value-type="float" office:value="4">
            <text:p>4</text:p>
          </table:table-cell>
          <table:table-cell table:formula="of:=MONTH([.I295])" office:value-type="float" office:value="10">
            <text:p>10</text:p>
          </table:table-cell>
          <table:table-cell table:formula="of:=&quot;Octubre &quot; &amp; [.B295]" office:value-type="string" office:string-value="Octubre 2008">
            <text:p>Octubre 2008</text:p>
          </table:table-cell>
          <table:table-cell table:formula="of:=&quot;W&quot; &amp; ISOWEEKNUM([.I295];1)" office:value-type="string" office:string-value="W43">
            <text:p>W43</text:p>
          </table:table-cell>
          <table:table-cell table:formula="of:=DAY([.I29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08-10-20">
            <text:p>10/20/08</text:p>
          </table:table-cell>
        </table:table-row>
        <table:table-row table:style-name="ro1">
          <table:table-cell table:formula="of:=YEAR([.I296])&amp;RIGHT(&quot;0&quot;&amp;MONTH([.I296]);2)&amp;RIGHT(&quot;0&quot;&amp;DAY([.I296]);2)" office:value-type="string" office:string-value="20081021">
            <text:p>20081021</text:p>
          </table:table-cell>
          <table:table-cell table:formula="of:=YEAR([.I296])" office:value-type="float" office:value="2008">
            <text:p>2008</text:p>
          </table:table-cell>
          <table:table-cell table:formula="of:=ROUNDUP(MONTH([.I296])/3)" office:value-type="float" office:value="4">
            <text:p>4</text:p>
          </table:table-cell>
          <table:table-cell table:formula="of:=MONTH([.I296])" office:value-type="float" office:value="10">
            <text:p>10</text:p>
          </table:table-cell>
          <table:table-cell table:formula="of:=&quot;Octubre &quot; &amp; [.B296]" office:value-type="string" office:string-value="Octubre 2008">
            <text:p>Octubre 2008</text:p>
          </table:table-cell>
          <table:table-cell table:formula="of:=&quot;W&quot; &amp; ISOWEEKNUM([.I296];1)" office:value-type="string" office:string-value="W43">
            <text:p>W43</text:p>
          </table:table-cell>
          <table:table-cell table:formula="of:=DAY([.I29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08-10-21">
            <text:p>10/21/08</text:p>
          </table:table-cell>
        </table:table-row>
        <table:table-row table:style-name="ro1">
          <table:table-cell table:formula="of:=YEAR([.I297])&amp;RIGHT(&quot;0&quot;&amp;MONTH([.I297]);2)&amp;RIGHT(&quot;0&quot;&amp;DAY([.I297]);2)" office:value-type="string" office:string-value="20081022">
            <text:p>20081022</text:p>
          </table:table-cell>
          <table:table-cell table:formula="of:=YEAR([.I297])" office:value-type="float" office:value="2008">
            <text:p>2008</text:p>
          </table:table-cell>
          <table:table-cell table:formula="of:=ROUNDUP(MONTH([.I297])/3)" office:value-type="float" office:value="4">
            <text:p>4</text:p>
          </table:table-cell>
          <table:table-cell table:formula="of:=MONTH([.I297])" office:value-type="float" office:value="10">
            <text:p>10</text:p>
          </table:table-cell>
          <table:table-cell table:formula="of:=&quot;Octubre &quot; &amp; [.B297]" office:value-type="string" office:string-value="Octubre 2008">
            <text:p>Octubre 2008</text:p>
          </table:table-cell>
          <table:table-cell table:formula="of:=&quot;W&quot; &amp; ISOWEEKNUM([.I297];1)" office:value-type="string" office:string-value="W43">
            <text:p>W43</text:p>
          </table:table-cell>
          <table:table-cell table:formula="of:=DAY([.I29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08-10-22">
            <text:p>10/22/08</text:p>
          </table:table-cell>
        </table:table-row>
        <table:table-row table:style-name="ro1">
          <table:table-cell table:formula="of:=YEAR([.I298])&amp;RIGHT(&quot;0&quot;&amp;MONTH([.I298]);2)&amp;RIGHT(&quot;0&quot;&amp;DAY([.I298]);2)" office:value-type="string" office:string-value="20081023">
            <text:p>20081023</text:p>
          </table:table-cell>
          <table:table-cell table:formula="of:=YEAR([.I298])" office:value-type="float" office:value="2008">
            <text:p>2008</text:p>
          </table:table-cell>
          <table:table-cell table:formula="of:=ROUNDUP(MONTH([.I298])/3)" office:value-type="float" office:value="4">
            <text:p>4</text:p>
          </table:table-cell>
          <table:table-cell table:formula="of:=MONTH([.I298])" office:value-type="float" office:value="10">
            <text:p>10</text:p>
          </table:table-cell>
          <table:table-cell table:formula="of:=&quot;Octubre &quot; &amp; [.B298]" office:value-type="string" office:string-value="Octubre 2008">
            <text:p>Octubre 2008</text:p>
          </table:table-cell>
          <table:table-cell table:formula="of:=&quot;W&quot; &amp; ISOWEEKNUM([.I298];1)" office:value-type="string" office:string-value="W43">
            <text:p>W43</text:p>
          </table:table-cell>
          <table:table-cell table:formula="of:=DAY([.I29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08-10-23">
            <text:p>10/23/08</text:p>
          </table:table-cell>
        </table:table-row>
        <table:table-row table:style-name="ro1">
          <table:table-cell table:formula="of:=YEAR([.I299])&amp;RIGHT(&quot;0&quot;&amp;MONTH([.I299]);2)&amp;RIGHT(&quot;0&quot;&amp;DAY([.I299]);2)" office:value-type="string" office:string-value="20081024">
            <text:p>20081024</text:p>
          </table:table-cell>
          <table:table-cell table:formula="of:=YEAR([.I299])" office:value-type="float" office:value="2008">
            <text:p>2008</text:p>
          </table:table-cell>
          <table:table-cell table:formula="of:=ROUNDUP(MONTH([.I299])/3)" office:value-type="float" office:value="4">
            <text:p>4</text:p>
          </table:table-cell>
          <table:table-cell table:formula="of:=MONTH([.I299])" office:value-type="float" office:value="10">
            <text:p>10</text:p>
          </table:table-cell>
          <table:table-cell table:formula="of:=&quot;Octubre &quot; &amp; [.B299]" office:value-type="string" office:string-value="Octubre 2008">
            <text:p>Octubre 2008</text:p>
          </table:table-cell>
          <table:table-cell table:formula="of:=&quot;W&quot; &amp; ISOWEEKNUM([.I299];1)" office:value-type="string" office:string-value="W43">
            <text:p>W43</text:p>
          </table:table-cell>
          <table:table-cell table:formula="of:=DAY([.I29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08-10-24">
            <text:p>10/24/08</text:p>
          </table:table-cell>
        </table:table-row>
        <table:table-row table:style-name="ro1">
          <table:table-cell table:formula="of:=YEAR([.I300])&amp;RIGHT(&quot;0&quot;&amp;MONTH([.I300]);2)&amp;RIGHT(&quot;0&quot;&amp;DAY([.I300]);2)" office:value-type="string" office:string-value="20081025">
            <text:p>20081025</text:p>
          </table:table-cell>
          <table:table-cell table:formula="of:=YEAR([.I300])" office:value-type="float" office:value="2008">
            <text:p>2008</text:p>
          </table:table-cell>
          <table:table-cell table:formula="of:=ROUNDUP(MONTH([.I300])/3)" office:value-type="float" office:value="4">
            <text:p>4</text:p>
          </table:table-cell>
          <table:table-cell table:formula="of:=MONTH([.I300])" office:value-type="float" office:value="10">
            <text:p>10</text:p>
          </table:table-cell>
          <table:table-cell table:formula="of:=&quot;Octubre &quot; &amp; [.B300]" office:value-type="string" office:string-value="Octubre 2008">
            <text:p>Octubre 2008</text:p>
          </table:table-cell>
          <table:table-cell table:formula="of:=&quot;W&quot; &amp; ISOWEEKNUM([.I300];1)" office:value-type="string" office:string-value="W43">
            <text:p>W43</text:p>
          </table:table-cell>
          <table:table-cell table:formula="of:=DAY([.I30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08-10-25">
            <text:p>10/25/08</text:p>
          </table:table-cell>
        </table:table-row>
        <table:table-row table:style-name="ro1">
          <table:table-cell table:formula="of:=YEAR([.I301])&amp;RIGHT(&quot;0&quot;&amp;MONTH([.I301]);2)&amp;RIGHT(&quot;0&quot;&amp;DAY([.I301]);2)" office:value-type="string" office:string-value="20081026">
            <text:p>20081026</text:p>
          </table:table-cell>
          <table:table-cell table:formula="of:=YEAR([.I301])" office:value-type="float" office:value="2008">
            <text:p>2008</text:p>
          </table:table-cell>
          <table:table-cell table:formula="of:=ROUNDUP(MONTH([.I301])/3)" office:value-type="float" office:value="4">
            <text:p>4</text:p>
          </table:table-cell>
          <table:table-cell table:formula="of:=MONTH([.I301])" office:value-type="float" office:value="10">
            <text:p>10</text:p>
          </table:table-cell>
          <table:table-cell table:formula="of:=&quot;Octubre &quot; &amp; [.B301]" office:value-type="string" office:string-value="Octubre 2008">
            <text:p>Octubre 2008</text:p>
          </table:table-cell>
          <table:table-cell table:formula="of:=&quot;W&quot; &amp; ISOWEEKNUM([.I301];1)" office:value-type="string" office:string-value="W44">
            <text:p>W44</text:p>
          </table:table-cell>
          <table:table-cell table:formula="of:=DAY([.I30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08-10-26">
            <text:p>10/26/08</text:p>
          </table:table-cell>
        </table:table-row>
        <table:table-row table:style-name="ro1">
          <table:table-cell table:formula="of:=YEAR([.I302])&amp;RIGHT(&quot;0&quot;&amp;MONTH([.I302]);2)&amp;RIGHT(&quot;0&quot;&amp;DAY([.I302]);2)" office:value-type="string" office:string-value="20081027">
            <text:p>20081027</text:p>
          </table:table-cell>
          <table:table-cell table:formula="of:=YEAR([.I302])" office:value-type="float" office:value="2008">
            <text:p>2008</text:p>
          </table:table-cell>
          <table:table-cell table:formula="of:=ROUNDUP(MONTH([.I302])/3)" office:value-type="float" office:value="4">
            <text:p>4</text:p>
          </table:table-cell>
          <table:table-cell table:formula="of:=MONTH([.I302])" office:value-type="float" office:value="10">
            <text:p>10</text:p>
          </table:table-cell>
          <table:table-cell table:formula="of:=&quot;Octubre &quot; &amp; [.B302]" office:value-type="string" office:string-value="Octubre 2008">
            <text:p>Octubre 2008</text:p>
          </table:table-cell>
          <table:table-cell table:formula="of:=&quot;W&quot; &amp; ISOWEEKNUM([.I302];1)" office:value-type="string" office:string-value="W44">
            <text:p>W44</text:p>
          </table:table-cell>
          <table:table-cell table:formula="of:=DAY([.I30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08-10-27">
            <text:p>10/27/08</text:p>
          </table:table-cell>
        </table:table-row>
        <table:table-row table:style-name="ro1">
          <table:table-cell table:formula="of:=YEAR([.I303])&amp;RIGHT(&quot;0&quot;&amp;MONTH([.I303]);2)&amp;RIGHT(&quot;0&quot;&amp;DAY([.I303]);2)" office:value-type="string" office:string-value="20081028">
            <text:p>20081028</text:p>
          </table:table-cell>
          <table:table-cell table:formula="of:=YEAR([.I303])" office:value-type="float" office:value="2008">
            <text:p>2008</text:p>
          </table:table-cell>
          <table:table-cell table:formula="of:=ROUNDUP(MONTH([.I303])/3)" office:value-type="float" office:value="4">
            <text:p>4</text:p>
          </table:table-cell>
          <table:table-cell table:formula="of:=MONTH([.I303])" office:value-type="float" office:value="10">
            <text:p>10</text:p>
          </table:table-cell>
          <table:table-cell table:formula="of:=&quot;Octubre &quot; &amp; [.B303]" office:value-type="string" office:string-value="Octubre 2008">
            <text:p>Octubre 2008</text:p>
          </table:table-cell>
          <table:table-cell table:formula="of:=&quot;W&quot; &amp; ISOWEEKNUM([.I303];1)" office:value-type="string" office:string-value="W44">
            <text:p>W44</text:p>
          </table:table-cell>
          <table:table-cell table:formula="of:=DAY([.I30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08-10-28">
            <text:p>10/28/08</text:p>
          </table:table-cell>
        </table:table-row>
        <table:table-row table:style-name="ro1">
          <table:table-cell table:formula="of:=YEAR([.I304])&amp;RIGHT(&quot;0&quot;&amp;MONTH([.I304]);2)&amp;RIGHT(&quot;0&quot;&amp;DAY([.I304]);2)" office:value-type="string" office:string-value="20081029">
            <text:p>20081029</text:p>
          </table:table-cell>
          <table:table-cell table:formula="of:=YEAR([.I304])" office:value-type="float" office:value="2008">
            <text:p>2008</text:p>
          </table:table-cell>
          <table:table-cell table:formula="of:=ROUNDUP(MONTH([.I304])/3)" office:value-type="float" office:value="4">
            <text:p>4</text:p>
          </table:table-cell>
          <table:table-cell table:formula="of:=MONTH([.I304])" office:value-type="float" office:value="10">
            <text:p>10</text:p>
          </table:table-cell>
          <table:table-cell table:formula="of:=&quot;Octubre &quot; &amp; [.B304]" office:value-type="string" office:string-value="Octubre 2008">
            <text:p>Octubre 2008</text:p>
          </table:table-cell>
          <table:table-cell table:formula="of:=&quot;W&quot; &amp; ISOWEEKNUM([.I304];1)" office:value-type="string" office:string-value="W44">
            <text:p>W44</text:p>
          </table:table-cell>
          <table:table-cell table:formula="of:=DAY([.I30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08-10-29">
            <text:p>10/29/08</text:p>
          </table:table-cell>
        </table:table-row>
        <table:table-row table:style-name="ro1">
          <table:table-cell table:formula="of:=YEAR([.I305])&amp;RIGHT(&quot;0&quot;&amp;MONTH([.I305]);2)&amp;RIGHT(&quot;0&quot;&amp;DAY([.I305]);2)" office:value-type="string" office:string-value="20081030">
            <text:p>20081030</text:p>
          </table:table-cell>
          <table:table-cell table:formula="of:=YEAR([.I305])" office:value-type="float" office:value="2008">
            <text:p>2008</text:p>
          </table:table-cell>
          <table:table-cell table:formula="of:=ROUNDUP(MONTH([.I305])/3)" office:value-type="float" office:value="4">
            <text:p>4</text:p>
          </table:table-cell>
          <table:table-cell table:formula="of:=MONTH([.I305])" office:value-type="float" office:value="10">
            <text:p>10</text:p>
          </table:table-cell>
          <table:table-cell table:formula="of:=&quot;Octubre &quot; &amp; [.B305]" office:value-type="string" office:string-value="Octubre 2008">
            <text:p>Octubre 2008</text:p>
          </table:table-cell>
          <table:table-cell table:formula="of:=&quot;W&quot; &amp; ISOWEEKNUM([.I305];1)" office:value-type="string" office:string-value="W44">
            <text:p>W44</text:p>
          </table:table-cell>
          <table:table-cell table:formula="of:=DAY([.I30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08-10-30">
            <text:p>10/30/08</text:p>
          </table:table-cell>
        </table:table-row>
        <table:table-row table:style-name="ro1">
          <table:table-cell table:formula="of:=YEAR([.I306])&amp;RIGHT(&quot;0&quot;&amp;MONTH([.I306]);2)&amp;RIGHT(&quot;0&quot;&amp;DAY([.I306]);2)" office:value-type="string" office:string-value="20081031">
            <text:p>20081031</text:p>
          </table:table-cell>
          <table:table-cell table:formula="of:=YEAR([.I306])" office:value-type="float" office:value="2008">
            <text:p>2008</text:p>
          </table:table-cell>
          <table:table-cell table:formula="of:=ROUNDUP(MONTH([.I306])/3)" office:value-type="float" office:value="4">
            <text:p>4</text:p>
          </table:table-cell>
          <table:table-cell table:formula="of:=MONTH([.I306])" office:value-type="float" office:value="10">
            <text:p>10</text:p>
          </table:table-cell>
          <table:table-cell table:formula="of:=&quot;Octubre &quot; &amp; [.B306]" office:value-type="string" office:string-value="Octubre 2008">
            <text:p>Octubre 2008</text:p>
          </table:table-cell>
          <table:table-cell table:formula="of:=&quot;W&quot; &amp; ISOWEEKNUM([.I306];1)" office:value-type="string" office:string-value="W44">
            <text:p>W44</text:p>
          </table:table-cell>
          <table:table-cell table:formula="of:=DAY([.I306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08-10-31">
            <text:p>10/31/08</text:p>
          </table:table-cell>
        </table:table-row>
        <table:table-row table:style-name="ro1">
          <table:table-cell table:formula="of:=YEAR([.I307])&amp;RIGHT(&quot;0&quot;&amp;MONTH([.I307]);2)&amp;RIGHT(&quot;0&quot;&amp;DAY([.I307]);2)" office:value-type="string" office:string-value="20081101">
            <text:p>20081101</text:p>
          </table:table-cell>
          <table:table-cell table:formula="of:=YEAR([.I307])" office:value-type="float" office:value="2008">
            <text:p>2008</text:p>
          </table:table-cell>
          <table:table-cell table:formula="of:=ROUNDUP(MONTH([.I307])/3)" office:value-type="float" office:value="4">
            <text:p>4</text:p>
          </table:table-cell>
          <table:table-cell table:formula="of:=MONTH([.I307])" office:value-type="float" office:value="11">
            <text:p>11</text:p>
          </table:table-cell>
          <table:table-cell table:formula="of:=&quot;Noviembre &quot; &amp; [.B307]" office:value-type="string" office:string-value="Noviembre 2008">
            <text:p>Noviembre 2008</text:p>
          </table:table-cell>
          <table:table-cell table:formula="of:=&quot;W&quot; &amp; ISOWEEKNUM([.I307];1)" office:value-type="string" office:string-value="W44">
            <text:p>W44</text:p>
          </table:table-cell>
          <table:table-cell table:formula="of:=DAY([.I307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08-11-01">
            <text:p>11/01/08</text:p>
          </table:table-cell>
        </table:table-row>
        <table:table-row table:style-name="ro1">
          <table:table-cell table:formula="of:=YEAR([.I308])&amp;RIGHT(&quot;0&quot;&amp;MONTH([.I308]);2)&amp;RIGHT(&quot;0&quot;&amp;DAY([.I308]);2)" office:value-type="string" office:string-value="20081102">
            <text:p>20081102</text:p>
          </table:table-cell>
          <table:table-cell table:formula="of:=YEAR([.I308])" office:value-type="float" office:value="2008">
            <text:p>2008</text:p>
          </table:table-cell>
          <table:table-cell table:formula="of:=ROUNDUP(MONTH([.I308])/3)" office:value-type="float" office:value="4">
            <text:p>4</text:p>
          </table:table-cell>
          <table:table-cell table:formula="of:=MONTH([.I308])" office:value-type="float" office:value="11">
            <text:p>11</text:p>
          </table:table-cell>
          <table:table-cell table:formula="of:=&quot;Noviembre &quot; &amp; [.B308]" office:value-type="string" office:string-value="Noviembre 2008">
            <text:p>Noviembre 2008</text:p>
          </table:table-cell>
          <table:table-cell table:formula="of:=&quot;W&quot; &amp; ISOWEEKNUM([.I308];1)" office:value-type="string" office:string-value="W45">
            <text:p>W45</text:p>
          </table:table-cell>
          <table:table-cell table:formula="of:=DAY([.I308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08-11-02">
            <text:p>11/02/08</text:p>
          </table:table-cell>
        </table:table-row>
        <table:table-row table:style-name="ro1">
          <table:table-cell table:formula="of:=YEAR([.I309])&amp;RIGHT(&quot;0&quot;&amp;MONTH([.I309]);2)&amp;RIGHT(&quot;0&quot;&amp;DAY([.I309]);2)" office:value-type="string" office:string-value="20081103">
            <text:p>20081103</text:p>
          </table:table-cell>
          <table:table-cell table:formula="of:=YEAR([.I309])" office:value-type="float" office:value="2008">
            <text:p>2008</text:p>
          </table:table-cell>
          <table:table-cell table:formula="of:=ROUNDUP(MONTH([.I309])/3)" office:value-type="float" office:value="4">
            <text:p>4</text:p>
          </table:table-cell>
          <table:table-cell table:formula="of:=MONTH([.I309])" office:value-type="float" office:value="11">
            <text:p>11</text:p>
          </table:table-cell>
          <table:table-cell table:formula="of:=&quot;Noviembre &quot; &amp; [.B309]" office:value-type="string" office:string-value="Noviembre 2008">
            <text:p>Noviembre 2008</text:p>
          </table:table-cell>
          <table:table-cell table:formula="of:=&quot;W&quot; &amp; ISOWEEKNUM([.I309];1)" office:value-type="string" office:string-value="W45">
            <text:p>W45</text:p>
          </table:table-cell>
          <table:table-cell table:formula="of:=DAY([.I309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08-11-03">
            <text:p>11/03/08</text:p>
          </table:table-cell>
        </table:table-row>
        <table:table-row table:style-name="ro1">
          <table:table-cell table:formula="of:=YEAR([.I310])&amp;RIGHT(&quot;0&quot;&amp;MONTH([.I310]);2)&amp;RIGHT(&quot;0&quot;&amp;DAY([.I310]);2)" office:value-type="string" office:string-value="20081104">
            <text:p>20081104</text:p>
          </table:table-cell>
          <table:table-cell table:formula="of:=YEAR([.I310])" office:value-type="float" office:value="2008">
            <text:p>2008</text:p>
          </table:table-cell>
          <table:table-cell table:formula="of:=ROUNDUP(MONTH([.I310])/3)" office:value-type="float" office:value="4">
            <text:p>4</text:p>
          </table:table-cell>
          <table:table-cell table:formula="of:=MONTH([.I310])" office:value-type="float" office:value="11">
            <text:p>11</text:p>
          </table:table-cell>
          <table:table-cell table:formula="of:=&quot;Noviembre &quot; &amp; [.B310]" office:value-type="string" office:string-value="Noviembre 2008">
            <text:p>Noviembre 2008</text:p>
          </table:table-cell>
          <table:table-cell table:formula="of:=&quot;W&quot; &amp; ISOWEEKNUM([.I310];1)" office:value-type="string" office:string-value="W45">
            <text:p>W45</text:p>
          </table:table-cell>
          <table:table-cell table:formula="of:=DAY([.I310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08-11-04">
            <text:p>11/04/08</text:p>
          </table:table-cell>
        </table:table-row>
        <table:table-row table:style-name="ro1">
          <table:table-cell table:formula="of:=YEAR([.I311])&amp;RIGHT(&quot;0&quot;&amp;MONTH([.I311]);2)&amp;RIGHT(&quot;0&quot;&amp;DAY([.I311]);2)" office:value-type="string" office:string-value="20081105">
            <text:p>20081105</text:p>
          </table:table-cell>
          <table:table-cell table:formula="of:=YEAR([.I311])" office:value-type="float" office:value="2008">
            <text:p>2008</text:p>
          </table:table-cell>
          <table:table-cell table:formula="of:=ROUNDUP(MONTH([.I311])/3)" office:value-type="float" office:value="4">
            <text:p>4</text:p>
          </table:table-cell>
          <table:table-cell table:formula="of:=MONTH([.I311])" office:value-type="float" office:value="11">
            <text:p>11</text:p>
          </table:table-cell>
          <table:table-cell table:formula="of:=&quot;Noviembre &quot; &amp; [.B311]" office:value-type="string" office:string-value="Noviembre 2008">
            <text:p>Noviembre 2008</text:p>
          </table:table-cell>
          <table:table-cell table:formula="of:=&quot;W&quot; &amp; ISOWEEKNUM([.I311];1)" office:value-type="string" office:string-value="W45">
            <text:p>W45</text:p>
          </table:table-cell>
          <table:table-cell table:formula="of:=DAY([.I311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08-11-05">
            <text:p>11/05/08</text:p>
          </table:table-cell>
        </table:table-row>
        <table:table-row table:style-name="ro1">
          <table:table-cell table:formula="of:=YEAR([.I312])&amp;RIGHT(&quot;0&quot;&amp;MONTH([.I312]);2)&amp;RIGHT(&quot;0&quot;&amp;DAY([.I312]);2)" office:value-type="string" office:string-value="20081106">
            <text:p>20081106</text:p>
          </table:table-cell>
          <table:table-cell table:formula="of:=YEAR([.I312])" office:value-type="float" office:value="2008">
            <text:p>2008</text:p>
          </table:table-cell>
          <table:table-cell table:formula="of:=ROUNDUP(MONTH([.I312])/3)" office:value-type="float" office:value="4">
            <text:p>4</text:p>
          </table:table-cell>
          <table:table-cell table:formula="of:=MONTH([.I312])" office:value-type="float" office:value="11">
            <text:p>11</text:p>
          </table:table-cell>
          <table:table-cell table:formula="of:=&quot;Noviembre &quot; &amp; [.B312]" office:value-type="string" office:string-value="Noviembre 2008">
            <text:p>Noviembre 2008</text:p>
          </table:table-cell>
          <table:table-cell table:formula="of:=&quot;W&quot; &amp; ISOWEEKNUM([.I312];1)" office:value-type="string" office:string-value="W45">
            <text:p>W45</text:p>
          </table:table-cell>
          <table:table-cell table:formula="of:=DAY([.I312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08-11-06">
            <text:p>11/06/08</text:p>
          </table:table-cell>
        </table:table-row>
        <table:table-row table:style-name="ro1">
          <table:table-cell table:formula="of:=YEAR([.I313])&amp;RIGHT(&quot;0&quot;&amp;MONTH([.I313]);2)&amp;RIGHT(&quot;0&quot;&amp;DAY([.I313]);2)" office:value-type="string" office:string-value="20081107">
            <text:p>20081107</text:p>
          </table:table-cell>
          <table:table-cell table:formula="of:=YEAR([.I313])" office:value-type="float" office:value="2008">
            <text:p>2008</text:p>
          </table:table-cell>
          <table:table-cell table:formula="of:=ROUNDUP(MONTH([.I313])/3)" office:value-type="float" office:value="4">
            <text:p>4</text:p>
          </table:table-cell>
          <table:table-cell table:formula="of:=MONTH([.I313])" office:value-type="float" office:value="11">
            <text:p>11</text:p>
          </table:table-cell>
          <table:table-cell table:formula="of:=&quot;Noviembre &quot; &amp; [.B313]" office:value-type="string" office:string-value="Noviembre 2008">
            <text:p>Noviembre 2008</text:p>
          </table:table-cell>
          <table:table-cell table:formula="of:=&quot;W&quot; &amp; ISOWEEKNUM([.I313];1)" office:value-type="string" office:string-value="W45">
            <text:p>W45</text:p>
          </table:table-cell>
          <table:table-cell table:formula="of:=DAY([.I313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08-11-07">
            <text:p>11/07/08</text:p>
          </table:table-cell>
        </table:table-row>
        <table:table-row table:style-name="ro1">
          <table:table-cell table:formula="of:=YEAR([.I314])&amp;RIGHT(&quot;0&quot;&amp;MONTH([.I314]);2)&amp;RIGHT(&quot;0&quot;&amp;DAY([.I314]);2)" office:value-type="string" office:string-value="20081108">
            <text:p>20081108</text:p>
          </table:table-cell>
          <table:table-cell table:formula="of:=YEAR([.I314])" office:value-type="float" office:value="2008">
            <text:p>2008</text:p>
          </table:table-cell>
          <table:table-cell table:formula="of:=ROUNDUP(MONTH([.I314])/3)" office:value-type="float" office:value="4">
            <text:p>4</text:p>
          </table:table-cell>
          <table:table-cell table:formula="of:=MONTH([.I314])" office:value-type="float" office:value="11">
            <text:p>11</text:p>
          </table:table-cell>
          <table:table-cell table:formula="of:=&quot;Noviembre &quot; &amp; [.B314]" office:value-type="string" office:string-value="Noviembre 2008">
            <text:p>Noviembre 2008</text:p>
          </table:table-cell>
          <table:table-cell table:formula="of:=&quot;W&quot; &amp; ISOWEEKNUM([.I314];1)" office:value-type="string" office:string-value="W45">
            <text:p>W45</text:p>
          </table:table-cell>
          <table:table-cell table:formula="of:=DAY([.I314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08-11-08">
            <text:p>11/08/08</text:p>
          </table:table-cell>
        </table:table-row>
        <table:table-row table:style-name="ro1">
          <table:table-cell table:formula="of:=YEAR([.I315])&amp;RIGHT(&quot;0&quot;&amp;MONTH([.I315]);2)&amp;RIGHT(&quot;0&quot;&amp;DAY([.I315]);2)" office:value-type="string" office:string-value="20081109">
            <text:p>20081109</text:p>
          </table:table-cell>
          <table:table-cell table:formula="of:=YEAR([.I315])" office:value-type="float" office:value="2008">
            <text:p>2008</text:p>
          </table:table-cell>
          <table:table-cell table:formula="of:=ROUNDUP(MONTH([.I315])/3)" office:value-type="float" office:value="4">
            <text:p>4</text:p>
          </table:table-cell>
          <table:table-cell table:formula="of:=MONTH([.I315])" office:value-type="float" office:value="11">
            <text:p>11</text:p>
          </table:table-cell>
          <table:table-cell table:formula="of:=&quot;Noviembre &quot; &amp; [.B315]" office:value-type="string" office:string-value="Noviembre 2008">
            <text:p>Noviembre 2008</text:p>
          </table:table-cell>
          <table:table-cell table:formula="of:=&quot;W&quot; &amp; ISOWEEKNUM([.I315];1)" office:value-type="string" office:string-value="W46">
            <text:p>W46</text:p>
          </table:table-cell>
          <table:table-cell table:formula="of:=DAY([.I315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08-11-09">
            <text:p>11/09/08</text:p>
          </table:table-cell>
        </table:table-row>
        <table:table-row table:style-name="ro1">
          <table:table-cell table:formula="of:=YEAR([.I316])&amp;RIGHT(&quot;0&quot;&amp;MONTH([.I316]);2)&amp;RIGHT(&quot;0&quot;&amp;DAY([.I316]);2)" office:value-type="string" office:string-value="20081110">
            <text:p>20081110</text:p>
          </table:table-cell>
          <table:table-cell table:formula="of:=YEAR([.I316])" office:value-type="float" office:value="2008">
            <text:p>2008</text:p>
          </table:table-cell>
          <table:table-cell table:formula="of:=ROUNDUP(MONTH([.I316])/3)" office:value-type="float" office:value="4">
            <text:p>4</text:p>
          </table:table-cell>
          <table:table-cell table:formula="of:=MONTH([.I316])" office:value-type="float" office:value="11">
            <text:p>11</text:p>
          </table:table-cell>
          <table:table-cell table:formula="of:=&quot;Noviembre &quot; &amp; [.B316]" office:value-type="string" office:string-value="Noviembre 2008">
            <text:p>Noviembre 2008</text:p>
          </table:table-cell>
          <table:table-cell table:formula="of:=&quot;W&quot; &amp; ISOWEEKNUM([.I316];1)" office:value-type="string" office:string-value="W46">
            <text:p>W46</text:p>
          </table:table-cell>
          <table:table-cell table:formula="of:=DAY([.I316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08-11-10">
            <text:p>11/10/08</text:p>
          </table:table-cell>
        </table:table-row>
        <table:table-row table:style-name="ro1">
          <table:table-cell table:formula="of:=YEAR([.I317])&amp;RIGHT(&quot;0&quot;&amp;MONTH([.I317]);2)&amp;RIGHT(&quot;0&quot;&amp;DAY([.I317]);2)" office:value-type="string" office:string-value="20081111">
            <text:p>20081111</text:p>
          </table:table-cell>
          <table:table-cell table:formula="of:=YEAR([.I317])" office:value-type="float" office:value="2008">
            <text:p>2008</text:p>
          </table:table-cell>
          <table:table-cell table:formula="of:=ROUNDUP(MONTH([.I317])/3)" office:value-type="float" office:value="4">
            <text:p>4</text:p>
          </table:table-cell>
          <table:table-cell table:formula="of:=MONTH([.I317])" office:value-type="float" office:value="11">
            <text:p>11</text:p>
          </table:table-cell>
          <table:table-cell table:formula="of:=&quot;Noviembre &quot; &amp; [.B317]" office:value-type="string" office:string-value="Noviembre 2008">
            <text:p>Noviembre 2008</text:p>
          </table:table-cell>
          <table:table-cell table:formula="of:=&quot;W&quot; &amp; ISOWEEKNUM([.I317];1)" office:value-type="string" office:string-value="W46">
            <text:p>W46</text:p>
          </table:table-cell>
          <table:table-cell table:formula="of:=DAY([.I317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08-11-11">
            <text:p>11/11/08</text:p>
          </table:table-cell>
        </table:table-row>
        <table:table-row table:style-name="ro1">
          <table:table-cell table:formula="of:=YEAR([.I318])&amp;RIGHT(&quot;0&quot;&amp;MONTH([.I318]);2)&amp;RIGHT(&quot;0&quot;&amp;DAY([.I318]);2)" office:value-type="string" office:string-value="20081112">
            <text:p>20081112</text:p>
          </table:table-cell>
          <table:table-cell table:formula="of:=YEAR([.I318])" office:value-type="float" office:value="2008">
            <text:p>2008</text:p>
          </table:table-cell>
          <table:table-cell table:formula="of:=ROUNDUP(MONTH([.I318])/3)" office:value-type="float" office:value="4">
            <text:p>4</text:p>
          </table:table-cell>
          <table:table-cell table:formula="of:=MONTH([.I318])" office:value-type="float" office:value="11">
            <text:p>11</text:p>
          </table:table-cell>
          <table:table-cell table:formula="of:=&quot;Noviembre &quot; &amp; [.B318]" office:value-type="string" office:string-value="Noviembre 2008">
            <text:p>Noviembre 2008</text:p>
          </table:table-cell>
          <table:table-cell table:formula="of:=&quot;W&quot; &amp; ISOWEEKNUM([.I318];1)" office:value-type="string" office:string-value="W46">
            <text:p>W46</text:p>
          </table:table-cell>
          <table:table-cell table:formula="of:=DAY([.I318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08-11-12">
            <text:p>11/12/08</text:p>
          </table:table-cell>
        </table:table-row>
        <table:table-row table:style-name="ro1">
          <table:table-cell table:formula="of:=YEAR([.I319])&amp;RIGHT(&quot;0&quot;&amp;MONTH([.I319]);2)&amp;RIGHT(&quot;0&quot;&amp;DAY([.I319]);2)" office:value-type="string" office:string-value="20081113">
            <text:p>20081113</text:p>
          </table:table-cell>
          <table:table-cell table:formula="of:=YEAR([.I319])" office:value-type="float" office:value="2008">
            <text:p>2008</text:p>
          </table:table-cell>
          <table:table-cell table:formula="of:=ROUNDUP(MONTH([.I319])/3)" office:value-type="float" office:value="4">
            <text:p>4</text:p>
          </table:table-cell>
          <table:table-cell table:formula="of:=MONTH([.I319])" office:value-type="float" office:value="11">
            <text:p>11</text:p>
          </table:table-cell>
          <table:table-cell table:formula="of:=&quot;Noviembre &quot; &amp; [.B319]" office:value-type="string" office:string-value="Noviembre 2008">
            <text:p>Noviembre 2008</text:p>
          </table:table-cell>
          <table:table-cell table:formula="of:=&quot;W&quot; &amp; ISOWEEKNUM([.I319];1)" office:value-type="string" office:string-value="W46">
            <text:p>W46</text:p>
          </table:table-cell>
          <table:table-cell table:formula="of:=DAY([.I319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08-11-13">
            <text:p>11/13/08</text:p>
          </table:table-cell>
        </table:table-row>
        <table:table-row table:style-name="ro1">
          <table:table-cell table:formula="of:=YEAR([.I320])&amp;RIGHT(&quot;0&quot;&amp;MONTH([.I320]);2)&amp;RIGHT(&quot;0&quot;&amp;DAY([.I320]);2)" office:value-type="string" office:string-value="20081114">
            <text:p>20081114</text:p>
          </table:table-cell>
          <table:table-cell table:formula="of:=YEAR([.I320])" office:value-type="float" office:value="2008">
            <text:p>2008</text:p>
          </table:table-cell>
          <table:table-cell table:formula="of:=ROUNDUP(MONTH([.I320])/3)" office:value-type="float" office:value="4">
            <text:p>4</text:p>
          </table:table-cell>
          <table:table-cell table:formula="of:=MONTH([.I320])" office:value-type="float" office:value="11">
            <text:p>11</text:p>
          </table:table-cell>
          <table:table-cell table:formula="of:=&quot;Noviembre &quot; &amp; [.B320]" office:value-type="string" office:string-value="Noviembre 2008">
            <text:p>Noviembre 2008</text:p>
          </table:table-cell>
          <table:table-cell table:formula="of:=&quot;W&quot; &amp; ISOWEEKNUM([.I320];1)" office:value-type="string" office:string-value="W46">
            <text:p>W46</text:p>
          </table:table-cell>
          <table:table-cell table:formula="of:=DAY([.I320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08-11-14">
            <text:p>11/14/08</text:p>
          </table:table-cell>
        </table:table-row>
        <table:table-row table:style-name="ro1">
          <table:table-cell table:formula="of:=YEAR([.I321])&amp;RIGHT(&quot;0&quot;&amp;MONTH([.I321]);2)&amp;RIGHT(&quot;0&quot;&amp;DAY([.I321]);2)" office:value-type="string" office:string-value="20081115">
            <text:p>20081115</text:p>
          </table:table-cell>
          <table:table-cell table:formula="of:=YEAR([.I321])" office:value-type="float" office:value="2008">
            <text:p>2008</text:p>
          </table:table-cell>
          <table:table-cell table:formula="of:=ROUNDUP(MONTH([.I321])/3)" office:value-type="float" office:value="4">
            <text:p>4</text:p>
          </table:table-cell>
          <table:table-cell table:formula="of:=MONTH([.I321])" office:value-type="float" office:value="11">
            <text:p>11</text:p>
          </table:table-cell>
          <table:table-cell table:formula="of:=&quot;Noviembre &quot; &amp; [.B321]" office:value-type="string" office:string-value="Noviembre 2008">
            <text:p>Noviembre 2008</text:p>
          </table:table-cell>
          <table:table-cell table:formula="of:=&quot;W&quot; &amp; ISOWEEKNUM([.I321];1)" office:value-type="string" office:string-value="W46">
            <text:p>W46</text:p>
          </table:table-cell>
          <table:table-cell table:formula="of:=DAY([.I321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08-11-15">
            <text:p>11/15/08</text:p>
          </table:table-cell>
        </table:table-row>
        <table:table-row table:style-name="ro1">
          <table:table-cell table:formula="of:=YEAR([.I322])&amp;RIGHT(&quot;0&quot;&amp;MONTH([.I322]);2)&amp;RIGHT(&quot;0&quot;&amp;DAY([.I322]);2)" office:value-type="string" office:string-value="20081116">
            <text:p>20081116</text:p>
          </table:table-cell>
          <table:table-cell table:formula="of:=YEAR([.I322])" office:value-type="float" office:value="2008">
            <text:p>2008</text:p>
          </table:table-cell>
          <table:table-cell table:formula="of:=ROUNDUP(MONTH([.I322])/3)" office:value-type="float" office:value="4">
            <text:p>4</text:p>
          </table:table-cell>
          <table:table-cell table:formula="of:=MONTH([.I322])" office:value-type="float" office:value="11">
            <text:p>11</text:p>
          </table:table-cell>
          <table:table-cell table:formula="of:=&quot;Noviembre &quot; &amp; [.B322]" office:value-type="string" office:string-value="Noviembre 2008">
            <text:p>Noviembre 2008</text:p>
          </table:table-cell>
          <table:table-cell table:formula="of:=&quot;W&quot; &amp; ISOWEEKNUM([.I322];1)" office:value-type="string" office:string-value="W47">
            <text:p>W47</text:p>
          </table:table-cell>
          <table:table-cell table:formula="of:=DAY([.I322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08-11-16">
            <text:p>11/16/08</text:p>
          </table:table-cell>
        </table:table-row>
        <table:table-row table:style-name="ro1">
          <table:table-cell table:formula="of:=YEAR([.I323])&amp;RIGHT(&quot;0&quot;&amp;MONTH([.I323]);2)&amp;RIGHT(&quot;0&quot;&amp;DAY([.I323]);2)" office:value-type="string" office:string-value="20081117">
            <text:p>20081117</text:p>
          </table:table-cell>
          <table:table-cell table:formula="of:=YEAR([.I323])" office:value-type="float" office:value="2008">
            <text:p>2008</text:p>
          </table:table-cell>
          <table:table-cell table:formula="of:=ROUNDUP(MONTH([.I323])/3)" office:value-type="float" office:value="4">
            <text:p>4</text:p>
          </table:table-cell>
          <table:table-cell table:formula="of:=MONTH([.I323])" office:value-type="float" office:value="11">
            <text:p>11</text:p>
          </table:table-cell>
          <table:table-cell table:formula="of:=&quot;Noviembre &quot; &amp; [.B323]" office:value-type="string" office:string-value="Noviembre 2008">
            <text:p>Noviembre 2008</text:p>
          </table:table-cell>
          <table:table-cell table:formula="of:=&quot;W&quot; &amp; ISOWEEKNUM([.I323];1)" office:value-type="string" office:string-value="W47">
            <text:p>W47</text:p>
          </table:table-cell>
          <table:table-cell table:formula="of:=DAY([.I323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08-11-17">
            <text:p>11/17/08</text:p>
          </table:table-cell>
        </table:table-row>
        <table:table-row table:style-name="ro1">
          <table:table-cell table:formula="of:=YEAR([.I324])&amp;RIGHT(&quot;0&quot;&amp;MONTH([.I324]);2)&amp;RIGHT(&quot;0&quot;&amp;DAY([.I324]);2)" office:value-type="string" office:string-value="20081118">
            <text:p>20081118</text:p>
          </table:table-cell>
          <table:table-cell table:formula="of:=YEAR([.I324])" office:value-type="float" office:value="2008">
            <text:p>2008</text:p>
          </table:table-cell>
          <table:table-cell table:formula="of:=ROUNDUP(MONTH([.I324])/3)" office:value-type="float" office:value="4">
            <text:p>4</text:p>
          </table:table-cell>
          <table:table-cell table:formula="of:=MONTH([.I324])" office:value-type="float" office:value="11">
            <text:p>11</text:p>
          </table:table-cell>
          <table:table-cell table:formula="of:=&quot;Noviembre &quot; &amp; [.B324]" office:value-type="string" office:string-value="Noviembre 2008">
            <text:p>Noviembre 2008</text:p>
          </table:table-cell>
          <table:table-cell table:formula="of:=&quot;W&quot; &amp; ISOWEEKNUM([.I324];1)" office:value-type="string" office:string-value="W47">
            <text:p>W47</text:p>
          </table:table-cell>
          <table:table-cell table:formula="of:=DAY([.I324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08-11-18">
            <text:p>11/18/08</text:p>
          </table:table-cell>
        </table:table-row>
        <table:table-row table:style-name="ro1">
          <table:table-cell table:formula="of:=YEAR([.I325])&amp;RIGHT(&quot;0&quot;&amp;MONTH([.I325]);2)&amp;RIGHT(&quot;0&quot;&amp;DAY([.I325]);2)" office:value-type="string" office:string-value="20081119">
            <text:p>20081119</text:p>
          </table:table-cell>
          <table:table-cell table:formula="of:=YEAR([.I325])" office:value-type="float" office:value="2008">
            <text:p>2008</text:p>
          </table:table-cell>
          <table:table-cell table:formula="of:=ROUNDUP(MONTH([.I325])/3)" office:value-type="float" office:value="4">
            <text:p>4</text:p>
          </table:table-cell>
          <table:table-cell table:formula="of:=MONTH([.I325])" office:value-type="float" office:value="11">
            <text:p>11</text:p>
          </table:table-cell>
          <table:table-cell table:formula="of:=&quot;Noviembre &quot; &amp; [.B325]" office:value-type="string" office:string-value="Noviembre 2008">
            <text:p>Noviembre 2008</text:p>
          </table:table-cell>
          <table:table-cell table:formula="of:=&quot;W&quot; &amp; ISOWEEKNUM([.I325];1)" office:value-type="string" office:string-value="W47">
            <text:p>W47</text:p>
          </table:table-cell>
          <table:table-cell table:formula="of:=DAY([.I325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08-11-19">
            <text:p>11/19/08</text:p>
          </table:table-cell>
        </table:table-row>
        <table:table-row table:style-name="ro1">
          <table:table-cell table:formula="of:=YEAR([.I326])&amp;RIGHT(&quot;0&quot;&amp;MONTH([.I326]);2)&amp;RIGHT(&quot;0&quot;&amp;DAY([.I326]);2)" office:value-type="string" office:string-value="20081120">
            <text:p>20081120</text:p>
          </table:table-cell>
          <table:table-cell table:formula="of:=YEAR([.I326])" office:value-type="float" office:value="2008">
            <text:p>2008</text:p>
          </table:table-cell>
          <table:table-cell table:formula="of:=ROUNDUP(MONTH([.I326])/3)" office:value-type="float" office:value="4">
            <text:p>4</text:p>
          </table:table-cell>
          <table:table-cell table:formula="of:=MONTH([.I326])" office:value-type="float" office:value="11">
            <text:p>11</text:p>
          </table:table-cell>
          <table:table-cell table:formula="of:=&quot;Noviembre &quot; &amp; [.B326]" office:value-type="string" office:string-value="Noviembre 2008">
            <text:p>Noviembre 2008</text:p>
          </table:table-cell>
          <table:table-cell table:formula="of:=&quot;W&quot; &amp; ISOWEEKNUM([.I326];1)" office:value-type="string" office:string-value="W47">
            <text:p>W47</text:p>
          </table:table-cell>
          <table:table-cell table:formula="of:=DAY([.I326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08-11-20">
            <text:p>11/20/08</text:p>
          </table:table-cell>
        </table:table-row>
        <table:table-row table:style-name="ro1">
          <table:table-cell table:formula="of:=YEAR([.I327])&amp;RIGHT(&quot;0&quot;&amp;MONTH([.I327]);2)&amp;RIGHT(&quot;0&quot;&amp;DAY([.I327]);2)" office:value-type="string" office:string-value="20081121">
            <text:p>20081121</text:p>
          </table:table-cell>
          <table:table-cell table:formula="of:=YEAR([.I327])" office:value-type="float" office:value="2008">
            <text:p>2008</text:p>
          </table:table-cell>
          <table:table-cell table:formula="of:=ROUNDUP(MONTH([.I327])/3)" office:value-type="float" office:value="4">
            <text:p>4</text:p>
          </table:table-cell>
          <table:table-cell table:formula="of:=MONTH([.I327])" office:value-type="float" office:value="11">
            <text:p>11</text:p>
          </table:table-cell>
          <table:table-cell table:formula="of:=&quot;Noviembre &quot; &amp; [.B327]" office:value-type="string" office:string-value="Noviembre 2008">
            <text:p>Noviembre 2008</text:p>
          </table:table-cell>
          <table:table-cell table:formula="of:=&quot;W&quot; &amp; ISOWEEKNUM([.I327];1)" office:value-type="string" office:string-value="W47">
            <text:p>W47</text:p>
          </table:table-cell>
          <table:table-cell table:formula="of:=DAY([.I327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08-11-21">
            <text:p>11/21/08</text:p>
          </table:table-cell>
        </table:table-row>
        <table:table-row table:style-name="ro1">
          <table:table-cell table:formula="of:=YEAR([.I328])&amp;RIGHT(&quot;0&quot;&amp;MONTH([.I328]);2)&amp;RIGHT(&quot;0&quot;&amp;DAY([.I328]);2)" office:value-type="string" office:string-value="20081122">
            <text:p>20081122</text:p>
          </table:table-cell>
          <table:table-cell table:formula="of:=YEAR([.I328])" office:value-type="float" office:value="2008">
            <text:p>2008</text:p>
          </table:table-cell>
          <table:table-cell table:formula="of:=ROUNDUP(MONTH([.I328])/3)" office:value-type="float" office:value="4">
            <text:p>4</text:p>
          </table:table-cell>
          <table:table-cell table:formula="of:=MONTH([.I328])" office:value-type="float" office:value="11">
            <text:p>11</text:p>
          </table:table-cell>
          <table:table-cell table:formula="of:=&quot;Noviembre &quot; &amp; [.B328]" office:value-type="string" office:string-value="Noviembre 2008">
            <text:p>Noviembre 2008</text:p>
          </table:table-cell>
          <table:table-cell table:formula="of:=&quot;W&quot; &amp; ISOWEEKNUM([.I328];1)" office:value-type="string" office:string-value="W47">
            <text:p>W47</text:p>
          </table:table-cell>
          <table:table-cell table:formula="of:=DAY([.I328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08-11-22">
            <text:p>11/22/08</text:p>
          </table:table-cell>
        </table:table-row>
        <table:table-row table:style-name="ro1">
          <table:table-cell table:formula="of:=YEAR([.I329])&amp;RIGHT(&quot;0&quot;&amp;MONTH([.I329]);2)&amp;RIGHT(&quot;0&quot;&amp;DAY([.I329]);2)" office:value-type="string" office:string-value="20081123">
            <text:p>20081123</text:p>
          </table:table-cell>
          <table:table-cell table:formula="of:=YEAR([.I329])" office:value-type="float" office:value="2008">
            <text:p>2008</text:p>
          </table:table-cell>
          <table:table-cell table:formula="of:=ROUNDUP(MONTH([.I329])/3)" office:value-type="float" office:value="4">
            <text:p>4</text:p>
          </table:table-cell>
          <table:table-cell table:formula="of:=MONTH([.I329])" office:value-type="float" office:value="11">
            <text:p>11</text:p>
          </table:table-cell>
          <table:table-cell table:formula="of:=&quot;Noviembre &quot; &amp; [.B329]" office:value-type="string" office:string-value="Noviembre 2008">
            <text:p>Noviembre 2008</text:p>
          </table:table-cell>
          <table:table-cell table:formula="of:=&quot;W&quot; &amp; ISOWEEKNUM([.I329];1)" office:value-type="string" office:string-value="W48">
            <text:p>W48</text:p>
          </table:table-cell>
          <table:table-cell table:formula="of:=DAY([.I329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08-11-23">
            <text:p>11/23/08</text:p>
          </table:table-cell>
        </table:table-row>
        <table:table-row table:style-name="ro1">
          <table:table-cell table:formula="of:=YEAR([.I330])&amp;RIGHT(&quot;0&quot;&amp;MONTH([.I330]);2)&amp;RIGHT(&quot;0&quot;&amp;DAY([.I330]);2)" office:value-type="string" office:string-value="20081124">
            <text:p>20081124</text:p>
          </table:table-cell>
          <table:table-cell table:formula="of:=YEAR([.I330])" office:value-type="float" office:value="2008">
            <text:p>2008</text:p>
          </table:table-cell>
          <table:table-cell table:formula="of:=ROUNDUP(MONTH([.I330])/3)" office:value-type="float" office:value="4">
            <text:p>4</text:p>
          </table:table-cell>
          <table:table-cell table:formula="of:=MONTH([.I330])" office:value-type="float" office:value="11">
            <text:p>11</text:p>
          </table:table-cell>
          <table:table-cell table:formula="of:=&quot;Noviembre &quot; &amp; [.B330]" office:value-type="string" office:string-value="Noviembre 2008">
            <text:p>Noviembre 2008</text:p>
          </table:table-cell>
          <table:table-cell table:formula="of:=&quot;W&quot; &amp; ISOWEEKNUM([.I330];1)" office:value-type="string" office:string-value="W48">
            <text:p>W48</text:p>
          </table:table-cell>
          <table:table-cell table:formula="of:=DAY([.I330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08-11-24">
            <text:p>11/24/08</text:p>
          </table:table-cell>
        </table:table-row>
        <table:table-row table:style-name="ro1">
          <table:table-cell table:formula="of:=YEAR([.I331])&amp;RIGHT(&quot;0&quot;&amp;MONTH([.I331]);2)&amp;RIGHT(&quot;0&quot;&amp;DAY([.I331]);2)" office:value-type="string" office:string-value="20081125">
            <text:p>20081125</text:p>
          </table:table-cell>
          <table:table-cell table:formula="of:=YEAR([.I331])" office:value-type="float" office:value="2008">
            <text:p>2008</text:p>
          </table:table-cell>
          <table:table-cell table:formula="of:=ROUNDUP(MONTH([.I331])/3)" office:value-type="float" office:value="4">
            <text:p>4</text:p>
          </table:table-cell>
          <table:table-cell table:formula="of:=MONTH([.I331])" office:value-type="float" office:value="11">
            <text:p>11</text:p>
          </table:table-cell>
          <table:table-cell table:formula="of:=&quot;Noviembre &quot; &amp; [.B331]" office:value-type="string" office:string-value="Noviembre 2008">
            <text:p>Noviembre 2008</text:p>
          </table:table-cell>
          <table:table-cell table:formula="of:=&quot;W&quot; &amp; ISOWEEKNUM([.I331];1)" office:value-type="string" office:string-value="W48">
            <text:p>W48</text:p>
          </table:table-cell>
          <table:table-cell table:formula="of:=DAY([.I331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08-11-25">
            <text:p>11/25/08</text:p>
          </table:table-cell>
        </table:table-row>
        <table:table-row table:style-name="ro1">
          <table:table-cell table:formula="of:=YEAR([.I332])&amp;RIGHT(&quot;0&quot;&amp;MONTH([.I332]);2)&amp;RIGHT(&quot;0&quot;&amp;DAY([.I332]);2)" office:value-type="string" office:string-value="20081126">
            <text:p>20081126</text:p>
          </table:table-cell>
          <table:table-cell table:formula="of:=YEAR([.I332])" office:value-type="float" office:value="2008">
            <text:p>2008</text:p>
          </table:table-cell>
          <table:table-cell table:formula="of:=ROUNDUP(MONTH([.I332])/3)" office:value-type="float" office:value="4">
            <text:p>4</text:p>
          </table:table-cell>
          <table:table-cell table:formula="of:=MONTH([.I332])" office:value-type="float" office:value="11">
            <text:p>11</text:p>
          </table:table-cell>
          <table:table-cell table:formula="of:=&quot;Noviembre &quot; &amp; [.B332]" office:value-type="string" office:string-value="Noviembre 2008">
            <text:p>Noviembre 2008</text:p>
          </table:table-cell>
          <table:table-cell table:formula="of:=&quot;W&quot; &amp; ISOWEEKNUM([.I332];1)" office:value-type="string" office:string-value="W48">
            <text:p>W48</text:p>
          </table:table-cell>
          <table:table-cell table:formula="of:=DAY([.I332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08-11-26">
            <text:p>11/26/08</text:p>
          </table:table-cell>
        </table:table-row>
        <table:table-row table:style-name="ro1">
          <table:table-cell table:formula="of:=YEAR([.I333])&amp;RIGHT(&quot;0&quot;&amp;MONTH([.I333]);2)&amp;RIGHT(&quot;0&quot;&amp;DAY([.I333]);2)" office:value-type="string" office:string-value="20081127">
            <text:p>20081127</text:p>
          </table:table-cell>
          <table:table-cell table:formula="of:=YEAR([.I333])" office:value-type="float" office:value="2008">
            <text:p>2008</text:p>
          </table:table-cell>
          <table:table-cell table:formula="of:=ROUNDUP(MONTH([.I333])/3)" office:value-type="float" office:value="4">
            <text:p>4</text:p>
          </table:table-cell>
          <table:table-cell table:formula="of:=MONTH([.I333])" office:value-type="float" office:value="11">
            <text:p>11</text:p>
          </table:table-cell>
          <table:table-cell table:formula="of:=&quot;Noviembre &quot; &amp; [.B333]" office:value-type="string" office:string-value="Noviembre 2008">
            <text:p>Noviembre 2008</text:p>
          </table:table-cell>
          <table:table-cell table:formula="of:=&quot;W&quot; &amp; ISOWEEKNUM([.I333];1)" office:value-type="string" office:string-value="W48">
            <text:p>W48</text:p>
          </table:table-cell>
          <table:table-cell table:formula="of:=DAY([.I333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08-11-27">
            <text:p>11/27/08</text:p>
          </table:table-cell>
        </table:table-row>
        <table:table-row table:style-name="ro1">
          <table:table-cell table:formula="of:=YEAR([.I334])&amp;RIGHT(&quot;0&quot;&amp;MONTH([.I334]);2)&amp;RIGHT(&quot;0&quot;&amp;DAY([.I334]);2)" office:value-type="string" office:string-value="20081128">
            <text:p>20081128</text:p>
          </table:table-cell>
          <table:table-cell table:formula="of:=YEAR([.I334])" office:value-type="float" office:value="2008">
            <text:p>2008</text:p>
          </table:table-cell>
          <table:table-cell table:formula="of:=ROUNDUP(MONTH([.I334])/3)" office:value-type="float" office:value="4">
            <text:p>4</text:p>
          </table:table-cell>
          <table:table-cell table:formula="of:=MONTH([.I334])" office:value-type="float" office:value="11">
            <text:p>11</text:p>
          </table:table-cell>
          <table:table-cell table:formula="of:=&quot;Noviembre &quot; &amp; [.B334]" office:value-type="string" office:string-value="Noviembre 2008">
            <text:p>Noviembre 2008</text:p>
          </table:table-cell>
          <table:table-cell table:formula="of:=&quot;W&quot; &amp; ISOWEEKNUM([.I334];1)" office:value-type="string" office:string-value="W48">
            <text:p>W48</text:p>
          </table:table-cell>
          <table:table-cell table:formula="of:=DAY([.I334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08-11-28">
            <text:p>11/28/08</text:p>
          </table:table-cell>
        </table:table-row>
        <table:table-row table:style-name="ro1">
          <table:table-cell table:formula="of:=YEAR([.I335])&amp;RIGHT(&quot;0&quot;&amp;MONTH([.I335]);2)&amp;RIGHT(&quot;0&quot;&amp;DAY([.I335]);2)" office:value-type="string" office:string-value="20081129">
            <text:p>20081129</text:p>
          </table:table-cell>
          <table:table-cell table:formula="of:=YEAR([.I335])" office:value-type="float" office:value="2008">
            <text:p>2008</text:p>
          </table:table-cell>
          <table:table-cell table:formula="of:=ROUNDUP(MONTH([.I335])/3)" office:value-type="float" office:value="4">
            <text:p>4</text:p>
          </table:table-cell>
          <table:table-cell table:formula="of:=MONTH([.I335])" office:value-type="float" office:value="11">
            <text:p>11</text:p>
          </table:table-cell>
          <table:table-cell table:formula="of:=&quot;Noviembre &quot; &amp; [.B335]" office:value-type="string" office:string-value="Noviembre 2008">
            <text:p>Noviembre 2008</text:p>
          </table:table-cell>
          <table:table-cell table:formula="of:=&quot;W&quot; &amp; ISOWEEKNUM([.I335];1)" office:value-type="string" office:string-value="W48">
            <text:p>W48</text:p>
          </table:table-cell>
          <table:table-cell table:formula="of:=DAY([.I335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08-11-29">
            <text:p>11/29/08</text:p>
          </table:table-cell>
        </table:table-row>
        <table:table-row table:style-name="ro1">
          <table:table-cell table:formula="of:=YEAR([.I336])&amp;RIGHT(&quot;0&quot;&amp;MONTH([.I336]);2)&amp;RIGHT(&quot;0&quot;&amp;DAY([.I336]);2)" office:value-type="string" office:string-value="20081130">
            <text:p>20081130</text:p>
          </table:table-cell>
          <table:table-cell table:formula="of:=YEAR([.I336])" office:value-type="float" office:value="2008">
            <text:p>2008</text:p>
          </table:table-cell>
          <table:table-cell table:formula="of:=ROUNDUP(MONTH([.I336])/3)" office:value-type="float" office:value="4">
            <text:p>4</text:p>
          </table:table-cell>
          <table:table-cell table:formula="of:=MONTH([.I336])" office:value-type="float" office:value="11">
            <text:p>11</text:p>
          </table:table-cell>
          <table:table-cell table:formula="of:=&quot;Noviembre &quot; &amp; [.B336]" office:value-type="string" office:string-value="Noviembre 2008">
            <text:p>Noviembre 2008</text:p>
          </table:table-cell>
          <table:table-cell table:formula="of:=&quot;W&quot; &amp; ISOWEEKNUM([.I336];1)" office:value-type="string" office:string-value="W49">
            <text:p>W49</text:p>
          </table:table-cell>
          <table:table-cell table:formula="of:=DAY([.I336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08-11-30">
            <text:p>11/30/08</text:p>
          </table:table-cell>
        </table:table-row>
        <table:table-row table:style-name="ro1">
          <table:table-cell table:formula="of:=YEAR([.I337])&amp;RIGHT(&quot;0&quot;&amp;MONTH([.I337]);2)&amp;RIGHT(&quot;0&quot;&amp;DAY([.I337]);2)" office:value-type="string" office:string-value="20081201">
            <text:p>20081201</text:p>
          </table:table-cell>
          <table:table-cell table:formula="of:=YEAR([.I337])" office:value-type="float" office:value="2008">
            <text:p>2008</text:p>
          </table:table-cell>
          <table:table-cell table:formula="of:=ROUNDUP(MONTH([.I337])/3)" office:value-type="float" office:value="4">
            <text:p>4</text:p>
          </table:table-cell>
          <table:table-cell table:formula="of:=MONTH([.I337])" office:value-type="float" office:value="12">
            <text:p>12</text:p>
          </table:table-cell>
          <table:table-cell table:formula="of:=&quot;Diciembre &quot; &amp; [.B337]" office:value-type="string" office:string-value="Diciembre 2008">
            <text:p>Diciembre 2008</text:p>
          </table:table-cell>
          <table:table-cell table:formula="of:=&quot;W&quot; &amp; ISOWEEKNUM([.I337];1)" office:value-type="string" office:string-value="W49">
            <text:p>W49</text:p>
          </table:table-cell>
          <table:table-cell table:formula="of:=DAY([.I337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08-12-01">
            <text:p>12/01/08</text:p>
          </table:table-cell>
        </table:table-row>
        <table:table-row table:style-name="ro1">
          <table:table-cell table:formula="of:=YEAR([.I338])&amp;RIGHT(&quot;0&quot;&amp;MONTH([.I338]);2)&amp;RIGHT(&quot;0&quot;&amp;DAY([.I338]);2)" office:value-type="string" office:string-value="20081202">
            <text:p>20081202</text:p>
          </table:table-cell>
          <table:table-cell table:formula="of:=YEAR([.I338])" office:value-type="float" office:value="2008">
            <text:p>2008</text:p>
          </table:table-cell>
          <table:table-cell table:formula="of:=ROUNDUP(MONTH([.I338])/3)" office:value-type="float" office:value="4">
            <text:p>4</text:p>
          </table:table-cell>
          <table:table-cell table:formula="of:=MONTH([.I338])" office:value-type="float" office:value="12">
            <text:p>12</text:p>
          </table:table-cell>
          <table:table-cell table:formula="of:=&quot;Diciembre &quot; &amp; [.B338]" office:value-type="string" office:string-value="Diciembre 2008">
            <text:p>Diciembre 2008</text:p>
          </table:table-cell>
          <table:table-cell table:formula="of:=&quot;W&quot; &amp; ISOWEEKNUM([.I338];1)" office:value-type="string" office:string-value="W49">
            <text:p>W49</text:p>
          </table:table-cell>
          <table:table-cell table:formula="of:=DAY([.I338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08-12-02">
            <text:p>12/02/08</text:p>
          </table:table-cell>
        </table:table-row>
        <table:table-row table:style-name="ro1">
          <table:table-cell table:formula="of:=YEAR([.I339])&amp;RIGHT(&quot;0&quot;&amp;MONTH([.I339]);2)&amp;RIGHT(&quot;0&quot;&amp;DAY([.I339]);2)" office:value-type="string" office:string-value="20081203">
            <text:p>20081203</text:p>
          </table:table-cell>
          <table:table-cell table:formula="of:=YEAR([.I339])" office:value-type="float" office:value="2008">
            <text:p>2008</text:p>
          </table:table-cell>
          <table:table-cell table:formula="of:=ROUNDUP(MONTH([.I339])/3)" office:value-type="float" office:value="4">
            <text:p>4</text:p>
          </table:table-cell>
          <table:table-cell table:formula="of:=MONTH([.I339])" office:value-type="float" office:value="12">
            <text:p>12</text:p>
          </table:table-cell>
          <table:table-cell table:formula="of:=&quot;Diciembre &quot; &amp; [.B339]" office:value-type="string" office:string-value="Diciembre 2008">
            <text:p>Diciembre 2008</text:p>
          </table:table-cell>
          <table:table-cell table:formula="of:=&quot;W&quot; &amp; ISOWEEKNUM([.I339];1)" office:value-type="string" office:string-value="W49">
            <text:p>W49</text:p>
          </table:table-cell>
          <table:table-cell table:formula="of:=DAY([.I339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08-12-03">
            <text:p>12/03/08</text:p>
          </table:table-cell>
        </table:table-row>
        <table:table-row table:style-name="ro1">
          <table:table-cell table:formula="of:=YEAR([.I340])&amp;RIGHT(&quot;0&quot;&amp;MONTH([.I340]);2)&amp;RIGHT(&quot;0&quot;&amp;DAY([.I340]);2)" office:value-type="string" office:string-value="20081204">
            <text:p>20081204</text:p>
          </table:table-cell>
          <table:table-cell table:formula="of:=YEAR([.I340])" office:value-type="float" office:value="2008">
            <text:p>2008</text:p>
          </table:table-cell>
          <table:table-cell table:formula="of:=ROUNDUP(MONTH([.I340])/3)" office:value-type="float" office:value="4">
            <text:p>4</text:p>
          </table:table-cell>
          <table:table-cell table:formula="of:=MONTH([.I340])" office:value-type="float" office:value="12">
            <text:p>12</text:p>
          </table:table-cell>
          <table:table-cell table:formula="of:=&quot;Diciembre &quot; &amp; [.B340]" office:value-type="string" office:string-value="Diciembre 2008">
            <text:p>Diciembre 2008</text:p>
          </table:table-cell>
          <table:table-cell table:formula="of:=&quot;W&quot; &amp; ISOWEEKNUM([.I340];1)" office:value-type="string" office:string-value="W49">
            <text:p>W49</text:p>
          </table:table-cell>
          <table:table-cell table:formula="of:=DAY([.I340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08-12-04">
            <text:p>12/04/08</text:p>
          </table:table-cell>
        </table:table-row>
        <table:table-row table:style-name="ro1">
          <table:table-cell table:formula="of:=YEAR([.I341])&amp;RIGHT(&quot;0&quot;&amp;MONTH([.I341]);2)&amp;RIGHT(&quot;0&quot;&amp;DAY([.I341]);2)" office:value-type="string" office:string-value="20081205">
            <text:p>20081205</text:p>
          </table:table-cell>
          <table:table-cell table:formula="of:=YEAR([.I341])" office:value-type="float" office:value="2008">
            <text:p>2008</text:p>
          </table:table-cell>
          <table:table-cell table:formula="of:=ROUNDUP(MONTH([.I341])/3)" office:value-type="float" office:value="4">
            <text:p>4</text:p>
          </table:table-cell>
          <table:table-cell table:formula="of:=MONTH([.I341])" office:value-type="float" office:value="12">
            <text:p>12</text:p>
          </table:table-cell>
          <table:table-cell table:formula="of:=&quot;Diciembre &quot; &amp; [.B341]" office:value-type="string" office:string-value="Diciembre 2008">
            <text:p>Diciembre 2008</text:p>
          </table:table-cell>
          <table:table-cell table:formula="of:=&quot;W&quot; &amp; ISOWEEKNUM([.I341];1)" office:value-type="string" office:string-value="W49">
            <text:p>W49</text:p>
          </table:table-cell>
          <table:table-cell table:formula="of:=DAY([.I341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08-12-05">
            <text:p>12/05/08</text:p>
          </table:table-cell>
        </table:table-row>
        <table:table-row table:style-name="ro1">
          <table:table-cell table:formula="of:=YEAR([.I342])&amp;RIGHT(&quot;0&quot;&amp;MONTH([.I342]);2)&amp;RIGHT(&quot;0&quot;&amp;DAY([.I342]);2)" office:value-type="string" office:string-value="20081206">
            <text:p>20081206</text:p>
          </table:table-cell>
          <table:table-cell table:formula="of:=YEAR([.I342])" office:value-type="float" office:value="2008">
            <text:p>2008</text:p>
          </table:table-cell>
          <table:table-cell table:formula="of:=ROUNDUP(MONTH([.I342])/3)" office:value-type="float" office:value="4">
            <text:p>4</text:p>
          </table:table-cell>
          <table:table-cell table:formula="of:=MONTH([.I342])" office:value-type="float" office:value="12">
            <text:p>12</text:p>
          </table:table-cell>
          <table:table-cell table:formula="of:=&quot;Diciembre &quot; &amp; [.B342]" office:value-type="string" office:string-value="Diciembre 2008">
            <text:p>Diciembre 2008</text:p>
          </table:table-cell>
          <table:table-cell table:formula="of:=&quot;W&quot; &amp; ISOWEEKNUM([.I342];1)" office:value-type="string" office:string-value="W49">
            <text:p>W49</text:p>
          </table:table-cell>
          <table:table-cell table:formula="of:=DAY([.I342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08-12-06">
            <text:p>12/06/08</text:p>
          </table:table-cell>
        </table:table-row>
        <table:table-row table:style-name="ro1">
          <table:table-cell table:formula="of:=YEAR([.I343])&amp;RIGHT(&quot;0&quot;&amp;MONTH([.I343]);2)&amp;RIGHT(&quot;0&quot;&amp;DAY([.I343]);2)" office:value-type="string" office:string-value="20081207">
            <text:p>20081207</text:p>
          </table:table-cell>
          <table:table-cell table:formula="of:=YEAR([.I343])" office:value-type="float" office:value="2008">
            <text:p>2008</text:p>
          </table:table-cell>
          <table:table-cell table:formula="of:=ROUNDUP(MONTH([.I343])/3)" office:value-type="float" office:value="4">
            <text:p>4</text:p>
          </table:table-cell>
          <table:table-cell table:formula="of:=MONTH([.I343])" office:value-type="float" office:value="12">
            <text:p>12</text:p>
          </table:table-cell>
          <table:table-cell table:formula="of:=&quot;Diciembre &quot; &amp; [.B343]" office:value-type="string" office:string-value="Diciembre 2008">
            <text:p>Diciembre 2008</text:p>
          </table:table-cell>
          <table:table-cell table:formula="of:=&quot;W&quot; &amp; ISOWEEKNUM([.I343];1)" office:value-type="string" office:string-value="W50">
            <text:p>W50</text:p>
          </table:table-cell>
          <table:table-cell table:formula="of:=DAY([.I343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08-12-07">
            <text:p>12/07/08</text:p>
          </table:table-cell>
        </table:table-row>
        <table:table-row table:style-name="ro1">
          <table:table-cell table:formula="of:=YEAR([.I344])&amp;RIGHT(&quot;0&quot;&amp;MONTH([.I344]);2)&amp;RIGHT(&quot;0&quot;&amp;DAY([.I344]);2)" office:value-type="string" office:string-value="20081208">
            <text:p>20081208</text:p>
          </table:table-cell>
          <table:table-cell table:formula="of:=YEAR([.I344])" office:value-type="float" office:value="2008">
            <text:p>2008</text:p>
          </table:table-cell>
          <table:table-cell table:formula="of:=ROUNDUP(MONTH([.I344])/3)" office:value-type="float" office:value="4">
            <text:p>4</text:p>
          </table:table-cell>
          <table:table-cell table:formula="of:=MONTH([.I344])" office:value-type="float" office:value="12">
            <text:p>12</text:p>
          </table:table-cell>
          <table:table-cell table:formula="of:=&quot;Diciembre &quot; &amp; [.B344]" office:value-type="string" office:string-value="Diciembre 2008">
            <text:p>Diciembre 2008</text:p>
          </table:table-cell>
          <table:table-cell table:formula="of:=&quot;W&quot; &amp; ISOWEEKNUM([.I344];1)" office:value-type="string" office:string-value="W50">
            <text:p>W50</text:p>
          </table:table-cell>
          <table:table-cell table:formula="of:=DAY([.I344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08-12-08">
            <text:p>12/08/08</text:p>
          </table:table-cell>
        </table:table-row>
        <table:table-row table:style-name="ro1">
          <table:table-cell table:formula="of:=YEAR([.I345])&amp;RIGHT(&quot;0&quot;&amp;MONTH([.I345]);2)&amp;RIGHT(&quot;0&quot;&amp;DAY([.I345]);2)" office:value-type="string" office:string-value="20081209">
            <text:p>20081209</text:p>
          </table:table-cell>
          <table:table-cell table:formula="of:=YEAR([.I345])" office:value-type="float" office:value="2008">
            <text:p>2008</text:p>
          </table:table-cell>
          <table:table-cell table:formula="of:=ROUNDUP(MONTH([.I345])/3)" office:value-type="float" office:value="4">
            <text:p>4</text:p>
          </table:table-cell>
          <table:table-cell table:formula="of:=MONTH([.I345])" office:value-type="float" office:value="12">
            <text:p>12</text:p>
          </table:table-cell>
          <table:table-cell table:formula="of:=&quot;Diciembre &quot; &amp; [.B345]" office:value-type="string" office:string-value="Diciembre 2008">
            <text:p>Diciembre 2008</text:p>
          </table:table-cell>
          <table:table-cell table:formula="of:=&quot;W&quot; &amp; ISOWEEKNUM([.I345];1)" office:value-type="string" office:string-value="W50">
            <text:p>W50</text:p>
          </table:table-cell>
          <table:table-cell table:formula="of:=DAY([.I345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08-12-09">
            <text:p>12/09/08</text:p>
          </table:table-cell>
        </table:table-row>
        <table:table-row table:style-name="ro1">
          <table:table-cell table:formula="of:=YEAR([.I346])&amp;RIGHT(&quot;0&quot;&amp;MONTH([.I346]);2)&amp;RIGHT(&quot;0&quot;&amp;DAY([.I346]);2)" office:value-type="string" office:string-value="20081210">
            <text:p>20081210</text:p>
          </table:table-cell>
          <table:table-cell table:formula="of:=YEAR([.I346])" office:value-type="float" office:value="2008">
            <text:p>2008</text:p>
          </table:table-cell>
          <table:table-cell table:formula="of:=ROUNDUP(MONTH([.I346])/3)" office:value-type="float" office:value="4">
            <text:p>4</text:p>
          </table:table-cell>
          <table:table-cell table:formula="of:=MONTH([.I346])" office:value-type="float" office:value="12">
            <text:p>12</text:p>
          </table:table-cell>
          <table:table-cell table:formula="of:=&quot;Diciembre &quot; &amp; [.B346]" office:value-type="string" office:string-value="Diciembre 2008">
            <text:p>Diciembre 2008</text:p>
          </table:table-cell>
          <table:table-cell table:formula="of:=&quot;W&quot; &amp; ISOWEEKNUM([.I346];1)" office:value-type="string" office:string-value="W50">
            <text:p>W50</text:p>
          </table:table-cell>
          <table:table-cell table:formula="of:=DAY([.I346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08-12-10">
            <text:p>12/10/08</text:p>
          </table:table-cell>
        </table:table-row>
        <table:table-row table:style-name="ro1">
          <table:table-cell table:formula="of:=YEAR([.I347])&amp;RIGHT(&quot;0&quot;&amp;MONTH([.I347]);2)&amp;RIGHT(&quot;0&quot;&amp;DAY([.I347]);2)" office:value-type="string" office:string-value="20081211">
            <text:p>20081211</text:p>
          </table:table-cell>
          <table:table-cell table:formula="of:=YEAR([.I347])" office:value-type="float" office:value="2008">
            <text:p>2008</text:p>
          </table:table-cell>
          <table:table-cell table:formula="of:=ROUNDUP(MONTH([.I347])/3)" office:value-type="float" office:value="4">
            <text:p>4</text:p>
          </table:table-cell>
          <table:table-cell table:formula="of:=MONTH([.I347])" office:value-type="float" office:value="12">
            <text:p>12</text:p>
          </table:table-cell>
          <table:table-cell table:formula="of:=&quot;Diciembre &quot; &amp; [.B347]" office:value-type="string" office:string-value="Diciembre 2008">
            <text:p>Diciembre 2008</text:p>
          </table:table-cell>
          <table:table-cell table:formula="of:=&quot;W&quot; &amp; ISOWEEKNUM([.I347];1)" office:value-type="string" office:string-value="W50">
            <text:p>W50</text:p>
          </table:table-cell>
          <table:table-cell table:formula="of:=DAY([.I347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08-12-11">
            <text:p>12/11/08</text:p>
          </table:table-cell>
        </table:table-row>
        <table:table-row table:style-name="ro1">
          <table:table-cell table:formula="of:=YEAR([.I348])&amp;RIGHT(&quot;0&quot;&amp;MONTH([.I348]);2)&amp;RIGHT(&quot;0&quot;&amp;DAY([.I348]);2)" office:value-type="string" office:string-value="20081212">
            <text:p>20081212</text:p>
          </table:table-cell>
          <table:table-cell table:formula="of:=YEAR([.I348])" office:value-type="float" office:value="2008">
            <text:p>2008</text:p>
          </table:table-cell>
          <table:table-cell table:formula="of:=ROUNDUP(MONTH([.I348])/3)" office:value-type="float" office:value="4">
            <text:p>4</text:p>
          </table:table-cell>
          <table:table-cell table:formula="of:=MONTH([.I348])" office:value-type="float" office:value="12">
            <text:p>12</text:p>
          </table:table-cell>
          <table:table-cell table:formula="of:=&quot;Diciembre &quot; &amp; [.B348]" office:value-type="string" office:string-value="Diciembre 2008">
            <text:p>Diciembre 2008</text:p>
          </table:table-cell>
          <table:table-cell table:formula="of:=&quot;W&quot; &amp; ISOWEEKNUM([.I348];1)" office:value-type="string" office:string-value="W50">
            <text:p>W50</text:p>
          </table:table-cell>
          <table:table-cell table:formula="of:=DAY([.I348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08-12-12">
            <text:p>12/12/08</text:p>
          </table:table-cell>
        </table:table-row>
        <table:table-row table:style-name="ro1">
          <table:table-cell table:formula="of:=YEAR([.I349])&amp;RIGHT(&quot;0&quot;&amp;MONTH([.I349]);2)&amp;RIGHT(&quot;0&quot;&amp;DAY([.I349]);2)" office:value-type="string" office:string-value="20081213">
            <text:p>20081213</text:p>
          </table:table-cell>
          <table:table-cell table:formula="of:=YEAR([.I349])" office:value-type="float" office:value="2008">
            <text:p>2008</text:p>
          </table:table-cell>
          <table:table-cell table:formula="of:=ROUNDUP(MONTH([.I349])/3)" office:value-type="float" office:value="4">
            <text:p>4</text:p>
          </table:table-cell>
          <table:table-cell table:formula="of:=MONTH([.I349])" office:value-type="float" office:value="12">
            <text:p>12</text:p>
          </table:table-cell>
          <table:table-cell table:formula="of:=&quot;Diciembre &quot; &amp; [.B349]" office:value-type="string" office:string-value="Diciembre 2008">
            <text:p>Diciembre 2008</text:p>
          </table:table-cell>
          <table:table-cell table:formula="of:=&quot;W&quot; &amp; ISOWEEKNUM([.I349];1)" office:value-type="string" office:string-value="W50">
            <text:p>W50</text:p>
          </table:table-cell>
          <table:table-cell table:formula="of:=DAY([.I349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08-12-13">
            <text:p>12/13/08</text:p>
          </table:table-cell>
        </table:table-row>
        <table:table-row table:style-name="ro1">
          <table:table-cell table:formula="of:=YEAR([.I350])&amp;RIGHT(&quot;0&quot;&amp;MONTH([.I350]);2)&amp;RIGHT(&quot;0&quot;&amp;DAY([.I350]);2)" office:value-type="string" office:string-value="20081214">
            <text:p>20081214</text:p>
          </table:table-cell>
          <table:table-cell table:formula="of:=YEAR([.I350])" office:value-type="float" office:value="2008">
            <text:p>2008</text:p>
          </table:table-cell>
          <table:table-cell table:formula="of:=ROUNDUP(MONTH([.I350])/3)" office:value-type="float" office:value="4">
            <text:p>4</text:p>
          </table:table-cell>
          <table:table-cell table:formula="of:=MONTH([.I350])" office:value-type="float" office:value="12">
            <text:p>12</text:p>
          </table:table-cell>
          <table:table-cell table:formula="of:=&quot;Diciembre &quot; &amp; [.B350]" office:value-type="string" office:string-value="Diciembre 2008">
            <text:p>Diciembre 2008</text:p>
          </table:table-cell>
          <table:table-cell table:formula="of:=&quot;W&quot; &amp; ISOWEEKNUM([.I350];1)" office:value-type="string" office:string-value="W51">
            <text:p>W51</text:p>
          </table:table-cell>
          <table:table-cell table:formula="of:=DAY([.I350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08-12-14">
            <text:p>12/14/08</text:p>
          </table:table-cell>
        </table:table-row>
        <table:table-row table:style-name="ro1">
          <table:table-cell table:formula="of:=YEAR([.I351])&amp;RIGHT(&quot;0&quot;&amp;MONTH([.I351]);2)&amp;RIGHT(&quot;0&quot;&amp;DAY([.I351]);2)" office:value-type="string" office:string-value="20081215">
            <text:p>20081215</text:p>
          </table:table-cell>
          <table:table-cell table:formula="of:=YEAR([.I351])" office:value-type="float" office:value="2008">
            <text:p>2008</text:p>
          </table:table-cell>
          <table:table-cell table:formula="of:=ROUNDUP(MONTH([.I351])/3)" office:value-type="float" office:value="4">
            <text:p>4</text:p>
          </table:table-cell>
          <table:table-cell table:formula="of:=MONTH([.I351])" office:value-type="float" office:value="12">
            <text:p>12</text:p>
          </table:table-cell>
          <table:table-cell table:formula="of:=&quot;Diciembre &quot; &amp; [.B351]" office:value-type="string" office:string-value="Diciembre 2008">
            <text:p>Diciembre 2008</text:p>
          </table:table-cell>
          <table:table-cell table:formula="of:=&quot;W&quot; &amp; ISOWEEKNUM([.I351];1)" office:value-type="string" office:string-value="W51">
            <text:p>W51</text:p>
          </table:table-cell>
          <table:table-cell table:formula="of:=DAY([.I351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08-12-15">
            <text:p>12/15/08</text:p>
          </table:table-cell>
        </table:table-row>
        <table:table-row table:style-name="ro1">
          <table:table-cell table:formula="of:=YEAR([.I352])&amp;RIGHT(&quot;0&quot;&amp;MONTH([.I352]);2)&amp;RIGHT(&quot;0&quot;&amp;DAY([.I352]);2)" office:value-type="string" office:string-value="20081216">
            <text:p>20081216</text:p>
          </table:table-cell>
          <table:table-cell table:formula="of:=YEAR([.I352])" office:value-type="float" office:value="2008">
            <text:p>2008</text:p>
          </table:table-cell>
          <table:table-cell table:formula="of:=ROUNDUP(MONTH([.I352])/3)" office:value-type="float" office:value="4">
            <text:p>4</text:p>
          </table:table-cell>
          <table:table-cell table:formula="of:=MONTH([.I352])" office:value-type="float" office:value="12">
            <text:p>12</text:p>
          </table:table-cell>
          <table:table-cell table:formula="of:=&quot;Diciembre &quot; &amp; [.B352]" office:value-type="string" office:string-value="Diciembre 2008">
            <text:p>Diciembre 2008</text:p>
          </table:table-cell>
          <table:table-cell table:formula="of:=&quot;W&quot; &amp; ISOWEEKNUM([.I352];1)" office:value-type="string" office:string-value="W51">
            <text:p>W51</text:p>
          </table:table-cell>
          <table:table-cell table:formula="of:=DAY([.I352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08-12-16">
            <text:p>12/16/08</text:p>
          </table:table-cell>
        </table:table-row>
        <table:table-row table:style-name="ro1">
          <table:table-cell table:formula="of:=YEAR([.I353])&amp;RIGHT(&quot;0&quot;&amp;MONTH([.I353]);2)&amp;RIGHT(&quot;0&quot;&amp;DAY([.I353]);2)" office:value-type="string" office:string-value="20081217">
            <text:p>20081217</text:p>
          </table:table-cell>
          <table:table-cell table:formula="of:=YEAR([.I353])" office:value-type="float" office:value="2008">
            <text:p>2008</text:p>
          </table:table-cell>
          <table:table-cell table:formula="of:=ROUNDUP(MONTH([.I353])/3)" office:value-type="float" office:value="4">
            <text:p>4</text:p>
          </table:table-cell>
          <table:table-cell table:formula="of:=MONTH([.I353])" office:value-type="float" office:value="12">
            <text:p>12</text:p>
          </table:table-cell>
          <table:table-cell table:formula="of:=&quot;Diciembre &quot; &amp; [.B353]" office:value-type="string" office:string-value="Diciembre 2008">
            <text:p>Diciembre 2008</text:p>
          </table:table-cell>
          <table:table-cell table:formula="of:=&quot;W&quot; &amp; ISOWEEKNUM([.I353];1)" office:value-type="string" office:string-value="W51">
            <text:p>W51</text:p>
          </table:table-cell>
          <table:table-cell table:formula="of:=DAY([.I353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08-12-17">
            <text:p>12/17/08</text:p>
          </table:table-cell>
        </table:table-row>
        <table:table-row table:style-name="ro1">
          <table:table-cell table:formula="of:=YEAR([.I354])&amp;RIGHT(&quot;0&quot;&amp;MONTH([.I354]);2)&amp;RIGHT(&quot;0&quot;&amp;DAY([.I354]);2)" office:value-type="string" office:string-value="20081218">
            <text:p>20081218</text:p>
          </table:table-cell>
          <table:table-cell table:formula="of:=YEAR([.I354])" office:value-type="float" office:value="2008">
            <text:p>2008</text:p>
          </table:table-cell>
          <table:table-cell table:formula="of:=ROUNDUP(MONTH([.I354])/3)" office:value-type="float" office:value="4">
            <text:p>4</text:p>
          </table:table-cell>
          <table:table-cell table:formula="of:=MONTH([.I354])" office:value-type="float" office:value="12">
            <text:p>12</text:p>
          </table:table-cell>
          <table:table-cell table:formula="of:=&quot;Diciembre &quot; &amp; [.B354]" office:value-type="string" office:string-value="Diciembre 2008">
            <text:p>Diciembre 2008</text:p>
          </table:table-cell>
          <table:table-cell table:formula="of:=&quot;W&quot; &amp; ISOWEEKNUM([.I354];1)" office:value-type="string" office:string-value="W51">
            <text:p>W51</text:p>
          </table:table-cell>
          <table:table-cell table:formula="of:=DAY([.I354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08-12-18">
            <text:p>12/18/08</text:p>
          </table:table-cell>
        </table:table-row>
        <table:table-row table:style-name="ro1">
          <table:table-cell table:formula="of:=YEAR([.I355])&amp;RIGHT(&quot;0&quot;&amp;MONTH([.I355]);2)&amp;RIGHT(&quot;0&quot;&amp;DAY([.I355]);2)" office:value-type="string" office:string-value="20081219">
            <text:p>20081219</text:p>
          </table:table-cell>
          <table:table-cell table:formula="of:=YEAR([.I355])" office:value-type="float" office:value="2008">
            <text:p>2008</text:p>
          </table:table-cell>
          <table:table-cell table:formula="of:=ROUNDUP(MONTH([.I355])/3)" office:value-type="float" office:value="4">
            <text:p>4</text:p>
          </table:table-cell>
          <table:table-cell table:formula="of:=MONTH([.I355])" office:value-type="float" office:value="12">
            <text:p>12</text:p>
          </table:table-cell>
          <table:table-cell table:formula="of:=&quot;Diciembre &quot; &amp; [.B355]" office:value-type="string" office:string-value="Diciembre 2008">
            <text:p>Diciembre 2008</text:p>
          </table:table-cell>
          <table:table-cell table:formula="of:=&quot;W&quot; &amp; ISOWEEKNUM([.I355];1)" office:value-type="string" office:string-value="W51">
            <text:p>W51</text:p>
          </table:table-cell>
          <table:table-cell table:formula="of:=DAY([.I355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08-12-19">
            <text:p>12/19/08</text:p>
          </table:table-cell>
        </table:table-row>
        <table:table-row table:style-name="ro1">
          <table:table-cell table:formula="of:=YEAR([.I356])&amp;RIGHT(&quot;0&quot;&amp;MONTH([.I356]);2)&amp;RIGHT(&quot;0&quot;&amp;DAY([.I356]);2)" office:value-type="string" office:string-value="20081220">
            <text:p>20081220</text:p>
          </table:table-cell>
          <table:table-cell table:formula="of:=YEAR([.I356])" office:value-type="float" office:value="2008">
            <text:p>2008</text:p>
          </table:table-cell>
          <table:table-cell table:formula="of:=ROUNDUP(MONTH([.I356])/3)" office:value-type="float" office:value="4">
            <text:p>4</text:p>
          </table:table-cell>
          <table:table-cell table:formula="of:=MONTH([.I356])" office:value-type="float" office:value="12">
            <text:p>12</text:p>
          </table:table-cell>
          <table:table-cell table:formula="of:=&quot;Diciembre &quot; &amp; [.B356]" office:value-type="string" office:string-value="Diciembre 2008">
            <text:p>Diciembre 2008</text:p>
          </table:table-cell>
          <table:table-cell table:formula="of:=&quot;W&quot; &amp; ISOWEEKNUM([.I356];1)" office:value-type="string" office:string-value="W51">
            <text:p>W51</text:p>
          </table:table-cell>
          <table:table-cell table:formula="of:=DAY([.I356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08-12-20">
            <text:p>12/20/08</text:p>
          </table:table-cell>
        </table:table-row>
        <table:table-row table:style-name="ro1">
          <table:table-cell table:formula="of:=YEAR([.I357])&amp;RIGHT(&quot;0&quot;&amp;MONTH([.I357]);2)&amp;RIGHT(&quot;0&quot;&amp;DAY([.I357]);2)" office:value-type="string" office:string-value="20081221">
            <text:p>20081221</text:p>
          </table:table-cell>
          <table:table-cell table:formula="of:=YEAR([.I357])" office:value-type="float" office:value="2008">
            <text:p>2008</text:p>
          </table:table-cell>
          <table:table-cell table:formula="of:=ROUNDUP(MONTH([.I357])/3)" office:value-type="float" office:value="4">
            <text:p>4</text:p>
          </table:table-cell>
          <table:table-cell table:formula="of:=MONTH([.I357])" office:value-type="float" office:value="12">
            <text:p>12</text:p>
          </table:table-cell>
          <table:table-cell table:formula="of:=&quot;Diciembre &quot; &amp; [.B357]" office:value-type="string" office:string-value="Diciembre 2008">
            <text:p>Diciembre 2008</text:p>
          </table:table-cell>
          <table:table-cell table:formula="of:=&quot;W&quot; &amp; ISOWEEKNUM([.I357];1)" office:value-type="string" office:string-value="W52">
            <text:p>W52</text:p>
          </table:table-cell>
          <table:table-cell table:formula="of:=DAY([.I357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08-12-21">
            <text:p>12/21/08</text:p>
          </table:table-cell>
        </table:table-row>
        <table:table-row table:style-name="ro1">
          <table:table-cell table:formula="of:=YEAR([.I358])&amp;RIGHT(&quot;0&quot;&amp;MONTH([.I358]);2)&amp;RIGHT(&quot;0&quot;&amp;DAY([.I358]);2)" office:value-type="string" office:string-value="20081222">
            <text:p>20081222</text:p>
          </table:table-cell>
          <table:table-cell table:formula="of:=YEAR([.I358])" office:value-type="float" office:value="2008">
            <text:p>2008</text:p>
          </table:table-cell>
          <table:table-cell table:formula="of:=ROUNDUP(MONTH([.I358])/3)" office:value-type="float" office:value="4">
            <text:p>4</text:p>
          </table:table-cell>
          <table:table-cell table:formula="of:=MONTH([.I358])" office:value-type="float" office:value="12">
            <text:p>12</text:p>
          </table:table-cell>
          <table:table-cell table:formula="of:=&quot;Diciembre &quot; &amp; [.B358]" office:value-type="string" office:string-value="Diciembre 2008">
            <text:p>Diciembre 2008</text:p>
          </table:table-cell>
          <table:table-cell table:formula="of:=&quot;W&quot; &amp; ISOWEEKNUM([.I358];1)" office:value-type="string" office:string-value="W52">
            <text:p>W52</text:p>
          </table:table-cell>
          <table:table-cell table:formula="of:=DAY([.I358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08-12-22">
            <text:p>12/22/08</text:p>
          </table:table-cell>
        </table:table-row>
        <table:table-row table:style-name="ro1">
          <table:table-cell table:formula="of:=YEAR([.I359])&amp;RIGHT(&quot;0&quot;&amp;MONTH([.I359]);2)&amp;RIGHT(&quot;0&quot;&amp;DAY([.I359]);2)" office:value-type="string" office:string-value="20081223">
            <text:p>20081223</text:p>
          </table:table-cell>
          <table:table-cell table:formula="of:=YEAR([.I359])" office:value-type="float" office:value="2008">
            <text:p>2008</text:p>
          </table:table-cell>
          <table:table-cell table:formula="of:=ROUNDUP(MONTH([.I359])/3)" office:value-type="float" office:value="4">
            <text:p>4</text:p>
          </table:table-cell>
          <table:table-cell table:formula="of:=MONTH([.I359])" office:value-type="float" office:value="12">
            <text:p>12</text:p>
          </table:table-cell>
          <table:table-cell table:formula="of:=&quot;Diciembre &quot; &amp; [.B359]" office:value-type="string" office:string-value="Diciembre 2008">
            <text:p>Diciembre 2008</text:p>
          </table:table-cell>
          <table:table-cell table:formula="of:=&quot;W&quot; &amp; ISOWEEKNUM([.I359];1)" office:value-type="string" office:string-value="W52">
            <text:p>W52</text:p>
          </table:table-cell>
          <table:table-cell table:formula="of:=DAY([.I359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08-12-23">
            <text:p>12/23/08</text:p>
          </table:table-cell>
        </table:table-row>
        <table:table-row table:style-name="ro1">
          <table:table-cell table:formula="of:=YEAR([.I360])&amp;RIGHT(&quot;0&quot;&amp;MONTH([.I360]);2)&amp;RIGHT(&quot;0&quot;&amp;DAY([.I360]);2)" office:value-type="string" office:string-value="20081224">
            <text:p>20081224</text:p>
          </table:table-cell>
          <table:table-cell table:formula="of:=YEAR([.I360])" office:value-type="float" office:value="2008">
            <text:p>2008</text:p>
          </table:table-cell>
          <table:table-cell table:formula="of:=ROUNDUP(MONTH([.I360])/3)" office:value-type="float" office:value="4">
            <text:p>4</text:p>
          </table:table-cell>
          <table:table-cell table:formula="of:=MONTH([.I360])" office:value-type="float" office:value="12">
            <text:p>12</text:p>
          </table:table-cell>
          <table:table-cell table:formula="of:=&quot;Diciembre &quot; &amp; [.B360]" office:value-type="string" office:string-value="Diciembre 2008">
            <text:p>Diciembre 2008</text:p>
          </table:table-cell>
          <table:table-cell table:formula="of:=&quot;W&quot; &amp; ISOWEEKNUM([.I360];1)" office:value-type="string" office:string-value="W52">
            <text:p>W52</text:p>
          </table:table-cell>
          <table:table-cell table:formula="of:=DAY([.I360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08-12-24">
            <text:p>12/24/08</text:p>
          </table:table-cell>
        </table:table-row>
        <table:table-row table:style-name="ro1">
          <table:table-cell table:formula="of:=YEAR([.I361])&amp;RIGHT(&quot;0&quot;&amp;MONTH([.I361]);2)&amp;RIGHT(&quot;0&quot;&amp;DAY([.I361]);2)" office:value-type="string" office:string-value="20081225">
            <text:p>20081225</text:p>
          </table:table-cell>
          <table:table-cell table:formula="of:=YEAR([.I361])" office:value-type="float" office:value="2008">
            <text:p>2008</text:p>
          </table:table-cell>
          <table:table-cell table:formula="of:=ROUNDUP(MONTH([.I361])/3)" office:value-type="float" office:value="4">
            <text:p>4</text:p>
          </table:table-cell>
          <table:table-cell table:formula="of:=MONTH([.I361])" office:value-type="float" office:value="12">
            <text:p>12</text:p>
          </table:table-cell>
          <table:table-cell table:formula="of:=&quot;Diciembre &quot; &amp; [.B361]" office:value-type="string" office:string-value="Diciembre 2008">
            <text:p>Diciembre 2008</text:p>
          </table:table-cell>
          <table:table-cell table:formula="of:=&quot;W&quot; &amp; ISOWEEKNUM([.I361];1)" office:value-type="string" office:string-value="W52">
            <text:p>W52</text:p>
          </table:table-cell>
          <table:table-cell table:formula="of:=DAY([.I361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08-12-25">
            <text:p>12/25/08</text:p>
          </table:table-cell>
        </table:table-row>
        <table:table-row table:style-name="ro1">
          <table:table-cell table:formula="of:=YEAR([.I362])&amp;RIGHT(&quot;0&quot;&amp;MONTH([.I362]);2)&amp;RIGHT(&quot;0&quot;&amp;DAY([.I362]);2)" office:value-type="string" office:string-value="20081226">
            <text:p>20081226</text:p>
          </table:table-cell>
          <table:table-cell table:formula="of:=YEAR([.I362])" office:value-type="float" office:value="2008">
            <text:p>2008</text:p>
          </table:table-cell>
          <table:table-cell table:formula="of:=ROUNDUP(MONTH([.I362])/3)" office:value-type="float" office:value="4">
            <text:p>4</text:p>
          </table:table-cell>
          <table:table-cell table:formula="of:=MONTH([.I362])" office:value-type="float" office:value="12">
            <text:p>12</text:p>
          </table:table-cell>
          <table:table-cell table:formula="of:=&quot;Diciembre &quot; &amp; [.B362]" office:value-type="string" office:string-value="Diciembre 2008">
            <text:p>Diciembre 2008</text:p>
          </table:table-cell>
          <table:table-cell table:formula="of:=&quot;W&quot; &amp; ISOWEEKNUM([.I362];1)" office:value-type="string" office:string-value="W52">
            <text:p>W52</text:p>
          </table:table-cell>
          <table:table-cell table:formula="of:=DAY([.I362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08-12-26">
            <text:p>12/26/08</text:p>
          </table:table-cell>
        </table:table-row>
        <table:table-row table:style-name="ro1">
          <table:table-cell table:formula="of:=YEAR([.I363])&amp;RIGHT(&quot;0&quot;&amp;MONTH([.I363]);2)&amp;RIGHT(&quot;0&quot;&amp;DAY([.I363]);2)" office:value-type="string" office:string-value="20081227">
            <text:p>20081227</text:p>
          </table:table-cell>
          <table:table-cell table:formula="of:=YEAR([.I363])" office:value-type="float" office:value="2008">
            <text:p>2008</text:p>
          </table:table-cell>
          <table:table-cell table:formula="of:=ROUNDUP(MONTH([.I363])/3)" office:value-type="float" office:value="4">
            <text:p>4</text:p>
          </table:table-cell>
          <table:table-cell table:formula="of:=MONTH([.I363])" office:value-type="float" office:value="12">
            <text:p>12</text:p>
          </table:table-cell>
          <table:table-cell table:formula="of:=&quot;Diciembre &quot; &amp; [.B363]" office:value-type="string" office:string-value="Diciembre 2008">
            <text:p>Diciembre 2008</text:p>
          </table:table-cell>
          <table:table-cell table:formula="of:=&quot;W&quot; &amp; ISOWEEKNUM([.I363];1)" office:value-type="string" office:string-value="W52">
            <text:p>W52</text:p>
          </table:table-cell>
          <table:table-cell table:formula="of:=DAY([.I363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08-12-27">
            <text:p>12/27/08</text:p>
          </table:table-cell>
        </table:table-row>
        <table:table-row table:style-name="ro1">
          <table:table-cell table:formula="of:=YEAR([.I364])&amp;RIGHT(&quot;0&quot;&amp;MONTH([.I364]);2)&amp;RIGHT(&quot;0&quot;&amp;DAY([.I364]);2)" office:value-type="string" office:string-value="20081228">
            <text:p>20081228</text:p>
          </table:table-cell>
          <table:table-cell table:formula="of:=YEAR([.I364])" office:value-type="float" office:value="2008">
            <text:p>2008</text:p>
          </table:table-cell>
          <table:table-cell table:formula="of:=ROUNDUP(MONTH([.I364])/3)" office:value-type="float" office:value="4">
            <text:p>4</text:p>
          </table:table-cell>
          <table:table-cell table:formula="of:=MONTH([.I364])" office:value-type="float" office:value="12">
            <text:p>12</text:p>
          </table:table-cell>
          <table:table-cell table:formula="of:=&quot;Diciembre &quot; &amp; [.B364]" office:value-type="string" office:string-value="Diciembre 2008">
            <text:p>Diciembre 2008</text:p>
          </table:table-cell>
          <table:table-cell table:formula="of:=&quot;W&quot; &amp; ISOWEEKNUM([.I364];1)" office:value-type="string" office:string-value="W53">
            <text:p>W53</text:p>
          </table:table-cell>
          <table:table-cell table:formula="of:=DAY([.I364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08-12-28">
            <text:p>12/28/08</text:p>
          </table:table-cell>
        </table:table-row>
        <table:table-row table:style-name="ro1">
          <table:table-cell table:formula="of:=YEAR([.I365])&amp;RIGHT(&quot;0&quot;&amp;MONTH([.I365]);2)&amp;RIGHT(&quot;0&quot;&amp;DAY([.I365]);2)" office:value-type="string" office:string-value="20081229">
            <text:p>20081229</text:p>
          </table:table-cell>
          <table:table-cell table:formula="of:=YEAR([.I365])" office:value-type="float" office:value="2008">
            <text:p>2008</text:p>
          </table:table-cell>
          <table:table-cell table:formula="of:=ROUNDUP(MONTH([.I365])/3)" office:value-type="float" office:value="4">
            <text:p>4</text:p>
          </table:table-cell>
          <table:table-cell table:formula="of:=MONTH([.I365])" office:value-type="float" office:value="12">
            <text:p>12</text:p>
          </table:table-cell>
          <table:table-cell table:formula="of:=&quot;Diciembre &quot; &amp; [.B365]" office:value-type="string" office:string-value="Diciembre 2008">
            <text:p>Diciembre 2008</text:p>
          </table:table-cell>
          <table:table-cell table:formula="of:=&quot;W&quot; &amp; ISOWEEKNUM([.I365];1)" office:value-type="string" office:string-value="W53">
            <text:p>W53</text:p>
          </table:table-cell>
          <table:table-cell table:formula="of:=DAY([.I365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08-12-29">
            <text:p>12/29/08</text:p>
          </table:table-cell>
        </table:table-row>
        <table:table-row table:style-name="ro1">
          <table:table-cell table:formula="of:=YEAR([.I366])&amp;RIGHT(&quot;0&quot;&amp;MONTH([.I366]);2)&amp;RIGHT(&quot;0&quot;&amp;DAY([.I366]);2)" office:value-type="string" office:string-value="20081230">
            <text:p>20081230</text:p>
          </table:table-cell>
          <table:table-cell table:formula="of:=YEAR([.I366])" office:value-type="float" office:value="2008">
            <text:p>2008</text:p>
          </table:table-cell>
          <table:table-cell table:formula="of:=ROUNDUP(MONTH([.I366])/3)" office:value-type="float" office:value="4">
            <text:p>4</text:p>
          </table:table-cell>
          <table:table-cell table:formula="of:=MONTH([.I366])" office:value-type="float" office:value="12">
            <text:p>12</text:p>
          </table:table-cell>
          <table:table-cell table:formula="of:=&quot;Diciembre &quot; &amp; [.B366]" office:value-type="string" office:string-value="Diciembre 2008">
            <text:p>Diciembre 2008</text:p>
          </table:table-cell>
          <table:table-cell table:formula="of:=&quot;W&quot; &amp; ISOWEEKNUM([.I366];1)" office:value-type="string" office:string-value="W53">
            <text:p>W53</text:p>
          </table:table-cell>
          <table:table-cell table:formula="of:=DAY([.I366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08-12-30">
            <text:p>12/30/08</text:p>
          </table:table-cell>
        </table:table-row>
        <table:table-row table:style-name="ro1">
          <table:table-cell table:formula="of:=YEAR([.I367])&amp;RIGHT(&quot;0&quot;&amp;MONTH([.I367]);2)&amp;RIGHT(&quot;0&quot;&amp;DAY([.I367]);2)" office:value-type="string" office:string-value="20081231">
            <text:p>20081231</text:p>
          </table:table-cell>
          <table:table-cell table:formula="of:=YEAR([.I367])" office:value-type="float" office:value="2008">
            <text:p>2008</text:p>
          </table:table-cell>
          <table:table-cell table:formula="of:=ROUNDUP(MONTH([.I367])/3)" office:value-type="float" office:value="4">
            <text:p>4</text:p>
          </table:table-cell>
          <table:table-cell table:formula="of:=MONTH([.I367])" office:value-type="float" office:value="12">
            <text:p>12</text:p>
          </table:table-cell>
          <table:table-cell table:formula="of:=&quot;Diciembre &quot; &amp; [.B367]" office:value-type="string" office:string-value="Diciembre 2008">
            <text:p>Diciembre 2008</text:p>
          </table:table-cell>
          <table:table-cell table:formula="of:=&quot;W&quot; &amp; ISOWEEKNUM([.I367];1)" office:value-type="string" office:string-value="W53">
            <text:p>W53</text:p>
          </table:table-cell>
          <table:table-cell table:formula="of:=DAY([.I367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08-12-31">
            <text:p>12/31/08</text:p>
          </table:table-cell>
        </table:table-row>
        <table:table-row table:style-name="ro1">
          <table:table-cell table:formula="of:=YEAR([.I368])&amp;RIGHT(&quot;0&quot;&amp;MONTH([.I368]);2)&amp;RIGHT(&quot;0&quot;&amp;DAY([.I368]);2)" office:value-type="string" office:string-value="20090101">
            <text:p>20090101</text:p>
          </table:table-cell>
          <table:table-cell table:formula="of:=YEAR([.I368])" office:value-type="float" office:value="2009">
            <text:p>2009</text:p>
          </table:table-cell>
          <table:table-cell table:formula="of:=ROUNDUP(MONTH([.I368])/3)" office:value-type="float" office:value="1">
            <text:p>1</text:p>
          </table:table-cell>
          <table:table-cell table:formula="of:=MONTH([.I368])" office:value-type="float" office:value="1">
            <text:p>1</text:p>
          </table:table-cell>
          <table:table-cell table:formula="of:=&quot;Enero &quot; &amp; [.B368]" office:value-type="string" office:string-value="Enero 2009">
            <text:p>Enero 2009</text:p>
          </table:table-cell>
          <table:table-cell table:formula="of:=&quot;W&quot; &amp; ISOWEEKNUM([.I368];1)" office:value-type="string" office:string-value="W53">
            <text:p>W53</text:p>
          </table:table-cell>
          <table:table-cell table:formula="of:=DAY([.I368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09-01-01">
            <text:p>01/01/09</text:p>
          </table:table-cell>
        </table:table-row>
        <table:table-row table:style-name="ro1">
          <table:table-cell table:formula="of:=YEAR([.I369])&amp;RIGHT(&quot;0&quot;&amp;MONTH([.I369]);2)&amp;RIGHT(&quot;0&quot;&amp;DAY([.I369]);2)" office:value-type="string" office:string-value="20090102">
            <text:p>20090102</text:p>
          </table:table-cell>
          <table:table-cell table:formula="of:=YEAR([.I369])" office:value-type="float" office:value="2009">
            <text:p>2009</text:p>
          </table:table-cell>
          <table:table-cell table:formula="of:=ROUNDUP(MONTH([.I369])/3)" office:value-type="float" office:value="1">
            <text:p>1</text:p>
          </table:table-cell>
          <table:table-cell table:formula="of:=MONTH([.I369])" office:value-type="float" office:value="1">
            <text:p>1</text:p>
          </table:table-cell>
          <table:table-cell table:formula="of:=&quot;Enero &quot; &amp; [.B369]" office:value-type="string" office:string-value="Enero 2009">
            <text:p>Enero 2009</text:p>
          </table:table-cell>
          <table:table-cell table:formula="of:=&quot;W&quot; &amp; ISOWEEKNUM([.I369];1)" office:value-type="string" office:string-value="W53">
            <text:p>W53</text:p>
          </table:table-cell>
          <table:table-cell table:formula="of:=DAY([.I369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09-01-02">
            <text:p>01/02/09</text:p>
          </table:table-cell>
        </table:table-row>
        <table:table-row table:style-name="ro1">
          <table:table-cell table:formula="of:=YEAR([.I370])&amp;RIGHT(&quot;0&quot;&amp;MONTH([.I370]);2)&amp;RIGHT(&quot;0&quot;&amp;DAY([.I370]);2)" office:value-type="string" office:string-value="20090103">
            <text:p>20090103</text:p>
          </table:table-cell>
          <table:table-cell table:formula="of:=YEAR([.I370])" office:value-type="float" office:value="2009">
            <text:p>2009</text:p>
          </table:table-cell>
          <table:table-cell table:formula="of:=ROUNDUP(MONTH([.I370])/3)" office:value-type="float" office:value="1">
            <text:p>1</text:p>
          </table:table-cell>
          <table:table-cell table:formula="of:=MONTH([.I370])" office:value-type="float" office:value="1">
            <text:p>1</text:p>
          </table:table-cell>
          <table:table-cell table:formula="of:=&quot;Enero &quot; &amp; [.B370]" office:value-type="string" office:string-value="Enero 2009">
            <text:p>Enero 2009</text:p>
          </table:table-cell>
          <table:table-cell table:formula="of:=&quot;W&quot; &amp; ISOWEEKNUM([.I370];1)" office:value-type="string" office:string-value="W53">
            <text:p>W53</text:p>
          </table:table-cell>
          <table:table-cell table:formula="of:=DAY([.I370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09-01-03">
            <text:p>01/03/09</text:p>
          </table:table-cell>
        </table:table-row>
        <table:table-row table:style-name="ro1">
          <table:table-cell table:formula="of:=YEAR([.I371])&amp;RIGHT(&quot;0&quot;&amp;MONTH([.I371]);2)&amp;RIGHT(&quot;0&quot;&amp;DAY([.I371]);2)" office:value-type="string" office:string-value="20090104">
            <text:p>20090104</text:p>
          </table:table-cell>
          <table:table-cell table:formula="of:=YEAR([.I371])" office:value-type="float" office:value="2009">
            <text:p>2009</text:p>
          </table:table-cell>
          <table:table-cell table:formula="of:=ROUNDUP(MONTH([.I371])/3)" office:value-type="float" office:value="1">
            <text:p>1</text:p>
          </table:table-cell>
          <table:table-cell table:formula="of:=MONTH([.I371])" office:value-type="float" office:value="1">
            <text:p>1</text:p>
          </table:table-cell>
          <table:table-cell table:formula="of:=&quot;Enero &quot; &amp; [.B371]" office:value-type="string" office:string-value="Enero 2009">
            <text:p>Enero 2009</text:p>
          </table:table-cell>
          <table:table-cell table:formula="of:=&quot;W&quot; &amp; ISOWEEKNUM([.I371];1)" office:value-type="string" office:string-value="W1">
            <text:p>W1</text:p>
          </table:table-cell>
          <table:table-cell table:formula="of:=DAY([.I371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09-01-04">
            <text:p>01/04/09</text:p>
          </table:table-cell>
        </table:table-row>
        <table:table-row table:style-name="ro1">
          <table:table-cell table:formula="of:=YEAR([.I372])&amp;RIGHT(&quot;0&quot;&amp;MONTH([.I372]);2)&amp;RIGHT(&quot;0&quot;&amp;DAY([.I372]);2)" office:value-type="string" office:string-value="20090105">
            <text:p>20090105</text:p>
          </table:table-cell>
          <table:table-cell table:formula="of:=YEAR([.I372])" office:value-type="float" office:value="2009">
            <text:p>2009</text:p>
          </table:table-cell>
          <table:table-cell table:formula="of:=ROUNDUP(MONTH([.I372])/3)" office:value-type="float" office:value="1">
            <text:p>1</text:p>
          </table:table-cell>
          <table:table-cell table:formula="of:=MONTH([.I372])" office:value-type="float" office:value="1">
            <text:p>1</text:p>
          </table:table-cell>
          <table:table-cell table:formula="of:=&quot;Enero &quot; &amp; [.B372]" office:value-type="string" office:string-value="Enero 2009">
            <text:p>Enero 2009</text:p>
          </table:table-cell>
          <table:table-cell table:formula="of:=&quot;W&quot; &amp; ISOWEEKNUM([.I372];1)" office:value-type="string" office:string-value="W1">
            <text:p>W1</text:p>
          </table:table-cell>
          <table:table-cell table:formula="of:=DAY([.I372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09-01-05">
            <text:p>01/05/09</text:p>
          </table:table-cell>
        </table:table-row>
        <table:table-row table:style-name="ro1">
          <table:table-cell table:formula="of:=YEAR([.I373])&amp;RIGHT(&quot;0&quot;&amp;MONTH([.I373]);2)&amp;RIGHT(&quot;0&quot;&amp;DAY([.I373]);2)" office:value-type="string" office:string-value="20090106">
            <text:p>20090106</text:p>
          </table:table-cell>
          <table:table-cell table:formula="of:=YEAR([.I373])" office:value-type="float" office:value="2009">
            <text:p>2009</text:p>
          </table:table-cell>
          <table:table-cell table:formula="of:=ROUNDUP(MONTH([.I373])/3)" office:value-type="float" office:value="1">
            <text:p>1</text:p>
          </table:table-cell>
          <table:table-cell table:formula="of:=MONTH([.I373])" office:value-type="float" office:value="1">
            <text:p>1</text:p>
          </table:table-cell>
          <table:table-cell table:formula="of:=&quot;Enero &quot; &amp; [.B373]" office:value-type="string" office:string-value="Enero 2009">
            <text:p>Enero 2009</text:p>
          </table:table-cell>
          <table:table-cell table:formula="of:=&quot;W&quot; &amp; ISOWEEKNUM([.I373];1)" office:value-type="string" office:string-value="W1">
            <text:p>W1</text:p>
          </table:table-cell>
          <table:table-cell table:formula="of:=DAY([.I373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09-01-06">
            <text:p>01/06/09</text:p>
          </table:table-cell>
        </table:table-row>
        <table:table-row table:style-name="ro1">
          <table:table-cell table:formula="of:=YEAR([.I374])&amp;RIGHT(&quot;0&quot;&amp;MONTH([.I374]);2)&amp;RIGHT(&quot;0&quot;&amp;DAY([.I374]);2)" office:value-type="string" office:string-value="20090107">
            <text:p>20090107</text:p>
          </table:table-cell>
          <table:table-cell table:formula="of:=YEAR([.I374])" office:value-type="float" office:value="2009">
            <text:p>2009</text:p>
          </table:table-cell>
          <table:table-cell table:formula="of:=ROUNDUP(MONTH([.I374])/3)" office:value-type="float" office:value="1">
            <text:p>1</text:p>
          </table:table-cell>
          <table:table-cell table:formula="of:=MONTH([.I374])" office:value-type="float" office:value="1">
            <text:p>1</text:p>
          </table:table-cell>
          <table:table-cell table:formula="of:=&quot;Enero &quot; &amp; [.B374]" office:value-type="string" office:string-value="Enero 2009">
            <text:p>Enero 2009</text:p>
          </table:table-cell>
          <table:table-cell table:formula="of:=&quot;W&quot; &amp; ISOWEEKNUM([.I374];1)" office:value-type="string" office:string-value="W1">
            <text:p>W1</text:p>
          </table:table-cell>
          <table:table-cell table:formula="of:=DAY([.I374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09-01-07">
            <text:p>01/07/09</text:p>
          </table:table-cell>
        </table:table-row>
        <table:table-row table:style-name="ro1">
          <table:table-cell table:formula="of:=YEAR([.I375])&amp;RIGHT(&quot;0&quot;&amp;MONTH([.I375]);2)&amp;RIGHT(&quot;0&quot;&amp;DAY([.I375]);2)" office:value-type="string" office:string-value="20090108">
            <text:p>20090108</text:p>
          </table:table-cell>
          <table:table-cell table:formula="of:=YEAR([.I375])" office:value-type="float" office:value="2009">
            <text:p>2009</text:p>
          </table:table-cell>
          <table:table-cell table:formula="of:=ROUNDUP(MONTH([.I375])/3)" office:value-type="float" office:value="1">
            <text:p>1</text:p>
          </table:table-cell>
          <table:table-cell table:formula="of:=MONTH([.I375])" office:value-type="float" office:value="1">
            <text:p>1</text:p>
          </table:table-cell>
          <table:table-cell table:formula="of:=&quot;Enero &quot; &amp; [.B375]" office:value-type="string" office:string-value="Enero 2009">
            <text:p>Enero 2009</text:p>
          </table:table-cell>
          <table:table-cell table:formula="of:=&quot;W&quot; &amp; ISOWEEKNUM([.I375];1)" office:value-type="string" office:string-value="W1">
            <text:p>W1</text:p>
          </table:table-cell>
          <table:table-cell table:formula="of:=DAY([.I375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09-01-08">
            <text:p>01/08/09</text:p>
          </table:table-cell>
        </table:table-row>
        <table:table-row table:style-name="ro1">
          <table:table-cell table:formula="of:=YEAR([.I376])&amp;RIGHT(&quot;0&quot;&amp;MONTH([.I376]);2)&amp;RIGHT(&quot;0&quot;&amp;DAY([.I376]);2)" office:value-type="string" office:string-value="20090109">
            <text:p>20090109</text:p>
          </table:table-cell>
          <table:table-cell table:formula="of:=YEAR([.I376])" office:value-type="float" office:value="2009">
            <text:p>2009</text:p>
          </table:table-cell>
          <table:table-cell table:formula="of:=ROUNDUP(MONTH([.I376])/3)" office:value-type="float" office:value="1">
            <text:p>1</text:p>
          </table:table-cell>
          <table:table-cell table:formula="of:=MONTH([.I376])" office:value-type="float" office:value="1">
            <text:p>1</text:p>
          </table:table-cell>
          <table:table-cell table:formula="of:=&quot;Enero &quot; &amp; [.B376]" office:value-type="string" office:string-value="Enero 2009">
            <text:p>Enero 2009</text:p>
          </table:table-cell>
          <table:table-cell table:formula="of:=&quot;W&quot; &amp; ISOWEEKNUM([.I376];1)" office:value-type="string" office:string-value="W1">
            <text:p>W1</text:p>
          </table:table-cell>
          <table:table-cell table:formula="of:=DAY([.I376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09-01-09">
            <text:p>01/09/09</text:p>
          </table:table-cell>
        </table:table-row>
        <table:table-row table:style-name="ro1">
          <table:table-cell table:formula="of:=YEAR([.I377])&amp;RIGHT(&quot;0&quot;&amp;MONTH([.I377]);2)&amp;RIGHT(&quot;0&quot;&amp;DAY([.I377]);2)" office:value-type="string" office:string-value="20090110">
            <text:p>20090110</text:p>
          </table:table-cell>
          <table:table-cell table:formula="of:=YEAR([.I377])" office:value-type="float" office:value="2009">
            <text:p>2009</text:p>
          </table:table-cell>
          <table:table-cell table:formula="of:=ROUNDUP(MONTH([.I377])/3)" office:value-type="float" office:value="1">
            <text:p>1</text:p>
          </table:table-cell>
          <table:table-cell table:formula="of:=MONTH([.I377])" office:value-type="float" office:value="1">
            <text:p>1</text:p>
          </table:table-cell>
          <table:table-cell table:formula="of:=&quot;Enero &quot; &amp; [.B377]" office:value-type="string" office:string-value="Enero 2009">
            <text:p>Enero 2009</text:p>
          </table:table-cell>
          <table:table-cell table:formula="of:=&quot;W&quot; &amp; ISOWEEKNUM([.I377];1)" office:value-type="string" office:string-value="W1">
            <text:p>W1</text:p>
          </table:table-cell>
          <table:table-cell table:formula="of:=DAY([.I377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09-01-10">
            <text:p>01/10/09</text:p>
          </table:table-cell>
        </table:table-row>
        <table:table-row table:style-name="ro1">
          <table:table-cell table:formula="of:=YEAR([.I378])&amp;RIGHT(&quot;0&quot;&amp;MONTH([.I378]);2)&amp;RIGHT(&quot;0&quot;&amp;DAY([.I378]);2)" office:value-type="string" office:string-value="20090111">
            <text:p>20090111</text:p>
          </table:table-cell>
          <table:table-cell table:formula="of:=YEAR([.I378])" office:value-type="float" office:value="2009">
            <text:p>2009</text:p>
          </table:table-cell>
          <table:table-cell table:formula="of:=ROUNDUP(MONTH([.I378])/3)" office:value-type="float" office:value="1">
            <text:p>1</text:p>
          </table:table-cell>
          <table:table-cell table:formula="of:=MONTH([.I378])" office:value-type="float" office:value="1">
            <text:p>1</text:p>
          </table:table-cell>
          <table:table-cell table:formula="of:=&quot;Enero &quot; &amp; [.B378]" office:value-type="string" office:string-value="Enero 2009">
            <text:p>Enero 2009</text:p>
          </table:table-cell>
          <table:table-cell table:formula="of:=&quot;W&quot; &amp; ISOWEEKNUM([.I378];1)" office:value-type="string" office:string-value="W2">
            <text:p>W2</text:p>
          </table:table-cell>
          <table:table-cell table:formula="of:=DAY([.I378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09-01-11">
            <text:p>01/11/09</text:p>
          </table:table-cell>
        </table:table-row>
        <table:table-row table:style-name="ro1">
          <table:table-cell table:formula="of:=YEAR([.I379])&amp;RIGHT(&quot;0&quot;&amp;MONTH([.I379]);2)&amp;RIGHT(&quot;0&quot;&amp;DAY([.I379]);2)" office:value-type="string" office:string-value="20090112">
            <text:p>20090112</text:p>
          </table:table-cell>
          <table:table-cell table:formula="of:=YEAR([.I379])" office:value-type="float" office:value="2009">
            <text:p>2009</text:p>
          </table:table-cell>
          <table:table-cell table:formula="of:=ROUNDUP(MONTH([.I379])/3)" office:value-type="float" office:value="1">
            <text:p>1</text:p>
          </table:table-cell>
          <table:table-cell table:formula="of:=MONTH([.I379])" office:value-type="float" office:value="1">
            <text:p>1</text:p>
          </table:table-cell>
          <table:table-cell table:formula="of:=&quot;Enero &quot; &amp; [.B379]" office:value-type="string" office:string-value="Enero 2009">
            <text:p>Enero 2009</text:p>
          </table:table-cell>
          <table:table-cell table:formula="of:=&quot;W&quot; &amp; ISOWEEKNUM([.I379];1)" office:value-type="string" office:string-value="W2">
            <text:p>W2</text:p>
          </table:table-cell>
          <table:table-cell table:formula="of:=DAY([.I379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09-01-12">
            <text:p>01/12/09</text:p>
          </table:table-cell>
        </table:table-row>
        <table:table-row table:style-name="ro1">
          <table:table-cell table:formula="of:=YEAR([.I380])&amp;RIGHT(&quot;0&quot;&amp;MONTH([.I380]);2)&amp;RIGHT(&quot;0&quot;&amp;DAY([.I380]);2)" office:value-type="string" office:string-value="20090113">
            <text:p>20090113</text:p>
          </table:table-cell>
          <table:table-cell table:formula="of:=YEAR([.I380])" office:value-type="float" office:value="2009">
            <text:p>2009</text:p>
          </table:table-cell>
          <table:table-cell table:formula="of:=ROUNDUP(MONTH([.I380])/3)" office:value-type="float" office:value="1">
            <text:p>1</text:p>
          </table:table-cell>
          <table:table-cell table:formula="of:=MONTH([.I380])" office:value-type="float" office:value="1">
            <text:p>1</text:p>
          </table:table-cell>
          <table:table-cell table:formula="of:=&quot;Enero &quot; &amp; [.B380]" office:value-type="string" office:string-value="Enero 2009">
            <text:p>Enero 2009</text:p>
          </table:table-cell>
          <table:table-cell table:formula="of:=&quot;W&quot; &amp; ISOWEEKNUM([.I380];1)" office:value-type="string" office:string-value="W2">
            <text:p>W2</text:p>
          </table:table-cell>
          <table:table-cell table:formula="of:=DAY([.I380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09-01-13">
            <text:p>01/13/09</text:p>
          </table:table-cell>
        </table:table-row>
        <table:table-row table:style-name="ro1">
          <table:table-cell table:formula="of:=YEAR([.I381])&amp;RIGHT(&quot;0&quot;&amp;MONTH([.I381]);2)&amp;RIGHT(&quot;0&quot;&amp;DAY([.I381]);2)" office:value-type="string" office:string-value="20090114">
            <text:p>20090114</text:p>
          </table:table-cell>
          <table:table-cell table:formula="of:=YEAR([.I381])" office:value-type="float" office:value="2009">
            <text:p>2009</text:p>
          </table:table-cell>
          <table:table-cell table:formula="of:=ROUNDUP(MONTH([.I381])/3)" office:value-type="float" office:value="1">
            <text:p>1</text:p>
          </table:table-cell>
          <table:table-cell table:formula="of:=MONTH([.I381])" office:value-type="float" office:value="1">
            <text:p>1</text:p>
          </table:table-cell>
          <table:table-cell table:formula="of:=&quot;Enero &quot; &amp; [.B381]" office:value-type="string" office:string-value="Enero 2009">
            <text:p>Enero 2009</text:p>
          </table:table-cell>
          <table:table-cell table:formula="of:=&quot;W&quot; &amp; ISOWEEKNUM([.I381];1)" office:value-type="string" office:string-value="W2">
            <text:p>W2</text:p>
          </table:table-cell>
          <table:table-cell table:formula="of:=DAY([.I381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09-01-14">
            <text:p>01/14/09</text:p>
          </table:table-cell>
        </table:table-row>
        <table:table-row table:style-name="ro1">
          <table:table-cell table:formula="of:=YEAR([.I382])&amp;RIGHT(&quot;0&quot;&amp;MONTH([.I382]);2)&amp;RIGHT(&quot;0&quot;&amp;DAY([.I382]);2)" office:value-type="string" office:string-value="20090115">
            <text:p>20090115</text:p>
          </table:table-cell>
          <table:table-cell table:formula="of:=YEAR([.I382])" office:value-type="float" office:value="2009">
            <text:p>2009</text:p>
          </table:table-cell>
          <table:table-cell table:formula="of:=ROUNDUP(MONTH([.I382])/3)" office:value-type="float" office:value="1">
            <text:p>1</text:p>
          </table:table-cell>
          <table:table-cell table:formula="of:=MONTH([.I382])" office:value-type="float" office:value="1">
            <text:p>1</text:p>
          </table:table-cell>
          <table:table-cell table:formula="of:=&quot;Enero &quot; &amp; [.B382]" office:value-type="string" office:string-value="Enero 2009">
            <text:p>Enero 2009</text:p>
          </table:table-cell>
          <table:table-cell table:formula="of:=&quot;W&quot; &amp; ISOWEEKNUM([.I382];1)" office:value-type="string" office:string-value="W2">
            <text:p>W2</text:p>
          </table:table-cell>
          <table:table-cell table:formula="of:=DAY([.I382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09-01-15">
            <text:p>01/15/09</text:p>
          </table:table-cell>
        </table:table-row>
        <table:table-row table:style-name="ro1">
          <table:table-cell table:formula="of:=YEAR([.I383])&amp;RIGHT(&quot;0&quot;&amp;MONTH([.I383]);2)&amp;RIGHT(&quot;0&quot;&amp;DAY([.I383]);2)" office:value-type="string" office:string-value="20090116">
            <text:p>20090116</text:p>
          </table:table-cell>
          <table:table-cell table:formula="of:=YEAR([.I383])" office:value-type="float" office:value="2009">
            <text:p>2009</text:p>
          </table:table-cell>
          <table:table-cell table:formula="of:=ROUNDUP(MONTH([.I383])/3)" office:value-type="float" office:value="1">
            <text:p>1</text:p>
          </table:table-cell>
          <table:table-cell table:formula="of:=MONTH([.I383])" office:value-type="float" office:value="1">
            <text:p>1</text:p>
          </table:table-cell>
          <table:table-cell table:formula="of:=&quot;Enero &quot; &amp; [.B383]" office:value-type="string" office:string-value="Enero 2009">
            <text:p>Enero 2009</text:p>
          </table:table-cell>
          <table:table-cell table:formula="of:=&quot;W&quot; &amp; ISOWEEKNUM([.I383];1)" office:value-type="string" office:string-value="W2">
            <text:p>W2</text:p>
          </table:table-cell>
          <table:table-cell table:formula="of:=DAY([.I383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09-01-16">
            <text:p>01/16/09</text:p>
          </table:table-cell>
        </table:table-row>
        <table:table-row table:style-name="ro1">
          <table:table-cell table:formula="of:=YEAR([.I384])&amp;RIGHT(&quot;0&quot;&amp;MONTH([.I384]);2)&amp;RIGHT(&quot;0&quot;&amp;DAY([.I384]);2)" office:value-type="string" office:string-value="20090117">
            <text:p>20090117</text:p>
          </table:table-cell>
          <table:table-cell table:formula="of:=YEAR([.I384])" office:value-type="float" office:value="2009">
            <text:p>2009</text:p>
          </table:table-cell>
          <table:table-cell table:formula="of:=ROUNDUP(MONTH([.I384])/3)" office:value-type="float" office:value="1">
            <text:p>1</text:p>
          </table:table-cell>
          <table:table-cell table:formula="of:=MONTH([.I384])" office:value-type="float" office:value="1">
            <text:p>1</text:p>
          </table:table-cell>
          <table:table-cell table:formula="of:=&quot;Enero &quot; &amp; [.B384]" office:value-type="string" office:string-value="Enero 2009">
            <text:p>Enero 2009</text:p>
          </table:table-cell>
          <table:table-cell table:formula="of:=&quot;W&quot; &amp; ISOWEEKNUM([.I384];1)" office:value-type="string" office:string-value="W2">
            <text:p>W2</text:p>
          </table:table-cell>
          <table:table-cell table:formula="of:=DAY([.I384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09-01-17">
            <text:p>01/17/09</text:p>
          </table:table-cell>
        </table:table-row>
        <table:table-row table:style-name="ro1">
          <table:table-cell table:formula="of:=YEAR([.I385])&amp;RIGHT(&quot;0&quot;&amp;MONTH([.I385]);2)&amp;RIGHT(&quot;0&quot;&amp;DAY([.I385]);2)" office:value-type="string" office:string-value="20090118">
            <text:p>20090118</text:p>
          </table:table-cell>
          <table:table-cell table:formula="of:=YEAR([.I385])" office:value-type="float" office:value="2009">
            <text:p>2009</text:p>
          </table:table-cell>
          <table:table-cell table:formula="of:=ROUNDUP(MONTH([.I385])/3)" office:value-type="float" office:value="1">
            <text:p>1</text:p>
          </table:table-cell>
          <table:table-cell table:formula="of:=MONTH([.I385])" office:value-type="float" office:value="1">
            <text:p>1</text:p>
          </table:table-cell>
          <table:table-cell table:formula="of:=&quot;Enero &quot; &amp; [.B385]" office:value-type="string" office:string-value="Enero 2009">
            <text:p>Enero 2009</text:p>
          </table:table-cell>
          <table:table-cell table:formula="of:=&quot;W&quot; &amp; ISOWEEKNUM([.I385];1)" office:value-type="string" office:string-value="W3">
            <text:p>W3</text:p>
          </table:table-cell>
          <table:table-cell table:formula="of:=DAY([.I385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09-01-18">
            <text:p>01/18/09</text:p>
          </table:table-cell>
        </table:table-row>
        <table:table-row table:style-name="ro1">
          <table:table-cell table:formula="of:=YEAR([.I386])&amp;RIGHT(&quot;0&quot;&amp;MONTH([.I386]);2)&amp;RIGHT(&quot;0&quot;&amp;DAY([.I386]);2)" office:value-type="string" office:string-value="20090119">
            <text:p>20090119</text:p>
          </table:table-cell>
          <table:table-cell table:formula="of:=YEAR([.I386])" office:value-type="float" office:value="2009">
            <text:p>2009</text:p>
          </table:table-cell>
          <table:table-cell table:formula="of:=ROUNDUP(MONTH([.I386])/3)" office:value-type="float" office:value="1">
            <text:p>1</text:p>
          </table:table-cell>
          <table:table-cell table:formula="of:=MONTH([.I386])" office:value-type="float" office:value="1">
            <text:p>1</text:p>
          </table:table-cell>
          <table:table-cell table:formula="of:=&quot;Enero &quot; &amp; [.B386]" office:value-type="string" office:string-value="Enero 2009">
            <text:p>Enero 2009</text:p>
          </table:table-cell>
          <table:table-cell table:formula="of:=&quot;W&quot; &amp; ISOWEEKNUM([.I386];1)" office:value-type="string" office:string-value="W3">
            <text:p>W3</text:p>
          </table:table-cell>
          <table:table-cell table:formula="of:=DAY([.I386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09-01-19">
            <text:p>01/19/09</text:p>
          </table:table-cell>
        </table:table-row>
        <table:table-row table:style-name="ro1">
          <table:table-cell table:formula="of:=YEAR([.I387])&amp;RIGHT(&quot;0&quot;&amp;MONTH([.I387]);2)&amp;RIGHT(&quot;0&quot;&amp;DAY([.I387]);2)" office:value-type="string" office:string-value="20090120">
            <text:p>20090120</text:p>
          </table:table-cell>
          <table:table-cell table:formula="of:=YEAR([.I387])" office:value-type="float" office:value="2009">
            <text:p>2009</text:p>
          </table:table-cell>
          <table:table-cell table:formula="of:=ROUNDUP(MONTH([.I387])/3)" office:value-type="float" office:value="1">
            <text:p>1</text:p>
          </table:table-cell>
          <table:table-cell table:formula="of:=MONTH([.I387])" office:value-type="float" office:value="1">
            <text:p>1</text:p>
          </table:table-cell>
          <table:table-cell table:formula="of:=&quot;Enero &quot; &amp; [.B387]" office:value-type="string" office:string-value="Enero 2009">
            <text:p>Enero 2009</text:p>
          </table:table-cell>
          <table:table-cell table:formula="of:=&quot;W&quot; &amp; ISOWEEKNUM([.I387];1)" office:value-type="string" office:string-value="W3">
            <text:p>W3</text:p>
          </table:table-cell>
          <table:table-cell table:formula="of:=DAY([.I387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09-01-20">
            <text:p>01/20/09</text:p>
          </table:table-cell>
        </table:table-row>
        <table:table-row table:style-name="ro1">
          <table:table-cell table:formula="of:=YEAR([.I388])&amp;RIGHT(&quot;0&quot;&amp;MONTH([.I388]);2)&amp;RIGHT(&quot;0&quot;&amp;DAY([.I388]);2)" office:value-type="string" office:string-value="20090121">
            <text:p>20090121</text:p>
          </table:table-cell>
          <table:table-cell table:formula="of:=YEAR([.I388])" office:value-type="float" office:value="2009">
            <text:p>2009</text:p>
          </table:table-cell>
          <table:table-cell table:formula="of:=ROUNDUP(MONTH([.I388])/3)" office:value-type="float" office:value="1">
            <text:p>1</text:p>
          </table:table-cell>
          <table:table-cell table:formula="of:=MONTH([.I388])" office:value-type="float" office:value="1">
            <text:p>1</text:p>
          </table:table-cell>
          <table:table-cell table:formula="of:=&quot;Enero &quot; &amp; [.B388]" office:value-type="string" office:string-value="Enero 2009">
            <text:p>Enero 2009</text:p>
          </table:table-cell>
          <table:table-cell table:formula="of:=&quot;W&quot; &amp; ISOWEEKNUM([.I388];1)" office:value-type="string" office:string-value="W3">
            <text:p>W3</text:p>
          </table:table-cell>
          <table:table-cell table:formula="of:=DAY([.I388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09-01-21">
            <text:p>01/21/09</text:p>
          </table:table-cell>
        </table:table-row>
        <table:table-row table:style-name="ro1">
          <table:table-cell table:formula="of:=YEAR([.I389])&amp;RIGHT(&quot;0&quot;&amp;MONTH([.I389]);2)&amp;RIGHT(&quot;0&quot;&amp;DAY([.I389]);2)" office:value-type="string" office:string-value="20090122">
            <text:p>20090122</text:p>
          </table:table-cell>
          <table:table-cell table:formula="of:=YEAR([.I389])" office:value-type="float" office:value="2009">
            <text:p>2009</text:p>
          </table:table-cell>
          <table:table-cell table:formula="of:=ROUNDUP(MONTH([.I389])/3)" office:value-type="float" office:value="1">
            <text:p>1</text:p>
          </table:table-cell>
          <table:table-cell table:formula="of:=MONTH([.I389])" office:value-type="float" office:value="1">
            <text:p>1</text:p>
          </table:table-cell>
          <table:table-cell table:formula="of:=&quot;Enero &quot; &amp; [.B389]" office:value-type="string" office:string-value="Enero 2009">
            <text:p>Enero 2009</text:p>
          </table:table-cell>
          <table:table-cell table:formula="of:=&quot;W&quot; &amp; ISOWEEKNUM([.I389];1)" office:value-type="string" office:string-value="W3">
            <text:p>W3</text:p>
          </table:table-cell>
          <table:table-cell table:formula="of:=DAY([.I389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09-01-22">
            <text:p>01/22/09</text:p>
          </table:table-cell>
        </table:table-row>
        <table:table-row table:style-name="ro1">
          <table:table-cell table:formula="of:=YEAR([.I390])&amp;RIGHT(&quot;0&quot;&amp;MONTH([.I390]);2)&amp;RIGHT(&quot;0&quot;&amp;DAY([.I390]);2)" office:value-type="string" office:string-value="20090123">
            <text:p>20090123</text:p>
          </table:table-cell>
          <table:table-cell table:formula="of:=YEAR([.I390])" office:value-type="float" office:value="2009">
            <text:p>2009</text:p>
          </table:table-cell>
          <table:table-cell table:formula="of:=ROUNDUP(MONTH([.I390])/3)" office:value-type="float" office:value="1">
            <text:p>1</text:p>
          </table:table-cell>
          <table:table-cell table:formula="of:=MONTH([.I390])" office:value-type="float" office:value="1">
            <text:p>1</text:p>
          </table:table-cell>
          <table:table-cell table:formula="of:=&quot;Enero &quot; &amp; [.B390]" office:value-type="string" office:string-value="Enero 2009">
            <text:p>Enero 2009</text:p>
          </table:table-cell>
          <table:table-cell table:formula="of:=&quot;W&quot; &amp; ISOWEEKNUM([.I390];1)" office:value-type="string" office:string-value="W3">
            <text:p>W3</text:p>
          </table:table-cell>
          <table:table-cell table:formula="of:=DAY([.I390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09-01-23">
            <text:p>01/23/09</text:p>
          </table:table-cell>
        </table:table-row>
        <table:table-row table:style-name="ro1">
          <table:table-cell table:formula="of:=YEAR([.I391])&amp;RIGHT(&quot;0&quot;&amp;MONTH([.I391]);2)&amp;RIGHT(&quot;0&quot;&amp;DAY([.I391]);2)" office:value-type="string" office:string-value="20090124">
            <text:p>20090124</text:p>
          </table:table-cell>
          <table:table-cell table:formula="of:=YEAR([.I391])" office:value-type="float" office:value="2009">
            <text:p>2009</text:p>
          </table:table-cell>
          <table:table-cell table:formula="of:=ROUNDUP(MONTH([.I391])/3)" office:value-type="float" office:value="1">
            <text:p>1</text:p>
          </table:table-cell>
          <table:table-cell table:formula="of:=MONTH([.I391])" office:value-type="float" office:value="1">
            <text:p>1</text:p>
          </table:table-cell>
          <table:table-cell table:formula="of:=&quot;Enero &quot; &amp; [.B391]" office:value-type="string" office:string-value="Enero 2009">
            <text:p>Enero 2009</text:p>
          </table:table-cell>
          <table:table-cell table:formula="of:=&quot;W&quot; &amp; ISOWEEKNUM([.I391];1)" office:value-type="string" office:string-value="W3">
            <text:p>W3</text:p>
          </table:table-cell>
          <table:table-cell table:formula="of:=DAY([.I391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09-01-24">
            <text:p>01/24/09</text:p>
          </table:table-cell>
        </table:table-row>
        <table:table-row table:style-name="ro1">
          <table:table-cell table:formula="of:=YEAR([.I392])&amp;RIGHT(&quot;0&quot;&amp;MONTH([.I392]);2)&amp;RIGHT(&quot;0&quot;&amp;DAY([.I392]);2)" office:value-type="string" office:string-value="20090125">
            <text:p>20090125</text:p>
          </table:table-cell>
          <table:table-cell table:formula="of:=YEAR([.I392])" office:value-type="float" office:value="2009">
            <text:p>2009</text:p>
          </table:table-cell>
          <table:table-cell table:formula="of:=ROUNDUP(MONTH([.I392])/3)" office:value-type="float" office:value="1">
            <text:p>1</text:p>
          </table:table-cell>
          <table:table-cell table:formula="of:=MONTH([.I392])" office:value-type="float" office:value="1">
            <text:p>1</text:p>
          </table:table-cell>
          <table:table-cell table:formula="of:=&quot;Enero &quot; &amp; [.B392]" office:value-type="string" office:string-value="Enero 2009">
            <text:p>Enero 2009</text:p>
          </table:table-cell>
          <table:table-cell table:formula="of:=&quot;W&quot; &amp; ISOWEEKNUM([.I392];1)" office:value-type="string" office:string-value="W4">
            <text:p>W4</text:p>
          </table:table-cell>
          <table:table-cell table:formula="of:=DAY([.I392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09-01-25">
            <text:p>01/25/09</text:p>
          </table:table-cell>
        </table:table-row>
        <table:table-row table:style-name="ro1">
          <table:table-cell table:formula="of:=YEAR([.I393])&amp;RIGHT(&quot;0&quot;&amp;MONTH([.I393]);2)&amp;RIGHT(&quot;0&quot;&amp;DAY([.I393]);2)" office:value-type="string" office:string-value="20090126">
            <text:p>20090126</text:p>
          </table:table-cell>
          <table:table-cell table:formula="of:=YEAR([.I393])" office:value-type="float" office:value="2009">
            <text:p>2009</text:p>
          </table:table-cell>
          <table:table-cell table:formula="of:=ROUNDUP(MONTH([.I393])/3)" office:value-type="float" office:value="1">
            <text:p>1</text:p>
          </table:table-cell>
          <table:table-cell table:formula="of:=MONTH([.I393])" office:value-type="float" office:value="1">
            <text:p>1</text:p>
          </table:table-cell>
          <table:table-cell table:formula="of:=&quot;Enero &quot; &amp; [.B393]" office:value-type="string" office:string-value="Enero 2009">
            <text:p>Enero 2009</text:p>
          </table:table-cell>
          <table:table-cell table:formula="of:=&quot;W&quot; &amp; ISOWEEKNUM([.I393];1)" office:value-type="string" office:string-value="W4">
            <text:p>W4</text:p>
          </table:table-cell>
          <table:table-cell table:formula="of:=DAY([.I393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09-01-26">
            <text:p>01/26/09</text:p>
          </table:table-cell>
        </table:table-row>
        <table:table-row table:style-name="ro1">
          <table:table-cell table:formula="of:=YEAR([.I394])&amp;RIGHT(&quot;0&quot;&amp;MONTH([.I394]);2)&amp;RIGHT(&quot;0&quot;&amp;DAY([.I394]);2)" office:value-type="string" office:string-value="20090127">
            <text:p>20090127</text:p>
          </table:table-cell>
          <table:table-cell table:formula="of:=YEAR([.I394])" office:value-type="float" office:value="2009">
            <text:p>2009</text:p>
          </table:table-cell>
          <table:table-cell table:formula="of:=ROUNDUP(MONTH([.I394])/3)" office:value-type="float" office:value="1">
            <text:p>1</text:p>
          </table:table-cell>
          <table:table-cell table:formula="of:=MONTH([.I394])" office:value-type="float" office:value="1">
            <text:p>1</text:p>
          </table:table-cell>
          <table:table-cell table:formula="of:=&quot;Enero &quot; &amp; [.B394]" office:value-type="string" office:string-value="Enero 2009">
            <text:p>Enero 2009</text:p>
          </table:table-cell>
          <table:table-cell table:formula="of:=&quot;W&quot; &amp; ISOWEEKNUM([.I394];1)" office:value-type="string" office:string-value="W4">
            <text:p>W4</text:p>
          </table:table-cell>
          <table:table-cell table:formula="of:=DAY([.I394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09-01-27">
            <text:p>01/27/09</text:p>
          </table:table-cell>
        </table:table-row>
        <table:table-row table:style-name="ro1">
          <table:table-cell table:formula="of:=YEAR([.I395])&amp;RIGHT(&quot;0&quot;&amp;MONTH([.I395]);2)&amp;RIGHT(&quot;0&quot;&amp;DAY([.I395]);2)" office:value-type="string" office:string-value="20090128">
            <text:p>20090128</text:p>
          </table:table-cell>
          <table:table-cell table:formula="of:=YEAR([.I395])" office:value-type="float" office:value="2009">
            <text:p>2009</text:p>
          </table:table-cell>
          <table:table-cell table:formula="of:=ROUNDUP(MONTH([.I395])/3)" office:value-type="float" office:value="1">
            <text:p>1</text:p>
          </table:table-cell>
          <table:table-cell table:formula="of:=MONTH([.I395])" office:value-type="float" office:value="1">
            <text:p>1</text:p>
          </table:table-cell>
          <table:table-cell table:formula="of:=&quot;Enero &quot; &amp; [.B395]" office:value-type="string" office:string-value="Enero 2009">
            <text:p>Enero 2009</text:p>
          </table:table-cell>
          <table:table-cell table:formula="of:=&quot;W&quot; &amp; ISOWEEKNUM([.I395];1)" office:value-type="string" office:string-value="W4">
            <text:p>W4</text:p>
          </table:table-cell>
          <table:table-cell table:formula="of:=DAY([.I395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09-01-28">
            <text:p>01/28/09</text:p>
          </table:table-cell>
        </table:table-row>
        <table:table-row table:style-name="ro1">
          <table:table-cell table:formula="of:=YEAR([.I396])&amp;RIGHT(&quot;0&quot;&amp;MONTH([.I396]);2)&amp;RIGHT(&quot;0&quot;&amp;DAY([.I396]);2)" office:value-type="string" office:string-value="20090129">
            <text:p>20090129</text:p>
          </table:table-cell>
          <table:table-cell table:formula="of:=YEAR([.I396])" office:value-type="float" office:value="2009">
            <text:p>2009</text:p>
          </table:table-cell>
          <table:table-cell table:formula="of:=ROUNDUP(MONTH([.I396])/3)" office:value-type="float" office:value="1">
            <text:p>1</text:p>
          </table:table-cell>
          <table:table-cell table:formula="of:=MONTH([.I396])" office:value-type="float" office:value="1">
            <text:p>1</text:p>
          </table:table-cell>
          <table:table-cell table:formula="of:=&quot;Enero &quot; &amp; [.B396]" office:value-type="string" office:string-value="Enero 2009">
            <text:p>Enero 2009</text:p>
          </table:table-cell>
          <table:table-cell table:formula="of:=&quot;W&quot; &amp; ISOWEEKNUM([.I396];1)" office:value-type="string" office:string-value="W4">
            <text:p>W4</text:p>
          </table:table-cell>
          <table:table-cell table:formula="of:=DAY([.I396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09-01-29">
            <text:p>01/29/09</text:p>
          </table:table-cell>
        </table:table-row>
        <table:table-row table:style-name="ro1">
          <table:table-cell table:formula="of:=YEAR([.I397])&amp;RIGHT(&quot;0&quot;&amp;MONTH([.I397]);2)&amp;RIGHT(&quot;0&quot;&amp;DAY([.I397]);2)" office:value-type="string" office:string-value="20090130">
            <text:p>20090130</text:p>
          </table:table-cell>
          <table:table-cell table:formula="of:=YEAR([.I397])" office:value-type="float" office:value="2009">
            <text:p>2009</text:p>
          </table:table-cell>
          <table:table-cell table:formula="of:=ROUNDUP(MONTH([.I397])/3)" office:value-type="float" office:value="1">
            <text:p>1</text:p>
          </table:table-cell>
          <table:table-cell table:formula="of:=MONTH([.I397])" office:value-type="float" office:value="1">
            <text:p>1</text:p>
          </table:table-cell>
          <table:table-cell table:formula="of:=&quot;Enero &quot; &amp; [.B397]" office:value-type="string" office:string-value="Enero 2009">
            <text:p>Enero 2009</text:p>
          </table:table-cell>
          <table:table-cell table:formula="of:=&quot;W&quot; &amp; ISOWEEKNUM([.I397];1)" office:value-type="string" office:string-value="W4">
            <text:p>W4</text:p>
          </table:table-cell>
          <table:table-cell table:formula="of:=DAY([.I397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09-01-30">
            <text:p>01/30/09</text:p>
          </table:table-cell>
        </table:table-row>
        <table:table-row table:style-name="ro1">
          <table:table-cell table:formula="of:=YEAR([.I398])&amp;RIGHT(&quot;0&quot;&amp;MONTH([.I398]);2)&amp;RIGHT(&quot;0&quot;&amp;DAY([.I398]);2)" office:value-type="string" office:string-value="20090131">
            <text:p>20090131</text:p>
          </table:table-cell>
          <table:table-cell table:formula="of:=YEAR([.I398])" office:value-type="float" office:value="2009">
            <text:p>2009</text:p>
          </table:table-cell>
          <table:table-cell table:formula="of:=ROUNDUP(MONTH([.I398])/3)" office:value-type="float" office:value="1">
            <text:p>1</text:p>
          </table:table-cell>
          <table:table-cell table:formula="of:=MONTH([.I398])" office:value-type="float" office:value="1">
            <text:p>1</text:p>
          </table:table-cell>
          <table:table-cell table:formula="of:=&quot;Enero &quot; &amp; [.B398]" office:value-type="string" office:string-value="Enero 2009">
            <text:p>Enero 2009</text:p>
          </table:table-cell>
          <table:table-cell table:formula="of:=&quot;W&quot; &amp; ISOWEEKNUM([.I398];1)" office:value-type="string" office:string-value="W4">
            <text:p>W4</text:p>
          </table:table-cell>
          <table:table-cell table:formula="of:=DAY([.I398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09-01-31">
            <text:p>01/31/09</text:p>
          </table:table-cell>
        </table:table-row>
        <table:table-row table:style-name="ro1">
          <table:table-cell table:formula="of:=YEAR([.I399])&amp;RIGHT(&quot;0&quot;&amp;MONTH([.I399]);2)&amp;RIGHT(&quot;0&quot;&amp;DAY([.I399]);2)" office:value-type="string" office:string-value="20090201">
            <text:p>20090201</text:p>
          </table:table-cell>
          <table:table-cell table:formula="of:=YEAR([.I399])" office:value-type="float" office:value="2009">
            <text:p>2009</text:p>
          </table:table-cell>
          <table:table-cell table:formula="of:=ROUNDUP(MONTH([.I399])/3)" office:value-type="float" office:value="1">
            <text:p>1</text:p>
          </table:table-cell>
          <table:table-cell table:formula="of:=MONTH([.I399])" office:value-type="float" office:value="2">
            <text:p>2</text:p>
          </table:table-cell>
          <table:table-cell table:formula="of:=&quot;Febrero &quot; &amp; [.B399]" office:value-type="string" office:string-value="Febrero 2009">
            <text:p>Febrero 2009</text:p>
          </table:table-cell>
          <table:table-cell table:formula="of:=&quot;W&quot; &amp; ISOWEEKNUM([.I399];1)" office:value-type="string" office:string-value="W5">
            <text:p>W5</text:p>
          </table:table-cell>
          <table:table-cell table:formula="of:=DAY([.I399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9-02-01">
            <text:p>02/01/09</text:p>
          </table:table-cell>
        </table:table-row>
        <table:table-row table:style-name="ro1">
          <table:table-cell table:formula="of:=YEAR([.I400])&amp;RIGHT(&quot;0&quot;&amp;MONTH([.I400]);2)&amp;RIGHT(&quot;0&quot;&amp;DAY([.I400]);2)" office:value-type="string" office:string-value="20090202">
            <text:p>20090202</text:p>
          </table:table-cell>
          <table:table-cell table:formula="of:=YEAR([.I400])" office:value-type="float" office:value="2009">
            <text:p>2009</text:p>
          </table:table-cell>
          <table:table-cell table:formula="of:=ROUNDUP(MONTH([.I400])/3)" office:value-type="float" office:value="1">
            <text:p>1</text:p>
          </table:table-cell>
          <table:table-cell table:formula="of:=MONTH([.I400])" office:value-type="float" office:value="2">
            <text:p>2</text:p>
          </table:table-cell>
          <table:table-cell table:formula="of:=&quot;Febrero &quot; &amp; [.B400]" office:value-type="string" office:string-value="Febrero 2009">
            <text:p>Febrero 2009</text:p>
          </table:table-cell>
          <table:table-cell table:formula="of:=&quot;W&quot; &amp; ISOWEEKNUM([.I400];1)" office:value-type="string" office:string-value="W5">
            <text:p>W5</text:p>
          </table:table-cell>
          <table:table-cell table:formula="of:=DAY([.I400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9-02-02">
            <text:p>02/02/09</text:p>
          </table:table-cell>
        </table:table-row>
        <table:table-row table:style-name="ro1">
          <table:table-cell table:formula="of:=YEAR([.I401])&amp;RIGHT(&quot;0&quot;&amp;MONTH([.I401]);2)&amp;RIGHT(&quot;0&quot;&amp;DAY([.I401]);2)" office:value-type="string" office:string-value="20090203">
            <text:p>20090203</text:p>
          </table:table-cell>
          <table:table-cell table:formula="of:=YEAR([.I401])" office:value-type="float" office:value="2009">
            <text:p>2009</text:p>
          </table:table-cell>
          <table:table-cell table:formula="of:=ROUNDUP(MONTH([.I401])/3)" office:value-type="float" office:value="1">
            <text:p>1</text:p>
          </table:table-cell>
          <table:table-cell table:formula="of:=MONTH([.I401])" office:value-type="float" office:value="2">
            <text:p>2</text:p>
          </table:table-cell>
          <table:table-cell table:formula="of:=&quot;Febrero &quot; &amp; [.B401]" office:value-type="string" office:string-value="Febrero 2009">
            <text:p>Febrero 2009</text:p>
          </table:table-cell>
          <table:table-cell table:formula="of:=&quot;W&quot; &amp; ISOWEEKNUM([.I401];1)" office:value-type="string" office:string-value="W5">
            <text:p>W5</text:p>
          </table:table-cell>
          <table:table-cell table:formula="of:=DAY([.I401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9-02-03">
            <text:p>02/03/09</text:p>
          </table:table-cell>
        </table:table-row>
        <table:table-row table:style-name="ro1">
          <table:table-cell table:formula="of:=YEAR([.I402])&amp;RIGHT(&quot;0&quot;&amp;MONTH([.I402]);2)&amp;RIGHT(&quot;0&quot;&amp;DAY([.I402]);2)" office:value-type="string" office:string-value="20090204">
            <text:p>20090204</text:p>
          </table:table-cell>
          <table:table-cell table:formula="of:=YEAR([.I402])" office:value-type="float" office:value="2009">
            <text:p>2009</text:p>
          </table:table-cell>
          <table:table-cell table:formula="of:=ROUNDUP(MONTH([.I402])/3)" office:value-type="float" office:value="1">
            <text:p>1</text:p>
          </table:table-cell>
          <table:table-cell table:formula="of:=MONTH([.I402])" office:value-type="float" office:value="2">
            <text:p>2</text:p>
          </table:table-cell>
          <table:table-cell table:formula="of:=&quot;Febrero &quot; &amp; [.B402]" office:value-type="string" office:string-value="Febrero 2009">
            <text:p>Febrero 2009</text:p>
          </table:table-cell>
          <table:table-cell table:formula="of:=&quot;W&quot; &amp; ISOWEEKNUM([.I402];1)" office:value-type="string" office:string-value="W5">
            <text:p>W5</text:p>
          </table:table-cell>
          <table:table-cell table:formula="of:=DAY([.I402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9-02-04">
            <text:p>02/04/09</text:p>
          </table:table-cell>
        </table:table-row>
        <table:table-row table:style-name="ro1">
          <table:table-cell table:formula="of:=YEAR([.I403])&amp;RIGHT(&quot;0&quot;&amp;MONTH([.I403]);2)&amp;RIGHT(&quot;0&quot;&amp;DAY([.I403]);2)" office:value-type="string" office:string-value="20090205">
            <text:p>20090205</text:p>
          </table:table-cell>
          <table:table-cell table:formula="of:=YEAR([.I403])" office:value-type="float" office:value="2009">
            <text:p>2009</text:p>
          </table:table-cell>
          <table:table-cell table:formula="of:=ROUNDUP(MONTH([.I403])/3)" office:value-type="float" office:value="1">
            <text:p>1</text:p>
          </table:table-cell>
          <table:table-cell table:formula="of:=MONTH([.I403])" office:value-type="float" office:value="2">
            <text:p>2</text:p>
          </table:table-cell>
          <table:table-cell table:formula="of:=&quot;Febrero &quot; &amp; [.B403]" office:value-type="string" office:string-value="Febrero 2009">
            <text:p>Febrero 2009</text:p>
          </table:table-cell>
          <table:table-cell table:formula="of:=&quot;W&quot; &amp; ISOWEEKNUM([.I403];1)" office:value-type="string" office:string-value="W5">
            <text:p>W5</text:p>
          </table:table-cell>
          <table:table-cell table:formula="of:=DAY([.I403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9-02-05">
            <text:p>02/05/09</text:p>
          </table:table-cell>
        </table:table-row>
        <table:table-row table:style-name="ro1">
          <table:table-cell table:formula="of:=YEAR([.I404])&amp;RIGHT(&quot;0&quot;&amp;MONTH([.I404]);2)&amp;RIGHT(&quot;0&quot;&amp;DAY([.I404]);2)" office:value-type="string" office:string-value="20090206">
            <text:p>20090206</text:p>
          </table:table-cell>
          <table:table-cell table:formula="of:=YEAR([.I404])" office:value-type="float" office:value="2009">
            <text:p>2009</text:p>
          </table:table-cell>
          <table:table-cell table:formula="of:=ROUNDUP(MONTH([.I404])/3)" office:value-type="float" office:value="1">
            <text:p>1</text:p>
          </table:table-cell>
          <table:table-cell table:formula="of:=MONTH([.I404])" office:value-type="float" office:value="2">
            <text:p>2</text:p>
          </table:table-cell>
          <table:table-cell table:formula="of:=&quot;Febrero &quot; &amp; [.B404]" office:value-type="string" office:string-value="Febrero 2009">
            <text:p>Febrero 2009</text:p>
          </table:table-cell>
          <table:table-cell table:formula="of:=&quot;W&quot; &amp; ISOWEEKNUM([.I404];1)" office:value-type="string" office:string-value="W5">
            <text:p>W5</text:p>
          </table:table-cell>
          <table:table-cell table:formula="of:=DAY([.I404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9-02-06">
            <text:p>02/06/09</text:p>
          </table:table-cell>
        </table:table-row>
        <table:table-row table:style-name="ro1">
          <table:table-cell table:formula="of:=YEAR([.I405])&amp;RIGHT(&quot;0&quot;&amp;MONTH([.I405]);2)&amp;RIGHT(&quot;0&quot;&amp;DAY([.I405]);2)" office:value-type="string" office:string-value="20090207">
            <text:p>20090207</text:p>
          </table:table-cell>
          <table:table-cell table:formula="of:=YEAR([.I405])" office:value-type="float" office:value="2009">
            <text:p>2009</text:p>
          </table:table-cell>
          <table:table-cell table:formula="of:=ROUNDUP(MONTH([.I405])/3)" office:value-type="float" office:value="1">
            <text:p>1</text:p>
          </table:table-cell>
          <table:table-cell table:formula="of:=MONTH([.I405])" office:value-type="float" office:value="2">
            <text:p>2</text:p>
          </table:table-cell>
          <table:table-cell table:formula="of:=&quot;Febrero &quot; &amp; [.B405]" office:value-type="string" office:string-value="Febrero 2009">
            <text:p>Febrero 2009</text:p>
          </table:table-cell>
          <table:table-cell table:formula="of:=&quot;W&quot; &amp; ISOWEEKNUM([.I405];1)" office:value-type="string" office:string-value="W5">
            <text:p>W5</text:p>
          </table:table-cell>
          <table:table-cell table:formula="of:=DAY([.I405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9-02-07">
            <text:p>02/07/09</text:p>
          </table:table-cell>
        </table:table-row>
        <table:table-row table:style-name="ro1">
          <table:table-cell table:formula="of:=YEAR([.I406])&amp;RIGHT(&quot;0&quot;&amp;MONTH([.I406]);2)&amp;RIGHT(&quot;0&quot;&amp;DAY([.I406]);2)" office:value-type="string" office:string-value="20090208">
            <text:p>20090208</text:p>
          </table:table-cell>
          <table:table-cell table:formula="of:=YEAR([.I406])" office:value-type="float" office:value="2009">
            <text:p>2009</text:p>
          </table:table-cell>
          <table:table-cell table:formula="of:=ROUNDUP(MONTH([.I406])/3)" office:value-type="float" office:value="1">
            <text:p>1</text:p>
          </table:table-cell>
          <table:table-cell table:formula="of:=MONTH([.I406])" office:value-type="float" office:value="2">
            <text:p>2</text:p>
          </table:table-cell>
          <table:table-cell table:formula="of:=&quot;Febrero &quot; &amp; [.B406]" office:value-type="string" office:string-value="Febrero 2009">
            <text:p>Febrero 2009</text:p>
          </table:table-cell>
          <table:table-cell table:formula="of:=&quot;W&quot; &amp; ISOWEEKNUM([.I406];1)" office:value-type="string" office:string-value="W6">
            <text:p>W6</text:p>
          </table:table-cell>
          <table:table-cell table:formula="of:=DAY([.I406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9-02-08">
            <text:p>02/08/09</text:p>
          </table:table-cell>
        </table:table-row>
        <table:table-row table:style-name="ro1">
          <table:table-cell table:formula="of:=YEAR([.I407])&amp;RIGHT(&quot;0&quot;&amp;MONTH([.I407]);2)&amp;RIGHT(&quot;0&quot;&amp;DAY([.I407]);2)" office:value-type="string" office:string-value="20090209">
            <text:p>20090209</text:p>
          </table:table-cell>
          <table:table-cell table:formula="of:=YEAR([.I407])" office:value-type="float" office:value="2009">
            <text:p>2009</text:p>
          </table:table-cell>
          <table:table-cell table:formula="of:=ROUNDUP(MONTH([.I407])/3)" office:value-type="float" office:value="1">
            <text:p>1</text:p>
          </table:table-cell>
          <table:table-cell table:formula="of:=MONTH([.I407])" office:value-type="float" office:value="2">
            <text:p>2</text:p>
          </table:table-cell>
          <table:table-cell table:formula="of:=&quot;Febrero &quot; &amp; [.B407]" office:value-type="string" office:string-value="Febrero 2009">
            <text:p>Febrero 2009</text:p>
          </table:table-cell>
          <table:table-cell table:formula="of:=&quot;W&quot; &amp; ISOWEEKNUM([.I407];1)" office:value-type="string" office:string-value="W6">
            <text:p>W6</text:p>
          </table:table-cell>
          <table:table-cell table:formula="of:=DAY([.I407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9-02-09">
            <text:p>02/09/09</text:p>
          </table:table-cell>
        </table:table-row>
        <table:table-row table:style-name="ro1">
          <table:table-cell table:formula="of:=YEAR([.I408])&amp;RIGHT(&quot;0&quot;&amp;MONTH([.I408]);2)&amp;RIGHT(&quot;0&quot;&amp;DAY([.I408]);2)" office:value-type="string" office:string-value="20090210">
            <text:p>20090210</text:p>
          </table:table-cell>
          <table:table-cell table:formula="of:=YEAR([.I408])" office:value-type="float" office:value="2009">
            <text:p>2009</text:p>
          </table:table-cell>
          <table:table-cell table:formula="of:=ROUNDUP(MONTH([.I408])/3)" office:value-type="float" office:value="1">
            <text:p>1</text:p>
          </table:table-cell>
          <table:table-cell table:formula="of:=MONTH([.I408])" office:value-type="float" office:value="2">
            <text:p>2</text:p>
          </table:table-cell>
          <table:table-cell table:formula="of:=&quot;Febrero &quot; &amp; [.B408]" office:value-type="string" office:string-value="Febrero 2009">
            <text:p>Febrero 2009</text:p>
          </table:table-cell>
          <table:table-cell table:formula="of:=&quot;W&quot; &amp; ISOWEEKNUM([.I408];1)" office:value-type="string" office:string-value="W6">
            <text:p>W6</text:p>
          </table:table-cell>
          <table:table-cell table:formula="of:=DAY([.I408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9-02-10">
            <text:p>02/10/09</text:p>
          </table:table-cell>
        </table:table-row>
        <table:table-row table:style-name="ro1">
          <table:table-cell table:formula="of:=YEAR([.I409])&amp;RIGHT(&quot;0&quot;&amp;MONTH([.I409]);2)&amp;RIGHT(&quot;0&quot;&amp;DAY([.I409]);2)" office:value-type="string" office:string-value="20090211">
            <text:p>20090211</text:p>
          </table:table-cell>
          <table:table-cell table:formula="of:=YEAR([.I409])" office:value-type="float" office:value="2009">
            <text:p>2009</text:p>
          </table:table-cell>
          <table:table-cell table:formula="of:=ROUNDUP(MONTH([.I409])/3)" office:value-type="float" office:value="1">
            <text:p>1</text:p>
          </table:table-cell>
          <table:table-cell table:formula="of:=MONTH([.I409])" office:value-type="float" office:value="2">
            <text:p>2</text:p>
          </table:table-cell>
          <table:table-cell table:formula="of:=&quot;Febrero &quot; &amp; [.B409]" office:value-type="string" office:string-value="Febrero 2009">
            <text:p>Febrero 2009</text:p>
          </table:table-cell>
          <table:table-cell table:formula="of:=&quot;W&quot; &amp; ISOWEEKNUM([.I409];1)" office:value-type="string" office:string-value="W6">
            <text:p>W6</text:p>
          </table:table-cell>
          <table:table-cell table:formula="of:=DAY([.I409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9-02-11">
            <text:p>02/11/09</text:p>
          </table:table-cell>
        </table:table-row>
        <table:table-row table:style-name="ro1">
          <table:table-cell table:formula="of:=YEAR([.I410])&amp;RIGHT(&quot;0&quot;&amp;MONTH([.I410]);2)&amp;RIGHT(&quot;0&quot;&amp;DAY([.I410]);2)" office:value-type="string" office:string-value="20090212">
            <text:p>20090212</text:p>
          </table:table-cell>
          <table:table-cell table:formula="of:=YEAR([.I410])" office:value-type="float" office:value="2009">
            <text:p>2009</text:p>
          </table:table-cell>
          <table:table-cell table:formula="of:=ROUNDUP(MONTH([.I410])/3)" office:value-type="float" office:value="1">
            <text:p>1</text:p>
          </table:table-cell>
          <table:table-cell table:formula="of:=MONTH([.I410])" office:value-type="float" office:value="2">
            <text:p>2</text:p>
          </table:table-cell>
          <table:table-cell table:formula="of:=&quot;Febrero &quot; &amp; [.B410]" office:value-type="string" office:string-value="Febrero 2009">
            <text:p>Febrero 2009</text:p>
          </table:table-cell>
          <table:table-cell table:formula="of:=&quot;W&quot; &amp; ISOWEEKNUM([.I410];1)" office:value-type="string" office:string-value="W6">
            <text:p>W6</text:p>
          </table:table-cell>
          <table:table-cell table:formula="of:=DAY([.I410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9-02-12">
            <text:p>02/12/09</text:p>
          </table:table-cell>
        </table:table-row>
        <table:table-row table:style-name="ro1">
          <table:table-cell table:formula="of:=YEAR([.I411])&amp;RIGHT(&quot;0&quot;&amp;MONTH([.I411]);2)&amp;RIGHT(&quot;0&quot;&amp;DAY([.I411]);2)" office:value-type="string" office:string-value="20090213">
            <text:p>20090213</text:p>
          </table:table-cell>
          <table:table-cell table:formula="of:=YEAR([.I411])" office:value-type="float" office:value="2009">
            <text:p>2009</text:p>
          </table:table-cell>
          <table:table-cell table:formula="of:=ROUNDUP(MONTH([.I411])/3)" office:value-type="float" office:value="1">
            <text:p>1</text:p>
          </table:table-cell>
          <table:table-cell table:formula="of:=MONTH([.I411])" office:value-type="float" office:value="2">
            <text:p>2</text:p>
          </table:table-cell>
          <table:table-cell table:formula="of:=&quot;Febrero &quot; &amp; [.B411]" office:value-type="string" office:string-value="Febrero 2009">
            <text:p>Febrero 2009</text:p>
          </table:table-cell>
          <table:table-cell table:formula="of:=&quot;W&quot; &amp; ISOWEEKNUM([.I411];1)" office:value-type="string" office:string-value="W6">
            <text:p>W6</text:p>
          </table:table-cell>
          <table:table-cell table:formula="of:=DAY([.I411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9-02-13">
            <text:p>02/13/09</text:p>
          </table:table-cell>
        </table:table-row>
        <table:table-row table:style-name="ro1">
          <table:table-cell table:formula="of:=YEAR([.I412])&amp;RIGHT(&quot;0&quot;&amp;MONTH([.I412]);2)&amp;RIGHT(&quot;0&quot;&amp;DAY([.I412]);2)" office:value-type="string" office:string-value="20090214">
            <text:p>20090214</text:p>
          </table:table-cell>
          <table:table-cell table:formula="of:=YEAR([.I412])" office:value-type="float" office:value="2009">
            <text:p>2009</text:p>
          </table:table-cell>
          <table:table-cell table:formula="of:=ROUNDUP(MONTH([.I412])/3)" office:value-type="float" office:value="1">
            <text:p>1</text:p>
          </table:table-cell>
          <table:table-cell table:formula="of:=MONTH([.I412])" office:value-type="float" office:value="2">
            <text:p>2</text:p>
          </table:table-cell>
          <table:table-cell table:formula="of:=&quot;Febrero &quot; &amp; [.B412]" office:value-type="string" office:string-value="Febrero 2009">
            <text:p>Febrero 2009</text:p>
          </table:table-cell>
          <table:table-cell table:formula="of:=&quot;W&quot; &amp; ISOWEEKNUM([.I412];1)" office:value-type="string" office:string-value="W6">
            <text:p>W6</text:p>
          </table:table-cell>
          <table:table-cell table:formula="of:=DAY([.I412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9-02-14">
            <text:p>02/14/09</text:p>
          </table:table-cell>
        </table:table-row>
        <table:table-row table:style-name="ro1">
          <table:table-cell table:formula="of:=YEAR([.I413])&amp;RIGHT(&quot;0&quot;&amp;MONTH([.I413]);2)&amp;RIGHT(&quot;0&quot;&amp;DAY([.I413]);2)" office:value-type="string" office:string-value="20090215">
            <text:p>20090215</text:p>
          </table:table-cell>
          <table:table-cell table:formula="of:=YEAR([.I413])" office:value-type="float" office:value="2009">
            <text:p>2009</text:p>
          </table:table-cell>
          <table:table-cell table:formula="of:=ROUNDUP(MONTH([.I413])/3)" office:value-type="float" office:value="1">
            <text:p>1</text:p>
          </table:table-cell>
          <table:table-cell table:formula="of:=MONTH([.I413])" office:value-type="float" office:value="2">
            <text:p>2</text:p>
          </table:table-cell>
          <table:table-cell table:formula="of:=&quot;Febrero &quot; &amp; [.B413]" office:value-type="string" office:string-value="Febrero 2009">
            <text:p>Febrero 2009</text:p>
          </table:table-cell>
          <table:table-cell table:formula="of:=&quot;W&quot; &amp; ISOWEEKNUM([.I413];1)" office:value-type="string" office:string-value="W7">
            <text:p>W7</text:p>
          </table:table-cell>
          <table:table-cell table:formula="of:=DAY([.I413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9-02-15">
            <text:p>02/15/09</text:p>
          </table:table-cell>
        </table:table-row>
        <table:table-row table:style-name="ro1">
          <table:table-cell table:formula="of:=YEAR([.I414])&amp;RIGHT(&quot;0&quot;&amp;MONTH([.I414]);2)&amp;RIGHT(&quot;0&quot;&amp;DAY([.I414]);2)" office:value-type="string" office:string-value="20090216">
            <text:p>20090216</text:p>
          </table:table-cell>
          <table:table-cell table:formula="of:=YEAR([.I414])" office:value-type="float" office:value="2009">
            <text:p>2009</text:p>
          </table:table-cell>
          <table:table-cell table:formula="of:=ROUNDUP(MONTH([.I414])/3)" office:value-type="float" office:value="1">
            <text:p>1</text:p>
          </table:table-cell>
          <table:table-cell table:formula="of:=MONTH([.I414])" office:value-type="float" office:value="2">
            <text:p>2</text:p>
          </table:table-cell>
          <table:table-cell table:formula="of:=&quot;Febrero &quot; &amp; [.B414]" office:value-type="string" office:string-value="Febrero 2009">
            <text:p>Febrero 2009</text:p>
          </table:table-cell>
          <table:table-cell table:formula="of:=&quot;W&quot; &amp; ISOWEEKNUM([.I414];1)" office:value-type="string" office:string-value="W7">
            <text:p>W7</text:p>
          </table:table-cell>
          <table:table-cell table:formula="of:=DAY([.I414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9-02-16">
            <text:p>02/16/09</text:p>
          </table:table-cell>
        </table:table-row>
        <table:table-row table:style-name="ro1">
          <table:table-cell table:formula="of:=YEAR([.I415])&amp;RIGHT(&quot;0&quot;&amp;MONTH([.I415]);2)&amp;RIGHT(&quot;0&quot;&amp;DAY([.I415]);2)" office:value-type="string" office:string-value="20090217">
            <text:p>20090217</text:p>
          </table:table-cell>
          <table:table-cell table:formula="of:=YEAR([.I415])" office:value-type="float" office:value="2009">
            <text:p>2009</text:p>
          </table:table-cell>
          <table:table-cell table:formula="of:=ROUNDUP(MONTH([.I415])/3)" office:value-type="float" office:value="1">
            <text:p>1</text:p>
          </table:table-cell>
          <table:table-cell table:formula="of:=MONTH([.I415])" office:value-type="float" office:value="2">
            <text:p>2</text:p>
          </table:table-cell>
          <table:table-cell table:formula="of:=&quot;Febrero &quot; &amp; [.B415]" office:value-type="string" office:string-value="Febrero 2009">
            <text:p>Febrero 2009</text:p>
          </table:table-cell>
          <table:table-cell table:formula="of:=&quot;W&quot; &amp; ISOWEEKNUM([.I415];1)" office:value-type="string" office:string-value="W7">
            <text:p>W7</text:p>
          </table:table-cell>
          <table:table-cell table:formula="of:=DAY([.I415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9-02-17">
            <text:p>02/17/09</text:p>
          </table:table-cell>
        </table:table-row>
        <table:table-row table:style-name="ro1">
          <table:table-cell table:formula="of:=YEAR([.I416])&amp;RIGHT(&quot;0&quot;&amp;MONTH([.I416]);2)&amp;RIGHT(&quot;0&quot;&amp;DAY([.I416]);2)" office:value-type="string" office:string-value="20090218">
            <text:p>20090218</text:p>
          </table:table-cell>
          <table:table-cell table:formula="of:=YEAR([.I416])" office:value-type="float" office:value="2009">
            <text:p>2009</text:p>
          </table:table-cell>
          <table:table-cell table:formula="of:=ROUNDUP(MONTH([.I416])/3)" office:value-type="float" office:value="1">
            <text:p>1</text:p>
          </table:table-cell>
          <table:table-cell table:formula="of:=MONTH([.I416])" office:value-type="float" office:value="2">
            <text:p>2</text:p>
          </table:table-cell>
          <table:table-cell table:formula="of:=&quot;Febrero &quot; &amp; [.B416]" office:value-type="string" office:string-value="Febrero 2009">
            <text:p>Febrero 2009</text:p>
          </table:table-cell>
          <table:table-cell table:formula="of:=&quot;W&quot; &amp; ISOWEEKNUM([.I416];1)" office:value-type="string" office:string-value="W7">
            <text:p>W7</text:p>
          </table:table-cell>
          <table:table-cell table:formula="of:=DAY([.I416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9-02-18">
            <text:p>02/18/09</text:p>
          </table:table-cell>
        </table:table-row>
        <table:table-row table:style-name="ro1">
          <table:table-cell table:formula="of:=YEAR([.I417])&amp;RIGHT(&quot;0&quot;&amp;MONTH([.I417]);2)&amp;RIGHT(&quot;0&quot;&amp;DAY([.I417]);2)" office:value-type="string" office:string-value="20090219">
            <text:p>20090219</text:p>
          </table:table-cell>
          <table:table-cell table:formula="of:=YEAR([.I417])" office:value-type="float" office:value="2009">
            <text:p>2009</text:p>
          </table:table-cell>
          <table:table-cell table:formula="of:=ROUNDUP(MONTH([.I417])/3)" office:value-type="float" office:value="1">
            <text:p>1</text:p>
          </table:table-cell>
          <table:table-cell table:formula="of:=MONTH([.I417])" office:value-type="float" office:value="2">
            <text:p>2</text:p>
          </table:table-cell>
          <table:table-cell table:formula="of:=&quot;Febrero &quot; &amp; [.B417]" office:value-type="string" office:string-value="Febrero 2009">
            <text:p>Febrero 2009</text:p>
          </table:table-cell>
          <table:table-cell table:formula="of:=&quot;W&quot; &amp; ISOWEEKNUM([.I417];1)" office:value-type="string" office:string-value="W7">
            <text:p>W7</text:p>
          </table:table-cell>
          <table:table-cell table:formula="of:=DAY([.I417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9-02-19">
            <text:p>02/19/09</text:p>
          </table:table-cell>
        </table:table-row>
        <table:table-row table:style-name="ro1">
          <table:table-cell table:formula="of:=YEAR([.I418])&amp;RIGHT(&quot;0&quot;&amp;MONTH([.I418]);2)&amp;RIGHT(&quot;0&quot;&amp;DAY([.I418]);2)" office:value-type="string" office:string-value="20090220">
            <text:p>20090220</text:p>
          </table:table-cell>
          <table:table-cell table:formula="of:=YEAR([.I418])" office:value-type="float" office:value="2009">
            <text:p>2009</text:p>
          </table:table-cell>
          <table:table-cell table:formula="of:=ROUNDUP(MONTH([.I418])/3)" office:value-type="float" office:value="1">
            <text:p>1</text:p>
          </table:table-cell>
          <table:table-cell table:formula="of:=MONTH([.I418])" office:value-type="float" office:value="2">
            <text:p>2</text:p>
          </table:table-cell>
          <table:table-cell table:formula="of:=&quot;Febrero &quot; &amp; [.B418]" office:value-type="string" office:string-value="Febrero 2009">
            <text:p>Febrero 2009</text:p>
          </table:table-cell>
          <table:table-cell table:formula="of:=&quot;W&quot; &amp; ISOWEEKNUM([.I418];1)" office:value-type="string" office:string-value="W7">
            <text:p>W7</text:p>
          </table:table-cell>
          <table:table-cell table:formula="of:=DAY([.I418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9-02-20">
            <text:p>02/20/09</text:p>
          </table:table-cell>
        </table:table-row>
        <table:table-row table:style-name="ro1">
          <table:table-cell table:formula="of:=YEAR([.I419])&amp;RIGHT(&quot;0&quot;&amp;MONTH([.I419]);2)&amp;RIGHT(&quot;0&quot;&amp;DAY([.I419]);2)" office:value-type="string" office:string-value="20090221">
            <text:p>20090221</text:p>
          </table:table-cell>
          <table:table-cell table:formula="of:=YEAR([.I419])" office:value-type="float" office:value="2009">
            <text:p>2009</text:p>
          </table:table-cell>
          <table:table-cell table:formula="of:=ROUNDUP(MONTH([.I419])/3)" office:value-type="float" office:value="1">
            <text:p>1</text:p>
          </table:table-cell>
          <table:table-cell table:formula="of:=MONTH([.I419])" office:value-type="float" office:value="2">
            <text:p>2</text:p>
          </table:table-cell>
          <table:table-cell table:formula="of:=&quot;Febrero &quot; &amp; [.B419]" office:value-type="string" office:string-value="Febrero 2009">
            <text:p>Febrero 2009</text:p>
          </table:table-cell>
          <table:table-cell table:formula="of:=&quot;W&quot; &amp; ISOWEEKNUM([.I419];1)" office:value-type="string" office:string-value="W7">
            <text:p>W7</text:p>
          </table:table-cell>
          <table:table-cell table:formula="of:=DAY([.I419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9-02-21">
            <text:p>02/21/09</text:p>
          </table:table-cell>
        </table:table-row>
        <table:table-row table:style-name="ro1">
          <table:table-cell table:formula="of:=YEAR([.I420])&amp;RIGHT(&quot;0&quot;&amp;MONTH([.I420]);2)&amp;RIGHT(&quot;0&quot;&amp;DAY([.I420]);2)" office:value-type="string" office:string-value="20090222">
            <text:p>20090222</text:p>
          </table:table-cell>
          <table:table-cell table:formula="of:=YEAR([.I420])" office:value-type="float" office:value="2009">
            <text:p>2009</text:p>
          </table:table-cell>
          <table:table-cell table:formula="of:=ROUNDUP(MONTH([.I420])/3)" office:value-type="float" office:value="1">
            <text:p>1</text:p>
          </table:table-cell>
          <table:table-cell table:formula="of:=MONTH([.I420])" office:value-type="float" office:value="2">
            <text:p>2</text:p>
          </table:table-cell>
          <table:table-cell table:formula="of:=&quot;Febrero &quot; &amp; [.B420]" office:value-type="string" office:string-value="Febrero 2009">
            <text:p>Febrero 2009</text:p>
          </table:table-cell>
          <table:table-cell table:formula="of:=&quot;W&quot; &amp; ISOWEEKNUM([.I420];1)" office:value-type="string" office:string-value="W8">
            <text:p>W8</text:p>
          </table:table-cell>
          <table:table-cell table:formula="of:=DAY([.I420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9-02-22">
            <text:p>02/22/09</text:p>
          </table:table-cell>
        </table:table-row>
        <table:table-row table:style-name="ro1">
          <table:table-cell table:formula="of:=YEAR([.I421])&amp;RIGHT(&quot;0&quot;&amp;MONTH([.I421]);2)&amp;RIGHT(&quot;0&quot;&amp;DAY([.I421]);2)" office:value-type="string" office:string-value="20090223">
            <text:p>20090223</text:p>
          </table:table-cell>
          <table:table-cell table:formula="of:=YEAR([.I421])" office:value-type="float" office:value="2009">
            <text:p>2009</text:p>
          </table:table-cell>
          <table:table-cell table:formula="of:=ROUNDUP(MONTH([.I421])/3)" office:value-type="float" office:value="1">
            <text:p>1</text:p>
          </table:table-cell>
          <table:table-cell table:formula="of:=MONTH([.I421])" office:value-type="float" office:value="2">
            <text:p>2</text:p>
          </table:table-cell>
          <table:table-cell table:formula="of:=&quot;Febrero &quot; &amp; [.B421]" office:value-type="string" office:string-value="Febrero 2009">
            <text:p>Febrero 2009</text:p>
          </table:table-cell>
          <table:table-cell table:formula="of:=&quot;W&quot; &amp; ISOWEEKNUM([.I421];1)" office:value-type="string" office:string-value="W8">
            <text:p>W8</text:p>
          </table:table-cell>
          <table:table-cell table:formula="of:=DAY([.I421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9-02-23">
            <text:p>02/23/09</text:p>
          </table:table-cell>
        </table:table-row>
        <table:table-row table:style-name="ro1">
          <table:table-cell table:formula="of:=YEAR([.I422])&amp;RIGHT(&quot;0&quot;&amp;MONTH([.I422]);2)&amp;RIGHT(&quot;0&quot;&amp;DAY([.I422]);2)" office:value-type="string" office:string-value="20090224">
            <text:p>20090224</text:p>
          </table:table-cell>
          <table:table-cell table:formula="of:=YEAR([.I422])" office:value-type="float" office:value="2009">
            <text:p>2009</text:p>
          </table:table-cell>
          <table:table-cell table:formula="of:=ROUNDUP(MONTH([.I422])/3)" office:value-type="float" office:value="1">
            <text:p>1</text:p>
          </table:table-cell>
          <table:table-cell table:formula="of:=MONTH([.I422])" office:value-type="float" office:value="2">
            <text:p>2</text:p>
          </table:table-cell>
          <table:table-cell table:formula="of:=&quot;Febrero &quot; &amp; [.B422]" office:value-type="string" office:string-value="Febrero 2009">
            <text:p>Febrero 2009</text:p>
          </table:table-cell>
          <table:table-cell table:formula="of:=&quot;W&quot; &amp; ISOWEEKNUM([.I422];1)" office:value-type="string" office:string-value="W8">
            <text:p>W8</text:p>
          </table:table-cell>
          <table:table-cell table:formula="of:=DAY([.I422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9-02-24">
            <text:p>02/24/09</text:p>
          </table:table-cell>
        </table:table-row>
        <table:table-row table:style-name="ro1">
          <table:table-cell table:formula="of:=YEAR([.I423])&amp;RIGHT(&quot;0&quot;&amp;MONTH([.I423]);2)&amp;RIGHT(&quot;0&quot;&amp;DAY([.I423]);2)" office:value-type="string" office:string-value="20090225">
            <text:p>20090225</text:p>
          </table:table-cell>
          <table:table-cell table:formula="of:=YEAR([.I423])" office:value-type="float" office:value="2009">
            <text:p>2009</text:p>
          </table:table-cell>
          <table:table-cell table:formula="of:=ROUNDUP(MONTH([.I423])/3)" office:value-type="float" office:value="1">
            <text:p>1</text:p>
          </table:table-cell>
          <table:table-cell table:formula="of:=MONTH([.I423])" office:value-type="float" office:value="2">
            <text:p>2</text:p>
          </table:table-cell>
          <table:table-cell table:formula="of:=&quot;Febrero &quot; &amp; [.B423]" office:value-type="string" office:string-value="Febrero 2009">
            <text:p>Febrero 2009</text:p>
          </table:table-cell>
          <table:table-cell table:formula="of:=&quot;W&quot; &amp; ISOWEEKNUM([.I423];1)" office:value-type="string" office:string-value="W8">
            <text:p>W8</text:p>
          </table:table-cell>
          <table:table-cell table:formula="of:=DAY([.I423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9-02-25">
            <text:p>02/25/09</text:p>
          </table:table-cell>
        </table:table-row>
        <table:table-row table:style-name="ro1">
          <table:table-cell table:formula="of:=YEAR([.I424])&amp;RIGHT(&quot;0&quot;&amp;MONTH([.I424]);2)&amp;RIGHT(&quot;0&quot;&amp;DAY([.I424]);2)" office:value-type="string" office:string-value="20090226">
            <text:p>20090226</text:p>
          </table:table-cell>
          <table:table-cell table:formula="of:=YEAR([.I424])" office:value-type="float" office:value="2009">
            <text:p>2009</text:p>
          </table:table-cell>
          <table:table-cell table:formula="of:=ROUNDUP(MONTH([.I424])/3)" office:value-type="float" office:value="1">
            <text:p>1</text:p>
          </table:table-cell>
          <table:table-cell table:formula="of:=MONTH([.I424])" office:value-type="float" office:value="2">
            <text:p>2</text:p>
          </table:table-cell>
          <table:table-cell table:formula="of:=&quot;Febrero &quot; &amp; [.B424]" office:value-type="string" office:string-value="Febrero 2009">
            <text:p>Febrero 2009</text:p>
          </table:table-cell>
          <table:table-cell table:formula="of:=&quot;W&quot; &amp; ISOWEEKNUM([.I424];1)" office:value-type="string" office:string-value="W8">
            <text:p>W8</text:p>
          </table:table-cell>
          <table:table-cell table:formula="of:=DAY([.I424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9-02-26">
            <text:p>02/26/09</text:p>
          </table:table-cell>
        </table:table-row>
        <table:table-row table:style-name="ro1">
          <table:table-cell table:formula="of:=YEAR([.I425])&amp;RIGHT(&quot;0&quot;&amp;MONTH([.I425]);2)&amp;RIGHT(&quot;0&quot;&amp;DAY([.I425]);2)" office:value-type="string" office:string-value="20090227">
            <text:p>20090227</text:p>
          </table:table-cell>
          <table:table-cell table:formula="of:=YEAR([.I425])" office:value-type="float" office:value="2009">
            <text:p>2009</text:p>
          </table:table-cell>
          <table:table-cell table:formula="of:=ROUNDUP(MONTH([.I425])/3)" office:value-type="float" office:value="1">
            <text:p>1</text:p>
          </table:table-cell>
          <table:table-cell table:formula="of:=MONTH([.I425])" office:value-type="float" office:value="2">
            <text:p>2</text:p>
          </table:table-cell>
          <table:table-cell table:formula="of:=&quot;Febrero &quot; &amp; [.B425]" office:value-type="string" office:string-value="Febrero 2009">
            <text:p>Febrero 2009</text:p>
          </table:table-cell>
          <table:table-cell table:formula="of:=&quot;W&quot; &amp; ISOWEEKNUM([.I425];1)" office:value-type="string" office:string-value="W8">
            <text:p>W8</text:p>
          </table:table-cell>
          <table:table-cell table:formula="of:=DAY([.I425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9-02-27">
            <text:p>02/27/09</text:p>
          </table:table-cell>
        </table:table-row>
        <table:table-row table:style-name="ro1">
          <table:table-cell table:formula="of:=YEAR([.I426])&amp;RIGHT(&quot;0&quot;&amp;MONTH([.I426]);2)&amp;RIGHT(&quot;0&quot;&amp;DAY([.I426]);2)" office:value-type="string" office:string-value="20090228">
            <text:p>20090228</text:p>
          </table:table-cell>
          <table:table-cell table:formula="of:=YEAR([.I426])" office:value-type="float" office:value="2009">
            <text:p>2009</text:p>
          </table:table-cell>
          <table:table-cell table:formula="of:=ROUNDUP(MONTH([.I426])/3)" office:value-type="float" office:value="1">
            <text:p>1</text:p>
          </table:table-cell>
          <table:table-cell table:formula="of:=MONTH([.I426])" office:value-type="float" office:value="2">
            <text:p>2</text:p>
          </table:table-cell>
          <table:table-cell table:formula="of:=&quot;Febrero &quot; &amp; [.B426]" office:value-type="string" office:string-value="Febrero 2009">
            <text:p>Febrero 2009</text:p>
          </table:table-cell>
          <table:table-cell table:formula="of:=&quot;W&quot; &amp; ISOWEEKNUM([.I426];1)" office:value-type="string" office:string-value="W8">
            <text:p>W8</text:p>
          </table:table-cell>
          <table:table-cell table:formula="of:=DAY([.I426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9-02-28">
            <text:p>02/28/09</text:p>
          </table:table-cell>
        </table:table-row>
        <table:table-row table:style-name="ro1">
          <table:table-cell table:formula="of:=YEAR([.I427])&amp;RIGHT(&quot;0&quot;&amp;MONTH([.I427]);2)&amp;RIGHT(&quot;0&quot;&amp;DAY([.I427]);2)" office:value-type="string" office:string-value="20090301">
            <text:p>20090301</text:p>
          </table:table-cell>
          <table:table-cell table:formula="of:=YEAR([.I427])" office:value-type="float" office:value="2009">
            <text:p>2009</text:p>
          </table:table-cell>
          <table:table-cell table:formula="of:=ROUNDUP(MONTH([.I427])/3)" office:value-type="float" office:value="1">
            <text:p>1</text:p>
          </table:table-cell>
          <table:table-cell table:formula="of:=MONTH([.I427])" office:value-type="float" office:value="3">
            <text:p>3</text:p>
          </table:table-cell>
          <table:table-cell table:formula="of:=&quot;Marzo &quot; &amp; [.B427]" office:value-type="string" office:string-value="Marzo 2009">
            <text:p>Marzo 2009</text:p>
          </table:table-cell>
          <table:table-cell table:formula="of:=&quot;W&quot; &amp; ISOWEEKNUM([.I427];1)" office:value-type="string" office:string-value="W9">
            <text:p>W9</text:p>
          </table:table-cell>
          <table:table-cell table:formula="of:=DAY([.I427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9-03-01">
            <text:p>03/01/09</text:p>
          </table:table-cell>
        </table:table-row>
        <table:table-row table:style-name="ro1">
          <table:table-cell table:formula="of:=YEAR([.I428])&amp;RIGHT(&quot;0&quot;&amp;MONTH([.I428]);2)&amp;RIGHT(&quot;0&quot;&amp;DAY([.I428]);2)" office:value-type="string" office:string-value="20090302">
            <text:p>20090302</text:p>
          </table:table-cell>
          <table:table-cell table:formula="of:=YEAR([.I428])" office:value-type="float" office:value="2009">
            <text:p>2009</text:p>
          </table:table-cell>
          <table:table-cell table:formula="of:=ROUNDUP(MONTH([.I428])/3)" office:value-type="float" office:value="1">
            <text:p>1</text:p>
          </table:table-cell>
          <table:table-cell table:formula="of:=MONTH([.I428])" office:value-type="float" office:value="3">
            <text:p>3</text:p>
          </table:table-cell>
          <table:table-cell table:formula="of:=&quot;Marzo &quot; &amp; [.B428]" office:value-type="string" office:string-value="Marzo 2009">
            <text:p>Marzo 2009</text:p>
          </table:table-cell>
          <table:table-cell table:formula="of:=&quot;W&quot; &amp; ISOWEEKNUM([.I428];1)" office:value-type="string" office:string-value="W9">
            <text:p>W9</text:p>
          </table:table-cell>
          <table:table-cell table:formula="of:=DAY([.I428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9-03-02">
            <text:p>03/02/09</text:p>
          </table:table-cell>
        </table:table-row>
        <table:table-row table:style-name="ro1">
          <table:table-cell table:formula="of:=YEAR([.I429])&amp;RIGHT(&quot;0&quot;&amp;MONTH([.I429]);2)&amp;RIGHT(&quot;0&quot;&amp;DAY([.I429]);2)" office:value-type="string" office:string-value="20090303">
            <text:p>20090303</text:p>
          </table:table-cell>
          <table:table-cell table:formula="of:=YEAR([.I429])" office:value-type="float" office:value="2009">
            <text:p>2009</text:p>
          </table:table-cell>
          <table:table-cell table:formula="of:=ROUNDUP(MONTH([.I429])/3)" office:value-type="float" office:value="1">
            <text:p>1</text:p>
          </table:table-cell>
          <table:table-cell table:formula="of:=MONTH([.I429])" office:value-type="float" office:value="3">
            <text:p>3</text:p>
          </table:table-cell>
          <table:table-cell table:formula="of:=&quot;Marzo &quot; &amp; [.B429]" office:value-type="string" office:string-value="Marzo 2009">
            <text:p>Marzo 2009</text:p>
          </table:table-cell>
          <table:table-cell table:formula="of:=&quot;W&quot; &amp; ISOWEEKNUM([.I429];1)" office:value-type="string" office:string-value="W9">
            <text:p>W9</text:p>
          </table:table-cell>
          <table:table-cell table:formula="of:=DAY([.I429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9-03-03">
            <text:p>03/03/09</text:p>
          </table:table-cell>
        </table:table-row>
        <table:table-row table:style-name="ro1">
          <table:table-cell table:formula="of:=YEAR([.I430])&amp;RIGHT(&quot;0&quot;&amp;MONTH([.I430]);2)&amp;RIGHT(&quot;0&quot;&amp;DAY([.I430]);2)" office:value-type="string" office:string-value="20090304">
            <text:p>20090304</text:p>
          </table:table-cell>
          <table:table-cell table:formula="of:=YEAR([.I430])" office:value-type="float" office:value="2009">
            <text:p>2009</text:p>
          </table:table-cell>
          <table:table-cell table:formula="of:=ROUNDUP(MONTH([.I430])/3)" office:value-type="float" office:value="1">
            <text:p>1</text:p>
          </table:table-cell>
          <table:table-cell table:formula="of:=MONTH([.I430])" office:value-type="float" office:value="3">
            <text:p>3</text:p>
          </table:table-cell>
          <table:table-cell table:formula="of:=&quot;Marzo &quot; &amp; [.B430]" office:value-type="string" office:string-value="Marzo 2009">
            <text:p>Marzo 2009</text:p>
          </table:table-cell>
          <table:table-cell table:formula="of:=&quot;W&quot; &amp; ISOWEEKNUM([.I430];1)" office:value-type="string" office:string-value="W9">
            <text:p>W9</text:p>
          </table:table-cell>
          <table:table-cell table:formula="of:=DAY([.I430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9-03-04">
            <text:p>03/04/09</text:p>
          </table:table-cell>
        </table:table-row>
        <table:table-row table:style-name="ro1">
          <table:table-cell table:formula="of:=YEAR([.I431])&amp;RIGHT(&quot;0&quot;&amp;MONTH([.I431]);2)&amp;RIGHT(&quot;0&quot;&amp;DAY([.I431]);2)" office:value-type="string" office:string-value="20090305">
            <text:p>20090305</text:p>
          </table:table-cell>
          <table:table-cell table:formula="of:=YEAR([.I431])" office:value-type="float" office:value="2009">
            <text:p>2009</text:p>
          </table:table-cell>
          <table:table-cell table:formula="of:=ROUNDUP(MONTH([.I431])/3)" office:value-type="float" office:value="1">
            <text:p>1</text:p>
          </table:table-cell>
          <table:table-cell table:formula="of:=MONTH([.I431])" office:value-type="float" office:value="3">
            <text:p>3</text:p>
          </table:table-cell>
          <table:table-cell table:formula="of:=&quot;Marzo &quot; &amp; [.B431]" office:value-type="string" office:string-value="Marzo 2009">
            <text:p>Marzo 2009</text:p>
          </table:table-cell>
          <table:table-cell table:formula="of:=&quot;W&quot; &amp; ISOWEEKNUM([.I431];1)" office:value-type="string" office:string-value="W9">
            <text:p>W9</text:p>
          </table:table-cell>
          <table:table-cell table:formula="of:=DAY([.I431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9-03-05">
            <text:p>03/05/09</text:p>
          </table:table-cell>
        </table:table-row>
        <table:table-row table:style-name="ro1">
          <table:table-cell table:formula="of:=YEAR([.I432])&amp;RIGHT(&quot;0&quot;&amp;MONTH([.I432]);2)&amp;RIGHT(&quot;0&quot;&amp;DAY([.I432]);2)" office:value-type="string" office:string-value="20090306">
            <text:p>20090306</text:p>
          </table:table-cell>
          <table:table-cell table:formula="of:=YEAR([.I432])" office:value-type="float" office:value="2009">
            <text:p>2009</text:p>
          </table:table-cell>
          <table:table-cell table:formula="of:=ROUNDUP(MONTH([.I432])/3)" office:value-type="float" office:value="1">
            <text:p>1</text:p>
          </table:table-cell>
          <table:table-cell table:formula="of:=MONTH([.I432])" office:value-type="float" office:value="3">
            <text:p>3</text:p>
          </table:table-cell>
          <table:table-cell table:formula="of:=&quot;Marzo &quot; &amp; [.B432]" office:value-type="string" office:string-value="Marzo 2009">
            <text:p>Marzo 2009</text:p>
          </table:table-cell>
          <table:table-cell table:formula="of:=&quot;W&quot; &amp; ISOWEEKNUM([.I432];1)" office:value-type="string" office:string-value="W9">
            <text:p>W9</text:p>
          </table:table-cell>
          <table:table-cell table:formula="of:=DAY([.I432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9-03-06">
            <text:p>03/06/09</text:p>
          </table:table-cell>
        </table:table-row>
        <table:table-row table:style-name="ro1">
          <table:table-cell table:formula="of:=YEAR([.I433])&amp;RIGHT(&quot;0&quot;&amp;MONTH([.I433]);2)&amp;RIGHT(&quot;0&quot;&amp;DAY([.I433]);2)" office:value-type="string" office:string-value="20090307">
            <text:p>20090307</text:p>
          </table:table-cell>
          <table:table-cell table:formula="of:=YEAR([.I433])" office:value-type="float" office:value="2009">
            <text:p>2009</text:p>
          </table:table-cell>
          <table:table-cell table:formula="of:=ROUNDUP(MONTH([.I433])/3)" office:value-type="float" office:value="1">
            <text:p>1</text:p>
          </table:table-cell>
          <table:table-cell table:formula="of:=MONTH([.I433])" office:value-type="float" office:value="3">
            <text:p>3</text:p>
          </table:table-cell>
          <table:table-cell table:formula="of:=&quot;Marzo &quot; &amp; [.B433]" office:value-type="string" office:string-value="Marzo 2009">
            <text:p>Marzo 2009</text:p>
          </table:table-cell>
          <table:table-cell table:formula="of:=&quot;W&quot; &amp; ISOWEEKNUM([.I433];1)" office:value-type="string" office:string-value="W9">
            <text:p>W9</text:p>
          </table:table-cell>
          <table:table-cell table:formula="of:=DAY([.I433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9-03-07">
            <text:p>03/07/09</text:p>
          </table:table-cell>
        </table:table-row>
        <table:table-row table:style-name="ro1">
          <table:table-cell table:formula="of:=YEAR([.I434])&amp;RIGHT(&quot;0&quot;&amp;MONTH([.I434]);2)&amp;RIGHT(&quot;0&quot;&amp;DAY([.I434]);2)" office:value-type="string" office:string-value="20090308">
            <text:p>20090308</text:p>
          </table:table-cell>
          <table:table-cell table:formula="of:=YEAR([.I434])" office:value-type="float" office:value="2009">
            <text:p>2009</text:p>
          </table:table-cell>
          <table:table-cell table:formula="of:=ROUNDUP(MONTH([.I434])/3)" office:value-type="float" office:value="1">
            <text:p>1</text:p>
          </table:table-cell>
          <table:table-cell table:formula="of:=MONTH([.I434])" office:value-type="float" office:value="3">
            <text:p>3</text:p>
          </table:table-cell>
          <table:table-cell table:formula="of:=&quot;Marzo &quot; &amp; [.B434]" office:value-type="string" office:string-value="Marzo 2009">
            <text:p>Marzo 2009</text:p>
          </table:table-cell>
          <table:table-cell table:formula="of:=&quot;W&quot; &amp; ISOWEEKNUM([.I434];1)" office:value-type="string" office:string-value="W10">
            <text:p>W10</text:p>
          </table:table-cell>
          <table:table-cell table:formula="of:=DAY([.I434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9-03-08">
            <text:p>03/08/09</text:p>
          </table:table-cell>
        </table:table-row>
        <table:table-row table:style-name="ro1">
          <table:table-cell table:formula="of:=YEAR([.I435])&amp;RIGHT(&quot;0&quot;&amp;MONTH([.I435]);2)&amp;RIGHT(&quot;0&quot;&amp;DAY([.I435]);2)" office:value-type="string" office:string-value="20090309">
            <text:p>20090309</text:p>
          </table:table-cell>
          <table:table-cell table:formula="of:=YEAR([.I435])" office:value-type="float" office:value="2009">
            <text:p>2009</text:p>
          </table:table-cell>
          <table:table-cell table:formula="of:=ROUNDUP(MONTH([.I435])/3)" office:value-type="float" office:value="1">
            <text:p>1</text:p>
          </table:table-cell>
          <table:table-cell table:formula="of:=MONTH([.I435])" office:value-type="float" office:value="3">
            <text:p>3</text:p>
          </table:table-cell>
          <table:table-cell table:formula="of:=&quot;Marzo &quot; &amp; [.B435]" office:value-type="string" office:string-value="Marzo 2009">
            <text:p>Marzo 2009</text:p>
          </table:table-cell>
          <table:table-cell table:formula="of:=&quot;W&quot; &amp; ISOWEEKNUM([.I435];1)" office:value-type="string" office:string-value="W10">
            <text:p>W10</text:p>
          </table:table-cell>
          <table:table-cell table:formula="of:=DAY([.I435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9-03-09">
            <text:p>03/09/09</text:p>
          </table:table-cell>
        </table:table-row>
        <table:table-row table:style-name="ro1">
          <table:table-cell table:formula="of:=YEAR([.I436])&amp;RIGHT(&quot;0&quot;&amp;MONTH([.I436]);2)&amp;RIGHT(&quot;0&quot;&amp;DAY([.I436]);2)" office:value-type="string" office:string-value="20090310">
            <text:p>20090310</text:p>
          </table:table-cell>
          <table:table-cell table:formula="of:=YEAR([.I436])" office:value-type="float" office:value="2009">
            <text:p>2009</text:p>
          </table:table-cell>
          <table:table-cell table:formula="of:=ROUNDUP(MONTH([.I436])/3)" office:value-type="float" office:value="1">
            <text:p>1</text:p>
          </table:table-cell>
          <table:table-cell table:formula="of:=MONTH([.I436])" office:value-type="float" office:value="3">
            <text:p>3</text:p>
          </table:table-cell>
          <table:table-cell table:formula="of:=&quot;Marzo &quot; &amp; [.B436]" office:value-type="string" office:string-value="Marzo 2009">
            <text:p>Marzo 2009</text:p>
          </table:table-cell>
          <table:table-cell table:formula="of:=&quot;W&quot; &amp; ISOWEEKNUM([.I436];1)" office:value-type="string" office:string-value="W10">
            <text:p>W10</text:p>
          </table:table-cell>
          <table:table-cell table:formula="of:=DAY([.I436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9-03-10">
            <text:p>03/10/09</text:p>
          </table:table-cell>
        </table:table-row>
        <table:table-row table:style-name="ro1">
          <table:table-cell table:formula="of:=YEAR([.I437])&amp;RIGHT(&quot;0&quot;&amp;MONTH([.I437]);2)&amp;RIGHT(&quot;0&quot;&amp;DAY([.I437]);2)" office:value-type="string" office:string-value="20090311">
            <text:p>20090311</text:p>
          </table:table-cell>
          <table:table-cell table:formula="of:=YEAR([.I437])" office:value-type="float" office:value="2009">
            <text:p>2009</text:p>
          </table:table-cell>
          <table:table-cell table:formula="of:=ROUNDUP(MONTH([.I437])/3)" office:value-type="float" office:value="1">
            <text:p>1</text:p>
          </table:table-cell>
          <table:table-cell table:formula="of:=MONTH([.I437])" office:value-type="float" office:value="3">
            <text:p>3</text:p>
          </table:table-cell>
          <table:table-cell table:formula="of:=&quot;Marzo &quot; &amp; [.B437]" office:value-type="string" office:string-value="Marzo 2009">
            <text:p>Marzo 2009</text:p>
          </table:table-cell>
          <table:table-cell table:formula="of:=&quot;W&quot; &amp; ISOWEEKNUM([.I437];1)" office:value-type="string" office:string-value="W10">
            <text:p>W10</text:p>
          </table:table-cell>
          <table:table-cell table:formula="of:=DAY([.I437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9-03-11">
            <text:p>03/11/09</text:p>
          </table:table-cell>
        </table:table-row>
        <table:table-row table:style-name="ro1">
          <table:table-cell table:formula="of:=YEAR([.I438])&amp;RIGHT(&quot;0&quot;&amp;MONTH([.I438]);2)&amp;RIGHT(&quot;0&quot;&amp;DAY([.I438]);2)" office:value-type="string" office:string-value="20090312">
            <text:p>20090312</text:p>
          </table:table-cell>
          <table:table-cell table:formula="of:=YEAR([.I438])" office:value-type="float" office:value="2009">
            <text:p>2009</text:p>
          </table:table-cell>
          <table:table-cell table:formula="of:=ROUNDUP(MONTH([.I438])/3)" office:value-type="float" office:value="1">
            <text:p>1</text:p>
          </table:table-cell>
          <table:table-cell table:formula="of:=MONTH([.I438])" office:value-type="float" office:value="3">
            <text:p>3</text:p>
          </table:table-cell>
          <table:table-cell table:formula="of:=&quot;Marzo &quot; &amp; [.B438]" office:value-type="string" office:string-value="Marzo 2009">
            <text:p>Marzo 2009</text:p>
          </table:table-cell>
          <table:table-cell table:formula="of:=&quot;W&quot; &amp; ISOWEEKNUM([.I438];1)" office:value-type="string" office:string-value="W10">
            <text:p>W10</text:p>
          </table:table-cell>
          <table:table-cell table:formula="of:=DAY([.I438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9-03-12">
            <text:p>03/12/09</text:p>
          </table:table-cell>
        </table:table-row>
        <table:table-row table:style-name="ro1">
          <table:table-cell table:formula="of:=YEAR([.I439])&amp;RIGHT(&quot;0&quot;&amp;MONTH([.I439]);2)&amp;RIGHT(&quot;0&quot;&amp;DAY([.I439]);2)" office:value-type="string" office:string-value="20090313">
            <text:p>20090313</text:p>
          </table:table-cell>
          <table:table-cell table:formula="of:=YEAR([.I439])" office:value-type="float" office:value="2009">
            <text:p>2009</text:p>
          </table:table-cell>
          <table:table-cell table:formula="of:=ROUNDUP(MONTH([.I439])/3)" office:value-type="float" office:value="1">
            <text:p>1</text:p>
          </table:table-cell>
          <table:table-cell table:formula="of:=MONTH([.I439])" office:value-type="float" office:value="3">
            <text:p>3</text:p>
          </table:table-cell>
          <table:table-cell table:formula="of:=&quot;Marzo &quot; &amp; [.B439]" office:value-type="string" office:string-value="Marzo 2009">
            <text:p>Marzo 2009</text:p>
          </table:table-cell>
          <table:table-cell table:formula="of:=&quot;W&quot; &amp; ISOWEEKNUM([.I439];1)" office:value-type="string" office:string-value="W10">
            <text:p>W10</text:p>
          </table:table-cell>
          <table:table-cell table:formula="of:=DAY([.I439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9-03-13">
            <text:p>03/13/09</text:p>
          </table:table-cell>
        </table:table-row>
        <table:table-row table:style-name="ro1">
          <table:table-cell table:formula="of:=YEAR([.I440])&amp;RIGHT(&quot;0&quot;&amp;MONTH([.I440]);2)&amp;RIGHT(&quot;0&quot;&amp;DAY([.I440]);2)" office:value-type="string" office:string-value="20090314">
            <text:p>20090314</text:p>
          </table:table-cell>
          <table:table-cell table:formula="of:=YEAR([.I440])" office:value-type="float" office:value="2009">
            <text:p>2009</text:p>
          </table:table-cell>
          <table:table-cell table:formula="of:=ROUNDUP(MONTH([.I440])/3)" office:value-type="float" office:value="1">
            <text:p>1</text:p>
          </table:table-cell>
          <table:table-cell table:formula="of:=MONTH([.I440])" office:value-type="float" office:value="3">
            <text:p>3</text:p>
          </table:table-cell>
          <table:table-cell table:formula="of:=&quot;Marzo &quot; &amp; [.B440]" office:value-type="string" office:string-value="Marzo 2009">
            <text:p>Marzo 2009</text:p>
          </table:table-cell>
          <table:table-cell table:formula="of:=&quot;W&quot; &amp; ISOWEEKNUM([.I440];1)" office:value-type="string" office:string-value="W10">
            <text:p>W10</text:p>
          </table:table-cell>
          <table:table-cell table:formula="of:=DAY([.I440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9-03-14">
            <text:p>03/14/09</text:p>
          </table:table-cell>
        </table:table-row>
        <table:table-row table:style-name="ro1">
          <table:table-cell table:formula="of:=YEAR([.I441])&amp;RIGHT(&quot;0&quot;&amp;MONTH([.I441]);2)&amp;RIGHT(&quot;0&quot;&amp;DAY([.I441]);2)" office:value-type="string" office:string-value="20090315">
            <text:p>20090315</text:p>
          </table:table-cell>
          <table:table-cell table:formula="of:=YEAR([.I441])" office:value-type="float" office:value="2009">
            <text:p>2009</text:p>
          </table:table-cell>
          <table:table-cell table:formula="of:=ROUNDUP(MONTH([.I441])/3)" office:value-type="float" office:value="1">
            <text:p>1</text:p>
          </table:table-cell>
          <table:table-cell table:formula="of:=MONTH([.I441])" office:value-type="float" office:value="3">
            <text:p>3</text:p>
          </table:table-cell>
          <table:table-cell table:formula="of:=&quot;Marzo &quot; &amp; [.B441]" office:value-type="string" office:string-value="Marzo 2009">
            <text:p>Marzo 2009</text:p>
          </table:table-cell>
          <table:table-cell table:formula="of:=&quot;W&quot; &amp; ISOWEEKNUM([.I441];1)" office:value-type="string" office:string-value="W11">
            <text:p>W11</text:p>
          </table:table-cell>
          <table:table-cell table:formula="of:=DAY([.I441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9-03-15">
            <text:p>03/15/09</text:p>
          </table:table-cell>
        </table:table-row>
        <table:table-row table:style-name="ro1">
          <table:table-cell table:formula="of:=YEAR([.I442])&amp;RIGHT(&quot;0&quot;&amp;MONTH([.I442]);2)&amp;RIGHT(&quot;0&quot;&amp;DAY([.I442]);2)" office:value-type="string" office:string-value="20090316">
            <text:p>20090316</text:p>
          </table:table-cell>
          <table:table-cell table:formula="of:=YEAR([.I442])" office:value-type="float" office:value="2009">
            <text:p>2009</text:p>
          </table:table-cell>
          <table:table-cell table:formula="of:=ROUNDUP(MONTH([.I442])/3)" office:value-type="float" office:value="1">
            <text:p>1</text:p>
          </table:table-cell>
          <table:table-cell table:formula="of:=MONTH([.I442])" office:value-type="float" office:value="3">
            <text:p>3</text:p>
          </table:table-cell>
          <table:table-cell table:formula="of:=&quot;Marzo &quot; &amp; [.B442]" office:value-type="string" office:string-value="Marzo 2009">
            <text:p>Marzo 2009</text:p>
          </table:table-cell>
          <table:table-cell table:formula="of:=&quot;W&quot; &amp; ISOWEEKNUM([.I442];1)" office:value-type="string" office:string-value="W11">
            <text:p>W11</text:p>
          </table:table-cell>
          <table:table-cell table:formula="of:=DAY([.I442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9-03-16">
            <text:p>03/16/09</text:p>
          </table:table-cell>
        </table:table-row>
        <table:table-row table:style-name="ro1">
          <table:table-cell table:formula="of:=YEAR([.I443])&amp;RIGHT(&quot;0&quot;&amp;MONTH([.I443]);2)&amp;RIGHT(&quot;0&quot;&amp;DAY([.I443]);2)" office:value-type="string" office:string-value="20090317">
            <text:p>20090317</text:p>
          </table:table-cell>
          <table:table-cell table:formula="of:=YEAR([.I443])" office:value-type="float" office:value="2009">
            <text:p>2009</text:p>
          </table:table-cell>
          <table:table-cell table:formula="of:=ROUNDUP(MONTH([.I443])/3)" office:value-type="float" office:value="1">
            <text:p>1</text:p>
          </table:table-cell>
          <table:table-cell table:formula="of:=MONTH([.I443])" office:value-type="float" office:value="3">
            <text:p>3</text:p>
          </table:table-cell>
          <table:table-cell table:formula="of:=&quot;Marzo &quot; &amp; [.B443]" office:value-type="string" office:string-value="Marzo 2009">
            <text:p>Marzo 2009</text:p>
          </table:table-cell>
          <table:table-cell table:formula="of:=&quot;W&quot; &amp; ISOWEEKNUM([.I443];1)" office:value-type="string" office:string-value="W11">
            <text:p>W11</text:p>
          </table:table-cell>
          <table:table-cell table:formula="of:=DAY([.I443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9-03-17">
            <text:p>03/17/09</text:p>
          </table:table-cell>
        </table:table-row>
        <table:table-row table:style-name="ro1">
          <table:table-cell table:formula="of:=YEAR([.I444])&amp;RIGHT(&quot;0&quot;&amp;MONTH([.I444]);2)&amp;RIGHT(&quot;0&quot;&amp;DAY([.I444]);2)" office:value-type="string" office:string-value="20090318">
            <text:p>20090318</text:p>
          </table:table-cell>
          <table:table-cell table:formula="of:=YEAR([.I444])" office:value-type="float" office:value="2009">
            <text:p>2009</text:p>
          </table:table-cell>
          <table:table-cell table:formula="of:=ROUNDUP(MONTH([.I444])/3)" office:value-type="float" office:value="1">
            <text:p>1</text:p>
          </table:table-cell>
          <table:table-cell table:formula="of:=MONTH([.I444])" office:value-type="float" office:value="3">
            <text:p>3</text:p>
          </table:table-cell>
          <table:table-cell table:formula="of:=&quot;Marzo &quot; &amp; [.B444]" office:value-type="string" office:string-value="Marzo 2009">
            <text:p>Marzo 2009</text:p>
          </table:table-cell>
          <table:table-cell table:formula="of:=&quot;W&quot; &amp; ISOWEEKNUM([.I444];1)" office:value-type="string" office:string-value="W11">
            <text:p>W11</text:p>
          </table:table-cell>
          <table:table-cell table:formula="of:=DAY([.I444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9-03-18">
            <text:p>03/18/09</text:p>
          </table:table-cell>
        </table:table-row>
        <table:table-row table:style-name="ro1">
          <table:table-cell table:formula="of:=YEAR([.I445])&amp;RIGHT(&quot;0&quot;&amp;MONTH([.I445]);2)&amp;RIGHT(&quot;0&quot;&amp;DAY([.I445]);2)" office:value-type="string" office:string-value="20090319">
            <text:p>20090319</text:p>
          </table:table-cell>
          <table:table-cell table:formula="of:=YEAR([.I445])" office:value-type="float" office:value="2009">
            <text:p>2009</text:p>
          </table:table-cell>
          <table:table-cell table:formula="of:=ROUNDUP(MONTH([.I445])/3)" office:value-type="float" office:value="1">
            <text:p>1</text:p>
          </table:table-cell>
          <table:table-cell table:formula="of:=MONTH([.I445])" office:value-type="float" office:value="3">
            <text:p>3</text:p>
          </table:table-cell>
          <table:table-cell table:formula="of:=&quot;Marzo &quot; &amp; [.B445]" office:value-type="string" office:string-value="Marzo 2009">
            <text:p>Marzo 2009</text:p>
          </table:table-cell>
          <table:table-cell table:formula="of:=&quot;W&quot; &amp; ISOWEEKNUM([.I445];1)" office:value-type="string" office:string-value="W11">
            <text:p>W11</text:p>
          </table:table-cell>
          <table:table-cell table:formula="of:=DAY([.I445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9-03-19">
            <text:p>03/19/09</text:p>
          </table:table-cell>
        </table:table-row>
        <table:table-row table:style-name="ro1">
          <table:table-cell table:formula="of:=YEAR([.I446])&amp;RIGHT(&quot;0&quot;&amp;MONTH([.I446]);2)&amp;RIGHT(&quot;0&quot;&amp;DAY([.I446]);2)" office:value-type="string" office:string-value="20090320">
            <text:p>20090320</text:p>
          </table:table-cell>
          <table:table-cell table:formula="of:=YEAR([.I446])" office:value-type="float" office:value="2009">
            <text:p>2009</text:p>
          </table:table-cell>
          <table:table-cell table:formula="of:=ROUNDUP(MONTH([.I446])/3)" office:value-type="float" office:value="1">
            <text:p>1</text:p>
          </table:table-cell>
          <table:table-cell table:formula="of:=MONTH([.I446])" office:value-type="float" office:value="3">
            <text:p>3</text:p>
          </table:table-cell>
          <table:table-cell table:formula="of:=&quot;Marzo &quot; &amp; [.B446]" office:value-type="string" office:string-value="Marzo 2009">
            <text:p>Marzo 2009</text:p>
          </table:table-cell>
          <table:table-cell table:formula="of:=&quot;W&quot; &amp; ISOWEEKNUM([.I446];1)" office:value-type="string" office:string-value="W11">
            <text:p>W11</text:p>
          </table:table-cell>
          <table:table-cell table:formula="of:=DAY([.I446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9-03-20">
            <text:p>03/20/09</text:p>
          </table:table-cell>
        </table:table-row>
        <table:table-row table:style-name="ro1">
          <table:table-cell table:formula="of:=YEAR([.I447])&amp;RIGHT(&quot;0&quot;&amp;MONTH([.I447]);2)&amp;RIGHT(&quot;0&quot;&amp;DAY([.I447]);2)" office:value-type="string" office:string-value="20090321">
            <text:p>20090321</text:p>
          </table:table-cell>
          <table:table-cell table:formula="of:=YEAR([.I447])" office:value-type="float" office:value="2009">
            <text:p>2009</text:p>
          </table:table-cell>
          <table:table-cell table:formula="of:=ROUNDUP(MONTH([.I447])/3)" office:value-type="float" office:value="1">
            <text:p>1</text:p>
          </table:table-cell>
          <table:table-cell table:formula="of:=MONTH([.I447])" office:value-type="float" office:value="3">
            <text:p>3</text:p>
          </table:table-cell>
          <table:table-cell table:formula="of:=&quot;Marzo &quot; &amp; [.B447]" office:value-type="string" office:string-value="Marzo 2009">
            <text:p>Marzo 2009</text:p>
          </table:table-cell>
          <table:table-cell table:formula="of:=&quot;W&quot; &amp; ISOWEEKNUM([.I447];1)" office:value-type="string" office:string-value="W11">
            <text:p>W11</text:p>
          </table:table-cell>
          <table:table-cell table:formula="of:=DAY([.I447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9-03-21">
            <text:p>03/21/09</text:p>
          </table:table-cell>
        </table:table-row>
        <table:table-row table:style-name="ro1">
          <table:table-cell table:formula="of:=YEAR([.I448])&amp;RIGHT(&quot;0&quot;&amp;MONTH([.I448]);2)&amp;RIGHT(&quot;0&quot;&amp;DAY([.I448]);2)" office:value-type="string" office:string-value="20090322">
            <text:p>20090322</text:p>
          </table:table-cell>
          <table:table-cell table:formula="of:=YEAR([.I448])" office:value-type="float" office:value="2009">
            <text:p>2009</text:p>
          </table:table-cell>
          <table:table-cell table:formula="of:=ROUNDUP(MONTH([.I448])/3)" office:value-type="float" office:value="1">
            <text:p>1</text:p>
          </table:table-cell>
          <table:table-cell table:formula="of:=MONTH([.I448])" office:value-type="float" office:value="3">
            <text:p>3</text:p>
          </table:table-cell>
          <table:table-cell table:formula="of:=&quot;Marzo &quot; &amp; [.B448]" office:value-type="string" office:string-value="Marzo 2009">
            <text:p>Marzo 2009</text:p>
          </table:table-cell>
          <table:table-cell table:formula="of:=&quot;W&quot; &amp; ISOWEEKNUM([.I448];1)" office:value-type="string" office:string-value="W12">
            <text:p>W12</text:p>
          </table:table-cell>
          <table:table-cell table:formula="of:=DAY([.I448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9-03-22">
            <text:p>03/22/09</text:p>
          </table:table-cell>
        </table:table-row>
        <table:table-row table:style-name="ro1">
          <table:table-cell table:formula="of:=YEAR([.I449])&amp;RIGHT(&quot;0&quot;&amp;MONTH([.I449]);2)&amp;RIGHT(&quot;0&quot;&amp;DAY([.I449]);2)" office:value-type="string" office:string-value="20090323">
            <text:p>20090323</text:p>
          </table:table-cell>
          <table:table-cell table:formula="of:=YEAR([.I449])" office:value-type="float" office:value="2009">
            <text:p>2009</text:p>
          </table:table-cell>
          <table:table-cell table:formula="of:=ROUNDUP(MONTH([.I449])/3)" office:value-type="float" office:value="1">
            <text:p>1</text:p>
          </table:table-cell>
          <table:table-cell table:formula="of:=MONTH([.I449])" office:value-type="float" office:value="3">
            <text:p>3</text:p>
          </table:table-cell>
          <table:table-cell table:formula="of:=&quot;Marzo &quot; &amp; [.B449]" office:value-type="string" office:string-value="Marzo 2009">
            <text:p>Marzo 2009</text:p>
          </table:table-cell>
          <table:table-cell table:formula="of:=&quot;W&quot; &amp; ISOWEEKNUM([.I449];1)" office:value-type="string" office:string-value="W12">
            <text:p>W12</text:p>
          </table:table-cell>
          <table:table-cell table:formula="of:=DAY([.I449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9-03-23">
            <text:p>03/23/09</text:p>
          </table:table-cell>
        </table:table-row>
        <table:table-row table:style-name="ro1">
          <table:table-cell table:formula="of:=YEAR([.I450])&amp;RIGHT(&quot;0&quot;&amp;MONTH([.I450]);2)&amp;RIGHT(&quot;0&quot;&amp;DAY([.I450]);2)" office:value-type="string" office:string-value="20090324">
            <text:p>20090324</text:p>
          </table:table-cell>
          <table:table-cell table:formula="of:=YEAR([.I450])" office:value-type="float" office:value="2009">
            <text:p>2009</text:p>
          </table:table-cell>
          <table:table-cell table:formula="of:=ROUNDUP(MONTH([.I450])/3)" office:value-type="float" office:value="1">
            <text:p>1</text:p>
          </table:table-cell>
          <table:table-cell table:formula="of:=MONTH([.I450])" office:value-type="float" office:value="3">
            <text:p>3</text:p>
          </table:table-cell>
          <table:table-cell table:formula="of:=&quot;Marzo &quot; &amp; [.B450]" office:value-type="string" office:string-value="Marzo 2009">
            <text:p>Marzo 2009</text:p>
          </table:table-cell>
          <table:table-cell table:formula="of:=&quot;W&quot; &amp; ISOWEEKNUM([.I450];1)" office:value-type="string" office:string-value="W12">
            <text:p>W12</text:p>
          </table:table-cell>
          <table:table-cell table:formula="of:=DAY([.I450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9-03-24">
            <text:p>03/24/09</text:p>
          </table:table-cell>
        </table:table-row>
        <table:table-row table:style-name="ro1">
          <table:table-cell table:formula="of:=YEAR([.I451])&amp;RIGHT(&quot;0&quot;&amp;MONTH([.I451]);2)&amp;RIGHT(&quot;0&quot;&amp;DAY([.I451]);2)" office:value-type="string" office:string-value="20090325">
            <text:p>20090325</text:p>
          </table:table-cell>
          <table:table-cell table:formula="of:=YEAR([.I451])" office:value-type="float" office:value="2009">
            <text:p>2009</text:p>
          </table:table-cell>
          <table:table-cell table:formula="of:=ROUNDUP(MONTH([.I451])/3)" office:value-type="float" office:value="1">
            <text:p>1</text:p>
          </table:table-cell>
          <table:table-cell table:formula="of:=MONTH([.I451])" office:value-type="float" office:value="3">
            <text:p>3</text:p>
          </table:table-cell>
          <table:table-cell table:formula="of:=&quot;Marzo &quot; &amp; [.B451]" office:value-type="string" office:string-value="Marzo 2009">
            <text:p>Marzo 2009</text:p>
          </table:table-cell>
          <table:table-cell table:formula="of:=&quot;W&quot; &amp; ISOWEEKNUM([.I451];1)" office:value-type="string" office:string-value="W12">
            <text:p>W12</text:p>
          </table:table-cell>
          <table:table-cell table:formula="of:=DAY([.I451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9-03-25">
            <text:p>03/25/09</text:p>
          </table:table-cell>
        </table:table-row>
        <table:table-row table:style-name="ro1">
          <table:table-cell table:formula="of:=YEAR([.I452])&amp;RIGHT(&quot;0&quot;&amp;MONTH([.I452]);2)&amp;RIGHT(&quot;0&quot;&amp;DAY([.I452]);2)" office:value-type="string" office:string-value="20090326">
            <text:p>20090326</text:p>
          </table:table-cell>
          <table:table-cell table:formula="of:=YEAR([.I452])" office:value-type="float" office:value="2009">
            <text:p>2009</text:p>
          </table:table-cell>
          <table:table-cell table:formula="of:=ROUNDUP(MONTH([.I452])/3)" office:value-type="float" office:value="1">
            <text:p>1</text:p>
          </table:table-cell>
          <table:table-cell table:formula="of:=MONTH([.I452])" office:value-type="float" office:value="3">
            <text:p>3</text:p>
          </table:table-cell>
          <table:table-cell table:formula="of:=&quot;Marzo &quot; &amp; [.B452]" office:value-type="string" office:string-value="Marzo 2009">
            <text:p>Marzo 2009</text:p>
          </table:table-cell>
          <table:table-cell table:formula="of:=&quot;W&quot; &amp; ISOWEEKNUM([.I452];1)" office:value-type="string" office:string-value="W12">
            <text:p>W12</text:p>
          </table:table-cell>
          <table:table-cell table:formula="of:=DAY([.I452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9-03-26">
            <text:p>03/26/09</text:p>
          </table:table-cell>
        </table:table-row>
        <table:table-row table:style-name="ro1">
          <table:table-cell table:formula="of:=YEAR([.I453])&amp;RIGHT(&quot;0&quot;&amp;MONTH([.I453]);2)&amp;RIGHT(&quot;0&quot;&amp;DAY([.I453]);2)" office:value-type="string" office:string-value="20090327">
            <text:p>20090327</text:p>
          </table:table-cell>
          <table:table-cell table:formula="of:=YEAR([.I453])" office:value-type="float" office:value="2009">
            <text:p>2009</text:p>
          </table:table-cell>
          <table:table-cell table:formula="of:=ROUNDUP(MONTH([.I453])/3)" office:value-type="float" office:value="1">
            <text:p>1</text:p>
          </table:table-cell>
          <table:table-cell table:formula="of:=MONTH([.I453])" office:value-type="float" office:value="3">
            <text:p>3</text:p>
          </table:table-cell>
          <table:table-cell table:formula="of:=&quot;Marzo &quot; &amp; [.B453]" office:value-type="string" office:string-value="Marzo 2009">
            <text:p>Marzo 2009</text:p>
          </table:table-cell>
          <table:table-cell table:formula="of:=&quot;W&quot; &amp; ISOWEEKNUM([.I453];1)" office:value-type="string" office:string-value="W12">
            <text:p>W12</text:p>
          </table:table-cell>
          <table:table-cell table:formula="of:=DAY([.I453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9-03-27">
            <text:p>03/27/09</text:p>
          </table:table-cell>
        </table:table-row>
        <table:table-row table:style-name="ro1">
          <table:table-cell table:formula="of:=YEAR([.I454])&amp;RIGHT(&quot;0&quot;&amp;MONTH([.I454]);2)&amp;RIGHT(&quot;0&quot;&amp;DAY([.I454]);2)" office:value-type="string" office:string-value="20090328">
            <text:p>20090328</text:p>
          </table:table-cell>
          <table:table-cell table:formula="of:=YEAR([.I454])" office:value-type="float" office:value="2009">
            <text:p>2009</text:p>
          </table:table-cell>
          <table:table-cell table:formula="of:=ROUNDUP(MONTH([.I454])/3)" office:value-type="float" office:value="1">
            <text:p>1</text:p>
          </table:table-cell>
          <table:table-cell table:formula="of:=MONTH([.I454])" office:value-type="float" office:value="3">
            <text:p>3</text:p>
          </table:table-cell>
          <table:table-cell table:formula="of:=&quot;Marzo &quot; &amp; [.B454]" office:value-type="string" office:string-value="Marzo 2009">
            <text:p>Marzo 2009</text:p>
          </table:table-cell>
          <table:table-cell table:formula="of:=&quot;W&quot; &amp; ISOWEEKNUM([.I454];1)" office:value-type="string" office:string-value="W12">
            <text:p>W12</text:p>
          </table:table-cell>
          <table:table-cell table:formula="of:=DAY([.I454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9-03-28">
            <text:p>03/28/09</text:p>
          </table:table-cell>
        </table:table-row>
        <table:table-row table:style-name="ro1">
          <table:table-cell table:formula="of:=YEAR([.I455])&amp;RIGHT(&quot;0&quot;&amp;MONTH([.I455]);2)&amp;RIGHT(&quot;0&quot;&amp;DAY([.I455]);2)" office:value-type="string" office:string-value="20090329">
            <text:p>20090329</text:p>
          </table:table-cell>
          <table:table-cell table:formula="of:=YEAR([.I455])" office:value-type="float" office:value="2009">
            <text:p>2009</text:p>
          </table:table-cell>
          <table:table-cell table:formula="of:=ROUNDUP(MONTH([.I455])/3)" office:value-type="float" office:value="1">
            <text:p>1</text:p>
          </table:table-cell>
          <table:table-cell table:formula="of:=MONTH([.I455])" office:value-type="float" office:value="3">
            <text:p>3</text:p>
          </table:table-cell>
          <table:table-cell table:formula="of:=&quot;Marzo &quot; &amp; [.B455]" office:value-type="string" office:string-value="Marzo 2009">
            <text:p>Marzo 2009</text:p>
          </table:table-cell>
          <table:table-cell table:formula="of:=&quot;W&quot; &amp; ISOWEEKNUM([.I455];1)" office:value-type="string" office:string-value="W13">
            <text:p>W13</text:p>
          </table:table-cell>
          <table:table-cell table:formula="of:=DAY([.I455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09-03-29">
            <text:p>03/29/09</text:p>
          </table:table-cell>
        </table:table-row>
        <table:table-row table:style-name="ro1">
          <table:table-cell table:formula="of:=YEAR([.I456])&amp;RIGHT(&quot;0&quot;&amp;MONTH([.I456]);2)&amp;RIGHT(&quot;0&quot;&amp;DAY([.I456]);2)" office:value-type="string" office:string-value="20090330">
            <text:p>20090330</text:p>
          </table:table-cell>
          <table:table-cell table:formula="of:=YEAR([.I456])" office:value-type="float" office:value="2009">
            <text:p>2009</text:p>
          </table:table-cell>
          <table:table-cell table:formula="of:=ROUNDUP(MONTH([.I456])/3)" office:value-type="float" office:value="1">
            <text:p>1</text:p>
          </table:table-cell>
          <table:table-cell table:formula="of:=MONTH([.I456])" office:value-type="float" office:value="3">
            <text:p>3</text:p>
          </table:table-cell>
          <table:table-cell table:formula="of:=&quot;Marzo &quot; &amp; [.B456]" office:value-type="string" office:string-value="Marzo 2009">
            <text:p>Marzo 2009</text:p>
          </table:table-cell>
          <table:table-cell table:formula="of:=&quot;W&quot; &amp; ISOWEEKNUM([.I456];1)" office:value-type="string" office:string-value="W13">
            <text:p>W13</text:p>
          </table:table-cell>
          <table:table-cell table:formula="of:=DAY([.I456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09-03-30">
            <text:p>03/30/09</text:p>
          </table:table-cell>
        </table:table-row>
        <table:table-row table:style-name="ro1">
          <table:table-cell table:formula="of:=YEAR([.I457])&amp;RIGHT(&quot;0&quot;&amp;MONTH([.I457]);2)&amp;RIGHT(&quot;0&quot;&amp;DAY([.I457]);2)" office:value-type="string" office:string-value="20090331">
            <text:p>20090331</text:p>
          </table:table-cell>
          <table:table-cell table:formula="of:=YEAR([.I457])" office:value-type="float" office:value="2009">
            <text:p>2009</text:p>
          </table:table-cell>
          <table:table-cell table:formula="of:=ROUNDUP(MONTH([.I457])/3)" office:value-type="float" office:value="1">
            <text:p>1</text:p>
          </table:table-cell>
          <table:table-cell table:formula="of:=MONTH([.I457])" office:value-type="float" office:value="3">
            <text:p>3</text:p>
          </table:table-cell>
          <table:table-cell table:formula="of:=&quot;Marzo &quot; &amp; [.B457]" office:value-type="string" office:string-value="Marzo 2009">
            <text:p>Marzo 2009</text:p>
          </table:table-cell>
          <table:table-cell table:formula="of:=&quot;W&quot; &amp; ISOWEEKNUM([.I457];1)" office:value-type="string" office:string-value="W13">
            <text:p>W13</text:p>
          </table:table-cell>
          <table:table-cell table:formula="of:=DAY([.I457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09-03-31">
            <text:p>03/31/09</text:p>
          </table:table-cell>
        </table:table-row>
        <table:table-row table:style-name="ro1">
          <table:table-cell table:formula="of:=YEAR([.I458])&amp;RIGHT(&quot;0&quot;&amp;MONTH([.I458]);2)&amp;RIGHT(&quot;0&quot;&amp;DAY([.I458]);2)" office:value-type="string" office:string-value="20090401">
            <text:p>20090401</text:p>
          </table:table-cell>
          <table:table-cell table:formula="of:=YEAR([.I458])" office:value-type="float" office:value="2009">
            <text:p>2009</text:p>
          </table:table-cell>
          <table:table-cell table:formula="of:=ROUNDUP(MONTH([.I458])/3)" office:value-type="float" office:value="2">
            <text:p>2</text:p>
          </table:table-cell>
          <table:table-cell table:formula="of:=MONTH([.I458])" office:value-type="float" office:value="4">
            <text:p>4</text:p>
          </table:table-cell>
          <table:table-cell table:formula="of:=&quot;Abril &quot; &amp; [.B458]" office:value-type="string" office:string-value="Abril 2009">
            <text:p>Abril 2009</text:p>
          </table:table-cell>
          <table:table-cell table:formula="of:=&quot;W&quot; &amp; ISOWEEKNUM([.I458];1)" office:value-type="string" office:string-value="W13">
            <text:p>W13</text:p>
          </table:table-cell>
          <table:table-cell table:formula="of:=DAY([.I458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09-04-01">
            <text:p>04/01/09</text:p>
          </table:table-cell>
        </table:table-row>
        <table:table-row table:style-name="ro1">
          <table:table-cell table:formula="of:=YEAR([.I459])&amp;RIGHT(&quot;0&quot;&amp;MONTH([.I459]);2)&amp;RIGHT(&quot;0&quot;&amp;DAY([.I459]);2)" office:value-type="string" office:string-value="20090402">
            <text:p>20090402</text:p>
          </table:table-cell>
          <table:table-cell table:formula="of:=YEAR([.I459])" office:value-type="float" office:value="2009">
            <text:p>2009</text:p>
          </table:table-cell>
          <table:table-cell table:formula="of:=ROUNDUP(MONTH([.I459])/3)" office:value-type="float" office:value="2">
            <text:p>2</text:p>
          </table:table-cell>
          <table:table-cell table:formula="of:=MONTH([.I459])" office:value-type="float" office:value="4">
            <text:p>4</text:p>
          </table:table-cell>
          <table:table-cell table:formula="of:=&quot;Abril &quot; &amp; [.B459]" office:value-type="string" office:string-value="Abril 2009">
            <text:p>Abril 2009</text:p>
          </table:table-cell>
          <table:table-cell table:formula="of:=&quot;W&quot; &amp; ISOWEEKNUM([.I459];1)" office:value-type="string" office:string-value="W13">
            <text:p>W13</text:p>
          </table:table-cell>
          <table:table-cell table:formula="of:=DAY([.I459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09-04-02">
            <text:p>04/02/09</text:p>
          </table:table-cell>
        </table:table-row>
        <table:table-row table:style-name="ro1">
          <table:table-cell table:formula="of:=YEAR([.I460])&amp;RIGHT(&quot;0&quot;&amp;MONTH([.I460]);2)&amp;RIGHT(&quot;0&quot;&amp;DAY([.I460]);2)" office:value-type="string" office:string-value="20090403">
            <text:p>20090403</text:p>
          </table:table-cell>
          <table:table-cell table:formula="of:=YEAR([.I460])" office:value-type="float" office:value="2009">
            <text:p>2009</text:p>
          </table:table-cell>
          <table:table-cell table:formula="of:=ROUNDUP(MONTH([.I460])/3)" office:value-type="float" office:value="2">
            <text:p>2</text:p>
          </table:table-cell>
          <table:table-cell table:formula="of:=MONTH([.I460])" office:value-type="float" office:value="4">
            <text:p>4</text:p>
          </table:table-cell>
          <table:table-cell table:formula="of:=&quot;Abril &quot; &amp; [.B460]" office:value-type="string" office:string-value="Abril 2009">
            <text:p>Abril 2009</text:p>
          </table:table-cell>
          <table:table-cell table:formula="of:=&quot;W&quot; &amp; ISOWEEKNUM([.I460];1)" office:value-type="string" office:string-value="W13">
            <text:p>W13</text:p>
          </table:table-cell>
          <table:table-cell table:formula="of:=DAY([.I460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09-04-03">
            <text:p>04/03/09</text:p>
          </table:table-cell>
        </table:table-row>
        <table:table-row table:style-name="ro1">
          <table:table-cell table:formula="of:=YEAR([.I461])&amp;RIGHT(&quot;0&quot;&amp;MONTH([.I461]);2)&amp;RIGHT(&quot;0&quot;&amp;DAY([.I461]);2)" office:value-type="string" office:string-value="20090404">
            <text:p>20090404</text:p>
          </table:table-cell>
          <table:table-cell table:formula="of:=YEAR([.I461])" office:value-type="float" office:value="2009">
            <text:p>2009</text:p>
          </table:table-cell>
          <table:table-cell table:formula="of:=ROUNDUP(MONTH([.I461])/3)" office:value-type="float" office:value="2">
            <text:p>2</text:p>
          </table:table-cell>
          <table:table-cell table:formula="of:=MONTH([.I461])" office:value-type="float" office:value="4">
            <text:p>4</text:p>
          </table:table-cell>
          <table:table-cell table:formula="of:=&quot;Abril &quot; &amp; [.B461]" office:value-type="string" office:string-value="Abril 2009">
            <text:p>Abril 2009</text:p>
          </table:table-cell>
          <table:table-cell table:formula="of:=&quot;W&quot; &amp; ISOWEEKNUM([.I461];1)" office:value-type="string" office:string-value="W13">
            <text:p>W13</text:p>
          </table:table-cell>
          <table:table-cell table:formula="of:=DAY([.I461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09-04-04">
            <text:p>04/04/09</text:p>
          </table:table-cell>
        </table:table-row>
        <table:table-row table:style-name="ro1">
          <table:table-cell table:formula="of:=YEAR([.I462])&amp;RIGHT(&quot;0&quot;&amp;MONTH([.I462]);2)&amp;RIGHT(&quot;0&quot;&amp;DAY([.I462]);2)" office:value-type="string" office:string-value="20090405">
            <text:p>20090405</text:p>
          </table:table-cell>
          <table:table-cell table:formula="of:=YEAR([.I462])" office:value-type="float" office:value="2009">
            <text:p>2009</text:p>
          </table:table-cell>
          <table:table-cell table:formula="of:=ROUNDUP(MONTH([.I462])/3)" office:value-type="float" office:value="2">
            <text:p>2</text:p>
          </table:table-cell>
          <table:table-cell table:formula="of:=MONTH([.I462])" office:value-type="float" office:value="4">
            <text:p>4</text:p>
          </table:table-cell>
          <table:table-cell table:formula="of:=&quot;Abril &quot; &amp; [.B462]" office:value-type="string" office:string-value="Abril 2009">
            <text:p>Abril 2009</text:p>
          </table:table-cell>
          <table:table-cell table:formula="of:=&quot;W&quot; &amp; ISOWEEKNUM([.I462];1)" office:value-type="string" office:string-value="W14">
            <text:p>W14</text:p>
          </table:table-cell>
          <table:table-cell table:formula="of:=DAY([.I462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09-04-05">
            <text:p>04/05/09</text:p>
          </table:table-cell>
        </table:table-row>
        <table:table-row table:style-name="ro1">
          <table:table-cell table:formula="of:=YEAR([.I463])&amp;RIGHT(&quot;0&quot;&amp;MONTH([.I463]);2)&amp;RIGHT(&quot;0&quot;&amp;DAY([.I463]);2)" office:value-type="string" office:string-value="20090406">
            <text:p>20090406</text:p>
          </table:table-cell>
          <table:table-cell table:formula="of:=YEAR([.I463])" office:value-type="float" office:value="2009">
            <text:p>2009</text:p>
          </table:table-cell>
          <table:table-cell table:formula="of:=ROUNDUP(MONTH([.I463])/3)" office:value-type="float" office:value="2">
            <text:p>2</text:p>
          </table:table-cell>
          <table:table-cell table:formula="of:=MONTH([.I463])" office:value-type="float" office:value="4">
            <text:p>4</text:p>
          </table:table-cell>
          <table:table-cell table:formula="of:=&quot;Abril &quot; &amp; [.B463]" office:value-type="string" office:string-value="Abril 2009">
            <text:p>Abril 2009</text:p>
          </table:table-cell>
          <table:table-cell table:formula="of:=&quot;W&quot; &amp; ISOWEEKNUM([.I463];1)" office:value-type="string" office:string-value="W14">
            <text:p>W14</text:p>
          </table:table-cell>
          <table:table-cell table:formula="of:=DAY([.I463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09-04-06">
            <text:p>04/06/09</text:p>
          </table:table-cell>
        </table:table-row>
        <table:table-row table:style-name="ro1">
          <table:table-cell table:formula="of:=YEAR([.I464])&amp;RIGHT(&quot;0&quot;&amp;MONTH([.I464]);2)&amp;RIGHT(&quot;0&quot;&amp;DAY([.I464]);2)" office:value-type="string" office:string-value="20090407">
            <text:p>20090407</text:p>
          </table:table-cell>
          <table:table-cell table:formula="of:=YEAR([.I464])" office:value-type="float" office:value="2009">
            <text:p>2009</text:p>
          </table:table-cell>
          <table:table-cell table:formula="of:=ROUNDUP(MONTH([.I464])/3)" office:value-type="float" office:value="2">
            <text:p>2</text:p>
          </table:table-cell>
          <table:table-cell table:formula="of:=MONTH([.I464])" office:value-type="float" office:value="4">
            <text:p>4</text:p>
          </table:table-cell>
          <table:table-cell table:formula="of:=&quot;Abril &quot; &amp; [.B464]" office:value-type="string" office:string-value="Abril 2009">
            <text:p>Abril 2009</text:p>
          </table:table-cell>
          <table:table-cell table:formula="of:=&quot;W&quot; &amp; ISOWEEKNUM([.I464];1)" office:value-type="string" office:string-value="W14">
            <text:p>W14</text:p>
          </table:table-cell>
          <table:table-cell table:formula="of:=DAY([.I464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09-04-07">
            <text:p>04/07/09</text:p>
          </table:table-cell>
        </table:table-row>
        <table:table-row table:style-name="ro1">
          <table:table-cell table:formula="of:=YEAR([.I465])&amp;RIGHT(&quot;0&quot;&amp;MONTH([.I465]);2)&amp;RIGHT(&quot;0&quot;&amp;DAY([.I465]);2)" office:value-type="string" office:string-value="20090408">
            <text:p>20090408</text:p>
          </table:table-cell>
          <table:table-cell table:formula="of:=YEAR([.I465])" office:value-type="float" office:value="2009">
            <text:p>2009</text:p>
          </table:table-cell>
          <table:table-cell table:formula="of:=ROUNDUP(MONTH([.I465])/3)" office:value-type="float" office:value="2">
            <text:p>2</text:p>
          </table:table-cell>
          <table:table-cell table:formula="of:=MONTH([.I465])" office:value-type="float" office:value="4">
            <text:p>4</text:p>
          </table:table-cell>
          <table:table-cell table:formula="of:=&quot;Abril &quot; &amp; [.B465]" office:value-type="string" office:string-value="Abril 2009">
            <text:p>Abril 2009</text:p>
          </table:table-cell>
          <table:table-cell table:formula="of:=&quot;W&quot; &amp; ISOWEEKNUM([.I465];1)" office:value-type="string" office:string-value="W14">
            <text:p>W14</text:p>
          </table:table-cell>
          <table:table-cell table:formula="of:=DAY([.I465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09-04-08">
            <text:p>04/08/09</text:p>
          </table:table-cell>
        </table:table-row>
        <table:table-row table:style-name="ro1">
          <table:table-cell table:formula="of:=YEAR([.I466])&amp;RIGHT(&quot;0&quot;&amp;MONTH([.I466]);2)&amp;RIGHT(&quot;0&quot;&amp;DAY([.I466]);2)" office:value-type="string" office:string-value="20090409">
            <text:p>20090409</text:p>
          </table:table-cell>
          <table:table-cell table:formula="of:=YEAR([.I466])" office:value-type="float" office:value="2009">
            <text:p>2009</text:p>
          </table:table-cell>
          <table:table-cell table:formula="of:=ROUNDUP(MONTH([.I466])/3)" office:value-type="float" office:value="2">
            <text:p>2</text:p>
          </table:table-cell>
          <table:table-cell table:formula="of:=MONTH([.I466])" office:value-type="float" office:value="4">
            <text:p>4</text:p>
          </table:table-cell>
          <table:table-cell table:formula="of:=&quot;Abril &quot; &amp; [.B466]" office:value-type="string" office:string-value="Abril 2009">
            <text:p>Abril 2009</text:p>
          </table:table-cell>
          <table:table-cell table:formula="of:=&quot;W&quot; &amp; ISOWEEKNUM([.I466];1)" office:value-type="string" office:string-value="W14">
            <text:p>W14</text:p>
          </table:table-cell>
          <table:table-cell table:formula="of:=DAY([.I466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09-04-09">
            <text:p>04/09/09</text:p>
          </table:table-cell>
        </table:table-row>
        <table:table-row table:style-name="ro1">
          <table:table-cell table:formula="of:=YEAR([.I467])&amp;RIGHT(&quot;0&quot;&amp;MONTH([.I467]);2)&amp;RIGHT(&quot;0&quot;&amp;DAY([.I467]);2)" office:value-type="string" office:string-value="20090410">
            <text:p>20090410</text:p>
          </table:table-cell>
          <table:table-cell table:formula="of:=YEAR([.I467])" office:value-type="float" office:value="2009">
            <text:p>2009</text:p>
          </table:table-cell>
          <table:table-cell table:formula="of:=ROUNDUP(MONTH([.I467])/3)" office:value-type="float" office:value="2">
            <text:p>2</text:p>
          </table:table-cell>
          <table:table-cell table:formula="of:=MONTH([.I467])" office:value-type="float" office:value="4">
            <text:p>4</text:p>
          </table:table-cell>
          <table:table-cell table:formula="of:=&quot;Abril &quot; &amp; [.B467]" office:value-type="string" office:string-value="Abril 2009">
            <text:p>Abril 2009</text:p>
          </table:table-cell>
          <table:table-cell table:formula="of:=&quot;W&quot; &amp; ISOWEEKNUM([.I467];1)" office:value-type="string" office:string-value="W14">
            <text:p>W14</text:p>
          </table:table-cell>
          <table:table-cell table:formula="of:=DAY([.I467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09-04-10">
            <text:p>04/10/09</text:p>
          </table:table-cell>
        </table:table-row>
        <table:table-row table:style-name="ro1">
          <table:table-cell table:formula="of:=YEAR([.I468])&amp;RIGHT(&quot;0&quot;&amp;MONTH([.I468]);2)&amp;RIGHT(&quot;0&quot;&amp;DAY([.I468]);2)" office:value-type="string" office:string-value="20090411">
            <text:p>20090411</text:p>
          </table:table-cell>
          <table:table-cell table:formula="of:=YEAR([.I468])" office:value-type="float" office:value="2009">
            <text:p>2009</text:p>
          </table:table-cell>
          <table:table-cell table:formula="of:=ROUNDUP(MONTH([.I468])/3)" office:value-type="float" office:value="2">
            <text:p>2</text:p>
          </table:table-cell>
          <table:table-cell table:formula="of:=MONTH([.I468])" office:value-type="float" office:value="4">
            <text:p>4</text:p>
          </table:table-cell>
          <table:table-cell table:formula="of:=&quot;Abril &quot; &amp; [.B468]" office:value-type="string" office:string-value="Abril 2009">
            <text:p>Abril 2009</text:p>
          </table:table-cell>
          <table:table-cell table:formula="of:=&quot;W&quot; &amp; ISOWEEKNUM([.I468];1)" office:value-type="string" office:string-value="W14">
            <text:p>W14</text:p>
          </table:table-cell>
          <table:table-cell table:formula="of:=DAY([.I468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09-04-11">
            <text:p>04/11/09</text:p>
          </table:table-cell>
        </table:table-row>
        <table:table-row table:style-name="ro1">
          <table:table-cell table:formula="of:=YEAR([.I469])&amp;RIGHT(&quot;0&quot;&amp;MONTH([.I469]);2)&amp;RIGHT(&quot;0&quot;&amp;DAY([.I469]);2)" office:value-type="string" office:string-value="20090412">
            <text:p>20090412</text:p>
          </table:table-cell>
          <table:table-cell table:formula="of:=YEAR([.I469])" office:value-type="float" office:value="2009">
            <text:p>2009</text:p>
          </table:table-cell>
          <table:table-cell table:formula="of:=ROUNDUP(MONTH([.I469])/3)" office:value-type="float" office:value="2">
            <text:p>2</text:p>
          </table:table-cell>
          <table:table-cell table:formula="of:=MONTH([.I469])" office:value-type="float" office:value="4">
            <text:p>4</text:p>
          </table:table-cell>
          <table:table-cell table:formula="of:=&quot;Abril &quot; &amp; [.B469]" office:value-type="string" office:string-value="Abril 2009">
            <text:p>Abril 2009</text:p>
          </table:table-cell>
          <table:table-cell table:formula="of:=&quot;W&quot; &amp; ISOWEEKNUM([.I469];1)" office:value-type="string" office:string-value="W15">
            <text:p>W15</text:p>
          </table:table-cell>
          <table:table-cell table:formula="of:=DAY([.I469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09-04-12">
            <text:p>04/12/09</text:p>
          </table:table-cell>
        </table:table-row>
        <table:table-row table:style-name="ro1">
          <table:table-cell table:formula="of:=YEAR([.I470])&amp;RIGHT(&quot;0&quot;&amp;MONTH([.I470]);2)&amp;RIGHT(&quot;0&quot;&amp;DAY([.I470]);2)" office:value-type="string" office:string-value="20090413">
            <text:p>20090413</text:p>
          </table:table-cell>
          <table:table-cell table:formula="of:=YEAR([.I470])" office:value-type="float" office:value="2009">
            <text:p>2009</text:p>
          </table:table-cell>
          <table:table-cell table:formula="of:=ROUNDUP(MONTH([.I470])/3)" office:value-type="float" office:value="2">
            <text:p>2</text:p>
          </table:table-cell>
          <table:table-cell table:formula="of:=MONTH([.I470])" office:value-type="float" office:value="4">
            <text:p>4</text:p>
          </table:table-cell>
          <table:table-cell table:formula="of:=&quot;Abril &quot; &amp; [.B470]" office:value-type="string" office:string-value="Abril 2009">
            <text:p>Abril 2009</text:p>
          </table:table-cell>
          <table:table-cell table:formula="of:=&quot;W&quot; &amp; ISOWEEKNUM([.I470];1)" office:value-type="string" office:string-value="W15">
            <text:p>W15</text:p>
          </table:table-cell>
          <table:table-cell table:formula="of:=DAY([.I470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09-04-13">
            <text:p>04/13/09</text:p>
          </table:table-cell>
        </table:table-row>
        <table:table-row table:style-name="ro1">
          <table:table-cell table:formula="of:=YEAR([.I471])&amp;RIGHT(&quot;0&quot;&amp;MONTH([.I471]);2)&amp;RIGHT(&quot;0&quot;&amp;DAY([.I471]);2)" office:value-type="string" office:string-value="20090414">
            <text:p>20090414</text:p>
          </table:table-cell>
          <table:table-cell table:formula="of:=YEAR([.I471])" office:value-type="float" office:value="2009">
            <text:p>2009</text:p>
          </table:table-cell>
          <table:table-cell table:formula="of:=ROUNDUP(MONTH([.I471])/3)" office:value-type="float" office:value="2">
            <text:p>2</text:p>
          </table:table-cell>
          <table:table-cell table:formula="of:=MONTH([.I471])" office:value-type="float" office:value="4">
            <text:p>4</text:p>
          </table:table-cell>
          <table:table-cell table:formula="of:=&quot;Abril &quot; &amp; [.B471]" office:value-type="string" office:string-value="Abril 2009">
            <text:p>Abril 2009</text:p>
          </table:table-cell>
          <table:table-cell table:formula="of:=&quot;W&quot; &amp; ISOWEEKNUM([.I471];1)" office:value-type="string" office:string-value="W15">
            <text:p>W15</text:p>
          </table:table-cell>
          <table:table-cell table:formula="of:=DAY([.I471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09-04-14">
            <text:p>04/14/09</text:p>
          </table:table-cell>
        </table:table-row>
        <table:table-row table:style-name="ro1">
          <table:table-cell table:formula="of:=YEAR([.I472])&amp;RIGHT(&quot;0&quot;&amp;MONTH([.I472]);2)&amp;RIGHT(&quot;0&quot;&amp;DAY([.I472]);2)" office:value-type="string" office:string-value="20090415">
            <text:p>20090415</text:p>
          </table:table-cell>
          <table:table-cell table:formula="of:=YEAR([.I472])" office:value-type="float" office:value="2009">
            <text:p>2009</text:p>
          </table:table-cell>
          <table:table-cell table:formula="of:=ROUNDUP(MONTH([.I472])/3)" office:value-type="float" office:value="2">
            <text:p>2</text:p>
          </table:table-cell>
          <table:table-cell table:formula="of:=MONTH([.I472])" office:value-type="float" office:value="4">
            <text:p>4</text:p>
          </table:table-cell>
          <table:table-cell table:formula="of:=&quot;Abril &quot; &amp; [.B472]" office:value-type="string" office:string-value="Abril 2009">
            <text:p>Abril 2009</text:p>
          </table:table-cell>
          <table:table-cell table:formula="of:=&quot;W&quot; &amp; ISOWEEKNUM([.I472];1)" office:value-type="string" office:string-value="W15">
            <text:p>W15</text:p>
          </table:table-cell>
          <table:table-cell table:formula="of:=DAY([.I472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09-04-15">
            <text:p>04/15/09</text:p>
          </table:table-cell>
        </table:table-row>
        <table:table-row table:style-name="ro1">
          <table:table-cell table:formula="of:=YEAR([.I473])&amp;RIGHT(&quot;0&quot;&amp;MONTH([.I473]);2)&amp;RIGHT(&quot;0&quot;&amp;DAY([.I473]);2)" office:value-type="string" office:string-value="20090416">
            <text:p>20090416</text:p>
          </table:table-cell>
          <table:table-cell table:formula="of:=YEAR([.I473])" office:value-type="float" office:value="2009">
            <text:p>2009</text:p>
          </table:table-cell>
          <table:table-cell table:formula="of:=ROUNDUP(MONTH([.I473])/3)" office:value-type="float" office:value="2">
            <text:p>2</text:p>
          </table:table-cell>
          <table:table-cell table:formula="of:=MONTH([.I473])" office:value-type="float" office:value="4">
            <text:p>4</text:p>
          </table:table-cell>
          <table:table-cell table:formula="of:=&quot;Abril &quot; &amp; [.B473]" office:value-type="string" office:string-value="Abril 2009">
            <text:p>Abril 2009</text:p>
          </table:table-cell>
          <table:table-cell table:formula="of:=&quot;W&quot; &amp; ISOWEEKNUM([.I473];1)" office:value-type="string" office:string-value="W15">
            <text:p>W15</text:p>
          </table:table-cell>
          <table:table-cell table:formula="of:=DAY([.I473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09-04-16">
            <text:p>04/16/09</text:p>
          </table:table-cell>
        </table:table-row>
        <table:table-row table:style-name="ro1">
          <table:table-cell table:formula="of:=YEAR([.I474])&amp;RIGHT(&quot;0&quot;&amp;MONTH([.I474]);2)&amp;RIGHT(&quot;0&quot;&amp;DAY([.I474]);2)" office:value-type="string" office:string-value="20090417">
            <text:p>20090417</text:p>
          </table:table-cell>
          <table:table-cell table:formula="of:=YEAR([.I474])" office:value-type="float" office:value="2009">
            <text:p>2009</text:p>
          </table:table-cell>
          <table:table-cell table:formula="of:=ROUNDUP(MONTH([.I474])/3)" office:value-type="float" office:value="2">
            <text:p>2</text:p>
          </table:table-cell>
          <table:table-cell table:formula="of:=MONTH([.I474])" office:value-type="float" office:value="4">
            <text:p>4</text:p>
          </table:table-cell>
          <table:table-cell table:formula="of:=&quot;Abril &quot; &amp; [.B474]" office:value-type="string" office:string-value="Abril 2009">
            <text:p>Abril 2009</text:p>
          </table:table-cell>
          <table:table-cell table:formula="of:=&quot;W&quot; &amp; ISOWEEKNUM([.I474];1)" office:value-type="string" office:string-value="W15">
            <text:p>W15</text:p>
          </table:table-cell>
          <table:table-cell table:formula="of:=DAY([.I474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09-04-17">
            <text:p>04/17/09</text:p>
          </table:table-cell>
        </table:table-row>
        <table:table-row table:style-name="ro1">
          <table:table-cell table:formula="of:=YEAR([.I475])&amp;RIGHT(&quot;0&quot;&amp;MONTH([.I475]);2)&amp;RIGHT(&quot;0&quot;&amp;DAY([.I475]);2)" office:value-type="string" office:string-value="20090418">
            <text:p>20090418</text:p>
          </table:table-cell>
          <table:table-cell table:formula="of:=YEAR([.I475])" office:value-type="float" office:value="2009">
            <text:p>2009</text:p>
          </table:table-cell>
          <table:table-cell table:formula="of:=ROUNDUP(MONTH([.I475])/3)" office:value-type="float" office:value="2">
            <text:p>2</text:p>
          </table:table-cell>
          <table:table-cell table:formula="of:=MONTH([.I475])" office:value-type="float" office:value="4">
            <text:p>4</text:p>
          </table:table-cell>
          <table:table-cell table:formula="of:=&quot;Abril &quot; &amp; [.B475]" office:value-type="string" office:string-value="Abril 2009">
            <text:p>Abril 2009</text:p>
          </table:table-cell>
          <table:table-cell table:formula="of:=&quot;W&quot; &amp; ISOWEEKNUM([.I475];1)" office:value-type="string" office:string-value="W15">
            <text:p>W15</text:p>
          </table:table-cell>
          <table:table-cell table:formula="of:=DAY([.I475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09-04-18">
            <text:p>04/18/09</text:p>
          </table:table-cell>
        </table:table-row>
        <table:table-row table:style-name="ro1">
          <table:table-cell table:formula="of:=YEAR([.I476])&amp;RIGHT(&quot;0&quot;&amp;MONTH([.I476]);2)&amp;RIGHT(&quot;0&quot;&amp;DAY([.I476]);2)" office:value-type="string" office:string-value="20090419">
            <text:p>20090419</text:p>
          </table:table-cell>
          <table:table-cell table:formula="of:=YEAR([.I476])" office:value-type="float" office:value="2009">
            <text:p>2009</text:p>
          </table:table-cell>
          <table:table-cell table:formula="of:=ROUNDUP(MONTH([.I476])/3)" office:value-type="float" office:value="2">
            <text:p>2</text:p>
          </table:table-cell>
          <table:table-cell table:formula="of:=MONTH([.I476])" office:value-type="float" office:value="4">
            <text:p>4</text:p>
          </table:table-cell>
          <table:table-cell table:formula="of:=&quot;Abril &quot; &amp; [.B476]" office:value-type="string" office:string-value="Abril 2009">
            <text:p>Abril 2009</text:p>
          </table:table-cell>
          <table:table-cell table:formula="of:=&quot;W&quot; &amp; ISOWEEKNUM([.I476];1)" office:value-type="string" office:string-value="W16">
            <text:p>W16</text:p>
          </table:table-cell>
          <table:table-cell table:formula="of:=DAY([.I476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09-04-19">
            <text:p>04/19/09</text:p>
          </table:table-cell>
        </table:table-row>
        <table:table-row table:style-name="ro1">
          <table:table-cell table:formula="of:=YEAR([.I477])&amp;RIGHT(&quot;0&quot;&amp;MONTH([.I477]);2)&amp;RIGHT(&quot;0&quot;&amp;DAY([.I477]);2)" office:value-type="string" office:string-value="20090420">
            <text:p>20090420</text:p>
          </table:table-cell>
          <table:table-cell table:formula="of:=YEAR([.I477])" office:value-type="float" office:value="2009">
            <text:p>2009</text:p>
          </table:table-cell>
          <table:table-cell table:formula="of:=ROUNDUP(MONTH([.I477])/3)" office:value-type="float" office:value="2">
            <text:p>2</text:p>
          </table:table-cell>
          <table:table-cell table:formula="of:=MONTH([.I477])" office:value-type="float" office:value="4">
            <text:p>4</text:p>
          </table:table-cell>
          <table:table-cell table:formula="of:=&quot;Abril &quot; &amp; [.B477]" office:value-type="string" office:string-value="Abril 2009">
            <text:p>Abril 2009</text:p>
          </table:table-cell>
          <table:table-cell table:formula="of:=&quot;W&quot; &amp; ISOWEEKNUM([.I477];1)" office:value-type="string" office:string-value="W16">
            <text:p>W16</text:p>
          </table:table-cell>
          <table:table-cell table:formula="of:=DAY([.I477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09-04-20">
            <text:p>04/20/09</text:p>
          </table:table-cell>
        </table:table-row>
        <table:table-row table:style-name="ro1">
          <table:table-cell table:formula="of:=YEAR([.I478])&amp;RIGHT(&quot;0&quot;&amp;MONTH([.I478]);2)&amp;RIGHT(&quot;0&quot;&amp;DAY([.I478]);2)" office:value-type="string" office:string-value="20090421">
            <text:p>20090421</text:p>
          </table:table-cell>
          <table:table-cell table:formula="of:=YEAR([.I478])" office:value-type="float" office:value="2009">
            <text:p>2009</text:p>
          </table:table-cell>
          <table:table-cell table:formula="of:=ROUNDUP(MONTH([.I478])/3)" office:value-type="float" office:value="2">
            <text:p>2</text:p>
          </table:table-cell>
          <table:table-cell table:formula="of:=MONTH([.I478])" office:value-type="float" office:value="4">
            <text:p>4</text:p>
          </table:table-cell>
          <table:table-cell table:formula="of:=&quot;Abril &quot; &amp; [.B478]" office:value-type="string" office:string-value="Abril 2009">
            <text:p>Abril 2009</text:p>
          </table:table-cell>
          <table:table-cell table:formula="of:=&quot;W&quot; &amp; ISOWEEKNUM([.I478];1)" office:value-type="string" office:string-value="W16">
            <text:p>W16</text:p>
          </table:table-cell>
          <table:table-cell table:formula="of:=DAY([.I478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09-04-21">
            <text:p>04/21/09</text:p>
          </table:table-cell>
        </table:table-row>
        <table:table-row table:style-name="ro1">
          <table:table-cell table:formula="of:=YEAR([.I479])&amp;RIGHT(&quot;0&quot;&amp;MONTH([.I479]);2)&amp;RIGHT(&quot;0&quot;&amp;DAY([.I479]);2)" office:value-type="string" office:string-value="20090422">
            <text:p>20090422</text:p>
          </table:table-cell>
          <table:table-cell table:formula="of:=YEAR([.I479])" office:value-type="float" office:value="2009">
            <text:p>2009</text:p>
          </table:table-cell>
          <table:table-cell table:formula="of:=ROUNDUP(MONTH([.I479])/3)" office:value-type="float" office:value="2">
            <text:p>2</text:p>
          </table:table-cell>
          <table:table-cell table:formula="of:=MONTH([.I479])" office:value-type="float" office:value="4">
            <text:p>4</text:p>
          </table:table-cell>
          <table:table-cell table:formula="of:=&quot;Abril &quot; &amp; [.B479]" office:value-type="string" office:string-value="Abril 2009">
            <text:p>Abril 2009</text:p>
          </table:table-cell>
          <table:table-cell table:formula="of:=&quot;W&quot; &amp; ISOWEEKNUM([.I479];1)" office:value-type="string" office:string-value="W16">
            <text:p>W16</text:p>
          </table:table-cell>
          <table:table-cell table:formula="of:=DAY([.I479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09-04-22">
            <text:p>04/22/09</text:p>
          </table:table-cell>
        </table:table-row>
        <table:table-row table:style-name="ro1">
          <table:table-cell table:formula="of:=YEAR([.I480])&amp;RIGHT(&quot;0&quot;&amp;MONTH([.I480]);2)&amp;RIGHT(&quot;0&quot;&amp;DAY([.I480]);2)" office:value-type="string" office:string-value="20090423">
            <text:p>20090423</text:p>
          </table:table-cell>
          <table:table-cell table:formula="of:=YEAR([.I480])" office:value-type="float" office:value="2009">
            <text:p>2009</text:p>
          </table:table-cell>
          <table:table-cell table:formula="of:=ROUNDUP(MONTH([.I480])/3)" office:value-type="float" office:value="2">
            <text:p>2</text:p>
          </table:table-cell>
          <table:table-cell table:formula="of:=MONTH([.I480])" office:value-type="float" office:value="4">
            <text:p>4</text:p>
          </table:table-cell>
          <table:table-cell table:formula="of:=&quot;Abril &quot; &amp; [.B480]" office:value-type="string" office:string-value="Abril 2009">
            <text:p>Abril 2009</text:p>
          </table:table-cell>
          <table:table-cell table:formula="of:=&quot;W&quot; &amp; ISOWEEKNUM([.I480];1)" office:value-type="string" office:string-value="W16">
            <text:p>W16</text:p>
          </table:table-cell>
          <table:table-cell table:formula="of:=DAY([.I480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09-04-23">
            <text:p>04/23/09</text:p>
          </table:table-cell>
        </table:table-row>
        <table:table-row table:style-name="ro1">
          <table:table-cell table:formula="of:=YEAR([.I481])&amp;RIGHT(&quot;0&quot;&amp;MONTH([.I481]);2)&amp;RIGHT(&quot;0&quot;&amp;DAY([.I481]);2)" office:value-type="string" office:string-value="20090424">
            <text:p>20090424</text:p>
          </table:table-cell>
          <table:table-cell table:formula="of:=YEAR([.I481])" office:value-type="float" office:value="2009">
            <text:p>2009</text:p>
          </table:table-cell>
          <table:table-cell table:formula="of:=ROUNDUP(MONTH([.I481])/3)" office:value-type="float" office:value="2">
            <text:p>2</text:p>
          </table:table-cell>
          <table:table-cell table:formula="of:=MONTH([.I481])" office:value-type="float" office:value="4">
            <text:p>4</text:p>
          </table:table-cell>
          <table:table-cell table:formula="of:=&quot;Abril &quot; &amp; [.B481]" office:value-type="string" office:string-value="Abril 2009">
            <text:p>Abril 2009</text:p>
          </table:table-cell>
          <table:table-cell table:formula="of:=&quot;W&quot; &amp; ISOWEEKNUM([.I481];1)" office:value-type="string" office:string-value="W16">
            <text:p>W16</text:p>
          </table:table-cell>
          <table:table-cell table:formula="of:=DAY([.I481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09-04-24">
            <text:p>04/24/09</text:p>
          </table:table-cell>
        </table:table-row>
        <table:table-row table:style-name="ro1">
          <table:table-cell table:formula="of:=YEAR([.I482])&amp;RIGHT(&quot;0&quot;&amp;MONTH([.I482]);2)&amp;RIGHT(&quot;0&quot;&amp;DAY([.I482]);2)" office:value-type="string" office:string-value="20090425">
            <text:p>20090425</text:p>
          </table:table-cell>
          <table:table-cell table:formula="of:=YEAR([.I482])" office:value-type="float" office:value="2009">
            <text:p>2009</text:p>
          </table:table-cell>
          <table:table-cell table:formula="of:=ROUNDUP(MONTH([.I482])/3)" office:value-type="float" office:value="2">
            <text:p>2</text:p>
          </table:table-cell>
          <table:table-cell table:formula="of:=MONTH([.I482])" office:value-type="float" office:value="4">
            <text:p>4</text:p>
          </table:table-cell>
          <table:table-cell table:formula="of:=&quot;Abril &quot; &amp; [.B482]" office:value-type="string" office:string-value="Abril 2009">
            <text:p>Abril 2009</text:p>
          </table:table-cell>
          <table:table-cell table:formula="of:=&quot;W&quot; &amp; ISOWEEKNUM([.I482];1)" office:value-type="string" office:string-value="W16">
            <text:p>W16</text:p>
          </table:table-cell>
          <table:table-cell table:formula="of:=DAY([.I482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09-04-25">
            <text:p>04/25/09</text:p>
          </table:table-cell>
        </table:table-row>
        <table:table-row table:style-name="ro1">
          <table:table-cell table:formula="of:=YEAR([.I483])&amp;RIGHT(&quot;0&quot;&amp;MONTH([.I483]);2)&amp;RIGHT(&quot;0&quot;&amp;DAY([.I483]);2)" office:value-type="string" office:string-value="20090426">
            <text:p>20090426</text:p>
          </table:table-cell>
          <table:table-cell table:formula="of:=YEAR([.I483])" office:value-type="float" office:value="2009">
            <text:p>2009</text:p>
          </table:table-cell>
          <table:table-cell table:formula="of:=ROUNDUP(MONTH([.I483])/3)" office:value-type="float" office:value="2">
            <text:p>2</text:p>
          </table:table-cell>
          <table:table-cell table:formula="of:=MONTH([.I483])" office:value-type="float" office:value="4">
            <text:p>4</text:p>
          </table:table-cell>
          <table:table-cell table:formula="of:=&quot;Abril &quot; &amp; [.B483]" office:value-type="string" office:string-value="Abril 2009">
            <text:p>Abril 2009</text:p>
          </table:table-cell>
          <table:table-cell table:formula="of:=&quot;W&quot; &amp; ISOWEEKNUM([.I483];1)" office:value-type="string" office:string-value="W17">
            <text:p>W17</text:p>
          </table:table-cell>
          <table:table-cell table:formula="of:=DAY([.I483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09-04-26">
            <text:p>04/26/09</text:p>
          </table:table-cell>
        </table:table-row>
        <table:table-row table:style-name="ro1">
          <table:table-cell table:formula="of:=YEAR([.I484])&amp;RIGHT(&quot;0&quot;&amp;MONTH([.I484]);2)&amp;RIGHT(&quot;0&quot;&amp;DAY([.I484]);2)" office:value-type="string" office:string-value="20090427">
            <text:p>20090427</text:p>
          </table:table-cell>
          <table:table-cell table:formula="of:=YEAR([.I484])" office:value-type="float" office:value="2009">
            <text:p>2009</text:p>
          </table:table-cell>
          <table:table-cell table:formula="of:=ROUNDUP(MONTH([.I484])/3)" office:value-type="float" office:value="2">
            <text:p>2</text:p>
          </table:table-cell>
          <table:table-cell table:formula="of:=MONTH([.I484])" office:value-type="float" office:value="4">
            <text:p>4</text:p>
          </table:table-cell>
          <table:table-cell table:formula="of:=&quot;Abril &quot; &amp; [.B484]" office:value-type="string" office:string-value="Abril 2009">
            <text:p>Abril 2009</text:p>
          </table:table-cell>
          <table:table-cell table:formula="of:=&quot;W&quot; &amp; ISOWEEKNUM([.I484];1)" office:value-type="string" office:string-value="W17">
            <text:p>W17</text:p>
          </table:table-cell>
          <table:table-cell table:formula="of:=DAY([.I484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09-04-27">
            <text:p>04/27/09</text:p>
          </table:table-cell>
        </table:table-row>
        <table:table-row table:style-name="ro1">
          <table:table-cell table:formula="of:=YEAR([.I485])&amp;RIGHT(&quot;0&quot;&amp;MONTH([.I485]);2)&amp;RIGHT(&quot;0&quot;&amp;DAY([.I485]);2)" office:value-type="string" office:string-value="20090428">
            <text:p>20090428</text:p>
          </table:table-cell>
          <table:table-cell table:formula="of:=YEAR([.I485])" office:value-type="float" office:value="2009">
            <text:p>2009</text:p>
          </table:table-cell>
          <table:table-cell table:formula="of:=ROUNDUP(MONTH([.I485])/3)" office:value-type="float" office:value="2">
            <text:p>2</text:p>
          </table:table-cell>
          <table:table-cell table:formula="of:=MONTH([.I485])" office:value-type="float" office:value="4">
            <text:p>4</text:p>
          </table:table-cell>
          <table:table-cell table:formula="of:=&quot;Abril &quot; &amp; [.B485]" office:value-type="string" office:string-value="Abril 2009">
            <text:p>Abril 2009</text:p>
          </table:table-cell>
          <table:table-cell table:formula="of:=&quot;W&quot; &amp; ISOWEEKNUM([.I485];1)" office:value-type="string" office:string-value="W17">
            <text:p>W17</text:p>
          </table:table-cell>
          <table:table-cell table:formula="of:=DAY([.I485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09-04-28">
            <text:p>04/28/09</text:p>
          </table:table-cell>
        </table:table-row>
        <table:table-row table:style-name="ro1">
          <table:table-cell table:formula="of:=YEAR([.I486])&amp;RIGHT(&quot;0&quot;&amp;MONTH([.I486]);2)&amp;RIGHT(&quot;0&quot;&amp;DAY([.I486]);2)" office:value-type="string" office:string-value="20090429">
            <text:p>20090429</text:p>
          </table:table-cell>
          <table:table-cell table:formula="of:=YEAR([.I486])" office:value-type="float" office:value="2009">
            <text:p>2009</text:p>
          </table:table-cell>
          <table:table-cell table:formula="of:=ROUNDUP(MONTH([.I486])/3)" office:value-type="float" office:value="2">
            <text:p>2</text:p>
          </table:table-cell>
          <table:table-cell table:formula="of:=MONTH([.I486])" office:value-type="float" office:value="4">
            <text:p>4</text:p>
          </table:table-cell>
          <table:table-cell table:formula="of:=&quot;Abril &quot; &amp; [.B486]" office:value-type="string" office:string-value="Abril 2009">
            <text:p>Abril 2009</text:p>
          </table:table-cell>
          <table:table-cell table:formula="of:=&quot;W&quot; &amp; ISOWEEKNUM([.I486];1)" office:value-type="string" office:string-value="W17">
            <text:p>W17</text:p>
          </table:table-cell>
          <table:table-cell table:formula="of:=DAY([.I486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09-04-29">
            <text:p>04/29/09</text:p>
          </table:table-cell>
        </table:table-row>
        <table:table-row table:style-name="ro1">
          <table:table-cell table:formula="of:=YEAR([.I487])&amp;RIGHT(&quot;0&quot;&amp;MONTH([.I487]);2)&amp;RIGHT(&quot;0&quot;&amp;DAY([.I487]);2)" office:value-type="string" office:string-value="20090430">
            <text:p>20090430</text:p>
          </table:table-cell>
          <table:table-cell table:formula="of:=YEAR([.I487])" office:value-type="float" office:value="2009">
            <text:p>2009</text:p>
          </table:table-cell>
          <table:table-cell table:formula="of:=ROUNDUP(MONTH([.I487])/3)" office:value-type="float" office:value="2">
            <text:p>2</text:p>
          </table:table-cell>
          <table:table-cell table:formula="of:=MONTH([.I487])" office:value-type="float" office:value="4">
            <text:p>4</text:p>
          </table:table-cell>
          <table:table-cell table:formula="of:=&quot;Abril &quot; &amp; [.B487]" office:value-type="string" office:string-value="Abril 2009">
            <text:p>Abril 2009</text:p>
          </table:table-cell>
          <table:table-cell table:formula="of:=&quot;W&quot; &amp; ISOWEEKNUM([.I487];1)" office:value-type="string" office:string-value="W17">
            <text:p>W17</text:p>
          </table:table-cell>
          <table:table-cell table:formula="of:=DAY([.I487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09-04-30">
            <text:p>04/30/09</text:p>
          </table:table-cell>
        </table:table-row>
        <table:table-row table:style-name="ro1">
          <table:table-cell table:formula="of:=YEAR([.I488])&amp;RIGHT(&quot;0&quot;&amp;MONTH([.I488]);2)&amp;RIGHT(&quot;0&quot;&amp;DAY([.I488]);2)" office:value-type="string" office:string-value="20090501">
            <text:p>20090501</text:p>
          </table:table-cell>
          <table:table-cell table:formula="of:=YEAR([.I488])" office:value-type="float" office:value="2009">
            <text:p>2009</text:p>
          </table:table-cell>
          <table:table-cell table:formula="of:=ROUNDUP(MONTH([.I488])/3)" office:value-type="float" office:value="2">
            <text:p>2</text:p>
          </table:table-cell>
          <table:table-cell table:formula="of:=MONTH([.I488])" office:value-type="float" office:value="5">
            <text:p>5</text:p>
          </table:table-cell>
          <table:table-cell table:formula="of:=&quot;Abril &quot; &amp; [.B488]" office:value-type="string" office:string-value="Abril 2009">
            <text:p>Abril 2009</text:p>
          </table:table-cell>
          <table:table-cell table:formula="of:=&quot;W&quot; &amp; ISOWEEKNUM([.I488];1)" office:value-type="string" office:string-value="W17">
            <text:p>W17</text:p>
          </table:table-cell>
          <table:table-cell table:formula="of:=DAY([.I488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09-05-01">
            <text:p>05/01/09</text:p>
          </table:table-cell>
        </table:table-row>
        <table:table-row table:style-name="ro1">
          <table:table-cell table:formula="of:=YEAR([.I489])&amp;RIGHT(&quot;0&quot;&amp;MONTH([.I489]);2)&amp;RIGHT(&quot;0&quot;&amp;DAY([.I489]);2)" office:value-type="string" office:string-value="20090502">
            <text:p>20090502</text:p>
          </table:table-cell>
          <table:table-cell table:formula="of:=YEAR([.I489])" office:value-type="float" office:value="2009">
            <text:p>2009</text:p>
          </table:table-cell>
          <table:table-cell table:formula="of:=ROUNDUP(MONTH([.I489])/3)" office:value-type="float" office:value="2">
            <text:p>2</text:p>
          </table:table-cell>
          <table:table-cell table:formula="of:=MONTH([.I489])" office:value-type="float" office:value="5">
            <text:p>5</text:p>
          </table:table-cell>
          <table:table-cell table:formula="of:=&quot;Mayo &quot; &amp; [.B489]" office:value-type="string" office:string-value="Mayo 2009">
            <text:p>Mayo 2009</text:p>
          </table:table-cell>
          <table:table-cell table:formula="of:=&quot;W&quot; &amp; ISOWEEKNUM([.I489];1)" office:value-type="string" office:string-value="W17">
            <text:p>W17</text:p>
          </table:table-cell>
          <table:table-cell table:formula="of:=DAY([.I489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09-05-02">
            <text:p>05/02/09</text:p>
          </table:table-cell>
        </table:table-row>
        <table:table-row table:style-name="ro1">
          <table:table-cell table:formula="of:=YEAR([.I490])&amp;RIGHT(&quot;0&quot;&amp;MONTH([.I490]);2)&amp;RIGHT(&quot;0&quot;&amp;DAY([.I490]);2)" office:value-type="string" office:string-value="20090503">
            <text:p>20090503</text:p>
          </table:table-cell>
          <table:table-cell table:formula="of:=YEAR([.I490])" office:value-type="float" office:value="2009">
            <text:p>2009</text:p>
          </table:table-cell>
          <table:table-cell table:formula="of:=ROUNDUP(MONTH([.I490])/3)" office:value-type="float" office:value="2">
            <text:p>2</text:p>
          </table:table-cell>
          <table:table-cell table:formula="of:=MONTH([.I490])" office:value-type="float" office:value="5">
            <text:p>5</text:p>
          </table:table-cell>
          <table:table-cell table:formula="of:=&quot;Mayo &quot; &amp; [.B490]" office:value-type="string" office:string-value="Mayo 2009">
            <text:p>Mayo 2009</text:p>
          </table:table-cell>
          <table:table-cell table:formula="of:=&quot;W&quot; &amp; ISOWEEKNUM([.I490];1)" office:value-type="string" office:string-value="W18">
            <text:p>W18</text:p>
          </table:table-cell>
          <table:table-cell table:formula="of:=DAY([.I490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09-05-03">
            <text:p>05/03/09</text:p>
          </table:table-cell>
        </table:table-row>
        <table:table-row table:style-name="ro1">
          <table:table-cell table:formula="of:=YEAR([.I491])&amp;RIGHT(&quot;0&quot;&amp;MONTH([.I491]);2)&amp;RIGHT(&quot;0&quot;&amp;DAY([.I491]);2)" office:value-type="string" office:string-value="20090504">
            <text:p>20090504</text:p>
          </table:table-cell>
          <table:table-cell table:formula="of:=YEAR([.I491])" office:value-type="float" office:value="2009">
            <text:p>2009</text:p>
          </table:table-cell>
          <table:table-cell table:formula="of:=ROUNDUP(MONTH([.I491])/3)" office:value-type="float" office:value="2">
            <text:p>2</text:p>
          </table:table-cell>
          <table:table-cell table:formula="of:=MONTH([.I491])" office:value-type="float" office:value="5">
            <text:p>5</text:p>
          </table:table-cell>
          <table:table-cell table:formula="of:=&quot;Mayo &quot; &amp; [.B491]" office:value-type="string" office:string-value="Mayo 2009">
            <text:p>Mayo 2009</text:p>
          </table:table-cell>
          <table:table-cell table:formula="of:=&quot;W&quot; &amp; ISOWEEKNUM([.I491];1)" office:value-type="string" office:string-value="W18">
            <text:p>W18</text:p>
          </table:table-cell>
          <table:table-cell table:formula="of:=DAY([.I491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09-05-04">
            <text:p>05/04/09</text:p>
          </table:table-cell>
        </table:table-row>
        <table:table-row table:style-name="ro1">
          <table:table-cell table:formula="of:=YEAR([.I492])&amp;RIGHT(&quot;0&quot;&amp;MONTH([.I492]);2)&amp;RIGHT(&quot;0&quot;&amp;DAY([.I492]);2)" office:value-type="string" office:string-value="20090505">
            <text:p>20090505</text:p>
          </table:table-cell>
          <table:table-cell table:formula="of:=YEAR([.I492])" office:value-type="float" office:value="2009">
            <text:p>2009</text:p>
          </table:table-cell>
          <table:table-cell table:formula="of:=ROUNDUP(MONTH([.I492])/3)" office:value-type="float" office:value="2">
            <text:p>2</text:p>
          </table:table-cell>
          <table:table-cell table:formula="of:=MONTH([.I492])" office:value-type="float" office:value="5">
            <text:p>5</text:p>
          </table:table-cell>
          <table:table-cell table:formula="of:=&quot;Mayo &quot; &amp; [.B492]" office:value-type="string" office:string-value="Mayo 2009">
            <text:p>Mayo 2009</text:p>
          </table:table-cell>
          <table:table-cell table:formula="of:=&quot;W&quot; &amp; ISOWEEKNUM([.I492];1)" office:value-type="string" office:string-value="W18">
            <text:p>W18</text:p>
          </table:table-cell>
          <table:table-cell table:formula="of:=DAY([.I492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09-05-05">
            <text:p>05/05/09</text:p>
          </table:table-cell>
        </table:table-row>
        <table:table-row table:style-name="ro1">
          <table:table-cell table:formula="of:=YEAR([.I493])&amp;RIGHT(&quot;0&quot;&amp;MONTH([.I493]);2)&amp;RIGHT(&quot;0&quot;&amp;DAY([.I493]);2)" office:value-type="string" office:string-value="20090506">
            <text:p>20090506</text:p>
          </table:table-cell>
          <table:table-cell table:formula="of:=YEAR([.I493])" office:value-type="float" office:value="2009">
            <text:p>2009</text:p>
          </table:table-cell>
          <table:table-cell table:formula="of:=ROUNDUP(MONTH([.I493])/3)" office:value-type="float" office:value="2">
            <text:p>2</text:p>
          </table:table-cell>
          <table:table-cell table:formula="of:=MONTH([.I493])" office:value-type="float" office:value="5">
            <text:p>5</text:p>
          </table:table-cell>
          <table:table-cell table:formula="of:=&quot;Mayo &quot; &amp; [.B493]" office:value-type="string" office:string-value="Mayo 2009">
            <text:p>Mayo 2009</text:p>
          </table:table-cell>
          <table:table-cell table:formula="of:=&quot;W&quot; &amp; ISOWEEKNUM([.I493];1)" office:value-type="string" office:string-value="W18">
            <text:p>W18</text:p>
          </table:table-cell>
          <table:table-cell table:formula="of:=DAY([.I493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09-05-06">
            <text:p>05/06/09</text:p>
          </table:table-cell>
        </table:table-row>
        <table:table-row table:style-name="ro1">
          <table:table-cell table:formula="of:=YEAR([.I494])&amp;RIGHT(&quot;0&quot;&amp;MONTH([.I494]);2)&amp;RIGHT(&quot;0&quot;&amp;DAY([.I494]);2)" office:value-type="string" office:string-value="20090507">
            <text:p>20090507</text:p>
          </table:table-cell>
          <table:table-cell table:formula="of:=YEAR([.I494])" office:value-type="float" office:value="2009">
            <text:p>2009</text:p>
          </table:table-cell>
          <table:table-cell table:formula="of:=ROUNDUP(MONTH([.I494])/3)" office:value-type="float" office:value="2">
            <text:p>2</text:p>
          </table:table-cell>
          <table:table-cell table:formula="of:=MONTH([.I494])" office:value-type="float" office:value="5">
            <text:p>5</text:p>
          </table:table-cell>
          <table:table-cell table:formula="of:=&quot;Mayo &quot; &amp; [.B494]" office:value-type="string" office:string-value="Mayo 2009">
            <text:p>Mayo 2009</text:p>
          </table:table-cell>
          <table:table-cell table:formula="of:=&quot;W&quot; &amp; ISOWEEKNUM([.I494];1)" office:value-type="string" office:string-value="W18">
            <text:p>W18</text:p>
          </table:table-cell>
          <table:table-cell table:formula="of:=DAY([.I494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09-05-07">
            <text:p>05/07/09</text:p>
          </table:table-cell>
        </table:table-row>
        <table:table-row table:style-name="ro1">
          <table:table-cell table:formula="of:=YEAR([.I495])&amp;RIGHT(&quot;0&quot;&amp;MONTH([.I495]);2)&amp;RIGHT(&quot;0&quot;&amp;DAY([.I495]);2)" office:value-type="string" office:string-value="20090508">
            <text:p>20090508</text:p>
          </table:table-cell>
          <table:table-cell table:formula="of:=YEAR([.I495])" office:value-type="float" office:value="2009">
            <text:p>2009</text:p>
          </table:table-cell>
          <table:table-cell table:formula="of:=ROUNDUP(MONTH([.I495])/3)" office:value-type="float" office:value="2">
            <text:p>2</text:p>
          </table:table-cell>
          <table:table-cell table:formula="of:=MONTH([.I495])" office:value-type="float" office:value="5">
            <text:p>5</text:p>
          </table:table-cell>
          <table:table-cell table:formula="of:=&quot;Mayo &quot; &amp; [.B495]" office:value-type="string" office:string-value="Mayo 2009">
            <text:p>Mayo 2009</text:p>
          </table:table-cell>
          <table:table-cell table:formula="of:=&quot;W&quot; &amp; ISOWEEKNUM([.I495];1)" office:value-type="string" office:string-value="W18">
            <text:p>W18</text:p>
          </table:table-cell>
          <table:table-cell table:formula="of:=DAY([.I495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09-05-08">
            <text:p>05/08/09</text:p>
          </table:table-cell>
        </table:table-row>
        <table:table-row table:style-name="ro1">
          <table:table-cell table:formula="of:=YEAR([.I496])&amp;RIGHT(&quot;0&quot;&amp;MONTH([.I496]);2)&amp;RIGHT(&quot;0&quot;&amp;DAY([.I496]);2)" office:value-type="string" office:string-value="20090509">
            <text:p>20090509</text:p>
          </table:table-cell>
          <table:table-cell table:formula="of:=YEAR([.I496])" office:value-type="float" office:value="2009">
            <text:p>2009</text:p>
          </table:table-cell>
          <table:table-cell table:formula="of:=ROUNDUP(MONTH([.I496])/3)" office:value-type="float" office:value="2">
            <text:p>2</text:p>
          </table:table-cell>
          <table:table-cell table:formula="of:=MONTH([.I496])" office:value-type="float" office:value="5">
            <text:p>5</text:p>
          </table:table-cell>
          <table:table-cell table:formula="of:=&quot;Mayo &quot; &amp; [.B496]" office:value-type="string" office:string-value="Mayo 2009">
            <text:p>Mayo 2009</text:p>
          </table:table-cell>
          <table:table-cell table:formula="of:=&quot;W&quot; &amp; ISOWEEKNUM([.I496];1)" office:value-type="string" office:string-value="W18">
            <text:p>W18</text:p>
          </table:table-cell>
          <table:table-cell table:formula="of:=DAY([.I496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09-05-09">
            <text:p>05/09/09</text:p>
          </table:table-cell>
        </table:table-row>
        <table:table-row table:style-name="ro1">
          <table:table-cell table:formula="of:=YEAR([.I497])&amp;RIGHT(&quot;0&quot;&amp;MONTH([.I497]);2)&amp;RIGHT(&quot;0&quot;&amp;DAY([.I497]);2)" office:value-type="string" office:string-value="20090510">
            <text:p>20090510</text:p>
          </table:table-cell>
          <table:table-cell table:formula="of:=YEAR([.I497])" office:value-type="float" office:value="2009">
            <text:p>2009</text:p>
          </table:table-cell>
          <table:table-cell table:formula="of:=ROUNDUP(MONTH([.I497])/3)" office:value-type="float" office:value="2">
            <text:p>2</text:p>
          </table:table-cell>
          <table:table-cell table:formula="of:=MONTH([.I497])" office:value-type="float" office:value="5">
            <text:p>5</text:p>
          </table:table-cell>
          <table:table-cell table:formula="of:=&quot;Mayo &quot; &amp; [.B497]" office:value-type="string" office:string-value="Mayo 2009">
            <text:p>Mayo 2009</text:p>
          </table:table-cell>
          <table:table-cell table:formula="of:=&quot;W&quot; &amp; ISOWEEKNUM([.I497];1)" office:value-type="string" office:string-value="W19">
            <text:p>W19</text:p>
          </table:table-cell>
          <table:table-cell table:formula="of:=DAY([.I497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09-05-10">
            <text:p>05/10/09</text:p>
          </table:table-cell>
        </table:table-row>
        <table:table-row table:style-name="ro1">
          <table:table-cell table:formula="of:=YEAR([.I498])&amp;RIGHT(&quot;0&quot;&amp;MONTH([.I498]);2)&amp;RIGHT(&quot;0&quot;&amp;DAY([.I498]);2)" office:value-type="string" office:string-value="20090511">
            <text:p>20090511</text:p>
          </table:table-cell>
          <table:table-cell table:formula="of:=YEAR([.I498])" office:value-type="float" office:value="2009">
            <text:p>2009</text:p>
          </table:table-cell>
          <table:table-cell table:formula="of:=ROUNDUP(MONTH([.I498])/3)" office:value-type="float" office:value="2">
            <text:p>2</text:p>
          </table:table-cell>
          <table:table-cell table:formula="of:=MONTH([.I498])" office:value-type="float" office:value="5">
            <text:p>5</text:p>
          </table:table-cell>
          <table:table-cell table:formula="of:=&quot;Mayo &quot; &amp; [.B498]" office:value-type="string" office:string-value="Mayo 2009">
            <text:p>Mayo 2009</text:p>
          </table:table-cell>
          <table:table-cell table:formula="of:=&quot;W&quot; &amp; ISOWEEKNUM([.I498];1)" office:value-type="string" office:string-value="W19">
            <text:p>W19</text:p>
          </table:table-cell>
          <table:table-cell table:formula="of:=DAY([.I498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09-05-11">
            <text:p>05/11/09</text:p>
          </table:table-cell>
        </table:table-row>
        <table:table-row table:style-name="ro1">
          <table:table-cell table:formula="of:=YEAR([.I499])&amp;RIGHT(&quot;0&quot;&amp;MONTH([.I499]);2)&amp;RIGHT(&quot;0&quot;&amp;DAY([.I499]);2)" office:value-type="string" office:string-value="20090512">
            <text:p>20090512</text:p>
          </table:table-cell>
          <table:table-cell table:formula="of:=YEAR([.I499])" office:value-type="float" office:value="2009">
            <text:p>2009</text:p>
          </table:table-cell>
          <table:table-cell table:formula="of:=ROUNDUP(MONTH([.I499])/3)" office:value-type="float" office:value="2">
            <text:p>2</text:p>
          </table:table-cell>
          <table:table-cell table:formula="of:=MONTH([.I499])" office:value-type="float" office:value="5">
            <text:p>5</text:p>
          </table:table-cell>
          <table:table-cell table:formula="of:=&quot;Mayo &quot; &amp; [.B499]" office:value-type="string" office:string-value="Mayo 2009">
            <text:p>Mayo 2009</text:p>
          </table:table-cell>
          <table:table-cell table:formula="of:=&quot;W&quot; &amp; ISOWEEKNUM([.I499];1)" office:value-type="string" office:string-value="W19">
            <text:p>W19</text:p>
          </table:table-cell>
          <table:table-cell table:formula="of:=DAY([.I499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09-05-12">
            <text:p>05/12/09</text:p>
          </table:table-cell>
        </table:table-row>
        <table:table-row table:style-name="ro1">
          <table:table-cell table:formula="of:=YEAR([.I500])&amp;RIGHT(&quot;0&quot;&amp;MONTH([.I500]);2)&amp;RIGHT(&quot;0&quot;&amp;DAY([.I500]);2)" office:value-type="string" office:string-value="20090513">
            <text:p>20090513</text:p>
          </table:table-cell>
          <table:table-cell table:formula="of:=YEAR([.I500])" office:value-type="float" office:value="2009">
            <text:p>2009</text:p>
          </table:table-cell>
          <table:table-cell table:formula="of:=ROUNDUP(MONTH([.I500])/3)" office:value-type="float" office:value="2">
            <text:p>2</text:p>
          </table:table-cell>
          <table:table-cell table:formula="of:=MONTH([.I500])" office:value-type="float" office:value="5">
            <text:p>5</text:p>
          </table:table-cell>
          <table:table-cell table:formula="of:=&quot;Mayo &quot; &amp; [.B500]" office:value-type="string" office:string-value="Mayo 2009">
            <text:p>Mayo 2009</text:p>
          </table:table-cell>
          <table:table-cell table:formula="of:=&quot;W&quot; &amp; ISOWEEKNUM([.I500];1)" office:value-type="string" office:string-value="W19">
            <text:p>W19</text:p>
          </table:table-cell>
          <table:table-cell table:formula="of:=DAY([.I500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09-05-13">
            <text:p>05/13/09</text:p>
          </table:table-cell>
        </table:table-row>
        <table:table-row table:style-name="ro1">
          <table:table-cell table:formula="of:=YEAR([.I501])&amp;RIGHT(&quot;0&quot;&amp;MONTH([.I501]);2)&amp;RIGHT(&quot;0&quot;&amp;DAY([.I501]);2)" office:value-type="string" office:string-value="20090514">
            <text:p>20090514</text:p>
          </table:table-cell>
          <table:table-cell table:formula="of:=YEAR([.I501])" office:value-type="float" office:value="2009">
            <text:p>2009</text:p>
          </table:table-cell>
          <table:table-cell table:formula="of:=ROUNDUP(MONTH([.I501])/3)" office:value-type="float" office:value="2">
            <text:p>2</text:p>
          </table:table-cell>
          <table:table-cell table:formula="of:=MONTH([.I501])" office:value-type="float" office:value="5">
            <text:p>5</text:p>
          </table:table-cell>
          <table:table-cell table:formula="of:=&quot;Mayo &quot; &amp; [.B501]" office:value-type="string" office:string-value="Mayo 2009">
            <text:p>Mayo 2009</text:p>
          </table:table-cell>
          <table:table-cell table:formula="of:=&quot;W&quot; &amp; ISOWEEKNUM([.I501];1)" office:value-type="string" office:string-value="W19">
            <text:p>W19</text:p>
          </table:table-cell>
          <table:table-cell table:formula="of:=DAY([.I501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09-05-14">
            <text:p>05/14/09</text:p>
          </table:table-cell>
        </table:table-row>
        <table:table-row table:style-name="ro1">
          <table:table-cell table:formula="of:=YEAR([.I502])&amp;RIGHT(&quot;0&quot;&amp;MONTH([.I502]);2)&amp;RIGHT(&quot;0&quot;&amp;DAY([.I502]);2)" office:value-type="string" office:string-value="20090515">
            <text:p>20090515</text:p>
          </table:table-cell>
          <table:table-cell table:formula="of:=YEAR([.I502])" office:value-type="float" office:value="2009">
            <text:p>2009</text:p>
          </table:table-cell>
          <table:table-cell table:formula="of:=ROUNDUP(MONTH([.I502])/3)" office:value-type="float" office:value="2">
            <text:p>2</text:p>
          </table:table-cell>
          <table:table-cell table:formula="of:=MONTH([.I502])" office:value-type="float" office:value="5">
            <text:p>5</text:p>
          </table:table-cell>
          <table:table-cell table:formula="of:=&quot;Mayo &quot; &amp; [.B502]" office:value-type="string" office:string-value="Mayo 2009">
            <text:p>Mayo 2009</text:p>
          </table:table-cell>
          <table:table-cell table:formula="of:=&quot;W&quot; &amp; ISOWEEKNUM([.I502];1)" office:value-type="string" office:string-value="W19">
            <text:p>W19</text:p>
          </table:table-cell>
          <table:table-cell table:formula="of:=DAY([.I502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09-05-15">
            <text:p>05/15/09</text:p>
          </table:table-cell>
        </table:table-row>
        <table:table-row table:style-name="ro1">
          <table:table-cell table:formula="of:=YEAR([.I503])&amp;RIGHT(&quot;0&quot;&amp;MONTH([.I503]);2)&amp;RIGHT(&quot;0&quot;&amp;DAY([.I503]);2)" office:value-type="string" office:string-value="20090516">
            <text:p>20090516</text:p>
          </table:table-cell>
          <table:table-cell table:formula="of:=YEAR([.I503])" office:value-type="float" office:value="2009">
            <text:p>2009</text:p>
          </table:table-cell>
          <table:table-cell table:formula="of:=ROUNDUP(MONTH([.I503])/3)" office:value-type="float" office:value="2">
            <text:p>2</text:p>
          </table:table-cell>
          <table:table-cell table:formula="of:=MONTH([.I503])" office:value-type="float" office:value="5">
            <text:p>5</text:p>
          </table:table-cell>
          <table:table-cell table:formula="of:=&quot;Mayo &quot; &amp; [.B503]" office:value-type="string" office:string-value="Mayo 2009">
            <text:p>Mayo 2009</text:p>
          </table:table-cell>
          <table:table-cell table:formula="of:=&quot;W&quot; &amp; ISOWEEKNUM([.I503];1)" office:value-type="string" office:string-value="W19">
            <text:p>W19</text:p>
          </table:table-cell>
          <table:table-cell table:formula="of:=DAY([.I503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09-05-16">
            <text:p>05/16/09</text:p>
          </table:table-cell>
        </table:table-row>
        <table:table-row table:style-name="ro1">
          <table:table-cell table:formula="of:=YEAR([.I504])&amp;RIGHT(&quot;0&quot;&amp;MONTH([.I504]);2)&amp;RIGHT(&quot;0&quot;&amp;DAY([.I504]);2)" office:value-type="string" office:string-value="20090517">
            <text:p>20090517</text:p>
          </table:table-cell>
          <table:table-cell table:formula="of:=YEAR([.I504])" office:value-type="float" office:value="2009">
            <text:p>2009</text:p>
          </table:table-cell>
          <table:table-cell table:formula="of:=ROUNDUP(MONTH([.I504])/3)" office:value-type="float" office:value="2">
            <text:p>2</text:p>
          </table:table-cell>
          <table:table-cell table:formula="of:=MONTH([.I504])" office:value-type="float" office:value="5">
            <text:p>5</text:p>
          </table:table-cell>
          <table:table-cell table:formula="of:=&quot;Mayo &quot; &amp; [.B504]" office:value-type="string" office:string-value="Mayo 2009">
            <text:p>Mayo 2009</text:p>
          </table:table-cell>
          <table:table-cell table:formula="of:=&quot;W&quot; &amp; ISOWEEKNUM([.I504];1)" office:value-type="string" office:string-value="W20">
            <text:p>W20</text:p>
          </table:table-cell>
          <table:table-cell table:formula="of:=DAY([.I504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09-05-17">
            <text:p>05/17/09</text:p>
          </table:table-cell>
        </table:table-row>
        <table:table-row table:style-name="ro1">
          <table:table-cell table:formula="of:=YEAR([.I505])&amp;RIGHT(&quot;0&quot;&amp;MONTH([.I505]);2)&amp;RIGHT(&quot;0&quot;&amp;DAY([.I505]);2)" office:value-type="string" office:string-value="20090518">
            <text:p>20090518</text:p>
          </table:table-cell>
          <table:table-cell table:formula="of:=YEAR([.I505])" office:value-type="float" office:value="2009">
            <text:p>2009</text:p>
          </table:table-cell>
          <table:table-cell table:formula="of:=ROUNDUP(MONTH([.I505])/3)" office:value-type="float" office:value="2">
            <text:p>2</text:p>
          </table:table-cell>
          <table:table-cell table:formula="of:=MONTH([.I505])" office:value-type="float" office:value="5">
            <text:p>5</text:p>
          </table:table-cell>
          <table:table-cell table:formula="of:=&quot;Mayo &quot; &amp; [.B505]" office:value-type="string" office:string-value="Mayo 2009">
            <text:p>Mayo 2009</text:p>
          </table:table-cell>
          <table:table-cell table:formula="of:=&quot;W&quot; &amp; ISOWEEKNUM([.I505];1)" office:value-type="string" office:string-value="W20">
            <text:p>W20</text:p>
          </table:table-cell>
          <table:table-cell table:formula="of:=DAY([.I505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09-05-18">
            <text:p>05/18/09</text:p>
          </table:table-cell>
        </table:table-row>
        <table:table-row table:style-name="ro1">
          <table:table-cell table:formula="of:=YEAR([.I506])&amp;RIGHT(&quot;0&quot;&amp;MONTH([.I506]);2)&amp;RIGHT(&quot;0&quot;&amp;DAY([.I506]);2)" office:value-type="string" office:string-value="20090519">
            <text:p>20090519</text:p>
          </table:table-cell>
          <table:table-cell table:formula="of:=YEAR([.I506])" office:value-type="float" office:value="2009">
            <text:p>2009</text:p>
          </table:table-cell>
          <table:table-cell table:formula="of:=ROUNDUP(MONTH([.I506])/3)" office:value-type="float" office:value="2">
            <text:p>2</text:p>
          </table:table-cell>
          <table:table-cell table:formula="of:=MONTH([.I506])" office:value-type="float" office:value="5">
            <text:p>5</text:p>
          </table:table-cell>
          <table:table-cell table:formula="of:=&quot;Mayo &quot; &amp; [.B506]" office:value-type="string" office:string-value="Mayo 2009">
            <text:p>Mayo 2009</text:p>
          </table:table-cell>
          <table:table-cell table:formula="of:=&quot;W&quot; &amp; ISOWEEKNUM([.I506];1)" office:value-type="string" office:string-value="W20">
            <text:p>W20</text:p>
          </table:table-cell>
          <table:table-cell table:formula="of:=DAY([.I506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09-05-19">
            <text:p>05/19/09</text:p>
          </table:table-cell>
        </table:table-row>
        <table:table-row table:style-name="ro1">
          <table:table-cell table:formula="of:=YEAR([.I507])&amp;RIGHT(&quot;0&quot;&amp;MONTH([.I507]);2)&amp;RIGHT(&quot;0&quot;&amp;DAY([.I507]);2)" office:value-type="string" office:string-value="20090520">
            <text:p>20090520</text:p>
          </table:table-cell>
          <table:table-cell table:formula="of:=YEAR([.I507])" office:value-type="float" office:value="2009">
            <text:p>2009</text:p>
          </table:table-cell>
          <table:table-cell table:formula="of:=ROUNDUP(MONTH([.I507])/3)" office:value-type="float" office:value="2">
            <text:p>2</text:p>
          </table:table-cell>
          <table:table-cell table:formula="of:=MONTH([.I507])" office:value-type="float" office:value="5">
            <text:p>5</text:p>
          </table:table-cell>
          <table:table-cell table:formula="of:=&quot;Mayo &quot; &amp; [.B507]" office:value-type="string" office:string-value="Mayo 2009">
            <text:p>Mayo 2009</text:p>
          </table:table-cell>
          <table:table-cell table:formula="of:=&quot;W&quot; &amp; ISOWEEKNUM([.I507];1)" office:value-type="string" office:string-value="W20">
            <text:p>W20</text:p>
          </table:table-cell>
          <table:table-cell table:formula="of:=DAY([.I507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09-05-20">
            <text:p>05/20/09</text:p>
          </table:table-cell>
        </table:table-row>
        <table:table-row table:style-name="ro1">
          <table:table-cell table:formula="of:=YEAR([.I508])&amp;RIGHT(&quot;0&quot;&amp;MONTH([.I508]);2)&amp;RIGHT(&quot;0&quot;&amp;DAY([.I508]);2)" office:value-type="string" office:string-value="20090521">
            <text:p>20090521</text:p>
          </table:table-cell>
          <table:table-cell table:formula="of:=YEAR([.I508])" office:value-type="float" office:value="2009">
            <text:p>2009</text:p>
          </table:table-cell>
          <table:table-cell table:formula="of:=ROUNDUP(MONTH([.I508])/3)" office:value-type="float" office:value="2">
            <text:p>2</text:p>
          </table:table-cell>
          <table:table-cell table:formula="of:=MONTH([.I508])" office:value-type="float" office:value="5">
            <text:p>5</text:p>
          </table:table-cell>
          <table:table-cell table:formula="of:=&quot;Mayo &quot; &amp; [.B508]" office:value-type="string" office:string-value="Mayo 2009">
            <text:p>Mayo 2009</text:p>
          </table:table-cell>
          <table:table-cell table:formula="of:=&quot;W&quot; &amp; ISOWEEKNUM([.I508];1)" office:value-type="string" office:string-value="W20">
            <text:p>W20</text:p>
          </table:table-cell>
          <table:table-cell table:formula="of:=DAY([.I508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09-05-21">
            <text:p>05/21/09</text:p>
          </table:table-cell>
        </table:table-row>
        <table:table-row table:style-name="ro1">
          <table:table-cell table:formula="of:=YEAR([.I509])&amp;RIGHT(&quot;0&quot;&amp;MONTH([.I509]);2)&amp;RIGHT(&quot;0&quot;&amp;DAY([.I509]);2)" office:value-type="string" office:string-value="20090522">
            <text:p>20090522</text:p>
          </table:table-cell>
          <table:table-cell table:formula="of:=YEAR([.I509])" office:value-type="float" office:value="2009">
            <text:p>2009</text:p>
          </table:table-cell>
          <table:table-cell table:formula="of:=ROUNDUP(MONTH([.I509])/3)" office:value-type="float" office:value="2">
            <text:p>2</text:p>
          </table:table-cell>
          <table:table-cell table:formula="of:=MONTH([.I509])" office:value-type="float" office:value="5">
            <text:p>5</text:p>
          </table:table-cell>
          <table:table-cell table:formula="of:=&quot;Mayo &quot; &amp; [.B509]" office:value-type="string" office:string-value="Mayo 2009">
            <text:p>Mayo 2009</text:p>
          </table:table-cell>
          <table:table-cell table:formula="of:=&quot;W&quot; &amp; ISOWEEKNUM([.I509];1)" office:value-type="string" office:string-value="W20">
            <text:p>W20</text:p>
          </table:table-cell>
          <table:table-cell table:formula="of:=DAY([.I509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09-05-22">
            <text:p>05/22/09</text:p>
          </table:table-cell>
        </table:table-row>
        <table:table-row table:style-name="ro1">
          <table:table-cell table:formula="of:=YEAR([.I510])&amp;RIGHT(&quot;0&quot;&amp;MONTH([.I510]);2)&amp;RIGHT(&quot;0&quot;&amp;DAY([.I510]);2)" office:value-type="string" office:string-value="20090523">
            <text:p>20090523</text:p>
          </table:table-cell>
          <table:table-cell table:formula="of:=YEAR([.I510])" office:value-type="float" office:value="2009">
            <text:p>2009</text:p>
          </table:table-cell>
          <table:table-cell table:formula="of:=ROUNDUP(MONTH([.I510])/3)" office:value-type="float" office:value="2">
            <text:p>2</text:p>
          </table:table-cell>
          <table:table-cell table:formula="of:=MONTH([.I510])" office:value-type="float" office:value="5">
            <text:p>5</text:p>
          </table:table-cell>
          <table:table-cell table:formula="of:=&quot;Mayo &quot; &amp; [.B510]" office:value-type="string" office:string-value="Mayo 2009">
            <text:p>Mayo 2009</text:p>
          </table:table-cell>
          <table:table-cell table:formula="of:=&quot;W&quot; &amp; ISOWEEKNUM([.I510];1)" office:value-type="string" office:string-value="W20">
            <text:p>W20</text:p>
          </table:table-cell>
          <table:table-cell table:formula="of:=DAY([.I510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09-05-23">
            <text:p>05/23/09</text:p>
          </table:table-cell>
        </table:table-row>
        <table:table-row table:style-name="ro1">
          <table:table-cell table:formula="of:=YEAR([.I511])&amp;RIGHT(&quot;0&quot;&amp;MONTH([.I511]);2)&amp;RIGHT(&quot;0&quot;&amp;DAY([.I511]);2)" office:value-type="string" office:string-value="20090524">
            <text:p>20090524</text:p>
          </table:table-cell>
          <table:table-cell table:formula="of:=YEAR([.I511])" office:value-type="float" office:value="2009">
            <text:p>2009</text:p>
          </table:table-cell>
          <table:table-cell table:formula="of:=ROUNDUP(MONTH([.I511])/3)" office:value-type="float" office:value="2">
            <text:p>2</text:p>
          </table:table-cell>
          <table:table-cell table:formula="of:=MONTH([.I511])" office:value-type="float" office:value="5">
            <text:p>5</text:p>
          </table:table-cell>
          <table:table-cell table:formula="of:=&quot;Mayo &quot; &amp; [.B511]" office:value-type="string" office:string-value="Mayo 2009">
            <text:p>Mayo 2009</text:p>
          </table:table-cell>
          <table:table-cell table:formula="of:=&quot;W&quot; &amp; ISOWEEKNUM([.I511];1)" office:value-type="string" office:string-value="W21">
            <text:p>W21</text:p>
          </table:table-cell>
          <table:table-cell table:formula="of:=DAY([.I511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09-05-24">
            <text:p>05/24/09</text:p>
          </table:table-cell>
        </table:table-row>
        <table:table-row table:style-name="ro1">
          <table:table-cell table:formula="of:=YEAR([.I512])&amp;RIGHT(&quot;0&quot;&amp;MONTH([.I512]);2)&amp;RIGHT(&quot;0&quot;&amp;DAY([.I512]);2)" office:value-type="string" office:string-value="20090525">
            <text:p>20090525</text:p>
          </table:table-cell>
          <table:table-cell table:formula="of:=YEAR([.I512])" office:value-type="float" office:value="2009">
            <text:p>2009</text:p>
          </table:table-cell>
          <table:table-cell table:formula="of:=ROUNDUP(MONTH([.I512])/3)" office:value-type="float" office:value="2">
            <text:p>2</text:p>
          </table:table-cell>
          <table:table-cell table:formula="of:=MONTH([.I512])" office:value-type="float" office:value="5">
            <text:p>5</text:p>
          </table:table-cell>
          <table:table-cell table:formula="of:=&quot;Mayo &quot; &amp; [.B512]" office:value-type="string" office:string-value="Mayo 2009">
            <text:p>Mayo 2009</text:p>
          </table:table-cell>
          <table:table-cell table:formula="of:=&quot;W&quot; &amp; ISOWEEKNUM([.I512];1)" office:value-type="string" office:string-value="W21">
            <text:p>W21</text:p>
          </table:table-cell>
          <table:table-cell table:formula="of:=DAY([.I512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09-05-25">
            <text:p>05/25/09</text:p>
          </table:table-cell>
        </table:table-row>
        <table:table-row table:style-name="ro1">
          <table:table-cell table:formula="of:=YEAR([.I513])&amp;RIGHT(&quot;0&quot;&amp;MONTH([.I513]);2)&amp;RIGHT(&quot;0&quot;&amp;DAY([.I513]);2)" office:value-type="string" office:string-value="20090526">
            <text:p>20090526</text:p>
          </table:table-cell>
          <table:table-cell table:formula="of:=YEAR([.I513])" office:value-type="float" office:value="2009">
            <text:p>2009</text:p>
          </table:table-cell>
          <table:table-cell table:formula="of:=ROUNDUP(MONTH([.I513])/3)" office:value-type="float" office:value="2">
            <text:p>2</text:p>
          </table:table-cell>
          <table:table-cell table:formula="of:=MONTH([.I513])" office:value-type="float" office:value="5">
            <text:p>5</text:p>
          </table:table-cell>
          <table:table-cell table:formula="of:=&quot;Mayo &quot; &amp; [.B513]" office:value-type="string" office:string-value="Mayo 2009">
            <text:p>Mayo 2009</text:p>
          </table:table-cell>
          <table:table-cell table:formula="of:=&quot;W&quot; &amp; ISOWEEKNUM([.I513];1)" office:value-type="string" office:string-value="W21">
            <text:p>W21</text:p>
          </table:table-cell>
          <table:table-cell table:formula="of:=DAY([.I513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09-05-26">
            <text:p>05/26/09</text:p>
          </table:table-cell>
        </table:table-row>
        <table:table-row table:style-name="ro1">
          <table:table-cell table:formula="of:=YEAR([.I514])&amp;RIGHT(&quot;0&quot;&amp;MONTH([.I514]);2)&amp;RIGHT(&quot;0&quot;&amp;DAY([.I514]);2)" office:value-type="string" office:string-value="20090527">
            <text:p>20090527</text:p>
          </table:table-cell>
          <table:table-cell table:formula="of:=YEAR([.I514])" office:value-type="float" office:value="2009">
            <text:p>2009</text:p>
          </table:table-cell>
          <table:table-cell table:formula="of:=ROUNDUP(MONTH([.I514])/3)" office:value-type="float" office:value="2">
            <text:p>2</text:p>
          </table:table-cell>
          <table:table-cell table:formula="of:=MONTH([.I514])" office:value-type="float" office:value="5">
            <text:p>5</text:p>
          </table:table-cell>
          <table:table-cell table:formula="of:=&quot;Mayo &quot; &amp; [.B514]" office:value-type="string" office:string-value="Mayo 2009">
            <text:p>Mayo 2009</text:p>
          </table:table-cell>
          <table:table-cell table:formula="of:=&quot;W&quot; &amp; ISOWEEKNUM([.I514];1)" office:value-type="string" office:string-value="W21">
            <text:p>W21</text:p>
          </table:table-cell>
          <table:table-cell table:formula="of:=DAY([.I514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09-05-27">
            <text:p>05/27/09</text:p>
          </table:table-cell>
        </table:table-row>
        <table:table-row table:style-name="ro1">
          <table:table-cell table:formula="of:=YEAR([.I515])&amp;RIGHT(&quot;0&quot;&amp;MONTH([.I515]);2)&amp;RIGHT(&quot;0&quot;&amp;DAY([.I515]);2)" office:value-type="string" office:string-value="20090528">
            <text:p>20090528</text:p>
          </table:table-cell>
          <table:table-cell table:formula="of:=YEAR([.I515])" office:value-type="float" office:value="2009">
            <text:p>2009</text:p>
          </table:table-cell>
          <table:table-cell table:formula="of:=ROUNDUP(MONTH([.I515])/3)" office:value-type="float" office:value="2">
            <text:p>2</text:p>
          </table:table-cell>
          <table:table-cell table:formula="of:=MONTH([.I515])" office:value-type="float" office:value="5">
            <text:p>5</text:p>
          </table:table-cell>
          <table:table-cell table:formula="of:=&quot;Mayo &quot; &amp; [.B515]" office:value-type="string" office:string-value="Mayo 2009">
            <text:p>Mayo 2009</text:p>
          </table:table-cell>
          <table:table-cell table:formula="of:=&quot;W&quot; &amp; ISOWEEKNUM([.I515];1)" office:value-type="string" office:string-value="W21">
            <text:p>W21</text:p>
          </table:table-cell>
          <table:table-cell table:formula="of:=DAY([.I515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09-05-28">
            <text:p>05/28/09</text:p>
          </table:table-cell>
        </table:table-row>
        <table:table-row table:style-name="ro1">
          <table:table-cell table:formula="of:=YEAR([.I516])&amp;RIGHT(&quot;0&quot;&amp;MONTH([.I516]);2)&amp;RIGHT(&quot;0&quot;&amp;DAY([.I516]);2)" office:value-type="string" office:string-value="20090529">
            <text:p>20090529</text:p>
          </table:table-cell>
          <table:table-cell table:formula="of:=YEAR([.I516])" office:value-type="float" office:value="2009">
            <text:p>2009</text:p>
          </table:table-cell>
          <table:table-cell table:formula="of:=ROUNDUP(MONTH([.I516])/3)" office:value-type="float" office:value="2">
            <text:p>2</text:p>
          </table:table-cell>
          <table:table-cell table:formula="of:=MONTH([.I516])" office:value-type="float" office:value="5">
            <text:p>5</text:p>
          </table:table-cell>
          <table:table-cell table:formula="of:=&quot;Mayo &quot; &amp; [.B516]" office:value-type="string" office:string-value="Mayo 2009">
            <text:p>Mayo 2009</text:p>
          </table:table-cell>
          <table:table-cell table:formula="of:=&quot;W&quot; &amp; ISOWEEKNUM([.I516];1)" office:value-type="string" office:string-value="W21">
            <text:p>W21</text:p>
          </table:table-cell>
          <table:table-cell table:formula="of:=DAY([.I516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09-05-29">
            <text:p>05/29/09</text:p>
          </table:table-cell>
        </table:table-row>
        <table:table-row table:style-name="ro1">
          <table:table-cell table:formula="of:=YEAR([.I517])&amp;RIGHT(&quot;0&quot;&amp;MONTH([.I517]);2)&amp;RIGHT(&quot;0&quot;&amp;DAY([.I517]);2)" office:value-type="string" office:string-value="20090530">
            <text:p>20090530</text:p>
          </table:table-cell>
          <table:table-cell table:formula="of:=YEAR([.I517])" office:value-type="float" office:value="2009">
            <text:p>2009</text:p>
          </table:table-cell>
          <table:table-cell table:formula="of:=ROUNDUP(MONTH([.I517])/3)" office:value-type="float" office:value="2">
            <text:p>2</text:p>
          </table:table-cell>
          <table:table-cell table:formula="of:=MONTH([.I517])" office:value-type="float" office:value="5">
            <text:p>5</text:p>
          </table:table-cell>
          <table:table-cell table:formula="of:=&quot;Mayo &quot; &amp; [.B517]" office:value-type="string" office:string-value="Mayo 2009">
            <text:p>Mayo 2009</text:p>
          </table:table-cell>
          <table:table-cell table:formula="of:=&quot;W&quot; &amp; ISOWEEKNUM([.I517];1)" office:value-type="string" office:string-value="W21">
            <text:p>W21</text:p>
          </table:table-cell>
          <table:table-cell table:formula="of:=DAY([.I517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09-05-30">
            <text:p>05/30/09</text:p>
          </table:table-cell>
        </table:table-row>
        <table:table-row table:style-name="ro1">
          <table:table-cell table:formula="of:=YEAR([.I518])&amp;RIGHT(&quot;0&quot;&amp;MONTH([.I518]);2)&amp;RIGHT(&quot;0&quot;&amp;DAY([.I518]);2)" office:value-type="string" office:string-value="20090531">
            <text:p>20090531</text:p>
          </table:table-cell>
          <table:table-cell table:formula="of:=YEAR([.I518])" office:value-type="float" office:value="2009">
            <text:p>2009</text:p>
          </table:table-cell>
          <table:table-cell table:formula="of:=ROUNDUP(MONTH([.I518])/3)" office:value-type="float" office:value="2">
            <text:p>2</text:p>
          </table:table-cell>
          <table:table-cell table:formula="of:=MONTH([.I518])" office:value-type="float" office:value="5">
            <text:p>5</text:p>
          </table:table-cell>
          <table:table-cell table:formula="of:=&quot;Mayo &quot; &amp; [.B518]" office:value-type="string" office:string-value="Mayo 2009">
            <text:p>Mayo 2009</text:p>
          </table:table-cell>
          <table:table-cell table:formula="of:=&quot;W&quot; &amp; ISOWEEKNUM([.I518];1)" office:value-type="string" office:string-value="W22">
            <text:p>W22</text:p>
          </table:table-cell>
          <table:table-cell table:formula="of:=DAY([.I518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09-05-31">
            <text:p>05/31/09</text:p>
          </table:table-cell>
        </table:table-row>
        <table:table-row table:style-name="ro1">
          <table:table-cell table:formula="of:=YEAR([.I519])&amp;RIGHT(&quot;0&quot;&amp;MONTH([.I519]);2)&amp;RIGHT(&quot;0&quot;&amp;DAY([.I519]);2)" office:value-type="string" office:string-value="20090601">
            <text:p>20090601</text:p>
          </table:table-cell>
          <table:table-cell table:formula="of:=YEAR([.I519])" office:value-type="float" office:value="2009">
            <text:p>2009</text:p>
          </table:table-cell>
          <table:table-cell table:formula="of:=ROUNDUP(MONTH([.I519])/3)" office:value-type="float" office:value="2">
            <text:p>2</text:p>
          </table:table-cell>
          <table:table-cell table:formula="of:=MONTH([.I519])" office:value-type="float" office:value="6">
            <text:p>6</text:p>
          </table:table-cell>
          <table:table-cell table:formula="of:=&quot;Mayo &quot; &amp; [.B519]" office:value-type="string" office:string-value="Mayo 2009">
            <text:p>Mayo 2009</text:p>
          </table:table-cell>
          <table:table-cell table:formula="of:=&quot;W&quot; &amp; ISOWEEKNUM([.I519];1)" office:value-type="string" office:string-value="W22">
            <text:p>W22</text:p>
          </table:table-cell>
          <table:table-cell table:formula="of:=DAY([.I519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09-06-01">
            <text:p>06/01/09</text:p>
          </table:table-cell>
        </table:table-row>
        <table:table-row table:style-name="ro1">
          <table:table-cell table:formula="of:=YEAR([.I520])&amp;RIGHT(&quot;0&quot;&amp;MONTH([.I520]);2)&amp;RIGHT(&quot;0&quot;&amp;DAY([.I520]);2)" office:value-type="string" office:string-value="20090602">
            <text:p>20090602</text:p>
          </table:table-cell>
          <table:table-cell table:formula="of:=YEAR([.I520])" office:value-type="float" office:value="2009">
            <text:p>2009</text:p>
          </table:table-cell>
          <table:table-cell table:formula="of:=ROUNDUP(MONTH([.I520])/3)" office:value-type="float" office:value="2">
            <text:p>2</text:p>
          </table:table-cell>
          <table:table-cell table:formula="of:=MONTH([.I520])" office:value-type="float" office:value="6">
            <text:p>6</text:p>
          </table:table-cell>
          <table:table-cell table:formula="of:=&quot;Junio &quot; &amp; [.B520]" office:value-type="string" office:string-value="Junio 2009">
            <text:p>Junio 2009</text:p>
          </table:table-cell>
          <table:table-cell table:formula="of:=&quot;W&quot; &amp; ISOWEEKNUM([.I520];1)" office:value-type="string" office:string-value="W22">
            <text:p>W22</text:p>
          </table:table-cell>
          <table:table-cell table:formula="of:=DAY([.I520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09-06-02">
            <text:p>06/02/09</text:p>
          </table:table-cell>
        </table:table-row>
        <table:table-row table:style-name="ro1">
          <table:table-cell table:formula="of:=YEAR([.I521])&amp;RIGHT(&quot;0&quot;&amp;MONTH([.I521]);2)&amp;RIGHT(&quot;0&quot;&amp;DAY([.I521]);2)" office:value-type="string" office:string-value="20090603">
            <text:p>20090603</text:p>
          </table:table-cell>
          <table:table-cell table:formula="of:=YEAR([.I521])" office:value-type="float" office:value="2009">
            <text:p>2009</text:p>
          </table:table-cell>
          <table:table-cell table:formula="of:=ROUNDUP(MONTH([.I521])/3)" office:value-type="float" office:value="2">
            <text:p>2</text:p>
          </table:table-cell>
          <table:table-cell table:formula="of:=MONTH([.I521])" office:value-type="float" office:value="6">
            <text:p>6</text:p>
          </table:table-cell>
          <table:table-cell table:formula="of:=&quot;Junio &quot; &amp; [.B521]" office:value-type="string" office:string-value="Junio 2009">
            <text:p>Junio 2009</text:p>
          </table:table-cell>
          <table:table-cell table:formula="of:=&quot;W&quot; &amp; ISOWEEKNUM([.I521];1)" office:value-type="string" office:string-value="W22">
            <text:p>W22</text:p>
          </table:table-cell>
          <table:table-cell table:formula="of:=DAY([.I521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09-06-03">
            <text:p>06/03/09</text:p>
          </table:table-cell>
        </table:table-row>
        <table:table-row table:style-name="ro1">
          <table:table-cell table:formula="of:=YEAR([.I522])&amp;RIGHT(&quot;0&quot;&amp;MONTH([.I522]);2)&amp;RIGHT(&quot;0&quot;&amp;DAY([.I522]);2)" office:value-type="string" office:string-value="20090604">
            <text:p>20090604</text:p>
          </table:table-cell>
          <table:table-cell table:formula="of:=YEAR([.I522])" office:value-type="float" office:value="2009">
            <text:p>2009</text:p>
          </table:table-cell>
          <table:table-cell table:formula="of:=ROUNDUP(MONTH([.I522])/3)" office:value-type="float" office:value="2">
            <text:p>2</text:p>
          </table:table-cell>
          <table:table-cell table:formula="of:=MONTH([.I522])" office:value-type="float" office:value="6">
            <text:p>6</text:p>
          </table:table-cell>
          <table:table-cell table:formula="of:=&quot;Junio &quot; &amp; [.B522]" office:value-type="string" office:string-value="Junio 2009">
            <text:p>Junio 2009</text:p>
          </table:table-cell>
          <table:table-cell table:formula="of:=&quot;W&quot; &amp; ISOWEEKNUM([.I522];1)" office:value-type="string" office:string-value="W22">
            <text:p>W22</text:p>
          </table:table-cell>
          <table:table-cell table:formula="of:=DAY([.I522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09-06-04">
            <text:p>06/04/09</text:p>
          </table:table-cell>
        </table:table-row>
        <table:table-row table:style-name="ro1">
          <table:table-cell table:formula="of:=YEAR([.I523])&amp;RIGHT(&quot;0&quot;&amp;MONTH([.I523]);2)&amp;RIGHT(&quot;0&quot;&amp;DAY([.I523]);2)" office:value-type="string" office:string-value="20090605">
            <text:p>20090605</text:p>
          </table:table-cell>
          <table:table-cell table:formula="of:=YEAR([.I523])" office:value-type="float" office:value="2009">
            <text:p>2009</text:p>
          </table:table-cell>
          <table:table-cell table:formula="of:=ROUNDUP(MONTH([.I523])/3)" office:value-type="float" office:value="2">
            <text:p>2</text:p>
          </table:table-cell>
          <table:table-cell table:formula="of:=MONTH([.I523])" office:value-type="float" office:value="6">
            <text:p>6</text:p>
          </table:table-cell>
          <table:table-cell table:formula="of:=&quot;Junio &quot; &amp; [.B523]" office:value-type="string" office:string-value="Junio 2009">
            <text:p>Junio 2009</text:p>
          </table:table-cell>
          <table:table-cell table:formula="of:=&quot;W&quot; &amp; ISOWEEKNUM([.I523];1)" office:value-type="string" office:string-value="W22">
            <text:p>W22</text:p>
          </table:table-cell>
          <table:table-cell table:formula="of:=DAY([.I523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09-06-05">
            <text:p>06/05/09</text:p>
          </table:table-cell>
        </table:table-row>
        <table:table-row table:style-name="ro1">
          <table:table-cell table:formula="of:=YEAR([.I524])&amp;RIGHT(&quot;0&quot;&amp;MONTH([.I524]);2)&amp;RIGHT(&quot;0&quot;&amp;DAY([.I524]);2)" office:value-type="string" office:string-value="20090606">
            <text:p>20090606</text:p>
          </table:table-cell>
          <table:table-cell table:formula="of:=YEAR([.I524])" office:value-type="float" office:value="2009">
            <text:p>2009</text:p>
          </table:table-cell>
          <table:table-cell table:formula="of:=ROUNDUP(MONTH([.I524])/3)" office:value-type="float" office:value="2">
            <text:p>2</text:p>
          </table:table-cell>
          <table:table-cell table:formula="of:=MONTH([.I524])" office:value-type="float" office:value="6">
            <text:p>6</text:p>
          </table:table-cell>
          <table:table-cell table:formula="of:=&quot;Junio &quot; &amp; [.B524]" office:value-type="string" office:string-value="Junio 2009">
            <text:p>Junio 2009</text:p>
          </table:table-cell>
          <table:table-cell table:formula="of:=&quot;W&quot; &amp; ISOWEEKNUM([.I524];1)" office:value-type="string" office:string-value="W22">
            <text:p>W22</text:p>
          </table:table-cell>
          <table:table-cell table:formula="of:=DAY([.I524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09-06-06">
            <text:p>06/06/09</text:p>
          </table:table-cell>
        </table:table-row>
        <table:table-row table:style-name="ro1">
          <table:table-cell table:formula="of:=YEAR([.I525])&amp;RIGHT(&quot;0&quot;&amp;MONTH([.I525]);2)&amp;RIGHT(&quot;0&quot;&amp;DAY([.I525]);2)" office:value-type="string" office:string-value="20090607">
            <text:p>20090607</text:p>
          </table:table-cell>
          <table:table-cell table:formula="of:=YEAR([.I525])" office:value-type="float" office:value="2009">
            <text:p>2009</text:p>
          </table:table-cell>
          <table:table-cell table:formula="of:=ROUNDUP(MONTH([.I525])/3)" office:value-type="float" office:value="2">
            <text:p>2</text:p>
          </table:table-cell>
          <table:table-cell table:formula="of:=MONTH([.I525])" office:value-type="float" office:value="6">
            <text:p>6</text:p>
          </table:table-cell>
          <table:table-cell table:formula="of:=&quot;Junio &quot; &amp; [.B525]" office:value-type="string" office:string-value="Junio 2009">
            <text:p>Junio 2009</text:p>
          </table:table-cell>
          <table:table-cell table:formula="of:=&quot;W&quot; &amp; ISOWEEKNUM([.I525];1)" office:value-type="string" office:string-value="W23">
            <text:p>W23</text:p>
          </table:table-cell>
          <table:table-cell table:formula="of:=DAY([.I525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09-06-07">
            <text:p>06/07/09</text:p>
          </table:table-cell>
        </table:table-row>
        <table:table-row table:style-name="ro1">
          <table:table-cell table:formula="of:=YEAR([.I526])&amp;RIGHT(&quot;0&quot;&amp;MONTH([.I526]);2)&amp;RIGHT(&quot;0&quot;&amp;DAY([.I526]);2)" office:value-type="string" office:string-value="20090608">
            <text:p>20090608</text:p>
          </table:table-cell>
          <table:table-cell table:formula="of:=YEAR([.I526])" office:value-type="float" office:value="2009">
            <text:p>2009</text:p>
          </table:table-cell>
          <table:table-cell table:formula="of:=ROUNDUP(MONTH([.I526])/3)" office:value-type="float" office:value="2">
            <text:p>2</text:p>
          </table:table-cell>
          <table:table-cell table:formula="of:=MONTH([.I526])" office:value-type="float" office:value="6">
            <text:p>6</text:p>
          </table:table-cell>
          <table:table-cell table:formula="of:=&quot;Junio &quot; &amp; [.B526]" office:value-type="string" office:string-value="Junio 2009">
            <text:p>Junio 2009</text:p>
          </table:table-cell>
          <table:table-cell table:formula="of:=&quot;W&quot; &amp; ISOWEEKNUM([.I526];1)" office:value-type="string" office:string-value="W23">
            <text:p>W23</text:p>
          </table:table-cell>
          <table:table-cell table:formula="of:=DAY([.I526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09-06-08">
            <text:p>06/08/09</text:p>
          </table:table-cell>
        </table:table-row>
        <table:table-row table:style-name="ro1">
          <table:table-cell table:formula="of:=YEAR([.I527])&amp;RIGHT(&quot;0&quot;&amp;MONTH([.I527]);2)&amp;RIGHT(&quot;0&quot;&amp;DAY([.I527]);2)" office:value-type="string" office:string-value="20090609">
            <text:p>20090609</text:p>
          </table:table-cell>
          <table:table-cell table:formula="of:=YEAR([.I527])" office:value-type="float" office:value="2009">
            <text:p>2009</text:p>
          </table:table-cell>
          <table:table-cell table:formula="of:=ROUNDUP(MONTH([.I527])/3)" office:value-type="float" office:value="2">
            <text:p>2</text:p>
          </table:table-cell>
          <table:table-cell table:formula="of:=MONTH([.I527])" office:value-type="float" office:value="6">
            <text:p>6</text:p>
          </table:table-cell>
          <table:table-cell table:formula="of:=&quot;Junio &quot; &amp; [.B527]" office:value-type="string" office:string-value="Junio 2009">
            <text:p>Junio 2009</text:p>
          </table:table-cell>
          <table:table-cell table:formula="of:=&quot;W&quot; &amp; ISOWEEKNUM([.I527];1)" office:value-type="string" office:string-value="W23">
            <text:p>W23</text:p>
          </table:table-cell>
          <table:table-cell table:formula="of:=DAY([.I527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09-06-09">
            <text:p>06/09/09</text:p>
          </table:table-cell>
        </table:table-row>
        <table:table-row table:style-name="ro1">
          <table:table-cell table:formula="of:=YEAR([.I528])&amp;RIGHT(&quot;0&quot;&amp;MONTH([.I528]);2)&amp;RIGHT(&quot;0&quot;&amp;DAY([.I528]);2)" office:value-type="string" office:string-value="20090610">
            <text:p>20090610</text:p>
          </table:table-cell>
          <table:table-cell table:formula="of:=YEAR([.I528])" office:value-type="float" office:value="2009">
            <text:p>2009</text:p>
          </table:table-cell>
          <table:table-cell table:formula="of:=ROUNDUP(MONTH([.I528])/3)" office:value-type="float" office:value="2">
            <text:p>2</text:p>
          </table:table-cell>
          <table:table-cell table:formula="of:=MONTH([.I528])" office:value-type="float" office:value="6">
            <text:p>6</text:p>
          </table:table-cell>
          <table:table-cell table:formula="of:=&quot;Junio &quot; &amp; [.B528]" office:value-type="string" office:string-value="Junio 2009">
            <text:p>Junio 2009</text:p>
          </table:table-cell>
          <table:table-cell table:formula="of:=&quot;W&quot; &amp; ISOWEEKNUM([.I528];1)" office:value-type="string" office:string-value="W23">
            <text:p>W23</text:p>
          </table:table-cell>
          <table:table-cell table:formula="of:=DAY([.I528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09-06-10">
            <text:p>06/10/09</text:p>
          </table:table-cell>
        </table:table-row>
        <table:table-row table:style-name="ro1">
          <table:table-cell table:formula="of:=YEAR([.I529])&amp;RIGHT(&quot;0&quot;&amp;MONTH([.I529]);2)&amp;RIGHT(&quot;0&quot;&amp;DAY([.I529]);2)" office:value-type="string" office:string-value="20090611">
            <text:p>20090611</text:p>
          </table:table-cell>
          <table:table-cell table:formula="of:=YEAR([.I529])" office:value-type="float" office:value="2009">
            <text:p>2009</text:p>
          </table:table-cell>
          <table:table-cell table:formula="of:=ROUNDUP(MONTH([.I529])/3)" office:value-type="float" office:value="2">
            <text:p>2</text:p>
          </table:table-cell>
          <table:table-cell table:formula="of:=MONTH([.I529])" office:value-type="float" office:value="6">
            <text:p>6</text:p>
          </table:table-cell>
          <table:table-cell table:formula="of:=&quot;Junio &quot; &amp; [.B529]" office:value-type="string" office:string-value="Junio 2009">
            <text:p>Junio 2009</text:p>
          </table:table-cell>
          <table:table-cell table:formula="of:=&quot;W&quot; &amp; ISOWEEKNUM([.I529];1)" office:value-type="string" office:string-value="W23">
            <text:p>W23</text:p>
          </table:table-cell>
          <table:table-cell table:formula="of:=DAY([.I529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09-06-11">
            <text:p>06/11/09</text:p>
          </table:table-cell>
        </table:table-row>
        <table:table-row table:style-name="ro1">
          <table:table-cell table:formula="of:=YEAR([.I530])&amp;RIGHT(&quot;0&quot;&amp;MONTH([.I530]);2)&amp;RIGHT(&quot;0&quot;&amp;DAY([.I530]);2)" office:value-type="string" office:string-value="20090612">
            <text:p>20090612</text:p>
          </table:table-cell>
          <table:table-cell table:formula="of:=YEAR([.I530])" office:value-type="float" office:value="2009">
            <text:p>2009</text:p>
          </table:table-cell>
          <table:table-cell table:formula="of:=ROUNDUP(MONTH([.I530])/3)" office:value-type="float" office:value="2">
            <text:p>2</text:p>
          </table:table-cell>
          <table:table-cell table:formula="of:=MONTH([.I530])" office:value-type="float" office:value="6">
            <text:p>6</text:p>
          </table:table-cell>
          <table:table-cell table:formula="of:=&quot;Junio &quot; &amp; [.B530]" office:value-type="string" office:string-value="Junio 2009">
            <text:p>Junio 2009</text:p>
          </table:table-cell>
          <table:table-cell table:formula="of:=&quot;W&quot; &amp; ISOWEEKNUM([.I530];1)" office:value-type="string" office:string-value="W23">
            <text:p>W23</text:p>
          </table:table-cell>
          <table:table-cell table:formula="of:=DAY([.I530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09-06-12">
            <text:p>06/12/09</text:p>
          </table:table-cell>
        </table:table-row>
        <table:table-row table:style-name="ro1">
          <table:table-cell table:formula="of:=YEAR([.I531])&amp;RIGHT(&quot;0&quot;&amp;MONTH([.I531]);2)&amp;RIGHT(&quot;0&quot;&amp;DAY([.I531]);2)" office:value-type="string" office:string-value="20090613">
            <text:p>20090613</text:p>
          </table:table-cell>
          <table:table-cell table:formula="of:=YEAR([.I531])" office:value-type="float" office:value="2009">
            <text:p>2009</text:p>
          </table:table-cell>
          <table:table-cell table:formula="of:=ROUNDUP(MONTH([.I531])/3)" office:value-type="float" office:value="2">
            <text:p>2</text:p>
          </table:table-cell>
          <table:table-cell table:formula="of:=MONTH([.I531])" office:value-type="float" office:value="6">
            <text:p>6</text:p>
          </table:table-cell>
          <table:table-cell table:formula="of:=&quot;Junio &quot; &amp; [.B531]" office:value-type="string" office:string-value="Junio 2009">
            <text:p>Junio 2009</text:p>
          </table:table-cell>
          <table:table-cell table:formula="of:=&quot;W&quot; &amp; ISOWEEKNUM([.I531];1)" office:value-type="string" office:string-value="W23">
            <text:p>W23</text:p>
          </table:table-cell>
          <table:table-cell table:formula="of:=DAY([.I531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09-06-13">
            <text:p>06/13/09</text:p>
          </table:table-cell>
        </table:table-row>
        <table:table-row table:style-name="ro1">
          <table:table-cell table:formula="of:=YEAR([.I532])&amp;RIGHT(&quot;0&quot;&amp;MONTH([.I532]);2)&amp;RIGHT(&quot;0&quot;&amp;DAY([.I532]);2)" office:value-type="string" office:string-value="20090614">
            <text:p>20090614</text:p>
          </table:table-cell>
          <table:table-cell table:formula="of:=YEAR([.I532])" office:value-type="float" office:value="2009">
            <text:p>2009</text:p>
          </table:table-cell>
          <table:table-cell table:formula="of:=ROUNDUP(MONTH([.I532])/3)" office:value-type="float" office:value="2">
            <text:p>2</text:p>
          </table:table-cell>
          <table:table-cell table:formula="of:=MONTH([.I532])" office:value-type="float" office:value="6">
            <text:p>6</text:p>
          </table:table-cell>
          <table:table-cell table:formula="of:=&quot;Junio &quot; &amp; [.B532]" office:value-type="string" office:string-value="Junio 2009">
            <text:p>Junio 2009</text:p>
          </table:table-cell>
          <table:table-cell table:formula="of:=&quot;W&quot; &amp; ISOWEEKNUM([.I532];1)" office:value-type="string" office:string-value="W24">
            <text:p>W24</text:p>
          </table:table-cell>
          <table:table-cell table:formula="of:=DAY([.I532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09-06-14">
            <text:p>06/14/09</text:p>
          </table:table-cell>
        </table:table-row>
        <table:table-row table:style-name="ro1">
          <table:table-cell table:formula="of:=YEAR([.I533])&amp;RIGHT(&quot;0&quot;&amp;MONTH([.I533]);2)&amp;RIGHT(&quot;0&quot;&amp;DAY([.I533]);2)" office:value-type="string" office:string-value="20090615">
            <text:p>20090615</text:p>
          </table:table-cell>
          <table:table-cell table:formula="of:=YEAR([.I533])" office:value-type="float" office:value="2009">
            <text:p>2009</text:p>
          </table:table-cell>
          <table:table-cell table:formula="of:=ROUNDUP(MONTH([.I533])/3)" office:value-type="float" office:value="2">
            <text:p>2</text:p>
          </table:table-cell>
          <table:table-cell table:formula="of:=MONTH([.I533])" office:value-type="float" office:value="6">
            <text:p>6</text:p>
          </table:table-cell>
          <table:table-cell table:formula="of:=&quot;Junio &quot; &amp; [.B533]" office:value-type="string" office:string-value="Junio 2009">
            <text:p>Junio 2009</text:p>
          </table:table-cell>
          <table:table-cell table:formula="of:=&quot;W&quot; &amp; ISOWEEKNUM([.I533];1)" office:value-type="string" office:string-value="W24">
            <text:p>W24</text:p>
          </table:table-cell>
          <table:table-cell table:formula="of:=DAY([.I533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09-06-15">
            <text:p>06/15/09</text:p>
          </table:table-cell>
        </table:table-row>
        <table:table-row table:style-name="ro1">
          <table:table-cell table:formula="of:=YEAR([.I534])&amp;RIGHT(&quot;0&quot;&amp;MONTH([.I534]);2)&amp;RIGHT(&quot;0&quot;&amp;DAY([.I534]);2)" office:value-type="string" office:string-value="20090616">
            <text:p>20090616</text:p>
          </table:table-cell>
          <table:table-cell table:formula="of:=YEAR([.I534])" office:value-type="float" office:value="2009">
            <text:p>2009</text:p>
          </table:table-cell>
          <table:table-cell table:formula="of:=ROUNDUP(MONTH([.I534])/3)" office:value-type="float" office:value="2">
            <text:p>2</text:p>
          </table:table-cell>
          <table:table-cell table:formula="of:=MONTH([.I534])" office:value-type="float" office:value="6">
            <text:p>6</text:p>
          </table:table-cell>
          <table:table-cell table:formula="of:=&quot;Junio &quot; &amp; [.B534]" office:value-type="string" office:string-value="Junio 2009">
            <text:p>Junio 2009</text:p>
          </table:table-cell>
          <table:table-cell table:formula="of:=&quot;W&quot; &amp; ISOWEEKNUM([.I534];1)" office:value-type="string" office:string-value="W24">
            <text:p>W24</text:p>
          </table:table-cell>
          <table:table-cell table:formula="of:=DAY([.I534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09-06-16">
            <text:p>06/16/09</text:p>
          </table:table-cell>
        </table:table-row>
        <table:table-row table:style-name="ro1">
          <table:table-cell table:formula="of:=YEAR([.I535])&amp;RIGHT(&quot;0&quot;&amp;MONTH([.I535]);2)&amp;RIGHT(&quot;0&quot;&amp;DAY([.I535]);2)" office:value-type="string" office:string-value="20090617">
            <text:p>20090617</text:p>
          </table:table-cell>
          <table:table-cell table:formula="of:=YEAR([.I535])" office:value-type="float" office:value="2009">
            <text:p>2009</text:p>
          </table:table-cell>
          <table:table-cell table:formula="of:=ROUNDUP(MONTH([.I535])/3)" office:value-type="float" office:value="2">
            <text:p>2</text:p>
          </table:table-cell>
          <table:table-cell table:formula="of:=MONTH([.I535])" office:value-type="float" office:value="6">
            <text:p>6</text:p>
          </table:table-cell>
          <table:table-cell table:formula="of:=&quot;Junio &quot; &amp; [.B535]" office:value-type="string" office:string-value="Junio 2009">
            <text:p>Junio 2009</text:p>
          </table:table-cell>
          <table:table-cell table:formula="of:=&quot;W&quot; &amp; ISOWEEKNUM([.I535];1)" office:value-type="string" office:string-value="W24">
            <text:p>W24</text:p>
          </table:table-cell>
          <table:table-cell table:formula="of:=DAY([.I535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09-06-17">
            <text:p>06/17/09</text:p>
          </table:table-cell>
        </table:table-row>
        <table:table-row table:style-name="ro1">
          <table:table-cell table:formula="of:=YEAR([.I536])&amp;RIGHT(&quot;0&quot;&amp;MONTH([.I536]);2)&amp;RIGHT(&quot;0&quot;&amp;DAY([.I536]);2)" office:value-type="string" office:string-value="20090618">
            <text:p>20090618</text:p>
          </table:table-cell>
          <table:table-cell table:formula="of:=YEAR([.I536])" office:value-type="float" office:value="2009">
            <text:p>2009</text:p>
          </table:table-cell>
          <table:table-cell table:formula="of:=ROUNDUP(MONTH([.I536])/3)" office:value-type="float" office:value="2">
            <text:p>2</text:p>
          </table:table-cell>
          <table:table-cell table:formula="of:=MONTH([.I536])" office:value-type="float" office:value="6">
            <text:p>6</text:p>
          </table:table-cell>
          <table:table-cell table:formula="of:=&quot;Junio &quot; &amp; [.B536]" office:value-type="string" office:string-value="Junio 2009">
            <text:p>Junio 2009</text:p>
          </table:table-cell>
          <table:table-cell table:formula="of:=&quot;W&quot; &amp; ISOWEEKNUM([.I536];1)" office:value-type="string" office:string-value="W24">
            <text:p>W24</text:p>
          </table:table-cell>
          <table:table-cell table:formula="of:=DAY([.I536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09-06-18">
            <text:p>06/18/09</text:p>
          </table:table-cell>
        </table:table-row>
        <table:table-row table:style-name="ro1">
          <table:table-cell table:formula="of:=YEAR([.I537])&amp;RIGHT(&quot;0&quot;&amp;MONTH([.I537]);2)&amp;RIGHT(&quot;0&quot;&amp;DAY([.I537]);2)" office:value-type="string" office:string-value="20090619">
            <text:p>20090619</text:p>
          </table:table-cell>
          <table:table-cell table:formula="of:=YEAR([.I537])" office:value-type="float" office:value="2009">
            <text:p>2009</text:p>
          </table:table-cell>
          <table:table-cell table:formula="of:=ROUNDUP(MONTH([.I537])/3)" office:value-type="float" office:value="2">
            <text:p>2</text:p>
          </table:table-cell>
          <table:table-cell table:formula="of:=MONTH([.I537])" office:value-type="float" office:value="6">
            <text:p>6</text:p>
          </table:table-cell>
          <table:table-cell table:formula="of:=&quot;Junio &quot; &amp; [.B537]" office:value-type="string" office:string-value="Junio 2009">
            <text:p>Junio 2009</text:p>
          </table:table-cell>
          <table:table-cell table:formula="of:=&quot;W&quot; &amp; ISOWEEKNUM([.I537];1)" office:value-type="string" office:string-value="W24">
            <text:p>W24</text:p>
          </table:table-cell>
          <table:table-cell table:formula="of:=DAY([.I537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09-06-19">
            <text:p>06/19/09</text:p>
          </table:table-cell>
        </table:table-row>
        <table:table-row table:style-name="ro1">
          <table:table-cell table:formula="of:=YEAR([.I538])&amp;RIGHT(&quot;0&quot;&amp;MONTH([.I538]);2)&amp;RIGHT(&quot;0&quot;&amp;DAY([.I538]);2)" office:value-type="string" office:string-value="20090620">
            <text:p>20090620</text:p>
          </table:table-cell>
          <table:table-cell table:formula="of:=YEAR([.I538])" office:value-type="float" office:value="2009">
            <text:p>2009</text:p>
          </table:table-cell>
          <table:table-cell table:formula="of:=ROUNDUP(MONTH([.I538])/3)" office:value-type="float" office:value="2">
            <text:p>2</text:p>
          </table:table-cell>
          <table:table-cell table:formula="of:=MONTH([.I538])" office:value-type="float" office:value="6">
            <text:p>6</text:p>
          </table:table-cell>
          <table:table-cell table:formula="of:=&quot;Junio &quot; &amp; [.B538]" office:value-type="string" office:string-value="Junio 2009">
            <text:p>Junio 2009</text:p>
          </table:table-cell>
          <table:table-cell table:formula="of:=&quot;W&quot; &amp; ISOWEEKNUM([.I538];1)" office:value-type="string" office:string-value="W24">
            <text:p>W24</text:p>
          </table:table-cell>
          <table:table-cell table:formula="of:=DAY([.I538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09-06-20">
            <text:p>06/20/09</text:p>
          </table:table-cell>
        </table:table-row>
        <table:table-row table:style-name="ro1">
          <table:table-cell table:formula="of:=YEAR([.I539])&amp;RIGHT(&quot;0&quot;&amp;MONTH([.I539]);2)&amp;RIGHT(&quot;0&quot;&amp;DAY([.I539]);2)" office:value-type="string" office:string-value="20090621">
            <text:p>20090621</text:p>
          </table:table-cell>
          <table:table-cell table:formula="of:=YEAR([.I539])" office:value-type="float" office:value="2009">
            <text:p>2009</text:p>
          </table:table-cell>
          <table:table-cell table:formula="of:=ROUNDUP(MONTH([.I539])/3)" office:value-type="float" office:value="2">
            <text:p>2</text:p>
          </table:table-cell>
          <table:table-cell table:formula="of:=MONTH([.I539])" office:value-type="float" office:value="6">
            <text:p>6</text:p>
          </table:table-cell>
          <table:table-cell table:formula="of:=&quot;Junio &quot; &amp; [.B539]" office:value-type="string" office:string-value="Junio 2009">
            <text:p>Junio 2009</text:p>
          </table:table-cell>
          <table:table-cell table:formula="of:=&quot;W&quot; &amp; ISOWEEKNUM([.I539];1)" office:value-type="string" office:string-value="W25">
            <text:p>W25</text:p>
          </table:table-cell>
          <table:table-cell table:formula="of:=DAY([.I539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09-06-21">
            <text:p>06/21/09</text:p>
          </table:table-cell>
        </table:table-row>
        <table:table-row table:style-name="ro1">
          <table:table-cell table:formula="of:=YEAR([.I540])&amp;RIGHT(&quot;0&quot;&amp;MONTH([.I540]);2)&amp;RIGHT(&quot;0&quot;&amp;DAY([.I540]);2)" office:value-type="string" office:string-value="20090622">
            <text:p>20090622</text:p>
          </table:table-cell>
          <table:table-cell table:formula="of:=YEAR([.I540])" office:value-type="float" office:value="2009">
            <text:p>2009</text:p>
          </table:table-cell>
          <table:table-cell table:formula="of:=ROUNDUP(MONTH([.I540])/3)" office:value-type="float" office:value="2">
            <text:p>2</text:p>
          </table:table-cell>
          <table:table-cell table:formula="of:=MONTH([.I540])" office:value-type="float" office:value="6">
            <text:p>6</text:p>
          </table:table-cell>
          <table:table-cell table:formula="of:=&quot;Junio &quot; &amp; [.B540]" office:value-type="string" office:string-value="Junio 2009">
            <text:p>Junio 2009</text:p>
          </table:table-cell>
          <table:table-cell table:formula="of:=&quot;W&quot; &amp; ISOWEEKNUM([.I540];1)" office:value-type="string" office:string-value="W25">
            <text:p>W25</text:p>
          </table:table-cell>
          <table:table-cell table:formula="of:=DAY([.I540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09-06-22">
            <text:p>06/22/09</text:p>
          </table:table-cell>
        </table:table-row>
        <table:table-row table:style-name="ro1">
          <table:table-cell table:formula="of:=YEAR([.I541])&amp;RIGHT(&quot;0&quot;&amp;MONTH([.I541]);2)&amp;RIGHT(&quot;0&quot;&amp;DAY([.I541]);2)" office:value-type="string" office:string-value="20090623">
            <text:p>20090623</text:p>
          </table:table-cell>
          <table:table-cell table:formula="of:=YEAR([.I541])" office:value-type="float" office:value="2009">
            <text:p>2009</text:p>
          </table:table-cell>
          <table:table-cell table:formula="of:=ROUNDUP(MONTH([.I541])/3)" office:value-type="float" office:value="2">
            <text:p>2</text:p>
          </table:table-cell>
          <table:table-cell table:formula="of:=MONTH([.I541])" office:value-type="float" office:value="6">
            <text:p>6</text:p>
          </table:table-cell>
          <table:table-cell table:formula="of:=&quot;Junio &quot; &amp; [.B541]" office:value-type="string" office:string-value="Junio 2009">
            <text:p>Junio 2009</text:p>
          </table:table-cell>
          <table:table-cell table:formula="of:=&quot;W&quot; &amp; ISOWEEKNUM([.I541];1)" office:value-type="string" office:string-value="W25">
            <text:p>W25</text:p>
          </table:table-cell>
          <table:table-cell table:formula="of:=DAY([.I541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09-06-23">
            <text:p>06/23/09</text:p>
          </table:table-cell>
        </table:table-row>
        <table:table-row table:style-name="ro1">
          <table:table-cell table:formula="of:=YEAR([.I542])&amp;RIGHT(&quot;0&quot;&amp;MONTH([.I542]);2)&amp;RIGHT(&quot;0&quot;&amp;DAY([.I542]);2)" office:value-type="string" office:string-value="20090624">
            <text:p>20090624</text:p>
          </table:table-cell>
          <table:table-cell table:formula="of:=YEAR([.I542])" office:value-type="float" office:value="2009">
            <text:p>2009</text:p>
          </table:table-cell>
          <table:table-cell table:formula="of:=ROUNDUP(MONTH([.I542])/3)" office:value-type="float" office:value="2">
            <text:p>2</text:p>
          </table:table-cell>
          <table:table-cell table:formula="of:=MONTH([.I542])" office:value-type="float" office:value="6">
            <text:p>6</text:p>
          </table:table-cell>
          <table:table-cell table:formula="of:=&quot;Junio &quot; &amp; [.B542]" office:value-type="string" office:string-value="Junio 2009">
            <text:p>Junio 2009</text:p>
          </table:table-cell>
          <table:table-cell table:formula="of:=&quot;W&quot; &amp; ISOWEEKNUM([.I542];1)" office:value-type="string" office:string-value="W25">
            <text:p>W25</text:p>
          </table:table-cell>
          <table:table-cell table:formula="of:=DAY([.I542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09-06-24">
            <text:p>06/24/09</text:p>
          </table:table-cell>
        </table:table-row>
        <table:table-row table:style-name="ro1">
          <table:table-cell table:formula="of:=YEAR([.I543])&amp;RIGHT(&quot;0&quot;&amp;MONTH([.I543]);2)&amp;RIGHT(&quot;0&quot;&amp;DAY([.I543]);2)" office:value-type="string" office:string-value="20090625">
            <text:p>20090625</text:p>
          </table:table-cell>
          <table:table-cell table:formula="of:=YEAR([.I543])" office:value-type="float" office:value="2009">
            <text:p>2009</text:p>
          </table:table-cell>
          <table:table-cell table:formula="of:=ROUNDUP(MONTH([.I543])/3)" office:value-type="float" office:value="2">
            <text:p>2</text:p>
          </table:table-cell>
          <table:table-cell table:formula="of:=MONTH([.I543])" office:value-type="float" office:value="6">
            <text:p>6</text:p>
          </table:table-cell>
          <table:table-cell table:formula="of:=&quot;Junio &quot; &amp; [.B543]" office:value-type="string" office:string-value="Junio 2009">
            <text:p>Junio 2009</text:p>
          </table:table-cell>
          <table:table-cell table:formula="of:=&quot;W&quot; &amp; ISOWEEKNUM([.I543];1)" office:value-type="string" office:string-value="W25">
            <text:p>W25</text:p>
          </table:table-cell>
          <table:table-cell table:formula="of:=DAY([.I543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09-06-25">
            <text:p>06/25/09</text:p>
          </table:table-cell>
        </table:table-row>
        <table:table-row table:style-name="ro1">
          <table:table-cell table:formula="of:=YEAR([.I544])&amp;RIGHT(&quot;0&quot;&amp;MONTH([.I544]);2)&amp;RIGHT(&quot;0&quot;&amp;DAY([.I544]);2)" office:value-type="string" office:string-value="20090626">
            <text:p>20090626</text:p>
          </table:table-cell>
          <table:table-cell table:formula="of:=YEAR([.I544])" office:value-type="float" office:value="2009">
            <text:p>2009</text:p>
          </table:table-cell>
          <table:table-cell table:formula="of:=ROUNDUP(MONTH([.I544])/3)" office:value-type="float" office:value="2">
            <text:p>2</text:p>
          </table:table-cell>
          <table:table-cell table:formula="of:=MONTH([.I544])" office:value-type="float" office:value="6">
            <text:p>6</text:p>
          </table:table-cell>
          <table:table-cell table:formula="of:=&quot;Junio &quot; &amp; [.B544]" office:value-type="string" office:string-value="Junio 2009">
            <text:p>Junio 2009</text:p>
          </table:table-cell>
          <table:table-cell table:formula="of:=&quot;W&quot; &amp; ISOWEEKNUM([.I544];1)" office:value-type="string" office:string-value="W25">
            <text:p>W25</text:p>
          </table:table-cell>
          <table:table-cell table:formula="of:=DAY([.I544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09-06-26">
            <text:p>06/26/09</text:p>
          </table:table-cell>
        </table:table-row>
        <table:table-row table:style-name="ro1">
          <table:table-cell table:formula="of:=YEAR([.I545])&amp;RIGHT(&quot;0&quot;&amp;MONTH([.I545]);2)&amp;RIGHT(&quot;0&quot;&amp;DAY([.I545]);2)" office:value-type="string" office:string-value="20090627">
            <text:p>20090627</text:p>
          </table:table-cell>
          <table:table-cell table:formula="of:=YEAR([.I545])" office:value-type="float" office:value="2009">
            <text:p>2009</text:p>
          </table:table-cell>
          <table:table-cell table:formula="of:=ROUNDUP(MONTH([.I545])/3)" office:value-type="float" office:value="2">
            <text:p>2</text:p>
          </table:table-cell>
          <table:table-cell table:formula="of:=MONTH([.I545])" office:value-type="float" office:value="6">
            <text:p>6</text:p>
          </table:table-cell>
          <table:table-cell table:formula="of:=&quot;Junio &quot; &amp; [.B545]" office:value-type="string" office:string-value="Junio 2009">
            <text:p>Junio 2009</text:p>
          </table:table-cell>
          <table:table-cell table:formula="of:=&quot;W&quot; &amp; ISOWEEKNUM([.I545];1)" office:value-type="string" office:string-value="W25">
            <text:p>W25</text:p>
          </table:table-cell>
          <table:table-cell table:formula="of:=DAY([.I545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09-06-27">
            <text:p>06/27/09</text:p>
          </table:table-cell>
        </table:table-row>
        <table:table-row table:style-name="ro1">
          <table:table-cell table:formula="of:=YEAR([.I546])&amp;RIGHT(&quot;0&quot;&amp;MONTH([.I546]);2)&amp;RIGHT(&quot;0&quot;&amp;DAY([.I546]);2)" office:value-type="string" office:string-value="20090628">
            <text:p>20090628</text:p>
          </table:table-cell>
          <table:table-cell table:formula="of:=YEAR([.I546])" office:value-type="float" office:value="2009">
            <text:p>2009</text:p>
          </table:table-cell>
          <table:table-cell table:formula="of:=ROUNDUP(MONTH([.I546])/3)" office:value-type="float" office:value="2">
            <text:p>2</text:p>
          </table:table-cell>
          <table:table-cell table:formula="of:=MONTH([.I546])" office:value-type="float" office:value="6">
            <text:p>6</text:p>
          </table:table-cell>
          <table:table-cell table:formula="of:=&quot;Junio &quot; &amp; [.B546]" office:value-type="string" office:string-value="Junio 2009">
            <text:p>Junio 2009</text:p>
          </table:table-cell>
          <table:table-cell table:formula="of:=&quot;W&quot; &amp; ISOWEEKNUM([.I546];1)" office:value-type="string" office:string-value="W26">
            <text:p>W26</text:p>
          </table:table-cell>
          <table:table-cell table:formula="of:=DAY([.I546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09-06-28">
            <text:p>06/28/09</text:p>
          </table:table-cell>
        </table:table-row>
        <table:table-row table:style-name="ro1">
          <table:table-cell table:formula="of:=YEAR([.I547])&amp;RIGHT(&quot;0&quot;&amp;MONTH([.I547]);2)&amp;RIGHT(&quot;0&quot;&amp;DAY([.I547]);2)" office:value-type="string" office:string-value="20090629">
            <text:p>20090629</text:p>
          </table:table-cell>
          <table:table-cell table:formula="of:=YEAR([.I547])" office:value-type="float" office:value="2009">
            <text:p>2009</text:p>
          </table:table-cell>
          <table:table-cell table:formula="of:=ROUNDUP(MONTH([.I547])/3)" office:value-type="float" office:value="2">
            <text:p>2</text:p>
          </table:table-cell>
          <table:table-cell table:formula="of:=MONTH([.I547])" office:value-type="float" office:value="6">
            <text:p>6</text:p>
          </table:table-cell>
          <table:table-cell table:formula="of:=&quot;Junio &quot; &amp; [.B547]" office:value-type="string" office:string-value="Junio 2009">
            <text:p>Junio 2009</text:p>
          </table:table-cell>
          <table:table-cell table:formula="of:=&quot;W&quot; &amp; ISOWEEKNUM([.I547];1)" office:value-type="string" office:string-value="W26">
            <text:p>W26</text:p>
          </table:table-cell>
          <table:table-cell table:formula="of:=DAY([.I547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09-06-29">
            <text:p>06/29/09</text:p>
          </table:table-cell>
        </table:table-row>
        <table:table-row table:style-name="ro1">
          <table:table-cell table:formula="of:=YEAR([.I548])&amp;RIGHT(&quot;0&quot;&amp;MONTH([.I548]);2)&amp;RIGHT(&quot;0&quot;&amp;DAY([.I548]);2)" office:value-type="string" office:string-value="20090630">
            <text:p>20090630</text:p>
          </table:table-cell>
          <table:table-cell table:formula="of:=YEAR([.I548])" office:value-type="float" office:value="2009">
            <text:p>2009</text:p>
          </table:table-cell>
          <table:table-cell table:formula="of:=ROUNDUP(MONTH([.I548])/3)" office:value-type="float" office:value="2">
            <text:p>2</text:p>
          </table:table-cell>
          <table:table-cell table:formula="of:=MONTH([.I548])" office:value-type="float" office:value="6">
            <text:p>6</text:p>
          </table:table-cell>
          <table:table-cell table:formula="of:=&quot;Junio &quot; &amp; [.B548]" office:value-type="string" office:string-value="Junio 2009">
            <text:p>Junio 2009</text:p>
          </table:table-cell>
          <table:table-cell table:formula="of:=&quot;W&quot; &amp; ISOWEEKNUM([.I548];1)" office:value-type="string" office:string-value="W26">
            <text:p>W26</text:p>
          </table:table-cell>
          <table:table-cell table:formula="of:=DAY([.I548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09-06-30">
            <text:p>06/30/09</text:p>
          </table:table-cell>
        </table:table-row>
        <table:table-row table:style-name="ro1">
          <table:table-cell table:formula="of:=YEAR([.I549])&amp;RIGHT(&quot;0&quot;&amp;MONTH([.I549]);2)&amp;RIGHT(&quot;0&quot;&amp;DAY([.I549]);2)" office:value-type="string" office:string-value="20090701">
            <text:p>20090701</text:p>
          </table:table-cell>
          <table:table-cell table:formula="of:=YEAR([.I549])" office:value-type="float" office:value="2009">
            <text:p>2009</text:p>
          </table:table-cell>
          <table:table-cell table:formula="of:=ROUNDUP(MONTH([.I549])/3)" office:value-type="float" office:value="3">
            <text:p>3</text:p>
          </table:table-cell>
          <table:table-cell table:formula="of:=MONTH([.I549])" office:value-type="float" office:value="7">
            <text:p>7</text:p>
          </table:table-cell>
          <table:table-cell table:formula="of:=&quot;Junio &quot; &amp; [.B549]" office:value-type="string" office:string-value="Junio 2009">
            <text:p>Junio 2009</text:p>
          </table:table-cell>
          <table:table-cell table:formula="of:=&quot;W&quot; &amp; ISOWEEKNUM([.I549];1)" office:value-type="string" office:string-value="W26">
            <text:p>W26</text:p>
          </table:table-cell>
          <table:table-cell table:formula="of:=DAY([.I549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09-07-01">
            <text:p>07/01/09</text:p>
          </table:table-cell>
        </table:table-row>
        <table:table-row table:style-name="ro1">
          <table:table-cell table:formula="of:=YEAR([.I550])&amp;RIGHT(&quot;0&quot;&amp;MONTH([.I550]);2)&amp;RIGHT(&quot;0&quot;&amp;DAY([.I550]);2)" office:value-type="string" office:string-value="20090702">
            <text:p>20090702</text:p>
          </table:table-cell>
          <table:table-cell table:formula="of:=YEAR([.I550])" office:value-type="float" office:value="2009">
            <text:p>2009</text:p>
          </table:table-cell>
          <table:table-cell table:formula="of:=ROUNDUP(MONTH([.I550])/3)" office:value-type="float" office:value="3">
            <text:p>3</text:p>
          </table:table-cell>
          <table:table-cell table:formula="of:=MONTH([.I550])" office:value-type="float" office:value="7">
            <text:p>7</text:p>
          </table:table-cell>
          <table:table-cell table:formula="of:=&quot;Julio &quot; &amp; [.B550]" office:value-type="string" office:string-value="Julio 2009">
            <text:p>Julio 2009</text:p>
          </table:table-cell>
          <table:table-cell table:formula="of:=&quot;W&quot; &amp; ISOWEEKNUM([.I550];1)" office:value-type="string" office:string-value="W26">
            <text:p>W26</text:p>
          </table:table-cell>
          <table:table-cell table:formula="of:=DAY([.I550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09-07-02">
            <text:p>07/02/09</text:p>
          </table:table-cell>
        </table:table-row>
        <table:table-row table:style-name="ro1">
          <table:table-cell table:formula="of:=YEAR([.I551])&amp;RIGHT(&quot;0&quot;&amp;MONTH([.I551]);2)&amp;RIGHT(&quot;0&quot;&amp;DAY([.I551]);2)" office:value-type="string" office:string-value="20090703">
            <text:p>20090703</text:p>
          </table:table-cell>
          <table:table-cell table:formula="of:=YEAR([.I551])" office:value-type="float" office:value="2009">
            <text:p>2009</text:p>
          </table:table-cell>
          <table:table-cell table:formula="of:=ROUNDUP(MONTH([.I551])/3)" office:value-type="float" office:value="3">
            <text:p>3</text:p>
          </table:table-cell>
          <table:table-cell table:formula="of:=MONTH([.I551])" office:value-type="float" office:value="7">
            <text:p>7</text:p>
          </table:table-cell>
          <table:table-cell table:formula="of:=&quot;Julio &quot; &amp; [.B551]" office:value-type="string" office:string-value="Julio 2009">
            <text:p>Julio 2009</text:p>
          </table:table-cell>
          <table:table-cell table:formula="of:=&quot;W&quot; &amp; ISOWEEKNUM([.I551];1)" office:value-type="string" office:string-value="W26">
            <text:p>W26</text:p>
          </table:table-cell>
          <table:table-cell table:formula="of:=DAY([.I551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09-07-03">
            <text:p>07/03/09</text:p>
          </table:table-cell>
        </table:table-row>
        <table:table-row table:style-name="ro1">
          <table:table-cell table:formula="of:=YEAR([.I552])&amp;RIGHT(&quot;0&quot;&amp;MONTH([.I552]);2)&amp;RIGHT(&quot;0&quot;&amp;DAY([.I552]);2)" office:value-type="string" office:string-value="20090704">
            <text:p>20090704</text:p>
          </table:table-cell>
          <table:table-cell table:formula="of:=YEAR([.I552])" office:value-type="float" office:value="2009">
            <text:p>2009</text:p>
          </table:table-cell>
          <table:table-cell table:formula="of:=ROUNDUP(MONTH([.I552])/3)" office:value-type="float" office:value="3">
            <text:p>3</text:p>
          </table:table-cell>
          <table:table-cell table:formula="of:=MONTH([.I552])" office:value-type="float" office:value="7">
            <text:p>7</text:p>
          </table:table-cell>
          <table:table-cell table:formula="of:=&quot;Julio &quot; &amp; [.B552]" office:value-type="string" office:string-value="Julio 2009">
            <text:p>Julio 2009</text:p>
          </table:table-cell>
          <table:table-cell table:formula="of:=&quot;W&quot; &amp; ISOWEEKNUM([.I552];1)" office:value-type="string" office:string-value="W26">
            <text:p>W26</text:p>
          </table:table-cell>
          <table:table-cell table:formula="of:=DAY([.I552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09-07-04">
            <text:p>07/04/09</text:p>
          </table:table-cell>
        </table:table-row>
        <table:table-row table:style-name="ro1">
          <table:table-cell table:formula="of:=YEAR([.I553])&amp;RIGHT(&quot;0&quot;&amp;MONTH([.I553]);2)&amp;RIGHT(&quot;0&quot;&amp;DAY([.I553]);2)" office:value-type="string" office:string-value="20090705">
            <text:p>20090705</text:p>
          </table:table-cell>
          <table:table-cell table:formula="of:=YEAR([.I553])" office:value-type="float" office:value="2009">
            <text:p>2009</text:p>
          </table:table-cell>
          <table:table-cell table:formula="of:=ROUNDUP(MONTH([.I553])/3)" office:value-type="float" office:value="3">
            <text:p>3</text:p>
          </table:table-cell>
          <table:table-cell table:formula="of:=MONTH([.I553])" office:value-type="float" office:value="7">
            <text:p>7</text:p>
          </table:table-cell>
          <table:table-cell table:formula="of:=&quot;Julio &quot; &amp; [.B553]" office:value-type="string" office:string-value="Julio 2009">
            <text:p>Julio 2009</text:p>
          </table:table-cell>
          <table:table-cell table:formula="of:=&quot;W&quot; &amp; ISOWEEKNUM([.I553];1)" office:value-type="string" office:string-value="W27">
            <text:p>W27</text:p>
          </table:table-cell>
          <table:table-cell table:formula="of:=DAY([.I553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09-07-05">
            <text:p>07/05/09</text:p>
          </table:table-cell>
        </table:table-row>
        <table:table-row table:style-name="ro1">
          <table:table-cell table:formula="of:=YEAR([.I554])&amp;RIGHT(&quot;0&quot;&amp;MONTH([.I554]);2)&amp;RIGHT(&quot;0&quot;&amp;DAY([.I554]);2)" office:value-type="string" office:string-value="20090706">
            <text:p>20090706</text:p>
          </table:table-cell>
          <table:table-cell table:formula="of:=YEAR([.I554])" office:value-type="float" office:value="2009">
            <text:p>2009</text:p>
          </table:table-cell>
          <table:table-cell table:formula="of:=ROUNDUP(MONTH([.I554])/3)" office:value-type="float" office:value="3">
            <text:p>3</text:p>
          </table:table-cell>
          <table:table-cell table:formula="of:=MONTH([.I554])" office:value-type="float" office:value="7">
            <text:p>7</text:p>
          </table:table-cell>
          <table:table-cell table:formula="of:=&quot;Julio &quot; &amp; [.B554]" office:value-type="string" office:string-value="Julio 2009">
            <text:p>Julio 2009</text:p>
          </table:table-cell>
          <table:table-cell table:formula="of:=&quot;W&quot; &amp; ISOWEEKNUM([.I554];1)" office:value-type="string" office:string-value="W27">
            <text:p>W27</text:p>
          </table:table-cell>
          <table:table-cell table:formula="of:=DAY([.I554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09-07-06">
            <text:p>07/06/09</text:p>
          </table:table-cell>
        </table:table-row>
        <table:table-row table:style-name="ro1">
          <table:table-cell table:formula="of:=YEAR([.I555])&amp;RIGHT(&quot;0&quot;&amp;MONTH([.I555]);2)&amp;RIGHT(&quot;0&quot;&amp;DAY([.I555]);2)" office:value-type="string" office:string-value="20090707">
            <text:p>20090707</text:p>
          </table:table-cell>
          <table:table-cell table:formula="of:=YEAR([.I555])" office:value-type="float" office:value="2009">
            <text:p>2009</text:p>
          </table:table-cell>
          <table:table-cell table:formula="of:=ROUNDUP(MONTH([.I555])/3)" office:value-type="float" office:value="3">
            <text:p>3</text:p>
          </table:table-cell>
          <table:table-cell table:formula="of:=MONTH([.I555])" office:value-type="float" office:value="7">
            <text:p>7</text:p>
          </table:table-cell>
          <table:table-cell table:formula="of:=&quot;Julio &quot; &amp; [.B555]" office:value-type="string" office:string-value="Julio 2009">
            <text:p>Julio 2009</text:p>
          </table:table-cell>
          <table:table-cell table:formula="of:=&quot;W&quot; &amp; ISOWEEKNUM([.I555];1)" office:value-type="string" office:string-value="W27">
            <text:p>W27</text:p>
          </table:table-cell>
          <table:table-cell table:formula="of:=DAY([.I555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09-07-07">
            <text:p>07/07/09</text:p>
          </table:table-cell>
        </table:table-row>
        <table:table-row table:style-name="ro1">
          <table:table-cell table:formula="of:=YEAR([.I556])&amp;RIGHT(&quot;0&quot;&amp;MONTH([.I556]);2)&amp;RIGHT(&quot;0&quot;&amp;DAY([.I556]);2)" office:value-type="string" office:string-value="20090708">
            <text:p>20090708</text:p>
          </table:table-cell>
          <table:table-cell table:formula="of:=YEAR([.I556])" office:value-type="float" office:value="2009">
            <text:p>2009</text:p>
          </table:table-cell>
          <table:table-cell table:formula="of:=ROUNDUP(MONTH([.I556])/3)" office:value-type="float" office:value="3">
            <text:p>3</text:p>
          </table:table-cell>
          <table:table-cell table:formula="of:=MONTH([.I556])" office:value-type="float" office:value="7">
            <text:p>7</text:p>
          </table:table-cell>
          <table:table-cell table:formula="of:=&quot;Julio &quot; &amp; [.B556]" office:value-type="string" office:string-value="Julio 2009">
            <text:p>Julio 2009</text:p>
          </table:table-cell>
          <table:table-cell table:formula="of:=&quot;W&quot; &amp; ISOWEEKNUM([.I556];1)" office:value-type="string" office:string-value="W27">
            <text:p>W27</text:p>
          </table:table-cell>
          <table:table-cell table:formula="of:=DAY([.I556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09-07-08">
            <text:p>07/08/09</text:p>
          </table:table-cell>
        </table:table-row>
        <table:table-row table:style-name="ro1">
          <table:table-cell table:formula="of:=YEAR([.I557])&amp;RIGHT(&quot;0&quot;&amp;MONTH([.I557]);2)&amp;RIGHT(&quot;0&quot;&amp;DAY([.I557]);2)" office:value-type="string" office:string-value="20090709">
            <text:p>20090709</text:p>
          </table:table-cell>
          <table:table-cell table:formula="of:=YEAR([.I557])" office:value-type="float" office:value="2009">
            <text:p>2009</text:p>
          </table:table-cell>
          <table:table-cell table:formula="of:=ROUNDUP(MONTH([.I557])/3)" office:value-type="float" office:value="3">
            <text:p>3</text:p>
          </table:table-cell>
          <table:table-cell table:formula="of:=MONTH([.I557])" office:value-type="float" office:value="7">
            <text:p>7</text:p>
          </table:table-cell>
          <table:table-cell table:formula="of:=&quot;Julio &quot; &amp; [.B557]" office:value-type="string" office:string-value="Julio 2009">
            <text:p>Julio 2009</text:p>
          </table:table-cell>
          <table:table-cell table:formula="of:=&quot;W&quot; &amp; ISOWEEKNUM([.I557];1)" office:value-type="string" office:string-value="W27">
            <text:p>W27</text:p>
          </table:table-cell>
          <table:table-cell table:formula="of:=DAY([.I557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09-07-09">
            <text:p>07/09/09</text:p>
          </table:table-cell>
        </table:table-row>
        <table:table-row table:style-name="ro1">
          <table:table-cell table:formula="of:=YEAR([.I558])&amp;RIGHT(&quot;0&quot;&amp;MONTH([.I558]);2)&amp;RIGHT(&quot;0&quot;&amp;DAY([.I558]);2)" office:value-type="string" office:string-value="20090710">
            <text:p>20090710</text:p>
          </table:table-cell>
          <table:table-cell table:formula="of:=YEAR([.I558])" office:value-type="float" office:value="2009">
            <text:p>2009</text:p>
          </table:table-cell>
          <table:table-cell table:formula="of:=ROUNDUP(MONTH([.I558])/3)" office:value-type="float" office:value="3">
            <text:p>3</text:p>
          </table:table-cell>
          <table:table-cell table:formula="of:=MONTH([.I558])" office:value-type="float" office:value="7">
            <text:p>7</text:p>
          </table:table-cell>
          <table:table-cell table:formula="of:=&quot;Julio &quot; &amp; [.B558]" office:value-type="string" office:string-value="Julio 2009">
            <text:p>Julio 2009</text:p>
          </table:table-cell>
          <table:table-cell table:formula="of:=&quot;W&quot; &amp; ISOWEEKNUM([.I558];1)" office:value-type="string" office:string-value="W27">
            <text:p>W27</text:p>
          </table:table-cell>
          <table:table-cell table:formula="of:=DAY([.I558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09-07-10">
            <text:p>07/10/09</text:p>
          </table:table-cell>
        </table:table-row>
        <table:table-row table:style-name="ro1">
          <table:table-cell table:formula="of:=YEAR([.I559])&amp;RIGHT(&quot;0&quot;&amp;MONTH([.I559]);2)&amp;RIGHT(&quot;0&quot;&amp;DAY([.I559]);2)" office:value-type="string" office:string-value="20090711">
            <text:p>20090711</text:p>
          </table:table-cell>
          <table:table-cell table:formula="of:=YEAR([.I559])" office:value-type="float" office:value="2009">
            <text:p>2009</text:p>
          </table:table-cell>
          <table:table-cell table:formula="of:=ROUNDUP(MONTH([.I559])/3)" office:value-type="float" office:value="3">
            <text:p>3</text:p>
          </table:table-cell>
          <table:table-cell table:formula="of:=MONTH([.I559])" office:value-type="float" office:value="7">
            <text:p>7</text:p>
          </table:table-cell>
          <table:table-cell table:formula="of:=&quot;Julio &quot; &amp; [.B559]" office:value-type="string" office:string-value="Julio 2009">
            <text:p>Julio 2009</text:p>
          </table:table-cell>
          <table:table-cell table:formula="of:=&quot;W&quot; &amp; ISOWEEKNUM([.I559];1)" office:value-type="string" office:string-value="W27">
            <text:p>W27</text:p>
          </table:table-cell>
          <table:table-cell table:formula="of:=DAY([.I559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09-07-11">
            <text:p>07/11/09</text:p>
          </table:table-cell>
        </table:table-row>
        <table:table-row table:style-name="ro1">
          <table:table-cell table:formula="of:=YEAR([.I560])&amp;RIGHT(&quot;0&quot;&amp;MONTH([.I560]);2)&amp;RIGHT(&quot;0&quot;&amp;DAY([.I560]);2)" office:value-type="string" office:string-value="20090712">
            <text:p>20090712</text:p>
          </table:table-cell>
          <table:table-cell table:formula="of:=YEAR([.I560])" office:value-type="float" office:value="2009">
            <text:p>2009</text:p>
          </table:table-cell>
          <table:table-cell table:formula="of:=ROUNDUP(MONTH([.I560])/3)" office:value-type="float" office:value="3">
            <text:p>3</text:p>
          </table:table-cell>
          <table:table-cell table:formula="of:=MONTH([.I560])" office:value-type="float" office:value="7">
            <text:p>7</text:p>
          </table:table-cell>
          <table:table-cell table:formula="of:=&quot;Julio &quot; &amp; [.B560]" office:value-type="string" office:string-value="Julio 2009">
            <text:p>Julio 2009</text:p>
          </table:table-cell>
          <table:table-cell table:formula="of:=&quot;W&quot; &amp; ISOWEEKNUM([.I560];1)" office:value-type="string" office:string-value="W28">
            <text:p>W28</text:p>
          </table:table-cell>
          <table:table-cell table:formula="of:=DAY([.I560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09-07-12">
            <text:p>07/12/09</text:p>
          </table:table-cell>
        </table:table-row>
        <table:table-row table:style-name="ro1">
          <table:table-cell table:formula="of:=YEAR([.I561])&amp;RIGHT(&quot;0&quot;&amp;MONTH([.I561]);2)&amp;RIGHT(&quot;0&quot;&amp;DAY([.I561]);2)" office:value-type="string" office:string-value="20090713">
            <text:p>20090713</text:p>
          </table:table-cell>
          <table:table-cell table:formula="of:=YEAR([.I561])" office:value-type="float" office:value="2009">
            <text:p>2009</text:p>
          </table:table-cell>
          <table:table-cell table:formula="of:=ROUNDUP(MONTH([.I561])/3)" office:value-type="float" office:value="3">
            <text:p>3</text:p>
          </table:table-cell>
          <table:table-cell table:formula="of:=MONTH([.I561])" office:value-type="float" office:value="7">
            <text:p>7</text:p>
          </table:table-cell>
          <table:table-cell table:formula="of:=&quot;Julio &quot; &amp; [.B561]" office:value-type="string" office:string-value="Julio 2009">
            <text:p>Julio 2009</text:p>
          </table:table-cell>
          <table:table-cell table:formula="of:=&quot;W&quot; &amp; ISOWEEKNUM([.I561];1)" office:value-type="string" office:string-value="W28">
            <text:p>W28</text:p>
          </table:table-cell>
          <table:table-cell table:formula="of:=DAY([.I561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09-07-13">
            <text:p>07/13/09</text:p>
          </table:table-cell>
        </table:table-row>
        <table:table-row table:style-name="ro1">
          <table:table-cell table:formula="of:=YEAR([.I562])&amp;RIGHT(&quot;0&quot;&amp;MONTH([.I562]);2)&amp;RIGHT(&quot;0&quot;&amp;DAY([.I562]);2)" office:value-type="string" office:string-value="20090714">
            <text:p>20090714</text:p>
          </table:table-cell>
          <table:table-cell table:formula="of:=YEAR([.I562])" office:value-type="float" office:value="2009">
            <text:p>2009</text:p>
          </table:table-cell>
          <table:table-cell table:formula="of:=ROUNDUP(MONTH([.I562])/3)" office:value-type="float" office:value="3">
            <text:p>3</text:p>
          </table:table-cell>
          <table:table-cell table:formula="of:=MONTH([.I562])" office:value-type="float" office:value="7">
            <text:p>7</text:p>
          </table:table-cell>
          <table:table-cell table:formula="of:=&quot;Julio &quot; &amp; [.B562]" office:value-type="string" office:string-value="Julio 2009">
            <text:p>Julio 2009</text:p>
          </table:table-cell>
          <table:table-cell table:formula="of:=&quot;W&quot; &amp; ISOWEEKNUM([.I562];1)" office:value-type="string" office:string-value="W28">
            <text:p>W28</text:p>
          </table:table-cell>
          <table:table-cell table:formula="of:=DAY([.I562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09-07-14">
            <text:p>07/14/09</text:p>
          </table:table-cell>
        </table:table-row>
        <table:table-row table:style-name="ro1">
          <table:table-cell table:formula="of:=YEAR([.I563])&amp;RIGHT(&quot;0&quot;&amp;MONTH([.I563]);2)&amp;RIGHT(&quot;0&quot;&amp;DAY([.I563]);2)" office:value-type="string" office:string-value="20090715">
            <text:p>20090715</text:p>
          </table:table-cell>
          <table:table-cell table:formula="of:=YEAR([.I563])" office:value-type="float" office:value="2009">
            <text:p>2009</text:p>
          </table:table-cell>
          <table:table-cell table:formula="of:=ROUNDUP(MONTH([.I563])/3)" office:value-type="float" office:value="3">
            <text:p>3</text:p>
          </table:table-cell>
          <table:table-cell table:formula="of:=MONTH([.I563])" office:value-type="float" office:value="7">
            <text:p>7</text:p>
          </table:table-cell>
          <table:table-cell table:formula="of:=&quot;Julio &quot; &amp; [.B563]" office:value-type="string" office:string-value="Julio 2009">
            <text:p>Julio 2009</text:p>
          </table:table-cell>
          <table:table-cell table:formula="of:=&quot;W&quot; &amp; ISOWEEKNUM([.I563];1)" office:value-type="string" office:string-value="W28">
            <text:p>W28</text:p>
          </table:table-cell>
          <table:table-cell table:formula="of:=DAY([.I563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09-07-15">
            <text:p>07/15/09</text:p>
          </table:table-cell>
        </table:table-row>
        <table:table-row table:style-name="ro1">
          <table:table-cell table:formula="of:=YEAR([.I564])&amp;RIGHT(&quot;0&quot;&amp;MONTH([.I564]);2)&amp;RIGHT(&quot;0&quot;&amp;DAY([.I564]);2)" office:value-type="string" office:string-value="20090716">
            <text:p>20090716</text:p>
          </table:table-cell>
          <table:table-cell table:formula="of:=YEAR([.I564])" office:value-type="float" office:value="2009">
            <text:p>2009</text:p>
          </table:table-cell>
          <table:table-cell table:formula="of:=ROUNDUP(MONTH([.I564])/3)" office:value-type="float" office:value="3">
            <text:p>3</text:p>
          </table:table-cell>
          <table:table-cell table:formula="of:=MONTH([.I564])" office:value-type="float" office:value="7">
            <text:p>7</text:p>
          </table:table-cell>
          <table:table-cell table:formula="of:=&quot;Julio &quot; &amp; [.B564]" office:value-type="string" office:string-value="Julio 2009">
            <text:p>Julio 2009</text:p>
          </table:table-cell>
          <table:table-cell table:formula="of:=&quot;W&quot; &amp; ISOWEEKNUM([.I564];1)" office:value-type="string" office:string-value="W28">
            <text:p>W28</text:p>
          </table:table-cell>
          <table:table-cell table:formula="of:=DAY([.I564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09-07-16">
            <text:p>07/16/09</text:p>
          </table:table-cell>
        </table:table-row>
        <table:table-row table:style-name="ro1">
          <table:table-cell table:formula="of:=YEAR([.I565])&amp;RIGHT(&quot;0&quot;&amp;MONTH([.I565]);2)&amp;RIGHT(&quot;0&quot;&amp;DAY([.I565]);2)" office:value-type="string" office:string-value="20090717">
            <text:p>20090717</text:p>
          </table:table-cell>
          <table:table-cell table:formula="of:=YEAR([.I565])" office:value-type="float" office:value="2009">
            <text:p>2009</text:p>
          </table:table-cell>
          <table:table-cell table:formula="of:=ROUNDUP(MONTH([.I565])/3)" office:value-type="float" office:value="3">
            <text:p>3</text:p>
          </table:table-cell>
          <table:table-cell table:formula="of:=MONTH([.I565])" office:value-type="float" office:value="7">
            <text:p>7</text:p>
          </table:table-cell>
          <table:table-cell table:formula="of:=&quot;Julio &quot; &amp; [.B565]" office:value-type="string" office:string-value="Julio 2009">
            <text:p>Julio 2009</text:p>
          </table:table-cell>
          <table:table-cell table:formula="of:=&quot;W&quot; &amp; ISOWEEKNUM([.I565];1)" office:value-type="string" office:string-value="W28">
            <text:p>W28</text:p>
          </table:table-cell>
          <table:table-cell table:formula="of:=DAY([.I565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09-07-17">
            <text:p>07/17/09</text:p>
          </table:table-cell>
        </table:table-row>
        <table:table-row table:style-name="ro1">
          <table:table-cell table:formula="of:=YEAR([.I566])&amp;RIGHT(&quot;0&quot;&amp;MONTH([.I566]);2)&amp;RIGHT(&quot;0&quot;&amp;DAY([.I566]);2)" office:value-type="string" office:string-value="20090718">
            <text:p>20090718</text:p>
          </table:table-cell>
          <table:table-cell table:formula="of:=YEAR([.I566])" office:value-type="float" office:value="2009">
            <text:p>2009</text:p>
          </table:table-cell>
          <table:table-cell table:formula="of:=ROUNDUP(MONTH([.I566])/3)" office:value-type="float" office:value="3">
            <text:p>3</text:p>
          </table:table-cell>
          <table:table-cell table:formula="of:=MONTH([.I566])" office:value-type="float" office:value="7">
            <text:p>7</text:p>
          </table:table-cell>
          <table:table-cell table:formula="of:=&quot;Julio &quot; &amp; [.B566]" office:value-type="string" office:string-value="Julio 2009">
            <text:p>Julio 2009</text:p>
          </table:table-cell>
          <table:table-cell table:formula="of:=&quot;W&quot; &amp; ISOWEEKNUM([.I566];1)" office:value-type="string" office:string-value="W28">
            <text:p>W28</text:p>
          </table:table-cell>
          <table:table-cell table:formula="of:=DAY([.I566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09-07-18">
            <text:p>07/18/09</text:p>
          </table:table-cell>
        </table:table-row>
        <table:table-row table:style-name="ro1">
          <table:table-cell table:formula="of:=YEAR([.I567])&amp;RIGHT(&quot;0&quot;&amp;MONTH([.I567]);2)&amp;RIGHT(&quot;0&quot;&amp;DAY([.I567]);2)" office:value-type="string" office:string-value="20090719">
            <text:p>20090719</text:p>
          </table:table-cell>
          <table:table-cell table:formula="of:=YEAR([.I567])" office:value-type="float" office:value="2009">
            <text:p>2009</text:p>
          </table:table-cell>
          <table:table-cell table:formula="of:=ROUNDUP(MONTH([.I567])/3)" office:value-type="float" office:value="3">
            <text:p>3</text:p>
          </table:table-cell>
          <table:table-cell table:formula="of:=MONTH([.I567])" office:value-type="float" office:value="7">
            <text:p>7</text:p>
          </table:table-cell>
          <table:table-cell table:formula="of:=&quot;Julio &quot; &amp; [.B567]" office:value-type="string" office:string-value="Julio 2009">
            <text:p>Julio 2009</text:p>
          </table:table-cell>
          <table:table-cell table:formula="of:=&quot;W&quot; &amp; ISOWEEKNUM([.I567];1)" office:value-type="string" office:string-value="W29">
            <text:p>W29</text:p>
          </table:table-cell>
          <table:table-cell table:formula="of:=DAY([.I567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09-07-19">
            <text:p>07/19/09</text:p>
          </table:table-cell>
        </table:table-row>
        <table:table-row table:style-name="ro1">
          <table:table-cell table:formula="of:=YEAR([.I568])&amp;RIGHT(&quot;0&quot;&amp;MONTH([.I568]);2)&amp;RIGHT(&quot;0&quot;&amp;DAY([.I568]);2)" office:value-type="string" office:string-value="20090720">
            <text:p>20090720</text:p>
          </table:table-cell>
          <table:table-cell table:formula="of:=YEAR([.I568])" office:value-type="float" office:value="2009">
            <text:p>2009</text:p>
          </table:table-cell>
          <table:table-cell table:formula="of:=ROUNDUP(MONTH([.I568])/3)" office:value-type="float" office:value="3">
            <text:p>3</text:p>
          </table:table-cell>
          <table:table-cell table:formula="of:=MONTH([.I568])" office:value-type="float" office:value="7">
            <text:p>7</text:p>
          </table:table-cell>
          <table:table-cell table:formula="of:=&quot;Julio &quot; &amp; [.B568]" office:value-type="string" office:string-value="Julio 2009">
            <text:p>Julio 2009</text:p>
          </table:table-cell>
          <table:table-cell table:formula="of:=&quot;W&quot; &amp; ISOWEEKNUM([.I568];1)" office:value-type="string" office:string-value="W29">
            <text:p>W29</text:p>
          </table:table-cell>
          <table:table-cell table:formula="of:=DAY([.I568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09-07-20">
            <text:p>07/20/09</text:p>
          </table:table-cell>
        </table:table-row>
        <table:table-row table:style-name="ro1">
          <table:table-cell table:formula="of:=YEAR([.I569])&amp;RIGHT(&quot;0&quot;&amp;MONTH([.I569]);2)&amp;RIGHT(&quot;0&quot;&amp;DAY([.I569]);2)" office:value-type="string" office:string-value="20090721">
            <text:p>20090721</text:p>
          </table:table-cell>
          <table:table-cell table:formula="of:=YEAR([.I569])" office:value-type="float" office:value="2009">
            <text:p>2009</text:p>
          </table:table-cell>
          <table:table-cell table:formula="of:=ROUNDUP(MONTH([.I569])/3)" office:value-type="float" office:value="3">
            <text:p>3</text:p>
          </table:table-cell>
          <table:table-cell table:formula="of:=MONTH([.I569])" office:value-type="float" office:value="7">
            <text:p>7</text:p>
          </table:table-cell>
          <table:table-cell table:formula="of:=&quot;Julio &quot; &amp; [.B569]" office:value-type="string" office:string-value="Julio 2009">
            <text:p>Julio 2009</text:p>
          </table:table-cell>
          <table:table-cell table:formula="of:=&quot;W&quot; &amp; ISOWEEKNUM([.I569];1)" office:value-type="string" office:string-value="W29">
            <text:p>W29</text:p>
          </table:table-cell>
          <table:table-cell table:formula="of:=DAY([.I569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09-07-21">
            <text:p>07/21/09</text:p>
          </table:table-cell>
        </table:table-row>
        <table:table-row table:style-name="ro1">
          <table:table-cell table:formula="of:=YEAR([.I570])&amp;RIGHT(&quot;0&quot;&amp;MONTH([.I570]);2)&amp;RIGHT(&quot;0&quot;&amp;DAY([.I570]);2)" office:value-type="string" office:string-value="20090722">
            <text:p>20090722</text:p>
          </table:table-cell>
          <table:table-cell table:formula="of:=YEAR([.I570])" office:value-type="float" office:value="2009">
            <text:p>2009</text:p>
          </table:table-cell>
          <table:table-cell table:formula="of:=ROUNDUP(MONTH([.I570])/3)" office:value-type="float" office:value="3">
            <text:p>3</text:p>
          </table:table-cell>
          <table:table-cell table:formula="of:=MONTH([.I570])" office:value-type="float" office:value="7">
            <text:p>7</text:p>
          </table:table-cell>
          <table:table-cell table:formula="of:=&quot;Julio &quot; &amp; [.B570]" office:value-type="string" office:string-value="Julio 2009">
            <text:p>Julio 2009</text:p>
          </table:table-cell>
          <table:table-cell table:formula="of:=&quot;W&quot; &amp; ISOWEEKNUM([.I570];1)" office:value-type="string" office:string-value="W29">
            <text:p>W29</text:p>
          </table:table-cell>
          <table:table-cell table:formula="of:=DAY([.I570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09-07-22">
            <text:p>07/22/09</text:p>
          </table:table-cell>
        </table:table-row>
        <table:table-row table:style-name="ro1">
          <table:table-cell table:formula="of:=YEAR([.I571])&amp;RIGHT(&quot;0&quot;&amp;MONTH([.I571]);2)&amp;RIGHT(&quot;0&quot;&amp;DAY([.I571]);2)" office:value-type="string" office:string-value="20090723">
            <text:p>20090723</text:p>
          </table:table-cell>
          <table:table-cell table:formula="of:=YEAR([.I571])" office:value-type="float" office:value="2009">
            <text:p>2009</text:p>
          </table:table-cell>
          <table:table-cell table:formula="of:=ROUNDUP(MONTH([.I571])/3)" office:value-type="float" office:value="3">
            <text:p>3</text:p>
          </table:table-cell>
          <table:table-cell table:formula="of:=MONTH([.I571])" office:value-type="float" office:value="7">
            <text:p>7</text:p>
          </table:table-cell>
          <table:table-cell table:formula="of:=&quot;Julio &quot; &amp; [.B571]" office:value-type="string" office:string-value="Julio 2009">
            <text:p>Julio 2009</text:p>
          </table:table-cell>
          <table:table-cell table:formula="of:=&quot;W&quot; &amp; ISOWEEKNUM([.I571];1)" office:value-type="string" office:string-value="W29">
            <text:p>W29</text:p>
          </table:table-cell>
          <table:table-cell table:formula="of:=DAY([.I571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09-07-23">
            <text:p>07/23/09</text:p>
          </table:table-cell>
        </table:table-row>
        <table:table-row table:style-name="ro1">
          <table:table-cell table:formula="of:=YEAR([.I572])&amp;RIGHT(&quot;0&quot;&amp;MONTH([.I572]);2)&amp;RIGHT(&quot;0&quot;&amp;DAY([.I572]);2)" office:value-type="string" office:string-value="20090724">
            <text:p>20090724</text:p>
          </table:table-cell>
          <table:table-cell table:formula="of:=YEAR([.I572])" office:value-type="float" office:value="2009">
            <text:p>2009</text:p>
          </table:table-cell>
          <table:table-cell table:formula="of:=ROUNDUP(MONTH([.I572])/3)" office:value-type="float" office:value="3">
            <text:p>3</text:p>
          </table:table-cell>
          <table:table-cell table:formula="of:=MONTH([.I572])" office:value-type="float" office:value="7">
            <text:p>7</text:p>
          </table:table-cell>
          <table:table-cell table:formula="of:=&quot;Julio &quot; &amp; [.B572]" office:value-type="string" office:string-value="Julio 2009">
            <text:p>Julio 2009</text:p>
          </table:table-cell>
          <table:table-cell table:formula="of:=&quot;W&quot; &amp; ISOWEEKNUM([.I572];1)" office:value-type="string" office:string-value="W29">
            <text:p>W29</text:p>
          </table:table-cell>
          <table:table-cell table:formula="of:=DAY([.I572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09-07-24">
            <text:p>07/24/09</text:p>
          </table:table-cell>
        </table:table-row>
        <table:table-row table:style-name="ro1">
          <table:table-cell table:formula="of:=YEAR([.I573])&amp;RIGHT(&quot;0&quot;&amp;MONTH([.I573]);2)&amp;RIGHT(&quot;0&quot;&amp;DAY([.I573]);2)" office:value-type="string" office:string-value="20090725">
            <text:p>20090725</text:p>
          </table:table-cell>
          <table:table-cell table:formula="of:=YEAR([.I573])" office:value-type="float" office:value="2009">
            <text:p>2009</text:p>
          </table:table-cell>
          <table:table-cell table:formula="of:=ROUNDUP(MONTH([.I573])/3)" office:value-type="float" office:value="3">
            <text:p>3</text:p>
          </table:table-cell>
          <table:table-cell table:formula="of:=MONTH([.I573])" office:value-type="float" office:value="7">
            <text:p>7</text:p>
          </table:table-cell>
          <table:table-cell table:formula="of:=&quot;Julio &quot; &amp; [.B573]" office:value-type="string" office:string-value="Julio 2009">
            <text:p>Julio 2009</text:p>
          </table:table-cell>
          <table:table-cell table:formula="of:=&quot;W&quot; &amp; ISOWEEKNUM([.I573];1)" office:value-type="string" office:string-value="W29">
            <text:p>W29</text:p>
          </table:table-cell>
          <table:table-cell table:formula="of:=DAY([.I573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09-07-25">
            <text:p>07/25/09</text:p>
          </table:table-cell>
        </table:table-row>
        <table:table-row table:style-name="ro1">
          <table:table-cell table:formula="of:=YEAR([.I574])&amp;RIGHT(&quot;0&quot;&amp;MONTH([.I574]);2)&amp;RIGHT(&quot;0&quot;&amp;DAY([.I574]);2)" office:value-type="string" office:string-value="20090726">
            <text:p>20090726</text:p>
          </table:table-cell>
          <table:table-cell table:formula="of:=YEAR([.I574])" office:value-type="float" office:value="2009">
            <text:p>2009</text:p>
          </table:table-cell>
          <table:table-cell table:formula="of:=ROUNDUP(MONTH([.I574])/3)" office:value-type="float" office:value="3">
            <text:p>3</text:p>
          </table:table-cell>
          <table:table-cell table:formula="of:=MONTH([.I574])" office:value-type="float" office:value="7">
            <text:p>7</text:p>
          </table:table-cell>
          <table:table-cell table:formula="of:=&quot;Julio &quot; &amp; [.B574]" office:value-type="string" office:string-value="Julio 2009">
            <text:p>Julio 2009</text:p>
          </table:table-cell>
          <table:table-cell table:formula="of:=&quot;W&quot; &amp; ISOWEEKNUM([.I574];1)" office:value-type="string" office:string-value="W30">
            <text:p>W30</text:p>
          </table:table-cell>
          <table:table-cell table:formula="of:=DAY([.I574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09-07-26">
            <text:p>07/26/09</text:p>
          </table:table-cell>
        </table:table-row>
        <table:table-row table:style-name="ro1">
          <table:table-cell table:formula="of:=YEAR([.I575])&amp;RIGHT(&quot;0&quot;&amp;MONTH([.I575]);2)&amp;RIGHT(&quot;0&quot;&amp;DAY([.I575]);2)" office:value-type="string" office:string-value="20090727">
            <text:p>20090727</text:p>
          </table:table-cell>
          <table:table-cell table:formula="of:=YEAR([.I575])" office:value-type="float" office:value="2009">
            <text:p>2009</text:p>
          </table:table-cell>
          <table:table-cell table:formula="of:=ROUNDUP(MONTH([.I575])/3)" office:value-type="float" office:value="3">
            <text:p>3</text:p>
          </table:table-cell>
          <table:table-cell table:formula="of:=MONTH([.I575])" office:value-type="float" office:value="7">
            <text:p>7</text:p>
          </table:table-cell>
          <table:table-cell table:formula="of:=&quot;Julio &quot; &amp; [.B575]" office:value-type="string" office:string-value="Julio 2009">
            <text:p>Julio 2009</text:p>
          </table:table-cell>
          <table:table-cell table:formula="of:=&quot;W&quot; &amp; ISOWEEKNUM([.I575];1)" office:value-type="string" office:string-value="W30">
            <text:p>W30</text:p>
          </table:table-cell>
          <table:table-cell table:formula="of:=DAY([.I575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09-07-27">
            <text:p>07/27/09</text:p>
          </table:table-cell>
        </table:table-row>
        <table:table-row table:style-name="ro1">
          <table:table-cell table:formula="of:=YEAR([.I576])&amp;RIGHT(&quot;0&quot;&amp;MONTH([.I576]);2)&amp;RIGHT(&quot;0&quot;&amp;DAY([.I576]);2)" office:value-type="string" office:string-value="20090728">
            <text:p>20090728</text:p>
          </table:table-cell>
          <table:table-cell table:formula="of:=YEAR([.I576])" office:value-type="float" office:value="2009">
            <text:p>2009</text:p>
          </table:table-cell>
          <table:table-cell table:formula="of:=ROUNDUP(MONTH([.I576])/3)" office:value-type="float" office:value="3">
            <text:p>3</text:p>
          </table:table-cell>
          <table:table-cell table:formula="of:=MONTH([.I576])" office:value-type="float" office:value="7">
            <text:p>7</text:p>
          </table:table-cell>
          <table:table-cell table:formula="of:=&quot;Julio &quot; &amp; [.B576]" office:value-type="string" office:string-value="Julio 2009">
            <text:p>Julio 2009</text:p>
          </table:table-cell>
          <table:table-cell table:formula="of:=&quot;W&quot; &amp; ISOWEEKNUM([.I576];1)" office:value-type="string" office:string-value="W30">
            <text:p>W30</text:p>
          </table:table-cell>
          <table:table-cell table:formula="of:=DAY([.I576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09-07-28">
            <text:p>07/28/09</text:p>
          </table:table-cell>
        </table:table-row>
        <table:table-row table:style-name="ro1">
          <table:table-cell table:formula="of:=YEAR([.I577])&amp;RIGHT(&quot;0&quot;&amp;MONTH([.I577]);2)&amp;RIGHT(&quot;0&quot;&amp;DAY([.I577]);2)" office:value-type="string" office:string-value="20090729">
            <text:p>20090729</text:p>
          </table:table-cell>
          <table:table-cell table:formula="of:=YEAR([.I577])" office:value-type="float" office:value="2009">
            <text:p>2009</text:p>
          </table:table-cell>
          <table:table-cell table:formula="of:=ROUNDUP(MONTH([.I577])/3)" office:value-type="float" office:value="3">
            <text:p>3</text:p>
          </table:table-cell>
          <table:table-cell table:formula="of:=MONTH([.I577])" office:value-type="float" office:value="7">
            <text:p>7</text:p>
          </table:table-cell>
          <table:table-cell table:formula="of:=&quot;Julio &quot; &amp; [.B577]" office:value-type="string" office:string-value="Julio 2009">
            <text:p>Julio 2009</text:p>
          </table:table-cell>
          <table:table-cell table:formula="of:=&quot;W&quot; &amp; ISOWEEKNUM([.I577];1)" office:value-type="string" office:string-value="W30">
            <text:p>W30</text:p>
          </table:table-cell>
          <table:table-cell table:formula="of:=DAY([.I577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09-07-29">
            <text:p>07/29/09</text:p>
          </table:table-cell>
        </table:table-row>
        <table:table-row table:style-name="ro1">
          <table:table-cell table:formula="of:=YEAR([.I578])&amp;RIGHT(&quot;0&quot;&amp;MONTH([.I578]);2)&amp;RIGHT(&quot;0&quot;&amp;DAY([.I578]);2)" office:value-type="string" office:string-value="20090730">
            <text:p>20090730</text:p>
          </table:table-cell>
          <table:table-cell table:formula="of:=YEAR([.I578])" office:value-type="float" office:value="2009">
            <text:p>2009</text:p>
          </table:table-cell>
          <table:table-cell table:formula="of:=ROUNDUP(MONTH([.I578])/3)" office:value-type="float" office:value="3">
            <text:p>3</text:p>
          </table:table-cell>
          <table:table-cell table:formula="of:=MONTH([.I578])" office:value-type="float" office:value="7">
            <text:p>7</text:p>
          </table:table-cell>
          <table:table-cell table:formula="of:=&quot;Julio &quot; &amp; [.B578]" office:value-type="string" office:string-value="Julio 2009">
            <text:p>Julio 2009</text:p>
          </table:table-cell>
          <table:table-cell table:formula="of:=&quot;W&quot; &amp; ISOWEEKNUM([.I578];1)" office:value-type="string" office:string-value="W30">
            <text:p>W30</text:p>
          </table:table-cell>
          <table:table-cell table:formula="of:=DAY([.I578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09-07-30">
            <text:p>07/30/09</text:p>
          </table:table-cell>
        </table:table-row>
        <table:table-row table:style-name="ro1">
          <table:table-cell table:formula="of:=YEAR([.I579])&amp;RIGHT(&quot;0&quot;&amp;MONTH([.I579]);2)&amp;RIGHT(&quot;0&quot;&amp;DAY([.I579]);2)" office:value-type="string" office:string-value="20090731">
            <text:p>20090731</text:p>
          </table:table-cell>
          <table:table-cell table:formula="of:=YEAR([.I579])" office:value-type="float" office:value="2009">
            <text:p>2009</text:p>
          </table:table-cell>
          <table:table-cell table:formula="of:=ROUNDUP(MONTH([.I579])/3)" office:value-type="float" office:value="3">
            <text:p>3</text:p>
          </table:table-cell>
          <table:table-cell table:formula="of:=MONTH([.I579])" office:value-type="float" office:value="7">
            <text:p>7</text:p>
          </table:table-cell>
          <table:table-cell table:formula="of:=&quot;Julio &quot; &amp; [.B579]" office:value-type="string" office:string-value="Julio 2009">
            <text:p>Julio 2009</text:p>
          </table:table-cell>
          <table:table-cell table:formula="of:=&quot;W&quot; &amp; ISOWEEKNUM([.I579];1)" office:value-type="string" office:string-value="W30">
            <text:p>W30</text:p>
          </table:table-cell>
          <table:table-cell table:formula="of:=DAY([.I579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09-07-31">
            <text:p>07/31/09</text:p>
          </table:table-cell>
        </table:table-row>
        <table:table-row table:style-name="ro1">
          <table:table-cell table:formula="of:=YEAR([.I580])&amp;RIGHT(&quot;0&quot;&amp;MONTH([.I580]);2)&amp;RIGHT(&quot;0&quot;&amp;DAY([.I580]);2)" office:value-type="string" office:string-value="20090801">
            <text:p>20090801</text:p>
          </table:table-cell>
          <table:table-cell table:formula="of:=YEAR([.I580])" office:value-type="float" office:value="2009">
            <text:p>2009</text:p>
          </table:table-cell>
          <table:table-cell table:formula="of:=ROUNDUP(MONTH([.I580])/3)" office:value-type="float" office:value="3">
            <text:p>3</text:p>
          </table:table-cell>
          <table:table-cell table:formula="of:=MONTH([.I580])" office:value-type="float" office:value="8">
            <text:p>8</text:p>
          </table:table-cell>
          <table:table-cell table:formula="of:=&quot;Agosto &quot; &amp; [.B580]" office:value-type="string" office:string-value="Agosto 2009">
            <text:p>Agosto 2009</text:p>
          </table:table-cell>
          <table:table-cell table:formula="of:=&quot;W&quot; &amp; ISOWEEKNUM([.I580];1)" office:value-type="string" office:string-value="W30">
            <text:p>W30</text:p>
          </table:table-cell>
          <table:table-cell table:formula="of:=DAY([.I580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09-08-01">
            <text:p>08/01/09</text:p>
          </table:table-cell>
        </table:table-row>
        <table:table-row table:style-name="ro1">
          <table:table-cell table:formula="of:=YEAR([.I581])&amp;RIGHT(&quot;0&quot;&amp;MONTH([.I581]);2)&amp;RIGHT(&quot;0&quot;&amp;DAY([.I581]);2)" office:value-type="string" office:string-value="20090802">
            <text:p>20090802</text:p>
          </table:table-cell>
          <table:table-cell table:formula="of:=YEAR([.I581])" office:value-type="float" office:value="2009">
            <text:p>2009</text:p>
          </table:table-cell>
          <table:table-cell table:formula="of:=ROUNDUP(MONTH([.I581])/3)" office:value-type="float" office:value="3">
            <text:p>3</text:p>
          </table:table-cell>
          <table:table-cell table:formula="of:=MONTH([.I581])" office:value-type="float" office:value="8">
            <text:p>8</text:p>
          </table:table-cell>
          <table:table-cell table:formula="of:=&quot;Agosto &quot; &amp; [.B581]" office:value-type="string" office:string-value="Agosto 2009">
            <text:p>Agosto 2009</text:p>
          </table:table-cell>
          <table:table-cell table:formula="of:=&quot;W&quot; &amp; ISOWEEKNUM([.I581];1)" office:value-type="string" office:string-value="W31">
            <text:p>W31</text:p>
          </table:table-cell>
          <table:table-cell table:formula="of:=DAY([.I581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09-08-02">
            <text:p>08/02/09</text:p>
          </table:table-cell>
        </table:table-row>
        <table:table-row table:style-name="ro1">
          <table:table-cell table:formula="of:=YEAR([.I582])&amp;RIGHT(&quot;0&quot;&amp;MONTH([.I582]);2)&amp;RIGHT(&quot;0&quot;&amp;DAY([.I582]);2)" office:value-type="string" office:string-value="20090803">
            <text:p>20090803</text:p>
          </table:table-cell>
          <table:table-cell table:formula="of:=YEAR([.I582])" office:value-type="float" office:value="2009">
            <text:p>2009</text:p>
          </table:table-cell>
          <table:table-cell table:formula="of:=ROUNDUP(MONTH([.I582])/3)" office:value-type="float" office:value="3">
            <text:p>3</text:p>
          </table:table-cell>
          <table:table-cell table:formula="of:=MONTH([.I582])" office:value-type="float" office:value="8">
            <text:p>8</text:p>
          </table:table-cell>
          <table:table-cell table:formula="of:=&quot;Agosto &quot; &amp; [.B582]" office:value-type="string" office:string-value="Agosto 2009">
            <text:p>Agosto 2009</text:p>
          </table:table-cell>
          <table:table-cell table:formula="of:=&quot;W&quot; &amp; ISOWEEKNUM([.I582];1)" office:value-type="string" office:string-value="W31">
            <text:p>W31</text:p>
          </table:table-cell>
          <table:table-cell table:formula="of:=DAY([.I582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09-08-03">
            <text:p>08/03/09</text:p>
          </table:table-cell>
        </table:table-row>
        <table:table-row table:style-name="ro1">
          <table:table-cell table:formula="of:=YEAR([.I583])&amp;RIGHT(&quot;0&quot;&amp;MONTH([.I583]);2)&amp;RIGHT(&quot;0&quot;&amp;DAY([.I583]);2)" office:value-type="string" office:string-value="20090804">
            <text:p>20090804</text:p>
          </table:table-cell>
          <table:table-cell table:formula="of:=YEAR([.I583])" office:value-type="float" office:value="2009">
            <text:p>2009</text:p>
          </table:table-cell>
          <table:table-cell table:formula="of:=ROUNDUP(MONTH([.I583])/3)" office:value-type="float" office:value="3">
            <text:p>3</text:p>
          </table:table-cell>
          <table:table-cell table:formula="of:=MONTH([.I583])" office:value-type="float" office:value="8">
            <text:p>8</text:p>
          </table:table-cell>
          <table:table-cell table:formula="of:=&quot;Agosto &quot; &amp; [.B583]" office:value-type="string" office:string-value="Agosto 2009">
            <text:p>Agosto 2009</text:p>
          </table:table-cell>
          <table:table-cell table:formula="of:=&quot;W&quot; &amp; ISOWEEKNUM([.I583];1)" office:value-type="string" office:string-value="W31">
            <text:p>W31</text:p>
          </table:table-cell>
          <table:table-cell table:formula="of:=DAY([.I583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09-08-04">
            <text:p>08/04/09</text:p>
          </table:table-cell>
        </table:table-row>
        <table:table-row table:style-name="ro1">
          <table:table-cell table:formula="of:=YEAR([.I584])&amp;RIGHT(&quot;0&quot;&amp;MONTH([.I584]);2)&amp;RIGHT(&quot;0&quot;&amp;DAY([.I584]);2)" office:value-type="string" office:string-value="20090805">
            <text:p>20090805</text:p>
          </table:table-cell>
          <table:table-cell table:formula="of:=YEAR([.I584])" office:value-type="float" office:value="2009">
            <text:p>2009</text:p>
          </table:table-cell>
          <table:table-cell table:formula="of:=ROUNDUP(MONTH([.I584])/3)" office:value-type="float" office:value="3">
            <text:p>3</text:p>
          </table:table-cell>
          <table:table-cell table:formula="of:=MONTH([.I584])" office:value-type="float" office:value="8">
            <text:p>8</text:p>
          </table:table-cell>
          <table:table-cell table:formula="of:=&quot;Agosto &quot; &amp; [.B584]" office:value-type="string" office:string-value="Agosto 2009">
            <text:p>Agosto 2009</text:p>
          </table:table-cell>
          <table:table-cell table:formula="of:=&quot;W&quot; &amp; ISOWEEKNUM([.I584];1)" office:value-type="string" office:string-value="W31">
            <text:p>W31</text:p>
          </table:table-cell>
          <table:table-cell table:formula="of:=DAY([.I584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09-08-05">
            <text:p>08/05/09</text:p>
          </table:table-cell>
        </table:table-row>
        <table:table-row table:style-name="ro1">
          <table:table-cell table:formula="of:=YEAR([.I585])&amp;RIGHT(&quot;0&quot;&amp;MONTH([.I585]);2)&amp;RIGHT(&quot;0&quot;&amp;DAY([.I585]);2)" office:value-type="string" office:string-value="20090806">
            <text:p>20090806</text:p>
          </table:table-cell>
          <table:table-cell table:formula="of:=YEAR([.I585])" office:value-type="float" office:value="2009">
            <text:p>2009</text:p>
          </table:table-cell>
          <table:table-cell table:formula="of:=ROUNDUP(MONTH([.I585])/3)" office:value-type="float" office:value="3">
            <text:p>3</text:p>
          </table:table-cell>
          <table:table-cell table:formula="of:=MONTH([.I585])" office:value-type="float" office:value="8">
            <text:p>8</text:p>
          </table:table-cell>
          <table:table-cell table:formula="of:=&quot;Agosto &quot; &amp; [.B585]" office:value-type="string" office:string-value="Agosto 2009">
            <text:p>Agosto 2009</text:p>
          </table:table-cell>
          <table:table-cell table:formula="of:=&quot;W&quot; &amp; ISOWEEKNUM([.I585];1)" office:value-type="string" office:string-value="W31">
            <text:p>W31</text:p>
          </table:table-cell>
          <table:table-cell table:formula="of:=DAY([.I585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09-08-06">
            <text:p>08/06/09</text:p>
          </table:table-cell>
        </table:table-row>
        <table:table-row table:style-name="ro1">
          <table:table-cell table:formula="of:=YEAR([.I586])&amp;RIGHT(&quot;0&quot;&amp;MONTH([.I586]);2)&amp;RIGHT(&quot;0&quot;&amp;DAY([.I586]);2)" office:value-type="string" office:string-value="20090807">
            <text:p>20090807</text:p>
          </table:table-cell>
          <table:table-cell table:formula="of:=YEAR([.I586])" office:value-type="float" office:value="2009">
            <text:p>2009</text:p>
          </table:table-cell>
          <table:table-cell table:formula="of:=ROUNDUP(MONTH([.I586])/3)" office:value-type="float" office:value="3">
            <text:p>3</text:p>
          </table:table-cell>
          <table:table-cell table:formula="of:=MONTH([.I586])" office:value-type="float" office:value="8">
            <text:p>8</text:p>
          </table:table-cell>
          <table:table-cell table:formula="of:=&quot;Agosto &quot; &amp; [.B586]" office:value-type="string" office:string-value="Agosto 2009">
            <text:p>Agosto 2009</text:p>
          </table:table-cell>
          <table:table-cell table:formula="of:=&quot;W&quot; &amp; ISOWEEKNUM([.I586];1)" office:value-type="string" office:string-value="W31">
            <text:p>W31</text:p>
          </table:table-cell>
          <table:table-cell table:formula="of:=DAY([.I586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09-08-07">
            <text:p>08/07/09</text:p>
          </table:table-cell>
        </table:table-row>
        <table:table-row table:style-name="ro1">
          <table:table-cell table:formula="of:=YEAR([.I587])&amp;RIGHT(&quot;0&quot;&amp;MONTH([.I587]);2)&amp;RIGHT(&quot;0&quot;&amp;DAY([.I587]);2)" office:value-type="string" office:string-value="20090808">
            <text:p>20090808</text:p>
          </table:table-cell>
          <table:table-cell table:formula="of:=YEAR([.I587])" office:value-type="float" office:value="2009">
            <text:p>2009</text:p>
          </table:table-cell>
          <table:table-cell table:formula="of:=ROUNDUP(MONTH([.I587])/3)" office:value-type="float" office:value="3">
            <text:p>3</text:p>
          </table:table-cell>
          <table:table-cell table:formula="of:=MONTH([.I587])" office:value-type="float" office:value="8">
            <text:p>8</text:p>
          </table:table-cell>
          <table:table-cell table:formula="of:=&quot;Agosto &quot; &amp; [.B587]" office:value-type="string" office:string-value="Agosto 2009">
            <text:p>Agosto 2009</text:p>
          </table:table-cell>
          <table:table-cell table:formula="of:=&quot;W&quot; &amp; ISOWEEKNUM([.I587];1)" office:value-type="string" office:string-value="W31">
            <text:p>W31</text:p>
          </table:table-cell>
          <table:table-cell table:formula="of:=DAY([.I587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09-08-08">
            <text:p>08/08/09</text:p>
          </table:table-cell>
        </table:table-row>
        <table:table-row table:style-name="ro1">
          <table:table-cell table:formula="of:=YEAR([.I588])&amp;RIGHT(&quot;0&quot;&amp;MONTH([.I588]);2)&amp;RIGHT(&quot;0&quot;&amp;DAY([.I588]);2)" office:value-type="string" office:string-value="20090809">
            <text:p>20090809</text:p>
          </table:table-cell>
          <table:table-cell table:formula="of:=YEAR([.I588])" office:value-type="float" office:value="2009">
            <text:p>2009</text:p>
          </table:table-cell>
          <table:table-cell table:formula="of:=ROUNDUP(MONTH([.I588])/3)" office:value-type="float" office:value="3">
            <text:p>3</text:p>
          </table:table-cell>
          <table:table-cell table:formula="of:=MONTH([.I588])" office:value-type="float" office:value="8">
            <text:p>8</text:p>
          </table:table-cell>
          <table:table-cell table:formula="of:=&quot;Agosto &quot; &amp; [.B588]" office:value-type="string" office:string-value="Agosto 2009">
            <text:p>Agosto 2009</text:p>
          </table:table-cell>
          <table:table-cell table:formula="of:=&quot;W&quot; &amp; ISOWEEKNUM([.I588];1)" office:value-type="string" office:string-value="W32">
            <text:p>W32</text:p>
          </table:table-cell>
          <table:table-cell table:formula="of:=DAY([.I588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09-08-09">
            <text:p>08/09/09</text:p>
          </table:table-cell>
        </table:table-row>
        <table:table-row table:style-name="ro1">
          <table:table-cell table:formula="of:=YEAR([.I589])&amp;RIGHT(&quot;0&quot;&amp;MONTH([.I589]);2)&amp;RIGHT(&quot;0&quot;&amp;DAY([.I589]);2)" office:value-type="string" office:string-value="20090810">
            <text:p>20090810</text:p>
          </table:table-cell>
          <table:table-cell table:formula="of:=YEAR([.I589])" office:value-type="float" office:value="2009">
            <text:p>2009</text:p>
          </table:table-cell>
          <table:table-cell table:formula="of:=ROUNDUP(MONTH([.I589])/3)" office:value-type="float" office:value="3">
            <text:p>3</text:p>
          </table:table-cell>
          <table:table-cell table:formula="of:=MONTH([.I589])" office:value-type="float" office:value="8">
            <text:p>8</text:p>
          </table:table-cell>
          <table:table-cell table:formula="of:=&quot;Agosto &quot; &amp; [.B589]" office:value-type="string" office:string-value="Agosto 2009">
            <text:p>Agosto 2009</text:p>
          </table:table-cell>
          <table:table-cell table:formula="of:=&quot;W&quot; &amp; ISOWEEKNUM([.I589];1)" office:value-type="string" office:string-value="W32">
            <text:p>W32</text:p>
          </table:table-cell>
          <table:table-cell table:formula="of:=DAY([.I589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09-08-10">
            <text:p>08/10/09</text:p>
          </table:table-cell>
        </table:table-row>
        <table:table-row table:style-name="ro1">
          <table:table-cell table:formula="of:=YEAR([.I590])&amp;RIGHT(&quot;0&quot;&amp;MONTH([.I590]);2)&amp;RIGHT(&quot;0&quot;&amp;DAY([.I590]);2)" office:value-type="string" office:string-value="20090811">
            <text:p>20090811</text:p>
          </table:table-cell>
          <table:table-cell table:formula="of:=YEAR([.I590])" office:value-type="float" office:value="2009">
            <text:p>2009</text:p>
          </table:table-cell>
          <table:table-cell table:formula="of:=ROUNDUP(MONTH([.I590])/3)" office:value-type="float" office:value="3">
            <text:p>3</text:p>
          </table:table-cell>
          <table:table-cell table:formula="of:=MONTH([.I590])" office:value-type="float" office:value="8">
            <text:p>8</text:p>
          </table:table-cell>
          <table:table-cell table:formula="of:=&quot;Agosto &quot; &amp; [.B590]" office:value-type="string" office:string-value="Agosto 2009">
            <text:p>Agosto 2009</text:p>
          </table:table-cell>
          <table:table-cell table:formula="of:=&quot;W&quot; &amp; ISOWEEKNUM([.I590];1)" office:value-type="string" office:string-value="W32">
            <text:p>W32</text:p>
          </table:table-cell>
          <table:table-cell table:formula="of:=DAY([.I590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09-08-11">
            <text:p>08/11/09</text:p>
          </table:table-cell>
        </table:table-row>
        <table:table-row table:style-name="ro1">
          <table:table-cell table:formula="of:=YEAR([.I591])&amp;RIGHT(&quot;0&quot;&amp;MONTH([.I591]);2)&amp;RIGHT(&quot;0&quot;&amp;DAY([.I591]);2)" office:value-type="string" office:string-value="20090812">
            <text:p>20090812</text:p>
          </table:table-cell>
          <table:table-cell table:formula="of:=YEAR([.I591])" office:value-type="float" office:value="2009">
            <text:p>2009</text:p>
          </table:table-cell>
          <table:table-cell table:formula="of:=ROUNDUP(MONTH([.I591])/3)" office:value-type="float" office:value="3">
            <text:p>3</text:p>
          </table:table-cell>
          <table:table-cell table:formula="of:=MONTH([.I591])" office:value-type="float" office:value="8">
            <text:p>8</text:p>
          </table:table-cell>
          <table:table-cell table:formula="of:=&quot;Agosto &quot; &amp; [.B591]" office:value-type="string" office:string-value="Agosto 2009">
            <text:p>Agosto 2009</text:p>
          </table:table-cell>
          <table:table-cell table:formula="of:=&quot;W&quot; &amp; ISOWEEKNUM([.I591];1)" office:value-type="string" office:string-value="W32">
            <text:p>W32</text:p>
          </table:table-cell>
          <table:table-cell table:formula="of:=DAY([.I591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09-08-12">
            <text:p>08/12/09</text:p>
          </table:table-cell>
        </table:table-row>
        <table:table-row table:style-name="ro1">
          <table:table-cell table:formula="of:=YEAR([.I592])&amp;RIGHT(&quot;0&quot;&amp;MONTH([.I592]);2)&amp;RIGHT(&quot;0&quot;&amp;DAY([.I592]);2)" office:value-type="string" office:string-value="20090813">
            <text:p>20090813</text:p>
          </table:table-cell>
          <table:table-cell table:formula="of:=YEAR([.I592])" office:value-type="float" office:value="2009">
            <text:p>2009</text:p>
          </table:table-cell>
          <table:table-cell table:formula="of:=ROUNDUP(MONTH([.I592])/3)" office:value-type="float" office:value="3">
            <text:p>3</text:p>
          </table:table-cell>
          <table:table-cell table:formula="of:=MONTH([.I592])" office:value-type="float" office:value="8">
            <text:p>8</text:p>
          </table:table-cell>
          <table:table-cell table:formula="of:=&quot;Agosto &quot; &amp; [.B592]" office:value-type="string" office:string-value="Agosto 2009">
            <text:p>Agosto 2009</text:p>
          </table:table-cell>
          <table:table-cell table:formula="of:=&quot;W&quot; &amp; ISOWEEKNUM([.I592];1)" office:value-type="string" office:string-value="W32">
            <text:p>W32</text:p>
          </table:table-cell>
          <table:table-cell table:formula="of:=DAY([.I592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09-08-13">
            <text:p>08/13/09</text:p>
          </table:table-cell>
        </table:table-row>
        <table:table-row table:style-name="ro1">
          <table:table-cell table:formula="of:=YEAR([.I593])&amp;RIGHT(&quot;0&quot;&amp;MONTH([.I593]);2)&amp;RIGHT(&quot;0&quot;&amp;DAY([.I593]);2)" office:value-type="string" office:string-value="20090814">
            <text:p>20090814</text:p>
          </table:table-cell>
          <table:table-cell table:formula="of:=YEAR([.I593])" office:value-type="float" office:value="2009">
            <text:p>2009</text:p>
          </table:table-cell>
          <table:table-cell table:formula="of:=ROUNDUP(MONTH([.I593])/3)" office:value-type="float" office:value="3">
            <text:p>3</text:p>
          </table:table-cell>
          <table:table-cell table:formula="of:=MONTH([.I593])" office:value-type="float" office:value="8">
            <text:p>8</text:p>
          </table:table-cell>
          <table:table-cell table:formula="of:=&quot;Agosto &quot; &amp; [.B593]" office:value-type="string" office:string-value="Agosto 2009">
            <text:p>Agosto 2009</text:p>
          </table:table-cell>
          <table:table-cell table:formula="of:=&quot;W&quot; &amp; ISOWEEKNUM([.I593];1)" office:value-type="string" office:string-value="W32">
            <text:p>W32</text:p>
          </table:table-cell>
          <table:table-cell table:formula="of:=DAY([.I593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09-08-14">
            <text:p>08/14/09</text:p>
          </table:table-cell>
        </table:table-row>
        <table:table-row table:style-name="ro1">
          <table:table-cell table:formula="of:=YEAR([.I594])&amp;RIGHT(&quot;0&quot;&amp;MONTH([.I594]);2)&amp;RIGHT(&quot;0&quot;&amp;DAY([.I594]);2)" office:value-type="string" office:string-value="20090815">
            <text:p>20090815</text:p>
          </table:table-cell>
          <table:table-cell table:formula="of:=YEAR([.I594])" office:value-type="float" office:value="2009">
            <text:p>2009</text:p>
          </table:table-cell>
          <table:table-cell table:formula="of:=ROUNDUP(MONTH([.I594])/3)" office:value-type="float" office:value="3">
            <text:p>3</text:p>
          </table:table-cell>
          <table:table-cell table:formula="of:=MONTH([.I594])" office:value-type="float" office:value="8">
            <text:p>8</text:p>
          </table:table-cell>
          <table:table-cell table:formula="of:=&quot;Agosto &quot; &amp; [.B594]" office:value-type="string" office:string-value="Agosto 2009">
            <text:p>Agosto 2009</text:p>
          </table:table-cell>
          <table:table-cell table:formula="of:=&quot;W&quot; &amp; ISOWEEKNUM([.I594];1)" office:value-type="string" office:string-value="W32">
            <text:p>W32</text:p>
          </table:table-cell>
          <table:table-cell table:formula="of:=DAY([.I594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09-08-15">
            <text:p>08/15/09</text:p>
          </table:table-cell>
        </table:table-row>
        <table:table-row table:style-name="ro1">
          <table:table-cell table:formula="of:=YEAR([.I595])&amp;RIGHT(&quot;0&quot;&amp;MONTH([.I595]);2)&amp;RIGHT(&quot;0&quot;&amp;DAY([.I595]);2)" office:value-type="string" office:string-value="20090816">
            <text:p>20090816</text:p>
          </table:table-cell>
          <table:table-cell table:formula="of:=YEAR([.I595])" office:value-type="float" office:value="2009">
            <text:p>2009</text:p>
          </table:table-cell>
          <table:table-cell table:formula="of:=ROUNDUP(MONTH([.I595])/3)" office:value-type="float" office:value="3">
            <text:p>3</text:p>
          </table:table-cell>
          <table:table-cell table:formula="of:=MONTH([.I595])" office:value-type="float" office:value="8">
            <text:p>8</text:p>
          </table:table-cell>
          <table:table-cell table:formula="of:=&quot;Agosto &quot; &amp; [.B595]" office:value-type="string" office:string-value="Agosto 2009">
            <text:p>Agosto 2009</text:p>
          </table:table-cell>
          <table:table-cell table:formula="of:=&quot;W&quot; &amp; ISOWEEKNUM([.I595];1)" office:value-type="string" office:string-value="W33">
            <text:p>W33</text:p>
          </table:table-cell>
          <table:table-cell table:formula="of:=DAY([.I595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09-08-16">
            <text:p>08/16/09</text:p>
          </table:table-cell>
        </table:table-row>
        <table:table-row table:style-name="ro1">
          <table:table-cell table:formula="of:=YEAR([.I596])&amp;RIGHT(&quot;0&quot;&amp;MONTH([.I596]);2)&amp;RIGHT(&quot;0&quot;&amp;DAY([.I596]);2)" office:value-type="string" office:string-value="20090817">
            <text:p>20090817</text:p>
          </table:table-cell>
          <table:table-cell table:formula="of:=YEAR([.I596])" office:value-type="float" office:value="2009">
            <text:p>2009</text:p>
          </table:table-cell>
          <table:table-cell table:formula="of:=ROUNDUP(MONTH([.I596])/3)" office:value-type="float" office:value="3">
            <text:p>3</text:p>
          </table:table-cell>
          <table:table-cell table:formula="of:=MONTH([.I596])" office:value-type="float" office:value="8">
            <text:p>8</text:p>
          </table:table-cell>
          <table:table-cell table:formula="of:=&quot;Agosto &quot; &amp; [.B596]" office:value-type="string" office:string-value="Agosto 2009">
            <text:p>Agosto 2009</text:p>
          </table:table-cell>
          <table:table-cell table:formula="of:=&quot;W&quot; &amp; ISOWEEKNUM([.I596];1)" office:value-type="string" office:string-value="W33">
            <text:p>W33</text:p>
          </table:table-cell>
          <table:table-cell table:formula="of:=DAY([.I596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09-08-17">
            <text:p>08/17/09</text:p>
          </table:table-cell>
        </table:table-row>
        <table:table-row table:style-name="ro1">
          <table:table-cell table:formula="of:=YEAR([.I597])&amp;RIGHT(&quot;0&quot;&amp;MONTH([.I597]);2)&amp;RIGHT(&quot;0&quot;&amp;DAY([.I597]);2)" office:value-type="string" office:string-value="20090818">
            <text:p>20090818</text:p>
          </table:table-cell>
          <table:table-cell table:formula="of:=YEAR([.I597])" office:value-type="float" office:value="2009">
            <text:p>2009</text:p>
          </table:table-cell>
          <table:table-cell table:formula="of:=ROUNDUP(MONTH([.I597])/3)" office:value-type="float" office:value="3">
            <text:p>3</text:p>
          </table:table-cell>
          <table:table-cell table:formula="of:=MONTH([.I597])" office:value-type="float" office:value="8">
            <text:p>8</text:p>
          </table:table-cell>
          <table:table-cell table:formula="of:=&quot;Agosto &quot; &amp; [.B597]" office:value-type="string" office:string-value="Agosto 2009">
            <text:p>Agosto 2009</text:p>
          </table:table-cell>
          <table:table-cell table:formula="of:=&quot;W&quot; &amp; ISOWEEKNUM([.I597];1)" office:value-type="string" office:string-value="W33">
            <text:p>W33</text:p>
          </table:table-cell>
          <table:table-cell table:formula="of:=DAY([.I597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09-08-18">
            <text:p>08/18/09</text:p>
          </table:table-cell>
        </table:table-row>
        <table:table-row table:style-name="ro1">
          <table:table-cell table:formula="of:=YEAR([.I598])&amp;RIGHT(&quot;0&quot;&amp;MONTH([.I598]);2)&amp;RIGHT(&quot;0&quot;&amp;DAY([.I598]);2)" office:value-type="string" office:string-value="20090819">
            <text:p>20090819</text:p>
          </table:table-cell>
          <table:table-cell table:formula="of:=YEAR([.I598])" office:value-type="float" office:value="2009">
            <text:p>2009</text:p>
          </table:table-cell>
          <table:table-cell table:formula="of:=ROUNDUP(MONTH([.I598])/3)" office:value-type="float" office:value="3">
            <text:p>3</text:p>
          </table:table-cell>
          <table:table-cell table:formula="of:=MONTH([.I598])" office:value-type="float" office:value="8">
            <text:p>8</text:p>
          </table:table-cell>
          <table:table-cell table:formula="of:=&quot;Agosto &quot; &amp; [.B598]" office:value-type="string" office:string-value="Agosto 2009">
            <text:p>Agosto 2009</text:p>
          </table:table-cell>
          <table:table-cell table:formula="of:=&quot;W&quot; &amp; ISOWEEKNUM([.I598];1)" office:value-type="string" office:string-value="W33">
            <text:p>W33</text:p>
          </table:table-cell>
          <table:table-cell table:formula="of:=DAY([.I598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09-08-19">
            <text:p>08/19/09</text:p>
          </table:table-cell>
        </table:table-row>
        <table:table-row table:style-name="ro1">
          <table:table-cell table:formula="of:=YEAR([.I599])&amp;RIGHT(&quot;0&quot;&amp;MONTH([.I599]);2)&amp;RIGHT(&quot;0&quot;&amp;DAY([.I599]);2)" office:value-type="string" office:string-value="20090820">
            <text:p>20090820</text:p>
          </table:table-cell>
          <table:table-cell table:formula="of:=YEAR([.I599])" office:value-type="float" office:value="2009">
            <text:p>2009</text:p>
          </table:table-cell>
          <table:table-cell table:formula="of:=ROUNDUP(MONTH([.I599])/3)" office:value-type="float" office:value="3">
            <text:p>3</text:p>
          </table:table-cell>
          <table:table-cell table:formula="of:=MONTH([.I599])" office:value-type="float" office:value="8">
            <text:p>8</text:p>
          </table:table-cell>
          <table:table-cell table:formula="of:=&quot;Agosto &quot; &amp; [.B599]" office:value-type="string" office:string-value="Agosto 2009">
            <text:p>Agosto 2009</text:p>
          </table:table-cell>
          <table:table-cell table:formula="of:=&quot;W&quot; &amp; ISOWEEKNUM([.I599];1)" office:value-type="string" office:string-value="W33">
            <text:p>W33</text:p>
          </table:table-cell>
          <table:table-cell table:formula="of:=DAY([.I599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09-08-20">
            <text:p>08/20/09</text:p>
          </table:table-cell>
        </table:table-row>
        <table:table-row table:style-name="ro1">
          <table:table-cell table:formula="of:=YEAR([.I600])&amp;RIGHT(&quot;0&quot;&amp;MONTH([.I600]);2)&amp;RIGHT(&quot;0&quot;&amp;DAY([.I600]);2)" office:value-type="string" office:string-value="20090821">
            <text:p>20090821</text:p>
          </table:table-cell>
          <table:table-cell table:formula="of:=YEAR([.I600])" office:value-type="float" office:value="2009">
            <text:p>2009</text:p>
          </table:table-cell>
          <table:table-cell table:formula="of:=ROUNDUP(MONTH([.I600])/3)" office:value-type="float" office:value="3">
            <text:p>3</text:p>
          </table:table-cell>
          <table:table-cell table:formula="of:=MONTH([.I600])" office:value-type="float" office:value="8">
            <text:p>8</text:p>
          </table:table-cell>
          <table:table-cell table:formula="of:=&quot;Agosto &quot; &amp; [.B600]" office:value-type="string" office:string-value="Agosto 2009">
            <text:p>Agosto 2009</text:p>
          </table:table-cell>
          <table:table-cell table:formula="of:=&quot;W&quot; &amp; ISOWEEKNUM([.I600];1)" office:value-type="string" office:string-value="W33">
            <text:p>W33</text:p>
          </table:table-cell>
          <table:table-cell table:formula="of:=DAY([.I600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09-08-21">
            <text:p>08/21/09</text:p>
          </table:table-cell>
        </table:table-row>
        <table:table-row table:style-name="ro1">
          <table:table-cell table:formula="of:=YEAR([.I601])&amp;RIGHT(&quot;0&quot;&amp;MONTH([.I601]);2)&amp;RIGHT(&quot;0&quot;&amp;DAY([.I601]);2)" office:value-type="string" office:string-value="20090822">
            <text:p>20090822</text:p>
          </table:table-cell>
          <table:table-cell table:formula="of:=YEAR([.I601])" office:value-type="float" office:value="2009">
            <text:p>2009</text:p>
          </table:table-cell>
          <table:table-cell table:formula="of:=ROUNDUP(MONTH([.I601])/3)" office:value-type="float" office:value="3">
            <text:p>3</text:p>
          </table:table-cell>
          <table:table-cell table:formula="of:=MONTH([.I601])" office:value-type="float" office:value="8">
            <text:p>8</text:p>
          </table:table-cell>
          <table:table-cell table:formula="of:=&quot;Agosto &quot; &amp; [.B601]" office:value-type="string" office:string-value="Agosto 2009">
            <text:p>Agosto 2009</text:p>
          </table:table-cell>
          <table:table-cell table:formula="of:=&quot;W&quot; &amp; ISOWEEKNUM([.I601];1)" office:value-type="string" office:string-value="W33">
            <text:p>W33</text:p>
          </table:table-cell>
          <table:table-cell table:formula="of:=DAY([.I601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09-08-22">
            <text:p>08/22/09</text:p>
          </table:table-cell>
        </table:table-row>
        <table:table-row table:style-name="ro1">
          <table:table-cell table:formula="of:=YEAR([.I602])&amp;RIGHT(&quot;0&quot;&amp;MONTH([.I602]);2)&amp;RIGHT(&quot;0&quot;&amp;DAY([.I602]);2)" office:value-type="string" office:string-value="20090823">
            <text:p>20090823</text:p>
          </table:table-cell>
          <table:table-cell table:formula="of:=YEAR([.I602])" office:value-type="float" office:value="2009">
            <text:p>2009</text:p>
          </table:table-cell>
          <table:table-cell table:formula="of:=ROUNDUP(MONTH([.I602])/3)" office:value-type="float" office:value="3">
            <text:p>3</text:p>
          </table:table-cell>
          <table:table-cell table:formula="of:=MONTH([.I602])" office:value-type="float" office:value="8">
            <text:p>8</text:p>
          </table:table-cell>
          <table:table-cell table:formula="of:=&quot;Agosto &quot; &amp; [.B602]" office:value-type="string" office:string-value="Agosto 2009">
            <text:p>Agosto 2009</text:p>
          </table:table-cell>
          <table:table-cell table:formula="of:=&quot;W&quot; &amp; ISOWEEKNUM([.I602];1)" office:value-type="string" office:string-value="W34">
            <text:p>W34</text:p>
          </table:table-cell>
          <table:table-cell table:formula="of:=DAY([.I602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09-08-23">
            <text:p>08/23/09</text:p>
          </table:table-cell>
        </table:table-row>
        <table:table-row table:style-name="ro1">
          <table:table-cell table:formula="of:=YEAR([.I603])&amp;RIGHT(&quot;0&quot;&amp;MONTH([.I603]);2)&amp;RIGHT(&quot;0&quot;&amp;DAY([.I603]);2)" office:value-type="string" office:string-value="20090824">
            <text:p>20090824</text:p>
          </table:table-cell>
          <table:table-cell table:formula="of:=YEAR([.I603])" office:value-type="float" office:value="2009">
            <text:p>2009</text:p>
          </table:table-cell>
          <table:table-cell table:formula="of:=ROUNDUP(MONTH([.I603])/3)" office:value-type="float" office:value="3">
            <text:p>3</text:p>
          </table:table-cell>
          <table:table-cell table:formula="of:=MONTH([.I603])" office:value-type="float" office:value="8">
            <text:p>8</text:p>
          </table:table-cell>
          <table:table-cell table:formula="of:=&quot;Agosto &quot; &amp; [.B603]" office:value-type="string" office:string-value="Agosto 2009">
            <text:p>Agosto 2009</text:p>
          </table:table-cell>
          <table:table-cell table:formula="of:=&quot;W&quot; &amp; ISOWEEKNUM([.I603];1)" office:value-type="string" office:string-value="W34">
            <text:p>W34</text:p>
          </table:table-cell>
          <table:table-cell table:formula="of:=DAY([.I603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09-08-24">
            <text:p>08/24/09</text:p>
          </table:table-cell>
        </table:table-row>
        <table:table-row table:style-name="ro1">
          <table:table-cell table:formula="of:=YEAR([.I604])&amp;RIGHT(&quot;0&quot;&amp;MONTH([.I604]);2)&amp;RIGHT(&quot;0&quot;&amp;DAY([.I604]);2)" office:value-type="string" office:string-value="20090825">
            <text:p>20090825</text:p>
          </table:table-cell>
          <table:table-cell table:formula="of:=YEAR([.I604])" office:value-type="float" office:value="2009">
            <text:p>2009</text:p>
          </table:table-cell>
          <table:table-cell table:formula="of:=ROUNDUP(MONTH([.I604])/3)" office:value-type="float" office:value="3">
            <text:p>3</text:p>
          </table:table-cell>
          <table:table-cell table:formula="of:=MONTH([.I604])" office:value-type="float" office:value="8">
            <text:p>8</text:p>
          </table:table-cell>
          <table:table-cell table:formula="of:=&quot;Agosto &quot; &amp; [.B604]" office:value-type="string" office:string-value="Agosto 2009">
            <text:p>Agosto 2009</text:p>
          </table:table-cell>
          <table:table-cell table:formula="of:=&quot;W&quot; &amp; ISOWEEKNUM([.I604];1)" office:value-type="string" office:string-value="W34">
            <text:p>W34</text:p>
          </table:table-cell>
          <table:table-cell table:formula="of:=DAY([.I604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09-08-25">
            <text:p>08/25/09</text:p>
          </table:table-cell>
        </table:table-row>
        <table:table-row table:style-name="ro1">
          <table:table-cell table:formula="of:=YEAR([.I605])&amp;RIGHT(&quot;0&quot;&amp;MONTH([.I605]);2)&amp;RIGHT(&quot;0&quot;&amp;DAY([.I605]);2)" office:value-type="string" office:string-value="20090826">
            <text:p>20090826</text:p>
          </table:table-cell>
          <table:table-cell table:formula="of:=YEAR([.I605])" office:value-type="float" office:value="2009">
            <text:p>2009</text:p>
          </table:table-cell>
          <table:table-cell table:formula="of:=ROUNDUP(MONTH([.I605])/3)" office:value-type="float" office:value="3">
            <text:p>3</text:p>
          </table:table-cell>
          <table:table-cell table:formula="of:=MONTH([.I605])" office:value-type="float" office:value="8">
            <text:p>8</text:p>
          </table:table-cell>
          <table:table-cell table:formula="of:=&quot;Agosto &quot; &amp; [.B605]" office:value-type="string" office:string-value="Agosto 2009">
            <text:p>Agosto 2009</text:p>
          </table:table-cell>
          <table:table-cell table:formula="of:=&quot;W&quot; &amp; ISOWEEKNUM([.I605];1)" office:value-type="string" office:string-value="W34">
            <text:p>W34</text:p>
          </table:table-cell>
          <table:table-cell table:formula="of:=DAY([.I605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09-08-26">
            <text:p>08/26/09</text:p>
          </table:table-cell>
        </table:table-row>
        <table:table-row table:style-name="ro1">
          <table:table-cell table:formula="of:=YEAR([.I606])&amp;RIGHT(&quot;0&quot;&amp;MONTH([.I606]);2)&amp;RIGHT(&quot;0&quot;&amp;DAY([.I606]);2)" office:value-type="string" office:string-value="20090827">
            <text:p>20090827</text:p>
          </table:table-cell>
          <table:table-cell table:formula="of:=YEAR([.I606])" office:value-type="float" office:value="2009">
            <text:p>2009</text:p>
          </table:table-cell>
          <table:table-cell table:formula="of:=ROUNDUP(MONTH([.I606])/3)" office:value-type="float" office:value="3">
            <text:p>3</text:p>
          </table:table-cell>
          <table:table-cell table:formula="of:=MONTH([.I606])" office:value-type="float" office:value="8">
            <text:p>8</text:p>
          </table:table-cell>
          <table:table-cell table:formula="of:=&quot;Agosto &quot; &amp; [.B606]" office:value-type="string" office:string-value="Agosto 2009">
            <text:p>Agosto 2009</text:p>
          </table:table-cell>
          <table:table-cell table:formula="of:=&quot;W&quot; &amp; ISOWEEKNUM([.I606];1)" office:value-type="string" office:string-value="W34">
            <text:p>W34</text:p>
          </table:table-cell>
          <table:table-cell table:formula="of:=DAY([.I606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09-08-27">
            <text:p>08/27/09</text:p>
          </table:table-cell>
        </table:table-row>
        <table:table-row table:style-name="ro1">
          <table:table-cell table:formula="of:=YEAR([.I607])&amp;RIGHT(&quot;0&quot;&amp;MONTH([.I607]);2)&amp;RIGHT(&quot;0&quot;&amp;DAY([.I607]);2)" office:value-type="string" office:string-value="20090828">
            <text:p>20090828</text:p>
          </table:table-cell>
          <table:table-cell table:formula="of:=YEAR([.I607])" office:value-type="float" office:value="2009">
            <text:p>2009</text:p>
          </table:table-cell>
          <table:table-cell table:formula="of:=ROUNDUP(MONTH([.I607])/3)" office:value-type="float" office:value="3">
            <text:p>3</text:p>
          </table:table-cell>
          <table:table-cell table:formula="of:=MONTH([.I607])" office:value-type="float" office:value="8">
            <text:p>8</text:p>
          </table:table-cell>
          <table:table-cell table:formula="of:=&quot;Agosto &quot; &amp; [.B607]" office:value-type="string" office:string-value="Agosto 2009">
            <text:p>Agosto 2009</text:p>
          </table:table-cell>
          <table:table-cell table:formula="of:=&quot;W&quot; &amp; ISOWEEKNUM([.I607];1)" office:value-type="string" office:string-value="W34">
            <text:p>W34</text:p>
          </table:table-cell>
          <table:table-cell table:formula="of:=DAY([.I607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09-08-28">
            <text:p>08/28/09</text:p>
          </table:table-cell>
        </table:table-row>
        <table:table-row table:style-name="ro1">
          <table:table-cell table:formula="of:=YEAR([.I608])&amp;RIGHT(&quot;0&quot;&amp;MONTH([.I608]);2)&amp;RIGHT(&quot;0&quot;&amp;DAY([.I608]);2)" office:value-type="string" office:string-value="20090829">
            <text:p>20090829</text:p>
          </table:table-cell>
          <table:table-cell table:formula="of:=YEAR([.I608])" office:value-type="float" office:value="2009">
            <text:p>2009</text:p>
          </table:table-cell>
          <table:table-cell table:formula="of:=ROUNDUP(MONTH([.I608])/3)" office:value-type="float" office:value="3">
            <text:p>3</text:p>
          </table:table-cell>
          <table:table-cell table:formula="of:=MONTH([.I608])" office:value-type="float" office:value="8">
            <text:p>8</text:p>
          </table:table-cell>
          <table:table-cell table:formula="of:=&quot;Agosto &quot; &amp; [.B608]" office:value-type="string" office:string-value="Agosto 2009">
            <text:p>Agosto 2009</text:p>
          </table:table-cell>
          <table:table-cell table:formula="of:=&quot;W&quot; &amp; ISOWEEKNUM([.I608];1)" office:value-type="string" office:string-value="W34">
            <text:p>W34</text:p>
          </table:table-cell>
          <table:table-cell table:formula="of:=DAY([.I608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09-08-29">
            <text:p>08/29/09</text:p>
          </table:table-cell>
        </table:table-row>
        <table:table-row table:style-name="ro1">
          <table:table-cell table:formula="of:=YEAR([.I609])&amp;RIGHT(&quot;0&quot;&amp;MONTH([.I609]);2)&amp;RIGHT(&quot;0&quot;&amp;DAY([.I609]);2)" office:value-type="string" office:string-value="20090830">
            <text:p>20090830</text:p>
          </table:table-cell>
          <table:table-cell table:formula="of:=YEAR([.I609])" office:value-type="float" office:value="2009">
            <text:p>2009</text:p>
          </table:table-cell>
          <table:table-cell table:formula="of:=ROUNDUP(MONTH([.I609])/3)" office:value-type="float" office:value="3">
            <text:p>3</text:p>
          </table:table-cell>
          <table:table-cell table:formula="of:=MONTH([.I609])" office:value-type="float" office:value="8">
            <text:p>8</text:p>
          </table:table-cell>
          <table:table-cell table:formula="of:=&quot;Agosto &quot; &amp; [.B609]" office:value-type="string" office:string-value="Agosto 2009">
            <text:p>Agosto 2009</text:p>
          </table:table-cell>
          <table:table-cell table:formula="of:=&quot;W&quot; &amp; ISOWEEKNUM([.I609];1)" office:value-type="string" office:string-value="W35">
            <text:p>W35</text:p>
          </table:table-cell>
          <table:table-cell table:formula="of:=DAY([.I609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09-08-30">
            <text:p>08/30/09</text:p>
          </table:table-cell>
        </table:table-row>
        <table:table-row table:style-name="ro1">
          <table:table-cell table:formula="of:=YEAR([.I610])&amp;RIGHT(&quot;0&quot;&amp;MONTH([.I610]);2)&amp;RIGHT(&quot;0&quot;&amp;DAY([.I610]);2)" office:value-type="string" office:string-value="20090831">
            <text:p>20090831</text:p>
          </table:table-cell>
          <table:table-cell table:formula="of:=YEAR([.I610])" office:value-type="float" office:value="2009">
            <text:p>2009</text:p>
          </table:table-cell>
          <table:table-cell table:formula="of:=ROUNDUP(MONTH([.I610])/3)" office:value-type="float" office:value="3">
            <text:p>3</text:p>
          </table:table-cell>
          <table:table-cell table:formula="of:=MONTH([.I610])" office:value-type="float" office:value="8">
            <text:p>8</text:p>
          </table:table-cell>
          <table:table-cell table:formula="of:=&quot;Agosto &quot; &amp; [.B610]" office:value-type="string" office:string-value="Agosto 2009">
            <text:p>Agosto 2009</text:p>
          </table:table-cell>
          <table:table-cell table:formula="of:=&quot;W&quot; &amp; ISOWEEKNUM([.I610];1)" office:value-type="string" office:string-value="W35">
            <text:p>W35</text:p>
          </table:table-cell>
          <table:table-cell table:formula="of:=DAY([.I610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09-08-31">
            <text:p>08/31/09</text:p>
          </table:table-cell>
        </table:table-row>
        <table:table-row table:style-name="ro1">
          <table:table-cell table:formula="of:=YEAR([.I611])&amp;RIGHT(&quot;0&quot;&amp;MONTH([.I611]);2)&amp;RIGHT(&quot;0&quot;&amp;DAY([.I611]);2)" office:value-type="string" office:string-value="20090901">
            <text:p>20090901</text:p>
          </table:table-cell>
          <table:table-cell table:formula="of:=YEAR([.I611])" office:value-type="float" office:value="2009">
            <text:p>2009</text:p>
          </table:table-cell>
          <table:table-cell table:formula="of:=ROUNDUP(MONTH([.I611])/3)" office:value-type="float" office:value="3">
            <text:p>3</text:p>
          </table:table-cell>
          <table:table-cell table:formula="of:=MONTH([.I611])" office:value-type="float" office:value="9">
            <text:p>9</text:p>
          </table:table-cell>
          <table:table-cell table:formula="of:=&quot;Septembre &quot; &amp; [.B611]" office:value-type="string" office:string-value="Septembre 2009">
            <text:p>Septembre 2009</text:p>
          </table:table-cell>
          <table:table-cell table:formula="of:=&quot;W&quot; &amp; ISOWEEKNUM([.I611];1)" office:value-type="string" office:string-value="W35">
            <text:p>W35</text:p>
          </table:table-cell>
          <table:table-cell table:formula="of:=DAY([.I611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9-09-01">
            <text:p>09/01/09</text:p>
          </table:table-cell>
        </table:table-row>
        <table:table-row table:style-name="ro1">
          <table:table-cell table:formula="of:=YEAR([.I612])&amp;RIGHT(&quot;0&quot;&amp;MONTH([.I612]);2)&amp;RIGHT(&quot;0&quot;&amp;DAY([.I612]);2)" office:value-type="string" office:string-value="20090902">
            <text:p>20090902</text:p>
          </table:table-cell>
          <table:table-cell table:formula="of:=YEAR([.I612])" office:value-type="float" office:value="2009">
            <text:p>2009</text:p>
          </table:table-cell>
          <table:table-cell table:formula="of:=ROUNDUP(MONTH([.I612])/3)" office:value-type="float" office:value="3">
            <text:p>3</text:p>
          </table:table-cell>
          <table:table-cell table:formula="of:=MONTH([.I612])" office:value-type="float" office:value="9">
            <text:p>9</text:p>
          </table:table-cell>
          <table:table-cell table:formula="of:=&quot;Septembre &quot; &amp; [.B612]" office:value-type="string" office:string-value="Septembre 2009">
            <text:p>Septembre 2009</text:p>
          </table:table-cell>
          <table:table-cell table:formula="of:=&quot;W&quot; &amp; ISOWEEKNUM([.I612];1)" office:value-type="string" office:string-value="W35">
            <text:p>W35</text:p>
          </table:table-cell>
          <table:table-cell table:formula="of:=DAY([.I612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9-09-02">
            <text:p>09/02/09</text:p>
          </table:table-cell>
        </table:table-row>
        <table:table-row table:style-name="ro1">
          <table:table-cell table:formula="of:=YEAR([.I613])&amp;RIGHT(&quot;0&quot;&amp;MONTH([.I613]);2)&amp;RIGHT(&quot;0&quot;&amp;DAY([.I613]);2)" office:value-type="string" office:string-value="20090903">
            <text:p>20090903</text:p>
          </table:table-cell>
          <table:table-cell table:formula="of:=YEAR([.I613])" office:value-type="float" office:value="2009">
            <text:p>2009</text:p>
          </table:table-cell>
          <table:table-cell table:formula="of:=ROUNDUP(MONTH([.I613])/3)" office:value-type="float" office:value="3">
            <text:p>3</text:p>
          </table:table-cell>
          <table:table-cell table:formula="of:=MONTH([.I613])" office:value-type="float" office:value="9">
            <text:p>9</text:p>
          </table:table-cell>
          <table:table-cell table:formula="of:=&quot;Septembre &quot; &amp; [.B613]" office:value-type="string" office:string-value="Septembre 2009">
            <text:p>Septembre 2009</text:p>
          </table:table-cell>
          <table:table-cell table:formula="of:=&quot;W&quot; &amp; ISOWEEKNUM([.I613];1)" office:value-type="string" office:string-value="W35">
            <text:p>W35</text:p>
          </table:table-cell>
          <table:table-cell table:formula="of:=DAY([.I613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9-09-03">
            <text:p>09/03/09</text:p>
          </table:table-cell>
        </table:table-row>
        <table:table-row table:style-name="ro1">
          <table:table-cell table:formula="of:=YEAR([.I614])&amp;RIGHT(&quot;0&quot;&amp;MONTH([.I614]);2)&amp;RIGHT(&quot;0&quot;&amp;DAY([.I614]);2)" office:value-type="string" office:string-value="20090904">
            <text:p>20090904</text:p>
          </table:table-cell>
          <table:table-cell table:formula="of:=YEAR([.I614])" office:value-type="float" office:value="2009">
            <text:p>2009</text:p>
          </table:table-cell>
          <table:table-cell table:formula="of:=ROUNDUP(MONTH([.I614])/3)" office:value-type="float" office:value="3">
            <text:p>3</text:p>
          </table:table-cell>
          <table:table-cell table:formula="of:=MONTH([.I614])" office:value-type="float" office:value="9">
            <text:p>9</text:p>
          </table:table-cell>
          <table:table-cell table:formula="of:=&quot;Septembre &quot; &amp; [.B614]" office:value-type="string" office:string-value="Septembre 2009">
            <text:p>Septembre 2009</text:p>
          </table:table-cell>
          <table:table-cell table:formula="of:=&quot;W&quot; &amp; ISOWEEKNUM([.I614];1)" office:value-type="string" office:string-value="W35">
            <text:p>W35</text:p>
          </table:table-cell>
          <table:table-cell table:formula="of:=DAY([.I614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9-09-04">
            <text:p>09/04/09</text:p>
          </table:table-cell>
        </table:table-row>
        <table:table-row table:style-name="ro1">
          <table:table-cell table:formula="of:=YEAR([.I615])&amp;RIGHT(&quot;0&quot;&amp;MONTH([.I615]);2)&amp;RIGHT(&quot;0&quot;&amp;DAY([.I615]);2)" office:value-type="string" office:string-value="20090905">
            <text:p>20090905</text:p>
          </table:table-cell>
          <table:table-cell table:formula="of:=YEAR([.I615])" office:value-type="float" office:value="2009">
            <text:p>2009</text:p>
          </table:table-cell>
          <table:table-cell table:formula="of:=ROUNDUP(MONTH([.I615])/3)" office:value-type="float" office:value="3">
            <text:p>3</text:p>
          </table:table-cell>
          <table:table-cell table:formula="of:=MONTH([.I615])" office:value-type="float" office:value="9">
            <text:p>9</text:p>
          </table:table-cell>
          <table:table-cell table:formula="of:=&quot;Septembre &quot; &amp; [.B615]" office:value-type="string" office:string-value="Septembre 2009">
            <text:p>Septembre 2009</text:p>
          </table:table-cell>
          <table:table-cell table:formula="of:=&quot;W&quot; &amp; ISOWEEKNUM([.I615];1)" office:value-type="string" office:string-value="W35">
            <text:p>W35</text:p>
          </table:table-cell>
          <table:table-cell table:formula="of:=DAY([.I615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9-09-05">
            <text:p>09/05/09</text:p>
          </table:table-cell>
        </table:table-row>
        <table:table-row table:style-name="ro1">
          <table:table-cell table:formula="of:=YEAR([.I616])&amp;RIGHT(&quot;0&quot;&amp;MONTH([.I616]);2)&amp;RIGHT(&quot;0&quot;&amp;DAY([.I616]);2)" office:value-type="string" office:string-value="20090906">
            <text:p>20090906</text:p>
          </table:table-cell>
          <table:table-cell table:formula="of:=YEAR([.I616])" office:value-type="float" office:value="2009">
            <text:p>2009</text:p>
          </table:table-cell>
          <table:table-cell table:formula="of:=ROUNDUP(MONTH([.I616])/3)" office:value-type="float" office:value="3">
            <text:p>3</text:p>
          </table:table-cell>
          <table:table-cell table:formula="of:=MONTH([.I616])" office:value-type="float" office:value="9">
            <text:p>9</text:p>
          </table:table-cell>
          <table:table-cell table:formula="of:=&quot;Septembre &quot; &amp; [.B616]" office:value-type="string" office:string-value="Septembre 2009">
            <text:p>Septembre 2009</text:p>
          </table:table-cell>
          <table:table-cell table:formula="of:=&quot;W&quot; &amp; ISOWEEKNUM([.I616];1)" office:value-type="string" office:string-value="W36">
            <text:p>W36</text:p>
          </table:table-cell>
          <table:table-cell table:formula="of:=DAY([.I616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9-09-06">
            <text:p>09/06/09</text:p>
          </table:table-cell>
        </table:table-row>
        <table:table-row table:style-name="ro1">
          <table:table-cell table:formula="of:=YEAR([.I617])&amp;RIGHT(&quot;0&quot;&amp;MONTH([.I617]);2)&amp;RIGHT(&quot;0&quot;&amp;DAY([.I617]);2)" office:value-type="string" office:string-value="20090907">
            <text:p>20090907</text:p>
          </table:table-cell>
          <table:table-cell table:formula="of:=YEAR([.I617])" office:value-type="float" office:value="2009">
            <text:p>2009</text:p>
          </table:table-cell>
          <table:table-cell table:formula="of:=ROUNDUP(MONTH([.I617])/3)" office:value-type="float" office:value="3">
            <text:p>3</text:p>
          </table:table-cell>
          <table:table-cell table:formula="of:=MONTH([.I617])" office:value-type="float" office:value="9">
            <text:p>9</text:p>
          </table:table-cell>
          <table:table-cell table:formula="of:=&quot;Septembre &quot; &amp; [.B617]" office:value-type="string" office:string-value="Septembre 2009">
            <text:p>Septembre 2009</text:p>
          </table:table-cell>
          <table:table-cell table:formula="of:=&quot;W&quot; &amp; ISOWEEKNUM([.I617];1)" office:value-type="string" office:string-value="W36">
            <text:p>W36</text:p>
          </table:table-cell>
          <table:table-cell table:formula="of:=DAY([.I617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9-09-07">
            <text:p>09/07/09</text:p>
          </table:table-cell>
        </table:table-row>
        <table:table-row table:style-name="ro1">
          <table:table-cell table:formula="of:=YEAR([.I618])&amp;RIGHT(&quot;0&quot;&amp;MONTH([.I618]);2)&amp;RIGHT(&quot;0&quot;&amp;DAY([.I618]);2)" office:value-type="string" office:string-value="20090908">
            <text:p>20090908</text:p>
          </table:table-cell>
          <table:table-cell table:formula="of:=YEAR([.I618])" office:value-type="float" office:value="2009">
            <text:p>2009</text:p>
          </table:table-cell>
          <table:table-cell table:formula="of:=ROUNDUP(MONTH([.I618])/3)" office:value-type="float" office:value="3">
            <text:p>3</text:p>
          </table:table-cell>
          <table:table-cell table:formula="of:=MONTH([.I618])" office:value-type="float" office:value="9">
            <text:p>9</text:p>
          </table:table-cell>
          <table:table-cell table:formula="of:=&quot;Septembre &quot; &amp; [.B618]" office:value-type="string" office:string-value="Septembre 2009">
            <text:p>Septembre 2009</text:p>
          </table:table-cell>
          <table:table-cell table:formula="of:=&quot;W&quot; &amp; ISOWEEKNUM([.I618];1)" office:value-type="string" office:string-value="W36">
            <text:p>W36</text:p>
          </table:table-cell>
          <table:table-cell table:formula="of:=DAY([.I618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9-09-08">
            <text:p>09/08/09</text:p>
          </table:table-cell>
        </table:table-row>
        <table:table-row table:style-name="ro1">
          <table:table-cell table:formula="of:=YEAR([.I619])&amp;RIGHT(&quot;0&quot;&amp;MONTH([.I619]);2)&amp;RIGHT(&quot;0&quot;&amp;DAY([.I619]);2)" office:value-type="string" office:string-value="20090909">
            <text:p>20090909</text:p>
          </table:table-cell>
          <table:table-cell table:formula="of:=YEAR([.I619])" office:value-type="float" office:value="2009">
            <text:p>2009</text:p>
          </table:table-cell>
          <table:table-cell table:formula="of:=ROUNDUP(MONTH([.I619])/3)" office:value-type="float" office:value="3">
            <text:p>3</text:p>
          </table:table-cell>
          <table:table-cell table:formula="of:=MONTH([.I619])" office:value-type="float" office:value="9">
            <text:p>9</text:p>
          </table:table-cell>
          <table:table-cell table:formula="of:=&quot;Septembre &quot; &amp; [.B619]" office:value-type="string" office:string-value="Septembre 2009">
            <text:p>Septembre 2009</text:p>
          </table:table-cell>
          <table:table-cell table:formula="of:=&quot;W&quot; &amp; ISOWEEKNUM([.I619];1)" office:value-type="string" office:string-value="W36">
            <text:p>W36</text:p>
          </table:table-cell>
          <table:table-cell table:formula="of:=DAY([.I619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9-09-09">
            <text:p>09/09/09</text:p>
          </table:table-cell>
        </table:table-row>
        <table:table-row table:style-name="ro1">
          <table:table-cell table:formula="of:=YEAR([.I620])&amp;RIGHT(&quot;0&quot;&amp;MONTH([.I620]);2)&amp;RIGHT(&quot;0&quot;&amp;DAY([.I620]);2)" office:value-type="string" office:string-value="20090910">
            <text:p>20090910</text:p>
          </table:table-cell>
          <table:table-cell table:formula="of:=YEAR([.I620])" office:value-type="float" office:value="2009">
            <text:p>2009</text:p>
          </table:table-cell>
          <table:table-cell table:formula="of:=ROUNDUP(MONTH([.I620])/3)" office:value-type="float" office:value="3">
            <text:p>3</text:p>
          </table:table-cell>
          <table:table-cell table:formula="of:=MONTH([.I620])" office:value-type="float" office:value="9">
            <text:p>9</text:p>
          </table:table-cell>
          <table:table-cell table:formula="of:=&quot;Septembre &quot; &amp; [.B620]" office:value-type="string" office:string-value="Septembre 2009">
            <text:p>Septembre 2009</text:p>
          </table:table-cell>
          <table:table-cell table:formula="of:=&quot;W&quot; &amp; ISOWEEKNUM([.I620];1)" office:value-type="string" office:string-value="W36">
            <text:p>W36</text:p>
          </table:table-cell>
          <table:table-cell table:formula="of:=DAY([.I620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9-09-10">
            <text:p>09/10/09</text:p>
          </table:table-cell>
        </table:table-row>
        <table:table-row table:style-name="ro1">
          <table:table-cell table:formula="of:=YEAR([.I621])&amp;RIGHT(&quot;0&quot;&amp;MONTH([.I621]);2)&amp;RIGHT(&quot;0&quot;&amp;DAY([.I621]);2)" office:value-type="string" office:string-value="20090911">
            <text:p>20090911</text:p>
          </table:table-cell>
          <table:table-cell table:formula="of:=YEAR([.I621])" office:value-type="float" office:value="2009">
            <text:p>2009</text:p>
          </table:table-cell>
          <table:table-cell table:formula="of:=ROUNDUP(MONTH([.I621])/3)" office:value-type="float" office:value="3">
            <text:p>3</text:p>
          </table:table-cell>
          <table:table-cell table:formula="of:=MONTH([.I621])" office:value-type="float" office:value="9">
            <text:p>9</text:p>
          </table:table-cell>
          <table:table-cell table:formula="of:=&quot;Septembre &quot; &amp; [.B621]" office:value-type="string" office:string-value="Septembre 2009">
            <text:p>Septembre 2009</text:p>
          </table:table-cell>
          <table:table-cell table:formula="of:=&quot;W&quot; &amp; ISOWEEKNUM([.I621];1)" office:value-type="string" office:string-value="W36">
            <text:p>W36</text:p>
          </table:table-cell>
          <table:table-cell table:formula="of:=DAY([.I621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9-09-11">
            <text:p>09/11/09</text:p>
          </table:table-cell>
        </table:table-row>
        <table:table-row table:style-name="ro1">
          <table:table-cell table:formula="of:=YEAR([.I622])&amp;RIGHT(&quot;0&quot;&amp;MONTH([.I622]);2)&amp;RIGHT(&quot;0&quot;&amp;DAY([.I622]);2)" office:value-type="string" office:string-value="20090912">
            <text:p>20090912</text:p>
          </table:table-cell>
          <table:table-cell table:formula="of:=YEAR([.I622])" office:value-type="float" office:value="2009">
            <text:p>2009</text:p>
          </table:table-cell>
          <table:table-cell table:formula="of:=ROUNDUP(MONTH([.I622])/3)" office:value-type="float" office:value="3">
            <text:p>3</text:p>
          </table:table-cell>
          <table:table-cell table:formula="of:=MONTH([.I622])" office:value-type="float" office:value="9">
            <text:p>9</text:p>
          </table:table-cell>
          <table:table-cell table:formula="of:=&quot;Septembre &quot; &amp; [.B622]" office:value-type="string" office:string-value="Septembre 2009">
            <text:p>Septembre 2009</text:p>
          </table:table-cell>
          <table:table-cell table:formula="of:=&quot;W&quot; &amp; ISOWEEKNUM([.I622];1)" office:value-type="string" office:string-value="W36">
            <text:p>W36</text:p>
          </table:table-cell>
          <table:table-cell table:formula="of:=DAY([.I622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9-09-12">
            <text:p>09/12/09</text:p>
          </table:table-cell>
        </table:table-row>
        <table:table-row table:style-name="ro1">
          <table:table-cell table:formula="of:=YEAR([.I623])&amp;RIGHT(&quot;0&quot;&amp;MONTH([.I623]);2)&amp;RIGHT(&quot;0&quot;&amp;DAY([.I623]);2)" office:value-type="string" office:string-value="20090913">
            <text:p>20090913</text:p>
          </table:table-cell>
          <table:table-cell table:formula="of:=YEAR([.I623])" office:value-type="float" office:value="2009">
            <text:p>2009</text:p>
          </table:table-cell>
          <table:table-cell table:formula="of:=ROUNDUP(MONTH([.I623])/3)" office:value-type="float" office:value="3">
            <text:p>3</text:p>
          </table:table-cell>
          <table:table-cell table:formula="of:=MONTH([.I623])" office:value-type="float" office:value="9">
            <text:p>9</text:p>
          </table:table-cell>
          <table:table-cell table:formula="of:=&quot;Septembre &quot; &amp; [.B623]" office:value-type="string" office:string-value="Septembre 2009">
            <text:p>Septembre 2009</text:p>
          </table:table-cell>
          <table:table-cell table:formula="of:=&quot;W&quot; &amp; ISOWEEKNUM([.I623];1)" office:value-type="string" office:string-value="W37">
            <text:p>W37</text:p>
          </table:table-cell>
          <table:table-cell table:formula="of:=DAY([.I623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9-09-13">
            <text:p>09/13/09</text:p>
          </table:table-cell>
        </table:table-row>
        <table:table-row table:style-name="ro1">
          <table:table-cell table:formula="of:=YEAR([.I624])&amp;RIGHT(&quot;0&quot;&amp;MONTH([.I624]);2)&amp;RIGHT(&quot;0&quot;&amp;DAY([.I624]);2)" office:value-type="string" office:string-value="20090914">
            <text:p>20090914</text:p>
          </table:table-cell>
          <table:table-cell table:formula="of:=YEAR([.I624])" office:value-type="float" office:value="2009">
            <text:p>2009</text:p>
          </table:table-cell>
          <table:table-cell table:formula="of:=ROUNDUP(MONTH([.I624])/3)" office:value-type="float" office:value="3">
            <text:p>3</text:p>
          </table:table-cell>
          <table:table-cell table:formula="of:=MONTH([.I624])" office:value-type="float" office:value="9">
            <text:p>9</text:p>
          </table:table-cell>
          <table:table-cell table:formula="of:=&quot;Septembre &quot; &amp; [.B624]" office:value-type="string" office:string-value="Septembre 2009">
            <text:p>Septembre 2009</text:p>
          </table:table-cell>
          <table:table-cell table:formula="of:=&quot;W&quot; &amp; ISOWEEKNUM([.I624];1)" office:value-type="string" office:string-value="W37">
            <text:p>W37</text:p>
          </table:table-cell>
          <table:table-cell table:formula="of:=DAY([.I624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9-09-14">
            <text:p>09/14/09</text:p>
          </table:table-cell>
        </table:table-row>
        <table:table-row table:style-name="ro1">
          <table:table-cell table:formula="of:=YEAR([.I625])&amp;RIGHT(&quot;0&quot;&amp;MONTH([.I625]);2)&amp;RIGHT(&quot;0&quot;&amp;DAY([.I625]);2)" office:value-type="string" office:string-value="20090915">
            <text:p>20090915</text:p>
          </table:table-cell>
          <table:table-cell table:formula="of:=YEAR([.I625])" office:value-type="float" office:value="2009">
            <text:p>2009</text:p>
          </table:table-cell>
          <table:table-cell table:formula="of:=ROUNDUP(MONTH([.I625])/3)" office:value-type="float" office:value="3">
            <text:p>3</text:p>
          </table:table-cell>
          <table:table-cell table:formula="of:=MONTH([.I625])" office:value-type="float" office:value="9">
            <text:p>9</text:p>
          </table:table-cell>
          <table:table-cell table:formula="of:=&quot;Septembre &quot; &amp; [.B625]" office:value-type="string" office:string-value="Septembre 2009">
            <text:p>Septembre 2009</text:p>
          </table:table-cell>
          <table:table-cell table:formula="of:=&quot;W&quot; &amp; ISOWEEKNUM([.I625];1)" office:value-type="string" office:string-value="W37">
            <text:p>W37</text:p>
          </table:table-cell>
          <table:table-cell table:formula="of:=DAY([.I625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9-09-15">
            <text:p>09/15/09</text:p>
          </table:table-cell>
        </table:table-row>
        <table:table-row table:style-name="ro1">
          <table:table-cell table:formula="of:=YEAR([.I626])&amp;RIGHT(&quot;0&quot;&amp;MONTH([.I626]);2)&amp;RIGHT(&quot;0&quot;&amp;DAY([.I626]);2)" office:value-type="string" office:string-value="20090916">
            <text:p>20090916</text:p>
          </table:table-cell>
          <table:table-cell table:formula="of:=YEAR([.I626])" office:value-type="float" office:value="2009">
            <text:p>2009</text:p>
          </table:table-cell>
          <table:table-cell table:formula="of:=ROUNDUP(MONTH([.I626])/3)" office:value-type="float" office:value="3">
            <text:p>3</text:p>
          </table:table-cell>
          <table:table-cell table:formula="of:=MONTH([.I626])" office:value-type="float" office:value="9">
            <text:p>9</text:p>
          </table:table-cell>
          <table:table-cell table:formula="of:=&quot;Septembre &quot; &amp; [.B626]" office:value-type="string" office:string-value="Septembre 2009">
            <text:p>Septembre 2009</text:p>
          </table:table-cell>
          <table:table-cell table:formula="of:=&quot;W&quot; &amp; ISOWEEKNUM([.I626];1)" office:value-type="string" office:string-value="W37">
            <text:p>W37</text:p>
          </table:table-cell>
          <table:table-cell table:formula="of:=DAY([.I626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9-09-16">
            <text:p>09/16/09</text:p>
          </table:table-cell>
        </table:table-row>
        <table:table-row table:style-name="ro1">
          <table:table-cell table:formula="of:=YEAR([.I627])&amp;RIGHT(&quot;0&quot;&amp;MONTH([.I627]);2)&amp;RIGHT(&quot;0&quot;&amp;DAY([.I627]);2)" office:value-type="string" office:string-value="20090917">
            <text:p>20090917</text:p>
          </table:table-cell>
          <table:table-cell table:formula="of:=YEAR([.I627])" office:value-type="float" office:value="2009">
            <text:p>2009</text:p>
          </table:table-cell>
          <table:table-cell table:formula="of:=ROUNDUP(MONTH([.I627])/3)" office:value-type="float" office:value="3">
            <text:p>3</text:p>
          </table:table-cell>
          <table:table-cell table:formula="of:=MONTH([.I627])" office:value-type="float" office:value="9">
            <text:p>9</text:p>
          </table:table-cell>
          <table:table-cell table:formula="of:=&quot;Septembre &quot; &amp; [.B627]" office:value-type="string" office:string-value="Septembre 2009">
            <text:p>Septembre 2009</text:p>
          </table:table-cell>
          <table:table-cell table:formula="of:=&quot;W&quot; &amp; ISOWEEKNUM([.I627];1)" office:value-type="string" office:string-value="W37">
            <text:p>W37</text:p>
          </table:table-cell>
          <table:table-cell table:formula="of:=DAY([.I627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9-09-17">
            <text:p>09/17/09</text:p>
          </table:table-cell>
        </table:table-row>
        <table:table-row table:style-name="ro1">
          <table:table-cell table:formula="of:=YEAR([.I628])&amp;RIGHT(&quot;0&quot;&amp;MONTH([.I628]);2)&amp;RIGHT(&quot;0&quot;&amp;DAY([.I628]);2)" office:value-type="string" office:string-value="20090918">
            <text:p>20090918</text:p>
          </table:table-cell>
          <table:table-cell table:formula="of:=YEAR([.I628])" office:value-type="float" office:value="2009">
            <text:p>2009</text:p>
          </table:table-cell>
          <table:table-cell table:formula="of:=ROUNDUP(MONTH([.I628])/3)" office:value-type="float" office:value="3">
            <text:p>3</text:p>
          </table:table-cell>
          <table:table-cell table:formula="of:=MONTH([.I628])" office:value-type="float" office:value="9">
            <text:p>9</text:p>
          </table:table-cell>
          <table:table-cell table:formula="of:=&quot;Septembre &quot; &amp; [.B628]" office:value-type="string" office:string-value="Septembre 2009">
            <text:p>Septembre 2009</text:p>
          </table:table-cell>
          <table:table-cell table:formula="of:=&quot;W&quot; &amp; ISOWEEKNUM([.I628];1)" office:value-type="string" office:string-value="W37">
            <text:p>W37</text:p>
          </table:table-cell>
          <table:table-cell table:formula="of:=DAY([.I628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9-09-18">
            <text:p>09/18/09</text:p>
          </table:table-cell>
        </table:table-row>
        <table:table-row table:style-name="ro1">
          <table:table-cell table:formula="of:=YEAR([.I629])&amp;RIGHT(&quot;0&quot;&amp;MONTH([.I629]);2)&amp;RIGHT(&quot;0&quot;&amp;DAY([.I629]);2)" office:value-type="string" office:string-value="20090919">
            <text:p>20090919</text:p>
          </table:table-cell>
          <table:table-cell table:formula="of:=YEAR([.I629])" office:value-type="float" office:value="2009">
            <text:p>2009</text:p>
          </table:table-cell>
          <table:table-cell table:formula="of:=ROUNDUP(MONTH([.I629])/3)" office:value-type="float" office:value="3">
            <text:p>3</text:p>
          </table:table-cell>
          <table:table-cell table:formula="of:=MONTH([.I629])" office:value-type="float" office:value="9">
            <text:p>9</text:p>
          </table:table-cell>
          <table:table-cell table:formula="of:=&quot;Septembre &quot; &amp; [.B629]" office:value-type="string" office:string-value="Septembre 2009">
            <text:p>Septembre 2009</text:p>
          </table:table-cell>
          <table:table-cell table:formula="of:=&quot;W&quot; &amp; ISOWEEKNUM([.I629];1)" office:value-type="string" office:string-value="W37">
            <text:p>W37</text:p>
          </table:table-cell>
          <table:table-cell table:formula="of:=DAY([.I629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9-09-19">
            <text:p>09/19/09</text:p>
          </table:table-cell>
        </table:table-row>
        <table:table-row table:style-name="ro1">
          <table:table-cell table:formula="of:=YEAR([.I630])&amp;RIGHT(&quot;0&quot;&amp;MONTH([.I630]);2)&amp;RIGHT(&quot;0&quot;&amp;DAY([.I630]);2)" office:value-type="string" office:string-value="20090920">
            <text:p>20090920</text:p>
          </table:table-cell>
          <table:table-cell table:formula="of:=YEAR([.I630])" office:value-type="float" office:value="2009">
            <text:p>2009</text:p>
          </table:table-cell>
          <table:table-cell table:formula="of:=ROUNDUP(MONTH([.I630])/3)" office:value-type="float" office:value="3">
            <text:p>3</text:p>
          </table:table-cell>
          <table:table-cell table:formula="of:=MONTH([.I630])" office:value-type="float" office:value="9">
            <text:p>9</text:p>
          </table:table-cell>
          <table:table-cell table:formula="of:=&quot;Septembre &quot; &amp; [.B630]" office:value-type="string" office:string-value="Septembre 2009">
            <text:p>Septembre 2009</text:p>
          </table:table-cell>
          <table:table-cell table:formula="of:=&quot;W&quot; &amp; ISOWEEKNUM([.I630];1)" office:value-type="string" office:string-value="W38">
            <text:p>W38</text:p>
          </table:table-cell>
          <table:table-cell table:formula="of:=DAY([.I630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9-09-20">
            <text:p>09/20/09</text:p>
          </table:table-cell>
        </table:table-row>
        <table:table-row table:style-name="ro1">
          <table:table-cell table:formula="of:=YEAR([.I631])&amp;RIGHT(&quot;0&quot;&amp;MONTH([.I631]);2)&amp;RIGHT(&quot;0&quot;&amp;DAY([.I631]);2)" office:value-type="string" office:string-value="20090921">
            <text:p>20090921</text:p>
          </table:table-cell>
          <table:table-cell table:formula="of:=YEAR([.I631])" office:value-type="float" office:value="2009">
            <text:p>2009</text:p>
          </table:table-cell>
          <table:table-cell table:formula="of:=ROUNDUP(MONTH([.I631])/3)" office:value-type="float" office:value="3">
            <text:p>3</text:p>
          </table:table-cell>
          <table:table-cell table:formula="of:=MONTH([.I631])" office:value-type="float" office:value="9">
            <text:p>9</text:p>
          </table:table-cell>
          <table:table-cell table:formula="of:=&quot;Septembre &quot; &amp; [.B631]" office:value-type="string" office:string-value="Septembre 2009">
            <text:p>Septembre 2009</text:p>
          </table:table-cell>
          <table:table-cell table:formula="of:=&quot;W&quot; &amp; ISOWEEKNUM([.I631];1)" office:value-type="string" office:string-value="W38">
            <text:p>W38</text:p>
          </table:table-cell>
          <table:table-cell table:formula="of:=DAY([.I631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9-09-21">
            <text:p>09/21/09</text:p>
          </table:table-cell>
        </table:table-row>
        <table:table-row table:style-name="ro1">
          <table:table-cell table:formula="of:=YEAR([.I632])&amp;RIGHT(&quot;0&quot;&amp;MONTH([.I632]);2)&amp;RIGHT(&quot;0&quot;&amp;DAY([.I632]);2)" office:value-type="string" office:string-value="20090922">
            <text:p>20090922</text:p>
          </table:table-cell>
          <table:table-cell table:formula="of:=YEAR([.I632])" office:value-type="float" office:value="2009">
            <text:p>2009</text:p>
          </table:table-cell>
          <table:table-cell table:formula="of:=ROUNDUP(MONTH([.I632])/3)" office:value-type="float" office:value="3">
            <text:p>3</text:p>
          </table:table-cell>
          <table:table-cell table:formula="of:=MONTH([.I632])" office:value-type="float" office:value="9">
            <text:p>9</text:p>
          </table:table-cell>
          <table:table-cell table:formula="of:=&quot;Septembre &quot; &amp; [.B632]" office:value-type="string" office:string-value="Septembre 2009">
            <text:p>Septembre 2009</text:p>
          </table:table-cell>
          <table:table-cell table:formula="of:=&quot;W&quot; &amp; ISOWEEKNUM([.I632];1)" office:value-type="string" office:string-value="W38">
            <text:p>W38</text:p>
          </table:table-cell>
          <table:table-cell table:formula="of:=DAY([.I632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9-09-22">
            <text:p>09/22/09</text:p>
          </table:table-cell>
        </table:table-row>
        <table:table-row table:style-name="ro1">
          <table:table-cell table:formula="of:=YEAR([.I633])&amp;RIGHT(&quot;0&quot;&amp;MONTH([.I633]);2)&amp;RIGHT(&quot;0&quot;&amp;DAY([.I633]);2)" office:value-type="string" office:string-value="20090923">
            <text:p>20090923</text:p>
          </table:table-cell>
          <table:table-cell table:formula="of:=YEAR([.I633])" office:value-type="float" office:value="2009">
            <text:p>2009</text:p>
          </table:table-cell>
          <table:table-cell table:formula="of:=ROUNDUP(MONTH([.I633])/3)" office:value-type="float" office:value="3">
            <text:p>3</text:p>
          </table:table-cell>
          <table:table-cell table:formula="of:=MONTH([.I633])" office:value-type="float" office:value="9">
            <text:p>9</text:p>
          </table:table-cell>
          <table:table-cell table:formula="of:=&quot;Septembre &quot; &amp; [.B633]" office:value-type="string" office:string-value="Septembre 2009">
            <text:p>Septembre 2009</text:p>
          </table:table-cell>
          <table:table-cell table:formula="of:=&quot;W&quot; &amp; ISOWEEKNUM([.I633];1)" office:value-type="string" office:string-value="W38">
            <text:p>W38</text:p>
          </table:table-cell>
          <table:table-cell table:formula="of:=DAY([.I633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9-09-23">
            <text:p>09/23/09</text:p>
          </table:table-cell>
        </table:table-row>
        <table:table-row table:style-name="ro1">
          <table:table-cell table:formula="of:=YEAR([.I634])&amp;RIGHT(&quot;0&quot;&amp;MONTH([.I634]);2)&amp;RIGHT(&quot;0&quot;&amp;DAY([.I634]);2)" office:value-type="string" office:string-value="20090924">
            <text:p>20090924</text:p>
          </table:table-cell>
          <table:table-cell table:formula="of:=YEAR([.I634])" office:value-type="float" office:value="2009">
            <text:p>2009</text:p>
          </table:table-cell>
          <table:table-cell table:formula="of:=ROUNDUP(MONTH([.I634])/3)" office:value-type="float" office:value="3">
            <text:p>3</text:p>
          </table:table-cell>
          <table:table-cell table:formula="of:=MONTH([.I634])" office:value-type="float" office:value="9">
            <text:p>9</text:p>
          </table:table-cell>
          <table:table-cell table:formula="of:=&quot;Septembre &quot; &amp; [.B634]" office:value-type="string" office:string-value="Septembre 2009">
            <text:p>Septembre 2009</text:p>
          </table:table-cell>
          <table:table-cell table:formula="of:=&quot;W&quot; &amp; ISOWEEKNUM([.I634];1)" office:value-type="string" office:string-value="W38">
            <text:p>W38</text:p>
          </table:table-cell>
          <table:table-cell table:formula="of:=DAY([.I634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9-09-24">
            <text:p>09/24/09</text:p>
          </table:table-cell>
        </table:table-row>
        <table:table-row table:style-name="ro1">
          <table:table-cell table:formula="of:=YEAR([.I635])&amp;RIGHT(&quot;0&quot;&amp;MONTH([.I635]);2)&amp;RIGHT(&quot;0&quot;&amp;DAY([.I635]);2)" office:value-type="string" office:string-value="20090925">
            <text:p>20090925</text:p>
          </table:table-cell>
          <table:table-cell table:formula="of:=YEAR([.I635])" office:value-type="float" office:value="2009">
            <text:p>2009</text:p>
          </table:table-cell>
          <table:table-cell table:formula="of:=ROUNDUP(MONTH([.I635])/3)" office:value-type="float" office:value="3">
            <text:p>3</text:p>
          </table:table-cell>
          <table:table-cell table:formula="of:=MONTH([.I635])" office:value-type="float" office:value="9">
            <text:p>9</text:p>
          </table:table-cell>
          <table:table-cell table:formula="of:=&quot;Septembre &quot; &amp; [.B635]" office:value-type="string" office:string-value="Septembre 2009">
            <text:p>Septembre 2009</text:p>
          </table:table-cell>
          <table:table-cell table:formula="of:=&quot;W&quot; &amp; ISOWEEKNUM([.I635];1)" office:value-type="string" office:string-value="W38">
            <text:p>W38</text:p>
          </table:table-cell>
          <table:table-cell table:formula="of:=DAY([.I635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9-09-25">
            <text:p>09/25/09</text:p>
          </table:table-cell>
        </table:table-row>
        <table:table-row table:style-name="ro1">
          <table:table-cell table:formula="of:=YEAR([.I636])&amp;RIGHT(&quot;0&quot;&amp;MONTH([.I636]);2)&amp;RIGHT(&quot;0&quot;&amp;DAY([.I636]);2)" office:value-type="string" office:string-value="20090926">
            <text:p>20090926</text:p>
          </table:table-cell>
          <table:table-cell table:formula="of:=YEAR([.I636])" office:value-type="float" office:value="2009">
            <text:p>2009</text:p>
          </table:table-cell>
          <table:table-cell table:formula="of:=ROUNDUP(MONTH([.I636])/3)" office:value-type="float" office:value="3">
            <text:p>3</text:p>
          </table:table-cell>
          <table:table-cell table:formula="of:=MONTH([.I636])" office:value-type="float" office:value="9">
            <text:p>9</text:p>
          </table:table-cell>
          <table:table-cell table:formula="of:=&quot;Septembre &quot; &amp; [.B636]" office:value-type="string" office:string-value="Septembre 2009">
            <text:p>Septembre 2009</text:p>
          </table:table-cell>
          <table:table-cell table:formula="of:=&quot;W&quot; &amp; ISOWEEKNUM([.I636];1)" office:value-type="string" office:string-value="W38">
            <text:p>W38</text:p>
          </table:table-cell>
          <table:table-cell table:formula="of:=DAY([.I636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9-09-26">
            <text:p>09/26/09</text:p>
          </table:table-cell>
        </table:table-row>
        <table:table-row table:style-name="ro1">
          <table:table-cell table:formula="of:=YEAR([.I637])&amp;RIGHT(&quot;0&quot;&amp;MONTH([.I637]);2)&amp;RIGHT(&quot;0&quot;&amp;DAY([.I637]);2)" office:value-type="string" office:string-value="20090927">
            <text:p>20090927</text:p>
          </table:table-cell>
          <table:table-cell table:formula="of:=YEAR([.I637])" office:value-type="float" office:value="2009">
            <text:p>2009</text:p>
          </table:table-cell>
          <table:table-cell table:formula="of:=ROUNDUP(MONTH([.I637])/3)" office:value-type="float" office:value="3">
            <text:p>3</text:p>
          </table:table-cell>
          <table:table-cell table:formula="of:=MONTH([.I637])" office:value-type="float" office:value="9">
            <text:p>9</text:p>
          </table:table-cell>
          <table:table-cell table:formula="of:=&quot;Septembre &quot; &amp; [.B637]" office:value-type="string" office:string-value="Septembre 2009">
            <text:p>Septembre 2009</text:p>
          </table:table-cell>
          <table:table-cell table:formula="of:=&quot;W&quot; &amp; ISOWEEKNUM([.I637];1)" office:value-type="string" office:string-value="W39">
            <text:p>W39</text:p>
          </table:table-cell>
          <table:table-cell table:formula="of:=DAY([.I637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9-09-27">
            <text:p>09/27/09</text:p>
          </table:table-cell>
        </table:table-row>
        <table:table-row table:style-name="ro1">
          <table:table-cell table:formula="of:=YEAR([.I638])&amp;RIGHT(&quot;0&quot;&amp;MONTH([.I638]);2)&amp;RIGHT(&quot;0&quot;&amp;DAY([.I638]);2)" office:value-type="string" office:string-value="20090928">
            <text:p>20090928</text:p>
          </table:table-cell>
          <table:table-cell table:formula="of:=YEAR([.I638])" office:value-type="float" office:value="2009">
            <text:p>2009</text:p>
          </table:table-cell>
          <table:table-cell table:formula="of:=ROUNDUP(MONTH([.I638])/3)" office:value-type="float" office:value="3">
            <text:p>3</text:p>
          </table:table-cell>
          <table:table-cell table:formula="of:=MONTH([.I638])" office:value-type="float" office:value="9">
            <text:p>9</text:p>
          </table:table-cell>
          <table:table-cell table:formula="of:=&quot;Septembre &quot; &amp; [.B638]" office:value-type="string" office:string-value="Septembre 2009">
            <text:p>Septembre 2009</text:p>
          </table:table-cell>
          <table:table-cell table:formula="of:=&quot;W&quot; &amp; ISOWEEKNUM([.I638];1)" office:value-type="string" office:string-value="W39">
            <text:p>W39</text:p>
          </table:table-cell>
          <table:table-cell table:formula="of:=DAY([.I638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9-09-28">
            <text:p>09/28/09</text:p>
          </table:table-cell>
        </table:table-row>
        <table:table-row table:style-name="ro1">
          <table:table-cell table:formula="of:=YEAR([.I639])&amp;RIGHT(&quot;0&quot;&amp;MONTH([.I639]);2)&amp;RIGHT(&quot;0&quot;&amp;DAY([.I639]);2)" office:value-type="string" office:string-value="20090929">
            <text:p>20090929</text:p>
          </table:table-cell>
          <table:table-cell table:formula="of:=YEAR([.I639])" office:value-type="float" office:value="2009">
            <text:p>2009</text:p>
          </table:table-cell>
          <table:table-cell table:formula="of:=ROUNDUP(MONTH([.I639])/3)" office:value-type="float" office:value="3">
            <text:p>3</text:p>
          </table:table-cell>
          <table:table-cell table:formula="of:=MONTH([.I639])" office:value-type="float" office:value="9">
            <text:p>9</text:p>
          </table:table-cell>
          <table:table-cell table:formula="of:=&quot;Septembre &quot; &amp; [.B639]" office:value-type="string" office:string-value="Septembre 2009">
            <text:p>Septembre 2009</text:p>
          </table:table-cell>
          <table:table-cell table:formula="of:=&quot;W&quot; &amp; ISOWEEKNUM([.I639];1)" office:value-type="string" office:string-value="W39">
            <text:p>W39</text:p>
          </table:table-cell>
          <table:table-cell table:formula="of:=DAY([.I639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9-09-29">
            <text:p>09/29/09</text:p>
          </table:table-cell>
        </table:table-row>
        <table:table-row table:style-name="ro1">
          <table:table-cell table:formula="of:=YEAR([.I640])&amp;RIGHT(&quot;0&quot;&amp;MONTH([.I640]);2)&amp;RIGHT(&quot;0&quot;&amp;DAY([.I640]);2)" office:value-type="string" office:string-value="20090930">
            <text:p>20090930</text:p>
          </table:table-cell>
          <table:table-cell table:formula="of:=YEAR([.I640])" office:value-type="float" office:value="2009">
            <text:p>2009</text:p>
          </table:table-cell>
          <table:table-cell table:formula="of:=ROUNDUP(MONTH([.I640])/3)" office:value-type="float" office:value="3">
            <text:p>3</text:p>
          </table:table-cell>
          <table:table-cell table:formula="of:=MONTH([.I640])" office:value-type="float" office:value="9">
            <text:p>9</text:p>
          </table:table-cell>
          <table:table-cell table:formula="of:=&quot;Septembre &quot; &amp; [.B640]" office:value-type="string" office:string-value="Septembre 2009">
            <text:p>Septembre 2009</text:p>
          </table:table-cell>
          <table:table-cell table:formula="of:=&quot;W&quot; &amp; ISOWEEKNUM([.I640];1)" office:value-type="string" office:string-value="W39">
            <text:p>W39</text:p>
          </table:table-cell>
          <table:table-cell table:formula="of:=DAY([.I640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9-09-30">
            <text:p>09/30/09</text:p>
          </table:table-cell>
        </table:table-row>
        <table:table-row table:style-name="ro1">
          <table:table-cell table:formula="of:=YEAR([.I641])&amp;RIGHT(&quot;0&quot;&amp;MONTH([.I641]);2)&amp;RIGHT(&quot;0&quot;&amp;DAY([.I641]);2)" office:value-type="string" office:string-value="20091001">
            <text:p>20091001</text:p>
          </table:table-cell>
          <table:table-cell table:formula="of:=YEAR([.I641])" office:value-type="float" office:value="2009">
            <text:p>2009</text:p>
          </table:table-cell>
          <table:table-cell table:formula="of:=ROUNDUP(MONTH([.I641])/3)" office:value-type="float" office:value="4">
            <text:p>4</text:p>
          </table:table-cell>
          <table:table-cell table:formula="of:=MONTH([.I641])" office:value-type="float" office:value="10">
            <text:p>10</text:p>
          </table:table-cell>
          <table:table-cell table:formula="of:=&quot;Octubre &quot; &amp; [.B641]" office:value-type="string" office:string-value="Octubre 2009">
            <text:p>Octubre 2009</text:p>
          </table:table-cell>
          <table:table-cell table:formula="of:=&quot;W&quot; &amp; ISOWEEKNUM([.I641];1)" office:value-type="string" office:string-value="W39">
            <text:p>W39</text:p>
          </table:table-cell>
          <table:table-cell table:formula="of:=DAY([.I641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09-10-01">
            <text:p>10/01/09</text:p>
          </table:table-cell>
        </table:table-row>
        <table:table-row table:style-name="ro1">
          <table:table-cell table:formula="of:=YEAR([.I642])&amp;RIGHT(&quot;0&quot;&amp;MONTH([.I642]);2)&amp;RIGHT(&quot;0&quot;&amp;DAY([.I642]);2)" office:value-type="string" office:string-value="20091002">
            <text:p>20091002</text:p>
          </table:table-cell>
          <table:table-cell table:formula="of:=YEAR([.I642])" office:value-type="float" office:value="2009">
            <text:p>2009</text:p>
          </table:table-cell>
          <table:table-cell table:formula="of:=ROUNDUP(MONTH([.I642])/3)" office:value-type="float" office:value="4">
            <text:p>4</text:p>
          </table:table-cell>
          <table:table-cell table:formula="of:=MONTH([.I642])" office:value-type="float" office:value="10">
            <text:p>10</text:p>
          </table:table-cell>
          <table:table-cell table:formula="of:=&quot;Octubre &quot; &amp; [.B642]" office:value-type="string" office:string-value="Octubre 2009">
            <text:p>Octubre 2009</text:p>
          </table:table-cell>
          <table:table-cell table:formula="of:=&quot;W&quot; &amp; ISOWEEKNUM([.I642];1)" office:value-type="string" office:string-value="W39">
            <text:p>W39</text:p>
          </table:table-cell>
          <table:table-cell table:formula="of:=DAY([.I642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09-10-02">
            <text:p>10/02/09</text:p>
          </table:table-cell>
        </table:table-row>
        <table:table-row table:style-name="ro1">
          <table:table-cell table:formula="of:=YEAR([.I643])&amp;RIGHT(&quot;0&quot;&amp;MONTH([.I643]);2)&amp;RIGHT(&quot;0&quot;&amp;DAY([.I643]);2)" office:value-type="string" office:string-value="20091003">
            <text:p>20091003</text:p>
          </table:table-cell>
          <table:table-cell table:formula="of:=YEAR([.I643])" office:value-type="float" office:value="2009">
            <text:p>2009</text:p>
          </table:table-cell>
          <table:table-cell table:formula="of:=ROUNDUP(MONTH([.I643])/3)" office:value-type="float" office:value="4">
            <text:p>4</text:p>
          </table:table-cell>
          <table:table-cell table:formula="of:=MONTH([.I643])" office:value-type="float" office:value="10">
            <text:p>10</text:p>
          </table:table-cell>
          <table:table-cell table:formula="of:=&quot;Octubre &quot; &amp; [.B643]" office:value-type="string" office:string-value="Octubre 2009">
            <text:p>Octubre 2009</text:p>
          </table:table-cell>
          <table:table-cell table:formula="of:=&quot;W&quot; &amp; ISOWEEKNUM([.I643];1)" office:value-type="string" office:string-value="W39">
            <text:p>W39</text:p>
          </table:table-cell>
          <table:table-cell table:formula="of:=DAY([.I643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09-10-03">
            <text:p>10/03/09</text:p>
          </table:table-cell>
        </table:table-row>
        <table:table-row table:style-name="ro1">
          <table:table-cell table:formula="of:=YEAR([.I644])&amp;RIGHT(&quot;0&quot;&amp;MONTH([.I644]);2)&amp;RIGHT(&quot;0&quot;&amp;DAY([.I644]);2)" office:value-type="string" office:string-value="20091004">
            <text:p>20091004</text:p>
          </table:table-cell>
          <table:table-cell table:formula="of:=YEAR([.I644])" office:value-type="float" office:value="2009">
            <text:p>2009</text:p>
          </table:table-cell>
          <table:table-cell table:formula="of:=ROUNDUP(MONTH([.I644])/3)" office:value-type="float" office:value="4">
            <text:p>4</text:p>
          </table:table-cell>
          <table:table-cell table:formula="of:=MONTH([.I644])" office:value-type="float" office:value="10">
            <text:p>10</text:p>
          </table:table-cell>
          <table:table-cell table:formula="of:=&quot;Octubre &quot; &amp; [.B644]" office:value-type="string" office:string-value="Octubre 2009">
            <text:p>Octubre 2009</text:p>
          </table:table-cell>
          <table:table-cell table:formula="of:=&quot;W&quot; &amp; ISOWEEKNUM([.I644];1)" office:value-type="string" office:string-value="W40">
            <text:p>W40</text:p>
          </table:table-cell>
          <table:table-cell table:formula="of:=DAY([.I644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09-10-04">
            <text:p>10/04/09</text:p>
          </table:table-cell>
        </table:table-row>
        <table:table-row table:style-name="ro1">
          <table:table-cell table:formula="of:=YEAR([.I645])&amp;RIGHT(&quot;0&quot;&amp;MONTH([.I645]);2)&amp;RIGHT(&quot;0&quot;&amp;DAY([.I645]);2)" office:value-type="string" office:string-value="20091005">
            <text:p>20091005</text:p>
          </table:table-cell>
          <table:table-cell table:formula="of:=YEAR([.I645])" office:value-type="float" office:value="2009">
            <text:p>2009</text:p>
          </table:table-cell>
          <table:table-cell table:formula="of:=ROUNDUP(MONTH([.I645])/3)" office:value-type="float" office:value="4">
            <text:p>4</text:p>
          </table:table-cell>
          <table:table-cell table:formula="of:=MONTH([.I645])" office:value-type="float" office:value="10">
            <text:p>10</text:p>
          </table:table-cell>
          <table:table-cell table:formula="of:=&quot;Octubre &quot; &amp; [.B645]" office:value-type="string" office:string-value="Octubre 2009">
            <text:p>Octubre 2009</text:p>
          </table:table-cell>
          <table:table-cell table:formula="of:=&quot;W&quot; &amp; ISOWEEKNUM([.I645];1)" office:value-type="string" office:string-value="W40">
            <text:p>W40</text:p>
          </table:table-cell>
          <table:table-cell table:formula="of:=DAY([.I645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09-10-05">
            <text:p>10/05/09</text:p>
          </table:table-cell>
        </table:table-row>
        <table:table-row table:style-name="ro1">
          <table:table-cell table:formula="of:=YEAR([.I646])&amp;RIGHT(&quot;0&quot;&amp;MONTH([.I646]);2)&amp;RIGHT(&quot;0&quot;&amp;DAY([.I646]);2)" office:value-type="string" office:string-value="20091006">
            <text:p>20091006</text:p>
          </table:table-cell>
          <table:table-cell table:formula="of:=YEAR([.I646])" office:value-type="float" office:value="2009">
            <text:p>2009</text:p>
          </table:table-cell>
          <table:table-cell table:formula="of:=ROUNDUP(MONTH([.I646])/3)" office:value-type="float" office:value="4">
            <text:p>4</text:p>
          </table:table-cell>
          <table:table-cell table:formula="of:=MONTH([.I646])" office:value-type="float" office:value="10">
            <text:p>10</text:p>
          </table:table-cell>
          <table:table-cell table:formula="of:=&quot;Octubre &quot; &amp; [.B646]" office:value-type="string" office:string-value="Octubre 2009">
            <text:p>Octubre 2009</text:p>
          </table:table-cell>
          <table:table-cell table:formula="of:=&quot;W&quot; &amp; ISOWEEKNUM([.I646];1)" office:value-type="string" office:string-value="W40">
            <text:p>W40</text:p>
          </table:table-cell>
          <table:table-cell table:formula="of:=DAY([.I646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09-10-06">
            <text:p>10/06/09</text:p>
          </table:table-cell>
        </table:table-row>
        <table:table-row table:style-name="ro1">
          <table:table-cell table:formula="of:=YEAR([.I647])&amp;RIGHT(&quot;0&quot;&amp;MONTH([.I647]);2)&amp;RIGHT(&quot;0&quot;&amp;DAY([.I647]);2)" office:value-type="string" office:string-value="20091007">
            <text:p>20091007</text:p>
          </table:table-cell>
          <table:table-cell table:formula="of:=YEAR([.I647])" office:value-type="float" office:value="2009">
            <text:p>2009</text:p>
          </table:table-cell>
          <table:table-cell table:formula="of:=ROUNDUP(MONTH([.I647])/3)" office:value-type="float" office:value="4">
            <text:p>4</text:p>
          </table:table-cell>
          <table:table-cell table:formula="of:=MONTH([.I647])" office:value-type="float" office:value="10">
            <text:p>10</text:p>
          </table:table-cell>
          <table:table-cell table:formula="of:=&quot;Octubre &quot; &amp; [.B647]" office:value-type="string" office:string-value="Octubre 2009">
            <text:p>Octubre 2009</text:p>
          </table:table-cell>
          <table:table-cell table:formula="of:=&quot;W&quot; &amp; ISOWEEKNUM([.I647];1)" office:value-type="string" office:string-value="W40">
            <text:p>W40</text:p>
          </table:table-cell>
          <table:table-cell table:formula="of:=DAY([.I647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09-10-07">
            <text:p>10/07/09</text:p>
          </table:table-cell>
        </table:table-row>
        <table:table-row table:style-name="ro1">
          <table:table-cell table:formula="of:=YEAR([.I648])&amp;RIGHT(&quot;0&quot;&amp;MONTH([.I648]);2)&amp;RIGHT(&quot;0&quot;&amp;DAY([.I648]);2)" office:value-type="string" office:string-value="20091008">
            <text:p>20091008</text:p>
          </table:table-cell>
          <table:table-cell table:formula="of:=YEAR([.I648])" office:value-type="float" office:value="2009">
            <text:p>2009</text:p>
          </table:table-cell>
          <table:table-cell table:formula="of:=ROUNDUP(MONTH([.I648])/3)" office:value-type="float" office:value="4">
            <text:p>4</text:p>
          </table:table-cell>
          <table:table-cell table:formula="of:=MONTH([.I648])" office:value-type="float" office:value="10">
            <text:p>10</text:p>
          </table:table-cell>
          <table:table-cell table:formula="of:=&quot;Octubre &quot; &amp; [.B648]" office:value-type="string" office:string-value="Octubre 2009">
            <text:p>Octubre 2009</text:p>
          </table:table-cell>
          <table:table-cell table:formula="of:=&quot;W&quot; &amp; ISOWEEKNUM([.I648];1)" office:value-type="string" office:string-value="W40">
            <text:p>W40</text:p>
          </table:table-cell>
          <table:table-cell table:formula="of:=DAY([.I648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09-10-08">
            <text:p>10/08/09</text:p>
          </table:table-cell>
        </table:table-row>
        <table:table-row table:style-name="ro1">
          <table:table-cell table:formula="of:=YEAR([.I649])&amp;RIGHT(&quot;0&quot;&amp;MONTH([.I649]);2)&amp;RIGHT(&quot;0&quot;&amp;DAY([.I649]);2)" office:value-type="string" office:string-value="20091009">
            <text:p>20091009</text:p>
          </table:table-cell>
          <table:table-cell table:formula="of:=YEAR([.I649])" office:value-type="float" office:value="2009">
            <text:p>2009</text:p>
          </table:table-cell>
          <table:table-cell table:formula="of:=ROUNDUP(MONTH([.I649])/3)" office:value-type="float" office:value="4">
            <text:p>4</text:p>
          </table:table-cell>
          <table:table-cell table:formula="of:=MONTH([.I649])" office:value-type="float" office:value="10">
            <text:p>10</text:p>
          </table:table-cell>
          <table:table-cell table:formula="of:=&quot;Octubre &quot; &amp; [.B649]" office:value-type="string" office:string-value="Octubre 2009">
            <text:p>Octubre 2009</text:p>
          </table:table-cell>
          <table:table-cell table:formula="of:=&quot;W&quot; &amp; ISOWEEKNUM([.I649];1)" office:value-type="string" office:string-value="W40">
            <text:p>W40</text:p>
          </table:table-cell>
          <table:table-cell table:formula="of:=DAY([.I649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09-10-09">
            <text:p>10/09/09</text:p>
          </table:table-cell>
        </table:table-row>
        <table:table-row table:style-name="ro1">
          <table:table-cell table:formula="of:=YEAR([.I650])&amp;RIGHT(&quot;0&quot;&amp;MONTH([.I650]);2)&amp;RIGHT(&quot;0&quot;&amp;DAY([.I650]);2)" office:value-type="string" office:string-value="20091010">
            <text:p>20091010</text:p>
          </table:table-cell>
          <table:table-cell table:formula="of:=YEAR([.I650])" office:value-type="float" office:value="2009">
            <text:p>2009</text:p>
          </table:table-cell>
          <table:table-cell table:formula="of:=ROUNDUP(MONTH([.I650])/3)" office:value-type="float" office:value="4">
            <text:p>4</text:p>
          </table:table-cell>
          <table:table-cell table:formula="of:=MONTH([.I650])" office:value-type="float" office:value="10">
            <text:p>10</text:p>
          </table:table-cell>
          <table:table-cell table:formula="of:=&quot;Octubre &quot; &amp; [.B650]" office:value-type="string" office:string-value="Octubre 2009">
            <text:p>Octubre 2009</text:p>
          </table:table-cell>
          <table:table-cell table:formula="of:=&quot;W&quot; &amp; ISOWEEKNUM([.I650];1)" office:value-type="string" office:string-value="W40">
            <text:p>W40</text:p>
          </table:table-cell>
          <table:table-cell table:formula="of:=DAY([.I650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09-10-10">
            <text:p>10/10/09</text:p>
          </table:table-cell>
        </table:table-row>
        <table:table-row table:style-name="ro1">
          <table:table-cell table:formula="of:=YEAR([.I651])&amp;RIGHT(&quot;0&quot;&amp;MONTH([.I651]);2)&amp;RIGHT(&quot;0&quot;&amp;DAY([.I651]);2)" office:value-type="string" office:string-value="20091011">
            <text:p>20091011</text:p>
          </table:table-cell>
          <table:table-cell table:formula="of:=YEAR([.I651])" office:value-type="float" office:value="2009">
            <text:p>2009</text:p>
          </table:table-cell>
          <table:table-cell table:formula="of:=ROUNDUP(MONTH([.I651])/3)" office:value-type="float" office:value="4">
            <text:p>4</text:p>
          </table:table-cell>
          <table:table-cell table:formula="of:=MONTH([.I651])" office:value-type="float" office:value="10">
            <text:p>10</text:p>
          </table:table-cell>
          <table:table-cell table:formula="of:=&quot;Octubre &quot; &amp; [.B651]" office:value-type="string" office:string-value="Octubre 2009">
            <text:p>Octubre 2009</text:p>
          </table:table-cell>
          <table:table-cell table:formula="of:=&quot;W&quot; &amp; ISOWEEKNUM([.I651];1)" office:value-type="string" office:string-value="W41">
            <text:p>W41</text:p>
          </table:table-cell>
          <table:table-cell table:formula="of:=DAY([.I651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09-10-11">
            <text:p>10/11/09</text:p>
          </table:table-cell>
        </table:table-row>
        <table:table-row table:style-name="ro1">
          <table:table-cell table:formula="of:=YEAR([.I652])&amp;RIGHT(&quot;0&quot;&amp;MONTH([.I652]);2)&amp;RIGHT(&quot;0&quot;&amp;DAY([.I652]);2)" office:value-type="string" office:string-value="20091012">
            <text:p>20091012</text:p>
          </table:table-cell>
          <table:table-cell table:formula="of:=YEAR([.I652])" office:value-type="float" office:value="2009">
            <text:p>2009</text:p>
          </table:table-cell>
          <table:table-cell table:formula="of:=ROUNDUP(MONTH([.I652])/3)" office:value-type="float" office:value="4">
            <text:p>4</text:p>
          </table:table-cell>
          <table:table-cell table:formula="of:=MONTH([.I652])" office:value-type="float" office:value="10">
            <text:p>10</text:p>
          </table:table-cell>
          <table:table-cell table:formula="of:=&quot;Octubre &quot; &amp; [.B652]" office:value-type="string" office:string-value="Octubre 2009">
            <text:p>Octubre 2009</text:p>
          </table:table-cell>
          <table:table-cell table:formula="of:=&quot;W&quot; &amp; ISOWEEKNUM([.I652];1)" office:value-type="string" office:string-value="W41">
            <text:p>W41</text:p>
          </table:table-cell>
          <table:table-cell table:formula="of:=DAY([.I652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09-10-12">
            <text:p>10/12/09</text:p>
          </table:table-cell>
        </table:table-row>
        <table:table-row table:style-name="ro1">
          <table:table-cell table:formula="of:=YEAR([.I653])&amp;RIGHT(&quot;0&quot;&amp;MONTH([.I653]);2)&amp;RIGHT(&quot;0&quot;&amp;DAY([.I653]);2)" office:value-type="string" office:string-value="20091013">
            <text:p>20091013</text:p>
          </table:table-cell>
          <table:table-cell table:formula="of:=YEAR([.I653])" office:value-type="float" office:value="2009">
            <text:p>2009</text:p>
          </table:table-cell>
          <table:table-cell table:formula="of:=ROUNDUP(MONTH([.I653])/3)" office:value-type="float" office:value="4">
            <text:p>4</text:p>
          </table:table-cell>
          <table:table-cell table:formula="of:=MONTH([.I653])" office:value-type="float" office:value="10">
            <text:p>10</text:p>
          </table:table-cell>
          <table:table-cell table:formula="of:=&quot;Octubre &quot; &amp; [.B653]" office:value-type="string" office:string-value="Octubre 2009">
            <text:p>Octubre 2009</text:p>
          </table:table-cell>
          <table:table-cell table:formula="of:=&quot;W&quot; &amp; ISOWEEKNUM([.I653];1)" office:value-type="string" office:string-value="W41">
            <text:p>W41</text:p>
          </table:table-cell>
          <table:table-cell table:formula="of:=DAY([.I653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09-10-13">
            <text:p>10/13/09</text:p>
          </table:table-cell>
        </table:table-row>
        <table:table-row table:style-name="ro1">
          <table:table-cell table:formula="of:=YEAR([.I654])&amp;RIGHT(&quot;0&quot;&amp;MONTH([.I654]);2)&amp;RIGHT(&quot;0&quot;&amp;DAY([.I654]);2)" office:value-type="string" office:string-value="20091014">
            <text:p>20091014</text:p>
          </table:table-cell>
          <table:table-cell table:formula="of:=YEAR([.I654])" office:value-type="float" office:value="2009">
            <text:p>2009</text:p>
          </table:table-cell>
          <table:table-cell table:formula="of:=ROUNDUP(MONTH([.I654])/3)" office:value-type="float" office:value="4">
            <text:p>4</text:p>
          </table:table-cell>
          <table:table-cell table:formula="of:=MONTH([.I654])" office:value-type="float" office:value="10">
            <text:p>10</text:p>
          </table:table-cell>
          <table:table-cell table:formula="of:=&quot;Octubre &quot; &amp; [.B654]" office:value-type="string" office:string-value="Octubre 2009">
            <text:p>Octubre 2009</text:p>
          </table:table-cell>
          <table:table-cell table:formula="of:=&quot;W&quot; &amp; ISOWEEKNUM([.I654];1)" office:value-type="string" office:string-value="W41">
            <text:p>W41</text:p>
          </table:table-cell>
          <table:table-cell table:formula="of:=DAY([.I654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09-10-14">
            <text:p>10/14/09</text:p>
          </table:table-cell>
        </table:table-row>
        <table:table-row table:style-name="ro1">
          <table:table-cell table:formula="of:=YEAR([.I655])&amp;RIGHT(&quot;0&quot;&amp;MONTH([.I655]);2)&amp;RIGHT(&quot;0&quot;&amp;DAY([.I655]);2)" office:value-type="string" office:string-value="20091015">
            <text:p>20091015</text:p>
          </table:table-cell>
          <table:table-cell table:formula="of:=YEAR([.I655])" office:value-type="float" office:value="2009">
            <text:p>2009</text:p>
          </table:table-cell>
          <table:table-cell table:formula="of:=ROUNDUP(MONTH([.I655])/3)" office:value-type="float" office:value="4">
            <text:p>4</text:p>
          </table:table-cell>
          <table:table-cell table:formula="of:=MONTH([.I655])" office:value-type="float" office:value="10">
            <text:p>10</text:p>
          </table:table-cell>
          <table:table-cell table:formula="of:=&quot;Octubre &quot; &amp; [.B655]" office:value-type="string" office:string-value="Octubre 2009">
            <text:p>Octubre 2009</text:p>
          </table:table-cell>
          <table:table-cell table:formula="of:=&quot;W&quot; &amp; ISOWEEKNUM([.I655];1)" office:value-type="string" office:string-value="W41">
            <text:p>W41</text:p>
          </table:table-cell>
          <table:table-cell table:formula="of:=DAY([.I655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09-10-15">
            <text:p>10/15/09</text:p>
          </table:table-cell>
        </table:table-row>
        <table:table-row table:style-name="ro1">
          <table:table-cell table:formula="of:=YEAR([.I656])&amp;RIGHT(&quot;0&quot;&amp;MONTH([.I656]);2)&amp;RIGHT(&quot;0&quot;&amp;DAY([.I656]);2)" office:value-type="string" office:string-value="20091016">
            <text:p>20091016</text:p>
          </table:table-cell>
          <table:table-cell table:formula="of:=YEAR([.I656])" office:value-type="float" office:value="2009">
            <text:p>2009</text:p>
          </table:table-cell>
          <table:table-cell table:formula="of:=ROUNDUP(MONTH([.I656])/3)" office:value-type="float" office:value="4">
            <text:p>4</text:p>
          </table:table-cell>
          <table:table-cell table:formula="of:=MONTH([.I656])" office:value-type="float" office:value="10">
            <text:p>10</text:p>
          </table:table-cell>
          <table:table-cell table:formula="of:=&quot;Octubre &quot; &amp; [.B656]" office:value-type="string" office:string-value="Octubre 2009">
            <text:p>Octubre 2009</text:p>
          </table:table-cell>
          <table:table-cell table:formula="of:=&quot;W&quot; &amp; ISOWEEKNUM([.I656];1)" office:value-type="string" office:string-value="W41">
            <text:p>W41</text:p>
          </table:table-cell>
          <table:table-cell table:formula="of:=DAY([.I656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09-10-16">
            <text:p>10/16/09</text:p>
          </table:table-cell>
        </table:table-row>
        <table:table-row table:style-name="ro1">
          <table:table-cell table:formula="of:=YEAR([.I657])&amp;RIGHT(&quot;0&quot;&amp;MONTH([.I657]);2)&amp;RIGHT(&quot;0&quot;&amp;DAY([.I657]);2)" office:value-type="string" office:string-value="20091017">
            <text:p>20091017</text:p>
          </table:table-cell>
          <table:table-cell table:formula="of:=YEAR([.I657])" office:value-type="float" office:value="2009">
            <text:p>2009</text:p>
          </table:table-cell>
          <table:table-cell table:formula="of:=ROUNDUP(MONTH([.I657])/3)" office:value-type="float" office:value="4">
            <text:p>4</text:p>
          </table:table-cell>
          <table:table-cell table:formula="of:=MONTH([.I657])" office:value-type="float" office:value="10">
            <text:p>10</text:p>
          </table:table-cell>
          <table:table-cell table:formula="of:=&quot;Octubre &quot; &amp; [.B657]" office:value-type="string" office:string-value="Octubre 2009">
            <text:p>Octubre 2009</text:p>
          </table:table-cell>
          <table:table-cell table:formula="of:=&quot;W&quot; &amp; ISOWEEKNUM([.I657];1)" office:value-type="string" office:string-value="W41">
            <text:p>W41</text:p>
          </table:table-cell>
          <table:table-cell table:formula="of:=DAY([.I657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09-10-17">
            <text:p>10/17/09</text:p>
          </table:table-cell>
        </table:table-row>
        <table:table-row table:style-name="ro1">
          <table:table-cell table:formula="of:=YEAR([.I658])&amp;RIGHT(&quot;0&quot;&amp;MONTH([.I658]);2)&amp;RIGHT(&quot;0&quot;&amp;DAY([.I658]);2)" office:value-type="string" office:string-value="20091018">
            <text:p>20091018</text:p>
          </table:table-cell>
          <table:table-cell table:formula="of:=YEAR([.I658])" office:value-type="float" office:value="2009">
            <text:p>2009</text:p>
          </table:table-cell>
          <table:table-cell table:formula="of:=ROUNDUP(MONTH([.I658])/3)" office:value-type="float" office:value="4">
            <text:p>4</text:p>
          </table:table-cell>
          <table:table-cell table:formula="of:=MONTH([.I658])" office:value-type="float" office:value="10">
            <text:p>10</text:p>
          </table:table-cell>
          <table:table-cell table:formula="of:=&quot;Octubre &quot; &amp; [.B658]" office:value-type="string" office:string-value="Octubre 2009">
            <text:p>Octubre 2009</text:p>
          </table:table-cell>
          <table:table-cell table:formula="of:=&quot;W&quot; &amp; ISOWEEKNUM([.I658];1)" office:value-type="string" office:string-value="W42">
            <text:p>W42</text:p>
          </table:table-cell>
          <table:table-cell table:formula="of:=DAY([.I658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09-10-18">
            <text:p>10/18/09</text:p>
          </table:table-cell>
        </table:table-row>
        <table:table-row table:style-name="ro1">
          <table:table-cell table:formula="of:=YEAR([.I659])&amp;RIGHT(&quot;0&quot;&amp;MONTH([.I659]);2)&amp;RIGHT(&quot;0&quot;&amp;DAY([.I659]);2)" office:value-type="string" office:string-value="20091019">
            <text:p>20091019</text:p>
          </table:table-cell>
          <table:table-cell table:formula="of:=YEAR([.I659])" office:value-type="float" office:value="2009">
            <text:p>2009</text:p>
          </table:table-cell>
          <table:table-cell table:formula="of:=ROUNDUP(MONTH([.I659])/3)" office:value-type="float" office:value="4">
            <text:p>4</text:p>
          </table:table-cell>
          <table:table-cell table:formula="of:=MONTH([.I659])" office:value-type="float" office:value="10">
            <text:p>10</text:p>
          </table:table-cell>
          <table:table-cell table:formula="of:=&quot;Octubre &quot; &amp; [.B659]" office:value-type="string" office:string-value="Octubre 2009">
            <text:p>Octubre 2009</text:p>
          </table:table-cell>
          <table:table-cell table:formula="of:=&quot;W&quot; &amp; ISOWEEKNUM([.I659];1)" office:value-type="string" office:string-value="W42">
            <text:p>W42</text:p>
          </table:table-cell>
          <table:table-cell table:formula="of:=DAY([.I659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09-10-19">
            <text:p>10/19/09</text:p>
          </table:table-cell>
        </table:table-row>
        <table:table-row table:style-name="ro1">
          <table:table-cell table:formula="of:=YEAR([.I660])&amp;RIGHT(&quot;0&quot;&amp;MONTH([.I660]);2)&amp;RIGHT(&quot;0&quot;&amp;DAY([.I660]);2)" office:value-type="string" office:string-value="20091020">
            <text:p>20091020</text:p>
          </table:table-cell>
          <table:table-cell table:formula="of:=YEAR([.I660])" office:value-type="float" office:value="2009">
            <text:p>2009</text:p>
          </table:table-cell>
          <table:table-cell table:formula="of:=ROUNDUP(MONTH([.I660])/3)" office:value-type="float" office:value="4">
            <text:p>4</text:p>
          </table:table-cell>
          <table:table-cell table:formula="of:=MONTH([.I660])" office:value-type="float" office:value="10">
            <text:p>10</text:p>
          </table:table-cell>
          <table:table-cell table:formula="of:=&quot;Octubre &quot; &amp; [.B660]" office:value-type="string" office:string-value="Octubre 2009">
            <text:p>Octubre 2009</text:p>
          </table:table-cell>
          <table:table-cell table:formula="of:=&quot;W&quot; &amp; ISOWEEKNUM([.I660];1)" office:value-type="string" office:string-value="W42">
            <text:p>W42</text:p>
          </table:table-cell>
          <table:table-cell table:formula="of:=DAY([.I660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09-10-20">
            <text:p>10/20/09</text:p>
          </table:table-cell>
        </table:table-row>
        <table:table-row table:style-name="ro1">
          <table:table-cell table:formula="of:=YEAR([.I661])&amp;RIGHT(&quot;0&quot;&amp;MONTH([.I661]);2)&amp;RIGHT(&quot;0&quot;&amp;DAY([.I661]);2)" office:value-type="string" office:string-value="20091021">
            <text:p>20091021</text:p>
          </table:table-cell>
          <table:table-cell table:formula="of:=YEAR([.I661])" office:value-type="float" office:value="2009">
            <text:p>2009</text:p>
          </table:table-cell>
          <table:table-cell table:formula="of:=ROUNDUP(MONTH([.I661])/3)" office:value-type="float" office:value="4">
            <text:p>4</text:p>
          </table:table-cell>
          <table:table-cell table:formula="of:=MONTH([.I661])" office:value-type="float" office:value="10">
            <text:p>10</text:p>
          </table:table-cell>
          <table:table-cell table:formula="of:=&quot;Octubre &quot; &amp; [.B661]" office:value-type="string" office:string-value="Octubre 2009">
            <text:p>Octubre 2009</text:p>
          </table:table-cell>
          <table:table-cell table:formula="of:=&quot;W&quot; &amp; ISOWEEKNUM([.I661];1)" office:value-type="string" office:string-value="W42">
            <text:p>W42</text:p>
          </table:table-cell>
          <table:table-cell table:formula="of:=DAY([.I661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09-10-21">
            <text:p>10/21/09</text:p>
          </table:table-cell>
        </table:table-row>
        <table:table-row table:style-name="ro1">
          <table:table-cell table:formula="of:=YEAR([.I662])&amp;RIGHT(&quot;0&quot;&amp;MONTH([.I662]);2)&amp;RIGHT(&quot;0&quot;&amp;DAY([.I662]);2)" office:value-type="string" office:string-value="20091022">
            <text:p>20091022</text:p>
          </table:table-cell>
          <table:table-cell table:formula="of:=YEAR([.I662])" office:value-type="float" office:value="2009">
            <text:p>2009</text:p>
          </table:table-cell>
          <table:table-cell table:formula="of:=ROUNDUP(MONTH([.I662])/3)" office:value-type="float" office:value="4">
            <text:p>4</text:p>
          </table:table-cell>
          <table:table-cell table:formula="of:=MONTH([.I662])" office:value-type="float" office:value="10">
            <text:p>10</text:p>
          </table:table-cell>
          <table:table-cell table:formula="of:=&quot;Octubre &quot; &amp; [.B662]" office:value-type="string" office:string-value="Octubre 2009">
            <text:p>Octubre 2009</text:p>
          </table:table-cell>
          <table:table-cell table:formula="of:=&quot;W&quot; &amp; ISOWEEKNUM([.I662];1)" office:value-type="string" office:string-value="W42">
            <text:p>W42</text:p>
          </table:table-cell>
          <table:table-cell table:formula="of:=DAY([.I662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09-10-22">
            <text:p>10/22/09</text:p>
          </table:table-cell>
        </table:table-row>
        <table:table-row table:style-name="ro1">
          <table:table-cell table:formula="of:=YEAR([.I663])&amp;RIGHT(&quot;0&quot;&amp;MONTH([.I663]);2)&amp;RIGHT(&quot;0&quot;&amp;DAY([.I663]);2)" office:value-type="string" office:string-value="20091023">
            <text:p>20091023</text:p>
          </table:table-cell>
          <table:table-cell table:formula="of:=YEAR([.I663])" office:value-type="float" office:value="2009">
            <text:p>2009</text:p>
          </table:table-cell>
          <table:table-cell table:formula="of:=ROUNDUP(MONTH([.I663])/3)" office:value-type="float" office:value="4">
            <text:p>4</text:p>
          </table:table-cell>
          <table:table-cell table:formula="of:=MONTH([.I663])" office:value-type="float" office:value="10">
            <text:p>10</text:p>
          </table:table-cell>
          <table:table-cell table:formula="of:=&quot;Octubre &quot; &amp; [.B663]" office:value-type="string" office:string-value="Octubre 2009">
            <text:p>Octubre 2009</text:p>
          </table:table-cell>
          <table:table-cell table:formula="of:=&quot;W&quot; &amp; ISOWEEKNUM([.I663];1)" office:value-type="string" office:string-value="W42">
            <text:p>W42</text:p>
          </table:table-cell>
          <table:table-cell table:formula="of:=DAY([.I663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09-10-23">
            <text:p>10/23/09</text:p>
          </table:table-cell>
        </table:table-row>
        <table:table-row table:style-name="ro1">
          <table:table-cell table:formula="of:=YEAR([.I664])&amp;RIGHT(&quot;0&quot;&amp;MONTH([.I664]);2)&amp;RIGHT(&quot;0&quot;&amp;DAY([.I664]);2)" office:value-type="string" office:string-value="20091024">
            <text:p>20091024</text:p>
          </table:table-cell>
          <table:table-cell table:formula="of:=YEAR([.I664])" office:value-type="float" office:value="2009">
            <text:p>2009</text:p>
          </table:table-cell>
          <table:table-cell table:formula="of:=ROUNDUP(MONTH([.I664])/3)" office:value-type="float" office:value="4">
            <text:p>4</text:p>
          </table:table-cell>
          <table:table-cell table:formula="of:=MONTH([.I664])" office:value-type="float" office:value="10">
            <text:p>10</text:p>
          </table:table-cell>
          <table:table-cell table:formula="of:=&quot;Octubre &quot; &amp; [.B664]" office:value-type="string" office:string-value="Octubre 2009">
            <text:p>Octubre 2009</text:p>
          </table:table-cell>
          <table:table-cell table:formula="of:=&quot;W&quot; &amp; ISOWEEKNUM([.I664];1)" office:value-type="string" office:string-value="W42">
            <text:p>W42</text:p>
          </table:table-cell>
          <table:table-cell table:formula="of:=DAY([.I664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09-10-24">
            <text:p>10/24/09</text:p>
          </table:table-cell>
        </table:table-row>
        <table:table-row table:style-name="ro1">
          <table:table-cell table:formula="of:=YEAR([.I665])&amp;RIGHT(&quot;0&quot;&amp;MONTH([.I665]);2)&amp;RIGHT(&quot;0&quot;&amp;DAY([.I665]);2)" office:value-type="string" office:string-value="20091025">
            <text:p>20091025</text:p>
          </table:table-cell>
          <table:table-cell table:formula="of:=YEAR([.I665])" office:value-type="float" office:value="2009">
            <text:p>2009</text:p>
          </table:table-cell>
          <table:table-cell table:formula="of:=ROUNDUP(MONTH([.I665])/3)" office:value-type="float" office:value="4">
            <text:p>4</text:p>
          </table:table-cell>
          <table:table-cell table:formula="of:=MONTH([.I665])" office:value-type="float" office:value="10">
            <text:p>10</text:p>
          </table:table-cell>
          <table:table-cell table:formula="of:=&quot;Octubre &quot; &amp; [.B665]" office:value-type="string" office:string-value="Octubre 2009">
            <text:p>Octubre 2009</text:p>
          </table:table-cell>
          <table:table-cell table:formula="of:=&quot;W&quot; &amp; ISOWEEKNUM([.I665];1)" office:value-type="string" office:string-value="W43">
            <text:p>W43</text:p>
          </table:table-cell>
          <table:table-cell table:formula="of:=DAY([.I665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09-10-25">
            <text:p>10/25/09</text:p>
          </table:table-cell>
        </table:table-row>
        <table:table-row table:style-name="ro1">
          <table:table-cell table:formula="of:=YEAR([.I666])&amp;RIGHT(&quot;0&quot;&amp;MONTH([.I666]);2)&amp;RIGHT(&quot;0&quot;&amp;DAY([.I666]);2)" office:value-type="string" office:string-value="20091026">
            <text:p>20091026</text:p>
          </table:table-cell>
          <table:table-cell table:formula="of:=YEAR([.I666])" office:value-type="float" office:value="2009">
            <text:p>2009</text:p>
          </table:table-cell>
          <table:table-cell table:formula="of:=ROUNDUP(MONTH([.I666])/3)" office:value-type="float" office:value="4">
            <text:p>4</text:p>
          </table:table-cell>
          <table:table-cell table:formula="of:=MONTH([.I666])" office:value-type="float" office:value="10">
            <text:p>10</text:p>
          </table:table-cell>
          <table:table-cell table:formula="of:=&quot;Octubre &quot; &amp; [.B666]" office:value-type="string" office:string-value="Octubre 2009">
            <text:p>Octubre 2009</text:p>
          </table:table-cell>
          <table:table-cell table:formula="of:=&quot;W&quot; &amp; ISOWEEKNUM([.I666];1)" office:value-type="string" office:string-value="W43">
            <text:p>W43</text:p>
          </table:table-cell>
          <table:table-cell table:formula="of:=DAY([.I666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09-10-26">
            <text:p>10/26/09</text:p>
          </table:table-cell>
        </table:table-row>
        <table:table-row table:style-name="ro1">
          <table:table-cell table:formula="of:=YEAR([.I667])&amp;RIGHT(&quot;0&quot;&amp;MONTH([.I667]);2)&amp;RIGHT(&quot;0&quot;&amp;DAY([.I667]);2)" office:value-type="string" office:string-value="20091027">
            <text:p>20091027</text:p>
          </table:table-cell>
          <table:table-cell table:formula="of:=YEAR([.I667])" office:value-type="float" office:value="2009">
            <text:p>2009</text:p>
          </table:table-cell>
          <table:table-cell table:formula="of:=ROUNDUP(MONTH([.I667])/3)" office:value-type="float" office:value="4">
            <text:p>4</text:p>
          </table:table-cell>
          <table:table-cell table:formula="of:=MONTH([.I667])" office:value-type="float" office:value="10">
            <text:p>10</text:p>
          </table:table-cell>
          <table:table-cell table:formula="of:=&quot;Octubre &quot; &amp; [.B667]" office:value-type="string" office:string-value="Octubre 2009">
            <text:p>Octubre 2009</text:p>
          </table:table-cell>
          <table:table-cell table:formula="of:=&quot;W&quot; &amp; ISOWEEKNUM([.I667];1)" office:value-type="string" office:string-value="W43">
            <text:p>W43</text:p>
          </table:table-cell>
          <table:table-cell table:formula="of:=DAY([.I667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09-10-27">
            <text:p>10/27/09</text:p>
          </table:table-cell>
        </table:table-row>
        <table:table-row table:style-name="ro1">
          <table:table-cell table:formula="of:=YEAR([.I668])&amp;RIGHT(&quot;0&quot;&amp;MONTH([.I668]);2)&amp;RIGHT(&quot;0&quot;&amp;DAY([.I668]);2)" office:value-type="string" office:string-value="20091028">
            <text:p>20091028</text:p>
          </table:table-cell>
          <table:table-cell table:formula="of:=YEAR([.I668])" office:value-type="float" office:value="2009">
            <text:p>2009</text:p>
          </table:table-cell>
          <table:table-cell table:formula="of:=ROUNDUP(MONTH([.I668])/3)" office:value-type="float" office:value="4">
            <text:p>4</text:p>
          </table:table-cell>
          <table:table-cell table:formula="of:=MONTH([.I668])" office:value-type="float" office:value="10">
            <text:p>10</text:p>
          </table:table-cell>
          <table:table-cell table:formula="of:=&quot;Octubre &quot; &amp; [.B668]" office:value-type="string" office:string-value="Octubre 2009">
            <text:p>Octubre 2009</text:p>
          </table:table-cell>
          <table:table-cell table:formula="of:=&quot;W&quot; &amp; ISOWEEKNUM([.I668];1)" office:value-type="string" office:string-value="W43">
            <text:p>W43</text:p>
          </table:table-cell>
          <table:table-cell table:formula="of:=DAY([.I668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09-10-28">
            <text:p>10/28/09</text:p>
          </table:table-cell>
        </table:table-row>
        <table:table-row table:style-name="ro1">
          <table:table-cell table:formula="of:=YEAR([.I669])&amp;RIGHT(&quot;0&quot;&amp;MONTH([.I669]);2)&amp;RIGHT(&quot;0&quot;&amp;DAY([.I669]);2)" office:value-type="string" office:string-value="20091029">
            <text:p>20091029</text:p>
          </table:table-cell>
          <table:table-cell table:formula="of:=YEAR([.I669])" office:value-type="float" office:value="2009">
            <text:p>2009</text:p>
          </table:table-cell>
          <table:table-cell table:formula="of:=ROUNDUP(MONTH([.I669])/3)" office:value-type="float" office:value="4">
            <text:p>4</text:p>
          </table:table-cell>
          <table:table-cell table:formula="of:=MONTH([.I669])" office:value-type="float" office:value="10">
            <text:p>10</text:p>
          </table:table-cell>
          <table:table-cell table:formula="of:=&quot;Octubre &quot; &amp; [.B669]" office:value-type="string" office:string-value="Octubre 2009">
            <text:p>Octubre 2009</text:p>
          </table:table-cell>
          <table:table-cell table:formula="of:=&quot;W&quot; &amp; ISOWEEKNUM([.I669];1)" office:value-type="string" office:string-value="W43">
            <text:p>W43</text:p>
          </table:table-cell>
          <table:table-cell table:formula="of:=DAY([.I669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09-10-29">
            <text:p>10/29/09</text:p>
          </table:table-cell>
        </table:table-row>
        <table:table-row table:style-name="ro1">
          <table:table-cell table:formula="of:=YEAR([.I670])&amp;RIGHT(&quot;0&quot;&amp;MONTH([.I670]);2)&amp;RIGHT(&quot;0&quot;&amp;DAY([.I670]);2)" office:value-type="string" office:string-value="20091030">
            <text:p>20091030</text:p>
          </table:table-cell>
          <table:table-cell table:formula="of:=YEAR([.I670])" office:value-type="float" office:value="2009">
            <text:p>2009</text:p>
          </table:table-cell>
          <table:table-cell table:formula="of:=ROUNDUP(MONTH([.I670])/3)" office:value-type="float" office:value="4">
            <text:p>4</text:p>
          </table:table-cell>
          <table:table-cell table:formula="of:=MONTH([.I670])" office:value-type="float" office:value="10">
            <text:p>10</text:p>
          </table:table-cell>
          <table:table-cell table:formula="of:=&quot;Octubre &quot; &amp; [.B670]" office:value-type="string" office:string-value="Octubre 2009">
            <text:p>Octubre 2009</text:p>
          </table:table-cell>
          <table:table-cell table:formula="of:=&quot;W&quot; &amp; ISOWEEKNUM([.I670];1)" office:value-type="string" office:string-value="W43">
            <text:p>W43</text:p>
          </table:table-cell>
          <table:table-cell table:formula="of:=DAY([.I670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09-10-30">
            <text:p>10/30/09</text:p>
          </table:table-cell>
        </table:table-row>
        <table:table-row table:style-name="ro1">
          <table:table-cell table:formula="of:=YEAR([.I671])&amp;RIGHT(&quot;0&quot;&amp;MONTH([.I671]);2)&amp;RIGHT(&quot;0&quot;&amp;DAY([.I671]);2)" office:value-type="string" office:string-value="20091031">
            <text:p>20091031</text:p>
          </table:table-cell>
          <table:table-cell table:formula="of:=YEAR([.I671])" office:value-type="float" office:value="2009">
            <text:p>2009</text:p>
          </table:table-cell>
          <table:table-cell table:formula="of:=ROUNDUP(MONTH([.I671])/3)" office:value-type="float" office:value="4">
            <text:p>4</text:p>
          </table:table-cell>
          <table:table-cell table:formula="of:=MONTH([.I671])" office:value-type="float" office:value="10">
            <text:p>10</text:p>
          </table:table-cell>
          <table:table-cell table:formula="of:=&quot;Octubre &quot; &amp; [.B671]" office:value-type="string" office:string-value="Octubre 2009">
            <text:p>Octubre 2009</text:p>
          </table:table-cell>
          <table:table-cell table:formula="of:=&quot;W&quot; &amp; ISOWEEKNUM([.I671];1)" office:value-type="string" office:string-value="W43">
            <text:p>W43</text:p>
          </table:table-cell>
          <table:table-cell table:formula="of:=DAY([.I671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09-10-31">
            <text:p>10/31/09</text:p>
          </table:table-cell>
        </table:table-row>
        <table:table-row table:style-name="ro1">
          <table:table-cell table:formula="of:=YEAR([.I672])&amp;RIGHT(&quot;0&quot;&amp;MONTH([.I672]);2)&amp;RIGHT(&quot;0&quot;&amp;DAY([.I672]);2)" office:value-type="string" office:string-value="20091101">
            <text:p>20091101</text:p>
          </table:table-cell>
          <table:table-cell table:formula="of:=YEAR([.I672])" office:value-type="float" office:value="2009">
            <text:p>2009</text:p>
          </table:table-cell>
          <table:table-cell table:formula="of:=ROUNDUP(MONTH([.I672])/3)" office:value-type="float" office:value="4">
            <text:p>4</text:p>
          </table:table-cell>
          <table:table-cell table:formula="of:=MONTH([.I672])" office:value-type="float" office:value="11">
            <text:p>11</text:p>
          </table:table-cell>
          <table:table-cell table:formula="of:=&quot;Noviembre &quot; &amp; [.B672]" office:value-type="string" office:string-value="Noviembre 2009">
            <text:p>Noviembre 2009</text:p>
          </table:table-cell>
          <table:table-cell table:formula="of:=&quot;W&quot; &amp; ISOWEEKNUM([.I672];1)" office:value-type="string" office:string-value="W44">
            <text:p>W44</text:p>
          </table:table-cell>
          <table:table-cell table:formula="of:=DAY([.I672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9-11-01">
            <text:p>11/01/09</text:p>
          </table:table-cell>
        </table:table-row>
        <table:table-row table:style-name="ro1">
          <table:table-cell table:formula="of:=YEAR([.I673])&amp;RIGHT(&quot;0&quot;&amp;MONTH([.I673]);2)&amp;RIGHT(&quot;0&quot;&amp;DAY([.I673]);2)" office:value-type="string" office:string-value="20091102">
            <text:p>20091102</text:p>
          </table:table-cell>
          <table:table-cell table:formula="of:=YEAR([.I673])" office:value-type="float" office:value="2009">
            <text:p>2009</text:p>
          </table:table-cell>
          <table:table-cell table:formula="of:=ROUNDUP(MONTH([.I673])/3)" office:value-type="float" office:value="4">
            <text:p>4</text:p>
          </table:table-cell>
          <table:table-cell table:formula="of:=MONTH([.I673])" office:value-type="float" office:value="11">
            <text:p>11</text:p>
          </table:table-cell>
          <table:table-cell table:formula="of:=&quot;Noviembre &quot; &amp; [.B673]" office:value-type="string" office:string-value="Noviembre 2009">
            <text:p>Noviembre 2009</text:p>
          </table:table-cell>
          <table:table-cell table:formula="of:=&quot;W&quot; &amp; ISOWEEKNUM([.I673];1)" office:value-type="string" office:string-value="W44">
            <text:p>W44</text:p>
          </table:table-cell>
          <table:table-cell table:formula="of:=DAY([.I673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9-11-02">
            <text:p>11/02/09</text:p>
          </table:table-cell>
        </table:table-row>
        <table:table-row table:style-name="ro1">
          <table:table-cell table:formula="of:=YEAR([.I674])&amp;RIGHT(&quot;0&quot;&amp;MONTH([.I674]);2)&amp;RIGHT(&quot;0&quot;&amp;DAY([.I674]);2)" office:value-type="string" office:string-value="20091103">
            <text:p>20091103</text:p>
          </table:table-cell>
          <table:table-cell table:formula="of:=YEAR([.I674])" office:value-type="float" office:value="2009">
            <text:p>2009</text:p>
          </table:table-cell>
          <table:table-cell table:formula="of:=ROUNDUP(MONTH([.I674])/3)" office:value-type="float" office:value="4">
            <text:p>4</text:p>
          </table:table-cell>
          <table:table-cell table:formula="of:=MONTH([.I674])" office:value-type="float" office:value="11">
            <text:p>11</text:p>
          </table:table-cell>
          <table:table-cell table:formula="of:=&quot;Noviembre &quot; &amp; [.B674]" office:value-type="string" office:string-value="Noviembre 2009">
            <text:p>Noviembre 2009</text:p>
          </table:table-cell>
          <table:table-cell table:formula="of:=&quot;W&quot; &amp; ISOWEEKNUM([.I674];1)" office:value-type="string" office:string-value="W44">
            <text:p>W44</text:p>
          </table:table-cell>
          <table:table-cell table:formula="of:=DAY([.I674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9-11-03">
            <text:p>11/03/09</text:p>
          </table:table-cell>
        </table:table-row>
        <table:table-row table:style-name="ro1">
          <table:table-cell table:formula="of:=YEAR([.I675])&amp;RIGHT(&quot;0&quot;&amp;MONTH([.I675]);2)&amp;RIGHT(&quot;0&quot;&amp;DAY([.I675]);2)" office:value-type="string" office:string-value="20091104">
            <text:p>20091104</text:p>
          </table:table-cell>
          <table:table-cell table:formula="of:=YEAR([.I675])" office:value-type="float" office:value="2009">
            <text:p>2009</text:p>
          </table:table-cell>
          <table:table-cell table:formula="of:=ROUNDUP(MONTH([.I675])/3)" office:value-type="float" office:value="4">
            <text:p>4</text:p>
          </table:table-cell>
          <table:table-cell table:formula="of:=MONTH([.I675])" office:value-type="float" office:value="11">
            <text:p>11</text:p>
          </table:table-cell>
          <table:table-cell table:formula="of:=&quot;Noviembre &quot; &amp; [.B675]" office:value-type="string" office:string-value="Noviembre 2009">
            <text:p>Noviembre 2009</text:p>
          </table:table-cell>
          <table:table-cell table:formula="of:=&quot;W&quot; &amp; ISOWEEKNUM([.I675];1)" office:value-type="string" office:string-value="W44">
            <text:p>W44</text:p>
          </table:table-cell>
          <table:table-cell table:formula="of:=DAY([.I675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9-11-04">
            <text:p>11/04/09</text:p>
          </table:table-cell>
        </table:table-row>
        <table:table-row table:style-name="ro1">
          <table:table-cell table:formula="of:=YEAR([.I676])&amp;RIGHT(&quot;0&quot;&amp;MONTH([.I676]);2)&amp;RIGHT(&quot;0&quot;&amp;DAY([.I676]);2)" office:value-type="string" office:string-value="20091105">
            <text:p>20091105</text:p>
          </table:table-cell>
          <table:table-cell table:formula="of:=YEAR([.I676])" office:value-type="float" office:value="2009">
            <text:p>2009</text:p>
          </table:table-cell>
          <table:table-cell table:formula="of:=ROUNDUP(MONTH([.I676])/3)" office:value-type="float" office:value="4">
            <text:p>4</text:p>
          </table:table-cell>
          <table:table-cell table:formula="of:=MONTH([.I676])" office:value-type="float" office:value="11">
            <text:p>11</text:p>
          </table:table-cell>
          <table:table-cell table:formula="of:=&quot;Noviembre &quot; &amp; [.B676]" office:value-type="string" office:string-value="Noviembre 2009">
            <text:p>Noviembre 2009</text:p>
          </table:table-cell>
          <table:table-cell table:formula="of:=&quot;W&quot; &amp; ISOWEEKNUM([.I676];1)" office:value-type="string" office:string-value="W44">
            <text:p>W44</text:p>
          </table:table-cell>
          <table:table-cell table:formula="of:=DAY([.I676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9-11-05">
            <text:p>11/05/09</text:p>
          </table:table-cell>
        </table:table-row>
        <table:table-row table:style-name="ro1">
          <table:table-cell table:formula="of:=YEAR([.I677])&amp;RIGHT(&quot;0&quot;&amp;MONTH([.I677]);2)&amp;RIGHT(&quot;0&quot;&amp;DAY([.I677]);2)" office:value-type="string" office:string-value="20091106">
            <text:p>20091106</text:p>
          </table:table-cell>
          <table:table-cell table:formula="of:=YEAR([.I677])" office:value-type="float" office:value="2009">
            <text:p>2009</text:p>
          </table:table-cell>
          <table:table-cell table:formula="of:=ROUNDUP(MONTH([.I677])/3)" office:value-type="float" office:value="4">
            <text:p>4</text:p>
          </table:table-cell>
          <table:table-cell table:formula="of:=MONTH([.I677])" office:value-type="float" office:value="11">
            <text:p>11</text:p>
          </table:table-cell>
          <table:table-cell table:formula="of:=&quot;Noviembre &quot; &amp; [.B677]" office:value-type="string" office:string-value="Noviembre 2009">
            <text:p>Noviembre 2009</text:p>
          </table:table-cell>
          <table:table-cell table:formula="of:=&quot;W&quot; &amp; ISOWEEKNUM([.I677];1)" office:value-type="string" office:string-value="W44">
            <text:p>W44</text:p>
          </table:table-cell>
          <table:table-cell table:formula="of:=DAY([.I677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9-11-06">
            <text:p>11/06/09</text:p>
          </table:table-cell>
        </table:table-row>
        <table:table-row table:style-name="ro1">
          <table:table-cell table:formula="of:=YEAR([.I678])&amp;RIGHT(&quot;0&quot;&amp;MONTH([.I678]);2)&amp;RIGHT(&quot;0&quot;&amp;DAY([.I678]);2)" office:value-type="string" office:string-value="20091107">
            <text:p>20091107</text:p>
          </table:table-cell>
          <table:table-cell table:formula="of:=YEAR([.I678])" office:value-type="float" office:value="2009">
            <text:p>2009</text:p>
          </table:table-cell>
          <table:table-cell table:formula="of:=ROUNDUP(MONTH([.I678])/3)" office:value-type="float" office:value="4">
            <text:p>4</text:p>
          </table:table-cell>
          <table:table-cell table:formula="of:=MONTH([.I678])" office:value-type="float" office:value="11">
            <text:p>11</text:p>
          </table:table-cell>
          <table:table-cell table:formula="of:=&quot;Noviembre &quot; &amp; [.B678]" office:value-type="string" office:string-value="Noviembre 2009">
            <text:p>Noviembre 2009</text:p>
          </table:table-cell>
          <table:table-cell table:formula="of:=&quot;W&quot; &amp; ISOWEEKNUM([.I678];1)" office:value-type="string" office:string-value="W44">
            <text:p>W44</text:p>
          </table:table-cell>
          <table:table-cell table:formula="of:=DAY([.I678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9-11-07">
            <text:p>11/07/09</text:p>
          </table:table-cell>
        </table:table-row>
        <table:table-row table:style-name="ro1">
          <table:table-cell table:formula="of:=YEAR([.I679])&amp;RIGHT(&quot;0&quot;&amp;MONTH([.I679]);2)&amp;RIGHT(&quot;0&quot;&amp;DAY([.I679]);2)" office:value-type="string" office:string-value="20091108">
            <text:p>20091108</text:p>
          </table:table-cell>
          <table:table-cell table:formula="of:=YEAR([.I679])" office:value-type="float" office:value="2009">
            <text:p>2009</text:p>
          </table:table-cell>
          <table:table-cell table:formula="of:=ROUNDUP(MONTH([.I679])/3)" office:value-type="float" office:value="4">
            <text:p>4</text:p>
          </table:table-cell>
          <table:table-cell table:formula="of:=MONTH([.I679])" office:value-type="float" office:value="11">
            <text:p>11</text:p>
          </table:table-cell>
          <table:table-cell table:formula="of:=&quot;Noviembre &quot; &amp; [.B679]" office:value-type="string" office:string-value="Noviembre 2009">
            <text:p>Noviembre 2009</text:p>
          </table:table-cell>
          <table:table-cell table:formula="of:=&quot;W&quot; &amp; ISOWEEKNUM([.I679];1)" office:value-type="string" office:string-value="W45">
            <text:p>W45</text:p>
          </table:table-cell>
          <table:table-cell table:formula="of:=DAY([.I679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9-11-08">
            <text:p>11/08/09</text:p>
          </table:table-cell>
        </table:table-row>
        <table:table-row table:style-name="ro1">
          <table:table-cell table:formula="of:=YEAR([.I680])&amp;RIGHT(&quot;0&quot;&amp;MONTH([.I680]);2)&amp;RIGHT(&quot;0&quot;&amp;DAY([.I680]);2)" office:value-type="string" office:string-value="20091109">
            <text:p>20091109</text:p>
          </table:table-cell>
          <table:table-cell table:formula="of:=YEAR([.I680])" office:value-type="float" office:value="2009">
            <text:p>2009</text:p>
          </table:table-cell>
          <table:table-cell table:formula="of:=ROUNDUP(MONTH([.I680])/3)" office:value-type="float" office:value="4">
            <text:p>4</text:p>
          </table:table-cell>
          <table:table-cell table:formula="of:=MONTH([.I680])" office:value-type="float" office:value="11">
            <text:p>11</text:p>
          </table:table-cell>
          <table:table-cell table:formula="of:=&quot;Noviembre &quot; &amp; [.B680]" office:value-type="string" office:string-value="Noviembre 2009">
            <text:p>Noviembre 2009</text:p>
          </table:table-cell>
          <table:table-cell table:formula="of:=&quot;W&quot; &amp; ISOWEEKNUM([.I680];1)" office:value-type="string" office:string-value="W45">
            <text:p>W45</text:p>
          </table:table-cell>
          <table:table-cell table:formula="of:=DAY([.I680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9-11-09">
            <text:p>11/09/09</text:p>
          </table:table-cell>
        </table:table-row>
        <table:table-row table:style-name="ro1">
          <table:table-cell table:formula="of:=YEAR([.I681])&amp;RIGHT(&quot;0&quot;&amp;MONTH([.I681]);2)&amp;RIGHT(&quot;0&quot;&amp;DAY([.I681]);2)" office:value-type="string" office:string-value="20091110">
            <text:p>20091110</text:p>
          </table:table-cell>
          <table:table-cell table:formula="of:=YEAR([.I681])" office:value-type="float" office:value="2009">
            <text:p>2009</text:p>
          </table:table-cell>
          <table:table-cell table:formula="of:=ROUNDUP(MONTH([.I681])/3)" office:value-type="float" office:value="4">
            <text:p>4</text:p>
          </table:table-cell>
          <table:table-cell table:formula="of:=MONTH([.I681])" office:value-type="float" office:value="11">
            <text:p>11</text:p>
          </table:table-cell>
          <table:table-cell table:formula="of:=&quot;Noviembre &quot; &amp; [.B681]" office:value-type="string" office:string-value="Noviembre 2009">
            <text:p>Noviembre 2009</text:p>
          </table:table-cell>
          <table:table-cell table:formula="of:=&quot;W&quot; &amp; ISOWEEKNUM([.I681];1)" office:value-type="string" office:string-value="W45">
            <text:p>W45</text:p>
          </table:table-cell>
          <table:table-cell table:formula="of:=DAY([.I681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9-11-10">
            <text:p>11/10/09</text:p>
          </table:table-cell>
        </table:table-row>
        <table:table-row table:style-name="ro1">
          <table:table-cell table:formula="of:=YEAR([.I682])&amp;RIGHT(&quot;0&quot;&amp;MONTH([.I682]);2)&amp;RIGHT(&quot;0&quot;&amp;DAY([.I682]);2)" office:value-type="string" office:string-value="20091111">
            <text:p>20091111</text:p>
          </table:table-cell>
          <table:table-cell table:formula="of:=YEAR([.I682])" office:value-type="float" office:value="2009">
            <text:p>2009</text:p>
          </table:table-cell>
          <table:table-cell table:formula="of:=ROUNDUP(MONTH([.I682])/3)" office:value-type="float" office:value="4">
            <text:p>4</text:p>
          </table:table-cell>
          <table:table-cell table:formula="of:=MONTH([.I682])" office:value-type="float" office:value="11">
            <text:p>11</text:p>
          </table:table-cell>
          <table:table-cell table:formula="of:=&quot;Noviembre &quot; &amp; [.B682]" office:value-type="string" office:string-value="Noviembre 2009">
            <text:p>Noviembre 2009</text:p>
          </table:table-cell>
          <table:table-cell table:formula="of:=&quot;W&quot; &amp; ISOWEEKNUM([.I682];1)" office:value-type="string" office:string-value="W45">
            <text:p>W45</text:p>
          </table:table-cell>
          <table:table-cell table:formula="of:=DAY([.I682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9-11-11">
            <text:p>11/11/09</text:p>
          </table:table-cell>
        </table:table-row>
        <table:table-row table:style-name="ro1">
          <table:table-cell table:formula="of:=YEAR([.I683])&amp;RIGHT(&quot;0&quot;&amp;MONTH([.I683]);2)&amp;RIGHT(&quot;0&quot;&amp;DAY([.I683]);2)" office:value-type="string" office:string-value="20091112">
            <text:p>20091112</text:p>
          </table:table-cell>
          <table:table-cell table:formula="of:=YEAR([.I683])" office:value-type="float" office:value="2009">
            <text:p>2009</text:p>
          </table:table-cell>
          <table:table-cell table:formula="of:=ROUNDUP(MONTH([.I683])/3)" office:value-type="float" office:value="4">
            <text:p>4</text:p>
          </table:table-cell>
          <table:table-cell table:formula="of:=MONTH([.I683])" office:value-type="float" office:value="11">
            <text:p>11</text:p>
          </table:table-cell>
          <table:table-cell table:formula="of:=&quot;Noviembre &quot; &amp; [.B683]" office:value-type="string" office:string-value="Noviembre 2009">
            <text:p>Noviembre 2009</text:p>
          </table:table-cell>
          <table:table-cell table:formula="of:=&quot;W&quot; &amp; ISOWEEKNUM([.I683];1)" office:value-type="string" office:string-value="W45">
            <text:p>W45</text:p>
          </table:table-cell>
          <table:table-cell table:formula="of:=DAY([.I683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9-11-12">
            <text:p>11/12/09</text:p>
          </table:table-cell>
        </table:table-row>
        <table:table-row table:style-name="ro1">
          <table:table-cell table:formula="of:=YEAR([.I684])&amp;RIGHT(&quot;0&quot;&amp;MONTH([.I684]);2)&amp;RIGHT(&quot;0&quot;&amp;DAY([.I684]);2)" office:value-type="string" office:string-value="20091113">
            <text:p>20091113</text:p>
          </table:table-cell>
          <table:table-cell table:formula="of:=YEAR([.I684])" office:value-type="float" office:value="2009">
            <text:p>2009</text:p>
          </table:table-cell>
          <table:table-cell table:formula="of:=ROUNDUP(MONTH([.I684])/3)" office:value-type="float" office:value="4">
            <text:p>4</text:p>
          </table:table-cell>
          <table:table-cell table:formula="of:=MONTH([.I684])" office:value-type="float" office:value="11">
            <text:p>11</text:p>
          </table:table-cell>
          <table:table-cell table:formula="of:=&quot;Noviembre &quot; &amp; [.B684]" office:value-type="string" office:string-value="Noviembre 2009">
            <text:p>Noviembre 2009</text:p>
          </table:table-cell>
          <table:table-cell table:formula="of:=&quot;W&quot; &amp; ISOWEEKNUM([.I684];1)" office:value-type="string" office:string-value="W45">
            <text:p>W45</text:p>
          </table:table-cell>
          <table:table-cell table:formula="of:=DAY([.I684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9-11-13">
            <text:p>11/13/09</text:p>
          </table:table-cell>
        </table:table-row>
        <table:table-row table:style-name="ro1">
          <table:table-cell table:formula="of:=YEAR([.I685])&amp;RIGHT(&quot;0&quot;&amp;MONTH([.I685]);2)&amp;RIGHT(&quot;0&quot;&amp;DAY([.I685]);2)" office:value-type="string" office:string-value="20091114">
            <text:p>20091114</text:p>
          </table:table-cell>
          <table:table-cell table:formula="of:=YEAR([.I685])" office:value-type="float" office:value="2009">
            <text:p>2009</text:p>
          </table:table-cell>
          <table:table-cell table:formula="of:=ROUNDUP(MONTH([.I685])/3)" office:value-type="float" office:value="4">
            <text:p>4</text:p>
          </table:table-cell>
          <table:table-cell table:formula="of:=MONTH([.I685])" office:value-type="float" office:value="11">
            <text:p>11</text:p>
          </table:table-cell>
          <table:table-cell table:formula="of:=&quot;Noviembre &quot; &amp; [.B685]" office:value-type="string" office:string-value="Noviembre 2009">
            <text:p>Noviembre 2009</text:p>
          </table:table-cell>
          <table:table-cell table:formula="of:=&quot;W&quot; &amp; ISOWEEKNUM([.I685];1)" office:value-type="string" office:string-value="W45">
            <text:p>W45</text:p>
          </table:table-cell>
          <table:table-cell table:formula="of:=DAY([.I685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9-11-14">
            <text:p>11/14/09</text:p>
          </table:table-cell>
        </table:table-row>
        <table:table-row table:style-name="ro1">
          <table:table-cell table:formula="of:=YEAR([.I686])&amp;RIGHT(&quot;0&quot;&amp;MONTH([.I686]);2)&amp;RIGHT(&quot;0&quot;&amp;DAY([.I686]);2)" office:value-type="string" office:string-value="20091115">
            <text:p>20091115</text:p>
          </table:table-cell>
          <table:table-cell table:formula="of:=YEAR([.I686])" office:value-type="float" office:value="2009">
            <text:p>2009</text:p>
          </table:table-cell>
          <table:table-cell table:formula="of:=ROUNDUP(MONTH([.I686])/3)" office:value-type="float" office:value="4">
            <text:p>4</text:p>
          </table:table-cell>
          <table:table-cell table:formula="of:=MONTH([.I686])" office:value-type="float" office:value="11">
            <text:p>11</text:p>
          </table:table-cell>
          <table:table-cell table:formula="of:=&quot;Noviembre &quot; &amp; [.B686]" office:value-type="string" office:string-value="Noviembre 2009">
            <text:p>Noviembre 2009</text:p>
          </table:table-cell>
          <table:table-cell table:formula="of:=&quot;W&quot; &amp; ISOWEEKNUM([.I686];1)" office:value-type="string" office:string-value="W46">
            <text:p>W46</text:p>
          </table:table-cell>
          <table:table-cell table:formula="of:=DAY([.I686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9-11-15">
            <text:p>11/15/09</text:p>
          </table:table-cell>
        </table:table-row>
        <table:table-row table:style-name="ro1">
          <table:table-cell table:formula="of:=YEAR([.I687])&amp;RIGHT(&quot;0&quot;&amp;MONTH([.I687]);2)&amp;RIGHT(&quot;0&quot;&amp;DAY([.I687]);2)" office:value-type="string" office:string-value="20091116">
            <text:p>20091116</text:p>
          </table:table-cell>
          <table:table-cell table:formula="of:=YEAR([.I687])" office:value-type="float" office:value="2009">
            <text:p>2009</text:p>
          </table:table-cell>
          <table:table-cell table:formula="of:=ROUNDUP(MONTH([.I687])/3)" office:value-type="float" office:value="4">
            <text:p>4</text:p>
          </table:table-cell>
          <table:table-cell table:formula="of:=MONTH([.I687])" office:value-type="float" office:value="11">
            <text:p>11</text:p>
          </table:table-cell>
          <table:table-cell table:formula="of:=&quot;Noviembre &quot; &amp; [.B687]" office:value-type="string" office:string-value="Noviembre 2009">
            <text:p>Noviembre 2009</text:p>
          </table:table-cell>
          <table:table-cell table:formula="of:=&quot;W&quot; &amp; ISOWEEKNUM([.I687];1)" office:value-type="string" office:string-value="W46">
            <text:p>W46</text:p>
          </table:table-cell>
          <table:table-cell table:formula="of:=DAY([.I687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9-11-16">
            <text:p>11/16/09</text:p>
          </table:table-cell>
        </table:table-row>
        <table:table-row table:style-name="ro1">
          <table:table-cell table:formula="of:=YEAR([.I688])&amp;RIGHT(&quot;0&quot;&amp;MONTH([.I688]);2)&amp;RIGHT(&quot;0&quot;&amp;DAY([.I688]);2)" office:value-type="string" office:string-value="20091117">
            <text:p>20091117</text:p>
          </table:table-cell>
          <table:table-cell table:formula="of:=YEAR([.I688])" office:value-type="float" office:value="2009">
            <text:p>2009</text:p>
          </table:table-cell>
          <table:table-cell table:formula="of:=ROUNDUP(MONTH([.I688])/3)" office:value-type="float" office:value="4">
            <text:p>4</text:p>
          </table:table-cell>
          <table:table-cell table:formula="of:=MONTH([.I688])" office:value-type="float" office:value="11">
            <text:p>11</text:p>
          </table:table-cell>
          <table:table-cell table:formula="of:=&quot;Noviembre &quot; &amp; [.B688]" office:value-type="string" office:string-value="Noviembre 2009">
            <text:p>Noviembre 2009</text:p>
          </table:table-cell>
          <table:table-cell table:formula="of:=&quot;W&quot; &amp; ISOWEEKNUM([.I688];1)" office:value-type="string" office:string-value="W46">
            <text:p>W46</text:p>
          </table:table-cell>
          <table:table-cell table:formula="of:=DAY([.I688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9-11-17">
            <text:p>11/17/09</text:p>
          </table:table-cell>
        </table:table-row>
        <table:table-row table:style-name="ro1">
          <table:table-cell table:formula="of:=YEAR([.I689])&amp;RIGHT(&quot;0&quot;&amp;MONTH([.I689]);2)&amp;RIGHT(&quot;0&quot;&amp;DAY([.I689]);2)" office:value-type="string" office:string-value="20091118">
            <text:p>20091118</text:p>
          </table:table-cell>
          <table:table-cell table:formula="of:=YEAR([.I689])" office:value-type="float" office:value="2009">
            <text:p>2009</text:p>
          </table:table-cell>
          <table:table-cell table:formula="of:=ROUNDUP(MONTH([.I689])/3)" office:value-type="float" office:value="4">
            <text:p>4</text:p>
          </table:table-cell>
          <table:table-cell table:formula="of:=MONTH([.I689])" office:value-type="float" office:value="11">
            <text:p>11</text:p>
          </table:table-cell>
          <table:table-cell table:formula="of:=&quot;Noviembre &quot; &amp; [.B689]" office:value-type="string" office:string-value="Noviembre 2009">
            <text:p>Noviembre 2009</text:p>
          </table:table-cell>
          <table:table-cell table:formula="of:=&quot;W&quot; &amp; ISOWEEKNUM([.I689];1)" office:value-type="string" office:string-value="W46">
            <text:p>W46</text:p>
          </table:table-cell>
          <table:table-cell table:formula="of:=DAY([.I689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9-11-18">
            <text:p>11/18/09</text:p>
          </table:table-cell>
        </table:table-row>
        <table:table-row table:style-name="ro1">
          <table:table-cell table:formula="of:=YEAR([.I690])&amp;RIGHT(&quot;0&quot;&amp;MONTH([.I690]);2)&amp;RIGHT(&quot;0&quot;&amp;DAY([.I690]);2)" office:value-type="string" office:string-value="20091119">
            <text:p>20091119</text:p>
          </table:table-cell>
          <table:table-cell table:formula="of:=YEAR([.I690])" office:value-type="float" office:value="2009">
            <text:p>2009</text:p>
          </table:table-cell>
          <table:table-cell table:formula="of:=ROUNDUP(MONTH([.I690])/3)" office:value-type="float" office:value="4">
            <text:p>4</text:p>
          </table:table-cell>
          <table:table-cell table:formula="of:=MONTH([.I690])" office:value-type="float" office:value="11">
            <text:p>11</text:p>
          </table:table-cell>
          <table:table-cell table:formula="of:=&quot;Noviembre &quot; &amp; [.B690]" office:value-type="string" office:string-value="Noviembre 2009">
            <text:p>Noviembre 2009</text:p>
          </table:table-cell>
          <table:table-cell table:formula="of:=&quot;W&quot; &amp; ISOWEEKNUM([.I690];1)" office:value-type="string" office:string-value="W46">
            <text:p>W46</text:p>
          </table:table-cell>
          <table:table-cell table:formula="of:=DAY([.I690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9-11-19">
            <text:p>11/19/09</text:p>
          </table:table-cell>
        </table:table-row>
        <table:table-row table:style-name="ro1">
          <table:table-cell table:formula="of:=YEAR([.I691])&amp;RIGHT(&quot;0&quot;&amp;MONTH([.I691]);2)&amp;RIGHT(&quot;0&quot;&amp;DAY([.I691]);2)" office:value-type="string" office:string-value="20091120">
            <text:p>20091120</text:p>
          </table:table-cell>
          <table:table-cell table:formula="of:=YEAR([.I691])" office:value-type="float" office:value="2009">
            <text:p>2009</text:p>
          </table:table-cell>
          <table:table-cell table:formula="of:=ROUNDUP(MONTH([.I691])/3)" office:value-type="float" office:value="4">
            <text:p>4</text:p>
          </table:table-cell>
          <table:table-cell table:formula="of:=MONTH([.I691])" office:value-type="float" office:value="11">
            <text:p>11</text:p>
          </table:table-cell>
          <table:table-cell table:formula="of:=&quot;Noviembre &quot; &amp; [.B691]" office:value-type="string" office:string-value="Noviembre 2009">
            <text:p>Noviembre 2009</text:p>
          </table:table-cell>
          <table:table-cell table:formula="of:=&quot;W&quot; &amp; ISOWEEKNUM([.I691];1)" office:value-type="string" office:string-value="W46">
            <text:p>W46</text:p>
          </table:table-cell>
          <table:table-cell table:formula="of:=DAY([.I691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9-11-20">
            <text:p>11/20/09</text:p>
          </table:table-cell>
        </table:table-row>
        <table:table-row table:style-name="ro1">
          <table:table-cell table:formula="of:=YEAR([.I692])&amp;RIGHT(&quot;0&quot;&amp;MONTH([.I692]);2)&amp;RIGHT(&quot;0&quot;&amp;DAY([.I692]);2)" office:value-type="string" office:string-value="20091121">
            <text:p>20091121</text:p>
          </table:table-cell>
          <table:table-cell table:formula="of:=YEAR([.I692])" office:value-type="float" office:value="2009">
            <text:p>2009</text:p>
          </table:table-cell>
          <table:table-cell table:formula="of:=ROUNDUP(MONTH([.I692])/3)" office:value-type="float" office:value="4">
            <text:p>4</text:p>
          </table:table-cell>
          <table:table-cell table:formula="of:=MONTH([.I692])" office:value-type="float" office:value="11">
            <text:p>11</text:p>
          </table:table-cell>
          <table:table-cell table:formula="of:=&quot;Noviembre &quot; &amp; [.B692]" office:value-type="string" office:string-value="Noviembre 2009">
            <text:p>Noviembre 2009</text:p>
          </table:table-cell>
          <table:table-cell table:formula="of:=&quot;W&quot; &amp; ISOWEEKNUM([.I692];1)" office:value-type="string" office:string-value="W46">
            <text:p>W46</text:p>
          </table:table-cell>
          <table:table-cell table:formula="of:=DAY([.I692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9-11-21">
            <text:p>11/21/09</text:p>
          </table:table-cell>
        </table:table-row>
        <table:table-row table:style-name="ro1">
          <table:table-cell table:formula="of:=YEAR([.I693])&amp;RIGHT(&quot;0&quot;&amp;MONTH([.I693]);2)&amp;RIGHT(&quot;0&quot;&amp;DAY([.I693]);2)" office:value-type="string" office:string-value="20091122">
            <text:p>20091122</text:p>
          </table:table-cell>
          <table:table-cell table:formula="of:=YEAR([.I693])" office:value-type="float" office:value="2009">
            <text:p>2009</text:p>
          </table:table-cell>
          <table:table-cell table:formula="of:=ROUNDUP(MONTH([.I693])/3)" office:value-type="float" office:value="4">
            <text:p>4</text:p>
          </table:table-cell>
          <table:table-cell table:formula="of:=MONTH([.I693])" office:value-type="float" office:value="11">
            <text:p>11</text:p>
          </table:table-cell>
          <table:table-cell table:formula="of:=&quot;Noviembre &quot; &amp; [.B693]" office:value-type="string" office:string-value="Noviembre 2009">
            <text:p>Noviembre 2009</text:p>
          </table:table-cell>
          <table:table-cell table:formula="of:=&quot;W&quot; &amp; ISOWEEKNUM([.I693];1)" office:value-type="string" office:string-value="W47">
            <text:p>W47</text:p>
          </table:table-cell>
          <table:table-cell table:formula="of:=DAY([.I693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9-11-22">
            <text:p>11/22/09</text:p>
          </table:table-cell>
        </table:table-row>
        <table:table-row table:style-name="ro1">
          <table:table-cell table:formula="of:=YEAR([.I694])&amp;RIGHT(&quot;0&quot;&amp;MONTH([.I694]);2)&amp;RIGHT(&quot;0&quot;&amp;DAY([.I694]);2)" office:value-type="string" office:string-value="20091123">
            <text:p>20091123</text:p>
          </table:table-cell>
          <table:table-cell table:formula="of:=YEAR([.I694])" office:value-type="float" office:value="2009">
            <text:p>2009</text:p>
          </table:table-cell>
          <table:table-cell table:formula="of:=ROUNDUP(MONTH([.I694])/3)" office:value-type="float" office:value="4">
            <text:p>4</text:p>
          </table:table-cell>
          <table:table-cell table:formula="of:=MONTH([.I694])" office:value-type="float" office:value="11">
            <text:p>11</text:p>
          </table:table-cell>
          <table:table-cell table:formula="of:=&quot;Noviembre &quot; &amp; [.B694]" office:value-type="string" office:string-value="Noviembre 2009">
            <text:p>Noviembre 2009</text:p>
          </table:table-cell>
          <table:table-cell table:formula="of:=&quot;W&quot; &amp; ISOWEEKNUM([.I694];1)" office:value-type="string" office:string-value="W47">
            <text:p>W47</text:p>
          </table:table-cell>
          <table:table-cell table:formula="of:=DAY([.I694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9-11-23">
            <text:p>11/23/09</text:p>
          </table:table-cell>
        </table:table-row>
        <table:table-row table:style-name="ro1">
          <table:table-cell table:formula="of:=YEAR([.I695])&amp;RIGHT(&quot;0&quot;&amp;MONTH([.I695]);2)&amp;RIGHT(&quot;0&quot;&amp;DAY([.I695]);2)" office:value-type="string" office:string-value="20091124">
            <text:p>20091124</text:p>
          </table:table-cell>
          <table:table-cell table:formula="of:=YEAR([.I695])" office:value-type="float" office:value="2009">
            <text:p>2009</text:p>
          </table:table-cell>
          <table:table-cell table:formula="of:=ROUNDUP(MONTH([.I695])/3)" office:value-type="float" office:value="4">
            <text:p>4</text:p>
          </table:table-cell>
          <table:table-cell table:formula="of:=MONTH([.I695])" office:value-type="float" office:value="11">
            <text:p>11</text:p>
          </table:table-cell>
          <table:table-cell table:formula="of:=&quot;Noviembre &quot; &amp; [.B695]" office:value-type="string" office:string-value="Noviembre 2009">
            <text:p>Noviembre 2009</text:p>
          </table:table-cell>
          <table:table-cell table:formula="of:=&quot;W&quot; &amp; ISOWEEKNUM([.I695];1)" office:value-type="string" office:string-value="W47">
            <text:p>W47</text:p>
          </table:table-cell>
          <table:table-cell table:formula="of:=DAY([.I695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9-11-24">
            <text:p>11/24/09</text:p>
          </table:table-cell>
        </table:table-row>
        <table:table-row table:style-name="ro1">
          <table:table-cell table:formula="of:=YEAR([.I696])&amp;RIGHT(&quot;0&quot;&amp;MONTH([.I696]);2)&amp;RIGHT(&quot;0&quot;&amp;DAY([.I696]);2)" office:value-type="string" office:string-value="20091125">
            <text:p>20091125</text:p>
          </table:table-cell>
          <table:table-cell table:formula="of:=YEAR([.I696])" office:value-type="float" office:value="2009">
            <text:p>2009</text:p>
          </table:table-cell>
          <table:table-cell table:formula="of:=ROUNDUP(MONTH([.I696])/3)" office:value-type="float" office:value="4">
            <text:p>4</text:p>
          </table:table-cell>
          <table:table-cell table:formula="of:=MONTH([.I696])" office:value-type="float" office:value="11">
            <text:p>11</text:p>
          </table:table-cell>
          <table:table-cell table:formula="of:=&quot;Noviembre &quot; &amp; [.B696]" office:value-type="string" office:string-value="Noviembre 2009">
            <text:p>Noviembre 2009</text:p>
          </table:table-cell>
          <table:table-cell table:formula="of:=&quot;W&quot; &amp; ISOWEEKNUM([.I696];1)" office:value-type="string" office:string-value="W47">
            <text:p>W47</text:p>
          </table:table-cell>
          <table:table-cell table:formula="of:=DAY([.I696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9-11-25">
            <text:p>11/25/09</text:p>
          </table:table-cell>
        </table:table-row>
        <table:table-row table:style-name="ro1">
          <table:table-cell table:formula="of:=YEAR([.I697])&amp;RIGHT(&quot;0&quot;&amp;MONTH([.I697]);2)&amp;RIGHT(&quot;0&quot;&amp;DAY([.I697]);2)" office:value-type="string" office:string-value="20091126">
            <text:p>20091126</text:p>
          </table:table-cell>
          <table:table-cell table:formula="of:=YEAR([.I697])" office:value-type="float" office:value="2009">
            <text:p>2009</text:p>
          </table:table-cell>
          <table:table-cell table:formula="of:=ROUNDUP(MONTH([.I697])/3)" office:value-type="float" office:value="4">
            <text:p>4</text:p>
          </table:table-cell>
          <table:table-cell table:formula="of:=MONTH([.I697])" office:value-type="float" office:value="11">
            <text:p>11</text:p>
          </table:table-cell>
          <table:table-cell table:formula="of:=&quot;Noviembre &quot; &amp; [.B697]" office:value-type="string" office:string-value="Noviembre 2009">
            <text:p>Noviembre 2009</text:p>
          </table:table-cell>
          <table:table-cell table:formula="of:=&quot;W&quot; &amp; ISOWEEKNUM([.I697];1)" office:value-type="string" office:string-value="W47">
            <text:p>W47</text:p>
          </table:table-cell>
          <table:table-cell table:formula="of:=DAY([.I697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9-11-26">
            <text:p>11/26/09</text:p>
          </table:table-cell>
        </table:table-row>
        <table:table-row table:style-name="ro1">
          <table:table-cell table:formula="of:=YEAR([.I698])&amp;RIGHT(&quot;0&quot;&amp;MONTH([.I698]);2)&amp;RIGHT(&quot;0&quot;&amp;DAY([.I698]);2)" office:value-type="string" office:string-value="20091127">
            <text:p>20091127</text:p>
          </table:table-cell>
          <table:table-cell table:formula="of:=YEAR([.I698])" office:value-type="float" office:value="2009">
            <text:p>2009</text:p>
          </table:table-cell>
          <table:table-cell table:formula="of:=ROUNDUP(MONTH([.I698])/3)" office:value-type="float" office:value="4">
            <text:p>4</text:p>
          </table:table-cell>
          <table:table-cell table:formula="of:=MONTH([.I698])" office:value-type="float" office:value="11">
            <text:p>11</text:p>
          </table:table-cell>
          <table:table-cell table:formula="of:=&quot;Noviembre &quot; &amp; [.B698]" office:value-type="string" office:string-value="Noviembre 2009">
            <text:p>Noviembre 2009</text:p>
          </table:table-cell>
          <table:table-cell table:formula="of:=&quot;W&quot; &amp; ISOWEEKNUM([.I698];1)" office:value-type="string" office:string-value="W47">
            <text:p>W47</text:p>
          </table:table-cell>
          <table:table-cell table:formula="of:=DAY([.I698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9-11-27">
            <text:p>11/27/09</text:p>
          </table:table-cell>
        </table:table-row>
        <table:table-row table:style-name="ro1">
          <table:table-cell table:formula="of:=YEAR([.I699])&amp;RIGHT(&quot;0&quot;&amp;MONTH([.I699]);2)&amp;RIGHT(&quot;0&quot;&amp;DAY([.I699]);2)" office:value-type="string" office:string-value="20091128">
            <text:p>20091128</text:p>
          </table:table-cell>
          <table:table-cell table:formula="of:=YEAR([.I699])" office:value-type="float" office:value="2009">
            <text:p>2009</text:p>
          </table:table-cell>
          <table:table-cell table:formula="of:=ROUNDUP(MONTH([.I699])/3)" office:value-type="float" office:value="4">
            <text:p>4</text:p>
          </table:table-cell>
          <table:table-cell table:formula="of:=MONTH([.I699])" office:value-type="float" office:value="11">
            <text:p>11</text:p>
          </table:table-cell>
          <table:table-cell table:formula="of:=&quot;Noviembre &quot; &amp; [.B699]" office:value-type="string" office:string-value="Noviembre 2009">
            <text:p>Noviembre 2009</text:p>
          </table:table-cell>
          <table:table-cell table:formula="of:=&quot;W&quot; &amp; ISOWEEKNUM([.I699];1)" office:value-type="string" office:string-value="W47">
            <text:p>W47</text:p>
          </table:table-cell>
          <table:table-cell table:formula="of:=DAY([.I699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9-11-28">
            <text:p>11/28/09</text:p>
          </table:table-cell>
        </table:table-row>
        <table:table-row table:style-name="ro1">
          <table:table-cell table:formula="of:=YEAR([.I700])&amp;RIGHT(&quot;0&quot;&amp;MONTH([.I700]);2)&amp;RIGHT(&quot;0&quot;&amp;DAY([.I700]);2)" office:value-type="string" office:string-value="20091129">
            <text:p>20091129</text:p>
          </table:table-cell>
          <table:table-cell table:formula="of:=YEAR([.I700])" office:value-type="float" office:value="2009">
            <text:p>2009</text:p>
          </table:table-cell>
          <table:table-cell table:formula="of:=ROUNDUP(MONTH([.I700])/3)" office:value-type="float" office:value="4">
            <text:p>4</text:p>
          </table:table-cell>
          <table:table-cell table:formula="of:=MONTH([.I700])" office:value-type="float" office:value="11">
            <text:p>11</text:p>
          </table:table-cell>
          <table:table-cell table:formula="of:=&quot;Noviembre &quot; &amp; [.B700]" office:value-type="string" office:string-value="Noviembre 2009">
            <text:p>Noviembre 2009</text:p>
          </table:table-cell>
          <table:table-cell table:formula="of:=&quot;W&quot; &amp; ISOWEEKNUM([.I700];1)" office:value-type="string" office:string-value="W48">
            <text:p>W48</text:p>
          </table:table-cell>
          <table:table-cell table:formula="of:=DAY([.I700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09-11-29">
            <text:p>11/29/09</text:p>
          </table:table-cell>
        </table:table-row>
        <table:table-row table:style-name="ro1">
          <table:table-cell table:formula="of:=YEAR([.I701])&amp;RIGHT(&quot;0&quot;&amp;MONTH([.I701]);2)&amp;RIGHT(&quot;0&quot;&amp;DAY([.I701]);2)" office:value-type="string" office:string-value="20091130">
            <text:p>20091130</text:p>
          </table:table-cell>
          <table:table-cell table:formula="of:=YEAR([.I701])" office:value-type="float" office:value="2009">
            <text:p>2009</text:p>
          </table:table-cell>
          <table:table-cell table:formula="of:=ROUNDUP(MONTH([.I701])/3)" office:value-type="float" office:value="4">
            <text:p>4</text:p>
          </table:table-cell>
          <table:table-cell table:formula="of:=MONTH([.I701])" office:value-type="float" office:value="11">
            <text:p>11</text:p>
          </table:table-cell>
          <table:table-cell table:formula="of:=&quot;Noviembre &quot; &amp; [.B701]" office:value-type="string" office:string-value="Noviembre 2009">
            <text:p>Noviembre 2009</text:p>
          </table:table-cell>
          <table:table-cell table:formula="of:=&quot;W&quot; &amp; ISOWEEKNUM([.I701];1)" office:value-type="string" office:string-value="W48">
            <text:p>W48</text:p>
          </table:table-cell>
          <table:table-cell table:formula="of:=DAY([.I701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09-11-30">
            <text:p>11/30/09</text:p>
          </table:table-cell>
        </table:table-row>
        <table:table-row table:style-name="ro1">
          <table:table-cell table:formula="of:=YEAR([.I702])&amp;RIGHT(&quot;0&quot;&amp;MONTH([.I702]);2)&amp;RIGHT(&quot;0&quot;&amp;DAY([.I702]);2)" office:value-type="string" office:string-value="20091201">
            <text:p>20091201</text:p>
          </table:table-cell>
          <table:table-cell table:formula="of:=YEAR([.I702])" office:value-type="float" office:value="2009">
            <text:p>2009</text:p>
          </table:table-cell>
          <table:table-cell table:formula="of:=ROUNDUP(MONTH([.I702])/3)" office:value-type="float" office:value="4">
            <text:p>4</text:p>
          </table:table-cell>
          <table:table-cell table:formula="of:=MONTH([.I702])" office:value-type="float" office:value="12">
            <text:p>12</text:p>
          </table:table-cell>
          <table:table-cell table:formula="of:=&quot;Diciembre &quot; &amp; [.B702]" office:value-type="string" office:string-value="Diciembre 2009">
            <text:p>Diciembre 2009</text:p>
          </table:table-cell>
          <table:table-cell table:formula="of:=&quot;W&quot; &amp; ISOWEEKNUM([.I702];1)" office:value-type="string" office:string-value="W48">
            <text:p>W48</text:p>
          </table:table-cell>
          <table:table-cell table:formula="of:=DAY([.I702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9-12-01">
            <text:p>12/01/09</text:p>
          </table:table-cell>
        </table:table-row>
        <table:table-row table:style-name="ro1">
          <table:table-cell table:formula="of:=YEAR([.I703])&amp;RIGHT(&quot;0&quot;&amp;MONTH([.I703]);2)&amp;RIGHT(&quot;0&quot;&amp;DAY([.I703]);2)" office:value-type="string" office:string-value="20091202">
            <text:p>20091202</text:p>
          </table:table-cell>
          <table:table-cell table:formula="of:=YEAR([.I703])" office:value-type="float" office:value="2009">
            <text:p>2009</text:p>
          </table:table-cell>
          <table:table-cell table:formula="of:=ROUNDUP(MONTH([.I703])/3)" office:value-type="float" office:value="4">
            <text:p>4</text:p>
          </table:table-cell>
          <table:table-cell table:formula="of:=MONTH([.I703])" office:value-type="float" office:value="12">
            <text:p>12</text:p>
          </table:table-cell>
          <table:table-cell table:formula="of:=&quot;Diciembre &quot; &amp; [.B703]" office:value-type="string" office:string-value="Diciembre 2009">
            <text:p>Diciembre 2009</text:p>
          </table:table-cell>
          <table:table-cell table:formula="of:=&quot;W&quot; &amp; ISOWEEKNUM([.I703];1)" office:value-type="string" office:string-value="W48">
            <text:p>W48</text:p>
          </table:table-cell>
          <table:table-cell table:formula="of:=DAY([.I703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9-12-02">
            <text:p>12/02/09</text:p>
          </table:table-cell>
        </table:table-row>
        <table:table-row table:style-name="ro1">
          <table:table-cell table:formula="of:=YEAR([.I704])&amp;RIGHT(&quot;0&quot;&amp;MONTH([.I704]);2)&amp;RIGHT(&quot;0&quot;&amp;DAY([.I704]);2)" office:value-type="string" office:string-value="20091203">
            <text:p>20091203</text:p>
          </table:table-cell>
          <table:table-cell table:formula="of:=YEAR([.I704])" office:value-type="float" office:value="2009">
            <text:p>2009</text:p>
          </table:table-cell>
          <table:table-cell table:formula="of:=ROUNDUP(MONTH([.I704])/3)" office:value-type="float" office:value="4">
            <text:p>4</text:p>
          </table:table-cell>
          <table:table-cell table:formula="of:=MONTH([.I704])" office:value-type="float" office:value="12">
            <text:p>12</text:p>
          </table:table-cell>
          <table:table-cell table:formula="of:=&quot;Diciembre &quot; &amp; [.B704]" office:value-type="string" office:string-value="Diciembre 2009">
            <text:p>Diciembre 2009</text:p>
          </table:table-cell>
          <table:table-cell table:formula="of:=&quot;W&quot; &amp; ISOWEEKNUM([.I704];1)" office:value-type="string" office:string-value="W48">
            <text:p>W48</text:p>
          </table:table-cell>
          <table:table-cell table:formula="of:=DAY([.I704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9-12-03">
            <text:p>12/03/09</text:p>
          </table:table-cell>
        </table:table-row>
        <table:table-row table:style-name="ro1">
          <table:table-cell table:formula="of:=YEAR([.I705])&amp;RIGHT(&quot;0&quot;&amp;MONTH([.I705]);2)&amp;RIGHT(&quot;0&quot;&amp;DAY([.I705]);2)" office:value-type="string" office:string-value="20091204">
            <text:p>20091204</text:p>
          </table:table-cell>
          <table:table-cell table:formula="of:=YEAR([.I705])" office:value-type="float" office:value="2009">
            <text:p>2009</text:p>
          </table:table-cell>
          <table:table-cell table:formula="of:=ROUNDUP(MONTH([.I705])/3)" office:value-type="float" office:value="4">
            <text:p>4</text:p>
          </table:table-cell>
          <table:table-cell table:formula="of:=MONTH([.I705])" office:value-type="float" office:value="12">
            <text:p>12</text:p>
          </table:table-cell>
          <table:table-cell table:formula="of:=&quot;Diciembre &quot; &amp; [.B705]" office:value-type="string" office:string-value="Diciembre 2009">
            <text:p>Diciembre 2009</text:p>
          </table:table-cell>
          <table:table-cell table:formula="of:=&quot;W&quot; &amp; ISOWEEKNUM([.I705];1)" office:value-type="string" office:string-value="W48">
            <text:p>W48</text:p>
          </table:table-cell>
          <table:table-cell table:formula="of:=DAY([.I705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9-12-04">
            <text:p>12/04/09</text:p>
          </table:table-cell>
        </table:table-row>
        <table:table-row table:style-name="ro1">
          <table:table-cell table:formula="of:=YEAR([.I706])&amp;RIGHT(&quot;0&quot;&amp;MONTH([.I706]);2)&amp;RIGHT(&quot;0&quot;&amp;DAY([.I706]);2)" office:value-type="string" office:string-value="20091205">
            <text:p>20091205</text:p>
          </table:table-cell>
          <table:table-cell table:formula="of:=YEAR([.I706])" office:value-type="float" office:value="2009">
            <text:p>2009</text:p>
          </table:table-cell>
          <table:table-cell table:formula="of:=ROUNDUP(MONTH([.I706])/3)" office:value-type="float" office:value="4">
            <text:p>4</text:p>
          </table:table-cell>
          <table:table-cell table:formula="of:=MONTH([.I706])" office:value-type="float" office:value="12">
            <text:p>12</text:p>
          </table:table-cell>
          <table:table-cell table:formula="of:=&quot;Diciembre &quot; &amp; [.B706]" office:value-type="string" office:string-value="Diciembre 2009">
            <text:p>Diciembre 2009</text:p>
          </table:table-cell>
          <table:table-cell table:formula="of:=&quot;W&quot; &amp; ISOWEEKNUM([.I706];1)" office:value-type="string" office:string-value="W48">
            <text:p>W48</text:p>
          </table:table-cell>
          <table:table-cell table:formula="of:=DAY([.I706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9-12-05">
            <text:p>12/05/09</text:p>
          </table:table-cell>
        </table:table-row>
        <table:table-row table:style-name="ro1">
          <table:table-cell table:formula="of:=YEAR([.I707])&amp;RIGHT(&quot;0&quot;&amp;MONTH([.I707]);2)&amp;RIGHT(&quot;0&quot;&amp;DAY([.I707]);2)" office:value-type="string" office:string-value="20091206">
            <text:p>20091206</text:p>
          </table:table-cell>
          <table:table-cell table:formula="of:=YEAR([.I707])" office:value-type="float" office:value="2009">
            <text:p>2009</text:p>
          </table:table-cell>
          <table:table-cell table:formula="of:=ROUNDUP(MONTH([.I707])/3)" office:value-type="float" office:value="4">
            <text:p>4</text:p>
          </table:table-cell>
          <table:table-cell table:formula="of:=MONTH([.I707])" office:value-type="float" office:value="12">
            <text:p>12</text:p>
          </table:table-cell>
          <table:table-cell table:formula="of:=&quot;Diciembre &quot; &amp; [.B707]" office:value-type="string" office:string-value="Diciembre 2009">
            <text:p>Diciembre 2009</text:p>
          </table:table-cell>
          <table:table-cell table:formula="of:=&quot;W&quot; &amp; ISOWEEKNUM([.I707];1)" office:value-type="string" office:string-value="W49">
            <text:p>W49</text:p>
          </table:table-cell>
          <table:table-cell table:formula="of:=DAY([.I707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9-12-06">
            <text:p>12/06/09</text:p>
          </table:table-cell>
        </table:table-row>
        <table:table-row table:style-name="ro1">
          <table:table-cell table:formula="of:=YEAR([.I708])&amp;RIGHT(&quot;0&quot;&amp;MONTH([.I708]);2)&amp;RIGHT(&quot;0&quot;&amp;DAY([.I708]);2)" office:value-type="string" office:string-value="20091207">
            <text:p>20091207</text:p>
          </table:table-cell>
          <table:table-cell table:formula="of:=YEAR([.I708])" office:value-type="float" office:value="2009">
            <text:p>2009</text:p>
          </table:table-cell>
          <table:table-cell table:formula="of:=ROUNDUP(MONTH([.I708])/3)" office:value-type="float" office:value="4">
            <text:p>4</text:p>
          </table:table-cell>
          <table:table-cell table:formula="of:=MONTH([.I708])" office:value-type="float" office:value="12">
            <text:p>12</text:p>
          </table:table-cell>
          <table:table-cell table:formula="of:=&quot;Diciembre &quot; &amp; [.B708]" office:value-type="string" office:string-value="Diciembre 2009">
            <text:p>Diciembre 2009</text:p>
          </table:table-cell>
          <table:table-cell table:formula="of:=&quot;W&quot; &amp; ISOWEEKNUM([.I708];1)" office:value-type="string" office:string-value="W49">
            <text:p>W49</text:p>
          </table:table-cell>
          <table:table-cell table:formula="of:=DAY([.I708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9-12-07">
            <text:p>12/07/09</text:p>
          </table:table-cell>
        </table:table-row>
        <table:table-row table:style-name="ro1">
          <table:table-cell table:formula="of:=YEAR([.I709])&amp;RIGHT(&quot;0&quot;&amp;MONTH([.I709]);2)&amp;RIGHT(&quot;0&quot;&amp;DAY([.I709]);2)" office:value-type="string" office:string-value="20091208">
            <text:p>20091208</text:p>
          </table:table-cell>
          <table:table-cell table:formula="of:=YEAR([.I709])" office:value-type="float" office:value="2009">
            <text:p>2009</text:p>
          </table:table-cell>
          <table:table-cell table:formula="of:=ROUNDUP(MONTH([.I709])/3)" office:value-type="float" office:value="4">
            <text:p>4</text:p>
          </table:table-cell>
          <table:table-cell table:formula="of:=MONTH([.I709])" office:value-type="float" office:value="12">
            <text:p>12</text:p>
          </table:table-cell>
          <table:table-cell table:formula="of:=&quot;Diciembre &quot; &amp; [.B709]" office:value-type="string" office:string-value="Diciembre 2009">
            <text:p>Diciembre 2009</text:p>
          </table:table-cell>
          <table:table-cell table:formula="of:=&quot;W&quot; &amp; ISOWEEKNUM([.I709];1)" office:value-type="string" office:string-value="W49">
            <text:p>W49</text:p>
          </table:table-cell>
          <table:table-cell table:formula="of:=DAY([.I709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9-12-08">
            <text:p>12/08/09</text:p>
          </table:table-cell>
        </table:table-row>
        <table:table-row table:style-name="ro1">
          <table:table-cell table:formula="of:=YEAR([.I710])&amp;RIGHT(&quot;0&quot;&amp;MONTH([.I710]);2)&amp;RIGHT(&quot;0&quot;&amp;DAY([.I710]);2)" office:value-type="string" office:string-value="20091209">
            <text:p>20091209</text:p>
          </table:table-cell>
          <table:table-cell table:formula="of:=YEAR([.I710])" office:value-type="float" office:value="2009">
            <text:p>2009</text:p>
          </table:table-cell>
          <table:table-cell table:formula="of:=ROUNDUP(MONTH([.I710])/3)" office:value-type="float" office:value="4">
            <text:p>4</text:p>
          </table:table-cell>
          <table:table-cell table:formula="of:=MONTH([.I710])" office:value-type="float" office:value="12">
            <text:p>12</text:p>
          </table:table-cell>
          <table:table-cell table:formula="of:=&quot;Diciembre &quot; &amp; [.B710]" office:value-type="string" office:string-value="Diciembre 2009">
            <text:p>Diciembre 2009</text:p>
          </table:table-cell>
          <table:table-cell table:formula="of:=&quot;W&quot; &amp; ISOWEEKNUM([.I710];1)" office:value-type="string" office:string-value="W49">
            <text:p>W49</text:p>
          </table:table-cell>
          <table:table-cell table:formula="of:=DAY([.I710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9-12-09">
            <text:p>12/09/09</text:p>
          </table:table-cell>
        </table:table-row>
        <table:table-row table:style-name="ro1">
          <table:table-cell table:formula="of:=YEAR([.I711])&amp;RIGHT(&quot;0&quot;&amp;MONTH([.I711]);2)&amp;RIGHT(&quot;0&quot;&amp;DAY([.I711]);2)" office:value-type="string" office:string-value="20091210">
            <text:p>20091210</text:p>
          </table:table-cell>
          <table:table-cell table:formula="of:=YEAR([.I711])" office:value-type="float" office:value="2009">
            <text:p>2009</text:p>
          </table:table-cell>
          <table:table-cell table:formula="of:=ROUNDUP(MONTH([.I711])/3)" office:value-type="float" office:value="4">
            <text:p>4</text:p>
          </table:table-cell>
          <table:table-cell table:formula="of:=MONTH([.I711])" office:value-type="float" office:value="12">
            <text:p>12</text:p>
          </table:table-cell>
          <table:table-cell table:formula="of:=&quot;Diciembre &quot; &amp; [.B711]" office:value-type="string" office:string-value="Diciembre 2009">
            <text:p>Diciembre 2009</text:p>
          </table:table-cell>
          <table:table-cell table:formula="of:=&quot;W&quot; &amp; ISOWEEKNUM([.I711];1)" office:value-type="string" office:string-value="W49">
            <text:p>W49</text:p>
          </table:table-cell>
          <table:table-cell table:formula="of:=DAY([.I711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9-12-10">
            <text:p>12/10/09</text:p>
          </table:table-cell>
        </table:table-row>
        <table:table-row table:style-name="ro1">
          <table:table-cell table:formula="of:=YEAR([.I712])&amp;RIGHT(&quot;0&quot;&amp;MONTH([.I712]);2)&amp;RIGHT(&quot;0&quot;&amp;DAY([.I712]);2)" office:value-type="string" office:string-value="20091211">
            <text:p>20091211</text:p>
          </table:table-cell>
          <table:table-cell table:formula="of:=YEAR([.I712])" office:value-type="float" office:value="2009">
            <text:p>2009</text:p>
          </table:table-cell>
          <table:table-cell table:formula="of:=ROUNDUP(MONTH([.I712])/3)" office:value-type="float" office:value="4">
            <text:p>4</text:p>
          </table:table-cell>
          <table:table-cell table:formula="of:=MONTH([.I712])" office:value-type="float" office:value="12">
            <text:p>12</text:p>
          </table:table-cell>
          <table:table-cell table:formula="of:=&quot;Diciembre &quot; &amp; [.B712]" office:value-type="string" office:string-value="Diciembre 2009">
            <text:p>Diciembre 2009</text:p>
          </table:table-cell>
          <table:table-cell table:formula="of:=&quot;W&quot; &amp; ISOWEEKNUM([.I712];1)" office:value-type="string" office:string-value="W49">
            <text:p>W49</text:p>
          </table:table-cell>
          <table:table-cell table:formula="of:=DAY([.I712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9-12-11">
            <text:p>12/11/09</text:p>
          </table:table-cell>
        </table:table-row>
        <table:table-row table:style-name="ro1">
          <table:table-cell table:formula="of:=YEAR([.I713])&amp;RIGHT(&quot;0&quot;&amp;MONTH([.I713]);2)&amp;RIGHT(&quot;0&quot;&amp;DAY([.I713]);2)" office:value-type="string" office:string-value="20091212">
            <text:p>20091212</text:p>
          </table:table-cell>
          <table:table-cell table:formula="of:=YEAR([.I713])" office:value-type="float" office:value="2009">
            <text:p>2009</text:p>
          </table:table-cell>
          <table:table-cell table:formula="of:=ROUNDUP(MONTH([.I713])/3)" office:value-type="float" office:value="4">
            <text:p>4</text:p>
          </table:table-cell>
          <table:table-cell table:formula="of:=MONTH([.I713])" office:value-type="float" office:value="12">
            <text:p>12</text:p>
          </table:table-cell>
          <table:table-cell table:formula="of:=&quot;Diciembre &quot; &amp; [.B713]" office:value-type="string" office:string-value="Diciembre 2009">
            <text:p>Diciembre 2009</text:p>
          </table:table-cell>
          <table:table-cell table:formula="of:=&quot;W&quot; &amp; ISOWEEKNUM([.I713];1)" office:value-type="string" office:string-value="W49">
            <text:p>W49</text:p>
          </table:table-cell>
          <table:table-cell table:formula="of:=DAY([.I713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9-12-12">
            <text:p>12/12/09</text:p>
          </table:table-cell>
        </table:table-row>
        <table:table-row table:style-name="ro1">
          <table:table-cell table:formula="of:=YEAR([.I714])&amp;RIGHT(&quot;0&quot;&amp;MONTH([.I714]);2)&amp;RIGHT(&quot;0&quot;&amp;DAY([.I714]);2)" office:value-type="string" office:string-value="20091213">
            <text:p>20091213</text:p>
          </table:table-cell>
          <table:table-cell table:formula="of:=YEAR([.I714])" office:value-type="float" office:value="2009">
            <text:p>2009</text:p>
          </table:table-cell>
          <table:table-cell table:formula="of:=ROUNDUP(MONTH([.I714])/3)" office:value-type="float" office:value="4">
            <text:p>4</text:p>
          </table:table-cell>
          <table:table-cell table:formula="of:=MONTH([.I714])" office:value-type="float" office:value="12">
            <text:p>12</text:p>
          </table:table-cell>
          <table:table-cell table:formula="of:=&quot;Diciembre &quot; &amp; [.B714]" office:value-type="string" office:string-value="Diciembre 2009">
            <text:p>Diciembre 2009</text:p>
          </table:table-cell>
          <table:table-cell table:formula="of:=&quot;W&quot; &amp; ISOWEEKNUM([.I714];1)" office:value-type="string" office:string-value="W50">
            <text:p>W50</text:p>
          </table:table-cell>
          <table:table-cell table:formula="of:=DAY([.I714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9-12-13">
            <text:p>12/13/09</text:p>
          </table:table-cell>
        </table:table-row>
        <table:table-row table:style-name="ro1">
          <table:table-cell table:formula="of:=YEAR([.I715])&amp;RIGHT(&quot;0&quot;&amp;MONTH([.I715]);2)&amp;RIGHT(&quot;0&quot;&amp;DAY([.I715]);2)" office:value-type="string" office:string-value="20091214">
            <text:p>20091214</text:p>
          </table:table-cell>
          <table:table-cell table:formula="of:=YEAR([.I715])" office:value-type="float" office:value="2009">
            <text:p>2009</text:p>
          </table:table-cell>
          <table:table-cell table:formula="of:=ROUNDUP(MONTH([.I715])/3)" office:value-type="float" office:value="4">
            <text:p>4</text:p>
          </table:table-cell>
          <table:table-cell table:formula="of:=MONTH([.I715])" office:value-type="float" office:value="12">
            <text:p>12</text:p>
          </table:table-cell>
          <table:table-cell table:formula="of:=&quot;Diciembre &quot; &amp; [.B715]" office:value-type="string" office:string-value="Diciembre 2009">
            <text:p>Diciembre 2009</text:p>
          </table:table-cell>
          <table:table-cell table:formula="of:=&quot;W&quot; &amp; ISOWEEKNUM([.I715];1)" office:value-type="string" office:string-value="W50">
            <text:p>W50</text:p>
          </table:table-cell>
          <table:table-cell table:formula="of:=DAY([.I715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9-12-14">
            <text:p>12/14/09</text:p>
          </table:table-cell>
        </table:table-row>
        <table:table-row table:style-name="ro1">
          <table:table-cell table:formula="of:=YEAR([.I716])&amp;RIGHT(&quot;0&quot;&amp;MONTH([.I716]);2)&amp;RIGHT(&quot;0&quot;&amp;DAY([.I716]);2)" office:value-type="string" office:string-value="20091215">
            <text:p>20091215</text:p>
          </table:table-cell>
          <table:table-cell table:formula="of:=YEAR([.I716])" office:value-type="float" office:value="2009">
            <text:p>2009</text:p>
          </table:table-cell>
          <table:table-cell table:formula="of:=ROUNDUP(MONTH([.I716])/3)" office:value-type="float" office:value="4">
            <text:p>4</text:p>
          </table:table-cell>
          <table:table-cell table:formula="of:=MONTH([.I716])" office:value-type="float" office:value="12">
            <text:p>12</text:p>
          </table:table-cell>
          <table:table-cell table:formula="of:=&quot;Diciembre &quot; &amp; [.B716]" office:value-type="string" office:string-value="Diciembre 2009">
            <text:p>Diciembre 2009</text:p>
          </table:table-cell>
          <table:table-cell table:formula="of:=&quot;W&quot; &amp; ISOWEEKNUM([.I716];1)" office:value-type="string" office:string-value="W50">
            <text:p>W50</text:p>
          </table:table-cell>
          <table:table-cell table:formula="of:=DAY([.I716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9-12-15">
            <text:p>12/15/09</text:p>
          </table:table-cell>
        </table:table-row>
        <table:table-row table:style-name="ro1">
          <table:table-cell table:formula="of:=YEAR([.I717])&amp;RIGHT(&quot;0&quot;&amp;MONTH([.I717]);2)&amp;RIGHT(&quot;0&quot;&amp;DAY([.I717]);2)" office:value-type="string" office:string-value="20091216">
            <text:p>20091216</text:p>
          </table:table-cell>
          <table:table-cell table:formula="of:=YEAR([.I717])" office:value-type="float" office:value="2009">
            <text:p>2009</text:p>
          </table:table-cell>
          <table:table-cell table:formula="of:=ROUNDUP(MONTH([.I717])/3)" office:value-type="float" office:value="4">
            <text:p>4</text:p>
          </table:table-cell>
          <table:table-cell table:formula="of:=MONTH([.I717])" office:value-type="float" office:value="12">
            <text:p>12</text:p>
          </table:table-cell>
          <table:table-cell table:formula="of:=&quot;Diciembre &quot; &amp; [.B717]" office:value-type="string" office:string-value="Diciembre 2009">
            <text:p>Diciembre 2009</text:p>
          </table:table-cell>
          <table:table-cell table:formula="of:=&quot;W&quot; &amp; ISOWEEKNUM([.I717];1)" office:value-type="string" office:string-value="W50">
            <text:p>W50</text:p>
          </table:table-cell>
          <table:table-cell table:formula="of:=DAY([.I717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9-12-16">
            <text:p>12/16/09</text:p>
          </table:table-cell>
        </table:table-row>
        <table:table-row table:style-name="ro1">
          <table:table-cell table:formula="of:=YEAR([.I718])&amp;RIGHT(&quot;0&quot;&amp;MONTH([.I718]);2)&amp;RIGHT(&quot;0&quot;&amp;DAY([.I718]);2)" office:value-type="string" office:string-value="20091217">
            <text:p>20091217</text:p>
          </table:table-cell>
          <table:table-cell table:formula="of:=YEAR([.I718])" office:value-type="float" office:value="2009">
            <text:p>2009</text:p>
          </table:table-cell>
          <table:table-cell table:formula="of:=ROUNDUP(MONTH([.I718])/3)" office:value-type="float" office:value="4">
            <text:p>4</text:p>
          </table:table-cell>
          <table:table-cell table:formula="of:=MONTH([.I718])" office:value-type="float" office:value="12">
            <text:p>12</text:p>
          </table:table-cell>
          <table:table-cell table:formula="of:=&quot;Diciembre &quot; &amp; [.B718]" office:value-type="string" office:string-value="Diciembre 2009">
            <text:p>Diciembre 2009</text:p>
          </table:table-cell>
          <table:table-cell table:formula="of:=&quot;W&quot; &amp; ISOWEEKNUM([.I718];1)" office:value-type="string" office:string-value="W50">
            <text:p>W50</text:p>
          </table:table-cell>
          <table:table-cell table:formula="of:=DAY([.I718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9-12-17">
            <text:p>12/17/09</text:p>
          </table:table-cell>
        </table:table-row>
        <table:table-row table:style-name="ro1">
          <table:table-cell table:formula="of:=YEAR([.I719])&amp;RIGHT(&quot;0&quot;&amp;MONTH([.I719]);2)&amp;RIGHT(&quot;0&quot;&amp;DAY([.I719]);2)" office:value-type="string" office:string-value="20091218">
            <text:p>20091218</text:p>
          </table:table-cell>
          <table:table-cell table:formula="of:=YEAR([.I719])" office:value-type="float" office:value="2009">
            <text:p>2009</text:p>
          </table:table-cell>
          <table:table-cell table:formula="of:=ROUNDUP(MONTH([.I719])/3)" office:value-type="float" office:value="4">
            <text:p>4</text:p>
          </table:table-cell>
          <table:table-cell table:formula="of:=MONTH([.I719])" office:value-type="float" office:value="12">
            <text:p>12</text:p>
          </table:table-cell>
          <table:table-cell table:formula="of:=&quot;Diciembre &quot; &amp; [.B719]" office:value-type="string" office:string-value="Diciembre 2009">
            <text:p>Diciembre 2009</text:p>
          </table:table-cell>
          <table:table-cell table:formula="of:=&quot;W&quot; &amp; ISOWEEKNUM([.I719];1)" office:value-type="string" office:string-value="W50">
            <text:p>W50</text:p>
          </table:table-cell>
          <table:table-cell table:formula="of:=DAY([.I719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9-12-18">
            <text:p>12/18/09</text:p>
          </table:table-cell>
        </table:table-row>
        <table:table-row table:style-name="ro1">
          <table:table-cell table:formula="of:=YEAR([.I720])&amp;RIGHT(&quot;0&quot;&amp;MONTH([.I720]);2)&amp;RIGHT(&quot;0&quot;&amp;DAY([.I720]);2)" office:value-type="string" office:string-value="20091219">
            <text:p>20091219</text:p>
          </table:table-cell>
          <table:table-cell table:formula="of:=YEAR([.I720])" office:value-type="float" office:value="2009">
            <text:p>2009</text:p>
          </table:table-cell>
          <table:table-cell table:formula="of:=ROUNDUP(MONTH([.I720])/3)" office:value-type="float" office:value="4">
            <text:p>4</text:p>
          </table:table-cell>
          <table:table-cell table:formula="of:=MONTH([.I720])" office:value-type="float" office:value="12">
            <text:p>12</text:p>
          </table:table-cell>
          <table:table-cell table:formula="of:=&quot;Diciembre &quot; &amp; [.B720]" office:value-type="string" office:string-value="Diciembre 2009">
            <text:p>Diciembre 2009</text:p>
          </table:table-cell>
          <table:table-cell table:formula="of:=&quot;W&quot; &amp; ISOWEEKNUM([.I720];1)" office:value-type="string" office:string-value="W50">
            <text:p>W50</text:p>
          </table:table-cell>
          <table:table-cell table:formula="of:=DAY([.I720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9-12-19">
            <text:p>12/19/09</text:p>
          </table:table-cell>
        </table:table-row>
        <table:table-row table:style-name="ro1">
          <table:table-cell table:formula="of:=YEAR([.I721])&amp;RIGHT(&quot;0&quot;&amp;MONTH([.I721]);2)&amp;RIGHT(&quot;0&quot;&amp;DAY([.I721]);2)" office:value-type="string" office:string-value="20091220">
            <text:p>20091220</text:p>
          </table:table-cell>
          <table:table-cell table:formula="of:=YEAR([.I721])" office:value-type="float" office:value="2009">
            <text:p>2009</text:p>
          </table:table-cell>
          <table:table-cell table:formula="of:=ROUNDUP(MONTH([.I721])/3)" office:value-type="float" office:value="4">
            <text:p>4</text:p>
          </table:table-cell>
          <table:table-cell table:formula="of:=MONTH([.I721])" office:value-type="float" office:value="12">
            <text:p>12</text:p>
          </table:table-cell>
          <table:table-cell table:formula="of:=&quot;Diciembre &quot; &amp; [.B721]" office:value-type="string" office:string-value="Diciembre 2009">
            <text:p>Diciembre 2009</text:p>
          </table:table-cell>
          <table:table-cell table:formula="of:=&quot;W&quot; &amp; ISOWEEKNUM([.I721];1)" office:value-type="string" office:string-value="W51">
            <text:p>W51</text:p>
          </table:table-cell>
          <table:table-cell table:formula="of:=DAY([.I721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9-12-20">
            <text:p>12/20/09</text:p>
          </table:table-cell>
        </table:table-row>
        <table:table-row table:style-name="ro1">
          <table:table-cell table:formula="of:=YEAR([.I722])&amp;RIGHT(&quot;0&quot;&amp;MONTH([.I722]);2)&amp;RIGHT(&quot;0&quot;&amp;DAY([.I722]);2)" office:value-type="string" office:string-value="20091221">
            <text:p>20091221</text:p>
          </table:table-cell>
          <table:table-cell table:formula="of:=YEAR([.I722])" office:value-type="float" office:value="2009">
            <text:p>2009</text:p>
          </table:table-cell>
          <table:table-cell table:formula="of:=ROUNDUP(MONTH([.I722])/3)" office:value-type="float" office:value="4">
            <text:p>4</text:p>
          </table:table-cell>
          <table:table-cell table:formula="of:=MONTH([.I722])" office:value-type="float" office:value="12">
            <text:p>12</text:p>
          </table:table-cell>
          <table:table-cell table:formula="of:=&quot;Diciembre &quot; &amp; [.B722]" office:value-type="string" office:string-value="Diciembre 2009">
            <text:p>Diciembre 2009</text:p>
          </table:table-cell>
          <table:table-cell table:formula="of:=&quot;W&quot; &amp; ISOWEEKNUM([.I722];1)" office:value-type="string" office:string-value="W51">
            <text:p>W51</text:p>
          </table:table-cell>
          <table:table-cell table:formula="of:=DAY([.I722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9-12-21">
            <text:p>12/21/09</text:p>
          </table:table-cell>
        </table:table-row>
        <table:table-row table:style-name="ro1">
          <table:table-cell table:formula="of:=YEAR([.I723])&amp;RIGHT(&quot;0&quot;&amp;MONTH([.I723]);2)&amp;RIGHT(&quot;0&quot;&amp;DAY([.I723]);2)" office:value-type="string" office:string-value="20091222">
            <text:p>20091222</text:p>
          </table:table-cell>
          <table:table-cell table:formula="of:=YEAR([.I723])" office:value-type="float" office:value="2009">
            <text:p>2009</text:p>
          </table:table-cell>
          <table:table-cell table:formula="of:=ROUNDUP(MONTH([.I723])/3)" office:value-type="float" office:value="4">
            <text:p>4</text:p>
          </table:table-cell>
          <table:table-cell table:formula="of:=MONTH([.I723])" office:value-type="float" office:value="12">
            <text:p>12</text:p>
          </table:table-cell>
          <table:table-cell table:formula="of:=&quot;Diciembre &quot; &amp; [.B723]" office:value-type="string" office:string-value="Diciembre 2009">
            <text:p>Diciembre 2009</text:p>
          </table:table-cell>
          <table:table-cell table:formula="of:=&quot;W&quot; &amp; ISOWEEKNUM([.I723];1)" office:value-type="string" office:string-value="W51">
            <text:p>W51</text:p>
          </table:table-cell>
          <table:table-cell table:formula="of:=DAY([.I723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9-12-22">
            <text:p>12/22/09</text:p>
          </table:table-cell>
        </table:table-row>
        <table:table-row table:style-name="ro1">
          <table:table-cell table:formula="of:=YEAR([.I724])&amp;RIGHT(&quot;0&quot;&amp;MONTH([.I724]);2)&amp;RIGHT(&quot;0&quot;&amp;DAY([.I724]);2)" office:value-type="string" office:string-value="20091223">
            <text:p>20091223</text:p>
          </table:table-cell>
          <table:table-cell table:formula="of:=YEAR([.I724])" office:value-type="float" office:value="2009">
            <text:p>2009</text:p>
          </table:table-cell>
          <table:table-cell table:formula="of:=ROUNDUP(MONTH([.I724])/3)" office:value-type="float" office:value="4">
            <text:p>4</text:p>
          </table:table-cell>
          <table:table-cell table:formula="of:=MONTH([.I724])" office:value-type="float" office:value="12">
            <text:p>12</text:p>
          </table:table-cell>
          <table:table-cell table:formula="of:=&quot;Diciembre &quot; &amp; [.B724]" office:value-type="string" office:string-value="Diciembre 2009">
            <text:p>Diciembre 2009</text:p>
          </table:table-cell>
          <table:table-cell table:formula="of:=&quot;W&quot; &amp; ISOWEEKNUM([.I724];1)" office:value-type="string" office:string-value="W51">
            <text:p>W51</text:p>
          </table:table-cell>
          <table:table-cell table:formula="of:=DAY([.I724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9-12-23">
            <text:p>12/23/09</text:p>
          </table:table-cell>
        </table:table-row>
        <table:table-row table:style-name="ro1">
          <table:table-cell table:formula="of:=YEAR([.I725])&amp;RIGHT(&quot;0&quot;&amp;MONTH([.I725]);2)&amp;RIGHT(&quot;0&quot;&amp;DAY([.I725]);2)" office:value-type="string" office:string-value="20091224">
            <text:p>20091224</text:p>
          </table:table-cell>
          <table:table-cell table:formula="of:=YEAR([.I725])" office:value-type="float" office:value="2009">
            <text:p>2009</text:p>
          </table:table-cell>
          <table:table-cell table:formula="of:=ROUNDUP(MONTH([.I725])/3)" office:value-type="float" office:value="4">
            <text:p>4</text:p>
          </table:table-cell>
          <table:table-cell table:formula="of:=MONTH([.I725])" office:value-type="float" office:value="12">
            <text:p>12</text:p>
          </table:table-cell>
          <table:table-cell table:formula="of:=&quot;Diciembre &quot; &amp; [.B725]" office:value-type="string" office:string-value="Diciembre 2009">
            <text:p>Diciembre 2009</text:p>
          </table:table-cell>
          <table:table-cell table:formula="of:=&quot;W&quot; &amp; ISOWEEKNUM([.I725];1)" office:value-type="string" office:string-value="W51">
            <text:p>W51</text:p>
          </table:table-cell>
          <table:table-cell table:formula="of:=DAY([.I725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9-12-24">
            <text:p>12/24/09</text:p>
          </table:table-cell>
        </table:table-row>
        <table:table-row table:style-name="ro1">
          <table:table-cell table:formula="of:=YEAR([.I726])&amp;RIGHT(&quot;0&quot;&amp;MONTH([.I726]);2)&amp;RIGHT(&quot;0&quot;&amp;DAY([.I726]);2)" office:value-type="string" office:string-value="20091225">
            <text:p>20091225</text:p>
          </table:table-cell>
          <table:table-cell table:formula="of:=YEAR([.I726])" office:value-type="float" office:value="2009">
            <text:p>2009</text:p>
          </table:table-cell>
          <table:table-cell table:formula="of:=ROUNDUP(MONTH([.I726])/3)" office:value-type="float" office:value="4">
            <text:p>4</text:p>
          </table:table-cell>
          <table:table-cell table:formula="of:=MONTH([.I726])" office:value-type="float" office:value="12">
            <text:p>12</text:p>
          </table:table-cell>
          <table:table-cell table:formula="of:=&quot;Diciembre &quot; &amp; [.B726]" office:value-type="string" office:string-value="Diciembre 2009">
            <text:p>Diciembre 2009</text:p>
          </table:table-cell>
          <table:table-cell table:formula="of:=&quot;W&quot; &amp; ISOWEEKNUM([.I726];1)" office:value-type="string" office:string-value="W51">
            <text:p>W51</text:p>
          </table:table-cell>
          <table:table-cell table:formula="of:=DAY([.I726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9-12-25">
            <text:p>12/25/09</text:p>
          </table:table-cell>
        </table:table-row>
        <table:table-row table:style-name="ro1">
          <table:table-cell table:formula="of:=YEAR([.I727])&amp;RIGHT(&quot;0&quot;&amp;MONTH([.I727]);2)&amp;RIGHT(&quot;0&quot;&amp;DAY([.I727]);2)" office:value-type="string" office:string-value="20091226">
            <text:p>20091226</text:p>
          </table:table-cell>
          <table:table-cell table:formula="of:=YEAR([.I727])" office:value-type="float" office:value="2009">
            <text:p>2009</text:p>
          </table:table-cell>
          <table:table-cell table:formula="of:=ROUNDUP(MONTH([.I727])/3)" office:value-type="float" office:value="4">
            <text:p>4</text:p>
          </table:table-cell>
          <table:table-cell table:formula="of:=MONTH([.I727])" office:value-type="float" office:value="12">
            <text:p>12</text:p>
          </table:table-cell>
          <table:table-cell table:formula="of:=&quot;Diciembre &quot; &amp; [.B727]" office:value-type="string" office:string-value="Diciembre 2009">
            <text:p>Diciembre 2009</text:p>
          </table:table-cell>
          <table:table-cell table:formula="of:=&quot;W&quot; &amp; ISOWEEKNUM([.I727];1)" office:value-type="string" office:string-value="W51">
            <text:p>W51</text:p>
          </table:table-cell>
          <table:table-cell table:formula="of:=DAY([.I727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9-12-26">
            <text:p>12/26/09</text:p>
          </table:table-cell>
        </table:table-row>
        <table:table-row table:style-name="ro1">
          <table:table-cell table:formula="of:=YEAR([.I728])&amp;RIGHT(&quot;0&quot;&amp;MONTH([.I728]);2)&amp;RIGHT(&quot;0&quot;&amp;DAY([.I728]);2)" office:value-type="string" office:string-value="20091227">
            <text:p>20091227</text:p>
          </table:table-cell>
          <table:table-cell table:formula="of:=YEAR([.I728])" office:value-type="float" office:value="2009">
            <text:p>2009</text:p>
          </table:table-cell>
          <table:table-cell table:formula="of:=ROUNDUP(MONTH([.I728])/3)" office:value-type="float" office:value="4">
            <text:p>4</text:p>
          </table:table-cell>
          <table:table-cell table:formula="of:=MONTH([.I728])" office:value-type="float" office:value="12">
            <text:p>12</text:p>
          </table:table-cell>
          <table:table-cell table:formula="of:=&quot;Diciembre &quot; &amp; [.B728]" office:value-type="string" office:string-value="Diciembre 2009">
            <text:p>Diciembre 2009</text:p>
          </table:table-cell>
          <table:table-cell table:formula="of:=&quot;W&quot; &amp; ISOWEEKNUM([.I728];1)" office:value-type="string" office:string-value="W52">
            <text:p>W52</text:p>
          </table:table-cell>
          <table:table-cell table:formula="of:=DAY([.I728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9-12-27">
            <text:p>12/27/09</text:p>
          </table:table-cell>
        </table:table-row>
        <table:table-row table:style-name="ro1">
          <table:table-cell table:formula="of:=YEAR([.I729])&amp;RIGHT(&quot;0&quot;&amp;MONTH([.I729]);2)&amp;RIGHT(&quot;0&quot;&amp;DAY([.I729]);2)" office:value-type="string" office:string-value="20091228">
            <text:p>20091228</text:p>
          </table:table-cell>
          <table:table-cell table:formula="of:=YEAR([.I729])" office:value-type="float" office:value="2009">
            <text:p>2009</text:p>
          </table:table-cell>
          <table:table-cell table:formula="of:=ROUNDUP(MONTH([.I729])/3)" office:value-type="float" office:value="4">
            <text:p>4</text:p>
          </table:table-cell>
          <table:table-cell table:formula="of:=MONTH([.I729])" office:value-type="float" office:value="12">
            <text:p>12</text:p>
          </table:table-cell>
          <table:table-cell table:formula="of:=&quot;Diciembre &quot; &amp; [.B729]" office:value-type="string" office:string-value="Diciembre 2009">
            <text:p>Diciembre 2009</text:p>
          </table:table-cell>
          <table:table-cell table:formula="of:=&quot;W&quot; &amp; ISOWEEKNUM([.I729];1)" office:value-type="string" office:string-value="W52">
            <text:p>W52</text:p>
          </table:table-cell>
          <table:table-cell table:formula="of:=DAY([.I729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9-12-28">
            <text:p>12/28/09</text:p>
          </table:table-cell>
        </table:table-row>
        <table:table-row table:style-name="ro1">
          <table:table-cell table:formula="of:=YEAR([.I730])&amp;RIGHT(&quot;0&quot;&amp;MONTH([.I730]);2)&amp;RIGHT(&quot;0&quot;&amp;DAY([.I730]);2)" office:value-type="string" office:string-value="20091229">
            <text:p>20091229</text:p>
          </table:table-cell>
          <table:table-cell table:formula="of:=YEAR([.I730])" office:value-type="float" office:value="2009">
            <text:p>2009</text:p>
          </table:table-cell>
          <table:table-cell table:formula="of:=ROUNDUP(MONTH([.I730])/3)" office:value-type="float" office:value="4">
            <text:p>4</text:p>
          </table:table-cell>
          <table:table-cell table:formula="of:=MONTH([.I730])" office:value-type="float" office:value="12">
            <text:p>12</text:p>
          </table:table-cell>
          <table:table-cell table:formula="of:=&quot;Diciembre &quot; &amp; [.B730]" office:value-type="string" office:string-value="Diciembre 2009">
            <text:p>Diciembre 2009</text:p>
          </table:table-cell>
          <table:table-cell table:formula="of:=&quot;W&quot; &amp; ISOWEEKNUM([.I730];1)" office:value-type="string" office:string-value="W52">
            <text:p>W52</text:p>
          </table:table-cell>
          <table:table-cell table:formula="of:=DAY([.I730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9-12-29">
            <text:p>12/29/09</text:p>
          </table:table-cell>
        </table:table-row>
        <table:table-row table:style-name="ro1">
          <table:table-cell table:formula="of:=YEAR([.I731])&amp;RIGHT(&quot;0&quot;&amp;MONTH([.I731]);2)&amp;RIGHT(&quot;0&quot;&amp;DAY([.I731]);2)" office:value-type="string" office:string-value="20091230">
            <text:p>20091230</text:p>
          </table:table-cell>
          <table:table-cell table:formula="of:=YEAR([.I731])" office:value-type="float" office:value="2009">
            <text:p>2009</text:p>
          </table:table-cell>
          <table:table-cell table:formula="of:=ROUNDUP(MONTH([.I731])/3)" office:value-type="float" office:value="4">
            <text:p>4</text:p>
          </table:table-cell>
          <table:table-cell table:formula="of:=MONTH([.I731])" office:value-type="float" office:value="12">
            <text:p>12</text:p>
          </table:table-cell>
          <table:table-cell table:formula="of:=&quot;Diciembre &quot; &amp; [.B731]" office:value-type="string" office:string-value="Diciembre 2009">
            <text:p>Diciembre 2009</text:p>
          </table:table-cell>
          <table:table-cell table:formula="of:=&quot;W&quot; &amp; ISOWEEKNUM([.I731];1)" office:value-type="string" office:string-value="W52">
            <text:p>W52</text:p>
          </table:table-cell>
          <table:table-cell table:formula="of:=DAY([.I731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9-12-30">
            <text:p>12/30/09</text:p>
          </table:table-cell>
        </table:table-row>
        <table:table-row table:style-name="ro1">
          <table:table-cell table:formula="of:=YEAR([.I732])&amp;RIGHT(&quot;0&quot;&amp;MONTH([.I732]);2)&amp;RIGHT(&quot;0&quot;&amp;DAY([.I732]);2)" office:value-type="string" office:string-value="20091231">
            <text:p>20091231</text:p>
          </table:table-cell>
          <table:table-cell table:formula="of:=YEAR([.I732])" office:value-type="float" office:value="2009">
            <text:p>2009</text:p>
          </table:table-cell>
          <table:table-cell table:formula="of:=ROUNDUP(MONTH([.I732])/3)" office:value-type="float" office:value="4">
            <text:p>4</text:p>
          </table:table-cell>
          <table:table-cell table:formula="of:=MONTH([.I732])" office:value-type="float" office:value="12">
            <text:p>12</text:p>
          </table:table-cell>
          <table:table-cell table:formula="of:=&quot;Diciembre &quot; &amp; [.B732]" office:value-type="string" office:string-value="Diciembre 2009">
            <text:p>Diciembre 2009</text:p>
          </table:table-cell>
          <table:table-cell table:formula="of:=&quot;W&quot; &amp; ISOWEEKNUM([.I732];1)" office:value-type="string" office:string-value="W52">
            <text:p>W52</text:p>
          </table:table-cell>
          <table:table-cell table:formula="of:=DAY([.I732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09-12-31">
            <text:p>12/31/09</text:p>
          </table:table-cell>
        </table:table-row>
        <table:table-row table:style-name="ro1" table:number-rows-repeated="6480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t_sales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oduct_id</text:p>
          </table:table-cell>
          <table:table-cell office:value-type="string">
            <text:p>date_id</text:p>
          </table:table-cell>
          <table:table-cell office:value-type="string">
            <text:p>quantity</text:p>
          </table:table-cell>
          <table:table-cell office:value-type="string">
            <text:p>sale_peso</text:p>
          </table:table-cell>
          <table:table-cell office:value-type="string">
            <text:p>cost_peso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01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43">
            <text:p>243</text:p>
          </table:table-cell>
          <table:table-cell table:formula="of:=ROUND([.D2]-RAND()/2*[.D2])" office:value-type="float" office:value="123">
            <text:p>123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010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91">
            <text:p>591</text:p>
          </table:table-cell>
          <table:table-cell table:formula="of:=ROUND([.D3]-RAND()/2*[.D3])" office:value-type="float" office:value="326">
            <text:p>326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8010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157">
            <text:p>157</text:p>
          </table:table-cell>
          <table:table-cell table:formula="of:=ROUND([.D4]-RAND()/2*[.D4])" office:value-type="float" office:value="113">
            <text:p>113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8010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43">
            <text:p>943</text:p>
          </table:table-cell>
          <table:table-cell table:formula="of:=ROUND([.D5]-RAND()/2*[.D5])" office:value-type="float" office:value="727">
            <text:p>727</text:p>
          </table:table-cell>
        </table:table-row>
        <table:table-row table:style-name="ro1">
          <table:table-cell table:formula="of:=ROUND(RAND()*79 + 1)" office:value-type="float" office:value="29">
            <text:p>29</text:p>
          </table:table-cell>
          <table:table-cell office:value-type="string">
            <text:p>2008010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8">
            <text:p>98</text:p>
          </table:table-cell>
          <table:table-cell table:formula="of:=ROUND([.D6]-RAND()/2*[.D6])" office:value-type="float" office:value="97">
            <text:p>97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10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61">
            <text:p>861</text:p>
          </table:table-cell>
          <table:table-cell table:formula="of:=ROUND([.D7]-RAND()/2*[.D7])" office:value-type="float" office:value="546">
            <text:p>546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801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29">
            <text:p>529</text:p>
          </table:table-cell>
          <table:table-cell table:formula="of:=ROUND([.D8]-RAND()/2*[.D8])" office:value-type="float" office:value="520">
            <text:p>520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801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53">
            <text:p>853</text:p>
          </table:table-cell>
          <table:table-cell table:formula="of:=ROUND([.D9]-RAND()/2*[.D9])" office:value-type="float" office:value="809">
            <text:p>809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0110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96">
            <text:p>96</text:p>
          </table:table-cell>
          <table:table-cell table:formula="of:=ROUND([.D10]-RAND()/2*[.D10])" office:value-type="float" office:value="65">
            <text:p>65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8011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37">
            <text:p>537</text:p>
          </table:table-cell>
          <table:table-cell table:formula="of:=ROUND([.D11]-RAND()/2*[.D11])" office:value-type="float" office:value="421">
            <text:p>421</text:p>
          </table:table-cell>
        </table:table-row>
        <table:table-row table:style-name="ro1">
          <table:table-cell table:formula="of:=ROUND(RAND()*79 + 1)" office:value-type="float" office:value="61">
            <text:p>61</text:p>
          </table:table-cell>
          <table:table-cell office:value-type="string">
            <text:p>2008011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">
            <text:p>1</text:p>
          </table:table-cell>
          <table:table-cell table:formula="of:=ROUND([.D12]-RAND()/2*[.D12])" office:value-type="float" office:value="1">
            <text:p>1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80114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29">
            <text:p>629</text:p>
          </table:table-cell>
          <table:table-cell table:formula="of:=ROUND([.D13]-RAND()/2*[.D13])" office:value-type="float" office:value="460">
            <text:p>460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8011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66">
            <text:p>566</text:p>
          </table:table-cell>
          <table:table-cell table:formula="of:=ROUND([.D14]-RAND()/2*[.D14])" office:value-type="float" office:value="400">
            <text:p>400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8011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21">
            <text:p>321</text:p>
          </table:table-cell>
          <table:table-cell table:formula="of:=ROUND([.D15]-RAND()/2*[.D15])" office:value-type="float" office:value="287">
            <text:p>287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8011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251">
            <text:p>251</text:p>
          </table:table-cell>
          <table:table-cell table:formula="of:=ROUND([.D16]-RAND()/2*[.D16])" office:value-type="float" office:value="132">
            <text:p>132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8011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2">
            <text:p>52</text:p>
          </table:table-cell>
          <table:table-cell table:formula="of:=ROUND([.D17]-RAND()/2*[.D17])" office:value-type="float" office:value="35">
            <text:p>35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8011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97">
            <text:p>297</text:p>
          </table:table-cell>
          <table:table-cell table:formula="of:=ROUND([.D18]-RAND()/2*[.D18])" office:value-type="float" office:value="255">
            <text:p>255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8012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21">
            <text:p>721</text:p>
          </table:table-cell>
          <table:table-cell table:formula="of:=ROUND([.D19]-RAND()/2*[.D19])" office:value-type="float" office:value="507">
            <text:p>507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8012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66">
            <text:p>766</text:p>
          </table:table-cell>
          <table:table-cell table:formula="of:=ROUND([.D20]-RAND()/2*[.D20])" office:value-type="float" office:value="492">
            <text:p>492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8012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54">
            <text:p>254</text:p>
          </table:table-cell>
          <table:table-cell table:formula="of:=ROUND([.D21]-RAND()/2*[.D21])" office:value-type="float" office:value="244">
            <text:p>244</text:p>
          </table:table-cell>
        </table:table-row>
        <table:table-row table:style-name="ro1">
          <table:table-cell table:formula="of:=ROUND(RAND()*79 + 1)" office:value-type="float" office:value="10">
            <text:p>10</text:p>
          </table:table-cell>
          <table:table-cell office:value-type="string">
            <text:p>2008012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66">
            <text:p>666</text:p>
          </table:table-cell>
          <table:table-cell table:formula="of:=ROUND([.D22]-RAND()/2*[.D22])" office:value-type="float" office:value="516">
            <text:p>516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80125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66">
            <text:p>666</text:p>
          </table:table-cell>
          <table:table-cell table:formula="of:=ROUND([.D23]-RAND()/2*[.D23])" office:value-type="float" office:value="605">
            <text:p>605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8012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131">
            <text:p>131</text:p>
          </table:table-cell>
          <table:table-cell table:formula="of:=ROUND([.D24]-RAND()/2*[.D24])" office:value-type="float" office:value="106">
            <text:p>106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8012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7">
            <text:p>47</text:p>
          </table:table-cell>
          <table:table-cell table:formula="of:=ROUND([.D25]-RAND()/2*[.D25])" office:value-type="float" office:value="42">
            <text:p>42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8012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99">
            <text:p>499</text:p>
          </table:table-cell>
          <table:table-cell table:formula="of:=ROUND([.D26]-RAND()/2*[.D26])" office:value-type="float" office:value="460">
            <text:p>460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13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51">
            <text:p>751</text:p>
          </table:table-cell>
          <table:table-cell table:formula="of:=ROUND([.D27]-RAND()/2*[.D27])" office:value-type="float" office:value="489">
            <text:p>489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8013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14">
            <text:p>414</text:p>
          </table:table-cell>
          <table:table-cell table:formula="of:=ROUND([.D28]-RAND()/2*[.D28])" office:value-type="float" office:value="290">
            <text:p>290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8020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77">
            <text:p>677</text:p>
          </table:table-cell>
          <table:table-cell table:formula="of:=ROUND([.D29]-RAND()/2*[.D29])" office:value-type="float" office:value="668">
            <text:p>668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8020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79">
            <text:p>479</text:p>
          </table:table-cell>
          <table:table-cell table:formula="of:=ROUND([.D30]-RAND()/2*[.D30])" office:value-type="float" office:value="305">
            <text:p>305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8020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12">
            <text:p>912</text:p>
          </table:table-cell>
          <table:table-cell table:formula="of:=ROUND([.D31]-RAND()/2*[.D31])" office:value-type="float" office:value="839">
            <text:p>839</text:p>
          </table:table-cell>
        </table:table-row>
        <table:table-row table:style-name="ro1">
          <table:table-cell table:formula="of:=ROUND(RAND()*79 + 1)" office:value-type="float" office:value="6">
            <text:p>6</text:p>
          </table:table-cell>
          <table:table-cell office:value-type="string">
            <text:p>20080205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550">
            <text:p>550</text:p>
          </table:table-cell>
          <table:table-cell table:formula="of:=ROUND([.D32]-RAND()/2*[.D32])" office:value-type="float" office:value="529">
            <text:p>529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8020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88">
            <text:p>288</text:p>
          </table:table-cell>
          <table:table-cell table:formula="of:=ROUND([.D33]-RAND()/2*[.D33])" office:value-type="float" office:value="209">
            <text:p>209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8020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04">
            <text:p>704</text:p>
          </table:table-cell>
          <table:table-cell table:formula="of:=ROUND([.D34]-RAND()/2*[.D34])" office:value-type="float" office:value="664">
            <text:p>664</text:p>
          </table:table-cell>
        </table:table-row>
        <table:table-row table:style-name="ro1">
          <table:table-cell table:formula="of:=ROUND(RAND()*79 + 1)" office:value-type="float" office:value="1">
            <text:p>1</text:p>
          </table:table-cell>
          <table:table-cell office:value-type="string">
            <text:p>2008020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13">
            <text:p>813</text:p>
          </table:table-cell>
          <table:table-cell table:formula="of:=ROUND([.D35]-RAND()/2*[.D35])" office:value-type="float" office:value="431">
            <text:p>431</text:p>
          </table:table-cell>
        </table:table-row>
        <table:table-row table:style-name="ro1">
          <table:table-cell table:formula="of:=ROUND(RAND()*79 + 1)" office:value-type="float" office:value="77">
            <text:p>77</text:p>
          </table:table-cell>
          <table:table-cell office:value-type="string">
            <text:p>2008020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41">
            <text:p>541</text:p>
          </table:table-cell>
          <table:table-cell table:formula="of:=ROUND([.D36]-RAND()/2*[.D36])" office:value-type="float" office:value="304">
            <text:p>304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8021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04">
            <text:p>904</text:p>
          </table:table-cell>
          <table:table-cell table:formula="of:=ROUND([.D37]-RAND()/2*[.D37])" office:value-type="float" office:value="734">
            <text:p>734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8021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04">
            <text:p>104</text:p>
          </table:table-cell>
          <table:table-cell table:formula="of:=ROUND([.D38]-RAND()/2*[.D38])" office:value-type="float" office:value="58">
            <text:p>58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8021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46">
            <text:p>46</text:p>
          </table:table-cell>
          <table:table-cell table:formula="of:=ROUND([.D39]-RAND()/2*[.D39])" office:value-type="float" office:value="33">
            <text:p>33</text:p>
          </table:table-cell>
        </table:table-row>
        <table:table-row table:style-name="ro1">
          <table:table-cell table:formula="of:=ROUND(RAND()*79 + 1)" office:value-type="float" office:value="5">
            <text:p>5</text:p>
          </table:table-cell>
          <table:table-cell office:value-type="string">
            <text:p>2008021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60">
            <text:p>660</text:p>
          </table:table-cell>
          <table:table-cell table:formula="of:=ROUND([.D40]-RAND()/2*[.D40])" office:value-type="float" office:value="569">
            <text:p>569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80215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26">
            <text:p>826</text:p>
          </table:table-cell>
          <table:table-cell table:formula="of:=ROUND([.D41]-RAND()/2*[.D41])" office:value-type="float" office:value="773">
            <text:p>773</text:p>
          </table:table-cell>
        </table:table-row>
        <table:table-row table:style-name="ro1">
          <table:table-cell table:formula="of:=ROUND(RAND()*79 + 1)" office:value-type="float" office:value="59">
            <text:p>59</text:p>
          </table:table-cell>
          <table:table-cell office:value-type="string">
            <text:p>2008021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43">
            <text:p>243</text:p>
          </table:table-cell>
          <table:table-cell table:formula="of:=ROUND([.D42]-RAND()/2*[.D42])" office:value-type="float" office:value="154">
            <text:p>154</text:p>
          </table:table-cell>
        </table:table-row>
        <table:table-row table:style-name="ro1">
          <table:table-cell table:formula="of:=ROUND(RAND()*79 + 1)" office:value-type="float" office:value="79">
            <text:p>79</text:p>
          </table:table-cell>
          <table:table-cell office:value-type="string">
            <text:p>20080218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675">
            <text:p>675</text:p>
          </table:table-cell>
          <table:table-cell table:formula="of:=ROUND([.D43]-RAND()/2*[.D43])" office:value-type="float" office:value="355">
            <text:p>355</text:p>
          </table:table-cell>
        </table:table-row>
        <table:table-row table:style-name="ro1">
          <table:table-cell table:formula="of:=ROUND(RAND()*79 + 1)" office:value-type="float" office:value="23">
            <text:p>23</text:p>
          </table:table-cell>
          <table:table-cell office:value-type="string">
            <text:p>2008021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26">
            <text:p>826</text:p>
          </table:table-cell>
          <table:table-cell table:formula="of:=ROUND([.D44]-RAND()/2*[.D44])" office:value-type="float" office:value="755">
            <text:p>755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8022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49">
            <text:p>549</text:p>
          </table:table-cell>
          <table:table-cell table:formula="of:=ROUND([.D45]-RAND()/2*[.D45])" office:value-type="float" office:value="278">
            <text:p>278</text:p>
          </table:table-cell>
        </table:table-row>
        <table:table-row table:style-name="ro1">
          <table:table-cell table:formula="of:=ROUND(RAND()*79 + 1)" office:value-type="float" office:value="10">
            <text:p>10</text:p>
          </table:table-cell>
          <table:table-cell office:value-type="string">
            <text:p>200802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73">
            <text:p>873</text:p>
          </table:table-cell>
          <table:table-cell table:formula="of:=ROUND([.D46]-RAND()/2*[.D46])" office:value-type="float" office:value="596">
            <text:p>596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8022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18">
            <text:p>218</text:p>
          </table:table-cell>
          <table:table-cell table:formula="of:=ROUND([.D47]-RAND()/2*[.D47])" office:value-type="float" office:value="139">
            <text:p>139</text:p>
          </table:table-cell>
        </table:table-row>
        <table:table-row table:style-name="ro1">
          <table:table-cell table:formula="of:=ROUND(RAND()*79 + 1)" office:value-type="float" office:value="41">
            <text:p>41</text:p>
          </table:table-cell>
          <table:table-cell office:value-type="string">
            <text:p>200802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98">
            <text:p>998</text:p>
          </table:table-cell>
          <table:table-cell table:formula="of:=ROUND([.D48]-RAND()/2*[.D48])" office:value-type="float" office:value="648">
            <text:p>648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8022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31">
            <text:p>831</text:p>
          </table:table-cell>
          <table:table-cell table:formula="of:=ROUND([.D49]-RAND()/2*[.D49])" office:value-type="float" office:value="601">
            <text:p>601</text:p>
          </table:table-cell>
        </table:table-row>
        <table:table-row table:style-name="ro1">
          <table:table-cell table:formula="of:=ROUND(RAND()*79 + 1)" office:value-type="float" office:value="29">
            <text:p>29</text:p>
          </table:table-cell>
          <table:table-cell office:value-type="string">
            <text:p>2008022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288">
            <text:p>288</text:p>
          </table:table-cell>
          <table:table-cell table:formula="of:=ROUND([.D50]-RAND()/2*[.D50])" office:value-type="float" office:value="240">
            <text:p>240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80227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81">
            <text:p>281</text:p>
          </table:table-cell>
          <table:table-cell table:formula="of:=ROUND([.D51]-RAND()/2*[.D51])" office:value-type="float" office:value="224">
            <text:p>224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22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78">
            <text:p>578</text:p>
          </table:table-cell>
          <table:table-cell table:formula="of:=ROUND([.D52]-RAND()/2*[.D52])" office:value-type="float" office:value="403">
            <text:p>403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8022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92">
            <text:p>592</text:p>
          </table:table-cell>
          <table:table-cell table:formula="of:=ROUND([.D53]-RAND()/2*[.D53])" office:value-type="float" office:value="313">
            <text:p>313</text:p>
          </table:table-cell>
        </table:table-row>
        <table:table-row table:style-name="ro1">
          <table:table-cell table:formula="of:=ROUND(RAND()*79 + 1)" office:value-type="float" office:value="62">
            <text:p>62</text:p>
          </table:table-cell>
          <table:table-cell office:value-type="string">
            <text:p>200803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76">
            <text:p>576</text:p>
          </table:table-cell>
          <table:table-cell table:formula="of:=ROUND([.D54]-RAND()/2*[.D54])" office:value-type="float" office:value="449">
            <text:p>449</text:p>
          </table:table-cell>
        </table:table-row>
        <table:table-row table:style-name="ro1">
          <table:table-cell table:formula="of:=ROUND(RAND()*79 + 1)" office:value-type="float" office:value="31">
            <text:p>31</text:p>
          </table:table-cell>
          <table:table-cell office:value-type="string">
            <text:p>2008030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63">
            <text:p>163</text:p>
          </table:table-cell>
          <table:table-cell table:formula="of:=ROUND([.D55]-RAND()/2*[.D55])" office:value-type="float" office:value="90">
            <text:p>90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8030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92">
            <text:p>592</text:p>
          </table:table-cell>
          <table:table-cell table:formula="of:=ROUND([.D56]-RAND()/2*[.D56])" office:value-type="float" office:value="447">
            <text:p>447</text:p>
          </table:table-cell>
        </table:table-row>
        <table:table-row table:style-name="ro1">
          <table:table-cell table:formula="of:=ROUND(RAND()*79 + 1)" office:value-type="float" office:value="78">
            <text:p>78</text:p>
          </table:table-cell>
          <table:table-cell office:value-type="string">
            <text:p>2008030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4">
            <text:p>44</text:p>
          </table:table-cell>
          <table:table-cell table:formula="of:=ROUND([.D57]-RAND()/2*[.D57])" office:value-type="float" office:value="37">
            <text:p>37</text:p>
          </table:table-cell>
        </table:table-row>
        <table:table-row table:style-name="ro1">
          <table:table-cell table:formula="of:=ROUND(RAND()*79 + 1)" office:value-type="float" office:value="40">
            <text:p>40</text:p>
          </table:table-cell>
          <table:table-cell office:value-type="string">
            <text:p>2008030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62">
            <text:p>662</text:p>
          </table:table-cell>
          <table:table-cell table:formula="of:=ROUND([.D58]-RAND()/2*[.D58])" office:value-type="float" office:value="457">
            <text:p>457</text:p>
          </table:table-cell>
        </table:table-row>
        <table:table-row table:style-name="ro1">
          <table:table-cell table:formula="of:=ROUND(RAND()*79 + 1)" office:value-type="float" office:value="24">
            <text:p>24</text:p>
          </table:table-cell>
          <table:table-cell office:value-type="string">
            <text:p>20080307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5">
            <text:p>25</text:p>
          </table:table-cell>
          <table:table-cell table:formula="of:=ROUND([.D59]-RAND()/2*[.D59])" office:value-type="float" office:value="19">
            <text:p>19</text:p>
          </table:table-cell>
        </table:table-row>
        <table:table-row table:style-name="ro1">
          <table:table-cell table:formula="of:=ROUND(RAND()*79 + 1)" office:value-type="float" office:value="5">
            <text:p>5</text:p>
          </table:table-cell>
          <table:table-cell office:value-type="string">
            <text:p>200803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0">
            <text:p>70</text:p>
          </table:table-cell>
          <table:table-cell table:formula="of:=ROUND([.D60]-RAND()/2*[.D60])" office:value-type="float" office:value="39">
            <text:p>39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8031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21">
            <text:p>821</text:p>
          </table:table-cell>
          <table:table-cell table:formula="of:=ROUND([.D61]-RAND()/2*[.D61])" office:value-type="float" office:value="615">
            <text:p>615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8031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45">
            <text:p>945</text:p>
          </table:table-cell>
          <table:table-cell table:formula="of:=ROUND([.D62]-RAND()/2*[.D62])" office:value-type="float" office:value="708">
            <text:p>708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80312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93">
            <text:p>393</text:p>
          </table:table-cell>
          <table:table-cell table:formula="of:=ROUND([.D63]-RAND()/2*[.D63])" office:value-type="float" office:value="225">
            <text:p>225</text:p>
          </table:table-cell>
        </table:table-row>
        <table:table-row table:style-name="ro1">
          <table:table-cell table:formula="of:=ROUND(RAND()*79 + 1)" office:value-type="float" office:value="22">
            <text:p>22</text:p>
          </table:table-cell>
          <table:table-cell office:value-type="string">
            <text:p>20080313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47">
            <text:p>347</text:p>
          </table:table-cell>
          <table:table-cell table:formula="of:=ROUND([.D64]-RAND()/2*[.D64])" office:value-type="float" office:value="304">
            <text:p>304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8031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77">
            <text:p>577</text:p>
          </table:table-cell>
          <table:table-cell table:formula="of:=ROUND([.D65]-RAND()/2*[.D65])" office:value-type="float" office:value="318">
            <text:p>318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8031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17">
            <text:p>517</text:p>
          </table:table-cell>
          <table:table-cell table:formula="of:=ROUND([.D66]-RAND()/2*[.D66])" office:value-type="float" office:value="515">
            <text:p>515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31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75">
            <text:p>475</text:p>
          </table:table-cell>
          <table:table-cell table:formula="of:=ROUND([.D67]-RAND()/2*[.D67])" office:value-type="float" office:value="422">
            <text:p>422</text:p>
          </table:table-cell>
        </table:table-row>
        <table:table-row table:style-name="ro1">
          <table:table-cell table:formula="of:=ROUND(RAND()*79 + 1)" office:value-type="float" office:value="12">
            <text:p>12</text:p>
          </table:table-cell>
          <table:table-cell office:value-type="string">
            <text:p>2008031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02">
            <text:p>102</text:p>
          </table:table-cell>
          <table:table-cell table:formula="of:=ROUND([.D68]-RAND()/2*[.D68])" office:value-type="float" office:value="58">
            <text:p>58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80319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71">
            <text:p>371</text:p>
          </table:table-cell>
          <table:table-cell table:formula="of:=ROUND([.D69]-RAND()/2*[.D69])" office:value-type="float" office:value="311">
            <text:p>311</text:p>
          </table:table-cell>
        </table:table-row>
        <table:table-row table:style-name="ro1">
          <table:table-cell table:formula="of:=ROUND(RAND()*79 + 1)" office:value-type="float" office:value="26">
            <text:p>26</text:p>
          </table:table-cell>
          <table:table-cell office:value-type="string">
            <text:p>2008032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28">
            <text:p>828</text:p>
          </table:table-cell>
          <table:table-cell table:formula="of:=ROUND([.D70]-RAND()/2*[.D70])" office:value-type="float" office:value="620">
            <text:p>620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8032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59">
            <text:p>359</text:p>
          </table:table-cell>
          <table:table-cell table:formula="of:=ROUND([.D71]-RAND()/2*[.D71])" office:value-type="float" office:value="236">
            <text:p>236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8032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33">
            <text:p>933</text:p>
          </table:table-cell>
          <table:table-cell table:formula="of:=ROUND([.D72]-RAND()/2*[.D72])" office:value-type="float" office:value="649">
            <text:p>649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8032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06">
            <text:p>506</text:p>
          </table:table-cell>
          <table:table-cell table:formula="of:=ROUND([.D73]-RAND()/2*[.D73])" office:value-type="float" office:value="301">
            <text:p>301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80325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821">
            <text:p>821</text:p>
          </table:table-cell>
          <table:table-cell table:formula="of:=ROUND([.D74]-RAND()/2*[.D74])" office:value-type="float" office:value="442">
            <text:p>442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8032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48">
            <text:p>148</text:p>
          </table:table-cell>
          <table:table-cell table:formula="of:=ROUND([.D75]-RAND()/2*[.D75])" office:value-type="float" office:value="96">
            <text:p>96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8032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69">
            <text:p>569</text:p>
          </table:table-cell>
          <table:table-cell table:formula="of:=ROUND([.D76]-RAND()/2*[.D76])" office:value-type="float" office:value="558">
            <text:p>558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80328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65">
            <text:p>365</text:p>
          </table:table-cell>
          <table:table-cell table:formula="of:=ROUND([.D77]-RAND()/2*[.D77])" office:value-type="float" office:value="276">
            <text:p>276</text:p>
          </table:table-cell>
        </table:table-row>
        <table:table-row table:style-name="ro1">
          <table:table-cell table:formula="of:=ROUND(RAND()*79 + 1)" office:value-type="float" office:value="21">
            <text:p>21</text:p>
          </table:table-cell>
          <table:table-cell office:value-type="string">
            <text:p>2008032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89">
            <text:p>989</text:p>
          </table:table-cell>
          <table:table-cell table:formula="of:=ROUND([.D78]-RAND()/2*[.D78])" office:value-type="float" office:value="656">
            <text:p>656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8033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61">
            <text:p>361</text:p>
          </table:table-cell>
          <table:table-cell table:formula="of:=ROUND([.D79]-RAND()/2*[.D79])" office:value-type="float" office:value="250">
            <text:p>250</text:p>
          </table:table-cell>
        </table:table-row>
        <table:table-row table:style-name="ro1">
          <table:table-cell table:formula="of:=ROUND(RAND()*79 + 1)" office:value-type="float" office:value="5">
            <text:p>5</text:p>
          </table:table-cell>
          <table:table-cell office:value-type="string">
            <text:p>2008040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24">
            <text:p>224</text:p>
          </table:table-cell>
          <table:table-cell table:formula="of:=ROUND([.D80]-RAND()/2*[.D80])" office:value-type="float" office:value="208">
            <text:p>208</text:p>
          </table:table-cell>
        </table:table-row>
        <table:table-row table:style-name="ro1">
          <table:table-cell table:formula="of:=ROUND(RAND()*79 + 1)" office:value-type="float" office:value="64">
            <text:p>64</text:p>
          </table:table-cell>
          <table:table-cell office:value-type="string">
            <text:p>2008040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55">
            <text:p>955</text:p>
          </table:table-cell>
          <table:table-cell table:formula="of:=ROUND([.D81]-RAND()/2*[.D81])" office:value-type="float" office:value="694">
            <text:p>694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8040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71">
            <text:p>471</text:p>
          </table:table-cell>
          <table:table-cell table:formula="of:=ROUND([.D82]-RAND()/2*[.D82])" office:value-type="float" office:value="398">
            <text:p>398</text:p>
          </table:table-cell>
        </table:table-row>
        <table:table-row table:style-name="ro1">
          <table:table-cell table:formula="of:=ROUND(RAND()*79 + 1)" office:value-type="float" office:value="6">
            <text:p>6</text:p>
          </table:table-cell>
          <table:table-cell office:value-type="string">
            <text:p>2008040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1">
            <text:p>11</text:p>
          </table:table-cell>
          <table:table-cell table:formula="of:=ROUND([.D83]-RAND()/2*[.D83])" office:value-type="float" office:value="6">
            <text:p>6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8040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44">
            <text:p>944</text:p>
          </table:table-cell>
          <table:table-cell table:formula="of:=ROUND([.D84]-RAND()/2*[.D84])" office:value-type="float" office:value="928">
            <text:p>928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8040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21">
            <text:p>521</text:p>
          </table:table-cell>
          <table:table-cell table:formula="of:=ROUND([.D85]-RAND()/2*[.D85])" office:value-type="float" office:value="321">
            <text:p>321</text:p>
          </table:table-cell>
        </table:table-row>
        <table:table-row table:style-name="ro1">
          <table:table-cell table:formula="of:=ROUND(RAND()*79 + 1)" office:value-type="float" office:value="40">
            <text:p>40</text:p>
          </table:table-cell>
          <table:table-cell office:value-type="string">
            <text:p>200804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44">
            <text:p>444</text:p>
          </table:table-cell>
          <table:table-cell table:formula="of:=ROUND([.D86]-RAND()/2*[.D86])" office:value-type="float" office:value="242">
            <text:p>242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804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27">
            <text:p>527</text:p>
          </table:table-cell>
          <table:table-cell table:formula="of:=ROUND([.D87]-RAND()/2*[.D87])" office:value-type="float" office:value="288">
            <text:p>288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8041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9">
            <text:p>49</text:p>
          </table:table-cell>
          <table:table-cell table:formula="of:=ROUND([.D88]-RAND()/2*[.D88])" office:value-type="float" office:value="27">
            <text:p>27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80411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441">
            <text:p>441</text:p>
          </table:table-cell>
          <table:table-cell table:formula="of:=ROUND([.D89]-RAND()/2*[.D89])" office:value-type="float" office:value="392">
            <text:p>392</text:p>
          </table:table-cell>
        </table:table-row>
        <table:table-row table:style-name="ro1">
          <table:table-cell table:formula="of:=ROUND(RAND()*79 + 1)" office:value-type="float" office:value="62">
            <text:p>62</text:p>
          </table:table-cell>
          <table:table-cell office:value-type="string">
            <text:p>2008041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34">
            <text:p>534</text:p>
          </table:table-cell>
          <table:table-cell table:formula="of:=ROUND([.D90]-RAND()/2*[.D90])" office:value-type="float" office:value="309">
            <text:p>309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041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49">
            <text:p>749</text:p>
          </table:table-cell>
          <table:table-cell table:formula="of:=ROUND([.D91]-RAND()/2*[.D91])" office:value-type="float" office:value="602">
            <text:p>602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8041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28">
            <text:p>428</text:p>
          </table:table-cell>
          <table:table-cell table:formula="of:=ROUND([.D92]-RAND()/2*[.D92])" office:value-type="float" office:value="292">
            <text:p>292</text:p>
          </table:table-cell>
        </table:table-row>
        <table:table-row table:style-name="ro1">
          <table:table-cell table:formula="of:=ROUND(RAND()*79 + 1)" office:value-type="float" office:value="80">
            <text:p>80</text:p>
          </table:table-cell>
          <table:table-cell office:value-type="string">
            <text:p>2008041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407">
            <text:p>407</text:p>
          </table:table-cell>
          <table:table-cell table:formula="of:=ROUND([.D93]-RAND()/2*[.D93])" office:value-type="float" office:value="305">
            <text:p>305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8041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11">
            <text:p>411</text:p>
          </table:table-cell>
          <table:table-cell table:formula="of:=ROUND([.D94]-RAND()/2*[.D94])" office:value-type="float" office:value="347">
            <text:p>347</text:p>
          </table:table-cell>
        </table:table-row>
        <table:table-row table:style-name="ro1">
          <table:table-cell table:formula="of:=ROUND(RAND()*79 + 1)" office:value-type="float" office:value="52">
            <text:p>52</text:p>
          </table:table-cell>
          <table:table-cell office:value-type="string">
            <text:p>20080418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18">
            <text:p>218</text:p>
          </table:table-cell>
          <table:table-cell table:formula="of:=ROUND([.D95]-RAND()/2*[.D95])" office:value-type="float" office:value="137">
            <text:p>137</text:p>
          </table:table-cell>
        </table:table-row>
        <table:table-row table:style-name="ro1">
          <table:table-cell table:formula="of:=ROUND(RAND()*79 + 1)" office:value-type="float" office:value="55">
            <text:p>55</text:p>
          </table:table-cell>
          <table:table-cell office:value-type="string">
            <text:p>2008041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41">
            <text:p>641</text:p>
          </table:table-cell>
          <table:table-cell table:formula="of:=ROUND([.D96]-RAND()/2*[.D96])" office:value-type="float" office:value="590">
            <text:p>590</text:p>
          </table:table-cell>
        </table:table-row>
        <table:table-row table:style-name="ro1">
          <table:table-cell table:formula="of:=ROUND(RAND()*79 + 1)" office:value-type="float" office:value="22">
            <text:p>22</text:p>
          </table:table-cell>
          <table:table-cell office:value-type="string">
            <text:p>20080421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86">
            <text:p>386</text:p>
          </table:table-cell>
          <table:table-cell table:formula="of:=ROUND([.D97]-RAND()/2*[.D97])" office:value-type="float" office:value="378">
            <text:p>378</text:p>
          </table:table-cell>
        </table:table-row>
        <table:table-row table:style-name="ro1">
          <table:table-cell table:formula="of:=ROUND(RAND()*79 + 1)" office:value-type="float" office:value="79">
            <text:p>79</text:p>
          </table:table-cell>
          <table:table-cell office:value-type="string">
            <text:p>2008042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88">
            <text:p>888</text:p>
          </table:table-cell>
          <table:table-cell table:formula="of:=ROUND([.D98]-RAND()/2*[.D98])" office:value-type="float" office:value="658">
            <text:p>658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8042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11">
            <text:p>911</text:p>
          </table:table-cell>
          <table:table-cell table:formula="of:=ROUND([.D99]-RAND()/2*[.D99])" office:value-type="float" office:value="646">
            <text:p>646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8042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19">
            <text:p>219</text:p>
          </table:table-cell>
          <table:table-cell table:formula="of:=ROUND([.D100]-RAND()/2*[.D100])" office:value-type="float" office:value="183">
            <text:p>183</text:p>
          </table:table-cell>
        </table:table-row>
        <table:table-row table:style-name="ro1">
          <table:table-cell table:formula="of:=ROUND(RAND()*79 + 1)" office:value-type="float" office:value="24">
            <text:p>24</text:p>
          </table:table-cell>
          <table:table-cell office:value-type="string">
            <text:p>2008042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26">
            <text:p>826</text:p>
          </table:table-cell>
          <table:table-cell table:formula="of:=ROUND([.D101]-RAND()/2*[.D101])" office:value-type="float" office:value="520">
            <text:p>520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8042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4">
            <text:p>54</text:p>
          </table:table-cell>
          <table:table-cell table:formula="of:=ROUND([.D102]-RAND()/2*[.D102])" office:value-type="float" office:value="51">
            <text:p>51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42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72">
            <text:p>872</text:p>
          </table:table-cell>
          <table:table-cell table:formula="of:=ROUND([.D103]-RAND()/2*[.D103])" office:value-type="float" office:value="499">
            <text:p>499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042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8">
            <text:p>18</text:p>
          </table:table-cell>
          <table:table-cell table:formula="of:=ROUND([.D104]-RAND()/2*[.D104])" office:value-type="float" office:value="11">
            <text:p>11</text:p>
          </table:table-cell>
        </table:table-row>
        <table:table-row table:style-name="ro1">
          <table:table-cell table:formula="of:=ROUND(RAND()*79 + 1)" office:value-type="float" office:value="48">
            <text:p>48</text:p>
          </table:table-cell>
          <table:table-cell office:value-type="string">
            <text:p>2008043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47">
            <text:p>847</text:p>
          </table:table-cell>
          <table:table-cell table:formula="of:=ROUND([.D105]-RAND()/2*[.D105])" office:value-type="float" office:value="601">
            <text:p>601</text:p>
          </table:table-cell>
        </table:table-row>
        <table:table-row table:style-name="ro1">
          <table:table-cell table:formula="of:=ROUND(RAND()*79 + 1)" office:value-type="float" office:value="26">
            <text:p>26</text:p>
          </table:table-cell>
          <table:table-cell office:value-type="string">
            <text:p>2008050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00">
            <text:p>100</text:p>
          </table:table-cell>
          <table:table-cell table:formula="of:=ROUND([.D106]-RAND()/2*[.D106])" office:value-type="float" office:value="61">
            <text:p>61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80502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62">
            <text:p>362</text:p>
          </table:table-cell>
          <table:table-cell table:formula="of:=ROUND([.D107]-RAND()/2*[.D107])" office:value-type="float" office:value="236">
            <text:p>236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8050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1">
            <text:p>21</text:p>
          </table:table-cell>
          <table:table-cell table:formula="of:=ROUND([.D108]-RAND()/2*[.D108])" office:value-type="float" office:value="14">
            <text:p>14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8050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74">
            <text:p>374</text:p>
          </table:table-cell>
          <table:table-cell table:formula="of:=ROUND([.D109]-RAND()/2*[.D109])" office:value-type="float" office:value="247">
            <text:p>247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8050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04">
            <text:p>804</text:p>
          </table:table-cell>
          <table:table-cell table:formula="of:=ROUND([.D110]-RAND()/2*[.D110])" office:value-type="float" office:value="702">
            <text:p>702</text:p>
          </table:table-cell>
        </table:table-row>
        <table:table-row table:style-name="ro1">
          <table:table-cell table:formula="of:=ROUND(RAND()*79 + 1)" office:value-type="float" office:value="56">
            <text:p>56</text:p>
          </table:table-cell>
          <table:table-cell office:value-type="string">
            <text:p>2008050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10">
            <text:p>110</text:p>
          </table:table-cell>
          <table:table-cell table:formula="of:=ROUND([.D111]-RAND()/2*[.D111])" office:value-type="float" office:value="97">
            <text:p>97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8050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3">
            <text:p>33</text:p>
          </table:table-cell>
          <table:table-cell table:formula="of:=ROUND([.D112]-RAND()/2*[.D112])" office:value-type="float" office:value="20">
            <text:p>20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05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57">
            <text:p>357</text:p>
          </table:table-cell>
          <table:table-cell table:formula="of:=ROUND([.D113]-RAND()/2*[.D113])" office:value-type="float" office:value="206">
            <text:p>206</text:p>
          </table:table-cell>
        </table:table-row>
        <table:table-row table:style-name="ro1">
          <table:table-cell table:formula="of:=ROUND(RAND()*79 + 1)" office:value-type="float" office:value="49">
            <text:p>49</text:p>
          </table:table-cell>
          <table:table-cell office:value-type="string">
            <text:p>2008051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28">
            <text:p>628</text:p>
          </table:table-cell>
          <table:table-cell table:formula="of:=ROUND([.D114]-RAND()/2*[.D114])" office:value-type="float" office:value="321">
            <text:p>321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8051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73">
            <text:p>673</text:p>
          </table:table-cell>
          <table:table-cell table:formula="of:=ROUND([.D115]-RAND()/2*[.D115])" office:value-type="float" office:value="401">
            <text:p>401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8051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41">
            <text:p>441</text:p>
          </table:table-cell>
          <table:table-cell table:formula="of:=ROUND([.D116]-RAND()/2*[.D116])" office:value-type="float" office:value="271">
            <text:p>271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051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51">
            <text:p>451</text:p>
          </table:table-cell>
          <table:table-cell table:formula="of:=ROUND([.D117]-RAND()/2*[.D117])" office:value-type="float" office:value="311">
            <text:p>311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8051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73">
            <text:p>873</text:p>
          </table:table-cell>
          <table:table-cell table:formula="of:=ROUND([.D118]-RAND()/2*[.D118])" office:value-type="float" office:value="465">
            <text:p>465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8051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164">
            <text:p>164</text:p>
          </table:table-cell>
          <table:table-cell table:formula="of:=ROUND([.D119]-RAND()/2*[.D119])" office:value-type="float" office:value="155">
            <text:p>155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051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87">
            <text:p>887</text:p>
          </table:table-cell>
          <table:table-cell table:formula="of:=ROUND([.D120]-RAND()/2*[.D120])" office:value-type="float" office:value="605">
            <text:p>605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8051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83">
            <text:p>483</text:p>
          </table:table-cell>
          <table:table-cell table:formula="of:=ROUND([.D121]-RAND()/2*[.D121])" office:value-type="float" office:value="318">
            <text:p>318</text:p>
          </table:table-cell>
        </table:table-row>
        <table:table-row table:style-name="ro1">
          <table:table-cell table:formula="of:=ROUND(RAND()*79 + 1)" office:value-type="float" office:value="56">
            <text:p>56</text:p>
          </table:table-cell>
          <table:table-cell office:value-type="string">
            <text:p>2008052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60">
            <text:p>660</text:p>
          </table:table-cell>
          <table:table-cell table:formula="of:=ROUND([.D122]-RAND()/2*[.D122])" office:value-type="float" office:value="608">
            <text:p>608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052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68">
            <text:p>968</text:p>
          </table:table-cell>
          <table:table-cell table:formula="of:=ROUND([.D123]-RAND()/2*[.D123])" office:value-type="float" office:value="646">
            <text:p>646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8052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38">
            <text:p>438</text:p>
          </table:table-cell>
          <table:table-cell table:formula="of:=ROUND([.D124]-RAND()/2*[.D124])" office:value-type="float" office:value="315">
            <text:p>315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805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81">
            <text:p>181</text:p>
          </table:table-cell>
          <table:table-cell table:formula="of:=ROUND([.D125]-RAND()/2*[.D125])" office:value-type="float" office:value="139">
            <text:p>139</text:p>
          </table:table-cell>
        </table:table-row>
        <table:table-row table:style-name="ro1">
          <table:table-cell table:formula="of:=ROUND(RAND()*79 + 1)" office:value-type="float" office:value="12">
            <text:p>12</text:p>
          </table:table-cell>
          <table:table-cell office:value-type="string">
            <text:p>20080524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94">
            <text:p>394</text:p>
          </table:table-cell>
          <table:table-cell table:formula="of:=ROUND([.D126]-RAND()/2*[.D126])" office:value-type="float" office:value="381">
            <text:p>381</text:p>
          </table:table-cell>
        </table:table-row>
        <table:table-row table:style-name="ro1">
          <table:table-cell table:formula="of:=ROUND(RAND()*79 + 1)" office:value-type="float" office:value="4">
            <text:p>4</text:p>
          </table:table-cell>
          <table:table-cell office:value-type="string">
            <text:p>2008052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78">
            <text:p>178</text:p>
          </table:table-cell>
          <table:table-cell table:formula="of:=ROUND([.D127]-RAND()/2*[.D127])" office:value-type="float" office:value="166">
            <text:p>166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80527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775">
            <text:p>775</text:p>
          </table:table-cell>
          <table:table-cell table:formula="of:=ROUND([.D128]-RAND()/2*[.D128])" office:value-type="float" office:value="456">
            <text:p>456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8052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05">
            <text:p>505</text:p>
          </table:table-cell>
          <table:table-cell table:formula="of:=ROUND([.D129]-RAND()/2*[.D129])" office:value-type="float" office:value="253">
            <text:p>253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8052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58">
            <text:p>158</text:p>
          </table:table-cell>
          <table:table-cell table:formula="of:=ROUND([.D130]-RAND()/2*[.D130])" office:value-type="float" office:value="121">
            <text:p>121</text:p>
          </table:table-cell>
        </table:table-row>
        <table:table-row table:style-name="ro1">
          <table:table-cell table:formula="of:=ROUND(RAND()*79 + 1)" office:value-type="float" office:value="40">
            <text:p>40</text:p>
          </table:table-cell>
          <table:table-cell office:value-type="string">
            <text:p>2008053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29">
            <text:p>129</text:p>
          </table:table-cell>
          <table:table-cell table:formula="of:=ROUND([.D131]-RAND()/2*[.D131])" office:value-type="float" office:value="96">
            <text:p>96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053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0">
            <text:p>80</text:p>
          </table:table-cell>
          <table:table-cell table:formula="of:=ROUND([.D132]-RAND()/2*[.D132])" office:value-type="float" office:value="50">
            <text:p>50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80602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12">
            <text:p>212</text:p>
          </table:table-cell>
          <table:table-cell table:formula="of:=ROUND([.D133]-RAND()/2*[.D133])" office:value-type="float" office:value="149">
            <text:p>149</text:p>
          </table:table-cell>
        </table:table-row>
        <table:table-row table:style-name="ro1">
          <table:table-cell table:formula="of:=ROUND(RAND()*79 + 1)" office:value-type="float" office:value="26">
            <text:p>26</text:p>
          </table:table-cell>
          <table:table-cell office:value-type="string">
            <text:p>2008060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58">
            <text:p>658</text:p>
          </table:table-cell>
          <table:table-cell table:formula="of:=ROUND([.D134]-RAND()/2*[.D134])" office:value-type="float" office:value="545">
            <text:p>545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8060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83">
            <text:p>483</text:p>
          </table:table-cell>
          <table:table-cell table:formula="of:=ROUND([.D135]-RAND()/2*[.D135])" office:value-type="float" office:value="263">
            <text:p>263</text:p>
          </table:table-cell>
        </table:table-row>
        <table:table-row table:style-name="ro1">
          <table:table-cell table:formula="of:=ROUND(RAND()*79 + 1)" office:value-type="float" office:value="72">
            <text:p>72</text:p>
          </table:table-cell>
          <table:table-cell office:value-type="string">
            <text:p>2008060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35">
            <text:p>735</text:p>
          </table:table-cell>
          <table:table-cell table:formula="of:=ROUND([.D136]-RAND()/2*[.D136])" office:value-type="float" office:value="661">
            <text:p>661</text:p>
          </table:table-cell>
        </table:table-row>
        <table:table-row table:style-name="ro1">
          <table:table-cell table:formula="of:=ROUND(RAND()*79 + 1)" office:value-type="float" office:value="41">
            <text:p>41</text:p>
          </table:table-cell>
          <table:table-cell office:value-type="string">
            <text:p>2008060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01">
            <text:p>201</text:p>
          </table:table-cell>
          <table:table-cell table:formula="of:=ROUND([.D137]-RAND()/2*[.D137])" office:value-type="float" office:value="113">
            <text:p>113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8060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42">
            <text:p>342</text:p>
          </table:table-cell>
          <table:table-cell table:formula="of:=ROUND([.D138]-RAND()/2*[.D138])" office:value-type="float" office:value="189">
            <text:p>189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8060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16">
            <text:p>416</text:p>
          </table:table-cell>
          <table:table-cell table:formula="of:=ROUND([.D139]-RAND()/2*[.D139])" office:value-type="float" office:value="413">
            <text:p>413</text:p>
          </table:table-cell>
        </table:table-row>
        <table:table-row table:style-name="ro1">
          <table:table-cell table:formula="of:=ROUND(RAND()*79 + 1)" office:value-type="float" office:value="4">
            <text:p>4</text:p>
          </table:table-cell>
          <table:table-cell office:value-type="string">
            <text:p>2008061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66">
            <text:p>766</text:p>
          </table:table-cell>
          <table:table-cell table:formula="of:=ROUND([.D140]-RAND()/2*[.D140])" office:value-type="float" office:value="580">
            <text:p>580</text:p>
          </table:table-cell>
        </table:table-row>
        <table:table-row table:style-name="ro1">
          <table:table-cell table:formula="of:=ROUND(RAND()*79 + 1)" office:value-type="float" office:value="61">
            <text:p>61</text:p>
          </table:table-cell>
          <table:table-cell office:value-type="string">
            <text:p>20080611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77">
            <text:p>77</text:p>
          </table:table-cell>
          <table:table-cell table:formula="of:=ROUND([.D141]-RAND()/2*[.D141])" office:value-type="float" office:value="75">
            <text:p>75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8061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08">
            <text:p>408</text:p>
          </table:table-cell>
          <table:table-cell table:formula="of:=ROUND([.D142]-RAND()/2*[.D142])" office:value-type="float" office:value="257">
            <text:p>257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8061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53">
            <text:p>653</text:p>
          </table:table-cell>
          <table:table-cell table:formula="of:=ROUND([.D143]-RAND()/2*[.D143])" office:value-type="float" office:value="501">
            <text:p>501</text:p>
          </table:table-cell>
        </table:table-row>
        <table:table-row table:style-name="ro1">
          <table:table-cell table:formula="of:=ROUND(RAND()*79 + 1)" office:value-type="float" office:value="12">
            <text:p>12</text:p>
          </table:table-cell>
          <table:table-cell office:value-type="string">
            <text:p>2008061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66">
            <text:p>666</text:p>
          </table:table-cell>
          <table:table-cell table:formula="of:=ROUND([.D144]-RAND()/2*[.D144])" office:value-type="float" office:value="447">
            <text:p>447</text:p>
          </table:table-cell>
        </table:table-row>
        <table:table-row table:style-name="ro1">
          <table:table-cell table:formula="of:=ROUND(RAND()*79 + 1)" office:value-type="float" office:value="50">
            <text:p>50</text:p>
          </table:table-cell>
          <table:table-cell office:value-type="string">
            <text:p>20080616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37">
            <text:p>537</text:p>
          </table:table-cell>
          <table:table-cell table:formula="of:=ROUND([.D145]-RAND()/2*[.D145])" office:value-type="float" office:value="530">
            <text:p>530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8061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24">
            <text:p>924</text:p>
          </table:table-cell>
          <table:table-cell table:formula="of:=ROUND([.D146]-RAND()/2*[.D146])" office:value-type="float" office:value="599">
            <text:p>599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8061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18">
            <text:p>718</text:p>
          </table:table-cell>
          <table:table-cell table:formula="of:=ROUND([.D147]-RAND()/2*[.D147])" office:value-type="float" office:value="581">
            <text:p>581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8061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67">
            <text:p>867</text:p>
          </table:table-cell>
          <table:table-cell table:formula="of:=ROUND([.D148]-RAND()/2*[.D148])" office:value-type="float" office:value="613">
            <text:p>613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80620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50">
            <text:p>650</text:p>
          </table:table-cell>
          <table:table-cell table:formula="of:=ROUND([.D149]-RAND()/2*[.D149])" office:value-type="float" office:value="638">
            <text:p>638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80621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779">
            <text:p>779</text:p>
          </table:table-cell>
          <table:table-cell table:formula="of:=ROUND([.D150]-RAND()/2*[.D150])" office:value-type="float" office:value="685">
            <text:p>685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8062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08">
            <text:p>708</text:p>
          </table:table-cell>
          <table:table-cell table:formula="of:=ROUND([.D151]-RAND()/2*[.D151])" office:value-type="float" office:value="676">
            <text:p>676</text:p>
          </table:table-cell>
        </table:table-row>
        <table:table-row table:style-name="ro1">
          <table:table-cell table:formula="of:=ROUND(RAND()*79 + 1)" office:value-type="float" office:value="65">
            <text:p>65</text:p>
          </table:table-cell>
          <table:table-cell office:value-type="string">
            <text:p>2008062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49">
            <text:p>749</text:p>
          </table:table-cell>
          <table:table-cell table:formula="of:=ROUND([.D152]-RAND()/2*[.D152])" office:value-type="float" office:value="584">
            <text:p>584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8062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66">
            <text:p>466</text:p>
          </table:table-cell>
          <table:table-cell table:formula="of:=ROUND([.D153]-RAND()/2*[.D153])" office:value-type="float" office:value="359">
            <text:p>359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8062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65">
            <text:p>165</text:p>
          </table:table-cell>
          <table:table-cell table:formula="of:=ROUND([.D154]-RAND()/2*[.D154])" office:value-type="float" office:value="123">
            <text:p>123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8062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90">
            <text:p>890</text:p>
          </table:table-cell>
          <table:table-cell table:formula="of:=ROUND([.D155]-RAND()/2*[.D155])" office:value-type="float" office:value="642">
            <text:p>642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80628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43">
            <text:p>143</text:p>
          </table:table-cell>
          <table:table-cell table:formula="of:=ROUND([.D156]-RAND()/2*[.D156])" office:value-type="float" office:value="84">
            <text:p>84</text:p>
          </table:table-cell>
        </table:table-row>
        <table:table-row table:style-name="ro1">
          <table:table-cell table:formula="of:=ROUND(RAND()*79 + 1)" office:value-type="float" office:value="56">
            <text:p>56</text:p>
          </table:table-cell>
          <table:table-cell office:value-type="string">
            <text:p>2008063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59">
            <text:p>859</text:p>
          </table:table-cell>
          <table:table-cell table:formula="of:=ROUND([.D157]-RAND()/2*[.D157])" office:value-type="float" office:value="699">
            <text:p>699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8070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16">
            <text:p>616</text:p>
          </table:table-cell>
          <table:table-cell table:formula="of:=ROUND([.D158]-RAND()/2*[.D158])" office:value-type="float" office:value="372">
            <text:p>372</text:p>
          </table:table-cell>
        </table:table-row>
        <table:table-row table:style-name="ro1">
          <table:table-cell table:formula="of:=ROUND(RAND()*79 + 1)" office:value-type="float" office:value="6">
            <text:p>6</text:p>
          </table:table-cell>
          <table:table-cell office:value-type="string">
            <text:p>2008070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82">
            <text:p>882</text:p>
          </table:table-cell>
          <table:table-cell table:formula="of:=ROUND([.D159]-RAND()/2*[.D159])" office:value-type="float" office:value="493">
            <text:p>493</text:p>
          </table:table-cell>
        </table:table-row>
        <table:table-row table:style-name="ro1">
          <table:table-cell table:formula="of:=ROUND(RAND()*79 + 1)" office:value-type="float" office:value="56">
            <text:p>56</text:p>
          </table:table-cell>
          <table:table-cell office:value-type="string">
            <text:p>2008070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323">
            <text:p>323</text:p>
          </table:table-cell>
          <table:table-cell table:formula="of:=ROUND([.D160]-RAND()/2*[.D160])" office:value-type="float" office:value="173">
            <text:p>173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8070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92">
            <text:p>392</text:p>
          </table:table-cell>
          <table:table-cell table:formula="of:=ROUND([.D161]-RAND()/2*[.D161])" office:value-type="float" office:value="377">
            <text:p>377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70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83">
            <text:p>583</text:p>
          </table:table-cell>
          <table:table-cell table:formula="of:=ROUND([.D162]-RAND()/2*[.D162])" office:value-type="float" office:value="320">
            <text:p>320</text:p>
          </table:table-cell>
        </table:table-row>
        <table:table-row table:style-name="ro1">
          <table:table-cell table:formula="of:=ROUND(RAND()*79 + 1)" office:value-type="float" office:value="36">
            <text:p>36</text:p>
          </table:table-cell>
          <table:table-cell office:value-type="string">
            <text:p>2008070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60">
            <text:p>460</text:p>
          </table:table-cell>
          <table:table-cell table:formula="of:=ROUND([.D163]-RAND()/2*[.D163])" office:value-type="float" office:value="276">
            <text:p>276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807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21">
            <text:p>621</text:p>
          </table:table-cell>
          <table:table-cell table:formula="of:=ROUND([.D164]-RAND()/2*[.D164])" office:value-type="float" office:value="334">
            <text:p>334</text:p>
          </table:table-cell>
        </table:table-row>
        <table:table-row table:style-name="ro1">
          <table:table-cell table:formula="of:=ROUND(RAND()*79 + 1)" office:value-type="float" office:value="32">
            <text:p>32</text:p>
          </table:table-cell>
          <table:table-cell office:value-type="string">
            <text:p>2008070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99">
            <text:p>299</text:p>
          </table:table-cell>
          <table:table-cell table:formula="of:=ROUND([.D165]-RAND()/2*[.D165])" office:value-type="float" office:value="263">
            <text:p>263</text:p>
          </table:table-cell>
        </table:table-row>
        <table:table-row table:style-name="ro1">
          <table:table-cell table:formula="of:=ROUND(RAND()*79 + 1)" office:value-type="float" office:value="10">
            <text:p>10</text:p>
          </table:table-cell>
          <table:table-cell office:value-type="string">
            <text:p>20080710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2">
            <text:p>32</text:p>
          </table:table-cell>
          <table:table-cell table:formula="of:=ROUND([.D166]-RAND()/2*[.D166])" office:value-type="float" office:value="29">
            <text:p>29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80711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5">
            <text:p>65</text:p>
          </table:table-cell>
          <table:table-cell table:formula="of:=ROUND([.D167]-RAND()/2*[.D167])" office:value-type="float" office:value="35">
            <text:p>35</text:p>
          </table:table-cell>
        </table:table-row>
        <table:table-row table:style-name="ro1">
          <table:table-cell table:formula="of:=ROUND(RAND()*79 + 1)" office:value-type="float" office:value="44">
            <text:p>44</text:p>
          </table:table-cell>
          <table:table-cell office:value-type="string">
            <text:p>2008071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61">
            <text:p>861</text:p>
          </table:table-cell>
          <table:table-cell table:formula="of:=ROUND([.D168]-RAND()/2*[.D168])" office:value-type="float" office:value="666">
            <text:p>666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71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29">
            <text:p>529</text:p>
          </table:table-cell>
          <table:table-cell table:formula="of:=ROUND([.D169]-RAND()/2*[.D169])" office:value-type="float" office:value="436">
            <text:p>436</text:p>
          </table:table-cell>
        </table:table-row>
        <table:table-row table:style-name="ro1">
          <table:table-cell table:formula="of:=ROUND(RAND()*79 + 1)" office:value-type="float" office:value="65">
            <text:p>65</text:p>
          </table:table-cell>
          <table:table-cell office:value-type="string">
            <text:p>2008071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52">
            <text:p>252</text:p>
          </table:table-cell>
          <table:table-cell table:formula="of:=ROUND([.D170]-RAND()/2*[.D170])" office:value-type="float" office:value="221">
            <text:p>221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80716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4">
            <text:p>44</text:p>
          </table:table-cell>
          <table:table-cell table:formula="of:=ROUND([.D171]-RAND()/2*[.D171])" office:value-type="float" office:value="26">
            <text:p>26</text:p>
          </table:table-cell>
        </table:table-row>
        <table:table-row table:style-name="ro1">
          <table:table-cell table:formula="of:=ROUND(RAND()*79 + 1)" office:value-type="float" office:value="26">
            <text:p>26</text:p>
          </table:table-cell>
          <table:table-cell office:value-type="string">
            <text:p>2008071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34">
            <text:p>734</text:p>
          </table:table-cell>
          <table:table-cell table:formula="of:=ROUND([.D172]-RAND()/2*[.D172])" office:value-type="float" office:value="476">
            <text:p>476</text:p>
          </table:table-cell>
        </table:table-row>
        <table:table-row table:style-name="ro1">
          <table:table-cell table:formula="of:=ROUND(RAND()*79 + 1)" office:value-type="float" office:value="12">
            <text:p>12</text:p>
          </table:table-cell>
          <table:table-cell office:value-type="string">
            <text:p>20080718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944">
            <text:p>944</text:p>
          </table:table-cell>
          <table:table-cell table:formula="of:=ROUND([.D173]-RAND()/2*[.D173])" office:value-type="float" office:value="823">
            <text:p>823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80719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438">
            <text:p>438</text:p>
          </table:table-cell>
          <table:table-cell table:formula="of:=ROUND([.D174]-RAND()/2*[.D174])" office:value-type="float" office:value="399">
            <text:p>399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807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08">
            <text:p>108</text:p>
          </table:table-cell>
          <table:table-cell table:formula="of:=ROUND([.D175]-RAND()/2*[.D175])" office:value-type="float" office:value="85">
            <text:p>85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8072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82">
            <text:p>882</text:p>
          </table:table-cell>
          <table:table-cell table:formula="of:=ROUND([.D176]-RAND()/2*[.D176])" office:value-type="float" office:value="855">
            <text:p>855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8072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12">
            <text:p>412</text:p>
          </table:table-cell>
          <table:table-cell table:formula="of:=ROUND([.D177]-RAND()/2*[.D177])" office:value-type="float" office:value="407">
            <text:p>407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8072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69">
            <text:p>269</text:p>
          </table:table-cell>
          <table:table-cell table:formula="of:=ROUND([.D178]-RAND()/2*[.D178])" office:value-type="float" office:value="255">
            <text:p>255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8072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10">
            <text:p>910</text:p>
          </table:table-cell>
          <table:table-cell table:formula="of:=ROUND([.D179]-RAND()/2*[.D179])" office:value-type="float" office:value="599">
            <text:p>599</text:p>
          </table:table-cell>
        </table:table-row>
        <table:table-row table:style-name="ro1">
          <table:table-cell table:formula="of:=ROUND(RAND()*79 + 1)" office:value-type="float" office:value="78">
            <text:p>78</text:p>
          </table:table-cell>
          <table:table-cell office:value-type="string">
            <text:p>2008072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390">
            <text:p>390</text:p>
          </table:table-cell>
          <table:table-cell table:formula="of:=ROUND([.D180]-RAND()/2*[.D180])" office:value-type="float" office:value="368">
            <text:p>368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807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71">
            <text:p>371</text:p>
          </table:table-cell>
          <table:table-cell table:formula="of:=ROUND([.D181]-RAND()/2*[.D181])" office:value-type="float" office:value="257">
            <text:p>257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8072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94">
            <text:p>794</text:p>
          </table:table-cell>
          <table:table-cell table:formula="of:=ROUND([.D182]-RAND()/2*[.D182])" office:value-type="float" office:value="718">
            <text:p>718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8073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21">
            <text:p>621</text:p>
          </table:table-cell>
          <table:table-cell table:formula="of:=ROUND([.D183]-RAND()/2*[.D183])" office:value-type="float" office:value="561">
            <text:p>561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8073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56">
            <text:p>256</text:p>
          </table:table-cell>
          <table:table-cell table:formula="of:=ROUND([.D184]-RAND()/2*[.D184])" office:value-type="float" office:value="245">
            <text:p>245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8080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08">
            <text:p>108</text:p>
          </table:table-cell>
          <table:table-cell table:formula="of:=ROUND([.D185]-RAND()/2*[.D185])" office:value-type="float" office:value="85">
            <text:p>85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8080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31">
            <text:p>531</text:p>
          </table:table-cell>
          <table:table-cell table:formula="of:=ROUND([.D186]-RAND()/2*[.D186])" office:value-type="float" office:value="345">
            <text:p>345</text:p>
          </table:table-cell>
        </table:table-row>
        <table:table-row table:style-name="ro1">
          <table:table-cell table:formula="of:=ROUND(RAND()*79 + 1)" office:value-type="float" office:value="55">
            <text:p>55</text:p>
          </table:table-cell>
          <table:table-cell office:value-type="string">
            <text:p>2008080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86">
            <text:p>386</text:p>
          </table:table-cell>
          <table:table-cell table:formula="of:=ROUND([.D187]-RAND()/2*[.D187])" office:value-type="float" office:value="259">
            <text:p>259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8080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76">
            <text:p>776</text:p>
          </table:table-cell>
          <table:table-cell table:formula="of:=ROUND([.D188]-RAND()/2*[.D188])" office:value-type="float" office:value="484">
            <text:p>484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080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68">
            <text:p>368</text:p>
          </table:table-cell>
          <table:table-cell table:formula="of:=ROUND([.D189]-RAND()/2*[.D189])" office:value-type="float" office:value="292">
            <text:p>292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8080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06">
            <text:p>606</text:p>
          </table:table-cell>
          <table:table-cell table:formula="of:=ROUND([.D190]-RAND()/2*[.D190])" office:value-type="float" office:value="528">
            <text:p>528</text:p>
          </table:table-cell>
        </table:table-row>
        <table:table-row table:style-name="ro1">
          <table:table-cell table:formula="of:=ROUND(RAND()*79 + 1)" office:value-type="float" office:value="6">
            <text:p>6</text:p>
          </table:table-cell>
          <table:table-cell office:value-type="string">
            <text:p>2008080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54">
            <text:p>454</text:p>
          </table:table-cell>
          <table:table-cell table:formula="of:=ROUND([.D191]-RAND()/2*[.D191])" office:value-type="float" office:value="244">
            <text:p>244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808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">
            <text:p>8</text:p>
          </table:table-cell>
          <table:table-cell table:formula="of:=ROUND([.D192]-RAND()/2*[.D192])" office:value-type="float" office:value="5">
            <text:p>5</text:p>
          </table:table-cell>
        </table:table-row>
        <table:table-row table:style-name="ro1">
          <table:table-cell table:formula="of:=ROUND(RAND()*79 + 1)" office:value-type="float" office:value="31">
            <text:p>31</text:p>
          </table:table-cell>
          <table:table-cell office:value-type="string">
            <text:p>2008081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5">
            <text:p>65</text:p>
          </table:table-cell>
          <table:table-cell table:formula="of:=ROUND([.D193]-RAND()/2*[.D193])" office:value-type="float" office:value="42">
            <text:p>42</text:p>
          </table:table-cell>
        </table:table-row>
        <table:table-row table:style-name="ro1">
          <table:table-cell table:formula="of:=ROUND(RAND()*79 + 1)" office:value-type="float" office:value="40">
            <text:p>40</text:p>
          </table:table-cell>
          <table:table-cell office:value-type="string">
            <text:p>2008081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03">
            <text:p>403</text:p>
          </table:table-cell>
          <table:table-cell table:formula="of:=ROUND([.D194]-RAND()/2*[.D194])" office:value-type="float" office:value="368">
            <text:p>368</text:p>
          </table:table-cell>
        </table:table-row>
        <table:table-row table:style-name="ro1">
          <table:table-cell table:formula="of:=ROUND(RAND()*79 + 1)" office:value-type="float" office:value="4">
            <text:p>4</text:p>
          </table:table-cell>
          <table:table-cell office:value-type="string">
            <text:p>2008081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37">
            <text:p>837</text:p>
          </table:table-cell>
          <table:table-cell table:formula="of:=ROUND([.D195]-RAND()/2*[.D195])" office:value-type="float" office:value="789">
            <text:p>789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8081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67">
            <text:p>867</text:p>
          </table:table-cell>
          <table:table-cell table:formula="of:=ROUND([.D196]-RAND()/2*[.D196])" office:value-type="float" office:value="578">
            <text:p>578</text:p>
          </table:table-cell>
        </table:table-row>
        <table:table-row table:style-name="ro1">
          <table:table-cell table:formula="of:=ROUND(RAND()*79 + 1)" office:value-type="float" office:value="61">
            <text:p>61</text:p>
          </table:table-cell>
          <table:table-cell office:value-type="string">
            <text:p>2008081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0">
            <text:p>80</text:p>
          </table:table-cell>
          <table:table-cell table:formula="of:=ROUND([.D197]-RAND()/2*[.D197])" office:value-type="float" office:value="52">
            <text:p>52</text:p>
          </table:table-cell>
        </table:table-row>
        <table:table-row table:style-name="ro1">
          <table:table-cell table:formula="of:=ROUND(RAND()*79 + 1)" office:value-type="float" office:value="32">
            <text:p>32</text:p>
          </table:table-cell>
          <table:table-cell office:value-type="string">
            <text:p>2008081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68">
            <text:p>968</text:p>
          </table:table-cell>
          <table:table-cell table:formula="of:=ROUND([.D198]-RAND()/2*[.D198])" office:value-type="float" office:value="750">
            <text:p>750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8081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76">
            <text:p>376</text:p>
          </table:table-cell>
          <table:table-cell table:formula="of:=ROUND([.D199]-RAND()/2*[.D199])" office:value-type="float" office:value="257">
            <text:p>257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8081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68">
            <text:p>268</text:p>
          </table:table-cell>
          <table:table-cell table:formula="of:=ROUND([.D200]-RAND()/2*[.D200])" office:value-type="float" office:value="201">
            <text:p>201</text:p>
          </table:table-cell>
        </table:table-row>
        <table:table-row table:style-name="ro1">
          <table:table-cell table:formula="of:=ROUND(RAND()*79 + 1)" office:value-type="float" office:value="40">
            <text:p>40</text:p>
          </table:table-cell>
          <table:table-cell office:value-type="string">
            <text:p>2008082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05">
            <text:p>205</text:p>
          </table:table-cell>
          <table:table-cell table:formula="of:=ROUND([.D201]-RAND()/2*[.D201])" office:value-type="float" office:value="104">
            <text:p>104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808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64">
            <text:p>164</text:p>
          </table:table-cell>
          <table:table-cell table:formula="of:=ROUND([.D202]-RAND()/2*[.D202])" office:value-type="float" office:value="85">
            <text:p>85</text:p>
          </table:table-cell>
        </table:table-row>
        <table:table-row table:style-name="ro1">
          <table:table-cell table:formula="of:=ROUND(RAND()*79 + 1)" office:value-type="float" office:value="32">
            <text:p>32</text:p>
          </table:table-cell>
          <table:table-cell office:value-type="string">
            <text:p>2008082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74">
            <text:p>74</text:p>
          </table:table-cell>
          <table:table-cell table:formula="of:=ROUND([.D203]-RAND()/2*[.D203])" office:value-type="float" office:value="39">
            <text:p>39</text:p>
          </table:table-cell>
        </table:table-row>
        <table:table-row table:style-name="ro1">
          <table:table-cell table:formula="of:=ROUND(RAND()*79 + 1)" office:value-type="float" office:value="49">
            <text:p>49</text:p>
          </table:table-cell>
          <table:table-cell office:value-type="string">
            <text:p>20080823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22">
            <text:p>622</text:p>
          </table:table-cell>
          <table:table-cell table:formula="of:=ROUND([.D204]-RAND()/2*[.D204])" office:value-type="float" office:value="508">
            <text:p>508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082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5">
            <text:p>75</text:p>
          </table:table-cell>
          <table:table-cell table:formula="of:=ROUND([.D205]-RAND()/2*[.D205])" office:value-type="float" office:value="54">
            <text:p>54</text:p>
          </table:table-cell>
        </table:table-row>
        <table:table-row table:style-name="ro1">
          <table:table-cell table:formula="of:=ROUND(RAND()*79 + 1)" office:value-type="float" office:value="31">
            <text:p>31</text:p>
          </table:table-cell>
          <table:table-cell office:value-type="string">
            <text:p>2008082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18">
            <text:p>18</text:p>
          </table:table-cell>
          <table:table-cell table:formula="of:=ROUND([.D206]-RAND()/2*[.D206])" office:value-type="float" office:value="15">
            <text:p>15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8082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26">
            <text:p>926</text:p>
          </table:table-cell>
          <table:table-cell table:formula="of:=ROUND([.D207]-RAND()/2*[.D207])" office:value-type="float" office:value="653">
            <text:p>653</text:p>
          </table:table-cell>
        </table:table-row>
        <table:table-row table:style-name="ro1">
          <table:table-cell table:formula="of:=ROUND(RAND()*79 + 1)" office:value-type="float" office:value="62">
            <text:p>62</text:p>
          </table:table-cell>
          <table:table-cell office:value-type="string">
            <text:p>2008082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2">
            <text:p>92</text:p>
          </table:table-cell>
          <table:table-cell table:formula="of:=ROUND([.D208]-RAND()/2*[.D208])" office:value-type="float" office:value="80">
            <text:p>80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8082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60">
            <text:p>260</text:p>
          </table:table-cell>
          <table:table-cell table:formula="of:=ROUND([.D209]-RAND()/2*[.D209])" office:value-type="float" office:value="202">
            <text:p>202</text:p>
          </table:table-cell>
        </table:table-row>
        <table:table-row table:style-name="ro1">
          <table:table-cell table:formula="of:=ROUND(RAND()*79 + 1)" office:value-type="float" office:value="72">
            <text:p>72</text:p>
          </table:table-cell>
          <table:table-cell office:value-type="string">
            <text:p>2008083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10">
            <text:p>410</text:p>
          </table:table-cell>
          <table:table-cell table:formula="of:=ROUND([.D210]-RAND()/2*[.D210])" office:value-type="float" office:value="350">
            <text:p>350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809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50">
            <text:p>250</text:p>
          </table:table-cell>
          <table:table-cell table:formula="of:=ROUND([.D211]-RAND()/2*[.D211])" office:value-type="float" office:value="246">
            <text:p>246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8090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97">
            <text:p>397</text:p>
          </table:table-cell>
          <table:table-cell table:formula="of:=ROUND([.D212]-RAND()/2*[.D212])" office:value-type="float" office:value="279">
            <text:p>279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8090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62">
            <text:p>162</text:p>
          </table:table-cell>
          <table:table-cell table:formula="of:=ROUND([.D213]-RAND()/2*[.D213])" office:value-type="float" office:value="85">
            <text:p>85</text:p>
          </table:table-cell>
        </table:table-row>
        <table:table-row table:style-name="ro1">
          <table:table-cell table:formula="of:=ROUND(RAND()*79 + 1)" office:value-type="float" office:value="41">
            <text:p>41</text:p>
          </table:table-cell>
          <table:table-cell office:value-type="string">
            <text:p>2008090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49">
            <text:p>249</text:p>
          </table:table-cell>
          <table:table-cell table:formula="of:=ROUND([.D214]-RAND()/2*[.D214])" office:value-type="float" office:value="128">
            <text:p>128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8090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63">
            <text:p>563</text:p>
          </table:table-cell>
          <table:table-cell table:formula="of:=ROUND([.D215]-RAND()/2*[.D215])" office:value-type="float" office:value="466">
            <text:p>466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8090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17">
            <text:p>617</text:p>
          </table:table-cell>
          <table:table-cell table:formula="of:=ROUND([.D216]-RAND()/2*[.D216])" office:value-type="float" office:value="343">
            <text:p>343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80908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39">
            <text:p>339</text:p>
          </table:table-cell>
          <table:table-cell table:formula="of:=ROUND([.D217]-RAND()/2*[.D217])" office:value-type="float" office:value="195">
            <text:p>195</text:p>
          </table:table-cell>
        </table:table-row>
        <table:table-row table:style-name="ro1">
          <table:table-cell table:formula="of:=ROUND(RAND()*79 + 1)" office:value-type="float" office:value="24">
            <text:p>24</text:p>
          </table:table-cell>
          <table:table-cell office:value-type="string">
            <text:p>200809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44">
            <text:p>144</text:p>
          </table:table-cell>
          <table:table-cell table:formula="of:=ROUND([.D218]-RAND()/2*[.D218])" office:value-type="float" office:value="92">
            <text:p>92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8091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47">
            <text:p>747</text:p>
          </table:table-cell>
          <table:table-cell table:formula="of:=ROUND([.D219]-RAND()/2*[.D219])" office:value-type="float" office:value="504">
            <text:p>504</text:p>
          </table:table-cell>
        </table:table-row>
        <table:table-row table:style-name="ro1">
          <table:table-cell table:formula="of:=ROUND(RAND()*79 + 1)" office:value-type="float" office:value="22">
            <text:p>22</text:p>
          </table:table-cell>
          <table:table-cell office:value-type="string">
            <text:p>2008091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47">
            <text:p>247</text:p>
          </table:table-cell>
          <table:table-cell table:formula="of:=ROUND([.D220]-RAND()/2*[.D220])" office:value-type="float" office:value="144">
            <text:p>144</text:p>
          </table:table-cell>
        </table:table-row>
        <table:table-row table:style-name="ro1">
          <table:table-cell table:formula="of:=ROUND(RAND()*79 + 1)" office:value-type="float" office:value="49">
            <text:p>49</text:p>
          </table:table-cell>
          <table:table-cell office:value-type="string">
            <text:p>2008091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90">
            <text:p>790</text:p>
          </table:table-cell>
          <table:table-cell table:formula="of:=ROUND([.D221]-RAND()/2*[.D221])" office:value-type="float" office:value="741">
            <text:p>741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8091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96">
            <text:p>96</text:p>
          </table:table-cell>
          <table:table-cell table:formula="of:=ROUND([.D222]-RAND()/2*[.D222])" office:value-type="float" office:value="89">
            <text:p>89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8091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98">
            <text:p>498</text:p>
          </table:table-cell>
          <table:table-cell table:formula="of:=ROUND([.D223]-RAND()/2*[.D223])" office:value-type="float" office:value="355">
            <text:p>355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8091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63">
            <text:p>463</text:p>
          </table:table-cell>
          <table:table-cell table:formula="of:=ROUND([.D224]-RAND()/2*[.D224])" office:value-type="float" office:value="403">
            <text:p>403</text:p>
          </table:table-cell>
        </table:table-row>
        <table:table-row table:style-name="ro1">
          <table:table-cell table:formula="of:=ROUND(RAND()*79 + 1)" office:value-type="float" office:value="79">
            <text:p>79</text:p>
          </table:table-cell>
          <table:table-cell office:value-type="string">
            <text:p>2008091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08">
            <text:p>108</text:p>
          </table:table-cell>
          <table:table-cell table:formula="of:=ROUND([.D225]-RAND()/2*[.D225])" office:value-type="float" office:value="93">
            <text:p>93</text:p>
          </table:table-cell>
        </table:table-row>
        <table:table-row table:style-name="ro1">
          <table:table-cell table:formula="of:=ROUND(RAND()*79 + 1)" office:value-type="float" office:value="44">
            <text:p>44</text:p>
          </table:table-cell>
          <table:table-cell office:value-type="string">
            <text:p>2008091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98">
            <text:p>998</text:p>
          </table:table-cell>
          <table:table-cell table:formula="of:=ROUND([.D226]-RAND()/2*[.D226])" office:value-type="float" office:value="611">
            <text:p>611</text:p>
          </table:table-cell>
        </table:table-row>
        <table:table-row table:style-name="ro1">
          <table:table-cell table:formula="of:=ROUND(RAND()*79 + 1)" office:value-type="float" office:value="52">
            <text:p>52</text:p>
          </table:table-cell>
          <table:table-cell office:value-type="string">
            <text:p>2008091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27">
            <text:p>427</text:p>
          </table:table-cell>
          <table:table-cell table:formula="of:=ROUND([.D227]-RAND()/2*[.D227])" office:value-type="float" office:value="234">
            <text:p>234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8092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39">
            <text:p>739</text:p>
          </table:table-cell>
          <table:table-cell table:formula="of:=ROUND([.D228]-RAND()/2*[.D228])" office:value-type="float" office:value="556">
            <text:p>556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8092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20">
            <text:p>620</text:p>
          </table:table-cell>
          <table:table-cell table:formula="of:=ROUND([.D229]-RAND()/2*[.D229])" office:value-type="float" office:value="415">
            <text:p>415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809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15">
            <text:p>815</text:p>
          </table:table-cell>
          <table:table-cell table:formula="of:=ROUND([.D230]-RAND()/2*[.D230])" office:value-type="float" office:value="501">
            <text:p>501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8092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46">
            <text:p>346</text:p>
          </table:table-cell>
          <table:table-cell table:formula="of:=ROUND([.D231]-RAND()/2*[.D231])" office:value-type="float" office:value="228">
            <text:p>228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8092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39">
            <text:p>939</text:p>
          </table:table-cell>
          <table:table-cell table:formula="of:=ROUND([.D232]-RAND()/2*[.D232])" office:value-type="float" office:value="746">
            <text:p>746</text:p>
          </table:table-cell>
        </table:table-row>
        <table:table-row table:style-name="ro1">
          <table:table-cell table:formula="of:=ROUND(RAND()*79 + 1)" office:value-type="float" office:value="49">
            <text:p>49</text:p>
          </table:table-cell>
          <table:table-cell office:value-type="string">
            <text:p>2008092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693">
            <text:p>693</text:p>
          </table:table-cell>
          <table:table-cell table:formula="of:=ROUND([.D233]-RAND()/2*[.D233])" office:value-type="float" office:value="640">
            <text:p>640</text:p>
          </table:table-cell>
        </table:table-row>
        <table:table-row table:style-name="ro1">
          <table:table-cell table:formula="of:=ROUND(RAND()*79 + 1)" office:value-type="float" office:value="24">
            <text:p>24</text:p>
          </table:table-cell>
          <table:table-cell office:value-type="string">
            <text:p>2008092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29">
            <text:p>929</text:p>
          </table:table-cell>
          <table:table-cell table:formula="of:=ROUND([.D234]-RAND()/2*[.D234])" office:value-type="float" office:value="494">
            <text:p>494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8092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42">
            <text:p>842</text:p>
          </table:table-cell>
          <table:table-cell table:formula="of:=ROUND([.D235]-RAND()/2*[.D235])" office:value-type="float" office:value="709">
            <text:p>709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8093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14">
            <text:p>814</text:p>
          </table:table-cell>
          <table:table-cell table:formula="of:=ROUND([.D236]-RAND()/2*[.D236])" office:value-type="float" office:value="772">
            <text:p>772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10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65">
            <text:p>765</text:p>
          </table:table-cell>
          <table:table-cell table:formula="of:=ROUND([.D237]-RAND()/2*[.D237])" office:value-type="float" office:value="509">
            <text:p>509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8100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40">
            <text:p>440</text:p>
          </table:table-cell>
          <table:table-cell table:formula="of:=ROUND([.D238]-RAND()/2*[.D238])" office:value-type="float" office:value="326">
            <text:p>326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8100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200">
            <text:p>200</text:p>
          </table:table-cell>
          <table:table-cell table:formula="of:=ROUND([.D239]-RAND()/2*[.D239])" office:value-type="float" office:value="169">
            <text:p>169</text:p>
          </table:table-cell>
        </table:table-row>
        <table:table-row table:style-name="ro1">
          <table:table-cell table:formula="of:=ROUND(RAND()*79 + 1)" office:value-type="float" office:value="48">
            <text:p>48</text:p>
          </table:table-cell>
          <table:table-cell office:value-type="string">
            <text:p>2008100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25">
            <text:p>725</text:p>
          </table:table-cell>
          <table:table-cell table:formula="of:=ROUND([.D240]-RAND()/2*[.D240])" office:value-type="float" office:value="654">
            <text:p>654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8100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50">
            <text:p>350</text:p>
          </table:table-cell>
          <table:table-cell table:formula="of:=ROUND([.D241]-RAND()/2*[.D241])" office:value-type="float" office:value="267">
            <text:p>267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100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15">
            <text:p>415</text:p>
          </table:table-cell>
          <table:table-cell table:formula="of:=ROUND([.D242]-RAND()/2*[.D242])" office:value-type="float" office:value="304">
            <text:p>304</text:p>
          </table:table-cell>
        </table:table-row>
        <table:table-row table:style-name="ro1">
          <table:table-cell table:formula="of:=ROUND(RAND()*79 + 1)" office:value-type="float" office:value="51">
            <text:p>51</text:p>
          </table:table-cell>
          <table:table-cell office:value-type="string">
            <text:p>2008100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53">
            <text:p>853</text:p>
          </table:table-cell>
          <table:table-cell table:formula="of:=ROUND([.D243]-RAND()/2*[.D243])" office:value-type="float" office:value="574">
            <text:p>574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8100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58">
            <text:p>758</text:p>
          </table:table-cell>
          <table:table-cell table:formula="of:=ROUND([.D244]-RAND()/2*[.D244])" office:value-type="float" office:value="402">
            <text:p>402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101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09">
            <text:p>609</text:p>
          </table:table-cell>
          <table:table-cell table:formula="of:=ROUND([.D245]-RAND()/2*[.D245])" office:value-type="float" office:value="535">
            <text:p>535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1011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762">
            <text:p>762</text:p>
          </table:table-cell>
          <table:table-cell table:formula="of:=ROUND([.D246]-RAND()/2*[.D246])" office:value-type="float" office:value="385">
            <text:p>385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8101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03">
            <text:p>303</text:p>
          </table:table-cell>
          <table:table-cell table:formula="of:=ROUND([.D247]-RAND()/2*[.D247])" office:value-type="float" office:value="239">
            <text:p>239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101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618">
            <text:p>618</text:p>
          </table:table-cell>
          <table:table-cell table:formula="of:=ROUND([.D248]-RAND()/2*[.D248])" office:value-type="float" office:value="532">
            <text:p>532</text:p>
          </table:table-cell>
        </table:table-row>
        <table:table-row table:style-name="ro1">
          <table:table-cell table:formula="of:=ROUND(RAND()*79 + 1)" office:value-type="float" office:value="36">
            <text:p>36</text:p>
          </table:table-cell>
          <table:table-cell office:value-type="string">
            <text:p>20081014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757">
            <text:p>757</text:p>
          </table:table-cell>
          <table:table-cell table:formula="of:=ROUND([.D249]-RAND()/2*[.D249])" office:value-type="float" office:value="550">
            <text:p>550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8101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3">
            <text:p>83</text:p>
          </table:table-cell>
          <table:table-cell table:formula="of:=ROUND([.D250]-RAND()/2*[.D250])" office:value-type="float" office:value="47">
            <text:p>47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8101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27">
            <text:p>527</text:p>
          </table:table-cell>
          <table:table-cell table:formula="of:=ROUND([.D251]-RAND()/2*[.D251])" office:value-type="float" office:value="459">
            <text:p>459</text:p>
          </table:table-cell>
        </table:table-row>
        <table:table-row table:style-name="ro1">
          <table:table-cell table:formula="of:=ROUND(RAND()*79 + 1)" office:value-type="float" office:value="48">
            <text:p>48</text:p>
          </table:table-cell>
          <table:table-cell office:value-type="string">
            <text:p>2008101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99">
            <text:p>199</text:p>
          </table:table-cell>
          <table:table-cell table:formula="of:=ROUND([.D252]-RAND()/2*[.D252])" office:value-type="float" office:value="130">
            <text:p>130</text:p>
          </table:table-cell>
        </table:table-row>
        <table:table-row table:style-name="ro1">
          <table:table-cell table:formula="of:=ROUND(RAND()*79 + 1)" office:value-type="float" office:value="64">
            <text:p>64</text:p>
          </table:table-cell>
          <table:table-cell office:value-type="string">
            <text:p>20081018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41">
            <text:p>941</text:p>
          </table:table-cell>
          <table:table-cell table:formula="of:=ROUND([.D253]-RAND()/2*[.D253])" office:value-type="float" office:value="516">
            <text:p>516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8102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93">
            <text:p>893</text:p>
          </table:table-cell>
          <table:table-cell table:formula="of:=ROUND([.D254]-RAND()/2*[.D254])" office:value-type="float" office:value="588">
            <text:p>588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8102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05">
            <text:p>105</text:p>
          </table:table-cell>
          <table:table-cell table:formula="of:=ROUND([.D255]-RAND()/2*[.D255])" office:value-type="float" office:value="65">
            <text:p>65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8102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8">
            <text:p>38</text:p>
          </table:table-cell>
          <table:table-cell table:formula="of:=ROUND([.D256]-RAND()/2*[.D256])" office:value-type="float" office:value="25">
            <text:p>25</text:p>
          </table:table-cell>
        </table:table-row>
        <table:table-row table:style-name="ro1">
          <table:table-cell table:formula="of:=ROUND(RAND()*79 + 1)" office:value-type="float" office:value="55">
            <text:p>55</text:p>
          </table:table-cell>
          <table:table-cell office:value-type="string">
            <text:p>200810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208">
            <text:p>208</text:p>
          </table:table-cell>
          <table:table-cell table:formula="of:=ROUND([.D257]-RAND()/2*[.D257])" office:value-type="float" office:value="111">
            <text:p>111</text:p>
          </table:table-cell>
        </table:table-row>
        <table:table-row table:style-name="ro1">
          <table:table-cell table:formula="of:=ROUND(RAND()*79 + 1)" office:value-type="float" office:value="77">
            <text:p>77</text:p>
          </table:table-cell>
          <table:table-cell office:value-type="string">
            <text:p>2008102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01">
            <text:p>801</text:p>
          </table:table-cell>
          <table:table-cell table:formula="of:=ROUND([.D258]-RAND()/2*[.D258])" office:value-type="float" office:value="647">
            <text:p>647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8102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45">
            <text:p>645</text:p>
          </table:table-cell>
          <table:table-cell table:formula="of:=ROUND([.D259]-RAND()/2*[.D259])" office:value-type="float" office:value="380">
            <text:p>380</text:p>
          </table:table-cell>
        </table:table-row>
        <table:table-row table:style-name="ro1">
          <table:table-cell table:formula="of:=ROUND(RAND()*79 + 1)" office:value-type="float" office:value="49">
            <text:p>49</text:p>
          </table:table-cell>
          <table:table-cell office:value-type="string">
            <text:p>2008102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20">
            <text:p>520</text:p>
          </table:table-cell>
          <table:table-cell table:formula="of:=ROUND([.D260]-RAND()/2*[.D260])" office:value-type="float" office:value="413">
            <text:p>413</text:p>
          </table:table-cell>
        </table:table-row>
        <table:table-row table:style-name="ro1">
          <table:table-cell table:formula="of:=ROUND(RAND()*79 + 1)" office:value-type="float" office:value="52">
            <text:p>52</text:p>
          </table:table-cell>
          <table:table-cell office:value-type="string">
            <text:p>200810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16">
            <text:p>316</text:p>
          </table:table-cell>
          <table:table-cell table:formula="of:=ROUND([.D261]-RAND()/2*[.D261])" office:value-type="float" office:value="237">
            <text:p>237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8102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87">
            <text:p>187</text:p>
          </table:table-cell>
          <table:table-cell table:formula="of:=ROUND([.D262]-RAND()/2*[.D262])" office:value-type="float" office:value="110">
            <text:p>110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8103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80">
            <text:p>580</text:p>
          </table:table-cell>
          <table:table-cell table:formula="of:=ROUND([.D263]-RAND()/2*[.D263])" office:value-type="float" office:value="400">
            <text:p>400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8103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83">
            <text:p>283</text:p>
          </table:table-cell>
          <table:table-cell table:formula="of:=ROUND([.D264]-RAND()/2*[.D264])" office:value-type="float" office:value="184">
            <text:p>184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811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28">
            <text:p>628</text:p>
          </table:table-cell>
          <table:table-cell table:formula="of:=ROUND([.D265]-RAND()/2*[.D265])" office:value-type="float" office:value="512">
            <text:p>512</text:p>
          </table:table-cell>
        </table:table-row>
        <table:table-row table:style-name="ro1">
          <table:table-cell table:formula="of:=ROUND(RAND()*79 + 1)" office:value-type="float" office:value="62">
            <text:p>62</text:p>
          </table:table-cell>
          <table:table-cell office:value-type="string">
            <text:p>2008110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56">
            <text:p>756</text:p>
          </table:table-cell>
          <table:table-cell table:formula="of:=ROUND([.D266]-RAND()/2*[.D266])" office:value-type="float" office:value="756">
            <text:p>756</text:p>
          </table:table-cell>
        </table:table-row>
        <table:table-row table:style-name="ro1">
          <table:table-cell table:formula="of:=ROUND(RAND()*79 + 1)" office:value-type="float" office:value="61">
            <text:p>61</text:p>
          </table:table-cell>
          <table:table-cell office:value-type="string">
            <text:p>2008110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24">
            <text:p>824</text:p>
          </table:table-cell>
          <table:table-cell table:formula="of:=ROUND([.D267]-RAND()/2*[.D267])" office:value-type="float" office:value="675">
            <text:p>675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8110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77">
            <text:p>777</text:p>
          </table:table-cell>
          <table:table-cell table:formula="of:=ROUND([.D268]-RAND()/2*[.D268])" office:value-type="float" office:value="431">
            <text:p>431</text:p>
          </table:table-cell>
        </table:table-row>
        <table:table-row table:style-name="ro1">
          <table:table-cell table:formula="of:=ROUND(RAND()*79 + 1)" office:value-type="float" office:value="64">
            <text:p>64</text:p>
          </table:table-cell>
          <table:table-cell office:value-type="string">
            <text:p>2008110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94">
            <text:p>394</text:p>
          </table:table-cell>
          <table:table-cell table:formula="of:=ROUND([.D269]-RAND()/2*[.D269])" office:value-type="float" office:value="205">
            <text:p>205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8110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83">
            <text:p>783</text:p>
          </table:table-cell>
          <table:table-cell table:formula="of:=ROUND([.D270]-RAND()/2*[.D270])" office:value-type="float" office:value="509">
            <text:p>509</text:p>
          </table:table-cell>
        </table:table-row>
        <table:table-row table:style-name="ro1">
          <table:table-cell table:formula="of:=ROUND(RAND()*79 + 1)" office:value-type="float" office:value="70">
            <text:p>70</text:p>
          </table:table-cell>
          <table:table-cell office:value-type="string">
            <text:p>2008110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21">
            <text:p>321</text:p>
          </table:table-cell>
          <table:table-cell table:formula="of:=ROUND([.D271]-RAND()/2*[.D271])" office:value-type="float" office:value="180">
            <text:p>180</text:p>
          </table:table-cell>
        </table:table-row>
        <table:table-row table:style-name="ro1">
          <table:table-cell table:formula="of:=ROUND(RAND()*79 + 1)" office:value-type="float" office:value="78">
            <text:p>78</text:p>
          </table:table-cell>
          <table:table-cell office:value-type="string">
            <text:p>2008111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80">
            <text:p>580</text:p>
          </table:table-cell>
          <table:table-cell table:formula="of:=ROUND([.D272]-RAND()/2*[.D272])" office:value-type="float" office:value="468">
            <text:p>468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8111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56">
            <text:p>756</text:p>
          </table:table-cell>
          <table:table-cell table:formula="of:=ROUND([.D273]-RAND()/2*[.D273])" office:value-type="float" office:value="428">
            <text:p>428</text:p>
          </table:table-cell>
        </table:table-row>
        <table:table-row table:style-name="ro1">
          <table:table-cell table:formula="of:=ROUND(RAND()*79 + 1)" office:value-type="float" office:value="51">
            <text:p>51</text:p>
          </table:table-cell>
          <table:table-cell office:value-type="string">
            <text:p>2008111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71">
            <text:p>871</text:p>
          </table:table-cell>
          <table:table-cell table:formula="of:=ROUND([.D274]-RAND()/2*[.D274])" office:value-type="float" office:value="703">
            <text:p>703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8111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50">
            <text:p>750</text:p>
          </table:table-cell>
          <table:table-cell table:formula="of:=ROUND([.D275]-RAND()/2*[.D275])" office:value-type="float" office:value="693">
            <text:p>693</text:p>
          </table:table-cell>
        </table:table-row>
        <table:table-row table:style-name="ro1">
          <table:table-cell table:formula="of:=ROUND(RAND()*79 + 1)" office:value-type="float" office:value="4">
            <text:p>4</text:p>
          </table:table-cell>
          <table:table-cell office:value-type="string">
            <text:p>2008111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4">
            <text:p>44</text:p>
          </table:table-cell>
          <table:table-cell table:formula="of:=ROUND([.D276]-RAND()/2*[.D276])" office:value-type="float" office:value="26">
            <text:p>26</text:p>
          </table:table-cell>
        </table:table-row>
        <table:table-row table:style-name="ro1">
          <table:table-cell table:formula="of:=ROUND(RAND()*79 + 1)" office:value-type="float" office:value="50">
            <text:p>50</text:p>
          </table:table-cell>
          <table:table-cell office:value-type="string">
            <text:p>2008111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98">
            <text:p>798</text:p>
          </table:table-cell>
          <table:table-cell table:formula="of:=ROUND([.D277]-RAND()/2*[.D277])" office:value-type="float" office:value="433">
            <text:p>433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8111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14">
            <text:p>614</text:p>
          </table:table-cell>
          <table:table-cell table:formula="of:=ROUND([.D278]-RAND()/2*[.D278])" office:value-type="float" office:value="342">
            <text:p>342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81118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767">
            <text:p>767</text:p>
          </table:table-cell>
          <table:table-cell table:formula="of:=ROUND([.D279]-RAND()/2*[.D279])" office:value-type="float" office:value="415">
            <text:p>415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111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05">
            <text:p>305</text:p>
          </table:table-cell>
          <table:table-cell table:formula="of:=ROUND([.D280]-RAND()/2*[.D280])" office:value-type="float" office:value="209">
            <text:p>209</text:p>
          </table:table-cell>
        </table:table-row>
        <table:table-row table:style-name="ro1">
          <table:table-cell table:formula="of:=ROUND(RAND()*79 + 1)" office:value-type="float" office:value="44">
            <text:p>44</text:p>
          </table:table-cell>
          <table:table-cell office:value-type="string">
            <text:p>20081120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496">
            <text:p>496</text:p>
          </table:table-cell>
          <table:table-cell table:formula="of:=ROUND([.D281]-RAND()/2*[.D281])" office:value-type="float" office:value="451">
            <text:p>451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8112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70">
            <text:p>570</text:p>
          </table:table-cell>
          <table:table-cell table:formula="of:=ROUND([.D282]-RAND()/2*[.D282])" office:value-type="float" office:value="434">
            <text:p>434</text:p>
          </table:table-cell>
        </table:table-row>
        <table:table-row table:style-name="ro1">
          <table:table-cell table:formula="of:=ROUND(RAND()*79 + 1)" office:value-type="float" office:value="6">
            <text:p>6</text:p>
          </table:table-cell>
          <table:table-cell office:value-type="string">
            <text:p>2008112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31">
            <text:p>631</text:p>
          </table:table-cell>
          <table:table-cell table:formula="of:=ROUND([.D283]-RAND()/2*[.D283])" office:value-type="float" office:value="602">
            <text:p>602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8112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30">
            <text:p>930</text:p>
          </table:table-cell>
          <table:table-cell table:formula="of:=ROUND([.D284]-RAND()/2*[.D284])" office:value-type="float" office:value="717">
            <text:p>717</text:p>
          </table:table-cell>
        </table:table-row>
        <table:table-row table:style-name="ro1">
          <table:table-cell table:formula="of:=ROUND(RAND()*79 + 1)" office:value-type="float" office:value="10">
            <text:p>10</text:p>
          </table:table-cell>
          <table:table-cell office:value-type="string">
            <text:p>2008112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73">
            <text:p>373</text:p>
          </table:table-cell>
          <table:table-cell table:formula="of:=ROUND([.D285]-RAND()/2*[.D285])" office:value-type="float" office:value="350">
            <text:p>350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8112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12">
            <text:p>12</text:p>
          </table:table-cell>
          <table:table-cell table:formula="of:=ROUND([.D286]-RAND()/2*[.D286])" office:value-type="float" office:value="11">
            <text:p>11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8112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65">
            <text:p>165</text:p>
          </table:table-cell>
          <table:table-cell table:formula="of:=ROUND([.D287]-RAND()/2*[.D287])" office:value-type="float" office:value="128">
            <text:p>128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811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1">
            <text:p>81</text:p>
          </table:table-cell>
          <table:table-cell table:formula="of:=ROUND([.D288]-RAND()/2*[.D288])" office:value-type="float" office:value="54">
            <text:p>54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8112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54">
            <text:p>854</text:p>
          </table:table-cell>
          <table:table-cell table:formula="of:=ROUND([.D289]-RAND()/2*[.D289])" office:value-type="float" office:value="813">
            <text:p>813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812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74">
            <text:p>574</text:p>
          </table:table-cell>
          <table:table-cell table:formula="of:=ROUND([.D290]-RAND()/2*[.D290])" office:value-type="float" office:value="288">
            <text:p>288</text:p>
          </table:table-cell>
        </table:table-row>
        <table:table-row table:style-name="ro1">
          <table:table-cell table:formula="of:=ROUND(RAND()*79 + 1)" office:value-type="float" office:value="59">
            <text:p>59</text:p>
          </table:table-cell>
          <table:table-cell office:value-type="string">
            <text:p>20081202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1">
            <text:p>91</text:p>
          </table:table-cell>
          <table:table-cell table:formula="of:=ROUND([.D291]-RAND()/2*[.D291])" office:value-type="float" office:value="65">
            <text:p>65</text:p>
          </table:table-cell>
        </table:table-row>
        <table:table-row table:style-name="ro1">
          <table:table-cell table:formula="of:=ROUND(RAND()*79 + 1)" office:value-type="float" office:value="70">
            <text:p>70</text:p>
          </table:table-cell>
          <table:table-cell office:value-type="string">
            <text:p>2008120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42">
            <text:p>42</text:p>
          </table:table-cell>
          <table:table-cell table:formula="of:=ROUND([.D292]-RAND()/2*[.D292])" office:value-type="float" office:value="21">
            <text:p>21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8120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14">
            <text:p>114</text:p>
          </table:table-cell>
          <table:table-cell table:formula="of:=ROUND([.D293]-RAND()/2*[.D293])" office:value-type="float" office:value="111">
            <text:p>111</text:p>
          </table:table-cell>
        </table:table-row>
        <table:table-row table:style-name="ro1">
          <table:table-cell table:formula="of:=ROUND(RAND()*79 + 1)" office:value-type="float" office:value="32">
            <text:p>32</text:p>
          </table:table-cell>
          <table:table-cell office:value-type="string">
            <text:p>2008120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97">
            <text:p>297</text:p>
          </table:table-cell>
          <table:table-cell table:formula="of:=ROUND([.D294]-RAND()/2*[.D294])" office:value-type="float" office:value="250">
            <text:p>250</text:p>
          </table:table-cell>
        </table:table-row>
        <table:table-row table:style-name="ro1">
          <table:table-cell table:formula="of:=ROUND(RAND()*79 + 1)" office:value-type="float" office:value="72">
            <text:p>72</text:p>
          </table:table-cell>
          <table:table-cell office:value-type="string">
            <text:p>2008120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71">
            <text:p>771</text:p>
          </table:table-cell>
          <table:table-cell table:formula="of:=ROUND([.D295]-RAND()/2*[.D295])" office:value-type="float" office:value="763">
            <text:p>763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81208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92">
            <text:p>692</text:p>
          </table:table-cell>
          <table:table-cell table:formula="of:=ROUND([.D296]-RAND()/2*[.D296])" office:value-type="float" office:value="535">
            <text:p>535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8120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51">
            <text:p>551</text:p>
          </table:table-cell>
          <table:table-cell table:formula="of:=ROUND([.D297]-RAND()/2*[.D297])" office:value-type="float" office:value="451">
            <text:p>451</text:p>
          </table:table-cell>
        </table:table-row>
        <table:table-row table:style-name="ro1">
          <table:table-cell table:formula="of:=ROUND(RAND()*79 + 1)" office:value-type="float" office:value="77">
            <text:p>77</text:p>
          </table:table-cell>
          <table:table-cell office:value-type="string">
            <text:p>2008121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63">
            <text:p>363</text:p>
          </table:table-cell>
          <table:table-cell table:formula="of:=ROUND([.D298]-RAND()/2*[.D298])" office:value-type="float" office:value="235">
            <text:p>235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8121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88">
            <text:p>288</text:p>
          </table:table-cell>
          <table:table-cell table:formula="of:=ROUND([.D299]-RAND()/2*[.D299])" office:value-type="float" office:value="259">
            <text:p>259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8121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91">
            <text:p>191</text:p>
          </table:table-cell>
          <table:table-cell table:formula="of:=ROUND([.D300]-RAND()/2*[.D300])" office:value-type="float" office:value="170">
            <text:p>170</text:p>
          </table:table-cell>
        </table:table-row>
        <table:table-row table:style-name="ro1">
          <table:table-cell table:formula="of:=ROUND(RAND()*79 + 1)" office:value-type="float" office:value="59">
            <text:p>59</text:p>
          </table:table-cell>
          <table:table-cell office:value-type="string">
            <text:p>2008121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66">
            <text:p>266</text:p>
          </table:table-cell>
          <table:table-cell table:formula="of:=ROUND([.D301]-RAND()/2*[.D301])" office:value-type="float" office:value="248">
            <text:p>248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8121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56">
            <text:p>456</text:p>
          </table:table-cell>
          <table:table-cell table:formula="of:=ROUND([.D302]-RAND()/2*[.D302])" office:value-type="float" office:value="381">
            <text:p>381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8121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49">
            <text:p>349</text:p>
          </table:table-cell>
          <table:table-cell table:formula="of:=ROUND([.D303]-RAND()/2*[.D303])" office:value-type="float" office:value="183">
            <text:p>183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81217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406">
            <text:p>406</text:p>
          </table:table-cell>
          <table:table-cell table:formula="of:=ROUND([.D304]-RAND()/2*[.D304])" office:value-type="float" office:value="305">
            <text:p>305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81218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65">
            <text:p>865</text:p>
          </table:table-cell>
          <table:table-cell table:formula="of:=ROUND([.D305]-RAND()/2*[.D305])" office:value-type="float" office:value="628">
            <text:p>628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8121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54">
            <text:p>254</text:p>
          </table:table-cell>
          <table:table-cell table:formula="of:=ROUND([.D306]-RAND()/2*[.D306])" office:value-type="float" office:value="203">
            <text:p>203</text:p>
          </table:table-cell>
        </table:table-row>
        <table:table-row table:style-name="ro1">
          <table:table-cell table:formula="of:=ROUND(RAND()*79 + 1)" office:value-type="float" office:value="55">
            <text:p>55</text:p>
          </table:table-cell>
          <table:table-cell office:value-type="string">
            <text:p>2008122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08">
            <text:p>608</text:p>
          </table:table-cell>
          <table:table-cell table:formula="of:=ROUND([.D307]-RAND()/2*[.D307])" office:value-type="float" office:value="563">
            <text:p>563</text:p>
          </table:table-cell>
        </table:table-row>
        <table:table-row table:style-name="ro1">
          <table:table-cell table:formula="of:=ROUND(RAND()*79 + 1)" office:value-type="float" office:value="70">
            <text:p>70</text:p>
          </table:table-cell>
          <table:table-cell office:value-type="string">
            <text:p>2008122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63">
            <text:p>363</text:p>
          </table:table-cell>
          <table:table-cell table:formula="of:=ROUND([.D308]-RAND()/2*[.D308])" office:value-type="float" office:value="253">
            <text:p>253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8122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47">
            <text:p>747</text:p>
          </table:table-cell>
          <table:table-cell table:formula="of:=ROUND([.D309]-RAND()/2*[.D309])" office:value-type="float" office:value="550">
            <text:p>550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8122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55">
            <text:p>855</text:p>
          </table:table-cell>
          <table:table-cell table:formula="of:=ROUND([.D310]-RAND()/2*[.D310])" office:value-type="float" office:value="765">
            <text:p>765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8122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61">
            <text:p>161</text:p>
          </table:table-cell>
          <table:table-cell table:formula="of:=ROUND([.D311]-RAND()/2*[.D311])" office:value-type="float" office:value="121">
            <text:p>121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8122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3">
            <text:p>3</text:p>
          </table:table-cell>
          <table:table-cell table:formula="of:=ROUND([.D312]-RAND()/2*[.D312])" office:value-type="float" office:value="2">
            <text:p>2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8122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72">
            <text:p>372</text:p>
          </table:table-cell>
          <table:table-cell table:formula="of:=ROUND([.D313]-RAND()/2*[.D313])" office:value-type="float" office:value="261">
            <text:p>261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8122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">
            <text:p>2</text:p>
          </table:table-cell>
          <table:table-cell table:formula="of:=ROUND([.D314]-RAND()/2*[.D314])" office:value-type="float" office:value="1">
            <text:p>1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8123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18">
            <text:p>918</text:p>
          </table:table-cell>
          <table:table-cell table:formula="of:=ROUND([.D315]-RAND()/2*[.D315])" office:value-type="float" office:value="904">
            <text:p>904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8123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40">
            <text:p>640</text:p>
          </table:table-cell>
          <table:table-cell table:formula="of:=ROUND([.D316]-RAND()/2*[.D316])" office:value-type="float" office:value="478">
            <text:p>478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901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4">
            <text:p>34</text:p>
          </table:table-cell>
          <table:table-cell table:formula="of:=ROUND([.D317]-RAND()/2*[.D317])" office:value-type="float" office:value="32">
            <text:p>32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9010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05">
            <text:p>305</text:p>
          </table:table-cell>
          <table:table-cell table:formula="of:=ROUND([.D318]-RAND()/2*[.D318])" office:value-type="float" office:value="303">
            <text:p>303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9010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17">
            <text:p>517</text:p>
          </table:table-cell>
          <table:table-cell table:formula="of:=ROUND([.D319]-RAND()/2*[.D319])" office:value-type="float" office:value="432">
            <text:p>432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9010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52">
            <text:p>152</text:p>
          </table:table-cell>
          <table:table-cell table:formula="of:=ROUND([.D320]-RAND()/2*[.D320])" office:value-type="float" office:value="110">
            <text:p>110</text:p>
          </table:table-cell>
        </table:table-row>
        <table:table-row table:style-name="ro1">
          <table:table-cell table:formula="of:=ROUND(RAND()*79 + 1)" office:value-type="float" office:value="31">
            <text:p>31</text:p>
          </table:table-cell>
          <table:table-cell office:value-type="string">
            <text:p>2009010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45">
            <text:p>145</text:p>
          </table:table-cell>
          <table:table-cell table:formula="of:=ROUND([.D321]-RAND()/2*[.D321])" office:value-type="float" office:value="111">
            <text:p>111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9010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46">
            <text:p>246</text:p>
          </table:table-cell>
          <table:table-cell table:formula="of:=ROUND([.D322]-RAND()/2*[.D322])" office:value-type="float" office:value="208">
            <text:p>208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9010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43">
            <text:p>343</text:p>
          </table:table-cell>
          <table:table-cell table:formula="of:=ROUND([.D323]-RAND()/2*[.D323])" office:value-type="float" office:value="316">
            <text:p>316</text:p>
          </table:table-cell>
        </table:table-row>
        <table:table-row table:style-name="ro1">
          <table:table-cell table:formula="of:=ROUND(RAND()*79 + 1)" office:value-type="float" office:value="36">
            <text:p>36</text:p>
          </table:table-cell>
          <table:table-cell office:value-type="string">
            <text:p>20090109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64">
            <text:p>664</text:p>
          </table:table-cell>
          <table:table-cell table:formula="of:=ROUND([.D324]-RAND()/2*[.D324])" office:value-type="float" office:value="548">
            <text:p>548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9011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43">
            <text:p>443</text:p>
          </table:table-cell>
          <table:table-cell table:formula="of:=ROUND([.D325]-RAND()/2*[.D325])" office:value-type="float" office:value="232">
            <text:p>232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9011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68">
            <text:p>968</text:p>
          </table:table-cell>
          <table:table-cell table:formula="of:=ROUND([.D326]-RAND()/2*[.D326])" office:value-type="float" office:value="643">
            <text:p>643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9011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001">
            <text:p>1001</text:p>
          </table:table-cell>
          <table:table-cell table:formula="of:=ROUND([.D327]-RAND()/2*[.D327])" office:value-type="float" office:value="882">
            <text:p>882</text:p>
          </table:table-cell>
        </table:table-row>
        <table:table-row table:style-name="ro1">
          <table:table-cell table:formula="of:=ROUND(RAND()*79 + 1)" office:value-type="float" office:value="1">
            <text:p>1</text:p>
          </table:table-cell>
          <table:table-cell office:value-type="string">
            <text:p>2009011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86">
            <text:p>786</text:p>
          </table:table-cell>
          <table:table-cell table:formula="of:=ROUND([.D328]-RAND()/2*[.D328])" office:value-type="float" office:value="635">
            <text:p>635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0115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61">
            <text:p>861</text:p>
          </table:table-cell>
          <table:table-cell table:formula="of:=ROUND([.D329]-RAND()/2*[.D329])" office:value-type="float" office:value="508">
            <text:p>508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9011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31">
            <text:p>131</text:p>
          </table:table-cell>
          <table:table-cell table:formula="of:=ROUND([.D330]-RAND()/2*[.D330])" office:value-type="float" office:value="77">
            <text:p>77</text:p>
          </table:table-cell>
        </table:table-row>
        <table:table-row table:style-name="ro1">
          <table:table-cell table:formula="of:=ROUND(RAND()*79 + 1)" office:value-type="float" office:value="22">
            <text:p>22</text:p>
          </table:table-cell>
          <table:table-cell office:value-type="string">
            <text:p>2009011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86">
            <text:p>986</text:p>
          </table:table-cell>
          <table:table-cell table:formula="of:=ROUND([.D331]-RAND()/2*[.D331])" office:value-type="float" office:value="636">
            <text:p>636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9011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8">
            <text:p>58</text:p>
          </table:table-cell>
          <table:table-cell table:formula="of:=ROUND([.D332]-RAND()/2*[.D332])" office:value-type="float" office:value="34">
            <text:p>34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012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73">
            <text:p>773</text:p>
          </table:table-cell>
          <table:table-cell table:formula="of:=ROUND([.D333]-RAND()/2*[.D333])" office:value-type="float" office:value="415">
            <text:p>415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9012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00">
            <text:p>600</text:p>
          </table:table-cell>
          <table:table-cell table:formula="of:=ROUND([.D334]-RAND()/2*[.D334])" office:value-type="float" office:value="463">
            <text:p>463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9012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95">
            <text:p>695</text:p>
          </table:table-cell>
          <table:table-cell table:formula="of:=ROUND([.D335]-RAND()/2*[.D335])" office:value-type="float" office:value="617">
            <text:p>617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9012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09">
            <text:p>609</text:p>
          </table:table-cell>
          <table:table-cell table:formula="of:=ROUND([.D336]-RAND()/2*[.D336])" office:value-type="float" office:value="480">
            <text:p>480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9012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44">
            <text:p>244</text:p>
          </table:table-cell>
          <table:table-cell table:formula="of:=ROUND([.D337]-RAND()/2*[.D337])" office:value-type="float" office:value="185">
            <text:p>185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9012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11">
            <text:p>311</text:p>
          </table:table-cell>
          <table:table-cell table:formula="of:=ROUND([.D338]-RAND()/2*[.D338])" office:value-type="float" office:value="180">
            <text:p>180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012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51">
            <text:p>551</text:p>
          </table:table-cell>
          <table:table-cell table:formula="of:=ROUND([.D339]-RAND()/2*[.D339])" office:value-type="float" office:value="469">
            <text:p>469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9012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17">
            <text:p>117</text:p>
          </table:table-cell>
          <table:table-cell table:formula="of:=ROUND([.D340]-RAND()/2*[.D340])" office:value-type="float" office:value="100">
            <text:p>100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9012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216">
            <text:p>216</text:p>
          </table:table-cell>
          <table:table-cell table:formula="of:=ROUND([.D341]-RAND()/2*[.D341])" office:value-type="float" office:value="178">
            <text:p>178</text:p>
          </table:table-cell>
        </table:table-row>
        <table:table-row table:style-name="ro1">
          <table:table-cell table:formula="of:=ROUND(RAND()*79 + 1)" office:value-type="float" office:value="51">
            <text:p>51</text:p>
          </table:table-cell>
          <table:table-cell office:value-type="string">
            <text:p>2009013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09">
            <text:p>809</text:p>
          </table:table-cell>
          <table:table-cell table:formula="of:=ROUND([.D342]-RAND()/2*[.D342])" office:value-type="float" office:value="465">
            <text:p>465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9013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6">
            <text:p>76</text:p>
          </table:table-cell>
          <table:table-cell table:formula="of:=ROUND([.D343]-RAND()/2*[.D343])" office:value-type="float" office:value="70">
            <text:p>70</text:p>
          </table:table-cell>
        </table:table-row>
        <table:table-row table:style-name="ro1">
          <table:table-cell table:formula="of:=ROUND(RAND()*79 + 1)" office:value-type="float" office:value="78">
            <text:p>78</text:p>
          </table:table-cell>
          <table:table-cell office:value-type="string">
            <text:p>2009020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87">
            <text:p>587</text:p>
          </table:table-cell>
          <table:table-cell table:formula="of:=ROUND([.D344]-RAND()/2*[.D344])" office:value-type="float" office:value="473">
            <text:p>473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9020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74">
            <text:p>874</text:p>
          </table:table-cell>
          <table:table-cell table:formula="of:=ROUND([.D345]-RAND()/2*[.D345])" office:value-type="float" office:value="557">
            <text:p>557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9020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68">
            <text:p>568</text:p>
          </table:table-cell>
          <table:table-cell table:formula="of:=ROUND([.D346]-RAND()/2*[.D346])" office:value-type="float" office:value="554">
            <text:p>554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020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46">
            <text:p>346</text:p>
          </table:table-cell>
          <table:table-cell table:formula="of:=ROUND([.D347]-RAND()/2*[.D347])" office:value-type="float" office:value="273">
            <text:p>273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020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10">
            <text:p>710</text:p>
          </table:table-cell>
          <table:table-cell table:formula="of:=ROUND([.D348]-RAND()/2*[.D348])" office:value-type="float" office:value="415">
            <text:p>415</text:p>
          </table:table-cell>
        </table:table-row>
        <table:table-row table:style-name="ro1">
          <table:table-cell table:formula="of:=ROUND(RAND()*79 + 1)" office:value-type="float" office:value="29">
            <text:p>29</text:p>
          </table:table-cell>
          <table:table-cell office:value-type="string">
            <text:p>20090207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185">
            <text:p>185</text:p>
          </table:table-cell>
          <table:table-cell table:formula="of:=ROUND([.D349]-RAND()/2*[.D349])" office:value-type="float" office:value="94">
            <text:p>94</text:p>
          </table:table-cell>
        </table:table-row>
        <table:table-row table:style-name="ro1">
          <table:table-cell table:formula="of:=ROUND(RAND()*79 + 1)" office:value-type="float" office:value="59">
            <text:p>59</text:p>
          </table:table-cell>
          <table:table-cell office:value-type="string">
            <text:p>20090209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31">
            <text:p>831</text:p>
          </table:table-cell>
          <table:table-cell table:formula="of:=ROUND([.D350]-RAND()/2*[.D350])" office:value-type="float" office:value="768">
            <text:p>768</text:p>
          </table:table-cell>
        </table:table-row>
        <table:table-row table:style-name="ro1">
          <table:table-cell table:formula="of:=ROUND(RAND()*79 + 1)" office:value-type="float" office:value="40">
            <text:p>40</text:p>
          </table:table-cell>
          <table:table-cell office:value-type="string">
            <text:p>20090210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15">
            <text:p>315</text:p>
          </table:table-cell>
          <table:table-cell table:formula="of:=ROUND([.D351]-RAND()/2*[.D351])" office:value-type="float" office:value="240">
            <text:p>240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9021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66">
            <text:p>866</text:p>
          </table:table-cell>
          <table:table-cell table:formula="of:=ROUND([.D352]-RAND()/2*[.D352])" office:value-type="float" office:value="545">
            <text:p>545</text:p>
          </table:table-cell>
        </table:table-row>
        <table:table-row table:style-name="ro1">
          <table:table-cell table:formula="of:=ROUND(RAND()*79 + 1)" office:value-type="float" office:value="59">
            <text:p>59</text:p>
          </table:table-cell>
          <table:table-cell office:value-type="string">
            <text:p>2009021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67">
            <text:p>467</text:p>
          </table:table-cell>
          <table:table-cell table:formula="of:=ROUND([.D353]-RAND()/2*[.D353])" office:value-type="float" office:value="249">
            <text:p>249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9021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980">
            <text:p>980</text:p>
          </table:table-cell>
          <table:table-cell table:formula="of:=ROUND([.D354]-RAND()/2*[.D354])" office:value-type="float" office:value="784">
            <text:p>784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9021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22">
            <text:p>822</text:p>
          </table:table-cell>
          <table:table-cell table:formula="of:=ROUND([.D355]-RAND()/2*[.D355])" office:value-type="float" office:value="462">
            <text:p>462</text:p>
          </table:table-cell>
        </table:table-row>
        <table:table-row table:style-name="ro1">
          <table:table-cell table:formula="of:=ROUND(RAND()*79 + 1)" office:value-type="float" office:value="63">
            <text:p>63</text:p>
          </table:table-cell>
          <table:table-cell office:value-type="string">
            <text:p>2009021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09">
            <text:p>709</text:p>
          </table:table-cell>
          <table:table-cell table:formula="of:=ROUND([.D356]-RAND()/2*[.D356])" office:value-type="float" office:value="661">
            <text:p>661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9021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16">
            <text:p>116</text:p>
          </table:table-cell>
          <table:table-cell table:formula="of:=ROUND([.D357]-RAND()/2*[.D357])" office:value-type="float" office:value="105">
            <text:p>105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90218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44">
            <text:p>344</text:p>
          </table:table-cell>
          <table:table-cell table:formula="of:=ROUND([.D358]-RAND()/2*[.D358])" office:value-type="float" office:value="279">
            <text:p>279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021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54">
            <text:p>854</text:p>
          </table:table-cell>
          <table:table-cell table:formula="of:=ROUND([.D359]-RAND()/2*[.D359])" office:value-type="float" office:value="666">
            <text:p>666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9022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81">
            <text:p>181</text:p>
          </table:table-cell>
          <table:table-cell table:formula="of:=ROUND([.D360]-RAND()/2*[.D360])" office:value-type="float" office:value="155">
            <text:p>155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902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18">
            <text:p>218</text:p>
          </table:table-cell>
          <table:table-cell table:formula="of:=ROUND([.D361]-RAND()/2*[.D361])" office:value-type="float" office:value="177">
            <text:p>177</text:p>
          </table:table-cell>
        </table:table-row>
        <table:table-row table:style-name="ro1">
          <table:table-cell table:formula="of:=ROUND(RAND()*79 + 1)" office:value-type="float" office:value="55">
            <text:p>55</text:p>
          </table:table-cell>
          <table:table-cell office:value-type="string">
            <text:p>20090223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76">
            <text:p>776</text:p>
          </table:table-cell>
          <table:table-cell table:formula="of:=ROUND([.D362]-RAND()/2*[.D362])" office:value-type="float" office:value="454">
            <text:p>454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9022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07">
            <text:p>707</text:p>
          </table:table-cell>
          <table:table-cell table:formula="of:=ROUND([.D363]-RAND()/2*[.D363])" office:value-type="float" office:value="599">
            <text:p>599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22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44">
            <text:p>444</text:p>
          </table:table-cell>
          <table:table-cell table:formula="of:=ROUND([.D364]-RAND()/2*[.D364])" office:value-type="float" office:value="315">
            <text:p>315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9022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73">
            <text:p>773</text:p>
          </table:table-cell>
          <table:table-cell table:formula="of:=ROUND([.D365]-RAND()/2*[.D365])" office:value-type="float" office:value="700">
            <text:p>700</text:p>
          </table:table-cell>
        </table:table-row>
        <table:table-row table:style-name="ro1">
          <table:table-cell table:formula="of:=ROUND(RAND()*79 + 1)" office:value-type="float" office:value="41">
            <text:p>41</text:p>
          </table:table-cell>
          <table:table-cell office:value-type="string">
            <text:p>2009022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67">
            <text:p>567</text:p>
          </table:table-cell>
          <table:table-cell table:formula="of:=ROUND([.D366]-RAND()/2*[.D366])" office:value-type="float" office:value="466">
            <text:p>466</text:p>
          </table:table-cell>
        </table:table-row>
        <table:table-row table:style-name="ro1">
          <table:table-cell table:formula="of:=ROUND(RAND()*79 + 1)" office:value-type="float" office:value="62">
            <text:p>62</text:p>
          </table:table-cell>
          <table:table-cell office:value-type="string">
            <text:p>200902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95">
            <text:p>795</text:p>
          </table:table-cell>
          <table:table-cell table:formula="of:=ROUND([.D367]-RAND()/2*[.D367])" office:value-type="float" office:value="664">
            <text:p>664</text:p>
          </table:table-cell>
        </table:table-row>
        <table:table-row table:style-name="ro1">
          <table:table-cell table:formula="of:=ROUND(RAND()*79 + 1)" office:value-type="float" office:value="12">
            <text:p>12</text:p>
          </table:table-cell>
          <table:table-cell office:value-type="string">
            <text:p>2009030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15">
            <text:p>615</text:p>
          </table:table-cell>
          <table:table-cell table:formula="of:=ROUND([.D368]-RAND()/2*[.D368])" office:value-type="float" office:value="433">
            <text:p>433</text:p>
          </table:table-cell>
        </table:table-row>
        <table:table-row table:style-name="ro1">
          <table:table-cell table:formula="of:=ROUND(RAND()*79 + 1)" office:value-type="float" office:value="50">
            <text:p>50</text:p>
          </table:table-cell>
          <table:table-cell office:value-type="string">
            <text:p>2009030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68">
            <text:p>968</text:p>
          </table:table-cell>
          <table:table-cell table:formula="of:=ROUND([.D369]-RAND()/2*[.D369])" office:value-type="float" office:value="823">
            <text:p>823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9030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30">
            <text:p>130</text:p>
          </table:table-cell>
          <table:table-cell table:formula="of:=ROUND([.D370]-RAND()/2*[.D370])" office:value-type="float" office:value="94">
            <text:p>94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030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56">
            <text:p>856</text:p>
          </table:table-cell>
          <table:table-cell table:formula="of:=ROUND([.D371]-RAND()/2*[.D371])" office:value-type="float" office:value="658">
            <text:p>658</text:p>
          </table:table-cell>
        </table:table-row>
        <table:table-row table:style-name="ro1">
          <table:table-cell table:formula="of:=ROUND(RAND()*79 + 1)" office:value-type="float" office:value="21">
            <text:p>21</text:p>
          </table:table-cell>
          <table:table-cell office:value-type="string">
            <text:p>2009030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4">
            <text:p>44</text:p>
          </table:table-cell>
          <table:table-cell table:formula="of:=ROUND([.D372]-RAND()/2*[.D372])" office:value-type="float" office:value="32">
            <text:p>32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9030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42">
            <text:p>742</text:p>
          </table:table-cell>
          <table:table-cell table:formula="of:=ROUND([.D373]-RAND()/2*[.D373])" office:value-type="float" office:value="608">
            <text:p>608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9030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18">
            <text:p>718</text:p>
          </table:table-cell>
          <table:table-cell table:formula="of:=ROUND([.D374]-RAND()/2*[.D374])" office:value-type="float" office:value="465">
            <text:p>465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031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34">
            <text:p>34</text:p>
          </table:table-cell>
          <table:table-cell table:formula="of:=ROUND([.D375]-RAND()/2*[.D375])" office:value-type="float" office:value="19">
            <text:p>19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031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54">
            <text:p>454</text:p>
          </table:table-cell>
          <table:table-cell table:formula="of:=ROUND([.D376]-RAND()/2*[.D376])" office:value-type="float" office:value="430">
            <text:p>430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031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05">
            <text:p>405</text:p>
          </table:table-cell>
          <table:table-cell table:formula="of:=ROUND([.D377]-RAND()/2*[.D377])" office:value-type="float" office:value="303">
            <text:p>303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9031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5">
            <text:p>55</text:p>
          </table:table-cell>
          <table:table-cell table:formula="of:=ROUND([.D378]-RAND()/2*[.D378])" office:value-type="float" office:value="41">
            <text:p>41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90314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963">
            <text:p>963</text:p>
          </table:table-cell>
          <table:table-cell table:formula="of:=ROUND([.D379]-RAND()/2*[.D379])" office:value-type="float" office:value="667">
            <text:p>667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9031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169">
            <text:p>169</text:p>
          </table:table-cell>
          <table:table-cell table:formula="of:=ROUND([.D380]-RAND()/2*[.D380])" office:value-type="float" office:value="163">
            <text:p>163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90317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428">
            <text:p>428</text:p>
          </table:table-cell>
          <table:table-cell table:formula="of:=ROUND([.D381]-RAND()/2*[.D381])" office:value-type="float" office:value="267">
            <text:p>267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9031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57">
            <text:p>457</text:p>
          </table:table-cell>
          <table:table-cell table:formula="of:=ROUND([.D382]-RAND()/2*[.D382])" office:value-type="float" office:value="242">
            <text:p>242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9031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06">
            <text:p>806</text:p>
          </table:table-cell>
          <table:table-cell table:formula="of:=ROUND([.D383]-RAND()/2*[.D383])" office:value-type="float" office:value="749">
            <text:p>749</text:p>
          </table:table-cell>
        </table:table-row>
        <table:table-row table:style-name="ro1">
          <table:table-cell table:formula="of:=ROUND(RAND()*79 + 1)" office:value-type="float" office:value="12">
            <text:p>12</text:p>
          </table:table-cell>
          <table:table-cell office:value-type="string">
            <text:p>2009032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47">
            <text:p>247</text:p>
          </table:table-cell>
          <table:table-cell table:formula="of:=ROUND([.D384]-RAND()/2*[.D384])" office:value-type="float" office:value="171">
            <text:p>171</text:p>
          </table:table-cell>
        </table:table-row>
        <table:table-row table:style-name="ro1">
          <table:table-cell table:formula="of:=ROUND(RAND()*79 + 1)" office:value-type="float" office:value="55">
            <text:p>55</text:p>
          </table:table-cell>
          <table:table-cell office:value-type="string">
            <text:p>200903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21">
            <text:p>121</text:p>
          </table:table-cell>
          <table:table-cell table:formula="of:=ROUND([.D385]-RAND()/2*[.D385])" office:value-type="float" office:value="70">
            <text:p>70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90323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39">
            <text:p>339</text:p>
          </table:table-cell>
          <table:table-cell table:formula="of:=ROUND([.D386]-RAND()/2*[.D386])" office:value-type="float" office:value="246">
            <text:p>246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9032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65">
            <text:p>165</text:p>
          </table:table-cell>
          <table:table-cell table:formula="of:=ROUND([.D387]-RAND()/2*[.D387])" office:value-type="float" office:value="141">
            <text:p>141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9032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57">
            <text:p>357</text:p>
          </table:table-cell>
          <table:table-cell table:formula="of:=ROUND([.D388]-RAND()/2*[.D388])" office:value-type="float" office:value="335">
            <text:p>335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90326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79">
            <text:p>879</text:p>
          </table:table-cell>
          <table:table-cell table:formula="of:=ROUND([.D389]-RAND()/2*[.D389])" office:value-type="float" office:value="678">
            <text:p>678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9032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01">
            <text:p>401</text:p>
          </table:table-cell>
          <table:table-cell table:formula="of:=ROUND([.D390]-RAND()/2*[.D390])" office:value-type="float" office:value="284">
            <text:p>284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9032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24">
            <text:p>724</text:p>
          </table:table-cell>
          <table:table-cell table:formula="of:=ROUND([.D391]-RAND()/2*[.D391])" office:value-type="float" office:value="378">
            <text:p>378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90330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72">
            <text:p>572</text:p>
          </table:table-cell>
          <table:table-cell table:formula="of:=ROUND([.D392]-RAND()/2*[.D392])" office:value-type="float" office:value="532">
            <text:p>532</text:p>
          </table:table-cell>
        </table:table-row>
        <table:table-row table:style-name="ro1">
          <table:table-cell table:formula="of:=ROUND(RAND()*79 + 1)" office:value-type="float" office:value="50">
            <text:p>50</text:p>
          </table:table-cell>
          <table:table-cell office:value-type="string">
            <text:p>2009033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81">
            <text:p>981</text:p>
          </table:table-cell>
          <table:table-cell table:formula="of:=ROUND([.D393]-RAND()/2*[.D393])" office:value-type="float" office:value="589">
            <text:p>589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904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50">
            <text:p>350</text:p>
          </table:table-cell>
          <table:table-cell table:formula="of:=ROUND([.D394]-RAND()/2*[.D394])" office:value-type="float" office:value="184">
            <text:p>184</text:p>
          </table:table-cell>
        </table:table-row>
        <table:table-row table:style-name="ro1">
          <table:table-cell table:formula="of:=ROUND(RAND()*79 + 1)" office:value-type="float" office:value="50">
            <text:p>50</text:p>
          </table:table-cell>
          <table:table-cell office:value-type="string">
            <text:p>2009040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40">
            <text:p>240</text:p>
          </table:table-cell>
          <table:table-cell table:formula="of:=ROUND([.D395]-RAND()/2*[.D395])" office:value-type="float" office:value="129">
            <text:p>129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040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0">
            <text:p>50</text:p>
          </table:table-cell>
          <table:table-cell table:formula="of:=ROUND([.D396]-RAND()/2*[.D396])" office:value-type="float" office:value="48">
            <text:p>48</text:p>
          </table:table-cell>
        </table:table-row>
        <table:table-row table:style-name="ro1">
          <table:table-cell table:formula="of:=ROUND(RAND()*79 + 1)" office:value-type="float" office:value="31">
            <text:p>31</text:p>
          </table:table-cell>
          <table:table-cell office:value-type="string">
            <text:p>20090404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42">
            <text:p>542</text:p>
          </table:table-cell>
          <table:table-cell table:formula="of:=ROUND([.D397]-RAND()/2*[.D397])" office:value-type="float" office:value="459">
            <text:p>459</text:p>
          </table:table-cell>
        </table:table-row>
        <table:table-row table:style-name="ro1">
          <table:table-cell table:formula="of:=ROUND(RAND()*79 + 1)" office:value-type="float" office:value="22">
            <text:p>22</text:p>
          </table:table-cell>
          <table:table-cell office:value-type="string">
            <text:p>2009040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90">
            <text:p>890</text:p>
          </table:table-cell>
          <table:table-cell table:formula="of:=ROUND([.D398]-RAND()/2*[.D398])" office:value-type="float" office:value="854">
            <text:p>854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9040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0">
            <text:p>40</text:p>
          </table:table-cell>
          <table:table-cell table:formula="of:=ROUND([.D399]-RAND()/2*[.D399])" office:value-type="float" office:value="28">
            <text:p>28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904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51">
            <text:p>751</text:p>
          </table:table-cell>
          <table:table-cell table:formula="of:=ROUND([.D400]-RAND()/2*[.D400])" office:value-type="float" office:value="677">
            <text:p>677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904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99">
            <text:p>999</text:p>
          </table:table-cell>
          <table:table-cell table:formula="of:=ROUND([.D401]-RAND()/2*[.D401])" office:value-type="float" office:value="917">
            <text:p>917</text:p>
          </table:table-cell>
        </table:table-row>
        <table:table-row table:style-name="ro1">
          <table:table-cell table:formula="of:=ROUND(RAND()*79 + 1)" office:value-type="float" office:value="5">
            <text:p>5</text:p>
          </table:table-cell>
          <table:table-cell office:value-type="string">
            <text:p>2009041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13">
            <text:p>113</text:p>
          </table:table-cell>
          <table:table-cell table:formula="of:=ROUND([.D402]-RAND()/2*[.D402])" office:value-type="float" office:value="75">
            <text:p>75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9041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92">
            <text:p>592</text:p>
          </table:table-cell>
          <table:table-cell table:formula="of:=ROUND([.D403]-RAND()/2*[.D403])" office:value-type="float" office:value="384">
            <text:p>384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9041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89">
            <text:p>789</text:p>
          </table:table-cell>
          <table:table-cell table:formula="of:=ROUND([.D404]-RAND()/2*[.D404])" office:value-type="float" office:value="661">
            <text:p>661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9041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33">
            <text:p>633</text:p>
          </table:table-cell>
          <table:table-cell table:formula="of:=ROUND([.D405]-RAND()/2*[.D405])" office:value-type="float" office:value="371">
            <text:p>371</text:p>
          </table:table-cell>
        </table:table-row>
        <table:table-row table:style-name="ro1">
          <table:table-cell table:formula="of:=ROUND(RAND()*79 + 1)" office:value-type="float" office:value="22">
            <text:p>22</text:p>
          </table:table-cell>
          <table:table-cell office:value-type="string">
            <text:p>2009041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10">
            <text:p>910</text:p>
          </table:table-cell>
          <table:table-cell table:formula="of:=ROUND([.D406]-RAND()/2*[.D406])" office:value-type="float" office:value="721">
            <text:p>721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41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5">
            <text:p>25</text:p>
          </table:table-cell>
          <table:table-cell table:formula="of:=ROUND([.D407]-RAND()/2*[.D407])" office:value-type="float" office:value="16">
            <text:p>16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9041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12">
            <text:p>912</text:p>
          </table:table-cell>
          <table:table-cell table:formula="of:=ROUND([.D408]-RAND()/2*[.D408])" office:value-type="float" office:value="521">
            <text:p>521</text:p>
          </table:table-cell>
        </table:table-row>
        <table:table-row table:style-name="ro1">
          <table:table-cell table:formula="of:=ROUND(RAND()*79 + 1)" office:value-type="float" office:value="41">
            <text:p>41</text:p>
          </table:table-cell>
          <table:table-cell office:value-type="string">
            <text:p>20090418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3">
            <text:p>23</text:p>
          </table:table-cell>
          <table:table-cell table:formula="of:=ROUND([.D409]-RAND()/2*[.D409])" office:value-type="float" office:value="17">
            <text:p>17</text:p>
          </table:table-cell>
        </table:table-row>
        <table:table-row table:style-name="ro1">
          <table:table-cell table:formula="of:=ROUND(RAND()*79 + 1)" office:value-type="float" office:value="21">
            <text:p>21</text:p>
          </table:table-cell>
          <table:table-cell office:value-type="string">
            <text:p>2009042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23">
            <text:p>223</text:p>
          </table:table-cell>
          <table:table-cell table:formula="of:=ROUND([.D410]-RAND()/2*[.D410])" office:value-type="float" office:value="210">
            <text:p>210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042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19">
            <text:p>819</text:p>
          </table:table-cell>
          <table:table-cell table:formula="of:=ROUND([.D411]-RAND()/2*[.D411])" office:value-type="float" office:value="642">
            <text:p>642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9042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59">
            <text:p>759</text:p>
          </table:table-cell>
          <table:table-cell table:formula="of:=ROUND([.D412]-RAND()/2*[.D412])" office:value-type="float" office:value="751">
            <text:p>751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9042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50">
            <text:p>850</text:p>
          </table:table-cell>
          <table:table-cell table:formula="of:=ROUND([.D413]-RAND()/2*[.D413])" office:value-type="float" office:value="763">
            <text:p>763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9042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20">
            <text:p>620</text:p>
          </table:table-cell>
          <table:table-cell table:formula="of:=ROUND([.D414]-RAND()/2*[.D414])" office:value-type="float" office:value="607">
            <text:p>607</text:p>
          </table:table-cell>
        </table:table-row>
        <table:table-row table:style-name="ro1">
          <table:table-cell table:formula="of:=ROUND(RAND()*79 + 1)" office:value-type="float" office:value="57">
            <text:p>57</text:p>
          </table:table-cell>
          <table:table-cell office:value-type="string">
            <text:p>2009042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56">
            <text:p>756</text:p>
          </table:table-cell>
          <table:table-cell table:formula="of:=ROUND([.D415]-RAND()/2*[.D415])" office:value-type="float" office:value="656">
            <text:p>656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9042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23">
            <text:p>123</text:p>
          </table:table-cell>
          <table:table-cell table:formula="of:=ROUND([.D416]-RAND()/2*[.D416])" office:value-type="float" office:value="66">
            <text:p>66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9042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78">
            <text:p>478</text:p>
          </table:table-cell>
          <table:table-cell table:formula="of:=ROUND([.D417]-RAND()/2*[.D417])" office:value-type="float" office:value="280">
            <text:p>280</text:p>
          </table:table-cell>
        </table:table-row>
        <table:table-row table:style-name="ro1">
          <table:table-cell table:formula="of:=ROUND(RAND()*79 + 1)" office:value-type="float" office:value="23">
            <text:p>23</text:p>
          </table:table-cell>
          <table:table-cell office:value-type="string">
            <text:p>2009042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45">
            <text:p>945</text:p>
          </table:table-cell>
          <table:table-cell table:formula="of:=ROUND([.D418]-RAND()/2*[.D418])" office:value-type="float" office:value="584">
            <text:p>584</text:p>
          </table:table-cell>
        </table:table-row>
        <table:table-row table:style-name="ro1">
          <table:table-cell table:formula="of:=ROUND(RAND()*79 + 1)" office:value-type="float" office:value="41">
            <text:p>41</text:p>
          </table:table-cell>
          <table:table-cell office:value-type="string">
            <text:p>2009043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97">
            <text:p>197</text:p>
          </table:table-cell>
          <table:table-cell table:formula="of:=ROUND([.D419]-RAND()/2*[.D419])" office:value-type="float" office:value="102">
            <text:p>102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90501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988">
            <text:p>988</text:p>
          </table:table-cell>
          <table:table-cell table:formula="of:=ROUND([.D420]-RAND()/2*[.D420])" office:value-type="float" office:value="838">
            <text:p>838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050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09">
            <text:p>509</text:p>
          </table:table-cell>
          <table:table-cell table:formula="of:=ROUND([.D421]-RAND()/2*[.D421])" office:value-type="float" office:value="445">
            <text:p>445</text:p>
          </table:table-cell>
        </table:table-row>
        <table:table-row table:style-name="ro1">
          <table:table-cell table:formula="of:=ROUND(RAND()*79 + 1)" office:value-type="float" office:value="48">
            <text:p>48</text:p>
          </table:table-cell>
          <table:table-cell office:value-type="string">
            <text:p>2009050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96">
            <text:p>296</text:p>
          </table:table-cell>
          <table:table-cell table:formula="of:=ROUND([.D422]-RAND()/2*[.D422])" office:value-type="float" office:value="251">
            <text:p>251</text:p>
          </table:table-cell>
        </table:table-row>
        <table:table-row table:style-name="ro1">
          <table:table-cell table:formula="of:=ROUND(RAND()*79 + 1)" office:value-type="float" office:value="62">
            <text:p>62</text:p>
          </table:table-cell>
          <table:table-cell office:value-type="string">
            <text:p>20090505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566">
            <text:p>566</text:p>
          </table:table-cell>
          <table:table-cell table:formula="of:=ROUND([.D423]-RAND()/2*[.D423])" office:value-type="float" office:value="513">
            <text:p>513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050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13">
            <text:p>113</text:p>
          </table:table-cell>
          <table:table-cell table:formula="of:=ROUND([.D424]-RAND()/2*[.D424])" office:value-type="float" office:value="97">
            <text:p>97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9050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20">
            <text:p>120</text:p>
          </table:table-cell>
          <table:table-cell table:formula="of:=ROUND([.D425]-RAND()/2*[.D425])" office:value-type="float" office:value="113">
            <text:p>113</text:p>
          </table:table-cell>
        </table:table-row>
        <table:table-row table:style-name="ro1">
          <table:table-cell table:formula="of:=ROUND(RAND()*79 + 1)" office:value-type="float" office:value="24">
            <text:p>24</text:p>
          </table:table-cell>
          <table:table-cell office:value-type="string">
            <text:p>20090508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874">
            <text:p>874</text:p>
          </table:table-cell>
          <table:table-cell table:formula="of:=ROUND([.D426]-RAND()/2*[.D426])" office:value-type="float" office:value="524">
            <text:p>524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90509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768">
            <text:p>768</text:p>
          </table:table-cell>
          <table:table-cell table:formula="of:=ROUND([.D427]-RAND()/2*[.D427])" office:value-type="float" office:value="693">
            <text:p>693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9051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99">
            <text:p>499</text:p>
          </table:table-cell>
          <table:table-cell table:formula="of:=ROUND([.D428]-RAND()/2*[.D428])" office:value-type="float" office:value="408">
            <text:p>408</text:p>
          </table:table-cell>
        </table:table-row>
        <table:table-row table:style-name="ro1">
          <table:table-cell table:formula="of:=ROUND(RAND()*79 + 1)" office:value-type="float" office:value="48">
            <text:p>48</text:p>
          </table:table-cell>
          <table:table-cell office:value-type="string">
            <text:p>20090512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621">
            <text:p>621</text:p>
          </table:table-cell>
          <table:table-cell table:formula="of:=ROUND([.D429]-RAND()/2*[.D429])" office:value-type="float" office:value="564">
            <text:p>564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513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487">
            <text:p>487</text:p>
          </table:table-cell>
          <table:table-cell table:formula="of:=ROUND([.D430]-RAND()/2*[.D430])" office:value-type="float" office:value="267">
            <text:p>267</text:p>
          </table:table-cell>
        </table:table-row>
        <table:table-row table:style-name="ro1">
          <table:table-cell table:formula="of:=ROUND(RAND()*79 + 1)" office:value-type="float" office:value="77">
            <text:p>77</text:p>
          </table:table-cell>
          <table:table-cell office:value-type="string">
            <text:p>20090514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93">
            <text:p>93</text:p>
          </table:table-cell>
          <table:table-cell table:formula="of:=ROUND([.D431]-RAND()/2*[.D431])" office:value-type="float" office:value="61">
            <text:p>61</text:p>
          </table:table-cell>
        </table:table-row>
        <table:table-row table:style-name="ro1">
          <table:table-cell table:formula="of:=ROUND(RAND()*79 + 1)" office:value-type="float" office:value="59">
            <text:p>59</text:p>
          </table:table-cell>
          <table:table-cell office:value-type="string">
            <text:p>2009051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71">
            <text:p>971</text:p>
          </table:table-cell>
          <table:table-cell table:formula="of:=ROUND([.D432]-RAND()/2*[.D432])" office:value-type="float" office:value="695">
            <text:p>695</text:p>
          </table:table-cell>
        </table:table-row>
        <table:table-row table:style-name="ro1">
          <table:table-cell table:formula="of:=ROUND(RAND()*79 + 1)" office:value-type="float" office:value="64">
            <text:p>64</text:p>
          </table:table-cell>
          <table:table-cell office:value-type="string">
            <text:p>2009051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679">
            <text:p>679</text:p>
          </table:table-cell>
          <table:table-cell table:formula="of:=ROUND([.D433]-RAND()/2*[.D433])" office:value-type="float" office:value="651">
            <text:p>651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9051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83">
            <text:p>883</text:p>
          </table:table-cell>
          <table:table-cell table:formula="of:=ROUND([.D434]-RAND()/2*[.D434])" office:value-type="float" office:value="452">
            <text:p>452</text:p>
          </table:table-cell>
        </table:table-row>
        <table:table-row table:style-name="ro1">
          <table:table-cell table:formula="of:=ROUND(RAND()*79 + 1)" office:value-type="float" office:value="50">
            <text:p>50</text:p>
          </table:table-cell>
          <table:table-cell office:value-type="string">
            <text:p>2009051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72">
            <text:p>172</text:p>
          </table:table-cell>
          <table:table-cell table:formula="of:=ROUND([.D435]-RAND()/2*[.D435])" office:value-type="float" office:value="117">
            <text:p>117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9052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0">
            <text:p>10</text:p>
          </table:table-cell>
          <table:table-cell table:formula="of:=ROUND([.D436]-RAND()/2*[.D436])" office:value-type="float" office:value="5">
            <text:p>5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05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79">
            <text:p>179</text:p>
          </table:table-cell>
          <table:table-cell table:formula="of:=ROUND([.D437]-RAND()/2*[.D437])" office:value-type="float" office:value="107">
            <text:p>107</text:p>
          </table:table-cell>
        </table:table-row>
        <table:table-row table:style-name="ro1">
          <table:table-cell table:formula="of:=ROUND(RAND()*79 + 1)" office:value-type="float" office:value="44">
            <text:p>44</text:p>
          </table:table-cell>
          <table:table-cell office:value-type="string">
            <text:p>2009052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11">
            <text:p>711</text:p>
          </table:table-cell>
          <table:table-cell table:formula="of:=ROUND([.D438]-RAND()/2*[.D438])" office:value-type="float" office:value="530">
            <text:p>530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05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91">
            <text:p>191</text:p>
          </table:table-cell>
          <table:table-cell table:formula="of:=ROUND([.D439]-RAND()/2*[.D439])" office:value-type="float" office:value="148">
            <text:p>148</text:p>
          </table:table-cell>
        </table:table-row>
        <table:table-row table:style-name="ro1">
          <table:table-cell table:formula="of:=ROUND(RAND()*79 + 1)" office:value-type="float" office:value="1">
            <text:p>1</text:p>
          </table:table-cell>
          <table:table-cell office:value-type="string">
            <text:p>2009052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5">
            <text:p>25</text:p>
          </table:table-cell>
          <table:table-cell table:formula="of:=ROUND([.D440]-RAND()/2*[.D440])" office:value-type="float" office:value="15">
            <text:p>15</text:p>
          </table:table-cell>
        </table:table-row>
        <table:table-row table:style-name="ro1">
          <table:table-cell table:formula="of:=ROUND(RAND()*79 + 1)" office:value-type="float" office:value="21">
            <text:p>21</text:p>
          </table:table-cell>
          <table:table-cell office:value-type="string">
            <text:p>20090526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81">
            <text:p>881</text:p>
          </table:table-cell>
          <table:table-cell table:formula="of:=ROUND([.D441]-RAND()/2*[.D441])" office:value-type="float" office:value="705">
            <text:p>705</text:p>
          </table:table-cell>
        </table:table-row>
        <table:table-row table:style-name="ro1">
          <table:table-cell table:formula="of:=ROUND(RAND()*79 + 1)" office:value-type="float" office:value="21">
            <text:p>21</text:p>
          </table:table-cell>
          <table:table-cell office:value-type="string">
            <text:p>2009052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77">
            <text:p>377</text:p>
          </table:table-cell>
          <table:table-cell table:formula="of:=ROUND([.D442]-RAND()/2*[.D442])" office:value-type="float" office:value="212">
            <text:p>212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9052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17">
            <text:p>517</text:p>
          </table:table-cell>
          <table:table-cell table:formula="of:=ROUND([.D443]-RAND()/2*[.D443])" office:value-type="float" office:value="307">
            <text:p>307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9052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08">
            <text:p>808</text:p>
          </table:table-cell>
          <table:table-cell table:formula="of:=ROUND([.D444]-RAND()/2*[.D444])" office:value-type="float" office:value="449">
            <text:p>449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90530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97">
            <text:p>697</text:p>
          </table:table-cell>
          <table:table-cell table:formula="of:=ROUND([.D445]-RAND()/2*[.D445])" office:value-type="float" office:value="454">
            <text:p>454</text:p>
          </table:table-cell>
        </table:table-row>
        <table:table-row table:style-name="ro1">
          <table:table-cell table:formula="of:=ROUND(RAND()*79 + 1)" office:value-type="float" office:value="52">
            <text:p>52</text:p>
          </table:table-cell>
          <table:table-cell office:value-type="string">
            <text:p>200906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08">
            <text:p>208</text:p>
          </table:table-cell>
          <table:table-cell table:formula="of:=ROUND([.D446]-RAND()/2*[.D446])" office:value-type="float" office:value="170">
            <text:p>170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9060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21">
            <text:p>821</text:p>
          </table:table-cell>
          <table:table-cell table:formula="of:=ROUND([.D447]-RAND()/2*[.D447])" office:value-type="float" office:value="733">
            <text:p>733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9060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3">
            <text:p>13</text:p>
          </table:table-cell>
          <table:table-cell table:formula="of:=ROUND([.D448]-RAND()/2*[.D448])" office:value-type="float" office:value="8">
            <text:p>8</text:p>
          </table:table-cell>
        </table:table-row>
        <table:table-row table:style-name="ro1">
          <table:table-cell table:formula="of:=ROUND(RAND()*79 + 1)" office:value-type="float" office:value="44">
            <text:p>44</text:p>
          </table:table-cell>
          <table:table-cell office:value-type="string">
            <text:p>2009060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205">
            <text:p>205</text:p>
          </table:table-cell>
          <table:table-cell table:formula="of:=ROUND([.D449]-RAND()/2*[.D449])" office:value-type="float" office:value="123">
            <text:p>123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9060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71">
            <text:p>671</text:p>
          </table:table-cell>
          <table:table-cell table:formula="of:=ROUND([.D450]-RAND()/2*[.D450])" office:value-type="float" office:value="649">
            <text:p>649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60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81">
            <text:p>881</text:p>
          </table:table-cell>
          <table:table-cell table:formula="of:=ROUND([.D451]-RAND()/2*[.D451])" office:value-type="float" office:value="731">
            <text:p>731</text:p>
          </table:table-cell>
        </table:table-row>
        <table:table-row table:style-name="ro1">
          <table:table-cell table:formula="of:=ROUND(RAND()*79 + 1)" office:value-type="float" office:value="57">
            <text:p>57</text:p>
          </table:table-cell>
          <table:table-cell office:value-type="string">
            <text:p>200906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32">
            <text:p>232</text:p>
          </table:table-cell>
          <table:table-cell table:formula="of:=ROUND([.D452]-RAND()/2*[.D452])" office:value-type="float" office:value="132">
            <text:p>132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0609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63">
            <text:p>563</text:p>
          </table:table-cell>
          <table:table-cell table:formula="of:=ROUND([.D453]-RAND()/2*[.D453])" office:value-type="float" office:value="473">
            <text:p>473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9061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88">
            <text:p>688</text:p>
          </table:table-cell>
          <table:table-cell table:formula="of:=ROUND([.D454]-RAND()/2*[.D454])" office:value-type="float" office:value="502">
            <text:p>502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9061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55">
            <text:p>755</text:p>
          </table:table-cell>
          <table:table-cell table:formula="of:=ROUND([.D455]-RAND()/2*[.D455])" office:value-type="float" office:value="482">
            <text:p>482</text:p>
          </table:table-cell>
        </table:table-row>
        <table:table-row table:style-name="ro1">
          <table:table-cell table:formula="of:=ROUND(RAND()*79 + 1)" office:value-type="float" office:value="29">
            <text:p>29</text:p>
          </table:table-cell>
          <table:table-cell office:value-type="string">
            <text:p>2009061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29">
            <text:p>529</text:p>
          </table:table-cell>
          <table:table-cell table:formula="of:=ROUND([.D456]-RAND()/2*[.D456])" office:value-type="float" office:value="293">
            <text:p>293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9061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92">
            <text:p>692</text:p>
          </table:table-cell>
          <table:table-cell table:formula="of:=ROUND([.D457]-RAND()/2*[.D457])" office:value-type="float" office:value="583">
            <text:p>583</text:p>
          </table:table-cell>
        </table:table-row>
        <table:table-row table:style-name="ro1">
          <table:table-cell table:formula="of:=ROUND(RAND()*79 + 1)" office:value-type="float" office:value="26">
            <text:p>26</text:p>
          </table:table-cell>
          <table:table-cell office:value-type="string">
            <text:p>2009061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81">
            <text:p>381</text:p>
          </table:table-cell>
          <table:table-cell table:formula="of:=ROUND([.D458]-RAND()/2*[.D458])" office:value-type="float" office:value="298">
            <text:p>298</text:p>
          </table:table-cell>
        </table:table-row>
        <table:table-row table:style-name="ro1">
          <table:table-cell table:formula="of:=ROUND(RAND()*79 + 1)" office:value-type="float" office:value="44">
            <text:p>44</text:p>
          </table:table-cell>
          <table:table-cell office:value-type="string">
            <text:p>2009061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78">
            <text:p>778</text:p>
          </table:table-cell>
          <table:table-cell table:formula="of:=ROUND([.D459]-RAND()/2*[.D459])" office:value-type="float" office:value="678">
            <text:p>678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90617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123">
            <text:p>123</text:p>
          </table:table-cell>
          <table:table-cell table:formula="of:=ROUND([.D460]-RAND()/2*[.D460])" office:value-type="float" office:value="85">
            <text:p>85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9061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41">
            <text:p>941</text:p>
          </table:table-cell>
          <table:table-cell table:formula="of:=ROUND([.D461]-RAND()/2*[.D461])" office:value-type="float" office:value="815">
            <text:p>815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9061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09">
            <text:p>809</text:p>
          </table:table-cell>
          <table:table-cell table:formula="of:=ROUND([.D462]-RAND()/2*[.D462])" office:value-type="float" office:value="558">
            <text:p>558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62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345">
            <text:p>345</text:p>
          </table:table-cell>
          <table:table-cell table:formula="of:=ROUND([.D463]-RAND()/2*[.D463])" office:value-type="float" office:value="262">
            <text:p>262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9062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77">
            <text:p>377</text:p>
          </table:table-cell>
          <table:table-cell table:formula="of:=ROUND([.D464]-RAND()/2*[.D464])" office:value-type="float" office:value="191">
            <text:p>191</text:p>
          </table:table-cell>
        </table:table-row>
        <table:table-row table:style-name="ro1">
          <table:table-cell table:formula="of:=ROUND(RAND()*79 + 1)" office:value-type="float" office:value="49">
            <text:p>49</text:p>
          </table:table-cell>
          <table:table-cell office:value-type="string">
            <text:p>2009062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03">
            <text:p>303</text:p>
          </table:table-cell>
          <table:table-cell table:formula="of:=ROUND([.D465]-RAND()/2*[.D465])" office:value-type="float" office:value="165">
            <text:p>165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9062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350">
            <text:p>350</text:p>
          </table:table-cell>
          <table:table-cell table:formula="of:=ROUND([.D466]-RAND()/2*[.D466])" office:value-type="float" office:value="179">
            <text:p>179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9062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35">
            <text:p>235</text:p>
          </table:table-cell>
          <table:table-cell table:formula="of:=ROUND([.D467]-RAND()/2*[.D467])" office:value-type="float" office:value="131">
            <text:p>131</text:p>
          </table:table-cell>
        </table:table-row>
        <table:table-row table:style-name="ro1">
          <table:table-cell table:formula="of:=ROUND(RAND()*79 + 1)" office:value-type="float" office:value="12">
            <text:p>12</text:p>
          </table:table-cell>
          <table:table-cell office:value-type="string">
            <text:p>2009062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09">
            <text:p>509</text:p>
          </table:table-cell>
          <table:table-cell table:formula="of:=ROUND([.D468]-RAND()/2*[.D468])" office:value-type="float" office:value="491">
            <text:p>491</text:p>
          </table:table-cell>
        </table:table-row>
        <table:table-row table:style-name="ro1">
          <table:table-cell table:formula="of:=ROUND(RAND()*79 + 1)" office:value-type="float" office:value="4">
            <text:p>4</text:p>
          </table:table-cell>
          <table:table-cell office:value-type="string">
            <text:p>2009062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37">
            <text:p>337</text:p>
          </table:table-cell>
          <table:table-cell table:formula="of:=ROUND([.D469]-RAND()/2*[.D469])" office:value-type="float" office:value="254">
            <text:p>254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9062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17">
            <text:p>117</text:p>
          </table:table-cell>
          <table:table-cell table:formula="of:=ROUND([.D470]-RAND()/2*[.D470])" office:value-type="float" office:value="105">
            <text:p>105</text:p>
          </table:table-cell>
        </table:table-row>
        <table:table-row table:style-name="ro1">
          <table:table-cell table:formula="of:=ROUND(RAND()*79 + 1)" office:value-type="float" office:value="57">
            <text:p>57</text:p>
          </table:table-cell>
          <table:table-cell office:value-type="string">
            <text:p>2009063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89">
            <text:p>689</text:p>
          </table:table-cell>
          <table:table-cell table:formula="of:=ROUND([.D471]-RAND()/2*[.D471])" office:value-type="float" office:value="677">
            <text:p>677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90701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24">
            <text:p>24</text:p>
          </table:table-cell>
          <table:table-cell table:formula="of:=ROUND([.D472]-RAND()/2*[.D472])" office:value-type="float" office:value="13">
            <text:p>13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70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848">
            <text:p>848</text:p>
          </table:table-cell>
          <table:table-cell table:formula="of:=ROUND([.D473]-RAND()/2*[.D473])" office:value-type="float" office:value="611">
            <text:p>611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90703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37">
            <text:p>537</text:p>
          </table:table-cell>
          <table:table-cell table:formula="of:=ROUND([.D474]-RAND()/2*[.D474])" office:value-type="float" office:value="282">
            <text:p>282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9070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39">
            <text:p>839</text:p>
          </table:table-cell>
          <table:table-cell table:formula="of:=ROUND([.D475]-RAND()/2*[.D475])" office:value-type="float" office:value="647">
            <text:p>647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70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28">
            <text:p>528</text:p>
          </table:table-cell>
          <table:table-cell table:formula="of:=ROUND([.D476]-RAND()/2*[.D476])" office:value-type="float" office:value="484">
            <text:p>484</text:p>
          </table:table-cell>
        </table:table-row>
        <table:table-row table:style-name="ro1">
          <table:table-cell table:formula="of:=ROUND(RAND()*79 + 1)" office:value-type="float" office:value="64">
            <text:p>64</text:p>
          </table:table-cell>
          <table:table-cell office:value-type="string">
            <text:p>2009070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664">
            <text:p>664</text:p>
          </table:table-cell>
          <table:table-cell table:formula="of:=ROUND([.D477]-RAND()/2*[.D477])" office:value-type="float" office:value="376">
            <text:p>376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90708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4">
            <text:p>74</text:p>
          </table:table-cell>
          <table:table-cell table:formula="of:=ROUND([.D478]-RAND()/2*[.D478])" office:value-type="float" office:value="48">
            <text:p>48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907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49">
            <text:p>749</text:p>
          </table:table-cell>
          <table:table-cell table:formula="of:=ROUND([.D479]-RAND()/2*[.D479])" office:value-type="float" office:value="535">
            <text:p>535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9071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06">
            <text:p>506</text:p>
          </table:table-cell>
          <table:table-cell table:formula="of:=ROUND([.D480]-RAND()/2*[.D480])" office:value-type="float" office:value="264">
            <text:p>264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9071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17">
            <text:p>517</text:p>
          </table:table-cell>
          <table:table-cell table:formula="of:=ROUND([.D481]-RAND()/2*[.D481])" office:value-type="float" office:value="491">
            <text:p>491</text:p>
          </table:table-cell>
        </table:table-row>
        <table:table-row table:style-name="ro1">
          <table:table-cell table:formula="of:=ROUND(RAND()*79 + 1)" office:value-type="float" office:value="44">
            <text:p>44</text:p>
          </table:table-cell>
          <table:table-cell office:value-type="string">
            <text:p>2009071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52">
            <text:p>52</text:p>
          </table:table-cell>
          <table:table-cell table:formula="of:=ROUND([.D482]-RAND()/2*[.D482])" office:value-type="float" office:value="29">
            <text:p>29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9071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31">
            <text:p>331</text:p>
          </table:table-cell>
          <table:table-cell table:formula="of:=ROUND([.D483]-RAND()/2*[.D483])" office:value-type="float" office:value="174">
            <text:p>174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9071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17">
            <text:p>117</text:p>
          </table:table-cell>
          <table:table-cell table:formula="of:=ROUND([.D484]-RAND()/2*[.D484])" office:value-type="float" office:value="115">
            <text:p>115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0716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96">
            <text:p>896</text:p>
          </table:table-cell>
          <table:table-cell table:formula="of:=ROUND([.D485]-RAND()/2*[.D485])" office:value-type="float" office:value="570">
            <text:p>570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90717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442">
            <text:p>442</text:p>
          </table:table-cell>
          <table:table-cell table:formula="of:=ROUND([.D486]-RAND()/2*[.D486])" office:value-type="float" office:value="266">
            <text:p>266</text:p>
          </table:table-cell>
        </table:table-row>
        <table:table-row table:style-name="ro1">
          <table:table-cell table:formula="of:=ROUND(RAND()*79 + 1)" office:value-type="float" office:value="59">
            <text:p>59</text:p>
          </table:table-cell>
          <table:table-cell office:value-type="string">
            <text:p>20090718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68">
            <text:p>368</text:p>
          </table:table-cell>
          <table:table-cell table:formula="of:=ROUND([.D487]-RAND()/2*[.D487])" office:value-type="float" office:value="266">
            <text:p>266</text:p>
          </table:table-cell>
        </table:table-row>
        <table:table-row table:style-name="ro1">
          <table:table-cell table:formula="of:=ROUND(RAND()*79 + 1)" office:value-type="float" office:value="77">
            <text:p>77</text:p>
          </table:table-cell>
          <table:table-cell office:value-type="string">
            <text:p>2009072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12">
            <text:p>512</text:p>
          </table:table-cell>
          <table:table-cell table:formula="of:=ROUND([.D488]-RAND()/2*[.D488])" office:value-type="float" office:value="498">
            <text:p>498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90721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159">
            <text:p>159</text:p>
          </table:table-cell>
          <table:table-cell table:formula="of:=ROUND([.D489]-RAND()/2*[.D489])" office:value-type="float" office:value="98">
            <text:p>98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90722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46">
            <text:p>646</text:p>
          </table:table-cell>
          <table:table-cell table:formula="of:=ROUND([.D490]-RAND()/2*[.D490])" office:value-type="float" office:value="355">
            <text:p>355</text:p>
          </table:table-cell>
        </table:table-row>
        <table:table-row table:style-name="ro1">
          <table:table-cell table:formula="of:=ROUND(RAND()*79 + 1)" office:value-type="float" office:value="9">
            <text:p>9</text:p>
          </table:table-cell>
          <table:table-cell office:value-type="string">
            <text:p>20090723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51">
            <text:p>851</text:p>
          </table:table-cell>
          <table:table-cell table:formula="of:=ROUND([.D491]-RAND()/2*[.D491])" office:value-type="float" office:value="709">
            <text:p>709</text:p>
          </table:table-cell>
        </table:table-row>
        <table:table-row table:style-name="ro1">
          <table:table-cell table:formula="of:=ROUND(RAND()*79 + 1)" office:value-type="float" office:value="67">
            <text:p>67</text:p>
          </table:table-cell>
          <table:table-cell office:value-type="string">
            <text:p>20090724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362">
            <text:p>362</text:p>
          </table:table-cell>
          <table:table-cell table:formula="of:=ROUND([.D492]-RAND()/2*[.D492])" office:value-type="float" office:value="262">
            <text:p>262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9072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81">
            <text:p>281</text:p>
          </table:table-cell>
          <table:table-cell table:formula="of:=ROUND([.D493]-RAND()/2*[.D493])" office:value-type="float" office:value="239">
            <text:p>239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9072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9">
            <text:p>99</text:p>
          </table:table-cell>
          <table:table-cell table:formula="of:=ROUND([.D494]-RAND()/2*[.D494])" office:value-type="float" office:value="52">
            <text:p>52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907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10">
            <text:p>510</text:p>
          </table:table-cell>
          <table:table-cell table:formula="of:=ROUND([.D495]-RAND()/2*[.D495])" office:value-type="float" office:value="288">
            <text:p>288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0729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927">
            <text:p>927</text:p>
          </table:table-cell>
          <table:table-cell table:formula="of:=ROUND([.D496]-RAND()/2*[.D496])" office:value-type="float" office:value="667">
            <text:p>667</text:p>
          </table:table-cell>
        </table:table-row>
        <table:table-row table:style-name="ro1">
          <table:table-cell table:formula="of:=ROUND(RAND()*79 + 1)" office:value-type="float" office:value="5">
            <text:p>5</text:p>
          </table:table-cell>
          <table:table-cell office:value-type="string">
            <text:p>20090730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36">
            <text:p>336</text:p>
          </table:table-cell>
          <table:table-cell table:formula="of:=ROUND([.D497]-RAND()/2*[.D497])" office:value-type="float" office:value="315">
            <text:p>315</text:p>
          </table:table-cell>
        </table:table-row>
        <table:table-row table:style-name="ro1">
          <table:table-cell table:formula="of:=ROUND(RAND()*79 + 1)" office:value-type="float" office:value="24">
            <text:p>24</text:p>
          </table:table-cell>
          <table:table-cell office:value-type="string">
            <text:p>20090731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9">
            <text:p>29</text:p>
          </table:table-cell>
          <table:table-cell table:formula="of:=ROUND([.D498]-RAND()/2*[.D498])" office:value-type="float" office:value="23">
            <text:p>23</text:p>
          </table:table-cell>
        </table:table-row>
        <table:table-row table:style-name="ro1">
          <table:table-cell table:formula="of:=ROUND(RAND()*79 + 1)" office:value-type="float" office:value="76">
            <text:p>76</text:p>
          </table:table-cell>
          <table:table-cell office:value-type="string">
            <text:p>2009080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25">
            <text:p>725</text:p>
          </table:table-cell>
          <table:table-cell table:formula="of:=ROUND([.D499]-RAND()/2*[.D499])" office:value-type="float" office:value="440">
            <text:p>440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080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41">
            <text:p>341</text:p>
          </table:table-cell>
          <table:table-cell table:formula="of:=ROUND([.D500]-RAND()/2*[.D500])" office:value-type="float" office:value="241">
            <text:p>241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080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89">
            <text:p>889</text:p>
          </table:table-cell>
          <table:table-cell table:formula="of:=ROUND([.D501]-RAND()/2*[.D501])" office:value-type="float" office:value="638">
            <text:p>638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0805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21">
            <text:p>521</text:p>
          </table:table-cell>
          <table:table-cell table:formula="of:=ROUND([.D502]-RAND()/2*[.D502])" office:value-type="float" office:value="455">
            <text:p>455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9080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123">
            <text:p>123</text:p>
          </table:table-cell>
          <table:table-cell table:formula="of:=ROUND([.D503]-RAND()/2*[.D503])" office:value-type="float" office:value="74">
            <text:p>74</text:p>
          </table:table-cell>
        </table:table-row>
        <table:table-row table:style-name="ro1">
          <table:table-cell table:formula="of:=ROUND(RAND()*79 + 1)" office:value-type="float" office:value="5">
            <text:p>5</text:p>
          </table:table-cell>
          <table:table-cell office:value-type="string">
            <text:p>20090807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53">
            <text:p>353</text:p>
          </table:table-cell>
          <table:table-cell table:formula="of:=ROUND([.D504]-RAND()/2*[.D504])" office:value-type="float" office:value="336">
            <text:p>336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8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24">
            <text:p>224</text:p>
          </table:table-cell>
          <table:table-cell table:formula="of:=ROUND([.D505]-RAND()/2*[.D505])" office:value-type="float" office:value="177">
            <text:p>177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081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15">
            <text:p>815</text:p>
          </table:table-cell>
          <table:table-cell table:formula="of:=ROUND([.D506]-RAND()/2*[.D506])" office:value-type="float" office:value="562">
            <text:p>562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81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10">
            <text:p>410</text:p>
          </table:table-cell>
          <table:table-cell table:formula="of:=ROUND([.D507]-RAND()/2*[.D507])" office:value-type="float" office:value="211">
            <text:p>211</text:p>
          </table:table-cell>
        </table:table-row>
        <table:table-row table:style-name="ro1">
          <table:table-cell table:formula="of:=ROUND(RAND()*79 + 1)" office:value-type="float" office:value="50">
            <text:p>50</text:p>
          </table:table-cell>
          <table:table-cell office:value-type="string">
            <text:p>2009081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60">
            <text:p>560</text:p>
          </table:table-cell>
          <table:table-cell table:formula="of:=ROUND([.D508]-RAND()/2*[.D508])" office:value-type="float" office:value="290">
            <text:p>290</text:p>
          </table:table-cell>
        </table:table-row>
        <table:table-row table:style-name="ro1">
          <table:table-cell table:formula="of:=ROUND(RAND()*79 + 1)" office:value-type="float" office:value="30">
            <text:p>30</text:p>
          </table:table-cell>
          <table:table-cell office:value-type="string">
            <text:p>20090813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32">
            <text:p>532</text:p>
          </table:table-cell>
          <table:table-cell table:formula="of:=ROUND([.D509]-RAND()/2*[.D509])" office:value-type="float" office:value="343">
            <text:p>343</text:p>
          </table:table-cell>
        </table:table-row>
        <table:table-row table:style-name="ro1">
          <table:table-cell table:formula="of:=ROUND(RAND()*79 + 1)" office:value-type="float" office:value="35">
            <text:p>35</text:p>
          </table:table-cell>
          <table:table-cell office:value-type="string">
            <text:p>20090814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963">
            <text:p>963</text:p>
          </table:table-cell>
          <table:table-cell table:formula="of:=ROUND([.D510]-RAND()/2*[.D510])" office:value-type="float" office:value="537">
            <text:p>537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90815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676">
            <text:p>676</text:p>
          </table:table-cell>
          <table:table-cell table:formula="of:=ROUND([.D511]-RAND()/2*[.D511])" office:value-type="float" office:value="633">
            <text:p>633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817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224">
            <text:p>224</text:p>
          </table:table-cell>
          <table:table-cell table:formula="of:=ROUND([.D512]-RAND()/2*[.D512])" office:value-type="float" office:value="194">
            <text:p>194</text:p>
          </table:table-cell>
        </table:table-row>
        <table:table-row table:style-name="ro1">
          <table:table-cell table:formula="of:=ROUND(RAND()*79 + 1)" office:value-type="float" office:value="57">
            <text:p>57</text:p>
          </table:table-cell>
          <table:table-cell office:value-type="string">
            <text:p>2009081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88">
            <text:p>688</text:p>
          </table:table-cell>
          <table:table-cell table:formula="of:=ROUND([.D513]-RAND()/2*[.D513])" office:value-type="float" office:value="557">
            <text:p>557</text:p>
          </table:table-cell>
        </table:table-row>
        <table:table-row table:style-name="ro1">
          <table:table-cell table:formula="of:=ROUND(RAND()*79 + 1)" office:value-type="float" office:value="56">
            <text:p>56</text:p>
          </table:table-cell>
          <table:table-cell office:value-type="string">
            <text:p>2009081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">
            <text:p>2</text:p>
          </table:table-cell>
          <table:table-cell table:formula="of:=ROUND([.D514]-RAND()/2*[.D514])" office:value-type="float" office:value="1">
            <text:p>1</text:p>
          </table:table-cell>
        </table:table-row>
        <table:table-row table:style-name="ro1">
          <table:table-cell table:formula="of:=ROUND(RAND()*79 + 1)" office:value-type="float" office:value="4">
            <text:p>4</text:p>
          </table:table-cell>
          <table:table-cell office:value-type="string">
            <text:p>2009082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99">
            <text:p>799</text:p>
          </table:table-cell>
          <table:table-cell table:formula="of:=ROUND([.D515]-RAND()/2*[.D515])" office:value-type="float" office:value="534">
            <text:p>534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9082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30">
            <text:p>630</text:p>
          </table:table-cell>
          <table:table-cell table:formula="of:=ROUND([.D516]-RAND()/2*[.D516])" office:value-type="float" office:value="464">
            <text:p>464</text:p>
          </table:table-cell>
        </table:table-row>
        <table:table-row table:style-name="ro1">
          <table:table-cell table:formula="of:=ROUND(RAND()*79 + 1)" office:value-type="float" office:value="64">
            <text:p>64</text:p>
          </table:table-cell>
          <table:table-cell office:value-type="string">
            <text:p>20090822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237">
            <text:p>237</text:p>
          </table:table-cell>
          <table:table-cell table:formula="of:=ROUND([.D517]-RAND()/2*[.D517])" office:value-type="float" office:value="209">
            <text:p>209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9082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24">
            <text:p>124</text:p>
          </table:table-cell>
          <table:table-cell table:formula="of:=ROUND([.D518]-RAND()/2*[.D518])" office:value-type="float" office:value="106">
            <text:p>106</text:p>
          </table:table-cell>
        </table:table-row>
        <table:table-row table:style-name="ro1">
          <table:table-cell table:formula="of:=ROUND(RAND()*79 + 1)" office:value-type="float" office:value="23">
            <text:p>23</text:p>
          </table:table-cell>
          <table:table-cell office:value-type="string">
            <text:p>2009082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17">
            <text:p>417</text:p>
          </table:table-cell>
          <table:table-cell table:formula="of:=ROUND([.D519]-RAND()/2*[.D519])" office:value-type="float" office:value="331">
            <text:p>331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90826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78">
            <text:p>678</text:p>
          </table:table-cell>
          <table:table-cell table:formula="of:=ROUND([.D520]-RAND()/2*[.D520])" office:value-type="float" office:value="495">
            <text:p>495</text:p>
          </table:table-cell>
        </table:table-row>
        <table:table-row table:style-name="ro1">
          <table:table-cell table:formula="of:=ROUND(RAND()*79 + 1)" office:value-type="float" office:value="8">
            <text:p>8</text:p>
          </table:table-cell>
          <table:table-cell office:value-type="string">
            <text:p>2009082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19">
            <text:p>919</text:p>
          </table:table-cell>
          <table:table-cell table:formula="of:=ROUND([.D521]-RAND()/2*[.D521])" office:value-type="float" office:value="560">
            <text:p>560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90828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09">
            <text:p>609</text:p>
          </table:table-cell>
          <table:table-cell table:formula="of:=ROUND([.D522]-RAND()/2*[.D522])" office:value-type="float" office:value="333">
            <text:p>333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9082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70">
            <text:p>570</text:p>
          </table:table-cell>
          <table:table-cell table:formula="of:=ROUND([.D523]-RAND()/2*[.D523])" office:value-type="float" office:value="431">
            <text:p>431</text:p>
          </table:table-cell>
        </table:table-row>
        <table:table-row table:style-name="ro1">
          <table:table-cell table:formula="of:=ROUND(RAND()*79 + 1)" office:value-type="float" office:value="61">
            <text:p>61</text:p>
          </table:table-cell>
          <table:table-cell office:value-type="string">
            <text:p>2009083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6">
            <text:p>16</text:p>
          </table:table-cell>
          <table:table-cell table:formula="of:=ROUND([.D524]-RAND()/2*[.D524])" office:value-type="float" office:value="11">
            <text:p>11</text:p>
          </table:table-cell>
        </table:table-row>
        <table:table-row table:style-name="ro1">
          <table:table-cell table:formula="of:=ROUND(RAND()*79 + 1)" office:value-type="float" office:value="29">
            <text:p>29</text:p>
          </table:table-cell>
          <table:table-cell office:value-type="string">
            <text:p>2009090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04">
            <text:p>804</text:p>
          </table:table-cell>
          <table:table-cell table:formula="of:=ROUND([.D525]-RAND()/2*[.D525])" office:value-type="float" office:value="576">
            <text:p>576</text:p>
          </table:table-cell>
        </table:table-row>
        <table:table-row table:style-name="ro1">
          <table:table-cell table:formula="of:=ROUND(RAND()*79 + 1)" office:value-type="float" office:value="36">
            <text:p>36</text:p>
          </table:table-cell>
          <table:table-cell office:value-type="string">
            <text:p>2009090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857">
            <text:p>857</text:p>
          </table:table-cell>
          <table:table-cell table:formula="of:=ROUND([.D526]-RAND()/2*[.D526])" office:value-type="float" office:value="544">
            <text:p>544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0903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46">
            <text:p>146</text:p>
          </table:table-cell>
          <table:table-cell table:formula="of:=ROUND([.D527]-RAND()/2*[.D527])" office:value-type="float" office:value="106">
            <text:p>106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9090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9">
            <text:p>89</text:p>
          </table:table-cell>
          <table:table-cell table:formula="of:=ROUND([.D528]-RAND()/2*[.D528])" office:value-type="float" office:value="45">
            <text:p>45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90905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779">
            <text:p>779</text:p>
          </table:table-cell>
          <table:table-cell table:formula="of:=ROUND([.D529]-RAND()/2*[.D529])" office:value-type="float" office:value="758">
            <text:p>758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9090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60">
            <text:p>960</text:p>
          </table:table-cell>
          <table:table-cell table:formula="of:=ROUND([.D530]-RAND()/2*[.D530])" office:value-type="float" office:value="838">
            <text:p>838</text:p>
          </table:table-cell>
        </table:table-row>
        <table:table-row table:style-name="ro1">
          <table:table-cell table:formula="of:=ROUND(RAND()*79 + 1)" office:value-type="float" office:value="63">
            <text:p>63</text:p>
          </table:table-cell>
          <table:table-cell office:value-type="string">
            <text:p>20090908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744">
            <text:p>744</text:p>
          </table:table-cell>
          <table:table-cell table:formula="of:=ROUND([.D531]-RAND()/2*[.D531])" office:value-type="float" office:value="538">
            <text:p>538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09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19">
            <text:p>119</text:p>
          </table:table-cell>
          <table:table-cell table:formula="of:=ROUND([.D532]-RAND()/2*[.D532])" office:value-type="float" office:value="114">
            <text:p>114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90910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652">
            <text:p>652</text:p>
          </table:table-cell>
          <table:table-cell table:formula="of:=ROUND([.D533]-RAND()/2*[.D533])" office:value-type="float" office:value="503">
            <text:p>503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091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89">
            <text:p>189</text:p>
          </table:table-cell>
          <table:table-cell table:formula="of:=ROUND([.D534]-RAND()/2*[.D534])" office:value-type="float" office:value="135">
            <text:p>135</text:p>
          </table:table-cell>
        </table:table-row>
        <table:table-row table:style-name="ro1">
          <table:table-cell table:formula="of:=ROUND(RAND()*79 + 1)" office:value-type="float" office:value="63">
            <text:p>63</text:p>
          </table:table-cell>
          <table:table-cell office:value-type="string">
            <text:p>2009091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20">
            <text:p>120</text:p>
          </table:table-cell>
          <table:table-cell table:formula="of:=ROUND([.D535]-RAND()/2*[.D535])" office:value-type="float" office:value="79">
            <text:p>79</text:p>
          </table:table-cell>
        </table:table-row>
        <table:table-row table:style-name="ro1">
          <table:table-cell table:formula="of:=ROUND(RAND()*79 + 1)" office:value-type="float" office:value="13">
            <text:p>13</text:p>
          </table:table-cell>
          <table:table-cell office:value-type="string">
            <text:p>2009091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87">
            <text:p>687</text:p>
          </table:table-cell>
          <table:table-cell table:formula="of:=ROUND([.D536]-RAND()/2*[.D536])" office:value-type="float" office:value="569">
            <text:p>569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90915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97">
            <text:p>397</text:p>
          </table:table-cell>
          <table:table-cell table:formula="of:=ROUND([.D537]-RAND()/2*[.D537])" office:value-type="float" office:value="370">
            <text:p>370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091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94">
            <text:p>394</text:p>
          </table:table-cell>
          <table:table-cell table:formula="of:=ROUND([.D538]-RAND()/2*[.D538])" office:value-type="float" office:value="268">
            <text:p>268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90917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95">
            <text:p>195</text:p>
          </table:table-cell>
          <table:table-cell table:formula="of:=ROUND([.D539]-RAND()/2*[.D539])" office:value-type="float" office:value="136">
            <text:p>136</text:p>
          </table:table-cell>
        </table:table-row>
        <table:table-row table:style-name="ro1">
          <table:table-cell table:formula="of:=ROUND(RAND()*79 + 1)" office:value-type="float" office:value="72">
            <text:p>72</text:p>
          </table:table-cell>
          <table:table-cell office:value-type="string">
            <text:p>2009091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95">
            <text:p>695</text:p>
          </table:table-cell>
          <table:table-cell table:formula="of:=ROUND([.D540]-RAND()/2*[.D540])" office:value-type="float" office:value="382">
            <text:p>382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9091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60">
            <text:p>360</text:p>
          </table:table-cell>
          <table:table-cell table:formula="of:=ROUND([.D541]-RAND()/2*[.D541])" office:value-type="float" office:value="346">
            <text:p>346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09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651">
            <text:p>651</text:p>
          </table:table-cell>
          <table:table-cell table:formula="of:=ROUND([.D542]-RAND()/2*[.D542])" office:value-type="float" office:value="445">
            <text:p>445</text:p>
          </table:table-cell>
        </table:table-row>
        <table:table-row table:style-name="ro1">
          <table:table-cell table:formula="of:=ROUND(RAND()*79 + 1)" office:value-type="float" office:value="71">
            <text:p>71</text:p>
          </table:table-cell>
          <table:table-cell office:value-type="string">
            <text:p>2009092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24">
            <text:p>324</text:p>
          </table:table-cell>
          <table:table-cell table:formula="of:=ROUND([.D543]-RAND()/2*[.D543])" office:value-type="float" office:value="318">
            <text:p>318</text:p>
          </table:table-cell>
        </table:table-row>
        <table:table-row table:style-name="ro1">
          <table:table-cell table:formula="of:=ROUND(RAND()*79 + 1)" office:value-type="float" office:value="78">
            <text:p>78</text:p>
          </table:table-cell>
          <table:table-cell office:value-type="string">
            <text:p>20090923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380">
            <text:p>380</text:p>
          </table:table-cell>
          <table:table-cell table:formula="of:=ROUND([.D544]-RAND()/2*[.D544])" office:value-type="float" office:value="344">
            <text:p>344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9092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28">
            <text:p>328</text:p>
          </table:table-cell>
          <table:table-cell table:formula="of:=ROUND([.D545]-RAND()/2*[.D545])" office:value-type="float" office:value="275">
            <text:p>275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092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964">
            <text:p>964</text:p>
          </table:table-cell>
          <table:table-cell table:formula="of:=ROUND([.D546]-RAND()/2*[.D546])" office:value-type="float" office:value="957">
            <text:p>957</text:p>
          </table:table-cell>
        </table:table-row>
        <table:table-row table:style-name="ro1">
          <table:table-cell table:formula="of:=ROUND(RAND()*79 + 1)" office:value-type="float" office:value="69">
            <text:p>69</text:p>
          </table:table-cell>
          <table:table-cell office:value-type="string">
            <text:p>2009092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26">
            <text:p>626</text:p>
          </table:table-cell>
          <table:table-cell table:formula="of:=ROUND([.D547]-RAND()/2*[.D547])" office:value-type="float" office:value="391">
            <text:p>391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909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52">
            <text:p>652</text:p>
          </table:table-cell>
          <table:table-cell table:formula="of:=ROUND([.D548]-RAND()/2*[.D548])" office:value-type="float" office:value="423">
            <text:p>423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0929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783">
            <text:p>783</text:p>
          </table:table-cell>
          <table:table-cell table:formula="of:=ROUND([.D549]-RAND()/2*[.D549])" office:value-type="float" office:value="580">
            <text:p>580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90930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51">
            <text:p>151</text:p>
          </table:table-cell>
          <table:table-cell table:formula="of:=ROUND([.D550]-RAND()/2*[.D550])" office:value-type="float" office:value="118">
            <text:p>118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91001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475">
            <text:p>475</text:p>
          </table:table-cell>
          <table:table-cell table:formula="of:=ROUND([.D551]-RAND()/2*[.D551])" office:value-type="float" office:value="433">
            <text:p>433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1002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65">
            <text:p>365</text:p>
          </table:table-cell>
          <table:table-cell table:formula="of:=ROUND([.D552]-RAND()/2*[.D552])" office:value-type="float" office:value="191">
            <text:p>191</text:p>
          </table:table-cell>
        </table:table-row>
        <table:table-row table:style-name="ro1">
          <table:table-cell table:formula="of:=ROUND(RAND()*79 + 1)" office:value-type="float" office:value="51">
            <text:p>51</text:p>
          </table:table-cell>
          <table:table-cell office:value-type="string">
            <text:p>20091003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79">
            <text:p>279</text:p>
          </table:table-cell>
          <table:table-cell table:formula="of:=ROUND([.D553]-RAND()/2*[.D553])" office:value-type="float" office:value="173">
            <text:p>173</text:p>
          </table:table-cell>
        </table:table-row>
        <table:table-row table:style-name="ro1">
          <table:table-cell table:formula="of:=ROUND(RAND()*79 + 1)" office:value-type="float" office:value="33">
            <text:p>33</text:p>
          </table:table-cell>
          <table:table-cell office:value-type="string">
            <text:p>2009100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75">
            <text:p>775</text:p>
          </table:table-cell>
          <table:table-cell table:formula="of:=ROUND([.D554]-RAND()/2*[.D554])" office:value-type="float" office:value="672">
            <text:p>672</text:p>
          </table:table-cell>
        </table:table-row>
        <table:table-row table:style-name="ro1">
          <table:table-cell table:formula="of:=ROUND(RAND()*79 + 1)" office:value-type="float" office:value="32">
            <text:p>32</text:p>
          </table:table-cell>
          <table:table-cell office:value-type="string">
            <text:p>2009100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7">
            <text:p>17</text:p>
          </table:table-cell>
          <table:table-cell table:formula="of:=ROUND([.D555]-RAND()/2*[.D555])" office:value-type="float" office:value="10">
            <text:p>10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100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70">
            <text:p>570</text:p>
          </table:table-cell>
          <table:table-cell table:formula="of:=ROUND([.D556]-RAND()/2*[.D556])" office:value-type="float" office:value="461">
            <text:p>461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100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01">
            <text:p>901</text:p>
          </table:table-cell>
          <table:table-cell table:formula="of:=ROUND([.D557]-RAND()/2*[.D557])" office:value-type="float" office:value="796">
            <text:p>796</text:p>
          </table:table-cell>
        </table:table-row>
        <table:table-row table:style-name="ro1">
          <table:table-cell table:formula="of:=ROUND(RAND()*79 + 1)" office:value-type="float" office:value="63">
            <text:p>63</text:p>
          </table:table-cell>
          <table:table-cell office:value-type="string">
            <text:p>20091009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672">
            <text:p>672</text:p>
          </table:table-cell>
          <table:table-cell table:formula="of:=ROUND([.D558]-RAND()/2*[.D558])" office:value-type="float" office:value="342">
            <text:p>342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9101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59">
            <text:p>159</text:p>
          </table:table-cell>
          <table:table-cell table:formula="of:=ROUND([.D559]-RAND()/2*[.D559])" office:value-type="float" office:value="158">
            <text:p>158</text:p>
          </table:table-cell>
        </table:table-row>
        <table:table-row table:style-name="ro1">
          <table:table-cell table:formula="of:=ROUND(RAND()*79 + 1)" office:value-type="float" office:value="80">
            <text:p>80</text:p>
          </table:table-cell>
          <table:table-cell office:value-type="string">
            <text:p>20091012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63">
            <text:p>963</text:p>
          </table:table-cell>
          <table:table-cell table:formula="of:=ROUND([.D560]-RAND()/2*[.D560])" office:value-type="float" office:value="661">
            <text:p>661</text:p>
          </table:table-cell>
        </table:table-row>
        <table:table-row table:style-name="ro1">
          <table:table-cell table:formula="of:=ROUND(RAND()*79 + 1)" office:value-type="float" office:value="18">
            <text:p>18</text:p>
          </table:table-cell>
          <table:table-cell office:value-type="string">
            <text:p>20091013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88">
            <text:p>388</text:p>
          </table:table-cell>
          <table:table-cell table:formula="of:=ROUND([.D561]-RAND()/2*[.D561])" office:value-type="float" office:value="267">
            <text:p>267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101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91">
            <text:p>891</text:p>
          </table:table-cell>
          <table:table-cell table:formula="of:=ROUND([.D562]-RAND()/2*[.D562])" office:value-type="float" office:value="499">
            <text:p>499</text:p>
          </table:table-cell>
        </table:table-row>
        <table:table-row table:style-name="ro1">
          <table:table-cell table:formula="of:=ROUND(RAND()*79 + 1)" office:value-type="float" office:value="45">
            <text:p>45</text:p>
          </table:table-cell>
          <table:table-cell office:value-type="string">
            <text:p>20091015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747">
            <text:p>747</text:p>
          </table:table-cell>
          <table:table-cell table:formula="of:=ROUND([.D563]-RAND()/2*[.D563])" office:value-type="float" office:value="643">
            <text:p>643</text:p>
          </table:table-cell>
        </table:table-row>
        <table:table-row table:style-name="ro1">
          <table:table-cell table:formula="of:=ROUND(RAND()*79 + 1)" office:value-type="float" office:value="46">
            <text:p>46</text:p>
          </table:table-cell>
          <table:table-cell office:value-type="string">
            <text:p>2009101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61">
            <text:p>661</text:p>
          </table:table-cell>
          <table:table-cell table:formula="of:=ROUND([.D564]-RAND()/2*[.D564])" office:value-type="float" office:value="579">
            <text:p>579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101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483">
            <text:p>483</text:p>
          </table:table-cell>
          <table:table-cell table:formula="of:=ROUND([.D565]-RAND()/2*[.D565])" office:value-type="float" office:value="375">
            <text:p>375</text:p>
          </table:table-cell>
        </table:table-row>
        <table:table-row table:style-name="ro1">
          <table:table-cell table:formula="of:=ROUND(RAND()*79 + 1)" office:value-type="float" office:value="49">
            <text:p>49</text:p>
          </table:table-cell>
          <table:table-cell office:value-type="string">
            <text:p>2009101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32">
            <text:p>432</text:p>
          </table:table-cell>
          <table:table-cell table:formula="of:=ROUND([.D566]-RAND()/2*[.D566])" office:value-type="float" office:value="403">
            <text:p>403</text:p>
          </table:table-cell>
        </table:table-row>
        <table:table-row table:style-name="ro1">
          <table:table-cell table:formula="of:=ROUND(RAND()*79 + 1)" office:value-type="float" office:value="25">
            <text:p>25</text:p>
          </table:table-cell>
          <table:table-cell office:value-type="string">
            <text:p>2009102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43">
            <text:p>143</text:p>
          </table:table-cell>
          <table:table-cell table:formula="of:=ROUND([.D567]-RAND()/2*[.D567])" office:value-type="float" office:value="122">
            <text:p>122</text:p>
          </table:table-cell>
        </table:table-row>
        <table:table-row table:style-name="ro1">
          <table:table-cell table:formula="of:=ROUND(RAND()*79 + 1)" office:value-type="float" office:value="10">
            <text:p>10</text:p>
          </table:table-cell>
          <table:table-cell office:value-type="string">
            <text:p>2009102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924">
            <text:p>924</text:p>
          </table:table-cell>
          <table:table-cell table:formula="of:=ROUND([.D568]-RAND()/2*[.D568])" office:value-type="float" office:value="774">
            <text:p>774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102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51">
            <text:p>951</text:p>
          </table:table-cell>
          <table:table-cell table:formula="of:=ROUND([.D569]-RAND()/2*[.D569])" office:value-type="float" office:value="559">
            <text:p>559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910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04">
            <text:p>704</text:p>
          </table:table-cell>
          <table:table-cell table:formula="of:=ROUND([.D570]-RAND()/2*[.D570])" office:value-type="float" office:value="693">
            <text:p>693</text:p>
          </table:table-cell>
        </table:table-row>
        <table:table-row table:style-name="ro1">
          <table:table-cell table:formula="of:=ROUND(RAND()*79 + 1)" office:value-type="float" office:value="60">
            <text:p>60</text:p>
          </table:table-cell>
          <table:table-cell office:value-type="string">
            <text:p>20091024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11">
            <text:p>311</text:p>
          </table:table-cell>
          <table:table-cell table:formula="of:=ROUND([.D571]-RAND()/2*[.D571])" office:value-type="float" office:value="262">
            <text:p>262</text:p>
          </table:table-cell>
        </table:table-row>
        <table:table-row table:style-name="ro1">
          <table:table-cell table:formula="of:=ROUND(RAND()*79 + 1)" office:value-type="float" office:value="61">
            <text:p>61</text:p>
          </table:table-cell>
          <table:table-cell office:value-type="string">
            <text:p>20091026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568">
            <text:p>568</text:p>
          </table:table-cell>
          <table:table-cell table:formula="of:=ROUND([.D572]-RAND()/2*[.D572])" office:value-type="float" office:value="445">
            <text:p>445</text:p>
          </table:table-cell>
        </table:table-row>
        <table:table-row table:style-name="ro1">
          <table:table-cell table:formula="of:=ROUND(RAND()*79 + 1)" office:value-type="float" office:value="43">
            <text:p>43</text:p>
          </table:table-cell>
          <table:table-cell office:value-type="string">
            <text:p>20091027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881">
            <text:p>881</text:p>
          </table:table-cell>
          <table:table-cell table:formula="of:=ROUND([.D573]-RAND()/2*[.D573])" office:value-type="float" office:value="818">
            <text:p>818</text:p>
          </table:table-cell>
        </table:table-row>
        <table:table-row table:style-name="ro1">
          <table:table-cell table:formula="of:=ROUND(RAND()*79 + 1)" office:value-type="float" office:value="17">
            <text:p>17</text:p>
          </table:table-cell>
          <table:table-cell office:value-type="string">
            <text:p>200910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279">
            <text:p>279</text:p>
          </table:table-cell>
          <table:table-cell table:formula="of:=ROUND([.D574]-RAND()/2*[.D574])" office:value-type="float" office:value="209">
            <text:p>209</text:p>
          </table:table-cell>
        </table:table-row>
        <table:table-row table:style-name="ro1">
          <table:table-cell table:formula="of:=ROUND(RAND()*79 + 1)" office:value-type="float" office:value="72">
            <text:p>72</text:p>
          </table:table-cell>
          <table:table-cell office:value-type="string">
            <text:p>2009102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796">
            <text:p>796</text:p>
          </table:table-cell>
          <table:table-cell table:formula="of:=ROUND([.D575]-RAND()/2*[.D575])" office:value-type="float" office:value="791">
            <text:p>791</text:p>
          </table:table-cell>
        </table:table-row>
        <table:table-row table:style-name="ro1">
          <table:table-cell table:formula="of:=ROUND(RAND()*79 + 1)" office:value-type="float" office:value="42">
            <text:p>42</text:p>
          </table:table-cell>
          <table:table-cell office:value-type="string">
            <text:p>20091030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40">
            <text:p>340</text:p>
          </table:table-cell>
          <table:table-cell table:formula="of:=ROUND([.D576]-RAND()/2*[.D576])" office:value-type="float" office:value="193">
            <text:p>193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9103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91">
            <text:p>691</text:p>
          </table:table-cell>
          <table:table-cell table:formula="of:=ROUND([.D577]-RAND()/2*[.D577])" office:value-type="float" office:value="518">
            <text:p>518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110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33">
            <text:p>533</text:p>
          </table:table-cell>
          <table:table-cell table:formula="of:=ROUND([.D578]-RAND()/2*[.D578])" office:value-type="float" office:value="300">
            <text:p>300</text:p>
          </table:table-cell>
        </table:table-row>
        <table:table-row table:style-name="ro1">
          <table:table-cell table:formula="of:=ROUND(RAND()*79 + 1)" office:value-type="float" office:value="68">
            <text:p>68</text:p>
          </table:table-cell>
          <table:table-cell office:value-type="string">
            <text:p>2009110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193">
            <text:p>193</text:p>
          </table:table-cell>
          <table:table-cell table:formula="of:=ROUND([.D579]-RAND()/2*[.D579])" office:value-type="float" office:value="134">
            <text:p>134</text:p>
          </table:table-cell>
        </table:table-row>
        <table:table-row table:style-name="ro1">
          <table:table-cell table:formula="of:=ROUND(RAND()*79 + 1)" office:value-type="float" office:value="65">
            <text:p>65</text:p>
          </table:table-cell>
          <table:table-cell office:value-type="string">
            <text:p>2009110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1">
            <text:p>41</text:p>
          </table:table-cell>
          <table:table-cell table:formula="of:=ROUND([.D580]-RAND()/2*[.D580])" office:value-type="float" office:value="34">
            <text:p>34</text:p>
          </table:table-cell>
        </table:table-row>
        <table:table-row table:style-name="ro1">
          <table:table-cell table:formula="of:=ROUND(RAND()*79 + 1)" office:value-type="float" office:value="65">
            <text:p>65</text:p>
          </table:table-cell>
          <table:table-cell office:value-type="string">
            <text:p>20091105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486">
            <text:p>486</text:p>
          </table:table-cell>
          <table:table-cell table:formula="of:=ROUND([.D581]-RAND()/2*[.D581])" office:value-type="float" office:value="484">
            <text:p>484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91106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09">
            <text:p>509</text:p>
          </table:table-cell>
          <table:table-cell table:formula="of:=ROUND([.D582]-RAND()/2*[.D582])" office:value-type="float" office:value="475">
            <text:p>475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9110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47">
            <text:p>147</text:p>
          </table:table-cell>
          <table:table-cell table:formula="of:=ROUND([.D583]-RAND()/2*[.D583])" office:value-type="float" office:value="95">
            <text:p>95</text:p>
          </table:table-cell>
        </table:table-row>
        <table:table-row table:style-name="ro1">
          <table:table-cell table:formula="of:=ROUND(RAND()*79 + 1)" office:value-type="float" office:value="3">
            <text:p>3</text:p>
          </table:table-cell>
          <table:table-cell office:value-type="string">
            <text:p>20091109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71">
            <text:p>571</text:p>
          </table:table-cell>
          <table:table-cell table:formula="of:=ROUND([.D584]-RAND()/2*[.D584])" office:value-type="float" office:value="557">
            <text:p>557</text:p>
          </table:table-cell>
        </table:table-row>
        <table:table-row table:style-name="ro1">
          <table:table-cell table:formula="of:=ROUND(RAND()*79 + 1)" office:value-type="float" office:value="62">
            <text:p>62</text:p>
          </table:table-cell>
          <table:table-cell office:value-type="string">
            <text:p>2009111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51">
            <text:p>551</text:p>
          </table:table-cell>
          <table:table-cell table:formula="of:=ROUND([.D585]-RAND()/2*[.D585])" office:value-type="float" office:value="302">
            <text:p>302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91111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777">
            <text:p>777</text:p>
          </table:table-cell>
          <table:table-cell table:formula="of:=ROUND([.D586]-RAND()/2*[.D586])" office:value-type="float" office:value="584">
            <text:p>584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9111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105">
            <text:p>105</text:p>
          </table:table-cell>
          <table:table-cell table:formula="of:=ROUND([.D587]-RAND()/2*[.D587])" office:value-type="float" office:value="66">
            <text:p>66</text:p>
          </table:table-cell>
        </table:table-row>
        <table:table-row table:style-name="ro1">
          <table:table-cell table:formula="of:=ROUND(RAND()*79 + 1)" office:value-type="float" office:value="58">
            <text:p>58</text:p>
          </table:table-cell>
          <table:table-cell office:value-type="string">
            <text:p>20091113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80">
            <text:p>80</text:p>
          </table:table-cell>
          <table:table-cell table:formula="of:=ROUND([.D588]-RAND()/2*[.D588])" office:value-type="float" office:value="59">
            <text:p>59</text:p>
          </table:table-cell>
        </table:table-row>
        <table:table-row table:style-name="ro1">
          <table:table-cell table:formula="of:=ROUND(RAND()*79 + 1)" office:value-type="float" office:value="6">
            <text:p>6</text:p>
          </table:table-cell>
          <table:table-cell office:value-type="string">
            <text:p>20091114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545">
            <text:p>545</text:p>
          </table:table-cell>
          <table:table-cell table:formula="of:=ROUND([.D589]-RAND()/2*[.D589])" office:value-type="float" office:value="465">
            <text:p>465</text:p>
          </table:table-cell>
        </table:table-row>
        <table:table-row table:style-name="ro1">
          <table:table-cell table:formula="of:=ROUND(RAND()*79 + 1)" office:value-type="float" office:value="27">
            <text:p>27</text:p>
          </table:table-cell>
          <table:table-cell office:value-type="string">
            <text:p>20091116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429">
            <text:p>429</text:p>
          </table:table-cell>
          <table:table-cell table:formula="of:=ROUND([.D590]-RAND()/2*[.D590])" office:value-type="float" office:value="320">
            <text:p>320</text:p>
          </table:table-cell>
        </table:table-row>
        <table:table-row table:style-name="ro1">
          <table:table-cell table:formula="of:=ROUND(RAND()*79 + 1)" office:value-type="float" office:value="29">
            <text:p>29</text:p>
          </table:table-cell>
          <table:table-cell office:value-type="string">
            <text:p>20091117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14">
            <text:p>214</text:p>
          </table:table-cell>
          <table:table-cell table:formula="of:=ROUND([.D591]-RAND()/2*[.D591])" office:value-type="float" office:value="174">
            <text:p>174</text:p>
          </table:table-cell>
        </table:table-row>
        <table:table-row table:style-name="ro1">
          <table:table-cell table:formula="of:=ROUND(RAND()*79 + 1)" office:value-type="float" office:value="6">
            <text:p>6</text:p>
          </table:table-cell>
          <table:table-cell office:value-type="string">
            <text:p>20091118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25">
            <text:p>425</text:p>
          </table:table-cell>
          <table:table-cell table:formula="of:=ROUND([.D592]-RAND()/2*[.D592])" office:value-type="float" office:value="248">
            <text:p>248</text:p>
          </table:table-cell>
        </table:table-row>
        <table:table-row table:style-name="ro1">
          <table:table-cell table:formula="of:=ROUND(RAND()*79 + 1)" office:value-type="float" office:value="4">
            <text:p>4</text:p>
          </table:table-cell>
          <table:table-cell office:value-type="string">
            <text:p>20091119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736">
            <text:p>736</text:p>
          </table:table-cell>
          <table:table-cell table:formula="of:=ROUND([.D593]-RAND()/2*[.D593])" office:value-type="float" office:value="480">
            <text:p>480</text:p>
          </table:table-cell>
        </table:table-row>
        <table:table-row table:style-name="ro1">
          <table:table-cell table:formula="of:=ROUND(RAND()*79 + 1)" office:value-type="float" office:value="5">
            <text:p>5</text:p>
          </table:table-cell>
          <table:table-cell office:value-type="string">
            <text:p>20091120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192">
            <text:p>192</text:p>
          </table:table-cell>
          <table:table-cell table:formula="of:=ROUND([.D594]-RAND()/2*[.D594])" office:value-type="float" office:value="98">
            <text:p>98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112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16">
            <text:p>716</text:p>
          </table:table-cell>
          <table:table-cell table:formula="of:=ROUND([.D595]-RAND()/2*[.D595])" office:value-type="float" office:value="642">
            <text:p>642</text:p>
          </table:table-cell>
        </table:table-row>
        <table:table-row table:style-name="ro1">
          <table:table-cell table:formula="of:=ROUND(RAND()*79 + 1)" office:value-type="float" office:value="36">
            <text:p>36</text:p>
          </table:table-cell>
          <table:table-cell office:value-type="string">
            <text:p>200911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43">
            <text:p>743</text:p>
          </table:table-cell>
          <table:table-cell table:formula="of:=ROUND([.D596]-RAND()/2*[.D596])" office:value-type="float" office:value="556">
            <text:p>556</text:p>
          </table:table-cell>
        </table:table-row>
        <table:table-row table:style-name="ro1">
          <table:table-cell table:formula="of:=ROUND(RAND()*79 + 1)" office:value-type="float" office:value="29">
            <text:p>29</text:p>
          </table:table-cell>
          <table:table-cell office:value-type="string">
            <text:p>2009112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799">
            <text:p>799</text:p>
          </table:table-cell>
          <table:table-cell table:formula="of:=ROUND([.D597]-RAND()/2*[.D597])" office:value-type="float" office:value="525">
            <text:p>525</text:p>
          </table:table-cell>
        </table:table-row>
        <table:table-row table:style-name="ro1">
          <table:table-cell table:formula="of:=ROUND(RAND()*79 + 1)" office:value-type="float" office:value="28">
            <text:p>28</text:p>
          </table:table-cell>
          <table:table-cell office:value-type="string">
            <text:p>20091125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196">
            <text:p>196</text:p>
          </table:table-cell>
          <table:table-cell table:formula="of:=ROUND([.D598]-RAND()/2*[.D598])" office:value-type="float" office:value="128">
            <text:p>128</text:p>
          </table:table-cell>
        </table:table-row>
        <table:table-row table:style-name="ro1">
          <table:table-cell table:formula="of:=ROUND(RAND()*79 + 1)" office:value-type="float" office:value="64">
            <text:p>64</text:p>
          </table:table-cell>
          <table:table-cell office:value-type="string">
            <text:p>2009112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7">
            <text:p>67</text:p>
          </table:table-cell>
          <table:table-cell table:formula="of:=ROUND([.D599]-RAND()/2*[.D599])" office:value-type="float" office:value="38">
            <text:p>38</text:p>
          </table:table-cell>
        </table:table-row>
        <table:table-row table:style-name="ro1">
          <table:table-cell table:formula="of:=ROUND(RAND()*79 + 1)" office:value-type="float" office:value="16">
            <text:p>16</text:p>
          </table:table-cell>
          <table:table-cell office:value-type="string">
            <text:p>20091127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693">
            <text:p>693</text:p>
          </table:table-cell>
          <table:table-cell table:formula="of:=ROUND([.D600]-RAND()/2*[.D600])" office:value-type="float" office:value="612">
            <text:p>612</text:p>
          </table:table-cell>
        </table:table-row>
        <table:table-row table:style-name="ro1">
          <table:table-cell table:formula="of:=ROUND(RAND()*79 + 1)" office:value-type="float" office:value="38">
            <text:p>38</text:p>
          </table:table-cell>
          <table:table-cell office:value-type="string">
            <text:p>200911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931">
            <text:p>931</text:p>
          </table:table-cell>
          <table:table-cell table:formula="of:=ROUND([.D601]-RAND()/2*[.D601])" office:value-type="float" office:value="690">
            <text:p>690</text:p>
          </table:table-cell>
        </table:table-row>
        <table:table-row table:style-name="ro1">
          <table:table-cell table:formula="of:=ROUND(RAND()*79 + 1)" office:value-type="float" office:value="75">
            <text:p>75</text:p>
          </table:table-cell>
          <table:table-cell office:value-type="string">
            <text:p>2009113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98">
            <text:p>498</text:p>
          </table:table-cell>
          <table:table-cell table:formula="of:=ROUND([.D602]-RAND()/2*[.D602])" office:value-type="float" office:value="394">
            <text:p>394</text:p>
          </table:table-cell>
        </table:table-row>
        <table:table-row table:style-name="ro1">
          <table:table-cell table:formula="of:=ROUND(RAND()*79 + 1)" office:value-type="float" office:value="34">
            <text:p>34</text:p>
          </table:table-cell>
          <table:table-cell office:value-type="string">
            <text:p>20091201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26">
            <text:p>626</text:p>
          </table:table-cell>
          <table:table-cell table:formula="of:=ROUND([.D603]-RAND()/2*[.D603])" office:value-type="float" office:value="358">
            <text:p>358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9120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59">
            <text:p>359</text:p>
          </table:table-cell>
          <table:table-cell table:formula="of:=ROUND([.D604]-RAND()/2*[.D604])" office:value-type="float" office:value="294">
            <text:p>294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91203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1">
            <text:p>51</text:p>
          </table:table-cell>
          <table:table-cell table:formula="of:=ROUND([.D605]-RAND()/2*[.D605])" office:value-type="float" office:value="26">
            <text:p>26</text:p>
          </table:table-cell>
        </table:table-row>
        <table:table-row table:style-name="ro1">
          <table:table-cell table:formula="of:=ROUND(RAND()*79 + 1)" office:value-type="float" office:value="31">
            <text:p>31</text:p>
          </table:table-cell>
          <table:table-cell office:value-type="string">
            <text:p>20091204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83">
            <text:p>683</text:p>
          </table:table-cell>
          <table:table-cell table:formula="of:=ROUND([.D606]-RAND()/2*[.D606])" office:value-type="float" office:value="621">
            <text:p>621</text:p>
          </table:table-cell>
        </table:table-row>
        <table:table-row table:style-name="ro1">
          <table:table-cell table:formula="of:=ROUND(RAND()*79 + 1)" office:value-type="float" office:value="53">
            <text:p>53</text:p>
          </table:table-cell>
          <table:table-cell office:value-type="string">
            <text:p>2009120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3">
            <text:p>43</text:p>
          </table:table-cell>
          <table:table-cell table:formula="of:=ROUND([.D607]-RAND()/2*[.D607])" office:value-type="float" office:value="25">
            <text:p>25</text:p>
          </table:table-cell>
        </table:table-row>
        <table:table-row table:style-name="ro1">
          <table:table-cell table:formula="of:=ROUND(RAND()*79 + 1)" office:value-type="float" office:value="20">
            <text:p>20</text:p>
          </table:table-cell>
          <table:table-cell office:value-type="string">
            <text:p>2009120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9">
            <text:p>79</text:p>
          </table:table-cell>
          <table:table-cell table:formula="of:=ROUND([.D608]-RAND()/2*[.D608])" office:value-type="float" office:value="51">
            <text:p>51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91208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220">
            <text:p>220</text:p>
          </table:table-cell>
          <table:table-cell table:formula="of:=ROUND([.D609]-RAND()/2*[.D609])" office:value-type="float" office:value="209">
            <text:p>209</text:p>
          </table:table-cell>
        </table:table-row>
        <table:table-row table:style-name="ro1">
          <table:table-cell table:formula="of:=ROUND(RAND()*79 + 1)" office:value-type="float" office:value="11">
            <text:p>11</text:p>
          </table:table-cell>
          <table:table-cell office:value-type="string">
            <text:p>20091209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17">
            <text:p>517</text:p>
          </table:table-cell>
          <table:table-cell table:formula="of:=ROUND([.D610]-RAND()/2*[.D610])" office:value-type="float" office:value="376">
            <text:p>376</text:p>
          </table:table-cell>
        </table:table-row>
        <table:table-row table:style-name="ro1">
          <table:table-cell table:formula="of:=ROUND(RAND()*79 + 1)" office:value-type="float" office:value="74">
            <text:p>74</text:p>
          </table:table-cell>
          <table:table-cell office:value-type="string">
            <text:p>2009121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402">
            <text:p>402</text:p>
          </table:table-cell>
          <table:table-cell table:formula="of:=ROUND([.D611]-RAND()/2*[.D611])" office:value-type="float" office:value="214">
            <text:p>214</text:p>
          </table:table-cell>
        </table:table-row>
        <table:table-row table:style-name="ro1">
          <table:table-cell table:formula="of:=ROUND(RAND()*79 + 1)" office:value-type="float" office:value="41">
            <text:p>41</text:p>
          </table:table-cell>
          <table:table-cell office:value-type="string">
            <text:p>2009121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301">
            <text:p>301</text:p>
          </table:table-cell>
          <table:table-cell table:formula="of:=ROUND([.D612]-RAND()/2*[.D612])" office:value-type="float" office:value="277">
            <text:p>277</text:p>
          </table:table-cell>
        </table:table-row>
        <table:table-row table:style-name="ro1">
          <table:table-cell table:formula="of:=ROUND(RAND()*79 + 1)" office:value-type="float" office:value="73">
            <text:p>73</text:p>
          </table:table-cell>
          <table:table-cell office:value-type="string">
            <text:p>20091212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153">
            <text:p>153</text:p>
          </table:table-cell>
          <table:table-cell table:formula="of:=ROUND([.D613]-RAND()/2*[.D613])" office:value-type="float" office:value="130">
            <text:p>130</text:p>
          </table:table-cell>
        </table:table-row>
        <table:table-row table:style-name="ro1">
          <table:table-cell table:formula="of:=ROUND(RAND()*79 + 1)" office:value-type="float" office:value="48">
            <text:p>48</text:p>
          </table:table-cell>
          <table:table-cell office:value-type="string">
            <text:p>20091214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481">
            <text:p>481</text:p>
          </table:table-cell>
          <table:table-cell table:formula="of:=ROUND([.D614]-RAND()/2*[.D614])" office:value-type="float" office:value="421">
            <text:p>421</text:p>
          </table:table-cell>
        </table:table-row>
        <table:table-row table:style-name="ro1">
          <table:table-cell table:formula="of:=ROUND(RAND()*79 + 1)" office:value-type="float" office:value="47">
            <text:p>47</text:p>
          </table:table-cell>
          <table:table-cell office:value-type="string">
            <text:p>20091215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94">
            <text:p>94</text:p>
          </table:table-cell>
          <table:table-cell table:formula="of:=ROUND([.D615]-RAND()/2*[.D615])" office:value-type="float" office:value="56">
            <text:p>56</text:p>
          </table:table-cell>
        </table:table-row>
        <table:table-row table:style-name="ro1">
          <table:table-cell table:formula="of:=ROUND(RAND()*79 + 1)" office:value-type="float" office:value="21">
            <text:p>21</text:p>
          </table:table-cell>
          <table:table-cell office:value-type="string">
            <text:p>20091216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520">
            <text:p>520</text:p>
          </table:table-cell>
          <table:table-cell table:formula="of:=ROUND([.D616]-RAND()/2*[.D616])" office:value-type="float" office:value="412">
            <text:p>412</text:p>
          </table:table-cell>
        </table:table-row>
        <table:table-row table:style-name="ro1">
          <table:table-cell table:formula="of:=ROUND(RAND()*79 + 1)" office:value-type="float" office:value="15">
            <text:p>15</text:p>
          </table:table-cell>
          <table:table-cell office:value-type="string">
            <text:p>20091217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515">
            <text:p>515</text:p>
          </table:table-cell>
          <table:table-cell table:formula="of:=ROUND([.D617]-RAND()/2*[.D617])" office:value-type="float" office:value="436">
            <text:p>436</text:p>
          </table:table-cell>
        </table:table-row>
        <table:table-row table:style-name="ro1">
          <table:table-cell table:formula="of:=ROUND(RAND()*79 + 1)" office:value-type="float" office:value="37">
            <text:p>37</text:p>
          </table:table-cell>
          <table:table-cell office:value-type="string">
            <text:p>20091218</text:p>
          </table:table-cell>
          <table:table-cell table:formula="of:=ROUND(RAND() * 5 + 1)" office:value-type="float" office:value="1">
            <text:p>1</text:p>
          </table:table-cell>
          <table:table-cell table:formula="of:=ROUND(RAND() * 1000 + 1)" office:value-type="float" office:value="855">
            <text:p>855</text:p>
          </table:table-cell>
          <table:table-cell table:formula="of:=ROUND([.D618]-RAND()/2*[.D618])" office:value-type="float" office:value="692">
            <text:p>692</text:p>
          </table:table-cell>
        </table:table-row>
        <table:table-row table:style-name="ro1">
          <table:table-cell table:formula="of:=ROUND(RAND()*79 + 1)" office:value-type="float" office:value="14">
            <text:p>14</text:p>
          </table:table-cell>
          <table:table-cell office:value-type="string">
            <text:p>20091219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319">
            <text:p>319</text:p>
          </table:table-cell>
          <table:table-cell table:formula="of:=ROUND([.D619]-RAND()/2*[.D619])" office:value-type="float" office:value="211">
            <text:p>211</text:p>
          </table:table-cell>
        </table:table-row>
        <table:table-row table:style-name="ro1">
          <table:table-cell table:formula="of:=ROUND(RAND()*79 + 1)" office:value-type="float" office:value="2">
            <text:p>2</text:p>
          </table:table-cell>
          <table:table-cell office:value-type="string">
            <text:p>20091221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840">
            <text:p>840</text:p>
          </table:table-cell>
          <table:table-cell table:formula="of:=ROUND([.D620]-RAND()/2*[.D620])" office:value-type="float" office:value="450">
            <text:p>450</text:p>
          </table:table-cell>
        </table:table-row>
        <table:table-row table:style-name="ro1">
          <table:table-cell table:formula="of:=ROUND(RAND()*79 + 1)" office:value-type="float" office:value="77">
            <text:p>77</text:p>
          </table:table-cell>
          <table:table-cell office:value-type="string">
            <text:p>20091222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26">
            <text:p>226</text:p>
          </table:table-cell>
          <table:table-cell table:formula="of:=ROUND([.D621]-RAND()/2*[.D621])" office:value-type="float" office:value="162">
            <text:p>162</text:p>
          </table:table-cell>
        </table:table-row>
        <table:table-row table:style-name="ro1">
          <table:table-cell table:formula="of:=ROUND(RAND()*79 + 1)" office:value-type="float" office:value="66">
            <text:p>66</text:p>
          </table:table-cell>
          <table:table-cell office:value-type="string">
            <text:p>20091223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12">
            <text:p>812</text:p>
          </table:table-cell>
          <table:table-cell table:formula="of:=ROUND([.D622]-RAND()/2*[.D622])" office:value-type="float" office:value="647">
            <text:p>647</text:p>
          </table:table-cell>
        </table:table-row>
        <table:table-row table:style-name="ro1">
          <table:table-cell table:formula="of:=ROUND(RAND()*79 + 1)" office:value-type="float" office:value="19">
            <text:p>19</text:p>
          </table:table-cell>
          <table:table-cell office:value-type="string">
            <text:p>20091224</text:p>
          </table:table-cell>
          <table:table-cell table:formula="of:=ROUND(RAND() * 5 + 1)" office:value-type="float" office:value="6">
            <text:p>6</text:p>
          </table:table-cell>
          <table:table-cell table:formula="of:=ROUND(RAND() * 1000 + 1)" office:value-type="float" office:value="226">
            <text:p>226</text:p>
          </table:table-cell>
          <table:table-cell table:formula="of:=ROUND([.D623]-RAND()/2*[.D623])" office:value-type="float" office:value="171">
            <text:p>171</text:p>
          </table:table-cell>
        </table:table-row>
        <table:table-row table:style-name="ro1">
          <table:table-cell table:formula="of:=ROUND(RAND()*79 + 1)" office:value-type="float" office:value="7">
            <text:p>7</text:p>
          </table:table-cell>
          <table:table-cell office:value-type="string">
            <text:p>20091225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899">
            <text:p>899</text:p>
          </table:table-cell>
          <table:table-cell table:formula="of:=ROUND([.D624]-RAND()/2*[.D624])" office:value-type="float" office:value="785">
            <text:p>785</text:p>
          </table:table-cell>
        </table:table-row>
        <table:table-row table:style-name="ro1">
          <table:table-cell table:formula="of:=ROUND(RAND()*79 + 1)" office:value-type="float" office:value="39">
            <text:p>39</text:p>
          </table:table-cell>
          <table:table-cell office:value-type="string">
            <text:p>20091226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563">
            <text:p>563</text:p>
          </table:table-cell>
          <table:table-cell table:formula="of:=ROUND([.D625]-RAND()/2*[.D625])" office:value-type="float" office:value="300">
            <text:p>300</text:p>
          </table:table-cell>
        </table:table-row>
        <table:table-row table:style-name="ro1">
          <table:table-cell table:formula="of:=ROUND(RAND()*79 + 1)" office:value-type="float" office:value="36">
            <text:p>36</text:p>
          </table:table-cell>
          <table:table-cell office:value-type="string">
            <text:p>20091228</text:p>
          </table:table-cell>
          <table:table-cell table:formula="of:=ROUND(RAND() * 5 + 1)" office:value-type="float" office:value="3">
            <text:p>3</text:p>
          </table:table-cell>
          <table:table-cell table:formula="of:=ROUND(RAND() * 1000 + 1)" office:value-type="float" office:value="319">
            <text:p>319</text:p>
          </table:table-cell>
          <table:table-cell table:formula="of:=ROUND([.D626]-RAND()/2*[.D626])" office:value-type="float" office:value="222">
            <text:p>222</text:p>
          </table:table-cell>
        </table:table-row>
        <table:table-row table:style-name="ro1">
          <table:table-cell table:formula="of:=ROUND(RAND()*79 + 1)" office:value-type="float" office:value="54">
            <text:p>54</text:p>
          </table:table-cell>
          <table:table-cell office:value-type="string">
            <text:p>20091229</text:p>
          </table:table-cell>
          <table:table-cell table:formula="of:=ROUND(RAND() * 5 + 1)" office:value-type="float" office:value="4">
            <text:p>4</text:p>
          </table:table-cell>
          <table:table-cell table:formula="of:=ROUND(RAND() * 1000 + 1)" office:value-type="float" office:value="290">
            <text:p>290</text:p>
          </table:table-cell>
          <table:table-cell table:formula="of:=ROUND([.D627]-RAND()/2*[.D627])" office:value-type="float" office:value="191">
            <text:p>191</text:p>
          </table:table-cell>
        </table:table-row>
        <table:table-row table:style-name="ro1">
          <table:table-cell table:formula="of:=ROUND(RAND()*79 + 1)" office:value-type="float" office:value="21">
            <text:p>21</text:p>
          </table:table-cell>
          <table:table-cell office:value-type="string">
            <text:p>20091230</text:p>
          </table:table-cell>
          <table:table-cell table:formula="of:=ROUND(RAND() * 5 + 1)" office:value-type="float" office:value="2">
            <text:p>2</text:p>
          </table:table-cell>
          <table:table-cell table:formula="of:=ROUND(RAND() * 1000 + 1)" office:value-type="float" office:value="612">
            <text:p>612</text:p>
          </table:table-cell>
          <table:table-cell table:formula="of:=ROUND([.D628]-RAND()/2*[.D628])" office:value-type="float" office:value="544">
            <text:p>544</text:p>
          </table:table-cell>
        </table:table-row>
        <table:table-row table:style-name="ro1">
          <table:table-cell table:formula="of:=ROUND(RAND()*79 + 1)" office:value-type="float" office:value="10">
            <text:p>10</text:p>
          </table:table-cell>
          <table:table-cell office:value-type="string">
            <text:p>20091231</text:p>
          </table:table-cell>
          <table:table-cell table:formula="of:=ROUND(RAND() * 5 + 1)" office:value-type="float" office:value="5">
            <text:p>5</text:p>
          </table:table-cell>
          <table:table-cell table:formula="of:=ROUND(RAND() * 1000 + 1)" office:value-type="float" office:value="785">
            <text:p>785</text:p>
          </table:table-cell>
          <table:table-cell table:formula="of:=ROUND([.D629]-RAND()/2*[.D629])" office:value-type="float" office:value="415">
            <text:p>415</text:p>
          </table:table-cell>
        </table:table-row>
      </table:table>
      <table:table table:name="ft_stock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roduct_id</text:p>
          </table:table-cell>
          <table:table-cell office:value-type="string">
            <text:p>date_id</text:p>
          </table:table-cell>
          <table:table-cell office:value-type="string">
            <text:p>quantity</text:p>
          </table:table-cell>
          <table:table-cell office:value-type="string">
            <text:p>cost_pe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597">
            <text:p>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769">
            <text:p>7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575">
            <text:p>5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576">
            <text:p>5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33">
            <text:p>33</text:p>
          </table:table-cell>
          <table:table-cell table:formula="of:=ROUND(RAND() * 1000 + 1)" office:value-type="float" office:value="149">
            <text:p>1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4">
            <text:p>84</text:p>
          </table:table-cell>
          <table:table-cell table:formula="of:=ROUND(RAND() * 1000 + 1)" office:value-type="float" office:value="801">
            <text:p>8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391">
            <text:p>3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55">
            <text:p>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477">
            <text:p>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902">
            <text:p>9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944">
            <text:p>9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770">
            <text:p>77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149">
            <text:p>1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949">
            <text:p>9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147">
            <text:p>1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441">
            <text:p>4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166">
            <text:p>1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3">
            <text:p>63</text:p>
          </table:table-cell>
          <table:table-cell table:formula="of:=ROUND(RAND() * 1000 + 1)" office:value-type="float" office:value="333">
            <text:p>3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32">
            <text:p>32</text:p>
          </table:table-cell>
          <table:table-cell table:formula="of:=ROUND(RAND() * 1000 + 1)" office:value-type="float" office:value="447">
            <text:p>44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4">
            <text:p>14</text:p>
          </table:table-cell>
          <table:table-cell table:formula="of:=ROUND(RAND() * 1000 + 1)" office:value-type="float" office:value="875">
            <text:p>8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5">
            <text:p>85</text:p>
          </table:table-cell>
          <table:table-cell table:formula="of:=ROUND(RAND() * 1000 + 1)" office:value-type="float" office:value="869">
            <text:p>8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643">
            <text:p>6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93">
            <text:p>93</text:p>
          </table:table-cell>
          <table:table-cell table:formula="of:=ROUND(RAND() * 1000 + 1)" office:value-type="float" office:value="488">
            <text:p>4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613">
            <text:p>6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0">
            <text:p>40</text:p>
          </table:table-cell>
          <table:table-cell table:formula="of:=ROUND(RAND() * 1000 + 1)" office:value-type="float" office:value="277">
            <text:p>2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6">
            <text:p>56</text:p>
          </table:table-cell>
          <table:table-cell table:formula="of:=ROUND(RAND() * 1000 + 1)" office:value-type="float" office:value="418">
            <text:p>4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720">
            <text:p>7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652">
            <text:p>65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657">
            <text:p>6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211">
            <text:p>21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713">
            <text:p>71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111">
            <text:p>1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873">
            <text:p>87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191">
            <text:p>19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33">
            <text:p>33</text:p>
          </table:table-cell>
          <table:table-cell table:formula="of:=ROUND(RAND() * 1000 + 1)" office:value-type="float" office:value="575">
            <text:p>5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">
            <text:p>7</text:p>
          </table:table-cell>
          <table:table-cell table:formula="of:=ROUND(RAND() * 1000 + 1)" office:value-type="float" office:value="156">
            <text:p>1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939">
            <text:p>9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366">
            <text:p>36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916">
            <text:p>9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815">
            <text:p>8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0">
            <text:p>20</text:p>
          </table:table-cell>
          <table:table-cell table:formula="of:=ROUND(RAND() * 1000 + 1)" office:value-type="float" office:value="533">
            <text:p>5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238">
            <text:p>23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798">
            <text:p>79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918">
            <text:p>91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6">
            <text:p>46</text:p>
          </table:table-cell>
          <table:table-cell table:formula="of:=ROUND(RAND() * 1000 + 1)" office:value-type="float" office:value="686">
            <text:p>68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4">
            <text:p>14</text:p>
          </table:table-cell>
          <table:table-cell table:formula="of:=ROUND(RAND() * 1000 + 1)" office:value-type="float" office:value="549">
            <text:p>54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1">
            <text:p>41</text:p>
          </table:table-cell>
          <table:table-cell table:formula="of:=ROUND(RAND() * 1000 + 1)"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7">
            <text:p>67</text:p>
          </table:table-cell>
          <table:table-cell table:formula="of:=ROUND(RAND() * 1000 + 1)" office:value-type="float" office:value="274">
            <text:p>2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101">
            <text:p>1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572">
            <text:p>57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527">
            <text:p>52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118">
            <text:p>11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524">
            <text:p>52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892">
            <text:p>89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460">
            <text:p>46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631">
            <text:p>6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937">
            <text:p>9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241">
            <text:p>24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756">
            <text:p>75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186">
            <text:p>18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286">
            <text:p>28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838">
            <text:p>83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392">
            <text:p>39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919">
            <text:p>9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0">
            <text:p>50</text:p>
          </table:table-cell>
          <table:table-cell table:formula="of:=ROUND(RAND() * 1000 + 1)" office:value-type="float" office:value="574">
            <text:p>57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50">
            <text:p>50</text:p>
          </table:table-cell>
          <table:table-cell table:formula="of:=ROUND(RAND() * 1000 + 1)" office:value-type="float" office:value="166">
            <text:p>1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216">
            <text:p>2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9">
            <text:p>29</text:p>
          </table:table-cell>
          <table:table-cell table:formula="of:=ROUND(RAND() * 1000 + 1)" office:value-type="float" office:value="565">
            <text:p>56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765">
            <text:p>76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6">
            <text:p>46</text:p>
          </table:table-cell>
          <table:table-cell table:formula="of:=ROUND(RAND() * 1000 + 1)" office:value-type="float" office:value="176">
            <text:p>17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3">
            <text:p>23</text:p>
          </table:table-cell>
          <table:table-cell table:formula="of:=ROUND(RAND() * 1000 + 1)" office:value-type="float" office:value="160">
            <text:p>16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214">
            <text:p>21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673">
            <text:p>67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6">
            <text:p>46</text:p>
          </table:table-cell>
          <table:table-cell table:formula="of:=ROUND(RAND() * 1000 + 1)" office:value-type="float" office:value="830">
            <text:p>83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611">
            <text:p>61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868">
            <text:p>86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101">
            <text:p>200901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749">
            <text:p>7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561">
            <text:p>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815">
            <text:p>8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630">
            <text:p>6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0">
            <text:p>40</text:p>
          </table:table-cell>
          <table:table-cell table:formula="of:=ROUND(RAND() * 1000 + 1)" office:value-type="float" office:value="969">
            <text:p>9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487">
            <text:p>4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77">
            <text:p>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921">
            <text:p>9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85">
            <text:p>85</text:p>
          </table:table-cell>
          <table:table-cell table:formula="of:=ROUND(RAND() * 1000 + 1)" office:value-type="float" office:value="506">
            <text:p>5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63">
            <text:p>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67">
            <text:p>67</text:p>
          </table:table-cell>
          <table:table-cell table:formula="of:=ROUND(RAND() * 1000 + 1)" office:value-type="float" office:value="902">
            <text:p>9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761">
            <text:p>7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58">
            <text:p>58</text:p>
          </table:table-cell>
          <table:table-cell table:formula="of:=ROUND(RAND() * 1000 + 1)" office:value-type="float" office:value="729">
            <text:p>7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60">
            <text:p>60</text:p>
          </table:table-cell>
          <table:table-cell table:formula="of:=ROUND(RAND() * 1000 + 1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5">
            <text:p>35</text:p>
          </table:table-cell>
          <table:table-cell table:formula="of:=ROUND(RAND() * 1000 + 1)" office:value-type="float" office:value="604">
            <text:p>6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234">
            <text:p>2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572">
            <text:p>5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491">
            <text:p>4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0">
            <text:p>40</text:p>
          </table:table-cell>
          <table:table-cell table:formula="of:=ROUND(RAND() * 1000 + 1)" office:value-type="float" office:value="273">
            <text:p>27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773">
            <text:p>7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5">
            <text:p>25</text:p>
          </table:table-cell>
          <table:table-cell table:formula="of:=ROUND(RAND() * 1000 + 1)" office:value-type="float" office:value="914">
            <text:p>9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424">
            <text:p>42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309">
            <text:p>3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5">
            <text:p>35</text:p>
          </table:table-cell>
          <table:table-cell table:formula="of:=ROUND(RAND() * 1000 + 1)" office:value-type="float" office:value="830">
            <text:p>83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440">
            <text:p>4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478">
            <text:p>47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5">
            <text:p>35</text:p>
          </table:table-cell>
          <table:table-cell table:formula="of:=ROUND(RAND() * 1000 + 1)" office:value-type="float" office:value="167">
            <text:p>1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5">
            <text:p>25</text:p>
          </table:table-cell>
          <table:table-cell table:formula="of:=ROUND(RAND() * 1000 + 1)" office:value-type="float" office:value="914">
            <text:p>9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828">
            <text:p>8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233">
            <text:p>2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782">
            <text:p>7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782">
            <text:p>7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259">
            <text:p>25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739">
            <text:p>73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391">
            <text:p>39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771">
            <text:p>77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769">
            <text:p>7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0">
            <text:p>20</text:p>
          </table:table-cell>
          <table:table-cell table:formula="of:=ROUND(RAND() * 1000 + 1)" office:value-type="float" office:value="293">
            <text:p>29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">
            <text:p>9</text:p>
          </table:table-cell>
          <table:table-cell table:formula="of:=ROUND(RAND() * 1000 + 1)" office:value-type="float" office:value="538">
            <text:p>5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890">
            <text:p>8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13">
            <text:p>1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318">
            <text:p>31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606">
            <text:p>6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72">
            <text:p>7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145">
            <text:p>14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863">
            <text:p>86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3">
            <text:p>93</text:p>
          </table:table-cell>
          <table:table-cell table:formula="of:=ROUND(RAND() * 1000 + 1)" office:value-type="float" office:value="768">
            <text:p>76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278">
            <text:p>27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915">
            <text:p>91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556">
            <text:p>5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525">
            <text:p>52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607">
            <text:p>60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520">
            <text:p>52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1">
            <text:p>91</text:p>
          </table:table-cell>
          <table:table-cell table:formula="of:=ROUND(RAND() * 1000 + 1)" office:value-type="float" office:value="369">
            <text:p>36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7">
            <text:p>7</text:p>
          </table:table-cell>
          <table:table-cell table:formula="of:=ROUND(RAND() * 1000 + 1)" office:value-type="float" office:value="20">
            <text:p>2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34">
            <text:p>3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626">
            <text:p>62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210">
            <text:p>21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581">
            <text:p>58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9">
            <text:p>29</text:p>
          </table:table-cell>
          <table:table-cell table:formula="of:=ROUND(RAND() * 1000 + 1)" office:value-type="float" office:value="661">
            <text:p>66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584">
            <text:p>58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649">
            <text:p>64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166">
            <text:p>16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3">
            <text:p>93</text:p>
          </table:table-cell>
          <table:table-cell table:formula="of:=ROUND(RAND() * 1000 + 1)" office:value-type="float" office:value="377">
            <text:p>3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">
            <text:p>9</text:p>
          </table:table-cell>
          <table:table-cell table:formula="of:=ROUND(RAND() * 1000 + 1)" office:value-type="float" office:value="940">
            <text:p>94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383">
            <text:p>38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257">
            <text:p>25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756">
            <text:p>75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78">
            <text:p>78</text:p>
          </table:table-cell>
          <table:table-cell table:formula="of:=ROUND(RAND() * 1000 + 1)" office:value-type="float" office:value="888">
            <text:p>88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832">
            <text:p>83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382">
            <text:p>38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938">
            <text:p>93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214">
            <text:p>21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235">
            <text:p>2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427">
            <text:p>42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517">
            <text:p>51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418">
            <text:p>41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361">
            <text:p>36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90">
            <text:p>9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201">
            <text:p>200902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661">
            <text:p>6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667">
            <text:p>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">
            <text:p>5</text:p>
          </table:table-cell>
          <table:table-cell table:formula="of:=ROUND(RAND() * 1000 + 1)" office:value-type="float" office:value="492">
            <text:p>4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3">
            <text:p>93</text:p>
          </table:table-cell>
          <table:table-cell table:formula="of:=ROUND(RAND() * 1000 + 1)" office:value-type="float" office:value="32">
            <text:p>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698">
            <text:p>6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3">
            <text:p>93</text:p>
          </table:table-cell>
          <table:table-cell table:formula="of:=ROUND(RAND() * 1000 + 1)" office:value-type="float" office:value="370">
            <text:p>3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824">
            <text:p>8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392">
            <text:p>3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77">
            <text:p>77</text:p>
          </table:table-cell>
          <table:table-cell table:formula="of:=ROUND(RAND() * 1000 + 1)" office:value-type="float" office:value="756">
            <text:p>7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1">
            <text:p>61</text:p>
          </table:table-cell>
          <table:table-cell table:formula="of:=ROUND(RAND() * 1000 + 1)" office:value-type="float" office:value="907">
            <text:p>9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397">
            <text:p>3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885">
            <text:p>8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342">
            <text:p>3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78">
            <text:p>7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883">
            <text:p>8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8">
            <text:p>18</text:p>
          </table:table-cell>
          <table:table-cell table:formula="of:=ROUND(RAND() * 1000 + 1)" office:value-type="float" office:value="438">
            <text:p>4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194">
            <text:p>19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586">
            <text:p>5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26">
            <text:p>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3">
            <text:p>63</text:p>
          </table:table-cell>
          <table:table-cell table:formula="of:=ROUND(RAND() * 1000 + 1)" office:value-type="float" office:value="931">
            <text:p>9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534">
            <text:p>5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250">
            <text:p>2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7">
            <text:p>37</text:p>
          </table:table-cell>
          <table:table-cell table:formula="of:=ROUND(RAND() * 1000 + 1)" office:value-type="float" office:value="49">
            <text:p>4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116">
            <text:p>1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244">
            <text:p>2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">
            <text:p>3</text:p>
          </table:table-cell>
          <table:table-cell table:formula="of:=ROUND(RAND() * 1000 + 1)" office:value-type="float" office:value="793">
            <text:p>79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354">
            <text:p>3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553">
            <text:p>55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977">
            <text:p>97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4">
            <text:p>64</text:p>
          </table:table-cell>
          <table:table-cell table:formula="of:=ROUND(RAND() * 1000 + 1)" office:value-type="float" office:value="396">
            <text:p>3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795">
            <text:p>79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4">
            <text:p>84</text:p>
          </table:table-cell>
          <table:table-cell table:formula="of:=ROUND(RAND() * 1000 + 1)" office:value-type="float" office:value="402">
            <text:p>4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936">
            <text:p>9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673">
            <text:p>6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603">
            <text:p>60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1">
            <text:p>61</text:p>
          </table:table-cell>
          <table:table-cell table:formula="of:=ROUND(RAND() * 1000 + 1)" office:value-type="float" office:value="682">
            <text:p>68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901">
            <text:p>9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492">
            <text:p>49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570">
            <text:p>57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753">
            <text:p>75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629">
            <text:p>6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453">
            <text:p>45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220">
            <text:p>22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">
            <text:p>1</text:p>
          </table:table-cell>
          <table:table-cell table:formula="of:=ROUND(RAND() * 1000 + 1)" office:value-type="float" office:value="675">
            <text:p>67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634">
            <text:p>63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">
            <text:p>8</text:p>
          </table:table-cell>
          <table:table-cell table:formula="of:=ROUND(RAND() * 1000 + 1)" office:value-type="float" office:value="55">
            <text:p>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902">
            <text:p>90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416">
            <text:p>4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5">
            <text:p>85</text:p>
          </table:table-cell>
          <table:table-cell table:formula="of:=ROUND(RAND() * 1000 + 1)" office:value-type="float" office:value="443">
            <text:p>4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797">
            <text:p>7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">
            <text:p>5</text:p>
          </table:table-cell>
          <table:table-cell table:formula="of:=ROUND(RAND() * 1000 + 1)" office:value-type="float" office:value="690">
            <text:p>69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181">
            <text:p>18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0">
            <text:p>60</text:p>
          </table:table-cell>
          <table:table-cell table:formula="of:=ROUND(RAND() * 1000 + 1)" office:value-type="float" office:value="407">
            <text:p>40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539">
            <text:p>53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279">
            <text:p>27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790">
            <text:p>79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834">
            <text:p>83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25">
            <text:p>25</text:p>
          </table:table-cell>
          <table:table-cell table:formula="of:=ROUND(RAND() * 1000 + 1)" office:value-type="float" office:value="887">
            <text:p>88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246">
            <text:p>24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248">
            <text:p>24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631">
            <text:p>63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307">
            <text:p>30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758">
            <text:p>75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368">
            <text:p>36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810">
            <text:p>81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244">
            <text:p>24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641">
            <text:p>64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89">
            <text:p>8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95">
            <text:p>9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4">
            <text:p>64</text:p>
          </table:table-cell>
          <table:table-cell table:formula="of:=ROUND(RAND() * 1000 + 1)" office:value-type="float" office:value="23">
            <text:p>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917">
            <text:p>9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279">
            <text:p>27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52">
            <text:p>5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803">
            <text:p>80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725">
            <text:p>72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176">
            <text:p>17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352">
            <text:p>3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887">
            <text:p>88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204">
            <text:p>20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301">
            <text:p>200903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308">
            <text:p>3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417">
            <text:p>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6">
            <text:p>56</text:p>
          </table:table-cell>
          <table:table-cell table:formula="of:=ROUND(RAND() * 1000 + 1)" office:value-type="float" office:value="512">
            <text:p>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">
            <text:p>7</text:p>
          </table:table-cell>
          <table:table-cell table:formula="of:=ROUND(RAND() * 1000 + 1)" office:value-type="float" office:value="974">
            <text:p>9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1">
            <text:p>61</text:p>
          </table:table-cell>
          <table:table-cell table:formula="of:=ROUND(RAND() * 1000 + 1)" office:value-type="float" office:value="103">
            <text:p>1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">
            <text:p>8</text:p>
          </table:table-cell>
          <table:table-cell table:formula="of:=ROUND(RAND() * 1000 + 1)" office:value-type="float" office:value="226">
            <text:p>2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441">
            <text:p>4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935">
            <text:p>9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892">
            <text:p>8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882">
            <text:p>8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283">
            <text:p>2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743">
            <text:p>7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961">
            <text:p>9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940">
            <text:p>9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202">
            <text:p>2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99">
            <text:p>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157">
            <text:p>1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58">
            <text:p>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571">
            <text:p>5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267">
            <text:p>2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99">
            <text:p>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0">
            <text:p>50</text:p>
          </table:table-cell>
          <table:table-cell table:formula="of:=ROUND(RAND() * 1000 + 1)" office:value-type="float" office:value="796">
            <text:p>7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634">
            <text:p>63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257">
            <text:p>2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715">
            <text:p>7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218">
            <text:p>2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01">
            <text:p>101</text:p>
          </table:table-cell>
          <table:table-cell table:formula="of:=ROUND(RAND() * 1000 + 1)" office:value-type="float" office:value="744">
            <text:p>7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455">
            <text:p>4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53">
            <text:p>5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40">
            <text:p>40</text:p>
          </table:table-cell>
          <table:table-cell table:formula="of:=ROUND(RAND() * 1000 + 1)" office:value-type="float" office:value="549">
            <text:p>54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537">
            <text:p>53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761">
            <text:p>7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162">
            <text:p>1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359">
            <text:p>3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849">
            <text:p>84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3">
            <text:p>63</text:p>
          </table:table-cell>
          <table:table-cell table:formula="of:=ROUND(RAND() * 1000 + 1)" office:value-type="float" office:value="403">
            <text:p>4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116">
            <text:p>1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486">
            <text:p>4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926">
            <text:p>9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273">
            <text:p>2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880">
            <text:p>88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0">
            <text:p>50</text:p>
          </table:table-cell>
          <table:table-cell table:formula="of:=ROUND(RAND() * 1000 + 1)" office:value-type="float" office:value="636">
            <text:p>63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3">
            <text:p>63</text:p>
          </table:table-cell>
          <table:table-cell table:formula="of:=ROUND(RAND() * 1000 + 1)" office:value-type="float" office:value="450">
            <text:p>4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326">
            <text:p>32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483">
            <text:p>4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755">
            <text:p>7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3">
            <text:p>3</text:p>
          </table:table-cell>
          <table:table-cell table:formula="of:=ROUND(RAND() * 1000 + 1)" office:value-type="float" office:value="521">
            <text:p>52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711">
            <text:p>71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332">
            <text:p>33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">
            <text:p>8</text:p>
          </table:table-cell>
          <table:table-cell table:formula="of:=ROUND(RAND() * 1000 + 1)" office:value-type="float" office:value="412">
            <text:p>4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693">
            <text:p>69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126">
            <text:p>12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10">
            <text:p>1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556">
            <text:p>55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351">
            <text:p>35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4">
            <text:p>84</text:p>
          </table:table-cell>
          <table:table-cell table:formula="of:=ROUND(RAND() * 1000 + 1)" office:value-type="float" office:value="575">
            <text:p>5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317">
            <text:p>31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852">
            <text:p>85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7">
            <text:p>77</text:p>
          </table:table-cell>
          <table:table-cell table:formula="of:=ROUND(RAND() * 1000 + 1)" office:value-type="float" office:value="299">
            <text:p>29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267">
            <text:p>2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9">
            <text:p>79</text:p>
          </table:table-cell>
          <table:table-cell table:formula="of:=ROUND(RAND() * 1000 + 1)"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3">
            <text:p>3</text:p>
          </table:table-cell>
          <table:table-cell table:formula="of:=ROUND(RAND() * 1000 + 1)" office:value-type="float" office:value="800">
            <text:p>8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8">
            <text:p>58</text:p>
          </table:table-cell>
          <table:table-cell table:formula="of:=ROUND(RAND() * 1000 + 1)" office:value-type="float" office:value="534">
            <text:p>53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251">
            <text:p>25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578">
            <text:p>57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7">
            <text:p>67</text:p>
          </table:table-cell>
          <table:table-cell table:formula="of:=ROUND(RAND() * 1000 + 1)" office:value-type="float" office:value="43">
            <text:p>4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475">
            <text:p>47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8">
            <text:p>18</text:p>
          </table:table-cell>
          <table:table-cell table:formula="of:=ROUND(RAND() * 1000 + 1)" office:value-type="float" office:value="77">
            <text:p>7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777">
            <text:p>77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64">
            <text:p>64</text:p>
          </table:table-cell>
          <table:table-cell table:formula="of:=ROUND(RAND() * 1000 + 1)" office:value-type="float" office:value="419">
            <text:p>4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4">
            <text:p>14</text:p>
          </table:table-cell>
          <table:table-cell table:formula="of:=ROUND(RAND() * 1000 + 1)" office:value-type="float" office:value="458">
            <text:p>45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356">
            <text:p>35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78">
            <text:p>78</text:p>
          </table:table-cell>
          <table:table-cell table:formula="of:=ROUND(RAND() * 1000 + 1)" office:value-type="float" office:value="201">
            <text:p>2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539">
            <text:p>53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279">
            <text:p>27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824">
            <text:p>82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9">
            <text:p>9</text:p>
          </table:table-cell>
          <table:table-cell table:formula="of:=ROUND(RAND() * 1000 + 1)" office:value-type="float" office:value="1001">
            <text:p>100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37">
            <text:p>37</text:p>
          </table:table-cell>
          <table:table-cell table:formula="of:=ROUND(RAND() * 1000 + 1)" office:value-type="float" office:value="586">
            <text:p>58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401">
            <text:p>200904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220">
            <text:p>2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911">
            <text:p>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432">
            <text:p>4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39">
            <text:p>39</text:p>
          </table:table-cell>
          <table:table-cell table:formula="of:=ROUND(RAND() * 1000 + 1)" office:value-type="float" office:value="429">
            <text:p>4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868">
            <text:p>8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138">
            <text:p>1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9">
            <text:p>29</text:p>
          </table:table-cell>
          <table:table-cell table:formula="of:=ROUND(RAND() * 1000 + 1)" office:value-type="float" office:value="331">
            <text:p>3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0">
            <text:p>60</text:p>
          </table:table-cell>
          <table:table-cell table:formula="of:=ROUND(RAND() * 1000 + 1)" office:value-type="float" office:value="277">
            <text:p>2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369">
            <text:p>3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892">
            <text:p>8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975">
            <text:p>9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711">
            <text:p>7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704">
            <text:p>7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331">
            <text:p>3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890">
            <text:p>8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3">
            <text:p>93</text:p>
          </table:table-cell>
          <table:table-cell table:formula="of:=ROUND(RAND() * 1000 + 1)" office:value-type="float" office:value="953">
            <text:p>9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78">
            <text:p>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370">
            <text:p>37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247">
            <text:p>24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16">
            <text:p>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399">
            <text:p>3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748">
            <text:p>74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17">
            <text:p>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151">
            <text:p>1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24">
            <text:p>2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180">
            <text:p>18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379">
            <text:p>37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267">
            <text:p>2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2">
            <text:p>72</text:p>
          </table:table-cell>
          <table:table-cell table:formula="of:=ROUND(RAND() * 1000 + 1)" office:value-type="float" office:value="586">
            <text:p>5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623">
            <text:p>6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264">
            <text:p>2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400">
            <text:p>4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4">
            <text:p>64</text:p>
          </table:table-cell>
          <table:table-cell table:formula="of:=ROUND(RAND() * 1000 + 1)" office:value-type="float" office:value="209">
            <text:p>20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431">
            <text:p>43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3">
            <text:p>23</text:p>
          </table:table-cell>
          <table:table-cell table:formula="of:=ROUND(RAND() * 1000 + 1)" office:value-type="float" office:value="759">
            <text:p>75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377">
            <text:p>3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763">
            <text:p>7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830">
            <text:p>83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9">
            <text:p>79</text:p>
          </table:table-cell>
          <table:table-cell table:formula="of:=ROUND(RAND() * 1000 + 1)" office:value-type="float" office:value="240">
            <text:p>2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687">
            <text:p>68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105">
            <text:p>1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996">
            <text:p>9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749">
            <text:p>74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190">
            <text:p>19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417">
            <text:p>4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870">
            <text:p>87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512">
            <text:p>5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312">
            <text:p>3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914">
            <text:p>91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944">
            <text:p>94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173">
            <text:p>17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33">
            <text:p>33</text:p>
          </table:table-cell>
          <table:table-cell table:formula="of:=ROUND(RAND() * 1000 + 1)" office:value-type="float" office:value="826">
            <text:p>82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443">
            <text:p>44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714">
            <text:p>7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635">
            <text:p>6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41">
            <text:p>41</text:p>
          </table:table-cell>
          <table:table-cell table:formula="of:=ROUND(RAND() * 1000 + 1)" office:value-type="float" office:value="944">
            <text:p>94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266">
            <text:p>2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5">
            <text:p>95</text:p>
          </table:table-cell>
          <table:table-cell table:formula="of:=ROUND(RAND() * 1000 + 1)" office:value-type="float" office:value="221">
            <text:p>2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200">
            <text:p>2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42">
            <text:p>42</text:p>
          </table:table-cell>
          <table:table-cell table:formula="of:=ROUND(RAND() * 1000 + 1)" office:value-type="float" office:value="346">
            <text:p>34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221">
            <text:p>2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295">
            <text:p>29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484">
            <text:p>4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61">
            <text:p>61</text:p>
          </table:table-cell>
          <table:table-cell table:formula="of:=ROUND(RAND() * 1000 + 1)" office:value-type="float" office:value="451">
            <text:p>45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41">
            <text:p>41</text:p>
          </table:table-cell>
          <table:table-cell table:formula="of:=ROUND(RAND() * 1000 + 1)" office:value-type="float" office:value="347">
            <text:p>34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40">
            <text:p>40</text:p>
          </table:table-cell>
          <table:table-cell table:formula="of:=ROUND(RAND() * 1000 + 1)"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712">
            <text:p>7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453">
            <text:p>45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546">
            <text:p>54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835">
            <text:p>8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565">
            <text:p>56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9">
            <text:p>79</text:p>
          </table:table-cell>
          <table:table-cell table:formula="of:=ROUND(RAND() * 1000 + 1)" office:value-type="float" office:value="918">
            <text:p>91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4">
            <text:p>84</text:p>
          </table:table-cell>
          <table:table-cell table:formula="of:=ROUND(RAND() * 1000 + 1)" office:value-type="float" office:value="717">
            <text:p>71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842">
            <text:p>8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93">
            <text:p>93</text:p>
          </table:table-cell>
          <table:table-cell table:formula="of:=ROUND(RAND() * 1000 + 1)" office:value-type="float" office:value="546">
            <text:p>54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20">
            <text:p>20</text:p>
          </table:table-cell>
          <table:table-cell table:formula="of:=ROUND(RAND() * 1000 + 1)" office:value-type="float" office:value="531">
            <text:p>53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77">
            <text:p>77</text:p>
          </table:table-cell>
          <table:table-cell table:formula="of:=ROUND(RAND() * 1000 + 1)" office:value-type="float" office:value="402">
            <text:p>40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497">
            <text:p>49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501">
            <text:p>200905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430">
            <text:p>4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280">
            <text:p>2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78">
            <text:p>78</text:p>
          </table:table-cell>
          <table:table-cell table:formula="of:=ROUND(RAND() * 1000 + 1)" office:value-type="float" office:value="339">
            <text:p>3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5">
            <text:p>35</text:p>
          </table:table-cell>
          <table:table-cell table:formula="of:=ROUND(RAND() * 1000 + 1)" office:value-type="float" office:value="293">
            <text:p>2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236">
            <text:p>2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203">
            <text:p>2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79">
            <text:p>79</text:p>
          </table:table-cell>
          <table:table-cell table:formula="of:=ROUND(RAND() * 1000 + 1)" office:value-type="float" office:value="909">
            <text:p>9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">
            <text:p>5</text:p>
          </table:table-cell>
          <table:table-cell table:formula="of:=ROUND(RAND() * 1000 + 1)" office:value-type="float" office:value="961">
            <text:p>9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8">
            <text:p>48</text:p>
          </table:table-cell>
          <table:table-cell table:formula="of:=ROUND(RAND() * 1000 + 1)" office:value-type="float" office:value="815">
            <text:p>8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302">
            <text:p>3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446">
            <text:p>4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329">
            <text:p>3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8">
            <text:p>98</text:p>
          </table:table-cell>
          <table:table-cell table:formula="of:=ROUND(RAND() * 1000 + 1)" office:value-type="float" office:value="324">
            <text:p>3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800">
            <text:p>8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613">
            <text:p>6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765">
            <text:p>7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236">
            <text:p>2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152">
            <text:p>1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8">
            <text:p>48</text:p>
          </table:table-cell>
          <table:table-cell table:formula="of:=ROUND(RAND() * 1000 + 1)" office:value-type="float" office:value="38">
            <text:p>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251">
            <text:p>2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390">
            <text:p>3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419">
            <text:p>4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87">
            <text:p>8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734">
            <text:p>73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862">
            <text:p>8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659">
            <text:p>65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20">
            <text:p>20</text:p>
          </table:table-cell>
          <table:table-cell table:formula="of:=ROUND(RAND() * 1000 + 1)" office:value-type="float" office:value="154">
            <text:p>1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918">
            <text:p>9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801">
            <text:p>8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180">
            <text:p>18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421">
            <text:p>42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668">
            <text:p>66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475">
            <text:p>4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125">
            <text:p>12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172">
            <text:p>1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458">
            <text:p>4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584">
            <text:p>58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765">
            <text:p>76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595">
            <text:p>59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769">
            <text:p>76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6">
            <text:p>46</text:p>
          </table:table-cell>
          <table:table-cell table:formula="of:=ROUND(RAND() * 1000 + 1)" office:value-type="float" office:value="677">
            <text:p>67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644">
            <text:p>6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84">
            <text:p>84</text:p>
          </table:table-cell>
          <table:table-cell table:formula="of:=ROUND(RAND() * 1000 + 1)" office:value-type="float" office:value="409">
            <text:p>40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782">
            <text:p>7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91">
            <text:p>9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773">
            <text:p>7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142">
            <text:p>14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165">
            <text:p>1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3">
            <text:p>63</text:p>
          </table:table-cell>
          <table:table-cell table:formula="of:=ROUND(RAND() * 1000 + 1)" office:value-type="float" office:value="258">
            <text:p>25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128">
            <text:p>12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662">
            <text:p>66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990">
            <text:p>99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25">
            <text:p>25</text:p>
          </table:table-cell>
          <table:table-cell table:formula="of:=ROUND(RAND() * 1000 + 1)" office:value-type="float" office:value="460">
            <text:p>46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914">
            <text:p>9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252">
            <text:p>2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508">
            <text:p>50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109">
            <text:p>10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758">
            <text:p>75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712">
            <text:p>7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724">
            <text:p>72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500">
            <text:p>5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312">
            <text:p>3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936">
            <text:p>93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8">
            <text:p>48</text:p>
          </table:table-cell>
          <table:table-cell table:formula="of:=ROUND(RAND() * 1000 + 1)" office:value-type="float" office:value="256">
            <text:p>25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20">
            <text:p>20</text:p>
          </table:table-cell>
          <table:table-cell table:formula="of:=ROUND(RAND() * 1000 + 1)" office:value-type="float" office:value="763">
            <text:p>76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9">
            <text:p>39</text:p>
          </table:table-cell>
          <table:table-cell table:formula="of:=ROUND(RAND() * 1000 + 1)" office:value-type="float" office:value="622">
            <text:p>62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966">
            <text:p>9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669">
            <text:p>6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365">
            <text:p>36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477">
            <text:p>4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263">
            <text:p>2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543">
            <text:p>54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135">
            <text:p>1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886">
            <text:p>88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838">
            <text:p>83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647">
            <text:p>64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35">
            <text:p>35</text:p>
          </table:table-cell>
          <table:table-cell table:formula="of:=ROUND(RAND() * 1000 + 1)" office:value-type="float" office:value="104">
            <text:p>10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601">
            <text:p>200906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977">
            <text:p>9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">
            <text:p>5</text:p>
          </table:table-cell>
          <table:table-cell table:formula="of:=ROUND(RAND() * 1000 + 1)" office:value-type="float" office:value="432">
            <text:p>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231">
            <text:p>2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0">
            <text:p>20</text:p>
          </table:table-cell>
          <table:table-cell table:formula="of:=ROUND(RAND() * 1000 + 1)" office:value-type="float" office:value="613">
            <text:p>6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618">
            <text:p>6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462">
            <text:p>4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867">
            <text:p>8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440">
            <text:p>4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4">
            <text:p>14</text:p>
          </table:table-cell>
          <table:table-cell table:formula="of:=ROUND(RAND() * 1000 + 1)" office:value-type="float" office:value="461">
            <text:p>4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500">
            <text:p>5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60">
            <text:p>60</text:p>
          </table:table-cell>
          <table:table-cell table:formula="of:=ROUND(RAND() * 1000 + 1)" office:value-type="float" office:value="282">
            <text:p>28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39">
            <text:p>39</text:p>
          </table:table-cell>
          <table:table-cell table:formula="of:=ROUND(RAND() * 1000 + 1)" office:value-type="float" office:value="440">
            <text:p>4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993">
            <text:p>9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455">
            <text:p>4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134">
            <text:p>1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8">
            <text:p>48</text:p>
          </table:table-cell>
          <table:table-cell table:formula="of:=ROUND(RAND() * 1000 + 1)" office:value-type="float" office:value="661">
            <text:p>6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37">
            <text:p>37</text:p>
          </table:table-cell>
          <table:table-cell table:formula="of:=ROUND(RAND() * 1000 + 1)" office:value-type="float" office:value="668">
            <text:p>6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215">
            <text:p>2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9">
            <text:p>29</text:p>
          </table:table-cell>
          <table:table-cell table:formula="of:=ROUND(RAND() * 1000 + 1)" office:value-type="float" office:value="850">
            <text:p>8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571">
            <text:p>5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500">
            <text:p>5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327">
            <text:p>3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5">
            <text:p>95</text:p>
          </table:table-cell>
          <table:table-cell table:formula="of:=ROUND(RAND() * 1000 + 1)" office:value-type="float" office:value="567">
            <text:p>5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921">
            <text:p>9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7">
            <text:p>7</text:p>
          </table:table-cell>
          <table:table-cell table:formula="of:=ROUND(RAND() * 1000 + 1)" office:value-type="float" office:value="382">
            <text:p>38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449">
            <text:p>44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319">
            <text:p>3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907">
            <text:p>9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78">
            <text:p>78</text:p>
          </table:table-cell>
          <table:table-cell table:formula="of:=ROUND(RAND() * 1000 + 1)" office:value-type="float" office:value="535">
            <text:p>5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203">
            <text:p>2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423">
            <text:p>4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32">
            <text:p>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135">
            <text:p>1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5">
            <text:p>25</text:p>
          </table:table-cell>
          <table:table-cell table:formula="of:=ROUND(RAND() * 1000 + 1)" office:value-type="float" office:value="375">
            <text:p>3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920">
            <text:p>92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5">
            <text:p>95</text:p>
          </table:table-cell>
          <table:table-cell table:formula="of:=ROUND(RAND() * 1000 + 1)" office:value-type="float" office:value="834">
            <text:p>83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382">
            <text:p>3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357">
            <text:p>35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947">
            <text:p>94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9">
            <text:p>29</text:p>
          </table:table-cell>
          <table:table-cell table:formula="of:=ROUND(RAND() * 1000 + 1)" office:value-type="float" office:value="12">
            <text:p>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477">
            <text:p>47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148">
            <text:p>14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899">
            <text:p>89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567">
            <text:p>5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78">
            <text:p>78</text:p>
          </table:table-cell>
          <table:table-cell table:formula="of:=ROUND(RAND() * 1000 + 1)" office:value-type="float" office:value="101">
            <text:p>10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631">
            <text:p>6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4">
            <text:p>14</text:p>
          </table:table-cell>
          <table:table-cell table:formula="of:=ROUND(RAND() * 1000 + 1)" office:value-type="float" office:value="513">
            <text:p>51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77">
            <text:p>77</text:p>
          </table:table-cell>
          <table:table-cell table:formula="of:=ROUND(RAND() * 1000 + 1)" office:value-type="float" office:value="376">
            <text:p>37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749">
            <text:p>74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831">
            <text:p>83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713">
            <text:p>71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742">
            <text:p>74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">
            <text:p>8</text:p>
          </table:table-cell>
          <table:table-cell table:formula="of:=ROUND(RAND() * 1000 + 1)" office:value-type="float" office:value="160">
            <text:p>16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346">
            <text:p>34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8">
            <text:p>18</text:p>
          </table:table-cell>
          <table:table-cell table:formula="of:=ROUND(RAND() * 1000 + 1)" office:value-type="float" office:value="15">
            <text:p>1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629">
            <text:p>62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616">
            <text:p>6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214">
            <text:p>21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960">
            <text:p>96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950">
            <text:p>95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7">
            <text:p>7</text:p>
          </table:table-cell>
          <table:table-cell table:formula="of:=ROUND(RAND() * 1000 + 1)" office:value-type="float" office:value="638">
            <text:p>63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189">
            <text:p>1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346">
            <text:p>34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7">
            <text:p>57</text:p>
          </table:table-cell>
          <table:table-cell table:formula="of:=ROUND(RAND() * 1000 + 1)" office:value-type="float" office:value="35">
            <text:p>3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858">
            <text:p>85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675">
            <text:p>67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8">
            <text:p>58</text:p>
          </table:table-cell>
          <table:table-cell table:formula="of:=ROUND(RAND() * 1000 + 1)" office:value-type="float" office:value="77">
            <text:p>7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2">
            <text:p>42</text:p>
          </table:table-cell>
          <table:table-cell table:formula="of:=ROUND(RAND() * 1000 + 1)" office:value-type="float" office:value="639">
            <text:p>6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102">
            <text:p>10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405">
            <text:p>40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804">
            <text:p>80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276">
            <text:p>27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560">
            <text:p>56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0">
            <text:p>50</text:p>
          </table:table-cell>
          <table:table-cell table:formula="of:=ROUND(RAND() * 1000 + 1)" office:value-type="float" office:value="601">
            <text:p>6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704">
            <text:p>70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56">
            <text:p>56</text:p>
          </table:table-cell>
          <table:table-cell table:formula="of:=ROUND(RAND() * 1000 + 1)" office:value-type="float" office:value="576">
            <text:p>57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701">
            <text:p>20090701</text:p>
          </table:table-cell>
          <table:table-cell table:formula="of:=ROUND(RAND() * 100 + 1)" office:value-type="float" office:value="35">
            <text:p>35</text:p>
          </table:table-cell>
          <table:table-cell table:formula="of:=ROUND(RAND() * 1000 + 1)" office:value-type="float" office:value="130">
            <text:p>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7">
            <text:p>77</text:p>
          </table:table-cell>
          <table:table-cell table:formula="of:=ROUND(RAND() * 1000 + 1)" office:value-type="float" office:value="489">
            <text:p>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8">
            <text:p>48</text:p>
          </table:table-cell>
          <table:table-cell table:formula="of:=ROUND(RAND() * 1000 + 1)" office:value-type="float" office:value="328">
            <text:p>3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567">
            <text:p>5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387">
            <text:p>3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5">
            <text:p>25</text:p>
          </table:table-cell>
          <table:table-cell table:formula="of:=ROUND(RAND() * 1000 + 1)" office:value-type="float" office:value="754">
            <text:p>7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655">
            <text:p>6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0">
            <text:p>40</text:p>
          </table:table-cell>
          <table:table-cell table:formula="of:=ROUND(RAND() * 1000 + 1)" office:value-type="float" office:value="698">
            <text:p>6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375">
            <text:p>3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870">
            <text:p>8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135">
            <text:p>1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597">
            <text:p>5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634">
            <text:p>6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211">
            <text:p>2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5">
            <text:p>35</text:p>
          </table:table-cell>
          <table:table-cell table:formula="of:=ROUND(RAND() * 1000 + 1)" office:value-type="float" office:value="746">
            <text:p>7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676">
            <text:p>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550">
            <text:p>5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348">
            <text:p>3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685">
            <text:p>6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61">
            <text:p>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">
            <text:p>8</text:p>
          </table:table-cell>
          <table:table-cell table:formula="of:=ROUND(RAND() * 1000 + 1)" office:value-type="float" office:value="153">
            <text:p>1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533">
            <text:p>5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206">
            <text:p>2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561">
            <text:p>56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331">
            <text:p>3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758">
            <text:p>75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575">
            <text:p>5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157">
            <text:p>15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550">
            <text:p>5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543">
            <text:p>5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153">
            <text:p>15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3">
            <text:p>23</text:p>
          </table:table-cell>
          <table:table-cell table:formula="of:=ROUND(RAND() * 1000 + 1)" office:value-type="float" office:value="168">
            <text:p>16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381">
            <text:p>3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578">
            <text:p>57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">
            <text:p>7</text:p>
          </table:table-cell>
          <table:table-cell table:formula="of:=ROUND(RAND() * 1000 + 1)" office:value-type="float" office:value="428">
            <text:p>4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135">
            <text:p>1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451">
            <text:p>4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386">
            <text:p>3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896">
            <text:p>89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234">
            <text:p>2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4">
            <text:p>24</text:p>
          </table:table-cell>
          <table:table-cell table:formula="of:=ROUND(RAND() * 1000 + 1)" office:value-type="float" office:value="376">
            <text:p>37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690">
            <text:p>69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345">
            <text:p>34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156">
            <text:p>15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0">
            <text:p>90</text:p>
          </table:table-cell>
          <table:table-cell table:formula="of:=ROUND(RAND() * 1000 + 1)" office:value-type="float" office:value="213">
            <text:p>2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187">
            <text:p>18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7">
            <text:p>37</text:p>
          </table:table-cell>
          <table:table-cell table:formula="of:=ROUND(RAND() * 1000 + 1)" office:value-type="float" office:value="916">
            <text:p>9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6">
            <text:p>36</text:p>
          </table:table-cell>
          <table:table-cell table:formula="of:=ROUND(RAND() * 1000 + 1)" office:value-type="float" office:value="66">
            <text:p>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868">
            <text:p>86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359">
            <text:p>35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279">
            <text:p>27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50">
            <text:p>50</text:p>
          </table:table-cell>
          <table:table-cell table:formula="of:=ROUND(RAND() * 1000 + 1)" office:value-type="float" office:value="875">
            <text:p>87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160">
            <text:p>16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383">
            <text:p>38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206">
            <text:p>20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3">
            <text:p>63</text:p>
          </table:table-cell>
          <table:table-cell table:formula="of:=ROUND(RAND() * 1000 + 1)" office:value-type="float" office:value="280">
            <text:p>28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607">
            <text:p>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8">
            <text:p>98</text:p>
          </table:table-cell>
          <table:table-cell table:formula="of:=ROUND(RAND() * 1000 + 1)" office:value-type="float" office:value="530">
            <text:p>53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815">
            <text:p>8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843">
            <text:p>8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382">
            <text:p>38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390">
            <text:p>39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383">
            <text:p>38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6">
            <text:p>46</text:p>
          </table:table-cell>
          <table:table-cell table:formula="of:=ROUND(RAND() * 1000 + 1)" office:value-type="float" office:value="591">
            <text:p>59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96">
            <text:p>9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545">
            <text:p>54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442">
            <text:p>44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102">
            <text:p>10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1">
            <text:p>61</text:p>
          </table:table-cell>
          <table:table-cell table:formula="of:=ROUND(RAND() * 1000 + 1)" office:value-type="float" office:value="677">
            <text:p>67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654">
            <text:p>6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100">
            <text:p>1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462">
            <text:p>46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902">
            <text:p>90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655">
            <text:p>65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72">
            <text:p>72</text:p>
          </table:table-cell>
          <table:table-cell table:formula="of:=ROUND(RAND() * 1000 + 1)" office:value-type="float" office:value="674">
            <text:p>67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741">
            <text:p>74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6">
            <text:p>6</text:p>
          </table:table-cell>
          <table:table-cell table:formula="of:=ROUND(RAND() * 1000 + 1)" office:value-type="float" office:value="526">
            <text:p>52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14">
            <text:p>14</text:p>
          </table:table-cell>
          <table:table-cell table:formula="of:=ROUND(RAND() * 1000 + 1)" office:value-type="float" office:value="351">
            <text:p>35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585">
            <text:p>58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0801">
            <text:p>20090801</text:p>
          </table:table-cell>
          <table:table-cell table:formula="of:=ROUND(RAND() * 100 + 1)" office:value-type="float" office:value="95">
            <text:p>95</text:p>
          </table:table-cell>
          <table:table-cell table:formula="of:=ROUND(RAND() * 1000 + 1)" office:value-type="float" office:value="157">
            <text:p>1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890">
            <text:p>8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1">
            <text:p>71</text:p>
          </table:table-cell>
          <table:table-cell table:formula="of:=ROUND(RAND() * 1000 + 1)"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119">
            <text:p>1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930">
            <text:p>9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637">
            <text:p>6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676">
            <text:p>6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515">
            <text:p>5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440">
            <text:p>4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3">
            <text:p>43</text:p>
          </table:table-cell>
          <table:table-cell table:formula="of:=ROUND(RAND() * 1000 + 1)" office:value-type="float" office:value="125">
            <text:p>1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131">
            <text:p>1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591">
            <text:p>5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853">
            <text:p>8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3">
            <text:p>13</text:p>
          </table:table-cell>
          <table:table-cell table:formula="of:=ROUND(RAND() * 1000 + 1)" office:value-type="float" office:value="1001">
            <text:p>10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23">
            <text:p>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59">
            <text:p>59</text:p>
          </table:table-cell>
          <table:table-cell table:formula="of:=ROUND(RAND() * 1000 + 1)" office:value-type="float" office:value="143">
            <text:p>1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263">
            <text:p>2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">
            <text:p>4</text:p>
          </table:table-cell>
          <table:table-cell table:formula="of:=ROUND(RAND() * 1000 + 1)" office:value-type="float" office:value="880">
            <text:p>88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2">
            <text:p>32</text:p>
          </table:table-cell>
          <table:table-cell table:formula="of:=ROUND(RAND() * 1000 + 1)" office:value-type="float" office:value="362">
            <text:p>36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01">
            <text:p>101</text:p>
          </table:table-cell>
          <table:table-cell table:formula="of:=ROUND(RAND() * 1000 + 1)" office:value-type="float" office:value="468">
            <text:p>4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791">
            <text:p>7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873">
            <text:p>87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839">
            <text:p>8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0">
            <text:p>40</text:p>
          </table:table-cell>
          <table:table-cell table:formula="of:=ROUND(RAND() * 1000 + 1)" office:value-type="float" office:value="601">
            <text:p>6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9">
            <text:p>29</text:p>
          </table:table-cell>
          <table:table-cell table:formula="of:=ROUND(RAND() * 1000 + 1)" office:value-type="float" office:value="802">
            <text:p>8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373">
            <text:p>37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523">
            <text:p>5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802">
            <text:p>8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79">
            <text:p>7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577">
            <text:p>5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384">
            <text:p>3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280">
            <text:p>28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750">
            <text:p>7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7">
            <text:p>17</text:p>
          </table:table-cell>
          <table:table-cell table:formula="of:=ROUND(RAND() * 1000 + 1)" office:value-type="float" office:value="961">
            <text:p>96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155">
            <text:p>1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401">
            <text:p>4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5">
            <text:p>95</text:p>
          </table:table-cell>
          <table:table-cell table:formula="of:=ROUND(RAND() * 1000 + 1)" office:value-type="float" office:value="532">
            <text:p>53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410">
            <text:p>41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8">
            <text:p>38</text:p>
          </table:table-cell>
          <table:table-cell table:formula="of:=ROUND(RAND() * 1000 + 1)" office:value-type="float" office:value="659">
            <text:p>6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648">
            <text:p>6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7">
            <text:p>47</text:p>
          </table:table-cell>
          <table:table-cell table:formula="of:=ROUND(RAND() * 1000 + 1)" office:value-type="float" office:value="735">
            <text:p>7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">
            <text:p>3</text:p>
          </table:table-cell>
          <table:table-cell table:formula="of:=ROUND(RAND() * 1000 + 1)" office:value-type="float" office:value="392">
            <text:p>39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982">
            <text:p>98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0">
            <text:p>20</text:p>
          </table:table-cell>
          <table:table-cell table:formula="of:=ROUND(RAND() * 1000 + 1)" office:value-type="float" office:value="631">
            <text:p>6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">
            <text:p>7</text:p>
          </table:table-cell>
          <table:table-cell table:formula="of:=ROUND(RAND() * 1000 + 1)" office:value-type="float" office:value="993">
            <text:p>99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160">
            <text:p>16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9">
            <text:p>39</text:p>
          </table:table-cell>
          <table:table-cell table:formula="of:=ROUND(RAND() * 1000 + 1)" office:value-type="float" office:value="925">
            <text:p>9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22">
            <text:p>2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68">
            <text:p>68</text:p>
          </table:table-cell>
          <table:table-cell table:formula="of:=ROUND(RAND() * 1000 + 1)" office:value-type="float" office:value="596">
            <text:p>59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9">
            <text:p>99</text:p>
          </table:table-cell>
          <table:table-cell table:formula="of:=ROUND(RAND() * 1000 + 1)" office:value-type="float" office:value="785">
            <text:p>78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408">
            <text:p>40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695">
            <text:p>69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5">
            <text:p>95</text:p>
          </table:table-cell>
          <table:table-cell table:formula="of:=ROUND(RAND() * 1000 + 1)" office:value-type="float" office:value="457">
            <text:p>45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308">
            <text:p>30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114">
            <text:p>1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575">
            <text:p>5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974">
            <text:p>9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104">
            <text:p>10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6">
            <text:p>96</text:p>
          </table:table-cell>
          <table:table-cell table:formula="of:=ROUND(RAND() * 1000 + 1)" office:value-type="float" office:value="157">
            <text:p>15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13">
            <text:p>1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940">
            <text:p>94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8">
            <text:p>18</text:p>
          </table:table-cell>
          <table:table-cell table:formula="of:=ROUND(RAND() * 1000 + 1)" office:value-type="float" office:value="524">
            <text:p>52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609">
            <text:p>60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55">
            <text:p>55</text:p>
          </table:table-cell>
          <table:table-cell table:formula="of:=ROUND(RAND() * 1000 + 1)" office:value-type="float" office:value="538">
            <text:p>53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21">
            <text:p>21</text:p>
          </table:table-cell>
          <table:table-cell table:formula="of:=ROUND(RAND() * 1000 + 1)" office:value-type="float" office:value="524">
            <text:p>52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33">
            <text:p>33</text:p>
          </table:table-cell>
          <table:table-cell table:formula="of:=ROUND(RAND() * 1000 + 1)" office:value-type="float" office:value="953">
            <text:p>95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4">
            <text:p>94</text:p>
          </table:table-cell>
          <table:table-cell table:formula="of:=ROUND(RAND() * 1000 + 1)" office:value-type="float" office:value="505">
            <text:p>50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869">
            <text:p>86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750">
            <text:p>7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9">
            <text:p>19</text:p>
          </table:table-cell>
          <table:table-cell table:formula="of:=ROUND(RAND() * 1000 + 1)" office:value-type="float" office:value="75">
            <text:p>7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130">
            <text:p>13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710">
            <text:p>71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613">
            <text:p>61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2">
            <text:p>82</text:p>
          </table:table-cell>
          <table:table-cell table:formula="of:=ROUND(RAND() * 1000 + 1)" office:value-type="float" office:value="56">
            <text:p>5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78">
            <text:p>78</text:p>
          </table:table-cell>
          <table:table-cell table:formula="of:=ROUND(RAND() * 1000 + 1)" office:value-type="float" office:value="546">
            <text:p>54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">
            <text:p>8</text:p>
          </table:table-cell>
          <table:table-cell table:formula="of:=ROUND(RAND() * 1000 + 1)" office:value-type="float" office:value="916">
            <text:p>9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239">
            <text:p>23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45">
            <text:p>45</text:p>
          </table:table-cell>
          <table:table-cell table:formula="of:=ROUND(RAND() * 1000 + 1)" office:value-type="float" office:value="348">
            <text:p>34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982">
            <text:p>98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1001">
            <text:p>20091001</text:p>
          </table:table-cell>
          <table:table-cell table:formula="of:=ROUND(RAND() * 100 + 1)" office:value-type="float" office:value="89">
            <text:p>89</text:p>
          </table:table-cell>
          <table:table-cell table:formula="of:=ROUND(RAND() * 1000 + 1)"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1">
            <text:p>51</text:p>
          </table:table-cell>
          <table:table-cell table:formula="of:=ROUND(RAND() * 1000 + 1)" office:value-type="float" office:value="205">
            <text:p>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">
            <text:p>1</text:p>
          </table:table-cell>
          <table:table-cell table:formula="of:=ROUND(RAND() * 1000 + 1)" office:value-type="float" office:value="436">
            <text:p>4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2">
            <text:p>72</text:p>
          </table:table-cell>
          <table:table-cell table:formula="of:=ROUND(RAND() * 1000 + 1)" office:value-type="float" office:value="648">
            <text:p>6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669">
            <text:p>6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41">
            <text:p>41</text:p>
          </table:table-cell>
          <table:table-cell table:formula="of:=ROUND(RAND() * 1000 + 1)" office:value-type="float" office:value="479">
            <text:p>4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259">
            <text:p>2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391">
            <text:p>3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98">
            <text:p>98</text:p>
          </table:table-cell>
          <table:table-cell table:formula="of:=ROUND(RAND() * 1000 + 1)" office:value-type="float" office:value="709">
            <text:p>7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">
            <text:p>1</text:p>
          </table:table-cell>
          <table:table-cell table:formula="of:=ROUND(RAND() * 1000 + 1)" office:value-type="float" office:value="780">
            <text:p>7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7">
            <text:p>77</text:p>
          </table:table-cell>
          <table:table-cell table:formula="of:=ROUND(RAND() * 1000 + 1)" office:value-type="float" office:value="771">
            <text:p>77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3">
            <text:p>33</text:p>
          </table:table-cell>
          <table:table-cell table:formula="of:=ROUND(RAND() * 1000 + 1)" office:value-type="float" office:value="831">
            <text:p>8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0">
            <text:p>70</text:p>
          </table:table-cell>
          <table:table-cell table:formula="of:=ROUND(RAND() * 1000 + 1)" office:value-type="float" office:value="809">
            <text:p>8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">
            <text:p>8</text:p>
          </table:table-cell>
          <table:table-cell table:formula="of:=ROUND(RAND() * 1000 + 1)" office:value-type="float" office:value="124">
            <text:p>1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6">
            <text:p>16</text:p>
          </table:table-cell>
          <table:table-cell table:formula="of:=ROUND(RAND() * 1000 + 1)" office:value-type="float" office:value="915">
            <text:p>9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39">
            <text:p>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97">
            <text:p>97</text:p>
          </table:table-cell>
          <table:table-cell table:formula="of:=ROUND(RAND() * 1000 + 1)" office:value-type="float" office:value="609">
            <text:p>6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5">
            <text:p>25</text:p>
          </table:table-cell>
          <table:table-cell table:formula="of:=ROUND(RAND() * 1000 + 1)" office:value-type="float" office:value="964">
            <text:p>96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">
            <text:p>5</text:p>
          </table:table-cell>
          <table:table-cell table:formula="of:=ROUND(RAND() * 1000 + 1)" office:value-type="float" office:value="951">
            <text:p>9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2">
            <text:p>62</text:p>
          </table:table-cell>
          <table:table-cell table:formula="of:=ROUND(RAND() * 1000 + 1)" office:value-type="float" office:value="346">
            <text:p>3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3">
            <text:p>63</text:p>
          </table:table-cell>
          <table:table-cell table:formula="of:=ROUND(RAND() * 1000 + 1)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362">
            <text:p>3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7">
            <text:p>27</text:p>
          </table:table-cell>
          <table:table-cell table:formula="of:=ROUND(RAND() * 1000 + 1)" office:value-type="float" office:value="431">
            <text:p>4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231">
            <text:p>2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754">
            <text:p>75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902">
            <text:p>9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333">
            <text:p>3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4">
            <text:p>74</text:p>
          </table:table-cell>
          <table:table-cell table:formula="of:=ROUND(RAND() * 1000 + 1)" office:value-type="float" office:value="209">
            <text:p>20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801">
            <text:p>8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296">
            <text:p>2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2">
            <text:p>72</text:p>
          </table:table-cell>
          <table:table-cell table:formula="of:=ROUND(RAND() * 1000 + 1)" office:value-type="float" office:value="436">
            <text:p>43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4">
            <text:p>34</text:p>
          </table:table-cell>
          <table:table-cell table:formula="of:=ROUND(RAND() * 1000 + 1)" office:value-type="float" office:value="676">
            <text:p>67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">
            <text:p>5</text:p>
          </table:table-cell>
          <table:table-cell table:formula="of:=ROUND(RAND() * 1000 + 1)" office:value-type="float" office:value="576">
            <text:p>57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86">
            <text:p>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248">
            <text:p>24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145">
            <text:p>14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254">
            <text:p>25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517">
            <text:p>51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9">
            <text:p>69</text:p>
          </table:table-cell>
          <table:table-cell table:formula="of:=ROUND(RAND() * 1000 + 1)" office:value-type="float" office:value="257">
            <text:p>25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6">
            <text:p>76</text:p>
          </table:table-cell>
          <table:table-cell table:formula="of:=ROUND(RAND() * 1000 + 1)" office:value-type="float" office:value="822">
            <text:p>82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">
            <text:p>2</text:p>
          </table:table-cell>
          <table:table-cell table:formula="of:=ROUND(RAND() * 1000 + 1)" office:value-type="float" office:value="755">
            <text:p>75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3">
            <text:p>73</text:p>
          </table:table-cell>
          <table:table-cell table:formula="of:=ROUND(RAND() * 1000 + 1)" office:value-type="float" office:value="534">
            <text:p>5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0">
            <text:p>10</text:p>
          </table:table-cell>
          <table:table-cell table:formula="of:=ROUND(RAND() * 1000 + 1)" office:value-type="float" office:value="455">
            <text:p>4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75">
            <text:p>75</text:p>
          </table:table-cell>
          <table:table-cell table:formula="of:=ROUND(RAND() * 1000 + 1)" office:value-type="float" office:value="227">
            <text:p>22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6">
            <text:p>26</text:p>
          </table:table-cell>
          <table:table-cell table:formula="of:=ROUND(RAND() * 1000 + 1)" office:value-type="float" office:value="73">
            <text:p>7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3">
            <text:p>53</text:p>
          </table:table-cell>
          <table:table-cell table:formula="of:=ROUND(RAND() * 1000 + 1)" office:value-type="float" office:value="969">
            <text:p>96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2">
            <text:p>52</text:p>
          </table:table-cell>
          <table:table-cell table:formula="of:=ROUND(RAND() * 1000 + 1)" office:value-type="float" office:value="855">
            <text:p>8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5">
            <text:p>65</text:p>
          </table:table-cell>
          <table:table-cell table:formula="of:=ROUND(RAND() * 1000 + 1)" office:value-type="float" office:value="550">
            <text:p>55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44">
            <text:p>44</text:p>
          </table:table-cell>
          <table:table-cell table:formula="of:=ROUND(RAND() * 1000 + 1)" office:value-type="float" office:value="282">
            <text:p>28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4">
            <text:p>64</text:p>
          </table:table-cell>
          <table:table-cell table:formula="of:=ROUND(RAND() * 1000 + 1)" office:value-type="float" office:value="956">
            <text:p>9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4">
            <text:p>54</text:p>
          </table:table-cell>
          <table:table-cell table:formula="of:=ROUND(RAND() * 1000 + 1)" office:value-type="float" office:value="65">
            <text:p>6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1">
            <text:p>11</text:p>
          </table:table-cell>
          <table:table-cell table:formula="of:=ROUND(RAND() * 1000 + 1)" office:value-type="float" office:value="782">
            <text:p>78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3">
            <text:p>33</text:p>
          </table:table-cell>
          <table:table-cell table:formula="of:=ROUND(RAND() * 1000 + 1)" office:value-type="float" office:value="605">
            <text:p>6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7">
            <text:p>87</text:p>
          </table:table-cell>
          <table:table-cell table:formula="of:=ROUND(RAND() * 1000 + 1)" office:value-type="float" office:value="43">
            <text:p>4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3">
            <text:p>83</text:p>
          </table:table-cell>
          <table:table-cell table:formula="of:=ROUND(RAND() * 1000 + 1)" office:value-type="float" office:value="871">
            <text:p>87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1">
            <text:p>81</text:p>
          </table:table-cell>
          <table:table-cell table:formula="of:=ROUND(RAND() * 1000 + 1)" office:value-type="float" office:value="545">
            <text:p>54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41">
            <text:p>41</text:p>
          </table:table-cell>
          <table:table-cell table:formula="of:=ROUND(RAND() * 1000 + 1)" office:value-type="float" office:value="883">
            <text:p>88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01">
            <text:p>101</text:p>
          </table:table-cell>
          <table:table-cell table:formula="of:=ROUND(RAND() * 1000 + 1)" office:value-type="float" office:value="145">
            <text:p>14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2">
            <text:p>12</text:p>
          </table:table-cell>
          <table:table-cell table:formula="of:=ROUND(RAND() * 1000 + 1)" office:value-type="float" office:value="254">
            <text:p>2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3">
            <text:p>23</text:p>
          </table:table-cell>
          <table:table-cell table:formula="of:=ROUND(RAND() * 1000 + 1)" office:value-type="float" office:value="630">
            <text:p>6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3">
            <text:p>23</text:p>
          </table:table-cell>
          <table:table-cell table:formula="of:=ROUND(RAND() * 1000 + 1)" office:value-type="float" office:value="724">
            <text:p>72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49">
            <text:p>49</text:p>
          </table:table-cell>
          <table:table-cell table:formula="of:=ROUND(RAND() * 1000 + 1)" office:value-type="float" office:value="864">
            <text:p>86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8">
            <text:p>28</text:p>
          </table:table-cell>
          <table:table-cell table:formula="of:=ROUND(RAND() * 1000 + 1)" office:value-type="float" office:value="912">
            <text:p>9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5">
            <text:p>15</text:p>
          </table:table-cell>
          <table:table-cell table:formula="of:=ROUND(RAND() * 1000 + 1)" office:value-type="float" office:value="908">
            <text:p>90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8">
            <text:p>88</text:p>
          </table:table-cell>
          <table:table-cell table:formula="of:=ROUND(RAND() * 1000 + 1)" office:value-type="float" office:value="673">
            <text:p>67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98">
            <text:p>98</text:p>
          </table:table-cell>
          <table:table-cell table:formula="of:=ROUND(RAND() * 1000 + 1)" office:value-type="float" office:value="966">
            <text:p>96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46">
            <text:p>46</text:p>
          </table:table-cell>
          <table:table-cell table:formula="of:=ROUND(RAND() * 1000 + 1)" office:value-type="float" office:value="289">
            <text:p>28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58">
            <text:p>58</text:p>
          </table:table-cell>
          <table:table-cell table:formula="of:=ROUND(RAND() * 1000 + 1)" office:value-type="float" office:value="751">
            <text:p>75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0">
            <text:p>30</text:p>
          </table:table-cell>
          <table:table-cell table:formula="of:=ROUND(RAND() * 1000 + 1)" office:value-type="float" office:value="431">
            <text:p>4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111">
            <text:p>11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31">
            <text:p>31</text:p>
          </table:table-cell>
          <table:table-cell table:formula="of:=ROUND(RAND() * 1000 + 1)" office:value-type="float" office:value="590">
            <text:p>59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6">
            <text:p>66</text:p>
          </table:table-cell>
          <table:table-cell table:formula="of:=ROUND(RAND() * 1000 + 1)" office:value-type="float" office:value="704">
            <text:p>70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48">
            <text:p>48</text:p>
          </table:table-cell>
          <table:table-cell table:formula="of:=ROUND(RAND() * 1000 + 1)" office:value-type="float" office:value="654">
            <text:p>6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6">
            <text:p>86</text:p>
          </table:table-cell>
          <table:table-cell table:formula="of:=ROUND(RAND() * 1000 + 1)" office:value-type="float" office:value="580">
            <text:p>58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92">
            <text:p>92</text:p>
          </table:table-cell>
          <table:table-cell table:formula="of:=ROUND(RAND() * 1000 + 1)" office:value-type="float" office:value="65">
            <text:p>6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22">
            <text:p>22</text:p>
          </table:table-cell>
          <table:table-cell table:formula="of:=ROUND(RAND() * 1000 + 1)" office:value-type="float" office:value="128">
            <text:p>1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80">
            <text:p>80</text:p>
          </table:table-cell>
          <table:table-cell table:formula="of:=ROUND(RAND() * 1000 + 1)" office:value-type="float" office:value="691">
            <text:p>69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100">
            <text:p>100</text:p>
          </table:table-cell>
          <table:table-cell table:formula="of:=ROUND(RAND() * 1000 + 1)" office:value-type="float" office:value="61">
            <text:p>6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91101">
            <text:p>20091101</text:p>
          </table:table-cell>
          <table:table-cell table:formula="of:=ROUND(RAND() * 100 + 1)" office:value-type="float" office:value="61">
            <text:p>61</text:p>
          </table:table-cell>
          <table:table-cell table:formula="of:=ROUND(RAND() * 1000 + 1)" office:value-type="float" office:value="136">
            <text:p>136</text:p>
          </table:table-cell>
        </table:table-row>
      </table:table>
      <table:database-ranges>
        <table:database-range table:name="brand" table:target-range-address="lk_brand.A2:lk_brand.A13"/>
        <table:database-range table:name="brandTable" table:target-range-address="lk_brand.A2:lk_brand.B13"/>
        <table:database-range table:name="category" table:target-range-address="lk_category.A2:lk_category.A42"/>
        <table:database-range table:name="categoryTable" table:target-range-address="lk_category.A2:lk_category.E42"/>
        <table:database-range table:target-range-address="lk_product.A1:lk_product.I1">
          <table:filter>
            <table:filter-condition table:field-number="2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4/07/2010</text:date>, <text:time>21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1T00:10:19</meta:creation-date>
    <dc:date>2010-04-07T21:44:28</dc:date>
    <meta:editing-duration>PT20H28M24S</meta:editing-duration>
    <meta:editing-cycles>21</meta:editing-cycles>
    <meta:generator>OpenOffice.org/3.1$Linux OpenOffice.org_project/310m19$Build-9420</meta:generator>
    <dc:creator>Fernando </dc:creator>
    <meta:document-statistic meta:table-count="6" meta:cell-count="14013" meta:object-count="0"/>
    <meta:user-defined meta:name="Info 1"/>
    <meta:user-defined meta:name="Info 2"/>
    <meta:user-defined meta:name="Info 3"/>
    <meta:user-defined meta:name="Info 4"/>
  </office:meta>
</office:document-meta>
</file>